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# wavelength(nm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1" calcext:value-type="float">
            <text:p>305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2" calcext:value-type="float">
            <text:p>305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3" calcext:value-type="float">
            <text:p>305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4" calcext:value-type="float">
            <text:p>305.4</text:p>
          </table:table-cell>
          <table:table-cell table:style-name="ce1" office:value-type="float" office:value="1.23201665121E-017" calcext:value-type="float">
            <text:p>1.23E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table:style-name="ce1" office:value-type="float" office:value="0.00000100439770986" calcext:value-type="float">
            <text:p>1.00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6" calcext:value-type="float">
            <text:p>305.6</text:p>
          </table:table-cell>
          <table:table-cell table:style-name="ce1" office:value-type="float" office:value="0.00000202751321834" calcext:value-type="float">
            <text:p>2.03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7" calcext:value-type="float">
            <text:p>305.7</text:p>
          </table:table-cell>
          <table:table-cell table:style-name="ce1" office:value-type="float" office:value="0.00000414783433967" calcext:value-type="float">
            <text:p>4.15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8" calcext:value-type="float">
            <text:p>305.8</text:p>
          </table:table-cell>
          <table:table-cell table:style-name="ce1" office:value-type="float" office:value="0.00000630292119603" calcext:value-type="float">
            <text:p>6.30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.9" calcext:value-type="float">
            <text:p>305.9</text:p>
          </table:table-cell>
          <table:table-cell table:style-name="ce1" office:value-type="float" office:value="0.00000843275689986" calcext:value-type="float">
            <text:p>8.43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 office:value-type="float" office:value="0.0000105919464594" calcext:value-type="float">
            <text:p>1.06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1" calcext:value-type="float">
            <text:p>306.1</text:p>
          </table:table-cell>
          <table:table-cell table:style-name="ce1" office:value-type="float" office:value="0.0000128116295717" calcext:value-type="float">
            <text:p>1.2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2" calcext:value-type="float">
            <text:p>306.2</text:p>
          </table:table-cell>
          <table:table-cell table:style-name="ce1" office:value-type="float" office:value="0.0000150661720003" calcext:value-type="float">
            <text:p>1.5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3" calcext:value-type="float">
            <text:p>306.3</text:p>
          </table:table-cell>
          <table:table-cell table:style-name="ce1" office:value-type="float" office:value="0.0000174126896399" calcext:value-type="float">
            <text:p>1.7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4" calcext:value-type="float">
            <text:p>306.4</text:p>
          </table:table-cell>
          <table:table-cell table:style-name="ce1" office:value-type="float" office:value="0.0000197895893592" calcext:value-type="float">
            <text:p>1.9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table:style-name="ce1" office:value-type="float" office:value="0.0000221332115412" calcext:value-type="float">
            <text:p>2.2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6" calcext:value-type="float">
            <text:p>306.6</text:p>
          </table:table-cell>
          <table:table-cell table:style-name="ce1" office:value-type="float" office:value="0.0000248130814068" calcext:value-type="float">
            <text:p>2.4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7" calcext:value-type="float">
            <text:p>306.7</text:p>
          </table:table-cell>
          <table:table-cell table:style-name="ce1" office:value-type="float" office:value="0.0000276261336755" calcext:value-type="float">
            <text:p>2.76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8" calcext:value-type="float">
            <text:p>306.8</text:p>
          </table:table-cell>
          <table:table-cell table:style-name="ce1" office:value-type="float" office:value="0.0000305068096296" calcext:value-type="float">
            <text:p>3.0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.9" calcext:value-type="float">
            <text:p>306.9</text:p>
          </table:table-cell>
          <table:table-cell table:style-name="ce1" office:value-type="float" office:value="0.000033384873796" calcext:value-type="float">
            <text:p>3.3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 office:value-type="float" office:value="0.0000363188750407" calcext:value-type="float">
            <text:p>3.63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1" calcext:value-type="float">
            <text:p>307.1</text:p>
          </table:table-cell>
          <table:table-cell table:style-name="ce1" office:value-type="float" office:value="0.000039401823164" calcext:value-type="float">
            <text:p>3.9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2" calcext:value-type="float">
            <text:p>307.2</text:p>
          </table:table-cell>
          <table:table-cell table:style-name="ce1" office:value-type="float" office:value="0.0000425420180718" calcext:value-type="float">
            <text:p>4.2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3" calcext:value-type="float">
            <text:p>307.3</text:p>
          </table:table-cell>
          <table:table-cell table:style-name="ce1" office:value-type="float" office:value="0.0000458044124902" calcext:value-type="float">
            <text:p>4.5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4" calcext:value-type="float">
            <text:p>307.4</text:p>
          </table:table-cell>
          <table:table-cell table:style-name="ce1" office:value-type="float" office:value="0.0000491161698686" calcext:value-type="float">
            <text:p>4.9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table:style-name="ce1" office:value-type="float" office:value="0.0000524001536821" calcext:value-type="float">
            <text:p>5.2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6" calcext:value-type="float">
            <text:p>307.6</text:p>
          </table:table-cell>
          <table:table-cell table:style-name="ce1" office:value-type="float" office:value="0.0000551885428364" calcext:value-type="float">
            <text:p>5.52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7" calcext:value-type="float">
            <text:p>307.7</text:p>
          </table:table-cell>
          <table:table-cell table:style-name="ce1" office:value-type="float" office:value="0.0000580447269514" calcext:value-type="float">
            <text:p>5.8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8" calcext:value-type="float">
            <text:p>307.8</text:p>
          </table:table-cell>
          <table:table-cell table:style-name="ce1" office:value-type="float" office:value="0.0000608934251955" calcext:value-type="float">
            <text:p>6.09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.9" calcext:value-type="float">
            <text:p>307.9</text:p>
          </table:table-cell>
          <table:table-cell table:style-name="ce1" office:value-type="float" office:value="0.0000636584857505" calcext:value-type="float">
            <text:p>6.37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 office:value-type="float" office:value="0.0000664091324074" calcext:value-type="float">
            <text:p>6.6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1" calcext:value-type="float">
            <text:p>308.1</text:p>
          </table:table-cell>
          <table:table-cell table:style-name="ce1" office:value-type="float" office:value="0.0000690091161603" calcext:value-type="float">
            <text:p>6.9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2" calcext:value-type="float">
            <text:p>308.2</text:p>
          </table:table-cell>
          <table:table-cell table:style-name="ce1" office:value-type="float" office:value="0.0000715812587787" calcext:value-type="float">
            <text:p>7.16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3" calcext:value-type="float">
            <text:p>308.3</text:p>
          </table:table-cell>
          <table:table-cell table:style-name="ce1" office:value-type="float" office:value="0.0000741954619728" calcext:value-type="float">
            <text:p>7.42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4" calcext:value-type="float">
            <text:p>308.4</text:p>
          </table:table-cell>
          <table:table-cell table:style-name="ce1" office:value-type="float" office:value="0.000076775777135" calcext:value-type="float">
            <text:p>7.6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table:style-name="ce1" office:value-type="float" office:value="0.0000792466226131" calcext:value-type="float">
            <text:p>7.92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6" calcext:value-type="float">
            <text:p>308.6</text:p>
          </table:table-cell>
          <table:table-cell table:style-name="ce1" office:value-type="float" office:value="0.0000820918094493" calcext:value-type="float">
            <text:p>8.21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7" calcext:value-type="float">
            <text:p>308.7</text:p>
          </table:table-cell>
          <table:table-cell table:style-name="ce1" office:value-type="float" office:value="0.0000849816159243" calcext:value-type="float">
            <text:p>8.5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8" calcext:value-type="float">
            <text:p>308.8</text:p>
          </table:table-cell>
          <table:table-cell table:style-name="ce1" office:value-type="float" office:value="0.0000878391955862" calcext:value-type="float">
            <text:p>8.7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.9" calcext:value-type="float">
            <text:p>308.9</text:p>
          </table:table-cell>
          <table:table-cell table:style-name="ce1" office:value-type="float" office:value="0.0000905870802074" calcext:value-type="float">
            <text:p>9.06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 office:value-type="float" office:value="0.0000932940118483" calcext:value-type="float">
            <text:p>9.33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1" calcext:value-type="float">
            <text:p>309.1</text:p>
          </table:table-cell>
          <table:table-cell table:style-name="ce1" office:value-type="float" office:value="0.0000967280435024" calcext:value-type="float">
            <text:p>9.67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2" calcext:value-type="float">
            <text:p>309.2</text:p>
          </table:table-cell>
          <table:table-cell office:value-type="float" office:value="0.000100132831191" calcext:value-type="float">
            <text:p>0.00010013283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3" calcext:value-type="float">
            <text:p>309.3</text:p>
          </table:table-cell>
          <table:table-cell office:value-type="float" office:value="0.000103577143941" calcext:value-type="float">
            <text:p>0.00010357714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4" calcext:value-type="float">
            <text:p>309.4</text:p>
          </table:table-cell>
          <table:table-cell office:value-type="float" office:value="0.000106980828318" calcext:value-type="float">
            <text:p>0.000106980828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0.00011026181187" calcext:value-type="float">
            <text:p>0.00011026181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6" calcext:value-type="float">
            <text:p>309.6</text:p>
          </table:table-cell>
          <table:table-cell office:value-type="float" office:value="0.000113175662215" calcext:value-type="float">
            <text:p>0.000113175662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7" calcext:value-type="float">
            <text:p>309.7</text:p>
          </table:table-cell>
          <table:table-cell office:value-type="float" office:value="0.000116100806361" calcext:value-type="float">
            <text:p>0.000116100806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0.000118955941883" calcext:value-type="float">
            <text:p>0.000118955941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9" calcext:value-type="float">
            <text:p>309.9</text:p>
          </table:table-cell>
          <table:table-cell office:value-type="float" office:value="0.000121659533094" calcext:value-type="float">
            <text:p>0.000121659533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124282044642" calcext:value-type="float">
            <text:p>0.000124282044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1" calcext:value-type="float">
            <text:p>310.1</text:p>
          </table:table-cell>
          <table:table-cell office:value-type="float" office:value="0.000126406151042" calcext:value-type="float">
            <text:p>0.00012640615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0.00012845078383" calcext:value-type="float">
            <text:p>0.00012845078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3" calcext:value-type="float">
            <text:p>310.3</text:p>
          </table:table-cell>
          <table:table-cell office:value-type="float" office:value="0.000130487127336" calcext:value-type="float">
            <text:p>0.000130487127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4" calcext:value-type="float">
            <text:p>310.4</text:p>
          </table:table-cell>
          <table:table-cell office:value-type="float" office:value="0.000132436056849" calcext:value-type="float">
            <text:p>0.000132436056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0.000135547652398" calcext:value-type="float">
            <text:p>0.000135547652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6" calcext:value-type="float">
            <text:p>310.6</text:p>
          </table:table-cell>
          <table:table-cell office:value-type="float" office:value="0.000138379836889" calcext:value-type="float">
            <text:p>0.000138379836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7" calcext:value-type="float">
            <text:p>310.7</text:p>
          </table:table-cell>
          <table:table-cell office:value-type="float" office:value="0.000142468730295" calcext:value-type="float">
            <text:p>0.000142468730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float" office:value="0.000146406757062" calcext:value-type="float">
            <text:p>0.000146406757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9" calcext:value-type="float">
            <text:p>310.9</text:p>
          </table:table-cell>
          <table:table-cell office:value-type="float" office:value="0.000150187519769" calcext:value-type="float">
            <text:p>0.000150187519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15380459948" calcext:value-type="float">
            <text:p>0.00015380459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1" calcext:value-type="float">
            <text:p>311.1</text:p>
          </table:table-cell>
          <table:table-cell office:value-type="float" office:value="0.000158314574181" calcext:value-type="float">
            <text:p>0.000158314574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2" calcext:value-type="float">
            <text:p>311.2</text:p>
          </table:table-cell>
          <table:table-cell office:value-type="float" office:value="0.000162719699677" calcext:value-type="float">
            <text:p>0.000162719699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3" calcext:value-type="float">
            <text:p>311.3</text:p>
          </table:table-cell>
          <table:table-cell office:value-type="float" office:value="0.000167013777766" calcext:value-type="float">
            <text:p>0.000167013777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4" calcext:value-type="float">
            <text:p>311.4</text:p>
          </table:table-cell>
          <table:table-cell office:value-type="float" office:value="0.000171190590174" calcext:value-type="float">
            <text:p>0.000171190590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0.000175175148685" calcext:value-type="float">
            <text:p>0.000175175148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6" calcext:value-type="float">
            <text:p>311.6</text:p>
          </table:table-cell>
          <table:table-cell office:value-type="float" office:value="0.000180003774424" calcext:value-type="float">
            <text:p>0.00018000377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7" calcext:value-type="float">
            <text:p>311.7</text:p>
          </table:table-cell>
          <table:table-cell office:value-type="float" office:value="0.000184784871841" calcext:value-type="float">
            <text:p>0.000184784871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8" calcext:value-type="float">
            <text:p>311.8</text:p>
          </table:table-cell>
          <table:table-cell office:value-type="float" office:value="0.000189440451454" calcext:value-type="float">
            <text:p>0.000189440451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9" calcext:value-type="float">
            <text:p>311.9</text:p>
          </table:table-cell>
          <table:table-cell office:value-type="float" office:value="0.000193961239153" calcext:value-type="float">
            <text:p>0.000193961239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198337926349" calcext:value-type="float">
            <text:p>0.000198337926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1" calcext:value-type="float">
            <text:p>312.1</text:p>
          </table:table-cell>
          <table:table-cell office:value-type="float" office:value="0.000203244016575" calcext:value-type="float">
            <text:p>0.000203244016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0.0002080299712" calcext:value-type="float">
            <text:p>0.0002080299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3" calcext:value-type="float">
            <text:p>312.3</text:p>
          </table:table-cell>
          <table:table-cell office:value-type="float" office:value="0.00021268709005" calcext:value-type="float">
            <text:p>0.00021268709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4" calcext:value-type="float">
            <text:p>312.4</text:p>
          </table:table-cell>
          <table:table-cell office:value-type="float" office:value="0.000217206643392" calcext:value-type="float">
            <text:p>0.000217206643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0.000221512255492" calcext:value-type="float">
            <text:p>0.000221512255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6" calcext:value-type="float">
            <text:p>312.6</text:p>
          </table:table-cell>
          <table:table-cell office:value-type="float" office:value="0.000224201718873" calcext:value-type="float">
            <text:p>0.000224201718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7" calcext:value-type="float">
            <text:p>312.7</text:p>
          </table:table-cell>
          <table:table-cell office:value-type="float" office:value="0.000226785831535" calcext:value-type="float">
            <text:p>0.000226785831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0.000229191885984" calcext:value-type="float">
            <text:p>0.000229191885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.9" calcext:value-type="float">
            <text:p>312.9</text:p>
          </table:table-cell>
          <table:table-cell office:value-type="float" office:value="0.000231414777867" calcext:value-type="float">
            <text:p>0.000231414777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23344938862" calcext:value-type="float">
            <text:p>0.00023344938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1" calcext:value-type="float">
            <text:p>313.1</text:p>
          </table:table-cell>
          <table:table-cell office:value-type="float" office:value="0.000236952290041" calcext:value-type="float">
            <text:p>0.000236952290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0.000240389834101" calcext:value-type="float">
            <text:p>0.000240389834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3" calcext:value-type="float">
            <text:p>313.3</text:p>
          </table:table-cell>
          <table:table-cell office:value-type="float" office:value="0.000243760947506" calcext:value-type="float">
            <text:p>0.000243760947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4" calcext:value-type="float">
            <text:p>313.4</text:p>
          </table:table-cell>
          <table:table-cell office:value-type="float" office:value="0.000247064554847" calcext:value-type="float">
            <text:p>0.000247064554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0.000250237081455" calcext:value-type="float">
            <text:p>0.00025023708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6" calcext:value-type="float">
            <text:p>313.6</text:p>
          </table:table-cell>
          <table:table-cell office:value-type="float" office:value="0.000255129132684" calcext:value-type="float">
            <text:p>0.000255129132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7" calcext:value-type="float">
            <text:p>313.7</text:p>
          </table:table-cell>
          <table:table-cell office:value-type="float" office:value="0.000260044628691" calcext:value-type="float">
            <text:p>0.000260044628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8" calcext:value-type="float">
            <text:p>313.8</text:p>
          </table:table-cell>
          <table:table-cell office:value-type="float" office:value="0.000264917705534" calcext:value-type="float">
            <text:p>0.000264917705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.9" calcext:value-type="float">
            <text:p>313.9</text:p>
          </table:table-cell>
          <table:table-cell office:value-type="float" office:value="0.000269744981661" calcext:value-type="float">
            <text:p>0.000269744981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274523064225" calcext:value-type="float">
            <text:p>0.000274523064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1" calcext:value-type="float">
            <text:p>314.1</text:p>
          </table:table-cell>
          <table:table-cell office:value-type="float" office:value="0.000283513980888" calcext:value-type="float">
            <text:p>0.000283513980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2" calcext:value-type="float">
            <text:p>314.2</text:p>
          </table:table-cell>
          <table:table-cell office:value-type="float" office:value="0.000292646585834" calcext:value-type="float">
            <text:p>0.000292646585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3" calcext:value-type="float">
            <text:p>314.3</text:p>
          </table:table-cell>
          <table:table-cell office:value-type="float" office:value="0.000301920344123" calcext:value-type="float">
            <text:p>0.000301920344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4" calcext:value-type="float">
            <text:p>314.4</text:p>
          </table:table-cell>
          <table:table-cell office:value-type="float" office:value="0.00031133470833" calcext:value-type="float">
            <text:p>0.00031133470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0.000320821323677" calcext:value-type="float">
            <text:p>0.000320821323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6" calcext:value-type="float">
            <text:p>314.6</text:p>
          </table:table-cell>
          <table:table-cell office:value-type="float" office:value="0.000328164770089" calcext:value-type="float">
            <text:p>0.000328164770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7" calcext:value-type="float">
            <text:p>314.7</text:p>
          </table:table-cell>
          <table:table-cell office:value-type="float" office:value="0.000335646694134" calcext:value-type="float">
            <text:p>0.000335646694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0.000343198851065" calcext:value-type="float">
            <text:p>0.00034319885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.9" calcext:value-type="float">
            <text:p>314.9</text:p>
          </table:table-cell>
          <table:table-cell office:value-type="float" office:value="0.000350820809204" calcext:value-type="float">
            <text:p>0.000350820809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358512155245" calcext:value-type="float">
            <text:p>0.00035851215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1" calcext:value-type="float">
            <text:p>315.1</text:p>
          </table:table-cell>
          <table:table-cell office:value-type="float" office:value="0.00036939814427" calcext:value-type="float">
            <text:p>0.00036939814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0.00038047297201" calcext:value-type="float">
            <text:p>0.00038047297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3" calcext:value-type="float">
            <text:p>315.3</text:p>
          </table:table-cell>
          <table:table-cell office:value-type="float" office:value="0.000391737611047" calcext:value-type="float">
            <text:p>0.000391737611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4" calcext:value-type="float">
            <text:p>315.4</text:p>
          </table:table-cell>
          <table:table-cell office:value-type="float" office:value="0.000403193065081" calcext:value-type="float">
            <text:p>0.000403193065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0.000414764410505" calcext:value-type="float">
            <text:p>0.000414764410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6" calcext:value-type="float">
            <text:p>315.6</text:p>
          </table:table-cell>
          <table:table-cell office:value-type="float" office:value="0.000428732956968" calcext:value-type="float">
            <text:p>0.000428732956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7" calcext:value-type="float">
            <text:p>315.7</text:p>
          </table:table-cell>
          <table:table-cell office:value-type="float" office:value="0.000443086367271" calcext:value-type="float">
            <text:p>0.000443086367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8" calcext:value-type="float">
            <text:p>315.8</text:p>
          </table:table-cell>
          <table:table-cell office:value-type="float" office:value="0.000457752380479" calcext:value-type="float">
            <text:p>0.000457752380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.9" calcext:value-type="float">
            <text:p>315.9</text:p>
          </table:table-cell>
          <table:table-cell office:value-type="float" office:value="0.00047273480341" calcext:value-type="float">
            <text:p>0.00047273480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488037557793" calcext:value-type="float">
            <text:p>0.000488037557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1" calcext:value-type="float">
            <text:p>316.1</text:p>
          </table:table-cell>
          <table:table-cell office:value-type="float" office:value="0.000515612423409" calcext:value-type="float">
            <text:p>0.000515612423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0.000544123005179" calcext:value-type="float">
            <text:p>0.000544123005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3" calcext:value-type="float">
            <text:p>316.3</text:p>
          </table:table-cell>
          <table:table-cell office:value-type="float" office:value="0.000573585951202" calcext:value-type="float">
            <text:p>0.000573585951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4" calcext:value-type="float">
            <text:p>316.4</text:p>
          </table:table-cell>
          <table:table-cell office:value-type="float" office:value="0.000604018201062" calcext:value-type="float">
            <text:p>0.000604018201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0.000635334345914" calcext:value-type="float">
            <text:p>0.000635334345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6" calcext:value-type="float">
            <text:p>316.6</text:p>
          </table:table-cell>
          <table:table-cell office:value-type="float" office:value="0.00066364617089" calcext:value-type="float">
            <text:p>0.00066364617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7" calcext:value-type="float">
            <text:p>316.7</text:p>
          </table:table-cell>
          <table:table-cell office:value-type="float" office:value="0.000692771290622" calcext:value-type="float">
            <text:p>0.000692771290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0.000722615297634" calcext:value-type="float">
            <text:p>0.000722615297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.9" calcext:value-type="float">
            <text:p>316.9</text:p>
          </table:table-cell>
          <table:table-cell office:value-type="float" office:value="0.000753186477653" calcext:value-type="float">
            <text:p>0.000753186477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784493136262" calcext:value-type="float">
            <text:p>0.000784493136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1" calcext:value-type="float">
            <text:p>317.1</text:p>
          </table:table-cell>
          <table:table-cell office:value-type="float" office:value="0.000820612615079" calcext:value-type="float">
            <text:p>0.000820612615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0.00085744163717" calcext:value-type="float">
            <text:p>0.00085744163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3" calcext:value-type="float">
            <text:p>317.3</text:p>
          </table:table-cell>
          <table:table-cell office:value-type="float" office:value="0.000894983814085" calcext:value-type="float">
            <text:p>0.000894983814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4" calcext:value-type="float">
            <text:p>317.4</text:p>
          </table:table-cell>
          <table:table-cell office:value-type="float" office:value="0.000933242752351" calcext:value-type="float">
            <text:p>0.000933242752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0.000972081495957" calcext:value-type="float">
            <text:p>0.00097208149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0.00101690127447" calcext:value-type="float">
            <text:p>0.00101690127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7" calcext:value-type="float">
            <text:p>317.7</text:p>
          </table:table-cell>
          <table:table-cell office:value-type="float" office:value="0.00106299566565" calcext:value-type="float">
            <text:p>0.00106299566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0.00111023748136" calcext:value-type="float">
            <text:p>0.00111023748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9" calcext:value-type="float">
            <text:p>317.9</text:p>
          </table:table-cell>
          <table:table-cell office:value-type="float" office:value="0.00115864009509" calcext:value-type="float">
            <text:p>0.00115864009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12082168832" calcext:value-type="float">
            <text:p>0.0012082168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1" calcext:value-type="float">
            <text:p>318.1</text:p>
          </table:table-cell>
          <table:table-cell office:value-type="float" office:value="0.00127855800407" calcext:value-type="float">
            <text:p>0.00127855800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2" calcext:value-type="float">
            <text:p>318.2</text:p>
          </table:table-cell>
          <table:table-cell office:value-type="float" office:value="0.00135116169989" calcext:value-type="float">
            <text:p>0.00135116169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3" calcext:value-type="float">
            <text:p>318.3</text:p>
          </table:table-cell>
          <table:table-cell office:value-type="float" office:value="0.00142606262244" calcext:value-type="float">
            <text:p>0.00142606262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4" calcext:value-type="float">
            <text:p>318.4</text:p>
          </table:table-cell>
          <table:table-cell office:value-type="float" office:value="0.00150329545447" calcext:value-type="float">
            <text:p>0.00150329545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0.00158268785302" calcext:value-type="float">
            <text:p>0.00158268785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0.00165858209747" calcext:value-type="float">
            <text:p>0.00165858209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7" calcext:value-type="float">
            <text:p>318.7</text:p>
          </table:table-cell>
          <table:table-cell office:value-type="float" office:value="0.00173665735116" calcext:value-type="float">
            <text:p>0.00173665735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0.00181673232519" calcext:value-type="float">
            <text:p>0.00181673232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.9" calcext:value-type="float">
            <text:p>318.9</text:p>
          </table:table-cell>
          <table:table-cell office:value-type="float" office:value="0.00189883296978" calcext:value-type="float">
            <text:p>0.0018988329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19829854153" calcext:value-type="float">
            <text:p>0.0019829854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1" calcext:value-type="float">
            <text:p>319.1</text:p>
          </table:table-cell>
          <table:table-cell office:value-type="float" office:value="0.00206439495069" calcext:value-type="float">
            <text:p>0.00206439495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0.00214692644418" calcext:value-type="float">
            <text:p>0.00214692644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3" calcext:value-type="float">
            <text:p>319.3</text:p>
          </table:table-cell>
          <table:table-cell office:value-type="float" office:value="0.00223058026635" calcext:value-type="float">
            <text:p>0.00223058026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0.00231535681601" calcext:value-type="float">
            <text:p>0.00231535681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0.00240096971414" calcext:value-type="float">
            <text:p>0.00240096971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6" calcext:value-type="float">
            <text:p>319.6</text:p>
          </table:table-cell>
          <table:table-cell office:value-type="float" office:value="0.00249199693616" calcext:value-type="float">
            <text:p>0.00249199693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7" calcext:value-type="float">
            <text:p>319.7</text:p>
          </table:table-cell>
          <table:table-cell office:value-type="float" office:value="0.00258475026497" calcext:value-type="float">
            <text:p>0.00258475026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8" calcext:value-type="float">
            <text:p>319.8</text:p>
          </table:table-cell>
          <table:table-cell office:value-type="float" office:value="0.00267895015796" calcext:value-type="float">
            <text:p>0.00267895015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9" calcext:value-type="float">
            <text:p>319.9</text:p>
          </table:table-cell>
          <table:table-cell office:value-type="float" office:value="0.00277460380747" calcext:value-type="float">
            <text:p>0.00277460380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28717183287" calcext:value-type="float">
            <text:p>0.0028717183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1" calcext:value-type="float">
            <text:p>320.1</text:p>
          </table:table-cell>
          <table:table-cell office:value-type="float" office:value="0.00300944748615" calcext:value-type="float">
            <text:p>0.00300944748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0.0031508101969" calcext:value-type="float">
            <text:p>0.0031508101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3" calcext:value-type="float">
            <text:p>320.3</text:p>
          </table:table-cell>
          <table:table-cell office:value-type="float" office:value="0.00329585438992" calcext:value-type="float">
            <text:p>0.00329585438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4" calcext:value-type="float">
            <text:p>320.4</text:p>
          </table:table-cell>
          <table:table-cell office:value-type="float" office:value="0.00344462793807" calcext:value-type="float">
            <text:p>0.00344462793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0.00359678335877" calcext:value-type="float">
            <text:p>0.00359678335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0.00375886763539" calcext:value-type="float">
            <text:p>0.00375886763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7" calcext:value-type="float">
            <text:p>320.7</text:p>
          </table:table-cell>
          <table:table-cell office:value-type="float" office:value="0.00392563201819" calcext:value-type="float">
            <text:p>0.00392563201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float" office:value="0.00409673665014" calcext:value-type="float">
            <text:p>0.0040967366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.9" calcext:value-type="float">
            <text:p>320.9</text:p>
          </table:table-cell>
          <table:table-cell office:value-type="float" office:value="0.00427223660806" calcext:value-type="float">
            <text:p>0.00427223660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445218658058" calcext:value-type="float">
            <text:p>0.004452186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1" calcext:value-type="float">
            <text:p>321.1</text:p>
          </table:table-cell>
          <table:table-cell office:value-type="float" office:value="0.00461925865724" calcext:value-type="float">
            <text:p>0.00461925865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0.00478936542422" calcext:value-type="float">
            <text:p>0.0047893654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3" calcext:value-type="float">
            <text:p>321.3</text:p>
          </table:table-cell>
          <table:table-cell office:value-type="float" office:value="0.00496252878035" calcext:value-type="float">
            <text:p>0.00496252878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4" calcext:value-type="float">
            <text:p>321.4</text:p>
          </table:table-cell>
          <table:table-cell office:value-type="float" office:value="0.00513876989287" calcext:value-type="float">
            <text:p>0.00513876989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0.00531756805764" calcext:value-type="float">
            <text:p>0.00531756805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float" office:value="0.00546280842801" calcext:value-type="float">
            <text:p>0.00546280842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7" calcext:value-type="float">
            <text:p>321.7</text:p>
          </table:table-cell>
          <table:table-cell office:value-type="float" office:value="0.00560950275754" calcext:value-type="float">
            <text:p>0.00560950275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0.00575709333538" calcext:value-type="float">
            <text:p>0.00575709333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.9" calcext:value-type="float">
            <text:p>321.9</text:p>
          </table:table-cell>
          <table:table-cell office:value-type="float" office:value="0.00590556344901" calcext:value-type="float">
            <text:p>0.00590556344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605489631483" calcext:value-type="float">
            <text:p>0.00605489631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1" calcext:value-type="float">
            <text:p>322.1</text:p>
          </table:table-cell>
          <table:table-cell office:value-type="float" office:value="0.00622905698547" calcext:value-type="float">
            <text:p>0.00622905698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0.00640501760376" calcext:value-type="float">
            <text:p>0.00640501760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3" calcext:value-type="float">
            <text:p>322.3</text:p>
          </table:table-cell>
          <table:table-cell office:value-type="float" office:value="0.00658277676886" calcext:value-type="float">
            <text:p>0.00658277676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4" calcext:value-type="float">
            <text:p>322.4</text:p>
          </table:table-cell>
          <table:table-cell office:value-type="float" office:value="0.00676233305397" calcext:value-type="float">
            <text:p>0.00676233305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0.00694302726583" calcext:value-type="float">
            <text:p>0.00694302726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6" calcext:value-type="float">
            <text:p>322.6</text:p>
          </table:table-cell>
          <table:table-cell office:value-type="float" office:value="0.00718555756686" calcext:value-type="float">
            <text:p>0.00718555756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0.0074337858414" calcext:value-type="float">
            <text:p>0.0074337858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8" calcext:value-type="float">
            <text:p>322.8</text:p>
          </table:table-cell>
          <table:table-cell office:value-type="float" office:value="0.00768710842449" calcext:value-type="float">
            <text:p>0.00768710842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.9" calcext:value-type="float">
            <text:p>322.9</text:p>
          </table:table-cell>
          <table:table-cell office:value-type="float" office:value="0.00794557949542" calcext:value-type="float">
            <text:p>0.00794557949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820925333365" calcext:value-type="float">
            <text:p>0.00820925333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1" calcext:value-type="float">
            <text:p>323.1</text:p>
          </table:table-cell>
          <table:table-cell office:value-type="float" office:value="0.00852570625169" calcext:value-type="float">
            <text:p>0.00852570625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0.00884975912679" calcext:value-type="float">
            <text:p>0.00884975912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3" calcext:value-type="float">
            <text:p>323.3</text:p>
          </table:table-cell>
          <table:table-cell office:value-type="float" office:value="0.00918150565123" calcext:value-type="float">
            <text:p>0.00918150565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4" calcext:value-type="float">
            <text:p>323.4</text:p>
          </table:table-cell>
          <table:table-cell office:value-type="float" office:value="0.00952103973056" calcext:value-type="float">
            <text:p>0.00952103973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0.00986758098967" calcext:value-type="float">
            <text:p>0.00986758098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0.0101588445492" calcext:value-type="float">
            <text:p>0.0101588445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7" calcext:value-type="float">
            <text:p>323.7</text:p>
          </table:table-cell>
          <table:table-cell office:value-type="float" office:value="0.0104559254164" calcext:value-type="float">
            <text:p>0.010455925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0.0107579869026" calcext:value-type="float">
            <text:p>0.0107579869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.9" calcext:value-type="float">
            <text:p>323.9</text:p>
          </table:table-cell>
          <table:table-cell office:value-type="float" office:value="0.0110650665433" calcext:value-type="float">
            <text:p>0.0110650665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113772016401" calcext:value-type="float">
            <text:p>0.0113772016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1" calcext:value-type="float">
            <text:p>324.1</text:p>
          </table:table-cell>
          <table:table-cell office:value-type="float" office:value="0.0116278941714" calcext:value-type="float">
            <text:p>0.011627894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0.0118802770292" calcext:value-type="float">
            <text:p>0.0118802770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3" calcext:value-type="float">
            <text:p>324.3</text:p>
          </table:table-cell>
          <table:table-cell office:value-type="float" office:value="0.0121343305735" calcext:value-type="float">
            <text:p>0.0121343305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4" calcext:value-type="float">
            <text:p>324.4</text:p>
          </table:table-cell>
          <table:table-cell office:value-type="float" office:value="0.0123900349771" calcext:value-type="float">
            <text:p>0.0123900349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0.0126463174507" calcext:value-type="float">
            <text:p>0.0126463174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6" calcext:value-type="float">
            <text:p>324.6</text:p>
          </table:table-cell>
          <table:table-cell office:value-type="float" office:value="0.0128980210509" calcext:value-type="float">
            <text:p>0.0128980210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7" calcext:value-type="float">
            <text:p>324.7</text:p>
          </table:table-cell>
          <table:table-cell office:value-type="float" office:value="0.0131520969091" calcext:value-type="float">
            <text:p>0.0131520969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0.0134074704042" calcext:value-type="float">
            <text:p>0.0134074704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float" office:value="0.0136641200182" calcext:value-type="float">
            <text:p>0.013664120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139220245803" calcext:value-type="float">
            <text:p>0.0139220245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1" calcext:value-type="float">
            <text:p>325.1</text:p>
          </table:table-cell>
          <table:table-cell office:value-type="float" office:value="0.0142778722834" calcext:value-type="float">
            <text:p>0.0142778722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0.014638786253" calcext:value-type="float">
            <text:p>0.014638786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3" calcext:value-type="float">
            <text:p>325.3</text:p>
          </table:table-cell>
          <table:table-cell office:value-type="float" office:value="0.0150048009651" calcext:value-type="float">
            <text:p>0.0150048009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4" calcext:value-type="float">
            <text:p>325.4</text:p>
          </table:table-cell>
          <table:table-cell office:value-type="float" office:value="0.0153759516044" calcext:value-type="float">
            <text:p>0.0153759516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0.0157510377978" calcext:value-type="float">
            <text:p>0.0157510377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6" calcext:value-type="float">
            <text:p>325.6</text:p>
          </table:table-cell>
          <table:table-cell office:value-type="float" office:value="0.0162000285507" calcext:value-type="float">
            <text:p>0.0162000285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7" calcext:value-type="float">
            <text:p>325.7</text:p>
          </table:table-cell>
          <table:table-cell office:value-type="float" office:value="0.0166583328465" calcext:value-type="float">
            <text:p>0.0166583328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8" calcext:value-type="float">
            <text:p>325.8</text:p>
          </table:table-cell>
          <table:table-cell office:value-type="float" office:value="0.0171247923364" calcext:value-type="float">
            <text:p>0.0171247923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9" calcext:value-type="float">
            <text:p>325.9</text:p>
          </table:table-cell>
          <table:table-cell office:value-type="float" office:value="0.0175994863134" calcext:value-type="float">
            <text:p>0.0175994863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180824954854" calcext:value-type="float">
            <text:p>0.0180824954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1" calcext:value-type="float">
            <text:p>326.1</text:p>
          </table:table-cell>
          <table:table-cell office:value-type="float" office:value="0.0185633149735" calcext:value-type="float">
            <text:p>0.0185633149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0.0190521258578" calcext:value-type="float">
            <text:p>0.0190521258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3" calcext:value-type="float">
            <text:p>326.3</text:p>
          </table:table-cell>
          <table:table-cell office:value-type="float" office:value="0.0195490089329" calcext:value-type="float">
            <text:p>0.0195490089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0.0200540469462" calcext:value-type="float">
            <text:p>0.0200540469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0.0205657977286" calcext:value-type="float">
            <text:p>0.0205657977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6" calcext:value-type="float">
            <text:p>326.6</text:p>
          </table:table-cell>
          <table:table-cell office:value-type="float" office:value="0.020983320789" calcext:value-type="float">
            <text:p>0.020983320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7" calcext:value-type="float">
            <text:p>326.7</text:p>
          </table:table-cell>
          <table:table-cell office:value-type="float" office:value="0.0214067858234" calcext:value-type="float">
            <text:p>0.0214067858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0.0218346848922" calcext:value-type="float">
            <text:p>0.0218346848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9" calcext:value-type="float">
            <text:p>326.9</text:p>
          </table:table-cell>
          <table:table-cell office:value-type="float" office:value="0.0222670370974" calcext:value-type="float">
            <text:p>0.0222670370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227038615701" calcext:value-type="float">
            <text:p>0.0227038615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1" calcext:value-type="float">
            <text:p>327.1</text:p>
          </table:table-cell>
          <table:table-cell office:value-type="float" office:value="0.0230800872062" calcext:value-type="float">
            <text:p>0.023080087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0.0234582363619" calcext:value-type="float">
            <text:p>0.0234582363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3" calcext:value-type="float">
            <text:p>327.3</text:p>
          </table:table-cell>
          <table:table-cell office:value-type="float" office:value="0.0238382927804" calcext:value-type="float">
            <text:p>0.0238382927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4" calcext:value-type="float">
            <text:p>327.4</text:p>
          </table:table-cell>
          <table:table-cell office:value-type="float" office:value="0.0242202401191" calcext:value-type="float">
            <text:p>0.024220240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0.0246023289028" calcext:value-type="float">
            <text:p>0.0246023289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0.0250086485237" calcext:value-type="float">
            <text:p>0.0250086485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7" calcext:value-type="float">
            <text:p>327.7</text:p>
          </table:table-cell>
          <table:table-cell office:value-type="float" office:value="0.0254193399988" calcext:value-type="float">
            <text:p>0.0254193399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0.0258326639156" calcext:value-type="float">
            <text:p>0.0258326639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9" calcext:value-type="float">
            <text:p>327.9</text:p>
          </table:table-cell>
          <table:table-cell office:value-type="float" office:value="0.0262486138547" calcext:value-type="float">
            <text:p>0.0262486138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266671833438" calcext:value-type="float">
            <text:p>0.0266671833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1" calcext:value-type="float">
            <text:p>328.1</text:p>
          </table:table-cell>
          <table:table-cell office:value-type="float" office:value="0.027245115692" calcext:value-type="float">
            <text:p>0.027245115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0.0278310174088" calcext:value-type="float">
            <text:p>0.0278310174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3" calcext:value-type="float">
            <text:p>328.3</text:p>
          </table:table-cell>
          <table:table-cell office:value-type="float" office:value="0.0284249493247" calcext:value-type="float">
            <text:p>0.0284249493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4" calcext:value-type="float">
            <text:p>328.4</text:p>
          </table:table-cell>
          <table:table-cell office:value-type="float" office:value="0.0290269724274" calcext:value-type="float">
            <text:p>0.0290269724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0.0296351621238" calcext:value-type="float">
            <text:p>0.0296351621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0.0303178056628" calcext:value-type="float">
            <text:p>0.0303178056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7" calcext:value-type="float">
            <text:p>328.7</text:p>
          </table:table-cell>
          <table:table-cell office:value-type="float" office:value="0.0310128398961" calcext:value-type="float">
            <text:p>0.0310128398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0.0317183783097" calcext:value-type="float">
            <text:p>0.0317183783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9" calcext:value-type="float">
            <text:p>328.9</text:p>
          </table:table-cell>
          <table:table-cell office:value-type="float" office:value="0.0324345205055" calcext:value-type="float">
            <text:p>0.0324345205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331613663945" calcext:value-type="float">
            <text:p>0.0331613663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1" calcext:value-type="float">
            <text:p>329.1</text:p>
          </table:table-cell>
          <table:table-cell office:value-type="float" office:value="0.0337877908459" calcext:value-type="float">
            <text:p>0.0337877908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0.0344217737027" calcext:value-type="float">
            <text:p>0.0344217737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3" calcext:value-type="float">
            <text:p>329.3</text:p>
          </table:table-cell>
          <table:table-cell office:value-type="float" office:value="0.0350633760366" calcext:value-type="float">
            <text:p>0.0350633760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4" calcext:value-type="float">
            <text:p>329.4</text:p>
          </table:table-cell>
          <table:table-cell office:value-type="float" office:value="0.0357126586637" calcext:value-type="float">
            <text:p>0.0357126586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0.036367358569" calcext:value-type="float">
            <text:p>0.036367358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0.0369060026112" calcext:value-type="float">
            <text:p>0.0369060026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7" calcext:value-type="float">
            <text:p>329.7</text:p>
          </table:table-cell>
          <table:table-cell office:value-type="float" office:value="0.0374511728029" calcext:value-type="float">
            <text:p>0.0374511728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0.0380005621501" calcext:value-type="float">
            <text:p>0.0380005621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0.0385541862572" calcext:value-type="float">
            <text:p>0.0385541862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91120597492" calcext:value-type="float">
            <text:p>0.0391120597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1" calcext:value-type="float">
            <text:p>330.1</text:p>
          </table:table-cell>
          <table:table-cell office:value-type="float" office:value="0.0395848180221" calcext:value-type="float">
            <text:p>0.039584818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0.0400597758634" calcext:value-type="float">
            <text:p>0.0400597758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3" calcext:value-type="float">
            <text:p>330.3</text:p>
          </table:table-cell>
          <table:table-cell office:value-type="float" office:value="0.0405369234215" calcext:value-type="float">
            <text:p>0.0405369234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4" calcext:value-type="float">
            <text:p>330.4</text:p>
          </table:table-cell>
          <table:table-cell office:value-type="float" office:value="0.0410162494676" calcext:value-type="float">
            <text:p>0.0410162494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0.0414952080353" calcext:value-type="float">
            <text:p>0.0414952080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0.0420296189707" calcext:value-type="float">
            <text:p>0.0420296189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7" calcext:value-type="float">
            <text:p>330.7</text:p>
          </table:table-cell>
          <table:table-cell office:value-type="float" office:value="0.042570116581" calcext:value-type="float">
            <text:p>0.042570116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0.0431141654166" calcext:value-type="float">
            <text:p>0.0431141654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9" calcext:value-type="float">
            <text:p>330.9</text:p>
          </table:table-cell>
          <table:table-cell office:value-type="float" office:value="0.0436617615587" calcext:value-type="float">
            <text:p>0.0436617615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42128992418" calcext:value-type="float">
            <text:p>0.0442128992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1" calcext:value-type="float">
            <text:p>331.1</text:p>
          </table:table-cell>
          <table:table-cell office:value-type="float" office:value="0.0448768824859" calcext:value-type="float">
            <text:p>0.0448768824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0.0455474625695" calcext:value-type="float">
            <text:p>0.0455474625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3" calcext:value-type="float">
            <text:p>331.3</text:p>
          </table:table-cell>
          <table:table-cell office:value-type="float" office:value="0.0461483603803" calcext:value-type="float">
            <text:p>0.0461483603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4" calcext:value-type="float">
            <text:p>331.4</text:p>
          </table:table-cell>
          <table:table-cell office:value-type="float" office:value="0.0467543021384" calcext:value-type="float">
            <text:p>0.0467543021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0.047343035718" calcext:value-type="float">
            <text:p>0.047343035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0.0480363942464" calcext:value-type="float">
            <text:p>0.0480363942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7" calcext:value-type="float">
            <text:p>331.7</text:p>
          </table:table-cell>
          <table:table-cell office:value-type="float" office:value="0.0487335613666" calcext:value-type="float">
            <text:p>0.0487335613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0.0494373543172" calcext:value-type="float">
            <text:p>0.0494373543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9" calcext:value-type="float">
            <text:p>331.9</text:p>
          </table:table-cell>
          <table:table-cell office:value-type="float" office:value="0.05014780831" calcext:value-type="float">
            <text:p>0.0501478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508649586322" calcext:value-type="float">
            <text:p>0.0508649586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1" calcext:value-type="float">
            <text:p>332.1</text:p>
          </table:table-cell>
          <table:table-cell office:value-type="float" office:value="0.051475466739" calcext:value-type="float">
            <text:p>0.051475466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0.0520907652732" calcext:value-type="float">
            <text:p>0.0520907652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3" calcext:value-type="float">
            <text:p>332.3</text:p>
          </table:table-cell>
          <table:table-cell office:value-type="float" office:value="0.0527078309182" calcext:value-type="float">
            <text:p>0.0527078309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4" calcext:value-type="float">
            <text:p>332.4</text:p>
          </table:table-cell>
          <table:table-cell office:value-type="float" office:value="0.0533296719076" calcext:value-type="float">
            <text:p>0.0533296719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0.0539594143379" calcext:value-type="float">
            <text:p>0.0539594143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0.0544842761979" calcext:value-type="float">
            <text:p>0.0544842761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7" calcext:value-type="float">
            <text:p>332.7</text:p>
          </table:table-cell>
          <table:table-cell office:value-type="float" office:value="0.0550089386735" calcext:value-type="float">
            <text:p>0.0550089386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0.0555365150693" calcext:value-type="float">
            <text:p>0.0555365150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9" calcext:value-type="float">
            <text:p>332.9</text:p>
          </table:table-cell>
          <table:table-cell office:value-type="float" office:value="0.0560670141941" calcext:value-type="float">
            <text:p>0.0560670141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566004448671" calcext:value-type="float">
            <text:p>0.0566004448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1" calcext:value-type="float">
            <text:p>333.1</text:p>
          </table:table-cell>
          <table:table-cell office:value-type="float" office:value="0.0570031994055" calcext:value-type="float">
            <text:p>0.0570031994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2" calcext:value-type="float">
            <text:p>333.2</text:p>
          </table:table-cell>
          <table:table-cell office:value-type="float" office:value="0.0574068886216" calcext:value-type="float">
            <text:p>0.0574068886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3" calcext:value-type="float">
            <text:p>333.3</text:p>
          </table:table-cell>
          <table:table-cell office:value-type="float" office:value="0.0578082374309" calcext:value-type="float">
            <text:p>0.0578082374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4" calcext:value-type="float">
            <text:p>333.4</text:p>
          </table:table-cell>
          <table:table-cell office:value-type="float" office:value="0.0582104809546" calcext:value-type="float">
            <text:p>0.0582104809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0.058616918585" calcext:value-type="float">
            <text:p>0.058616918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0.0590955639926" calcext:value-type="float">
            <text:p>0.0590955639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7" calcext:value-type="float">
            <text:p>333.7</text:p>
          </table:table-cell>
          <table:table-cell office:value-type="float" office:value="0.0595727196172" calcext:value-type="float">
            <text:p>0.0595727196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0.0600518026007" calcext:value-type="float">
            <text:p>0.0600518026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9" calcext:value-type="float">
            <text:p>333.9</text:p>
          </table:table-cell>
          <table:table-cell office:value-type="float" office:value="0.060532921811" calcext:value-type="float">
            <text:p>0.060532921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610161808268" calcext:value-type="float">
            <text:p>0.0610161808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1" calcext:value-type="float">
            <text:p>334.1</text:p>
          </table:table-cell>
          <table:table-cell office:value-type="float" office:value="0.0616489357937" calcext:value-type="float">
            <text:p>0.0616489357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0.0622864901073" calcext:value-type="float">
            <text:p>0.0622864901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3" calcext:value-type="float">
            <text:p>334.3</text:p>
          </table:table-cell>
          <table:table-cell office:value-type="float" office:value="0.0629254593757" calcext:value-type="float">
            <text:p>0.0629254593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4" calcext:value-type="float">
            <text:p>334.4</text:p>
          </table:table-cell>
          <table:table-cell office:value-type="float" office:value="0.0635693738297" calcext:value-type="float">
            <text:p>0.0635693738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0.0642218719104" calcext:value-type="float">
            <text:p>0.0642218719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6" calcext:value-type="float">
            <text:p>334.6</text:p>
          </table:table-cell>
          <table:table-cell office:value-type="float" office:value="0.0649053540369" calcext:value-type="float">
            <text:p>0.0649053540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7" calcext:value-type="float">
            <text:p>334.7</text:p>
          </table:table-cell>
          <table:table-cell office:value-type="float" office:value="0.0655584214391" calcext:value-type="float">
            <text:p>0.0655584214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0.0662165985433" calcext:value-type="float">
            <text:p>0.0662165985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9" calcext:value-type="float">
            <text:p>334.9</text:p>
          </table:table-cell>
          <table:table-cell office:value-type="float" office:value="0.0667808675809" calcext:value-type="float">
            <text:p>0.0667808675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673486591259" calcext:value-type="float">
            <text:p>0.0673486591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1" calcext:value-type="float">
            <text:p>335.1</text:p>
          </table:table-cell>
          <table:table-cell office:value-type="float" office:value="0.0678263315631" calcext:value-type="float">
            <text:p>0.0678263315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0.0683067043623" calcext:value-type="float">
            <text:p>0.0683067043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3" calcext:value-type="float">
            <text:p>335.3</text:p>
          </table:table-cell>
          <table:table-cell office:value-type="float" office:value="0.0687897750228" calcext:value-type="float">
            <text:p>0.0687897750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0.0692755314123" calcext:value-type="float">
            <text:p>0.0692755314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0.0697639514402" calcext:value-type="float">
            <text:p>0.0697639514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0.0701732818519" calcext:value-type="float">
            <text:p>0.07017328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7" calcext:value-type="float">
            <text:p>335.7</text:p>
          </table:table-cell>
          <table:table-cell office:value-type="float" office:value="0.0705843516571" calcext:value-type="float">
            <text:p>0.0705843516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0.0709971123001" calcext:value-type="float">
            <text:p>0.0709971123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9" calcext:value-type="float">
            <text:p>335.9</text:p>
          </table:table-cell>
          <table:table-cell office:value-type="float" office:value="0.0714115037357" calcext:value-type="float">
            <text:p>0.0714115037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718274541237" calcext:value-type="float">
            <text:p>0.071827454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1" calcext:value-type="float">
            <text:p>336.1</text:p>
          </table:table-cell>
          <table:table-cell office:value-type="float" office:value="0.0721432975676" calcext:value-type="float">
            <text:p>0.07214329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2" calcext:value-type="float">
            <text:p>336.2</text:p>
          </table:table-cell>
          <table:table-cell office:value-type="float" office:value="0.0724596422392" calcext:value-type="float">
            <text:p>0.0724596422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3" calcext:value-type="float">
            <text:p>336.3</text:p>
          </table:table-cell>
          <table:table-cell office:value-type="float" office:value="0.0727763766454" calcext:value-type="float">
            <text:p>0.0727763766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0.0730933769439" calcext:value-type="float">
            <text:p>0.073093376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0.073410506714" calcext:value-type="float">
            <text:p>0.073410506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6" calcext:value-type="float">
            <text:p>336.6</text:p>
          </table:table-cell>
          <table:table-cell office:value-type="float" office:value="0.07372761673" calcext:value-type="float">
            <text:p>0.07372761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7" calcext:value-type="float">
            <text:p>336.7</text:p>
          </table:table-cell>
          <table:table-cell office:value-type="float" office:value="0.0740451372161" calcext:value-type="float">
            <text:p>0.0740451372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0.0743630751795" calcext:value-type="float">
            <text:p>0.0743630751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9" calcext:value-type="float">
            <text:p>336.9</text:p>
          </table:table-cell>
          <table:table-cell office:value-type="float" office:value="0.0746814377559" calcext:value-type="float">
            <text:p>0.0746814377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750002322091" calcext:value-type="float">
            <text:p>0.0750002322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1" calcext:value-type="float">
            <text:p>337.1</text:p>
          </table:table-cell>
          <table:table-cell office:value-type="float" office:value="0.0753228323803" calcext:value-type="float">
            <text:p>0.0753228323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2" calcext:value-type="float">
            <text:p>337.2</text:p>
          </table:table-cell>
          <table:table-cell office:value-type="float" office:value="0.0756461391913" calcext:value-type="float">
            <text:p>0.0756461391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3" calcext:value-type="float">
            <text:p>337.3</text:p>
          </table:table-cell>
          <table:table-cell office:value-type="float" office:value="0.0759701615715" calcext:value-type="float">
            <text:p>0.0759701615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4" calcext:value-type="float">
            <text:p>337.4</text:p>
          </table:table-cell>
          <table:table-cell office:value-type="float" office:value="0.0762949085838" calcext:value-type="float">
            <text:p>0.0762949085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0.0766203894244" calcext:value-type="float">
            <text:p>0.0766203894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6" calcext:value-type="float">
            <text:p>337.6</text:p>
          </table:table-cell>
          <table:table-cell office:value-type="float" office:value="0.0770956769916" calcext:value-type="float">
            <text:p>0.0770956769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7" calcext:value-type="float">
            <text:p>337.7</text:p>
          </table:table-cell>
          <table:table-cell office:value-type="float" office:value="0.0775728238241" calcext:value-type="float">
            <text:p>0.0775728238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8" calcext:value-type="float">
            <text:p>337.8</text:p>
          </table:table-cell>
          <table:table-cell office:value-type="float" office:value="0.0780518287007" calcext:value-type="float">
            <text:p>0.078051828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9" calcext:value-type="float">
            <text:p>337.9</text:p>
          </table:table-cell>
          <table:table-cell office:value-type="float" office:value="0.0785326894827" calcext:value-type="float">
            <text:p>0.0785326894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790154030871" calcext:value-type="float">
            <text:p>0.079015403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1" calcext:value-type="float">
            <text:p>338.1</text:p>
          </table:table-cell>
          <table:table-cell office:value-type="float" office:value="0.0794586906487" calcext:value-type="float">
            <text:p>0.0794586906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0.0799034897951" calcext:value-type="float">
            <text:p>0.0799034897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3" calcext:value-type="float">
            <text:p>338.3</text:p>
          </table:table-cell>
          <table:table-cell office:value-type="float" office:value="0.0803497934167" calcext:value-type="float">
            <text:p>0.0803497934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4" calcext:value-type="float">
            <text:p>338.4</text:p>
          </table:table-cell>
          <table:table-cell office:value-type="float" office:value="0.0807975933767" calcext:value-type="float">
            <text:p>0.0807975933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0.0812468804863" calcext:value-type="float">
            <text:p>0.0812468804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6" calcext:value-type="float">
            <text:p>338.6</text:p>
          </table:table-cell>
          <table:table-cell office:value-type="float" office:value="0.0816051853252" calcext:value-type="float">
            <text:p>0.0816051853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7" calcext:value-type="float">
            <text:p>338.7</text:p>
          </table:table-cell>
          <table:table-cell office:value-type="float" office:value="0.0819645087115" calcext:value-type="float">
            <text:p>0.0819645087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8" calcext:value-type="float">
            <text:p>338.8</text:p>
          </table:table-cell>
          <table:table-cell office:value-type="float" office:value="0.0823247966257" calcext:value-type="float">
            <text:p>0.0823247966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9" calcext:value-type="float">
            <text:p>338.9</text:p>
          </table:table-cell>
          <table:table-cell office:value-type="float" office:value="0.0826859982828" calcext:value-type="float">
            <text:p>0.0826859982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830480662168" calcext:value-type="float">
            <text:p>0.0830480662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1" calcext:value-type="float">
            <text:p>339.1</text:p>
          </table:table-cell>
          <table:table-cell office:value-type="float" office:value="0.083355220158" calcext:value-type="float">
            <text:p>0.083355220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2" calcext:value-type="float">
            <text:p>339.2</text:p>
          </table:table-cell>
          <table:table-cell office:value-type="float" office:value="0.0836628163607" calcext:value-type="float">
            <text:p>0.0836628163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3" calcext:value-type="float">
            <text:p>339.3</text:p>
          </table:table-cell>
          <table:table-cell office:value-type="float" office:value="0.0839708175689" calcext:value-type="float">
            <text:p>0.0839708175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4" calcext:value-type="float">
            <text:p>339.4</text:p>
          </table:table-cell>
          <table:table-cell office:value-type="float" office:value="0.084279190283" calcext:value-type="float">
            <text:p>0.084279190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0.0845879048337" calcext:value-type="float">
            <text:p>0.0845879048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6" calcext:value-type="float">
            <text:p>339.6</text:p>
          </table:table-cell>
          <table:table-cell office:value-type="float" office:value="0.0848332006761" calcext:value-type="float">
            <text:p>0.0848332006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7" calcext:value-type="float">
            <text:p>339.7</text:p>
          </table:table-cell>
          <table:table-cell office:value-type="float" office:value="0.085078377096" calcext:value-type="float">
            <text:p>0.085078377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0.0853234396199" calcext:value-type="float">
            <text:p>0.0853234396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9" calcext:value-type="float">
            <text:p>339.9</text:p>
          </table:table-cell>
          <table:table-cell office:value-type="float" office:value="0.0855683964758" calcext:value-type="float">
            <text:p>0.0855683964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858132586307" calcext:value-type="float">
            <text:p>0.0858132586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1" calcext:value-type="float">
            <text:p>340.1</text:p>
          </table:table-cell>
          <table:table-cell office:value-type="float" office:value="0.0860393213938" calcext:value-type="float">
            <text:p>0.0860393213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0.0862653117599" calcext:value-type="float">
            <text:p>0.0862653117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3" calcext:value-type="float">
            <text:p>340.3</text:p>
          </table:table-cell>
          <table:table-cell office:value-type="float" office:value="0.0864912491231" calcext:value-type="float">
            <text:p>0.086491249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4" calcext:value-type="float">
            <text:p>340.4</text:p>
          </table:table-cell>
          <table:table-cell office:value-type="float" office:value="0.086717155743" calcext:value-type="float">
            <text:p>0.086717155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0.0869430567775" calcext:value-type="float">
            <text:p>0.0869430567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6" calcext:value-type="float">
            <text:p>340.6</text:p>
          </table:table-cell>
          <table:table-cell office:value-type="float" office:value="0.0872341046953" calcext:value-type="float">
            <text:p>0.0872341046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7" calcext:value-type="float">
            <text:p>340.7</text:p>
          </table:table-cell>
          <table:table-cell office:value-type="float" office:value="0.0875254463439" calcext:value-type="float">
            <text:p>0.087525446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0.0878171154403" calcext:value-type="float">
            <text:p>0.0878171154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9" calcext:value-type="float">
            <text:p>340.9</text:p>
          </table:table-cell>
          <table:table-cell office:value-type="float" office:value="0.0881091488477" calcext:value-type="float">
            <text:p>0.0881091488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884015866222" calcext:value-type="float">
            <text:p>0.0884015866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1" calcext:value-type="float">
            <text:p>341.1</text:p>
          </table:table-cell>
          <table:table-cell office:value-type="float" office:value="0.0886480530211" calcext:value-type="float">
            <text:p>0.0886480530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0.0888947985802" calcext:value-type="float">
            <text:p>0.0888947985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3" calcext:value-type="float">
            <text:p>341.3</text:p>
          </table:table-cell>
          <table:table-cell office:value-type="float" office:value="0.0891418728407" calcext:value-type="float">
            <text:p>0.0891418728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4" calcext:value-type="float">
            <text:p>341.4</text:p>
          </table:table-cell>
          <table:table-cell office:value-type="float" office:value="0.0893893286092" calcext:value-type="float">
            <text:p>0.0893893286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0.0896372219967" calcext:value-type="float">
            <text:p>0.0896372219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6" calcext:value-type="float">
            <text:p>341.6</text:p>
          </table:table-cell>
          <table:table-cell office:value-type="float" office:value="0.0898856866462" calcext:value-type="float">
            <text:p>0.0898856866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7" calcext:value-type="float">
            <text:p>341.7</text:p>
          </table:table-cell>
          <table:table-cell office:value-type="float" office:value="0.0901345025591" calcext:value-type="float">
            <text:p>0.0901345025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0.0903836337311" calcext:value-type="float">
            <text:p>0.0903836337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9" calcext:value-type="float">
            <text:p>341.9</text:p>
          </table:table-cell>
          <table:table-cell office:value-type="float" office:value="0.0906330437628" calcext:value-type="float">
            <text:p>0.090633043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908826958585" calcext:value-type="float">
            <text:p>0.0908826958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1" calcext:value-type="float">
            <text:p>342.1</text:p>
          </table:table-cell>
          <table:table-cell office:value-type="float" office:value="0.0910749564381" calcext:value-type="float">
            <text:p>0.0910749564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2" calcext:value-type="float">
            <text:p>342.2</text:p>
          </table:table-cell>
          <table:table-cell office:value-type="float" office:value="0.0912671397236" calcext:value-type="float">
            <text:p>0.0912671397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3" calcext:value-type="float">
            <text:p>342.3</text:p>
          </table:table-cell>
          <table:table-cell office:value-type="float" office:value="0.0914592074455" calcext:value-type="float">
            <text:p>0.0914592074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4" calcext:value-type="float">
            <text:p>342.4</text:p>
          </table:table-cell>
          <table:table-cell office:value-type="float" office:value="0.0916511210302" calcext:value-type="float">
            <text:p>0.0916511210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0.0918428416002" calcext:value-type="float">
            <text:p>0.0918428416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6" calcext:value-type="float">
            <text:p>342.6</text:p>
          </table:table-cell>
          <table:table-cell office:value-type="float" office:value="0.0919671492361" calcext:value-type="float">
            <text:p>0.0919671492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7" calcext:value-type="float">
            <text:p>342.7</text:p>
          </table:table-cell>
          <table:table-cell office:value-type="float" office:value="0.0920911091659" calcext:value-type="float">
            <text:p>0.0920911091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0.0922147391284" calcext:value-type="float">
            <text:p>0.0922147391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9" calcext:value-type="float">
            <text:p>342.9</text:p>
          </table:table-cell>
          <table:table-cell office:value-type="float" office:value="0.0923380569612" calcext:value-type="float">
            <text:p>0.0923380569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924610806009" calcext:value-type="float">
            <text:p>0.0924610806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1" calcext:value-type="float">
            <text:p>343.1</text:p>
          </table:table-cell>
          <table:table-cell office:value-type="float" office:value="0.0925412737588" calcext:value-type="float">
            <text:p>0.0925412737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0.0926211431336" calcext:value-type="float">
            <text:p>0.0926211431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3" calcext:value-type="float">
            <text:p>343.3</text:p>
          </table:table-cell>
          <table:table-cell office:value-type="float" office:value="0.0927007070288" calcext:value-type="float">
            <text:p>0.0927007070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4" calcext:value-type="float">
            <text:p>343.4</text:p>
          </table:table-cell>
          <table:table-cell office:value-type="float" office:value="0.0927799838099" calcext:value-type="float">
            <text:p>0.0927799838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0.0928589919045" calcext:value-type="float">
            <text:p>0.0928589919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0.0929380562419" calcext:value-type="float">
            <text:p>0.0929380562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7" calcext:value-type="float">
            <text:p>343.7</text:p>
          </table:table-cell>
          <table:table-cell office:value-type="float" office:value="0.0930170865802" calcext:value-type="float">
            <text:p>0.0930170865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0.0930959999432" calcext:value-type="float">
            <text:p>0.0930959999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9" calcext:value-type="float">
            <text:p>343.9</text:p>
          </table:table-cell>
          <table:table-cell office:value-type="float" office:value="0.0931747206504" calcext:value-type="float">
            <text:p>0.0931747206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932531803505" calcext:value-type="float">
            <text:p>0.0932531803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1" calcext:value-type="float">
            <text:p>344.1</text:p>
          </table:table-cell>
          <table:table-cell office:value-type="float" office:value="0.0933681540874" calcext:value-type="float">
            <text:p>0.0933681540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2" calcext:value-type="float">
            <text:p>344.2</text:p>
          </table:table-cell>
          <table:table-cell office:value-type="float" office:value="0.0934827889559" calcext:value-type="float">
            <text:p>0.0934827889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3" calcext:value-type="float">
            <text:p>344.3</text:p>
          </table:table-cell>
          <table:table-cell office:value-type="float" office:value="0.0935970382541" calcext:value-type="float">
            <text:p>0.0935970382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0.0937108626755" calcext:value-type="float">
            <text:p>0.0937108626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0.0938242303555" calcext:value-type="float">
            <text:p>0.0938242303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6" calcext:value-type="float">
            <text:p>344.6</text:p>
          </table:table-cell>
          <table:table-cell office:value-type="float" office:value="0.0940049763802" calcext:value-type="float">
            <text:p>0.0940049763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7" calcext:value-type="float">
            <text:p>344.7</text:p>
          </table:table-cell>
          <table:table-cell office:value-type="float" office:value="0.094185156375" calcext:value-type="float">
            <text:p>0.094185156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0.0943647404065" calcext:value-type="float">
            <text:p>0.0943647404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9" calcext:value-type="float">
            <text:p>344.9</text:p>
          </table:table-cell>
          <table:table-cell office:value-type="float" office:value="0.0945437031497" calcext:value-type="float">
            <text:p>0.0945437031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947220239345" calcext:value-type="float">
            <text:p>0.0947220239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1" calcext:value-type="float">
            <text:p>345.1</text:p>
          </table:table-cell>
          <table:table-cell office:value-type="float" office:value="0.0948560809485" calcext:value-type="float">
            <text:p>0.0948560809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0.094989440526" calcext:value-type="float">
            <text:p>0.09498944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3" calcext:value-type="float">
            <text:p>345.3</text:p>
          </table:table-cell>
          <table:table-cell office:value-type="float" office:value="0.0951220973004" calcext:value-type="float">
            <text:p>0.0951220973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4" calcext:value-type="float">
            <text:p>345.4</text:p>
          </table:table-cell>
          <table:table-cell office:value-type="float" office:value="0.0952540507363" calcext:value-type="float">
            <text:p>0.0952540507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0.0953853051615" calcext:value-type="float">
            <text:p>0.0953853051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6" calcext:value-type="float">
            <text:p>345.6</text:p>
          </table:table-cell>
          <table:table-cell office:value-type="float" office:value="0.0954818328342" calcext:value-type="float">
            <text:p>0.0954818328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7" calcext:value-type="float">
            <text:p>345.7</text:p>
          </table:table-cell>
          <table:table-cell office:value-type="float" office:value="0.0955777993547" calcext:value-type="float">
            <text:p>0.0955777993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8" calcext:value-type="float">
            <text:p>345.8</text:p>
          </table:table-cell>
          <table:table-cell office:value-type="float" office:value="0.0956732439196" calcext:value-type="float">
            <text:p>0.0956732439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9" calcext:value-type="float">
            <text:p>345.9</text:p>
          </table:table-cell>
          <table:table-cell office:value-type="float" office:value="0.0957682136633" calcext:value-type="float">
            <text:p>0.0957682136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958627636937" calcext:value-type="float">
            <text:p>0.0958627636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1" calcext:value-type="float">
            <text:p>346.1</text:p>
          </table:table-cell>
          <table:table-cell office:value-type="float" office:value="0.0959486653636" calcext:value-type="float">
            <text:p>0.095948665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2" calcext:value-type="float">
            <text:p>346.2</text:p>
          </table:table-cell>
          <table:table-cell office:value-type="float" office:value="0.0960342876053" calcext:value-type="float">
            <text:p>0.0960342876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3" calcext:value-type="float">
            <text:p>346.3</text:p>
          </table:table-cell>
          <table:table-cell office:value-type="float" office:value="0.0961197096893" calcext:value-type="float">
            <text:p>0.0961197096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4" calcext:value-type="float">
            <text:p>346.4</text:p>
          </table:table-cell>
          <table:table-cell office:value-type="float" office:value="0.096205018971" calcext:value-type="float">
            <text:p>0.096205018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0.0962903109218" calcext:value-type="float">
            <text:p>0.0962903109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6" calcext:value-type="float">
            <text:p>346.6</text:p>
          </table:table-cell>
          <table:table-cell office:value-type="float" office:value="0.0963756494686" calcext:value-type="float">
            <text:p>0.0963756494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7" calcext:value-type="float">
            <text:p>346.7</text:p>
          </table:table-cell>
          <table:table-cell office:value-type="float" office:value="0.0964607214452" calcext:value-type="float">
            <text:p>0.0964607214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8" calcext:value-type="float">
            <text:p>346.8</text:p>
          </table:table-cell>
          <table:table-cell office:value-type="float" office:value="0.0965455296469" calcext:value-type="float">
            <text:p>0.0965455296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9" calcext:value-type="float">
            <text:p>346.9</text:p>
          </table:table-cell>
          <table:table-cell office:value-type="float" office:value="0.0966300759026" calcext:value-type="float">
            <text:p>0.0966300759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967143610688" calcext:value-type="float">
            <text:p>0.0967143610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1" calcext:value-type="float">
            <text:p>347.1</text:p>
          </table:table-cell>
          <table:table-cell office:value-type="float" office:value="0.0967991708045" calcext:value-type="float">
            <text:p>0.0967991708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2" calcext:value-type="float">
            <text:p>347.2</text:p>
          </table:table-cell>
          <table:table-cell office:value-type="float" office:value="0.0968837273912" calcext:value-type="float">
            <text:p>0.0968837273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3" calcext:value-type="float">
            <text:p>347.3</text:p>
          </table:table-cell>
          <table:table-cell office:value-type="float" office:value="0.0969680287324" calcext:value-type="float">
            <text:p>0.0969680287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4" calcext:value-type="float">
            <text:p>347.4</text:p>
          </table:table-cell>
          <table:table-cell office:value-type="float" office:value="0.0970520717432" calcext:value-type="float">
            <text:p>0.0970520717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0.0971358523457" calcext:value-type="float">
            <text:p>0.097135852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6" calcext:value-type="float">
            <text:p>347.6</text:p>
          </table:table-cell>
          <table:table-cell office:value-type="float" office:value="0.0972193654695" calcext:value-type="float">
            <text:p>0.0972193654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7" calcext:value-type="float">
            <text:p>347.7</text:p>
          </table:table-cell>
          <table:table-cell office:value-type="float" office:value="0.0973026603619" calcext:value-type="float">
            <text:p>0.0973026603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8" calcext:value-type="float">
            <text:p>347.8</text:p>
          </table:table-cell>
          <table:table-cell office:value-type="float" office:value="0.0973857463639" calcext:value-type="float">
            <text:p>0.0973857463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9" calcext:value-type="float">
            <text:p>347.9</text:p>
          </table:table-cell>
          <table:table-cell office:value-type="float" office:value="0.0974686328494" calcext:value-type="float">
            <text:p>0.0974686328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97551329225" calcext:value-type="float">
            <text:p>0.097551329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1" calcext:value-type="float">
            <text:p>348.1</text:p>
          </table:table-cell>
          <table:table-cell office:value-type="float" office:value="0.0976465711251" calcext:value-type="float">
            <text:p>0.097646571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2" calcext:value-type="float">
            <text:p>348.2</text:p>
          </table:table-cell>
          <table:table-cell office:value-type="float" office:value="0.0977417161507" calcext:value-type="float">
            <text:p>0.0977417161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3" calcext:value-type="float">
            <text:p>348.3</text:p>
          </table:table-cell>
          <table:table-cell office:value-type="float" office:value="0.0978367739813" calcext:value-type="float">
            <text:p>0.0978367739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4" calcext:value-type="float">
            <text:p>348.4</text:p>
          </table:table-cell>
          <table:table-cell office:value-type="float" office:value="0.0979317543341" calcext:value-type="float">
            <text:p>0.0979317543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0.0980266669633" calcext:value-type="float">
            <text:p>0.0980266669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6" calcext:value-type="float">
            <text:p>348.6</text:p>
          </table:table-cell>
          <table:table-cell office:value-type="float" office:value="0.0981562503307" calcext:value-type="float">
            <text:p>0.0981562503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7" calcext:value-type="float">
            <text:p>348.7</text:p>
          </table:table-cell>
          <table:table-cell office:value-type="float" office:value="0.0982860352312" calcext:value-type="float">
            <text:p>0.0982860352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8" calcext:value-type="float">
            <text:p>348.8</text:p>
          </table:table-cell>
          <table:table-cell office:value-type="float" office:value="0.0984158677206" calcext:value-type="float">
            <text:p>0.0984158677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9" calcext:value-type="float">
            <text:p>348.9</text:p>
          </table:table-cell>
          <table:table-cell office:value-type="float" office:value="0.0985456030449" calcext:value-type="float">
            <text:p>0.0985456030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986751057035" calcext:value-type="float">
            <text:p>0.098675105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1" calcext:value-type="float">
            <text:p>349.1</text:p>
          </table:table-cell>
          <table:table-cell office:value-type="float" office:value="0.0987825315762" calcext:value-type="float">
            <text:p>0.0987825315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2" calcext:value-type="float">
            <text:p>349.2</text:p>
          </table:table-cell>
          <table:table-cell office:value-type="float" office:value="0.0988895459755" calcext:value-type="float">
            <text:p>0.0988895459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3" calcext:value-type="float">
            <text:p>349.3</text:p>
          </table:table-cell>
          <table:table-cell office:value-type="float" office:value="0.0989960421884" calcext:value-type="float">
            <text:p>0.0989960421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4" calcext:value-type="float">
            <text:p>349.4</text:p>
          </table:table-cell>
          <table:table-cell office:value-type="float" office:value="0.0991019231088" calcext:value-type="float">
            <text:p>0.0991019231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0.0992071012938" calcext:value-type="float">
            <text:p>0.0992071012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6" calcext:value-type="float">
            <text:p>349.6</text:p>
          </table:table-cell>
          <table:table-cell office:value-type="float" office:value="0.0993114581485" calcext:value-type="float">
            <text:p>0.0993114581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7" calcext:value-type="float">
            <text:p>349.7</text:p>
          </table:table-cell>
          <table:table-cell office:value-type="float" office:value="0.09941499675" calcext:value-type="float">
            <text:p>0.09941499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8" calcext:value-type="float">
            <text:p>349.8</text:p>
          </table:table-cell>
          <table:table-cell office:value-type="float" office:value="0.0995176893417" calcext:value-type="float">
            <text:p>0.0995176893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9" calcext:value-type="float">
            <text:p>349.9</text:p>
          </table:table-cell>
          <table:table-cell office:value-type="float" office:value="0.0996195181764" calcext:value-type="float">
            <text:p>0.0996195181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997204755681" calcext:value-type="float">
            <text:p>0.0997204755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0.0997662064395" calcext:value-type="float">
            <text:p>0.0997662064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2" calcext:value-type="float">
            <text:p>350.2</text:p>
          </table:table-cell>
          <table:table-cell office:value-type="float" office:value="0.0998110051358" calcext:value-type="float">
            <text:p>0.0998110051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3" calcext:value-type="float">
            <text:p>350.3</text:p>
          </table:table-cell>
          <table:table-cell office:value-type="float" office:value="0.0998548957614" calcext:value-type="float">
            <text:p>0.0998548957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4" calcext:value-type="float">
            <text:p>350.4</text:p>
          </table:table-cell>
          <table:table-cell office:value-type="float" office:value="0.0998979126083" calcext:value-type="float">
            <text:p>0.0998979126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0.0999401001764" calcext:value-type="float">
            <text:p>0.0999401001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6" calcext:value-type="float">
            <text:p>350.6</text:p>
          </table:table-cell>
          <table:table-cell office:value-type="float" office:value="0.100016018856" calcext:value-type="float">
            <text:p>0.1000160188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7" calcext:value-type="float">
            <text:p>350.7</text:p>
          </table:table-cell>
          <table:table-cell office:value-type="float" office:value="0.1000912588" calcext:value-type="float">
            <text:p>0.1000912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8" calcext:value-type="float">
            <text:p>350.8</text:p>
          </table:table-cell>
          <table:table-cell office:value-type="float" office:value="0.100165880937" calcext:value-type="float">
            <text:p>0.100165880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9" calcext:value-type="float">
            <text:p>350.9</text:p>
          </table:table-cell>
          <table:table-cell office:value-type="float" office:value="0.100239957571" calcext:value-type="float">
            <text:p>0.100239957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00313572418" calcext:value-type="float">
            <text:p>0.100313572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1" calcext:value-type="float">
            <text:p>351.1</text:p>
          </table:table-cell>
          <table:table-cell office:value-type="float" office:value="0.10035916362" calcext:value-type="float">
            <text:p>0.10035916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0.100404561652" calcext:value-type="float">
            <text:p>0.10040456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3" calcext:value-type="float">
            <text:p>351.3</text:p>
          </table:table-cell>
          <table:table-cell office:value-type="float" office:value="0.100449884915" calcext:value-type="float">
            <text:p>0.100449884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4" calcext:value-type="float">
            <text:p>351.4</text:p>
          </table:table-cell>
          <table:table-cell office:value-type="float" office:value="0.100495263235" calcext:value-type="float">
            <text:p>0.100495263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0.100540837892" calcext:value-type="float">
            <text:p>0.100540837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6" calcext:value-type="float">
            <text:p>351.6</text:p>
          </table:table-cell>
          <table:table-cell office:value-type="float" office:value="0.100621214998" calcext:value-type="float">
            <text:p>0.100621214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7" calcext:value-type="float">
            <text:p>351.7</text:p>
          </table:table-cell>
          <table:table-cell office:value-type="float" office:value="0.100701456995" calcext:value-type="float">
            <text:p>0.100701456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8" calcext:value-type="float">
            <text:p>351.8</text:p>
          </table:table-cell>
          <table:table-cell office:value-type="float" office:value="0.10078156715" calcext:value-type="float">
            <text:p>0.10078156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9" calcext:value-type="float">
            <text:p>351.9</text:p>
          </table:table-cell>
          <table:table-cell office:value-type="float" office:value="0.100861547722" calcext:value-type="float">
            <text:p>0.100861547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00941399951" calcext:value-type="float">
            <text:p>0.1009413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1" calcext:value-type="float">
            <text:p>352.1</text:p>
          </table:table-cell>
          <table:table-cell office:value-type="float" office:value="0.10106978625" calcext:value-type="float">
            <text:p>0.10106978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2" calcext:value-type="float">
            <text:p>352.2</text:p>
          </table:table-cell>
          <table:table-cell office:value-type="float" office:value="0.101198065874" calcext:value-type="float">
            <text:p>0.101198065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3" calcext:value-type="float">
            <text:p>352.3</text:p>
          </table:table-cell>
          <table:table-cell office:value-type="float" office:value="0.101326236781" calcext:value-type="float">
            <text:p>0.101326236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4" calcext:value-type="float">
            <text:p>352.4</text:p>
          </table:table-cell>
          <table:table-cell office:value-type="float" office:value="0.101454295892" calcext:value-type="float">
            <text:p>0.101454295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0.101582239088" calcext:value-type="float">
            <text:p>0.101582239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6" calcext:value-type="float">
            <text:p>352.6</text:p>
          </table:table-cell>
          <table:table-cell office:value-type="float" office:value="0.101675501204" calcext:value-type="float">
            <text:p>0.101675501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7" calcext:value-type="float">
            <text:p>352.7</text:p>
          </table:table-cell>
          <table:table-cell office:value-type="float" office:value="0.101768677593" calcext:value-type="float">
            <text:p>0.101768677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8" calcext:value-type="float">
            <text:p>352.8</text:p>
          </table:table-cell>
          <table:table-cell office:value-type="float" office:value="0.101861778358" calcext:value-type="float">
            <text:p>0.10186177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9" calcext:value-type="float">
            <text:p>352.9</text:p>
          </table:table-cell>
          <table:table-cell office:value-type="float" office:value="0.101954813637" calcext:value-type="float">
            <text:p>0.101954813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02047793609" calcext:value-type="float">
            <text:p>0.102047793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1" calcext:value-type="float">
            <text:p>353.1</text:p>
          </table:table-cell>
          <table:table-cell office:value-type="float" office:value="0.102120537495" calcext:value-type="float">
            <text:p>0.102120537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2" calcext:value-type="float">
            <text:p>353.2</text:p>
          </table:table-cell>
          <table:table-cell office:value-type="float" office:value="0.102193244166" calcext:value-type="float">
            <text:p>0.102193244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3" calcext:value-type="float">
            <text:p>353.3</text:p>
          </table:table-cell>
          <table:table-cell office:value-type="float" office:value="0.102265923929" calcext:value-type="float">
            <text:p>0.102265923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4" calcext:value-type="float">
            <text:p>353.4</text:p>
          </table:table-cell>
          <table:table-cell office:value-type="float" office:value="0.102338587119" calcext:value-type="float">
            <text:p>0.102338587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0.102411244102" calcext:value-type="float">
            <text:p>0.102411244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6" calcext:value-type="float">
            <text:p>353.6</text:p>
          </table:table-cell>
          <table:table-cell office:value-type="float" office:value="0.102449179192" calcext:value-type="float">
            <text:p>0.102449179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7" calcext:value-type="float">
            <text:p>353.7</text:p>
          </table:table-cell>
          <table:table-cell office:value-type="float" office:value="0.102486986781" calcext:value-type="float">
            <text:p>0.102486986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8" calcext:value-type="float">
            <text:p>353.8</text:p>
          </table:table-cell>
          <table:table-cell office:value-type="float" office:value="0.102524702085" calcext:value-type="float">
            <text:p>0.102524702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9" calcext:value-type="float">
            <text:p>353.9</text:p>
          </table:table-cell>
          <table:table-cell office:value-type="float" office:value="0.102562356216" calcext:value-type="float">
            <text:p>0.102562356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02599976172" calcext:value-type="float">
            <text:p>0.102599976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1" calcext:value-type="float">
            <text:p>354.1</text:p>
          </table:table-cell>
          <table:table-cell office:value-type="float" office:value="0.102685135943" calcext:value-type="float">
            <text:p>0.102685135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2" calcext:value-type="float">
            <text:p>354.2</text:p>
          </table:table-cell>
          <table:table-cell office:value-type="float" office:value="0.102770301962" calcext:value-type="float">
            <text:p>0.10277030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3" calcext:value-type="float">
            <text:p>354.3</text:p>
          </table:table-cell>
          <table:table-cell office:value-type="float" office:value="0.102855488868" calcext:value-type="float">
            <text:p>0.102855488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4" calcext:value-type="float">
            <text:p>354.4</text:p>
          </table:table-cell>
          <table:table-cell office:value-type="float" office:value="0.102940707171" calcext:value-type="float">
            <text:p>0.102940707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0.103025963237" calcext:value-type="float">
            <text:p>0.103025963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6" calcext:value-type="float">
            <text:p>354.6</text:p>
          </table:table-cell>
          <table:table-cell office:value-type="float" office:value="0.103111259273" calcext:value-type="float">
            <text:p>0.103111259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7" calcext:value-type="float">
            <text:p>354.7</text:p>
          </table:table-cell>
          <table:table-cell office:value-type="float" office:value="0.10319665202" calcext:value-type="float">
            <text:p>0.10319665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8" calcext:value-type="float">
            <text:p>354.8</text:p>
          </table:table-cell>
          <table:table-cell office:value-type="float" office:value="0.103282152737" calcext:value-type="float">
            <text:p>0.103282152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9" calcext:value-type="float">
            <text:p>354.9</text:p>
          </table:table-cell>
          <table:table-cell office:value-type="float" office:value="0.103367769578" calcext:value-type="float">
            <text:p>0.103367769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03453507572" calcext:value-type="float">
            <text:p>0.103453507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1" calcext:value-type="float">
            <text:p>355.1</text:p>
          </table:table-cell>
          <table:table-cell office:value-type="float" office:value="0.103525276786" calcext:value-type="float">
            <text:p>0.103525276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2" calcext:value-type="float">
            <text:p>355.2</text:p>
          </table:table-cell>
          <table:table-cell office:value-type="float" office:value="0.103597166116" calcext:value-type="float">
            <text:p>0.10359716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3" calcext:value-type="float">
            <text:p>355.3</text:p>
          </table:table-cell>
          <table:table-cell office:value-type="float" office:value="0.103669171096" calcext:value-type="float">
            <text:p>0.103669171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4" calcext:value-type="float">
            <text:p>355.4</text:p>
          </table:table-cell>
          <table:table-cell office:value-type="float" office:value="0.103741284098" calcext:value-type="float">
            <text:p>0.103741284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0.103813494308" calcext:value-type="float">
            <text:p>0.103813494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6" calcext:value-type="float">
            <text:p>355.6</text:p>
          </table:table-cell>
          <table:table-cell office:value-type="float" office:value="0.103885787723" calcext:value-type="float">
            <text:p>0.103885787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7" calcext:value-type="float">
            <text:p>355.7</text:p>
          </table:table-cell>
          <table:table-cell office:value-type="float" office:value="0.103958147137" calcext:value-type="float">
            <text:p>0.103958147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8" calcext:value-type="float">
            <text:p>355.8</text:p>
          </table:table-cell>
          <table:table-cell office:value-type="float" office:value="0.104030552131" calcext:value-type="float">
            <text:p>0.104030552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9" calcext:value-type="float">
            <text:p>355.9</text:p>
          </table:table-cell>
          <table:table-cell office:value-type="float" office:value="0.104102979059" calcext:value-type="float">
            <text:p>0.104102979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04175401043" calcext:value-type="float">
            <text:p>0.10417540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1" calcext:value-type="float">
            <text:p>356.1</text:p>
          </table:table-cell>
          <table:table-cell office:value-type="float" office:value="0.104210879187" calcext:value-type="float">
            <text:p>0.104210879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2" calcext:value-type="float">
            <text:p>356.2</text:p>
          </table:table-cell>
          <table:table-cell office:value-type="float" office:value="0.104246291478" calcext:value-type="float">
            <text:p>0.104246291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3" calcext:value-type="float">
            <text:p>356.3</text:p>
          </table:table-cell>
          <table:table-cell office:value-type="float" office:value="0.104281601372" calcext:value-type="float">
            <text:p>0.104281601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4" calcext:value-type="float">
            <text:p>356.4</text:p>
          </table:table-cell>
          <table:table-cell office:value-type="float" office:value="0.104316769102" calcext:value-type="float">
            <text:p>0.104316769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0.104351751676" calcext:value-type="float">
            <text:p>0.104351751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6" calcext:value-type="float">
            <text:p>356.6</text:p>
          </table:table-cell>
          <table:table-cell office:value-type="float" office:value="0.104421171251" calcext:value-type="float">
            <text:p>0.10442117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7" calcext:value-type="float">
            <text:p>356.7</text:p>
          </table:table-cell>
          <table:table-cell office:value-type="float" office:value="0.104490488173" calcext:value-type="float">
            <text:p>0.104490488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8" calcext:value-type="float">
            <text:p>356.8</text:p>
          </table:table-cell>
          <table:table-cell office:value-type="float" office:value="0.104559702242" calcext:value-type="float">
            <text:p>0.104559702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9" calcext:value-type="float">
            <text:p>356.9</text:p>
          </table:table-cell>
          <table:table-cell office:value-type="float" office:value="0.104628813258" calcext:value-type="float">
            <text:p>0.104628813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04697821023" calcext:value-type="float">
            <text:p>0.10469782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1" calcext:value-type="float">
            <text:p>357.1</text:p>
          </table:table-cell>
          <table:table-cell office:value-type="float" office:value="0.104791440363" calcext:value-type="float">
            <text:p>0.104791440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2" calcext:value-type="float">
            <text:p>357.2</text:p>
          </table:table-cell>
          <table:table-cell office:value-type="float" office:value="0.104885023213" calcext:value-type="float">
            <text:p>0.104885023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3" calcext:value-type="float">
            <text:p>357.3</text:p>
          </table:table-cell>
          <table:table-cell office:value-type="float" office:value="0.104978569435" calcext:value-type="float">
            <text:p>0.104978569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4" calcext:value-type="float">
            <text:p>357.4</text:p>
          </table:table-cell>
          <table:table-cell office:value-type="float" office:value="0.105072078894" calcext:value-type="float">
            <text:p>0.105072078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0.105165551453" calcext:value-type="float">
            <text:p>0.105165551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6" calcext:value-type="float">
            <text:p>357.6</text:p>
          </table:table-cell>
          <table:table-cell office:value-type="float" office:value="0.105258986978" calcext:value-type="float">
            <text:p>0.10525898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7" calcext:value-type="float">
            <text:p>357.7</text:p>
          </table:table-cell>
          <table:table-cell office:value-type="float" office:value="0.105352385331" calcext:value-type="float">
            <text:p>0.105352385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8" calcext:value-type="float">
            <text:p>357.8</text:p>
          </table:table-cell>
          <table:table-cell office:value-type="float" office:value="0.105445746377" calcext:value-type="float">
            <text:p>0.105445746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9" calcext:value-type="float">
            <text:p>357.9</text:p>
          </table:table-cell>
          <table:table-cell office:value-type="float" office:value="0.10553906998" calcext:value-type="float">
            <text:p>0.10553906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05632356004" calcext:value-type="float">
            <text:p>0.105632356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1" calcext:value-type="float">
            <text:p>358.1</text:p>
          </table:table-cell>
          <table:table-cell office:value-type="float" office:value="0.105703667567" calcext:value-type="float">
            <text:p>0.105703667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2" calcext:value-type="float">
            <text:p>358.2</text:p>
          </table:table-cell>
          <table:table-cell office:value-type="float" office:value="0.105774873436" calcext:value-type="float">
            <text:p>0.105774873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3" calcext:value-type="float">
            <text:p>358.3</text:p>
          </table:table-cell>
          <table:table-cell office:value-type="float" office:value="0.105845973403" calcext:value-type="float">
            <text:p>0.105845973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105916967259" calcext:value-type="float">
            <text:p>0.105916967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0.105987854797" calcext:value-type="float">
            <text:p>0.105987854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6" calcext:value-type="float">
            <text:p>358.6</text:p>
          </table:table-cell>
          <table:table-cell office:value-type="float" office:value="0.106023754323" calcext:value-type="float">
            <text:p>0.106023754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7" calcext:value-type="float">
            <text:p>358.7</text:p>
          </table:table-cell>
          <table:table-cell office:value-type="float" office:value="0.106059462049" calcext:value-type="float">
            <text:p>0.106059462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8" calcext:value-type="float">
            <text:p>358.8</text:p>
          </table:table-cell>
          <table:table-cell office:value-type="float" office:value="0.106095021358" calcext:value-type="float">
            <text:p>0.106095021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9" calcext:value-type="float">
            <text:p>358.9</text:p>
          </table:table-cell>
          <table:table-cell office:value-type="float" office:value="0.106130472467" calcext:value-type="float">
            <text:p>0.106130472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06165852417" calcext:value-type="float">
            <text:p>0.106165852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1" calcext:value-type="float">
            <text:p>359.1</text:p>
          </table:table-cell>
          <table:table-cell office:value-type="float" office:value="0.106254943924" calcext:value-type="float">
            <text:p>0.106254943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2" calcext:value-type="float">
            <text:p>359.2</text:p>
          </table:table-cell>
          <table:table-cell office:value-type="float" office:value="0.106344095943" calcext:value-type="float">
            <text:p>0.106344095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3" calcext:value-type="float">
            <text:p>359.3</text:p>
          </table:table-cell>
          <table:table-cell office:value-type="float" office:value="0.10643333612" calcext:value-type="float">
            <text:p>0.10643333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4" calcext:value-type="float">
            <text:p>359.4</text:p>
          </table:table-cell>
          <table:table-cell office:value-type="float" office:value="0.106522688953" calcext:value-type="float">
            <text:p>0.106522688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0.106612175779" calcext:value-type="float">
            <text:p>0.106612175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6" calcext:value-type="float">
            <text:p>359.6</text:p>
          </table:table-cell>
          <table:table-cell office:value-type="float" office:value="0.106701814762" calcext:value-type="float">
            <text:p>0.106701814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7" calcext:value-type="float">
            <text:p>359.7</text:p>
          </table:table-cell>
          <table:table-cell office:value-type="float" office:value="0.106791620873" calcext:value-type="float">
            <text:p>0.106791620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8" calcext:value-type="float">
            <text:p>359.8</text:p>
          </table:table-cell>
          <table:table-cell office:value-type="float" office:value="0.106881605884" calcext:value-type="float">
            <text:p>0.106881605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9" calcext:value-type="float">
            <text:p>359.9</text:p>
          </table:table-cell>
          <table:table-cell office:value-type="float" office:value="0.106971778351" calcext:value-type="float">
            <text:p>0.106971778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070621436" calcext:value-type="float">
            <text:p>0.1070621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1" calcext:value-type="float">
            <text:p>360.1</text:p>
          </table:table-cell>
          <table:table-cell office:value-type="float" office:value="0.107108293667" calcext:value-type="float">
            <text:p>0.107108293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2" calcext:value-type="float">
            <text:p>360.2</text:p>
          </table:table-cell>
          <table:table-cell office:value-type="float" office:value="0.107154626864" calcext:value-type="float">
            <text:p>0.107154626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3" calcext:value-type="float">
            <text:p>360.3</text:p>
          </table:table-cell>
          <table:table-cell office:value-type="float" office:value="0.10720113854" calcext:value-type="float">
            <text:p>0.10720113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4" calcext:value-type="float">
            <text:p>360.4</text:p>
          </table:table-cell>
          <table:table-cell office:value-type="float" office:value="0.107247820771" calcext:value-type="float">
            <text:p>0.107247820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0.107294662357" calcext:value-type="float">
            <text:p>0.107294662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6" calcext:value-type="float">
            <text:p>360.6</text:p>
          </table:table-cell>
          <table:table-cell office:value-type="float" office:value="0.107376444473" calcext:value-type="float">
            <text:p>0.107376444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7" calcext:value-type="float">
            <text:p>360.7</text:p>
          </table:table-cell>
          <table:table-cell office:value-type="float" office:value="0.107458333135" calcext:value-type="float">
            <text:p>0.107458333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8" calcext:value-type="float">
            <text:p>360.8</text:p>
          </table:table-cell>
          <table:table-cell office:value-type="float" office:value="0.107540322024" calcext:value-type="float">
            <text:p>0.10754032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9" calcext:value-type="float">
            <text:p>360.9</text:p>
          </table:table-cell>
          <table:table-cell office:value-type="float" office:value="0.107622400435" calcext:value-type="float">
            <text:p>0.107622400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07704553261" calcext:value-type="float">
            <text:p>0.107704553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1" calcext:value-type="float">
            <text:p>361.1</text:p>
          </table:table-cell>
          <table:table-cell office:value-type="float" office:value="0.107821197393" calcext:value-type="float">
            <text:p>0.107821197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2" calcext:value-type="float">
            <text:p>361.2</text:p>
          </table:table-cell>
          <table:table-cell office:value-type="float" office:value="0.107937941787" calcext:value-type="float">
            <text:p>0.107937941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3" calcext:value-type="float">
            <text:p>361.3</text:p>
          </table:table-cell>
          <table:table-cell office:value-type="float" office:value="0.108054758124" calcext:value-type="float">
            <text:p>0.108054758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4" calcext:value-type="float">
            <text:p>361.4</text:p>
          </table:table-cell>
          <table:table-cell office:value-type="float" office:value="0.108171613578" calcext:value-type="float">
            <text:p>0.108171613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0.10828847079" calcext:value-type="float">
            <text:p>0.10828847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6" calcext:value-type="float">
            <text:p>361.6</text:p>
          </table:table-cell>
          <table:table-cell office:value-type="float" office:value="0.108405332477" calcext:value-type="float">
            <text:p>0.108405332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7" calcext:value-type="float">
            <text:p>361.7</text:p>
          </table:table-cell>
          <table:table-cell office:value-type="float" office:value="0.108522321504" calcext:value-type="float">
            <text:p>0.108522321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8" calcext:value-type="float">
            <text:p>361.8</text:p>
          </table:table-cell>
          <table:table-cell office:value-type="float" office:value="0.108639427104" calcext:value-type="float">
            <text:p>0.108639427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9" calcext:value-type="float">
            <text:p>361.9</text:p>
          </table:table-cell>
          <table:table-cell office:value-type="float" office:value="0.108756638463" calcext:value-type="float">
            <text:p>0.108756638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08873944724" calcext:value-type="float">
            <text:p>0.108873944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1" calcext:value-type="float">
            <text:p>362.1</text:p>
          </table:table-cell>
          <table:table-cell office:value-type="float" office:value="0.108949926919" calcext:value-type="float">
            <text:p>0.108949926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2" calcext:value-type="float">
            <text:p>362.2</text:p>
          </table:table-cell>
          <table:table-cell office:value-type="float" office:value="0.10902595255" calcext:value-type="float">
            <text:p>0.1090259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3" calcext:value-type="float">
            <text:p>362.3</text:p>
          </table:table-cell>
          <table:table-cell office:value-type="float" office:value="0.109102010616" calcext:value-type="float">
            <text:p>0.109102010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4" calcext:value-type="float">
            <text:p>362.4</text:p>
          </table:table-cell>
          <table:table-cell office:value-type="float" office:value="0.109178090081" calcext:value-type="float">
            <text:p>0.109178090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0.109254179884" calcext:value-type="float">
            <text:p>0.109254179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6" calcext:value-type="float">
            <text:p>362.6</text:p>
          </table:table-cell>
          <table:table-cell office:value-type="float" office:value="0.109365310647" calcext:value-type="float">
            <text:p>0.109365310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7" calcext:value-type="float">
            <text:p>362.7</text:p>
          </table:table-cell>
          <table:table-cell office:value-type="float" office:value="0.109476426769" calcext:value-type="float">
            <text:p>0.109476426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8" calcext:value-type="float">
            <text:p>362.8</text:p>
          </table:table-cell>
          <table:table-cell office:value-type="float" office:value="0.109587531963" calcext:value-type="float">
            <text:p>0.109587531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9" calcext:value-type="float">
            <text:p>362.9</text:p>
          </table:table-cell>
          <table:table-cell office:value-type="float" office:value="0.109698628842" calcext:value-type="float">
            <text:p>0.109698628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09809718921" calcext:value-type="float">
            <text:p>0.109809718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1" calcext:value-type="float">
            <text:p>363.1</text:p>
          </table:table-cell>
          <table:table-cell office:value-type="float" office:value="0.109921444164" calcext:value-type="float">
            <text:p>0.10992144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2" calcext:value-type="float">
            <text:p>363.2</text:p>
          </table:table-cell>
          <table:table-cell office:value-type="float" office:value="0.110033164463" calcext:value-type="float">
            <text:p>0.110033164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3" calcext:value-type="float">
            <text:p>363.3</text:p>
          </table:table-cell>
          <table:table-cell office:value-type="float" office:value="0.110144877993" calcext:value-type="float">
            <text:p>0.110144877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4" calcext:value-type="float">
            <text:p>363.4</text:p>
          </table:table-cell>
          <table:table-cell office:value-type="float" office:value="0.110256581803" calcext:value-type="float">
            <text:p>0.110256581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0.110368271815" calcext:value-type="float">
            <text:p>0.110368271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6" calcext:value-type="float">
            <text:p>363.6</text:p>
          </table:table-cell>
          <table:table-cell office:value-type="float" office:value="0.110444769925" calcext:value-type="float">
            <text:p>0.110444769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7" calcext:value-type="float">
            <text:p>363.7</text:p>
          </table:table-cell>
          <table:table-cell office:value-type="float" office:value="0.110521308569" calcext:value-type="float">
            <text:p>0.110521308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8" calcext:value-type="float">
            <text:p>363.8</text:p>
          </table:table-cell>
          <table:table-cell office:value-type="float" office:value="0.110597883872" calcext:value-type="float">
            <text:p>0.110597883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9" calcext:value-type="float">
            <text:p>363.9</text:p>
          </table:table-cell>
          <table:table-cell office:value-type="float" office:value="0.110674493074" calcext:value-type="float">
            <text:p>0.110674493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10751134528" calcext:value-type="float">
            <text:p>0.110751134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1" calcext:value-type="float">
            <text:p>364.1</text:p>
          </table:table-cell>
          <table:table-cell office:value-type="float" office:value="0.110860116977" calcext:value-type="float">
            <text:p>0.110860116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2" calcext:value-type="float">
            <text:p>364.2</text:p>
          </table:table-cell>
          <table:table-cell office:value-type="float" office:value="0.110969157811" calcext:value-type="float">
            <text:p>0.110969157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3" calcext:value-type="float">
            <text:p>364.3</text:p>
          </table:table-cell>
          <table:table-cell office:value-type="float" office:value="0.111078258763" calcext:value-type="float">
            <text:p>0.111078258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4" calcext:value-type="float">
            <text:p>364.4</text:p>
          </table:table-cell>
          <table:table-cell office:value-type="float" office:value="0.1111874227" calcext:value-type="float">
            <text:p>0.1111874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0.111296653629" calcext:value-type="float">
            <text:p>0.111296653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6" calcext:value-type="float">
            <text:p>364.6</text:p>
          </table:table-cell>
          <table:table-cell office:value-type="float" office:value="0.111405956701" calcext:value-type="float">
            <text:p>0.111405956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7" calcext:value-type="float">
            <text:p>364.7</text:p>
          </table:table-cell>
          <table:table-cell office:value-type="float" office:value="0.111515274802" calcext:value-type="float">
            <text:p>0.111515274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8" calcext:value-type="float">
            <text:p>364.8</text:p>
          </table:table-cell>
          <table:table-cell office:value-type="float" office:value="0.111624596535" calcext:value-type="float">
            <text:p>0.111624596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9" calcext:value-type="float">
            <text:p>364.9</text:p>
          </table:table-cell>
          <table:table-cell office:value-type="float" office:value="0.11173391046" calcext:value-type="float">
            <text:p>0.11173391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11843205093" calcext:value-type="float">
            <text:p>0.111843205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1" calcext:value-type="float">
            <text:p>365.1</text:p>
          </table:table-cell>
          <table:table-cell office:value-type="float" office:value="0.111941165769" calcext:value-type="float">
            <text:p>0.111941165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2" calcext:value-type="float">
            <text:p>365.2</text:p>
          </table:table-cell>
          <table:table-cell office:value-type="float" office:value="0.112039102991" calcext:value-type="float">
            <text:p>0.112039102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3" calcext:value-type="float">
            <text:p>365.3</text:p>
          </table:table-cell>
          <table:table-cell office:value-type="float" office:value="0.112137005222" calcext:value-type="float">
            <text:p>0.112137005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4" calcext:value-type="float">
            <text:p>365.4</text:p>
          </table:table-cell>
          <table:table-cell office:value-type="float" office:value="0.112234860885" calcext:value-type="float">
            <text:p>0.112234860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0.112332658365" calcext:value-type="float">
            <text:p>0.112332658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6" calcext:value-type="float">
            <text:p>365.6</text:p>
          </table:table-cell>
          <table:table-cell office:value-type="float" office:value="0.112465851532" calcext:value-type="float">
            <text:p>0.112465851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7" calcext:value-type="float">
            <text:p>365.7</text:p>
          </table:table-cell>
          <table:table-cell office:value-type="float" office:value="0.11259903653" calcext:value-type="float">
            <text:p>0.11259903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8" calcext:value-type="float">
            <text:p>365.8</text:p>
          </table:table-cell>
          <table:table-cell office:value-type="float" office:value="0.112732235894" calcext:value-type="float">
            <text:p>0.112732235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9" calcext:value-type="float">
            <text:p>365.9</text:p>
          </table:table-cell>
          <table:table-cell office:value-type="float" office:value="0.112865472271" calcext:value-type="float">
            <text:p>0.112865472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12998768411" calcext:value-type="float">
            <text:p>0.112998768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1" calcext:value-type="float">
            <text:p>366.1</text:p>
          </table:table-cell>
          <table:table-cell office:value-type="float" office:value="0.113129305302" calcext:value-type="float">
            <text:p>0.113129305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2" calcext:value-type="float">
            <text:p>366.2</text:p>
          </table:table-cell>
          <table:table-cell office:value-type="float" office:value="0.11325994282" calcext:value-type="float">
            <text:p>0.11325994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3" calcext:value-type="float">
            <text:p>366.3</text:p>
          </table:table-cell>
          <table:table-cell office:value-type="float" office:value="0.11339070403" calcext:value-type="float">
            <text:p>0.11339070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4" calcext:value-type="float">
            <text:p>366.4</text:p>
          </table:table-cell>
          <table:table-cell office:value-type="float" office:value="0.113521612105" calcext:value-type="float">
            <text:p>0.113521612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0.113652690323" calcext:value-type="float">
            <text:p>0.113652690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6" calcext:value-type="float">
            <text:p>366.6</text:p>
          </table:table-cell>
          <table:table-cell office:value-type="float" office:value="0.113748306342" calcext:value-type="float">
            <text:p>0.113748306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7" calcext:value-type="float">
            <text:p>366.7</text:p>
          </table:table-cell>
          <table:table-cell office:value-type="float" office:value="0.113844067163" calcext:value-type="float">
            <text:p>0.113844067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8" calcext:value-type="float">
            <text:p>366.8</text:p>
          </table:table-cell>
          <table:table-cell office:value-type="float" office:value="0.113939961501" calcext:value-type="float">
            <text:p>0.113939961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9" calcext:value-type="float">
            <text:p>366.9</text:p>
          </table:table-cell>
          <table:table-cell office:value-type="float" office:value="0.114035978028" calcext:value-type="float">
            <text:p>0.11403597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14132105383" calcext:value-type="float">
            <text:p>0.114132105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1" calcext:value-type="float">
            <text:p>367.1</text:p>
          </table:table-cell>
          <table:table-cell office:value-type="float" office:value="0.114265934939" calcext:value-type="float">
            <text:p>0.114265934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2" calcext:value-type="float">
            <text:p>367.2</text:p>
          </table:table-cell>
          <table:table-cell office:value-type="float" office:value="0.1143998963" calcext:value-type="float">
            <text:p>0.1143998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3" calcext:value-type="float">
            <text:p>367.3</text:p>
          </table:table-cell>
          <table:table-cell office:value-type="float" office:value="0.114533978031" calcext:value-type="float">
            <text:p>0.114533978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4" calcext:value-type="float">
            <text:p>367.4</text:p>
          </table:table-cell>
          <table:table-cell office:value-type="float" office:value="0.114668168647" calcext:value-type="float">
            <text:p>0.114668168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0.114802456609" calcext:value-type="float">
            <text:p>0.114802456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6" calcext:value-type="float">
            <text:p>367.6</text:p>
          </table:table-cell>
          <table:table-cell office:value-type="float" office:value="0.114936830325" calcext:value-type="float">
            <text:p>0.114936830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7" calcext:value-type="float">
            <text:p>367.7</text:p>
          </table:table-cell>
          <table:table-cell office:value-type="float" office:value="0.115071278147" calcext:value-type="float">
            <text:p>0.115071278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8" calcext:value-type="float">
            <text:p>367.8</text:p>
          </table:table-cell>
          <table:table-cell office:value-type="float" office:value="0.115205788375" calcext:value-type="float">
            <text:p>0.115205788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9" calcext:value-type="float">
            <text:p>367.9</text:p>
          </table:table-cell>
          <table:table-cell office:value-type="float" office:value="0.115340349255" calcext:value-type="float">
            <text:p>0.115340349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15474948978" calcext:value-type="float">
            <text:p>0.11547494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1" calcext:value-type="float">
            <text:p>368.1</text:p>
          </table:table-cell>
          <table:table-cell office:value-type="float" office:value="0.115602010389" calcext:value-type="float">
            <text:p>0.115602010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2" calcext:value-type="float">
            <text:p>368.2</text:p>
          </table:table-cell>
          <table:table-cell office:value-type="float" office:value="0.115729093398" calcext:value-type="float">
            <text:p>0.115729093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3" calcext:value-type="float">
            <text:p>368.3</text:p>
          </table:table-cell>
          <table:table-cell office:value-type="float" office:value="0.115856186075" calcext:value-type="float">
            <text:p>0.115856186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4" calcext:value-type="float">
            <text:p>368.4</text:p>
          </table:table-cell>
          <table:table-cell office:value-type="float" office:value="0.115983276435" calcext:value-type="float">
            <text:p>0.115983276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0.116110352445" calcext:value-type="float">
            <text:p>0.116110352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6" calcext:value-type="float">
            <text:p>368.6</text:p>
          </table:table-cell>
          <table:table-cell office:value-type="float" office:value="0.116273832429" calcext:value-type="float">
            <text:p>0.116273832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7" calcext:value-type="float">
            <text:p>368.7</text:p>
          </table:table-cell>
          <table:table-cell office:value-type="float" office:value="0.116437582032" calcext:value-type="float">
            <text:p>0.11643758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8" calcext:value-type="float">
            <text:p>368.8</text:p>
          </table:table-cell>
          <table:table-cell office:value-type="float" office:value="0.116601513831" calcext:value-type="float">
            <text:p>0.116601513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9" calcext:value-type="float">
            <text:p>368.9</text:p>
          </table:table-cell>
          <table:table-cell office:value-type="float" office:value="0.116765548192" calcext:value-type="float">
            <text:p>0.116765548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16929613328" calcext:value-type="float">
            <text:p>0.116929613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1" calcext:value-type="float">
            <text:p>369.1</text:p>
          </table:table-cell>
          <table:table-cell office:value-type="float" office:value="0.117054450717" calcext:value-type="float">
            <text:p>0.117054450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2" calcext:value-type="float">
            <text:p>369.2</text:p>
          </table:table-cell>
          <table:table-cell office:value-type="float" office:value="0.117179142541" calcext:value-type="float">
            <text:p>0.117179142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3" calcext:value-type="float">
            <text:p>369.3</text:p>
          </table:table-cell>
          <table:table-cell office:value-type="float" office:value="0.117303641155" calcext:value-type="float">
            <text:p>0.11730364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4" calcext:value-type="float">
            <text:p>369.4</text:p>
          </table:table-cell>
          <table:table-cell office:value-type="float" office:value="0.117427907041" calcext:value-type="float">
            <text:p>0.117427907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0.117551908858" calcext:value-type="float">
            <text:p>0.117551908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0.117712044286" calcext:value-type="float">
            <text:p>0.11771204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7" calcext:value-type="float">
            <text:p>369.7</text:p>
          </table:table-cell>
          <table:table-cell office:value-type="float" office:value="0.117871864495" calcext:value-type="float">
            <text:p>0.11787186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8" calcext:value-type="float">
            <text:p>369.8</text:p>
          </table:table-cell>
          <table:table-cell office:value-type="float" office:value="0.118031342589" calcext:value-type="float">
            <text:p>0.118031342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9" calcext:value-type="float">
            <text:p>369.9</text:p>
          </table:table-cell>
          <table:table-cell office:value-type="float" office:value="0.118190458721" calcext:value-type="float">
            <text:p>0.118190458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18349200139" calcext:value-type="float">
            <text:p>0.118349200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1" calcext:value-type="float">
            <text:p>370.1</text:p>
          </table:table-cell>
          <table:table-cell office:value-type="float" office:value="0.118533289628" calcext:value-type="float">
            <text:p>0.118533289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2" calcext:value-type="float">
            <text:p>370.2</text:p>
          </table:table-cell>
          <table:table-cell office:value-type="float" office:value="0.11871705559" calcext:value-type="float">
            <text:p>0.11871705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3" calcext:value-type="float">
            <text:p>370.3</text:p>
          </table:table-cell>
          <table:table-cell office:value-type="float" office:value="0.118900506569" calcext:value-type="float">
            <text:p>0.118900506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4" calcext:value-type="float">
            <text:p>370.4</text:p>
          </table:table-cell>
          <table:table-cell office:value-type="float" office:value="0.119083658416" calcext:value-type="float">
            <text:p>0.119083658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0.119266534339" calcext:value-type="float">
            <text:p>0.119266534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6" calcext:value-type="float">
            <text:p>370.6</text:p>
          </table:table-cell>
          <table:table-cell office:value-type="float" office:value="0.119412483094" calcext:value-type="float">
            <text:p>0.119412483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7" calcext:value-type="float">
            <text:p>370.7</text:p>
          </table:table-cell>
          <table:table-cell office:value-type="float" office:value="0.119558189411" calcext:value-type="float">
            <text:p>0.119558189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8" calcext:value-type="float">
            <text:p>370.8</text:p>
          </table:table-cell>
          <table:table-cell office:value-type="float" office:value="0.119703682926" calcext:value-type="float">
            <text:p>0.119703682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0.119849001929" calcext:value-type="float">
            <text:p>0.119849001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1999419341" calcext:value-type="float">
            <text:p>0.11999419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1" calcext:value-type="float">
            <text:p>371.1</text:p>
          </table:table-cell>
          <table:table-cell office:value-type="float" office:value="0.120173787316" calcext:value-type="float">
            <text:p>0.120173787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2" calcext:value-type="float">
            <text:p>371.2</text:p>
          </table:table-cell>
          <table:table-cell office:value-type="float" office:value="0.120353434415" calcext:value-type="float">
            <text:p>0.120353434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3" calcext:value-type="float">
            <text:p>371.3</text:p>
          </table:table-cell>
          <table:table-cell office:value-type="float" office:value="0.12053320811" calcext:value-type="float">
            <text:p>0.12053320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4" calcext:value-type="float">
            <text:p>371.4</text:p>
          </table:table-cell>
          <table:table-cell office:value-type="float" office:value="0.120713190805" calcext:value-type="float">
            <text:p>0.120713190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0.120893473978" calcext:value-type="float">
            <text:p>0.120893473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6" calcext:value-type="float">
            <text:p>371.6</text:p>
          </table:table-cell>
          <table:table-cell office:value-type="float" office:value="0.121037048712" calcext:value-type="float">
            <text:p>0.121037048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7" calcext:value-type="float">
            <text:p>371.7</text:p>
          </table:table-cell>
          <table:table-cell office:value-type="float" office:value="0.121180623439" calcext:value-type="float">
            <text:p>0.12118062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8" calcext:value-type="float">
            <text:p>371.8</text:p>
          </table:table-cell>
          <table:table-cell office:value-type="float" office:value="0.121324210094" calcext:value-type="float">
            <text:p>0.121324210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9" calcext:value-type="float">
            <text:p>371.9</text:p>
          </table:table-cell>
          <table:table-cell office:value-type="float" office:value="0.121467820668" calcext:value-type="float">
            <text:p>0.121467820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21611467214" calcext:value-type="float">
            <text:p>0.121611467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1" calcext:value-type="float">
            <text:p>372.1</text:p>
          </table:table-cell>
          <table:table-cell office:value-type="float" office:value="0.121786098934" calcext:value-type="float">
            <text:p>0.121786098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2" calcext:value-type="float">
            <text:p>372.2</text:p>
          </table:table-cell>
          <table:table-cell office:value-type="float" office:value="0.121960840475" calcext:value-type="float">
            <text:p>0.121960840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3" calcext:value-type="float">
            <text:p>372.3</text:p>
          </table:table-cell>
          <table:table-cell office:value-type="float" office:value="0.122135704061" calcext:value-type="float">
            <text:p>0.122135704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4" calcext:value-type="float">
            <text:p>372.4</text:p>
          </table:table-cell>
          <table:table-cell office:value-type="float" office:value="0.122310701986" calcext:value-type="float">
            <text:p>0.122310701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0.122485846614" calcext:value-type="float">
            <text:p>0.122485846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6" calcext:value-type="float">
            <text:p>372.6</text:p>
          </table:table-cell>
          <table:table-cell office:value-type="float" office:value="0.122623776481" calcext:value-type="float">
            <text:p>0.122623776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7" calcext:value-type="float">
            <text:p>372.7</text:p>
          </table:table-cell>
          <table:table-cell office:value-type="float" office:value="0.122761816653" calcext:value-type="float">
            <text:p>0.122761816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8" calcext:value-type="float">
            <text:p>372.8</text:p>
          </table:table-cell>
          <table:table-cell office:value-type="float" office:value="0.122899979655" calcext:value-type="float">
            <text:p>0.122899979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9" calcext:value-type="float">
            <text:p>372.9</text:p>
          </table:table-cell>
          <table:table-cell office:value-type="float" office:value="0.12303827807" calcext:value-type="float">
            <text:p>0.12303827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23176724535" calcext:value-type="float">
            <text:p>0.123176724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1" calcext:value-type="float">
            <text:p>373.1</text:p>
          </table:table-cell>
          <table:table-cell office:value-type="float" office:value="0.12338747505" calcext:value-type="float">
            <text:p>0.12338747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2" calcext:value-type="float">
            <text:p>373.2</text:p>
          </table:table-cell>
          <table:table-cell office:value-type="float" office:value="0.123598535423" calcext:value-type="float">
            <text:p>0.123598535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3" calcext:value-type="float">
            <text:p>373.3</text:p>
          </table:table-cell>
          <table:table-cell office:value-type="float" office:value="0.12380991872" calcext:value-type="float">
            <text:p>0.12380991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4" calcext:value-type="float">
            <text:p>373.4</text:p>
          </table:table-cell>
          <table:table-cell office:value-type="float" office:value="0.124021638089" calcext:value-type="float">
            <text:p>0.124021638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0.124233706771" calcext:value-type="float">
            <text:p>0.124233706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6" calcext:value-type="float">
            <text:p>373.6</text:p>
          </table:table-cell>
          <table:table-cell office:value-type="float" office:value="0.124408085731" calcext:value-type="float">
            <text:p>0.124408085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7" calcext:value-type="float">
            <text:p>373.7</text:p>
          </table:table-cell>
          <table:table-cell office:value-type="float" office:value="0.124582488094" calcext:value-type="float">
            <text:p>0.124582488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8" calcext:value-type="float">
            <text:p>373.8</text:p>
          </table:table-cell>
          <table:table-cell office:value-type="float" office:value="0.124757007555" calcext:value-type="float">
            <text:p>0.124757007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9" calcext:value-type="float">
            <text:p>373.9</text:p>
          </table:table-cell>
          <table:table-cell office:value-type="float" office:value="0.124931729479" calcext:value-type="float">
            <text:p>0.12493172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2510673084" calcext:value-type="float">
            <text:p>0.12510673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1" calcext:value-type="float">
            <text:p>374.1</text:p>
          </table:table-cell>
          <table:table-cell office:value-type="float" office:value="0.125314722462" calcext:value-type="float">
            <text:p>0.12531472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2" calcext:value-type="float">
            <text:p>374.2</text:p>
          </table:table-cell>
          <table:table-cell office:value-type="float" office:value="0.125523188534" calcext:value-type="float">
            <text:p>0.125523188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3" calcext:value-type="float">
            <text:p>374.3</text:p>
          </table:table-cell>
          <table:table-cell office:value-type="float" office:value="0.125732180763" calcext:value-type="float">
            <text:p>0.125732180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4" calcext:value-type="float">
            <text:p>374.4</text:p>
          </table:table-cell>
          <table:table-cell office:value-type="float" office:value="0.12594174226" calcext:value-type="float">
            <text:p>0.12594174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0.12615190747" calcext:value-type="float">
            <text:p>0.12615190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6" calcext:value-type="float">
            <text:p>374.6</text:p>
          </table:table-cell>
          <table:table-cell office:value-type="float" office:value="0.126324549107" calcext:value-type="float">
            <text:p>0.126324549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7" calcext:value-type="float">
            <text:p>374.7</text:p>
          </table:table-cell>
          <table:table-cell office:value-type="float" office:value="0.126497827432" calcext:value-type="float">
            <text:p>0.126497827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8" calcext:value-type="float">
            <text:p>374.8</text:p>
          </table:table-cell>
          <table:table-cell office:value-type="float" office:value="0.126671771485" calcext:value-type="float">
            <text:p>0.126671771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.9" calcext:value-type="float">
            <text:p>374.9</text:p>
          </table:table-cell>
          <table:table-cell office:value-type="float" office:value="0.12684640275" calcext:value-type="float">
            <text:p>0.12684640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27021735105" calcext:value-type="float">
            <text:p>0.127021735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1" calcext:value-type="float">
            <text:p>375.1</text:p>
          </table:table-cell>
          <table:table-cell office:value-type="float" office:value="0.127267457332" calcext:value-type="float">
            <text:p>0.127267457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2" calcext:value-type="float">
            <text:p>375.2</text:p>
          </table:table-cell>
          <table:table-cell office:value-type="float" office:value="0.127514035851" calcext:value-type="float">
            <text:p>0.127514035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3" calcext:value-type="float">
            <text:p>375.3</text:p>
          </table:table-cell>
          <table:table-cell office:value-type="float" office:value="0.127761462405" calcext:value-type="float">
            <text:p>0.127761462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4" calcext:value-type="float">
            <text:p>375.4</text:p>
          </table:table-cell>
          <table:table-cell office:value-type="float" office:value="0.128009720879" calcext:value-type="float">
            <text:p>0.128009720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0.12825878722" calcext:value-type="float">
            <text:p>0.12825878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6" calcext:value-type="float">
            <text:p>375.6</text:p>
          </table:table-cell>
          <table:table-cell office:value-type="float" office:value="0.128469950513" calcext:value-type="float">
            <text:p>0.128469950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7" calcext:value-type="float">
            <text:p>375.7</text:p>
          </table:table-cell>
          <table:table-cell office:value-type="float" office:value="0.128681711099" calcext:value-type="float">
            <text:p>0.128681711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8" calcext:value-type="float">
            <text:p>375.8</text:p>
          </table:table-cell>
          <table:table-cell office:value-type="float" office:value="0.128894037691" calcext:value-type="float">
            <text:p>0.128894037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.9" calcext:value-type="float">
            <text:p>375.9</text:p>
          </table:table-cell>
          <table:table-cell office:value-type="float" office:value="0.129106889625" calcext:value-type="float">
            <text:p>0.129106889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29320216796" calcext:value-type="float">
            <text:p>0.129320216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1" calcext:value-type="float">
            <text:p>376.1</text:p>
          </table:table-cell>
          <table:table-cell office:value-type="float" office:value="0.129568315386" calcext:value-type="float">
            <text:p>0.129568315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2" calcext:value-type="float">
            <text:p>376.2</text:p>
          </table:table-cell>
          <table:table-cell office:value-type="float" office:value="0.129816851986" calcext:value-type="float">
            <text:p>0.129816851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3" calcext:value-type="float">
            <text:p>376.3</text:p>
          </table:table-cell>
          <table:table-cell office:value-type="float" office:value="0.13006574781" calcext:value-type="float">
            <text:p>0.13006574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4" calcext:value-type="float">
            <text:p>376.4</text:p>
          </table:table-cell>
          <table:table-cell office:value-type="float" office:value="0.130314914226" calcext:value-type="float">
            <text:p>0.130314914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0.130564252662" calcext:value-type="float">
            <text:p>0.130564252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6" calcext:value-type="float">
            <text:p>376.6</text:p>
          </table:table-cell>
          <table:table-cell office:value-type="float" office:value="0.130774566" calcext:value-type="float">
            <text:p>0.130774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7" calcext:value-type="float">
            <text:p>376.7</text:p>
          </table:table-cell>
          <table:table-cell office:value-type="float" office:value="0.130985203299" calcext:value-type="float">
            <text:p>0.130985203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8" calcext:value-type="float">
            <text:p>376.8</text:p>
          </table:table-cell>
          <table:table-cell office:value-type="float" office:value="0.131196151943" calcext:value-type="float">
            <text:p>0.131196151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.9" calcext:value-type="float">
            <text:p>376.9</text:p>
          </table:table-cell>
          <table:table-cell office:value-type="float" office:value="0.131407399234" calcext:value-type="float">
            <text:p>0.131407399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31618932387" calcext:value-type="float">
            <text:p>0.131618932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1" calcext:value-type="float">
            <text:p>377.1</text:p>
          </table:table-cell>
          <table:table-cell office:value-type="float" office:value="0.131868262192" calcext:value-type="float">
            <text:p>0.131868262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2" calcext:value-type="float">
            <text:p>377.2</text:p>
          </table:table-cell>
          <table:table-cell office:value-type="float" office:value="0.132117947377" calcext:value-type="float">
            <text:p>0.132117947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3" calcext:value-type="float">
            <text:p>377.3</text:p>
          </table:table-cell>
          <table:table-cell office:value-type="float" office:value="0.132367975016" calcext:value-type="float">
            <text:p>0.13236797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4" calcext:value-type="float">
            <text:p>377.4</text:p>
          </table:table-cell>
          <table:table-cell office:value-type="float" office:value="0.132618332086" calcext:value-type="float">
            <text:p>0.132618332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0.13286900546" calcext:value-type="float">
            <text:p>0.13286900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6" calcext:value-type="float">
            <text:p>377.6</text:p>
          </table:table-cell>
          <table:table-cell office:value-type="float" office:value="0.133080327466" calcext:value-type="float">
            <text:p>0.133080327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7" calcext:value-type="float">
            <text:p>377.7</text:p>
          </table:table-cell>
          <table:table-cell office:value-type="float" office:value="0.13329183684" calcext:value-type="float">
            <text:p>0.1332918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8" calcext:value-type="float">
            <text:p>377.8</text:p>
          </table:table-cell>
          <table:table-cell office:value-type="float" office:value="0.133503520089" calcext:value-type="float">
            <text:p>0.133503520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9" calcext:value-type="float">
            <text:p>377.9</text:p>
          </table:table-cell>
          <table:table-cell office:value-type="float" office:value="0.133715363639" calcext:value-type="float">
            <text:p>0.133715363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33927353827" calcext:value-type="float">
            <text:p>0.133927353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1" calcext:value-type="float">
            <text:p>378.1</text:p>
          </table:table-cell>
          <table:table-cell office:value-type="float" office:value="0.134202095002" calcext:value-type="float">
            <text:p>0.13420209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2" calcext:value-type="float">
            <text:p>378.2</text:p>
          </table:table-cell>
          <table:table-cell office:value-type="float" office:value="0.134477090222" calcext:value-type="float">
            <text:p>0.13447709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3" calcext:value-type="float">
            <text:p>378.3</text:p>
          </table:table-cell>
          <table:table-cell office:value-type="float" office:value="0.134752325529" calcext:value-type="float">
            <text:p>0.134752325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4" calcext:value-type="float">
            <text:p>378.4</text:p>
          </table:table-cell>
          <table:table-cell office:value-type="float" office:value="0.135027786854" calcext:value-type="float">
            <text:p>0.135027786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0.135303460015" calcext:value-type="float">
            <text:p>0.135303460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6" calcext:value-type="float">
            <text:p>378.6</text:p>
          </table:table-cell>
          <table:table-cell office:value-type="float" office:value="0.135539067569" calcext:value-type="float">
            <text:p>0.135539067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7" calcext:value-type="float">
            <text:p>378.7</text:p>
          </table:table-cell>
          <table:table-cell office:value-type="float" office:value="0.135774783364" calcext:value-type="float">
            <text:p>0.135774783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8" calcext:value-type="float">
            <text:p>378.8</text:p>
          </table:table-cell>
          <table:table-cell office:value-type="float" office:value="0.136010634489" calcext:value-type="float">
            <text:p>0.136010634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9" calcext:value-type="float">
            <text:p>378.9</text:p>
          </table:table-cell>
          <table:table-cell office:value-type="float" office:value="0.136246648224" calcext:value-type="float">
            <text:p>0.136246648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36482852036" calcext:value-type="float">
            <text:p>0.136482852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1" calcext:value-type="float">
            <text:p>379.1</text:p>
          </table:table-cell>
          <table:table-cell office:value-type="float" office:value="0.136752580609" calcext:value-type="float">
            <text:p>0.136752580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2" calcext:value-type="float">
            <text:p>379.2</text:p>
          </table:table-cell>
          <table:table-cell office:value-type="float" office:value="0.137022604691" calcext:value-type="float">
            <text:p>0.137022604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3" calcext:value-type="float">
            <text:p>379.3</text:p>
          </table:table-cell>
          <table:table-cell office:value-type="float" office:value="0.137089276042" calcext:value-type="float">
            <text:p>0.137089276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4" calcext:value-type="float">
            <text:p>379.4</text:p>
          </table:table-cell>
          <table:table-cell office:value-type="float" office:value="0.137155496181" calcext:value-type="float">
            <text:p>0.137155496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0.137145558599" calcext:value-type="float">
            <text:p>0.13714555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6" calcext:value-type="float">
            <text:p>379.6</text:p>
          </table:table-cell>
          <table:table-cell office:value-type="float" office:value="0.137175542122" calcext:value-type="float">
            <text:p>0.13717554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7" calcext:value-type="float">
            <text:p>379.7</text:p>
          </table:table-cell>
          <table:table-cell office:value-type="float" office:value="0.137212391448" calcext:value-type="float">
            <text:p>0.13721239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8" calcext:value-type="float">
            <text:p>379.8</text:p>
          </table:table-cell>
          <table:table-cell office:value-type="float" office:value="0.13724851727" calcext:value-type="float">
            <text:p>0.13724851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.9" calcext:value-type="float">
            <text:p>379.9</text:p>
          </table:table-cell>
          <table:table-cell office:value-type="float" office:value="0.137283903595" calcext:value-type="float">
            <text:p>0.137283903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37318534414" calcext:value-type="float">
            <text:p>0.137318534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1" calcext:value-type="float">
            <text:p>380.1</text:p>
          </table:table-cell>
          <table:table-cell office:value-type="float" office:value="0.137307026222" calcext:value-type="float">
            <text:p>0.137307026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2" calcext:value-type="float">
            <text:p>380.2</text:p>
          </table:table-cell>
          <table:table-cell office:value-type="float" office:value="0.137294725114" calcext:value-type="float">
            <text:p>0.137294725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3" calcext:value-type="float">
            <text:p>380.3</text:p>
          </table:table-cell>
          <table:table-cell office:value-type="float" office:value="0.137289320681" calcext:value-type="float">
            <text:p>0.137289320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4" calcext:value-type="float">
            <text:p>380.4</text:p>
          </table:table-cell>
          <table:table-cell office:value-type="float" office:value="0.137283122832" calcext:value-type="float">
            <text:p>0.137283122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0.137268380516" calcext:value-type="float">
            <text:p>0.137268380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6" calcext:value-type="float">
            <text:p>380.6</text:p>
          </table:table-cell>
          <table:table-cell office:value-type="float" office:value="0.137293142882" calcext:value-type="float">
            <text:p>0.13729314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7" calcext:value-type="float">
            <text:p>380.7</text:p>
          </table:table-cell>
          <table:table-cell office:value-type="float" office:value="0.137324735836" calcext:value-type="float">
            <text:p>0.137324735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8" calcext:value-type="float">
            <text:p>380.8</text:p>
          </table:table-cell>
          <table:table-cell office:value-type="float" office:value="0.137355426365" calcext:value-type="float">
            <text:p>0.137355426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.9" calcext:value-type="float">
            <text:p>380.9</text:p>
          </table:table-cell>
          <table:table-cell office:value-type="float" office:value="0.13738521568" calcext:value-type="float">
            <text:p>0.13738521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1374141036" calcext:value-type="float">
            <text:p>0.1374141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1" calcext:value-type="float">
            <text:p>381.1</text:p>
          </table:table-cell>
          <table:table-cell office:value-type="float" office:value="0.137395572421" calcext:value-type="float">
            <text:p>0.137395572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2" calcext:value-type="float">
            <text:p>381.2</text:p>
          </table:table-cell>
          <table:table-cell office:value-type="float" office:value="0.137376135371" calcext:value-type="float">
            <text:p>0.137376135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3" calcext:value-type="float">
            <text:p>381.3</text:p>
          </table:table-cell>
          <table:table-cell office:value-type="float" office:value="0.137363658805" calcext:value-type="float">
            <text:p>0.137363658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4" calcext:value-type="float">
            <text:p>381.4</text:p>
          </table:table-cell>
          <table:table-cell office:value-type="float" office:value="0.137350298609" calcext:value-type="float">
            <text:p>0.137350298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0.137328147313" calcext:value-type="float">
            <text:p>0.137328147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0.137345377197" calcext:value-type="float">
            <text:p>0.137345377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7" calcext:value-type="float">
            <text:p>381.7</text:p>
          </table:table-cell>
          <table:table-cell office:value-type="float" office:value="0.137369682406" calcext:value-type="float">
            <text:p>0.137369682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8" calcext:value-type="float">
            <text:p>381.8</text:p>
          </table:table-cell>
          <table:table-cell office:value-type="float" office:value="0.137393154754" calcext:value-type="float">
            <text:p>0.137393154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9" calcext:value-type="float">
            <text:p>381.9</text:p>
          </table:table-cell>
          <table:table-cell office:value-type="float" office:value="0.137415788492" calcext:value-type="float">
            <text:p>0.137415788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137437579256" calcext:value-type="float">
            <text:p>0.137437579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1" calcext:value-type="float">
            <text:p>382.1</text:p>
          </table:table-cell>
          <table:table-cell office:value-type="float" office:value="0.137432906655" calcext:value-type="float">
            <text:p>0.137432906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2" calcext:value-type="float">
            <text:p>382.2</text:p>
          </table:table-cell>
          <table:table-cell office:value-type="float" office:value="0.137427308962" calcext:value-type="float">
            <text:p>0.137427308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3" calcext:value-type="float">
            <text:p>382.3</text:p>
          </table:table-cell>
          <table:table-cell office:value-type="float" office:value="0.137428828" calcext:value-type="float">
            <text:p>0.137428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4" calcext:value-type="float">
            <text:p>382.4</text:p>
          </table:table-cell>
          <table:table-cell office:value-type="float" office:value="0.137429458055" calcext:value-type="float">
            <text:p>0.137429458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0.137421126794" calcext:value-type="float">
            <text:p>0.137421126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6" calcext:value-type="float">
            <text:p>382.6</text:p>
          </table:table-cell>
          <table:table-cell office:value-type="float" office:value="0.137452045248" calcext:value-type="float">
            <text:p>0.137452045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7" calcext:value-type="float">
            <text:p>382.7</text:p>
          </table:table-cell>
          <table:table-cell office:value-type="float" office:value="0.137417068126" calcext:value-type="float">
            <text:p>0.137417068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8" calcext:value-type="float">
            <text:p>382.8</text:p>
          </table:table-cell>
          <table:table-cell office:value-type="float" office:value="0.137380763699" calcext:value-type="float">
            <text:p>0.137380763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9" calcext:value-type="float">
            <text:p>382.9</text:p>
          </table:table-cell>
          <table:table-cell office:value-type="float" office:value="0.137114803837" calcext:value-type="float">
            <text:p>0.137114803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36846356362" calcext:value-type="float">
            <text:p>0.136846356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1" calcext:value-type="float">
            <text:p>383.1</text:p>
          </table:table-cell>
          <table:table-cell office:value-type="float" office:value="0.136559745299" calcext:value-type="float">
            <text:p>0.136559745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2" calcext:value-type="float">
            <text:p>383.2</text:p>
          </table:table-cell>
          <table:table-cell office:value-type="float" office:value="0.136270591476" calcext:value-type="float">
            <text:p>0.136270591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3" calcext:value-type="float">
            <text:p>383.3</text:p>
          </table:table-cell>
          <table:table-cell office:value-type="float" office:value="0.135978866436" calcext:value-type="float">
            <text:p>0.13597886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4" calcext:value-type="float">
            <text:p>383.4</text:p>
          </table:table-cell>
          <table:table-cell office:value-type="float" office:value="0.13568454333" calcext:value-type="float">
            <text:p>0.13568454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0.135395862829" calcext:value-type="float">
            <text:p>0.135395862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6" calcext:value-type="float">
            <text:p>383.6</text:p>
          </table:table-cell>
          <table:table-cell office:value-type="float" office:value="0.135104683687" calcext:value-type="float">
            <text:p>0.135104683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7" calcext:value-type="float">
            <text:p>383.7</text:p>
          </table:table-cell>
          <table:table-cell office:value-type="float" office:value="0.134802716869" calcext:value-type="float">
            <text:p>0.134802716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8" calcext:value-type="float">
            <text:p>383.8</text:p>
          </table:table-cell>
          <table:table-cell office:value-type="float" office:value="0.134498192452" calcext:value-type="float">
            <text:p>0.13449819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9" calcext:value-type="float">
            <text:p>383.9</text:p>
          </table:table-cell>
          <table:table-cell office:value-type="float" office:value="0.13419108033" calcext:value-type="float">
            <text:p>0.13419108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33881356084" calcext:value-type="float">
            <text:p>0.133881356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1" calcext:value-type="float">
            <text:p>384.1</text:p>
          </table:table-cell>
          <table:table-cell office:value-type="float" office:value="0.13354987914" calcext:value-type="float">
            <text:p>0.13354987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2" calcext:value-type="float">
            <text:p>384.2</text:p>
          </table:table-cell>
          <table:table-cell office:value-type="float" office:value="0.13321593238" calcext:value-type="float">
            <text:p>0.13321593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3" calcext:value-type="float">
            <text:p>384.3</text:p>
          </table:table-cell>
          <table:table-cell office:value-type="float" office:value="0.132879508196" calcext:value-type="float">
            <text:p>0.132879508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4" calcext:value-type="float">
            <text:p>384.4</text:p>
          </table:table-cell>
          <table:table-cell office:value-type="float" office:value="0.132540604424" calcext:value-type="float">
            <text:p>0.13254060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0.132207670964" calcext:value-type="float">
            <text:p>0.132207670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6" calcext:value-type="float">
            <text:p>384.6</text:p>
          </table:table-cell>
          <table:table-cell office:value-type="float" office:value="0.131910517431" calcext:value-type="float">
            <text:p>0.131910517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7" calcext:value-type="float">
            <text:p>384.7</text:p>
          </table:table-cell>
          <table:table-cell office:value-type="float" office:value="0.131602165578" calcext:value-type="float">
            <text:p>0.131602165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8" calcext:value-type="float">
            <text:p>384.8</text:p>
          </table:table-cell>
          <table:table-cell office:value-type="float" office:value="0.131291057679" calcext:value-type="float">
            <text:p>0.131291057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.9" calcext:value-type="float">
            <text:p>384.9</text:p>
          </table:table-cell>
          <table:table-cell office:value-type="float" office:value="0.130977193322" calcext:value-type="float">
            <text:p>0.130977193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30660576055" calcext:value-type="float">
            <text:p>0.130660576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1" calcext:value-type="float">
            <text:p>385.1</text:p>
          </table:table-cell>
          <table:table-cell office:value-type="float" office:value="0.130344342871" calcext:value-type="float">
            <text:p>0.130344342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2" calcext:value-type="float">
            <text:p>385.2</text:p>
          </table:table-cell>
          <table:table-cell office:value-type="float" office:value="0.130025228284" calcext:value-type="float">
            <text:p>0.130025228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3" calcext:value-type="float">
            <text:p>385.3</text:p>
          </table:table-cell>
          <table:table-cell office:value-type="float" office:value="0.129703248992" calcext:value-type="float">
            <text:p>0.129703248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4" calcext:value-type="float">
            <text:p>385.4</text:p>
          </table:table-cell>
          <table:table-cell office:value-type="float" office:value="0.129378425453" calcext:value-type="float">
            <text:p>0.129378425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0.129059429614" calcext:value-type="float">
            <text:p>0.129059429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6" calcext:value-type="float">
            <text:p>385.6</text:p>
          </table:table-cell>
          <table:table-cell office:value-type="float" office:value="0.128774825048" calcext:value-type="float">
            <text:p>0.128774825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7" calcext:value-type="float">
            <text:p>385.7</text:p>
          </table:table-cell>
          <table:table-cell office:value-type="float" office:value="0.12847852532" calcext:value-type="float">
            <text:p>0.12847852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8" calcext:value-type="float">
            <text:p>385.8</text:p>
          </table:table-cell>
          <table:table-cell office:value-type="float" office:value="0.128179190097" calcext:value-type="float">
            <text:p>0.12817919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9" calcext:value-type="float">
            <text:p>385.9</text:p>
          </table:table-cell>
          <table:table-cell office:value-type="float" office:value="0.127876833715" calcext:value-type="float">
            <text:p>0.127876833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127571472921" calcext:value-type="float">
            <text:p>0.127571472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1" calcext:value-type="float">
            <text:p>386.1</text:p>
          </table:table-cell>
          <table:table-cell office:value-type="float" office:value="0.127210944449" calcext:value-type="float">
            <text:p>0.127210944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2" calcext:value-type="float">
            <text:p>386.2</text:p>
          </table:table-cell>
          <table:table-cell office:value-type="float" office:value="0.126847841185" calcext:value-type="float">
            <text:p>0.12684784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3" calcext:value-type="float">
            <text:p>386.3</text:p>
          </table:table-cell>
          <table:table-cell office:value-type="float" office:value="0.126482188895" calcext:value-type="float">
            <text:p>0.126482188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4" calcext:value-type="float">
            <text:p>386.4</text:p>
          </table:table-cell>
          <table:table-cell office:value-type="float" office:value="0.126114015557" calcext:value-type="float">
            <text:p>0.126114015557</text:p>
          </table:table-cell>
          <table:table-cell table:style-name="ce1" office:value-type="float" office:value="0.00000000000003303012" calcext:value-type="float">
            <text:p>3.30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0.125752209604" calcext:value-type="float">
            <text:p>0.125752209604</text:p>
          </table:table-cell>
          <table:table-cell office:value-type="float" office:value="0.000168307409337" calcext:value-type="float">
            <text:p>0.000168307409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6" calcext:value-type="float">
            <text:p>386.6</text:p>
          </table:table-cell>
          <table:table-cell office:value-type="float" office:value="0.125387983762" calcext:value-type="float">
            <text:p>0.125387983762</text:p>
          </table:table-cell>
          <table:table-cell office:value-type="float" office:value="0.000337350848475" calcext:value-type="float">
            <text:p>0.00033735084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7" calcext:value-type="float">
            <text:p>386.7</text:p>
          </table:table-cell>
          <table:table-cell office:value-type="float" office:value="0.125012333406" calcext:value-type="float">
            <text:p>0.125012333406</text:p>
          </table:table-cell>
          <table:table-cell office:value-type="float" office:value="0.000667278130123" calcext:value-type="float">
            <text:p>0.00066727813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8" calcext:value-type="float">
            <text:p>386.8</text:p>
          </table:table-cell>
          <table:table-cell office:value-type="float" office:value="0.124634112861" calcext:value-type="float">
            <text:p>0.124634112861</text:p>
          </table:table-cell>
          <table:table-cell office:value-type="float" office:value="0.000998642197835" calcext:value-type="float">
            <text:p>0.00099864219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.9" calcext:value-type="float">
            <text:p>386.9</text:p>
          </table:table-cell>
          <table:table-cell office:value-type="float" office:value="0.124253318162" calcext:value-type="float">
            <text:p>0.124253318162</text:p>
          </table:table-cell>
          <table:table-cell office:value-type="float" office:value="0.00134038099426" calcext:value-type="float">
            <text:p>0.00134038099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23869945343" calcext:value-type="float">
            <text:p>0.123869945343</text:p>
          </table:table-cell>
          <table:table-cell office:value-type="float" office:value="0.0016835996042" calcext:value-type="float">
            <text:p>0.0016835996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1" calcext:value-type="float">
            <text:p>387.1</text:p>
          </table:table-cell>
          <table:table-cell office:value-type="float" office:value="0.12351528277" calcext:value-type="float">
            <text:p>0.12351528277</text:p>
          </table:table-cell>
          <table:table-cell office:value-type="float" office:value="0.00201983709747" calcext:value-type="float">
            <text:p>0.00201983709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2" calcext:value-type="float">
            <text:p>387.2</text:p>
          </table:table-cell>
          <table:table-cell office:value-type="float" office:value="0.123157817281" calcext:value-type="float">
            <text:p>0.123157817281</text:p>
          </table:table-cell>
          <table:table-cell office:value-type="float" office:value="0.00235769020376" calcext:value-type="float">
            <text:p>0.00235769020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3" calcext:value-type="float">
            <text:p>387.3</text:p>
          </table:table-cell>
          <table:table-cell office:value-type="float" office:value="0.122797543144" calcext:value-type="float">
            <text:p>0.122797543144</text:p>
          </table:table-cell>
          <table:table-cell office:value-type="float" office:value="0.00270618254199" calcext:value-type="float">
            <text:p>0.00270618254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4" calcext:value-type="float">
            <text:p>387.4</text:p>
          </table:table-cell>
          <table:table-cell office:value-type="float" office:value="0.12243445462" calcext:value-type="float">
            <text:p>0.12243445462</text:p>
          </table:table-cell>
          <table:table-cell office:value-type="float" office:value="0.00305634015233" calcext:value-type="float">
            <text:p>0.00305634015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0.12207761024" calcext:value-type="float">
            <text:p>0.12207761024</text:p>
          </table:table-cell>
          <table:table-cell office:value-type="float" office:value="0.00340816613093" calcext:value-type="float">
            <text:p>0.0034081661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6" calcext:value-type="float">
            <text:p>387.6</text:p>
          </table:table-cell>
          <table:table-cell office:value-type="float" office:value="0.121683177331" calcext:value-type="float">
            <text:p>0.121683177331</text:p>
          </table:table-cell>
          <table:table-cell office:value-type="float" office:value="0.00376058789309" calcext:value-type="float">
            <text:p>0.00376058789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7" calcext:value-type="float">
            <text:p>387.7</text:p>
          </table:table-cell>
          <table:table-cell office:value-type="float" office:value="0.12127710073" calcext:value-type="float">
            <text:p>0.12127710073</text:p>
          </table:table-cell>
          <table:table-cell office:value-type="float" office:value="0.00410537960144" calcext:value-type="float">
            <text:p>0.0041053796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8" calcext:value-type="float">
            <text:p>387.8</text:p>
          </table:table-cell>
          <table:table-cell office:value-type="float" office:value="0.120868440953" calcext:value-type="float">
            <text:p>0.120868440953</text:p>
          </table:table-cell>
          <table:table-cell office:value-type="float" office:value="0.00445160748575" calcext:value-type="float">
            <text:p>0.00445160748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.9" calcext:value-type="float">
            <text:p>387.9</text:p>
          </table:table-cell>
          <table:table-cell office:value-type="float" office:value="0.120457194244" calcext:value-type="float">
            <text:p>0.120457194244</text:p>
          </table:table-cell>
          <table:table-cell office:value-type="float" office:value="0.00480841497864" calcext:value-type="float">
            <text:p>0.00480841497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20043356844" calcext:value-type="float">
            <text:p>0.120043356844</text:p>
          </table:table-cell>
          <table:table-cell office:value-type="float" office:value="0.00516670125618" calcext:value-type="float">
            <text:p>0.00516670125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1" calcext:value-type="float">
            <text:p>388.1</text:p>
          </table:table-cell>
          <table:table-cell office:value-type="float" office:value="0.119649929441" calcext:value-type="float">
            <text:p>0.119649929441</text:p>
          </table:table-cell>
          <table:table-cell office:value-type="float" office:value="0.00551834913629" calcext:value-type="float">
            <text:p>0.00551834913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2" calcext:value-type="float">
            <text:p>388.2</text:p>
          </table:table-cell>
          <table:table-cell office:value-type="float" office:value="0.119253670608" calcext:value-type="float">
            <text:p>0.119253670608</text:p>
          </table:table-cell>
          <table:table-cell office:value-type="float" office:value="0.00587157291624" calcext:value-type="float">
            <text:p>0.0058715729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3" calcext:value-type="float">
            <text:p>388.3</text:p>
          </table:table-cell>
          <table:table-cell office:value-type="float" office:value="0.118854576168" calcext:value-type="float">
            <text:p>0.118854576168</text:p>
          </table:table-cell>
          <table:table-cell office:value-type="float" office:value="0.00623559902915" calcext:value-type="float">
            <text:p>0.0062355990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4" calcext:value-type="float">
            <text:p>388.4</text:p>
          </table:table-cell>
          <table:table-cell office:value-type="float" office:value="0.118452641945" calcext:value-type="float">
            <text:p>0.118452641945</text:p>
          </table:table-cell>
          <table:table-cell office:value-type="float" office:value="0.00660124776377" calcext:value-type="float">
            <text:p>0.00660124776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0.118057130408" calcext:value-type="float">
            <text:p>0.118057130408</text:p>
          </table:table-cell>
          <table:table-cell office:value-type="float" office:value="0.00695925470468" calcext:value-type="float">
            <text:p>0.0069592547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6" calcext:value-type="float">
            <text:p>388.6</text:p>
          </table:table-cell>
          <table:table-cell office:value-type="float" office:value="0.117692227327" calcext:value-type="float">
            <text:p>0.117692227327</text:p>
          </table:table-cell>
          <table:table-cell office:value-type="float" office:value="0.00732092478171" calcext:value-type="float">
            <text:p>0.0073209247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7" calcext:value-type="float">
            <text:p>388.7</text:p>
          </table:table-cell>
          <table:table-cell office:value-type="float" office:value="0.117314860034" calcext:value-type="float">
            <text:p>0.117314860034</text:p>
          </table:table-cell>
          <table:table-cell office:value-type="float" office:value="0.00769369387767" calcext:value-type="float">
            <text:p>0.0076936938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8" calcext:value-type="float">
            <text:p>388.8</text:p>
          </table:table-cell>
          <table:table-cell office:value-type="float" office:value="0.116934337628" calcext:value-type="float">
            <text:p>0.116934337628</text:p>
          </table:table-cell>
          <table:table-cell office:value-type="float" office:value="0.00806830120678" calcext:value-type="float">
            <text:p>0.0080683012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.9" calcext:value-type="float">
            <text:p>388.9</text:p>
          </table:table-cell>
          <table:table-cell office:value-type="float" office:value="0.116550698396" calcext:value-type="float">
            <text:p>0.116550698396</text:p>
          </table:table-cell>
          <table:table-cell office:value-type="float" office:value="0.00843539073467" calcext:value-type="float">
            <text:p>0.00843539073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116163976516" calcext:value-type="float">
            <text:p>0.116163976516</text:p>
          </table:table-cell>
          <table:table-cell office:value-type="float" office:value="0.00880428328804" calcext:value-type="float">
            <text:p>0.00880428328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1" calcext:value-type="float">
            <text:p>389.1</text:p>
          </table:table-cell>
          <table:table-cell office:value-type="float" office:value="0.115734827639" calcext:value-type="float">
            <text:p>0.115734827639</text:p>
          </table:table-cell>
          <table:table-cell office:value-type="float" office:value="0.00918127219187" calcext:value-type="float">
            <text:p>0.00918127219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2" calcext:value-type="float">
            <text:p>389.2</text:p>
          </table:table-cell>
          <table:table-cell office:value-type="float" office:value="0.11530296397" calcext:value-type="float">
            <text:p>0.11530296397</text:p>
          </table:table-cell>
          <table:table-cell office:value-type="float" office:value="0.00955986962118" calcext:value-type="float">
            <text:p>0.0095598696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3" calcext:value-type="float">
            <text:p>389.3</text:p>
          </table:table-cell>
          <table:table-cell office:value-type="float" office:value="0.114868410172" calcext:value-type="float">
            <text:p>0.114868410172</text:p>
          </table:table-cell>
          <table:table-cell office:value-type="float" office:value="0.00994008122906" calcext:value-type="float">
            <text:p>0.0099400812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4" calcext:value-type="float">
            <text:p>389.4</text:p>
          </table:table-cell>
          <table:table-cell office:value-type="float" office:value="0.114431186959" calcext:value-type="float">
            <text:p>0.114431186959</text:p>
          </table:table-cell>
          <table:table-cell office:value-type="float" office:value="0.0103219127595" calcext:value-type="float">
            <text:p>0.010321912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0.114000801738" calcext:value-type="float">
            <text:p>0.114000801738</text:p>
          </table:table-cell>
          <table:table-cell office:value-type="float" office:value="0.0106958794172" calcext:value-type="float">
            <text:p>0.0106958794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6" calcext:value-type="float">
            <text:p>389.6</text:p>
          </table:table-cell>
          <table:table-cell office:value-type="float" office:value="0.113567772191" calcext:value-type="float">
            <text:p>0.113567772191</text:p>
          </table:table-cell>
          <table:table-cell office:value-type="float" office:value="0.0110714310579" calcext:value-type="float">
            <text:p>0.0110714310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7" calcext:value-type="float">
            <text:p>389.7</text:p>
          </table:table-cell>
          <table:table-cell office:value-type="float" office:value="0.113122592283" calcext:value-type="float">
            <text:p>0.113122592283</text:p>
          </table:table-cell>
          <table:table-cell office:value-type="float" office:value="0.0114581070132" calcext:value-type="float">
            <text:p>0.011458107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8" calcext:value-type="float">
            <text:p>389.8</text:p>
          </table:table-cell>
          <table:table-cell office:value-type="float" office:value="0.112674773896" calcext:value-type="float">
            <text:p>0.112674773896</text:p>
          </table:table-cell>
          <table:table-cell office:value-type="float" office:value="0.011846423574" calcext:value-type="float">
            <text:p>0.01184642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.9" calcext:value-type="float">
            <text:p>389.9</text:p>
          </table:table-cell>
          <table:table-cell office:value-type="float" office:value="0.112224333325" calcext:value-type="float">
            <text:p>0.112224333325</text:p>
          </table:table-cell>
          <table:table-cell office:value-type="float" office:value="0.0122268128707" calcext:value-type="float">
            <text:p>0.012226812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11771281937" calcext:value-type="float">
            <text:p>0.111771281937</text:p>
          </table:table-cell>
          <table:table-cell office:value-type="float" office:value="0.0126088139136" calcext:value-type="float">
            <text:p>0.0126088139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1" calcext:value-type="float">
            <text:p>390.1</text:p>
          </table:table-cell>
          <table:table-cell office:value-type="float" office:value="0.111334118705" calcext:value-type="float">
            <text:p>0.111334118705</text:p>
          </table:table-cell>
          <table:table-cell office:value-type="float" office:value="0.0130042098048" calcext:value-type="float">
            <text:p>0.013004209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2" calcext:value-type="float">
            <text:p>390.2</text:p>
          </table:table-cell>
          <table:table-cell office:value-type="float" office:value="0.110894239907" calcext:value-type="float">
            <text:p>0.110894239907</text:p>
          </table:table-cell>
          <table:table-cell office:value-type="float" office:value="0.0134014078832" calcext:value-type="float">
            <text:p>0.0134014078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3" calcext:value-type="float">
            <text:p>390.3</text:p>
          </table:table-cell>
          <table:table-cell office:value-type="float" office:value="0.110451640612" calcext:value-type="float">
            <text:p>0.110451640612</text:p>
          </table:table-cell>
          <table:table-cell office:value-type="float" office:value="0.0137907508229" calcext:value-type="float">
            <text:p>0.0137907508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4" calcext:value-type="float">
            <text:p>390.4</text:p>
          </table:table-cell>
          <table:table-cell office:value-type="float" office:value="0.110006311314" calcext:value-type="float">
            <text:p>0.110006311314</text:p>
          </table:table-cell>
          <table:table-cell office:value-type="float" office:value="0.0141818633114" calcext:value-type="float">
            <text:p>0.014181863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0.109567948048" calcext:value-type="float">
            <text:p>0.109567948048</text:p>
          </table:table-cell>
          <table:table-cell office:value-type="float" office:value="0.014584461004" calcext:value-type="float">
            <text:p>0.01458446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6" calcext:value-type="float">
            <text:p>390.6</text:p>
          </table:table-cell>
          <table:table-cell office:value-type="float" office:value="0.109096015485" calcext:value-type="float">
            <text:p>0.109096015485</text:p>
          </table:table-cell>
          <table:table-cell office:value-type="float" office:value="0.0149846471502" calcext:value-type="float">
            <text:p>0.014984647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7" calcext:value-type="float">
            <text:p>390.7</text:p>
          </table:table-cell>
          <table:table-cell office:value-type="float" office:value="0.108611879131" calcext:value-type="float">
            <text:p>0.108611879131</text:p>
          </table:table-cell>
          <table:table-cell office:value-type="float" office:value="0.0153864391121" calcext:value-type="float">
            <text:p>0.015386439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8" calcext:value-type="float">
            <text:p>390.8</text:p>
          </table:table-cell>
          <table:table-cell office:value-type="float" office:value="0.108125224004" calcext:value-type="float">
            <text:p>0.108125224004</text:p>
          </table:table-cell>
          <table:table-cell office:value-type="float" office:value="0.015789839327" calcext:value-type="float">
            <text:p>0.015789839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0.107636021018" calcext:value-type="float">
            <text:p>0.107636021018</text:p>
          </table:table-cell>
          <table:table-cell office:value-type="float" office:value="0.0161850580136" calcext:value-type="float">
            <text:p>0.016185058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107144237107" calcext:value-type="float">
            <text:p>0.107144237107</text:p>
          </table:table-cell>
          <table:table-cell office:value-type="float" office:value="0.016581846219" calcext:value-type="float">
            <text:p>0.016581846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1" calcext:value-type="float">
            <text:p>391.1</text:p>
          </table:table-cell>
          <table:table-cell office:value-type="float" office:value="0.106659922373" calcext:value-type="float">
            <text:p>0.106659922373</text:p>
          </table:table-cell>
          <table:table-cell office:value-type="float" office:value="0.016991642469" calcext:value-type="float">
            <text:p>0.01699164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2" calcext:value-type="float">
            <text:p>391.2</text:p>
          </table:table-cell>
          <table:table-cell office:value-type="float" office:value="0.106172798658" calcext:value-type="float">
            <text:p>0.106172798658</text:p>
          </table:table-cell>
          <table:table-cell office:value-type="float" office:value="0.0174031151318" calcext:value-type="float">
            <text:p>0.017403115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3" calcext:value-type="float">
            <text:p>391.3</text:p>
          </table:table-cell>
          <table:table-cell office:value-type="float" office:value="0.105682821906" calcext:value-type="float">
            <text:p>0.105682821906</text:p>
          </table:table-cell>
          <table:table-cell office:value-type="float" office:value="0.017806385188" calcext:value-type="float">
            <text:p>0.017806385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4" calcext:value-type="float">
            <text:p>391.4</text:p>
          </table:table-cell>
          <table:table-cell office:value-type="float" office:value="0.105189944502" calcext:value-type="float">
            <text:p>0.105189944502</text:p>
          </table:table-cell>
          <table:table-cell office:value-type="float" office:value="0.0182112813214" calcext:value-type="float">
            <text:p>0.018211281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0.104704034294" calcext:value-type="float">
            <text:p>0.104704034294</text:p>
          </table:table-cell>
          <table:table-cell office:value-type="float" office:value="0.0188161759244" calcext:value-type="float">
            <text:p>0.0188161759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6" calcext:value-type="float">
            <text:p>391.6</text:p>
          </table:table-cell>
          <table:table-cell office:value-type="float" office:value="0.104215203782" calcext:value-type="float">
            <text:p>0.104215203782</text:p>
          </table:table-cell>
          <table:table-cell office:value-type="float" office:value="0.0194235509531" calcext:value-type="float">
            <text:p>0.0194235509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7" calcext:value-type="float">
            <text:p>391.7</text:p>
          </table:table-cell>
          <table:table-cell office:value-type="float" office:value="0.103713594303" calcext:value-type="float">
            <text:p>0.103713594303</text:p>
          </table:table-cell>
          <table:table-cell office:value-type="float" office:value="0.020212744486" calcext:value-type="float">
            <text:p>0.020212744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8" calcext:value-type="float">
            <text:p>391.8</text:p>
          </table:table-cell>
          <table:table-cell office:value-type="float" office:value="0.103209098651" calcext:value-type="float">
            <text:p>0.103209098651</text:p>
          </table:table-cell>
          <table:table-cell office:value-type="float" office:value="0.0210052179884" calcext:value-type="float">
            <text:p>0.0210052179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.9" calcext:value-type="float">
            <text:p>391.9</text:p>
          </table:table-cell>
          <table:table-cell office:value-type="float" office:value="0.102701691103" calcext:value-type="float">
            <text:p>0.102701691103</text:p>
          </table:table-cell>
          <table:table-cell office:value-type="float" office:value="0.0218009727146" calcext:value-type="float">
            <text:p>0.021800972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02191346338" calcext:value-type="float">
            <text:p>0.102191346338</text:p>
          </table:table-cell>
          <table:table-cell office:value-type="float" office:value="0.0226000092864" calcext:value-type="float">
            <text:p>0.022600009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1" calcext:value-type="float">
            <text:p>392.1</text:p>
          </table:table-cell>
          <table:table-cell office:value-type="float" office:value="0.101691508505" calcext:value-type="float">
            <text:p>0.101691508505</text:p>
          </table:table-cell>
          <table:table-cell office:value-type="float" office:value="0.0234054277408" calcext:value-type="float">
            <text:p>0.0234054277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2" calcext:value-type="float">
            <text:p>392.2</text:p>
          </table:table-cell>
          <table:table-cell office:value-type="float" office:value="0.101188579752" calcext:value-type="float">
            <text:p>0.101188579752</text:p>
          </table:table-cell>
          <table:table-cell office:value-type="float" office:value="0.024214348569" calcext:value-type="float">
            <text:p>0.024214348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3" calcext:value-type="float">
            <text:p>392.3</text:p>
          </table:table-cell>
          <table:table-cell office:value-type="float" office:value="0.100682534086" calcext:value-type="float">
            <text:p>0.100682534086</text:p>
          </table:table-cell>
          <table:table-cell office:value-type="float" office:value="0.0250267724859" calcext:value-type="float">
            <text:p>0.0250267724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4" calcext:value-type="float">
            <text:p>392.4</text:p>
          </table:table-cell>
          <table:table-cell office:value-type="float" office:value="0.10017334593" calcext:value-type="float">
            <text:p>0.10017334593</text:p>
          </table:table-cell>
          <table:table-cell office:value-type="float" office:value="0.0258426995463" calcext:value-type="float">
            <text:p>0.0258426995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0.0996711316713" calcext:value-type="float">
            <text:p>0.0996711316713</text:p>
          </table:table-cell>
          <table:table-cell office:value-type="float" office:value="0.0266621291378" calcext:value-type="float">
            <text:p>0.026662129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6" calcext:value-type="float">
            <text:p>392.6</text:p>
          </table:table-cell>
          <table:table-cell office:value-type="float" office:value="0.0991379312043" calcext:value-type="float">
            <text:p>0.0991379312043</text:p>
          </table:table-cell>
          <table:table-cell office:value-type="float" office:value="0.0274773437862" calcext:value-type="float">
            <text:p>0.0274773437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7" calcext:value-type="float">
            <text:p>392.7</text:p>
          </table:table-cell>
          <table:table-cell office:value-type="float" office:value="0.0985917508422" calcext:value-type="float">
            <text:p>0.0985917508422</text:p>
          </table:table-cell>
          <table:table-cell office:value-type="float" office:value="0.0282956186711" calcext:value-type="float">
            <text:p>0.0282956186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8" calcext:value-type="float">
            <text:p>392.8</text:p>
          </table:table-cell>
          <table:table-cell office:value-type="float" office:value="0.0980427258824" calcext:value-type="float">
            <text:p>0.0980427258824</text:p>
          </table:table-cell>
          <table:table-cell office:value-type="float" office:value="0.0291169552206" calcext:value-type="float">
            <text:p>0.029116955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.9" calcext:value-type="float">
            <text:p>392.9</text:p>
          </table:table-cell>
          <table:table-cell office:value-type="float" office:value="0.0974908511483" calcext:value-type="float">
            <text:p>0.0974908511483</text:p>
          </table:table-cell>
          <table:table-cell office:value-type="float" office:value="0.0299413550399" calcext:value-type="float">
            <text:p>0.0299413550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9693612251" calcext:value-type="float">
            <text:p>0.09693612251</text:p>
          </table:table-cell>
          <table:table-cell office:value-type="float" office:value="0.0307688199516" calcext:value-type="float">
            <text:p>0.0307688199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1" calcext:value-type="float">
            <text:p>393.1</text:p>
          </table:table-cell>
          <table:table-cell office:value-type="float" office:value="0.0963992623464" calcext:value-type="float">
            <text:p>0.0963992623464</text:p>
          </table:table-cell>
          <table:table-cell office:value-type="float" office:value="0.0316164123127" calcext:value-type="float">
            <text:p>0.031616412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2" calcext:value-type="float">
            <text:p>393.2</text:p>
          </table:table-cell>
          <table:table-cell office:value-type="float" office:value="0.0958592537661" calcext:value-type="float">
            <text:p>0.0958592537661</text:p>
          </table:table-cell>
          <table:table-cell office:value-type="float" office:value="0.0324674613531" calcext:value-type="float">
            <text:p>0.032467461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3" calcext:value-type="float">
            <text:p>393.3</text:p>
          </table:table-cell>
          <table:table-cell office:value-type="float" office:value="0.0953160948189" calcext:value-type="float">
            <text:p>0.0953160948189</text:p>
          </table:table-cell>
          <table:table-cell office:value-type="float" office:value="0.0333116606124" calcext:value-type="float">
            <text:p>0.0333116606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4" calcext:value-type="float">
            <text:p>393.4</text:p>
          </table:table-cell>
          <table:table-cell office:value-type="float" office:value="0.0947697844905" calcext:value-type="float">
            <text:p>0.0947697844905</text:p>
          </table:table-cell>
          <table:table-cell office:value-type="float" office:value="0.0341592790589" calcext:value-type="float">
            <text:p>0.034159279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0.0942306776944" calcext:value-type="float">
            <text:p>0.0942306776944</text:p>
          </table:table-cell>
          <table:table-cell office:value-type="float" office:value="0.0350103210205" calcext:value-type="float">
            <text:p>0.035010321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6" calcext:value-type="float">
            <text:p>393.6</text:p>
          </table:table-cell>
          <table:table-cell office:value-type="float" office:value="0.0937145856436" calcext:value-type="float">
            <text:p>0.0937145856436</text:p>
          </table:table-cell>
          <table:table-cell office:value-type="float" office:value="0.0358747904283" calcext:value-type="float">
            <text:p>0.0358747904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7" calcext:value-type="float">
            <text:p>393.7</text:p>
          </table:table-cell>
          <table:table-cell office:value-type="float" office:value="0.0931845911454" calcext:value-type="float">
            <text:p>0.0931845911454</text:p>
          </table:table-cell>
          <table:table-cell office:value-type="float" office:value="0.0367431369443" calcext:value-type="float">
            <text:p>0.0367431369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8" calcext:value-type="float">
            <text:p>393.8</text:p>
          </table:table-cell>
          <table:table-cell office:value-type="float" office:value="0.0926510885485" calcext:value-type="float">
            <text:p>0.0926510885485</text:p>
          </table:table-cell>
          <table:table-cell office:value-type="float" office:value="0.0376153822684" calcext:value-type="float">
            <text:p>0.037615382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.9" calcext:value-type="float">
            <text:p>393.9</text:p>
          </table:table-cell>
          <table:table-cell office:value-type="float" office:value="0.0921141143169" calcext:value-type="float">
            <text:p>0.0921141143169</text:p>
          </table:table-cell>
          <table:table-cell office:value-type="float" office:value="0.0384915489616" calcext:value-type="float">
            <text:p>0.0384915489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915737020878" calcext:value-type="float">
            <text:p>0.0915737020878</text:p>
          </table:table-cell>
          <table:table-cell office:value-type="float" office:value="0.0393716603759" calcext:value-type="float">
            <text:p>0.0393716603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1" calcext:value-type="float">
            <text:p>394.1</text:p>
          </table:table-cell>
          <table:table-cell office:value-type="float" office:value="0.0909873607392" calcext:value-type="float">
            <text:p>0.0909873607392</text:p>
          </table:table-cell>
          <table:table-cell office:value-type="float" office:value="0.0402369362801" calcext:value-type="float">
            <text:p>0.040236936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2" calcext:value-type="float">
            <text:p>394.2</text:p>
          </table:table-cell>
          <table:table-cell office:value-type="float" office:value="0.0903982397051" calcext:value-type="float">
            <text:p>0.0903982397051</text:p>
          </table:table-cell>
          <table:table-cell office:value-type="float" office:value="0.041105416099" calcext:value-type="float">
            <text:p>0.041105416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3" calcext:value-type="float">
            <text:p>394.3</text:p>
          </table:table-cell>
          <table:table-cell office:value-type="float" office:value="0.0898063671329" calcext:value-type="float">
            <text:p>0.0898063671329</text:p>
          </table:table-cell>
          <table:table-cell office:value-type="float" office:value="0.0419771219394" calcext:value-type="float">
            <text:p>0.0419771219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4" calcext:value-type="float">
            <text:p>394.4</text:p>
          </table:table-cell>
          <table:table-cell office:value-type="float" office:value="0.0892117684564" calcext:value-type="float">
            <text:p>0.0892117684564</text:p>
          </table:table-cell>
          <table:table-cell office:value-type="float" office:value="0.0428520763692" calcext:value-type="float">
            <text:p>0.0428520763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0.0886250523335" calcext:value-type="float">
            <text:p>0.0886250523335</text:p>
          </table:table-cell>
          <table:table-cell office:value-type="float" office:value="0.0437303023402" calcext:value-type="float">
            <text:p>0.0437303023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6" calcext:value-type="float">
            <text:p>394.6</text:p>
          </table:table-cell>
          <table:table-cell office:value-type="float" office:value="0.0880356223448" calcext:value-type="float">
            <text:p>0.0880356223448</text:p>
          </table:table-cell>
          <table:table-cell office:value-type="float" office:value="0.044611786456" calcext:value-type="float">
            <text:p>0.04461178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7" calcext:value-type="float">
            <text:p>394.7</text:p>
          </table:table-cell>
          <table:table-cell office:value-type="float" office:value="0.0874328461575" calcext:value-type="float">
            <text:p>0.0874328461575</text:p>
          </table:table-cell>
          <table:table-cell office:value-type="float" office:value="0.0454965375474" calcext:value-type="float">
            <text:p>0.0454965375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8" calcext:value-type="float">
            <text:p>394.8</text:p>
          </table:table-cell>
          <table:table-cell office:value-type="float" office:value="0.0868273359791" calcext:value-type="float">
            <text:p>0.0868273359791</text:p>
          </table:table-cell>
          <table:table-cell office:value-type="float" office:value="0.0463845812518" calcext:value-type="float">
            <text:p>0.046384581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9" calcext:value-type="float">
            <text:p>394.9</text:p>
          </table:table-cell>
          <table:table-cell office:value-type="float" office:value="0.0862191128157" calcext:value-type="float">
            <text:p>0.0862191128157</text:p>
          </table:table-cell>
          <table:table-cell office:value-type="float" office:value="0.0472866115581" calcext:value-type="float">
            <text:p>0.0472866115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856081925041" calcext:value-type="float">
            <text:p>0.0856081925041</text:p>
          </table:table-cell>
          <table:table-cell office:value-type="float" office:value="0.0481920244519" calcext:value-type="float">
            <text:p>0.0481920244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1" calcext:value-type="float">
            <text:p>395.1</text:p>
          </table:table-cell>
          <table:table-cell office:value-type="float" office:value="0.0849751992152" calcext:value-type="float">
            <text:p>0.0849751992152</text:p>
          </table:table-cell>
          <table:table-cell office:value-type="float" office:value="0.0490789335861" calcext:value-type="float">
            <text:p>0.0490789335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2" calcext:value-type="float">
            <text:p>395.2</text:p>
          </table:table-cell>
          <table:table-cell office:value-type="float" office:value="0.0843398506276" calcext:value-type="float">
            <text:p>0.0843398506276</text:p>
          </table:table-cell>
          <table:table-cell office:value-type="float" office:value="0.0499688405273" calcext:value-type="float">
            <text:p>0.0499688405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3" calcext:value-type="float">
            <text:p>395.3</text:p>
          </table:table-cell>
          <table:table-cell office:value-type="float" office:value="0.0837021486486" calcext:value-type="float">
            <text:p>0.0837021486486</text:p>
          </table:table-cell>
          <table:table-cell office:value-type="float" office:value="0.0508617626853" calcext:value-type="float">
            <text:p>0.0508617626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4" calcext:value-type="float">
            <text:p>395.4</text:p>
          </table:table-cell>
          <table:table-cell office:value-type="float" office:value="0.0830620906148" calcext:value-type="float">
            <text:p>0.0830620906148</text:p>
          </table:table-cell>
          <table:table-cell office:value-type="float" office:value="0.0517577153549" calcext:value-type="float">
            <text:p>0.051757715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0.0824304531329" calcext:value-type="float">
            <text:p>0.0824304531329</text:p>
          </table:table-cell>
          <table:table-cell office:value-type="float" office:value="0.0526567114927" calcext:value-type="float">
            <text:p>0.0526567114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6" calcext:value-type="float">
            <text:p>395.6</text:p>
          </table:table-cell>
          <table:table-cell office:value-type="float" office:value="0.0817966468135" calcext:value-type="float">
            <text:p>0.0817966468135</text:p>
          </table:table-cell>
          <table:table-cell office:value-type="float" office:value="0.0535588714875" calcext:value-type="float">
            <text:p>0.053558871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7" calcext:value-type="float">
            <text:p>395.7</text:p>
          </table:table-cell>
          <table:table-cell office:value-type="float" office:value="0.081149771519" calcext:value-type="float">
            <text:p>0.081149771519</text:p>
          </table:table-cell>
          <table:table-cell office:value-type="float" office:value="0.0544641685635" calcext:value-type="float">
            <text:p>0.0544641685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8" calcext:value-type="float">
            <text:p>395.8</text:p>
          </table:table-cell>
          <table:table-cell office:value-type="float" office:value="0.0805005340327" calcext:value-type="float">
            <text:p>0.0805005340327</text:p>
          </table:table-cell>
          <table:table-cell office:value-type="float" office:value="0.0553725731001" calcext:value-type="float">
            <text:p>0.055372573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.9" calcext:value-type="float">
            <text:p>395.9</text:p>
          </table:table-cell>
          <table:table-cell office:value-type="float" office:value="0.0798488595068" calcext:value-type="float">
            <text:p>0.0798488595068</text:p>
          </table:table-cell>
          <table:table-cell office:value-type="float" office:value="0.0562840526079" calcext:value-type="float">
            <text:p>0.056284052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791946751637" calcext:value-type="float">
            <text:p>0.0791946751637</text:p>
          </table:table-cell>
          <table:table-cell office:value-type="float" office:value="0.0571985717051" calcext:value-type="float">
            <text:p>0.0571985717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1" calcext:value-type="float">
            <text:p>396.1</text:p>
          </table:table-cell>
          <table:table-cell office:value-type="float" office:value="0.078574348182" calcext:value-type="float">
            <text:p>0.078574348182</text:p>
          </table:table-cell>
          <table:table-cell office:value-type="float" office:value="0.0581430552042" calcext:value-type="float">
            <text:p>0.058143055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2" calcext:value-type="float">
            <text:p>396.2</text:p>
          </table:table-cell>
          <table:table-cell office:value-type="float" office:value="0.0779507244366" calcext:value-type="float">
            <text:p>0.0779507244366</text:p>
          </table:table-cell>
          <table:table-cell office:value-type="float" office:value="0.0590913257296" calcext:value-type="float">
            <text:p>0.0590913257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3" calcext:value-type="float">
            <text:p>396.3</text:p>
          </table:table-cell>
          <table:table-cell office:value-type="float" office:value="0.077323734703" calcext:value-type="float">
            <text:p>0.077323734703</text:p>
          </table:table-cell>
          <table:table-cell office:value-type="float" office:value="0.0600433419316" calcext:value-type="float">
            <text:p>0.0600433419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4" calcext:value-type="float">
            <text:p>396.4</text:p>
          </table:table-cell>
          <table:table-cell office:value-type="float" office:value="0.0766933117948" calcext:value-type="float">
            <text:p>0.0766933117948</text:p>
          </table:table-cell>
          <table:table-cell office:value-type="float" office:value="0.0609990593815" calcext:value-type="float">
            <text:p>0.0609990593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0.0760703897785" calcext:value-type="float">
            <text:p>0.0760703897785</text:p>
          </table:table-cell>
          <table:table-cell office:value-type="float" office:value="0.0619694297303" calcext:value-type="float">
            <text:p>0.0619694297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6" calcext:value-type="float">
            <text:p>396.6</text:p>
          </table:table-cell>
          <table:table-cell office:value-type="float" office:value="0.0754231606863" calcext:value-type="float">
            <text:p>0.0754231606863</text:p>
          </table:table-cell>
          <table:table-cell office:value-type="float" office:value="0.0629261027938" calcext:value-type="float">
            <text:p>0.062926102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7" calcext:value-type="float">
            <text:p>396.7</text:p>
          </table:table-cell>
          <table:table-cell office:value-type="float" office:value="0.0747618728553" calcext:value-type="float">
            <text:p>0.0747618728553</text:p>
          </table:table-cell>
          <table:table-cell office:value-type="float" office:value="0.0638749718609" calcext:value-type="float">
            <text:p>0.0638749718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8" calcext:value-type="float">
            <text:p>396.8</text:p>
          </table:table-cell>
          <table:table-cell office:value-type="float" office:value="0.0740974708702" calcext:value-type="float">
            <text:p>0.0740974708702</text:p>
          </table:table-cell>
          <table:table-cell office:value-type="float" office:value="0.0648269900421" calcext:value-type="float">
            <text:p>0.064826990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.9" calcext:value-type="float">
            <text:p>396.9</text:p>
          </table:table-cell>
          <table:table-cell office:value-type="float" office:value="0.0734299065259" calcext:value-type="float">
            <text:p>0.0734299065259</text:p>
          </table:table-cell>
          <table:table-cell office:value-type="float" office:value="0.0657821124881" calcext:value-type="float">
            <text:p>0.0657821124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727591378343" calcext:value-type="float">
            <text:p>0.0727591378343</text:p>
          </table:table-cell>
          <table:table-cell office:value-type="float" office:value="0.0667402958465" calcext:value-type="float">
            <text:p>0.0667402958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1" calcext:value-type="float">
            <text:p>397.1</text:p>
          </table:table-cell>
          <table:table-cell office:value-type="float" office:value="0.0720753692509" calcext:value-type="float">
            <text:p>0.0720753692509</text:p>
          </table:table-cell>
          <table:table-cell office:value-type="float" office:value="0.0676923324424" calcext:value-type="float">
            <text:p>0.06769233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2" calcext:value-type="float">
            <text:p>397.2</text:p>
          </table:table-cell>
          <table:table-cell office:value-type="float" office:value="0.0713885452852" calcext:value-type="float">
            <text:p>0.0713885452852</text:p>
          </table:table-cell>
          <table:table-cell office:value-type="float" office:value="0.0686471181641" calcext:value-type="float">
            <text:p>0.068647118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3" calcext:value-type="float">
            <text:p>397.3</text:p>
          </table:table-cell>
          <table:table-cell office:value-type="float" office:value="0.0706986417889" calcext:value-type="float">
            <text:p>0.0706986417889</text:p>
          </table:table-cell>
          <table:table-cell office:value-type="float" office:value="0.0696046157518" calcext:value-type="float">
            <text:p>0.0696046157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4" calcext:value-type="float">
            <text:p>397.4</text:p>
          </table:table-cell>
          <table:table-cell office:value-type="float" office:value="0.0700056400837" calcext:value-type="float">
            <text:p>0.0700056400837</text:p>
          </table:table-cell>
          <table:table-cell office:value-type="float" office:value="0.070564790564" calcext:value-type="float">
            <text:p>0.07056479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0.0693207292058" calcext:value-type="float">
            <text:p>0.0693207292058</text:p>
          </table:table-cell>
          <table:table-cell office:value-type="float" office:value="0.0715276108567" calcext:value-type="float">
            <text:p>0.071527610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6" calcext:value-type="float">
            <text:p>397.6</text:p>
          </table:table-cell>
          <table:table-cell office:value-type="float" office:value="0.0686327371486" calcext:value-type="float">
            <text:p>0.0686327371486</text:p>
          </table:table-cell>
          <table:table-cell office:value-type="float" office:value="0.0724930480678" calcext:value-type="float">
            <text:p>0.072493048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7" calcext:value-type="float">
            <text:p>397.7</text:p>
          </table:table-cell>
          <table:table-cell office:value-type="float" office:value="0.0679304961912" calcext:value-type="float">
            <text:p>0.0679304961912</text:p>
          </table:table-cell>
          <table:table-cell office:value-type="float" office:value="0.0734611604521" calcext:value-type="float">
            <text:p>0.0734611604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8" calcext:value-type="float">
            <text:p>397.8</text:p>
          </table:table-cell>
          <table:table-cell office:value-type="float" office:value="0.0672252299864" calcext:value-type="float">
            <text:p>0.0672252299864</text:p>
          </table:table-cell>
          <table:table-cell office:value-type="float" office:value="0.0744319548095" calcext:value-type="float">
            <text:p>0.074431954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.9" calcext:value-type="float">
            <text:p>397.9</text:p>
          </table:table-cell>
          <table:table-cell office:value-type="float" office:value="0.0665169645698" calcext:value-type="float">
            <text:p>0.0665169645698</text:p>
          </table:table-cell>
          <table:table-cell office:value-type="float" office:value="0.0754054448281" calcext:value-type="float">
            <text:p>0.0754054448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658057305092" calcext:value-type="float">
            <text:p>0.0658057305092</text:p>
          </table:table-cell>
          <table:table-cell office:value-type="float" office:value="0.0763816514843" calcext:value-type="float">
            <text:p>0.0763816514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1" calcext:value-type="float">
            <text:p>398.1</text:p>
          </table:table-cell>
          <table:table-cell office:value-type="float" office:value="0.0650899737803" calcext:value-type="float">
            <text:p>0.0650899737803</text:p>
          </table:table-cell>
          <table:table-cell office:value-type="float" office:value="0.0773700331707" calcext:value-type="float">
            <text:p>0.077370033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2" calcext:value-type="float">
            <text:p>398.2</text:p>
          </table:table-cell>
          <table:table-cell office:value-type="float" office:value="0.0643713570821" calcext:value-type="float">
            <text:p>0.0643713570821</text:p>
          </table:table-cell>
          <table:table-cell office:value-type="float" office:value="0.0783611870648" calcext:value-type="float">
            <text:p>0.078361187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3" calcext:value-type="float">
            <text:p>398.3</text:p>
          </table:table-cell>
          <table:table-cell office:value-type="float" office:value="0.0636499229865" calcext:value-type="float">
            <text:p>0.0636499229865</text:p>
          </table:table-cell>
          <table:table-cell office:value-type="float" office:value="0.0793438023031" calcext:value-type="float">
            <text:p>0.079343802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4" calcext:value-type="float">
            <text:p>398.4</text:p>
          </table:table-cell>
          <table:table-cell office:value-type="float" office:value="0.0629257173821" calcext:value-type="float">
            <text:p>0.0629257173821</text:p>
          </table:table-cell>
          <table:table-cell office:value-type="float" office:value="0.0803292509319" calcext:value-type="float">
            <text:p>0.080329250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0.062210182971" calcext:value-type="float">
            <text:p>0.062210182971</text:p>
          </table:table-cell>
          <table:table-cell office:value-type="float" office:value="0.0813175963125" calcext:value-type="float">
            <text:p>0.081317596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6" calcext:value-type="float">
            <text:p>398.6</text:p>
          </table:table-cell>
          <table:table-cell office:value-type="float" office:value="0.0615089507481" calcext:value-type="float">
            <text:p>0.0615089507481</text:p>
          </table:table-cell>
          <table:table-cell office:value-type="float" office:value="0.0823315799551" calcext:value-type="float">
            <text:p>0.0823315799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7" calcext:value-type="float">
            <text:p>398.7</text:p>
          </table:table-cell>
          <table:table-cell office:value-type="float" office:value="0.0607931227649" calcext:value-type="float">
            <text:p>0.0607931227649</text:p>
          </table:table-cell>
          <table:table-cell office:value-type="float" office:value="0.083348915445" calcext:value-type="float">
            <text:p>0.083348915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8" calcext:value-type="float">
            <text:p>398.8</text:p>
          </table:table-cell>
          <table:table-cell office:value-type="float" office:value="0.0600741030922" calcext:value-type="float">
            <text:p>0.0600741030922</text:p>
          </table:table-cell>
          <table:table-cell office:value-type="float" office:value="0.0843696197953" calcext:value-type="float">
            <text:p>0.0843696197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.9" calcext:value-type="float">
            <text:p>398.9</text:p>
          </table:table-cell>
          <table:table-cell office:value-type="float" office:value="0.0593519032533" calcext:value-type="float">
            <text:p>0.0593519032533</text:p>
          </table:table-cell>
          <table:table-cell office:value-type="float" office:value="0.085393713387" calcext:value-type="float">
            <text:p>0.085393713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586265359138" calcext:value-type="float">
            <text:p>0.0586265359138</text:p>
          </table:table-cell>
          <table:table-cell office:value-type="float" office:value="0.0864212201308" calcext:value-type="float">
            <text:p>0.086421220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1" calcext:value-type="float">
            <text:p>399.1</text:p>
          </table:table-cell>
          <table:table-cell office:value-type="float" office:value="0.0578812138196" calcext:value-type="float">
            <text:p>0.0578812138196</text:p>
          </table:table-cell>
          <table:table-cell office:value-type="float" office:value="0.0874267906135" calcext:value-type="float">
            <text:p>0.0874267906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2" calcext:value-type="float">
            <text:p>399.2</text:p>
          </table:table-cell>
          <table:table-cell office:value-type="float" office:value="0.0571331949716" calcext:value-type="float">
            <text:p>0.0571331949716</text:p>
          </table:table-cell>
          <table:table-cell office:value-type="float" office:value="0.0884352605808" calcext:value-type="float">
            <text:p>0.0884352605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3" calcext:value-type="float">
            <text:p>399.3</text:p>
          </table:table-cell>
          <table:table-cell office:value-type="float" office:value="0.0563824967543" calcext:value-type="float">
            <text:p>0.0563824967543</text:p>
          </table:table-cell>
          <table:table-cell office:value-type="float" office:value="0.0894466633976" calcext:value-type="float">
            <text:p>0.0894466633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4" calcext:value-type="float">
            <text:p>399.4</text:p>
          </table:table-cell>
          <table:table-cell office:value-type="float" office:value="0.0556291371924" calcext:value-type="float">
            <text:p>0.0556291371924</text:p>
          </table:table-cell>
          <table:table-cell office:value-type="float" office:value="0.0904610365839" calcext:value-type="float">
            <text:p>0.0904610365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0.054884733461" calcext:value-type="float">
            <text:p>0.054884733461</text:p>
          </table:table-cell>
          <table:table-cell office:value-type="float" office:value="0.09147842198" calcext:value-type="float">
            <text:p>0.0914784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6" calcext:value-type="float">
            <text:p>399.6</text:p>
          </table:table-cell>
          <table:table-cell office:value-type="float" office:value="0.0541377436755" calcext:value-type="float">
            <text:p>0.0541377436755</text:p>
          </table:table-cell>
          <table:table-cell office:value-type="float" office:value="0.0924988659113" calcext:value-type="float">
            <text:p>0.0924988659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7" calcext:value-type="float">
            <text:p>399.7</text:p>
          </table:table-cell>
          <table:table-cell office:value-type="float" office:value="0.0533764598112" calcext:value-type="float">
            <text:p>0.0533764598112</text:p>
          </table:table-cell>
          <table:table-cell office:value-type="float" office:value="0.0935222601929" calcext:value-type="float">
            <text:p>0.093522260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8" calcext:value-type="float">
            <text:p>399.8</text:p>
          </table:table-cell>
          <table:table-cell office:value-type="float" office:value="0.0526124774131" calcext:value-type="float">
            <text:p>0.0526124774131</text:p>
          </table:table-cell>
          <table:table-cell office:value-type="float" office:value="0.0945486080589" calcext:value-type="float">
            <text:p>0.094548608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9" calcext:value-type="float">
            <text:p>399.9</text:p>
          </table:table-cell>
          <table:table-cell office:value-type="float" office:value="0.0518457933916" calcext:value-type="float">
            <text:p>0.0518457933916</text:p>
          </table:table-cell>
          <table:table-cell office:value-type="float" office:value="0.0955895870959" calcext:value-type="float">
            <text:p>0.095589587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10764046557" calcext:value-type="float">
            <text:p>0.0510764046557</text:p>
          </table:table-cell>
          <table:table-cell office:value-type="float" office:value="0.0966335641202" calcext:value-type="float">
            <text:p>0.096633564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1" calcext:value-type="float">
            <text:p>400.1</text:p>
          </table:table-cell>
          <table:table-cell office:value-type="float" office:value="0.0503023244644" calcext:value-type="float">
            <text:p>0.0503023244644</text:p>
          </table:table-cell>
          <table:table-cell office:value-type="float" office:value="0.0976649787454" calcext:value-type="float">
            <text:p>0.0976649787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2" calcext:value-type="float">
            <text:p>400.2</text:p>
          </table:table-cell>
          <table:table-cell office:value-type="float" office:value="0.0495255949856" calcext:value-type="float">
            <text:p>0.0495255949856</text:p>
          </table:table-cell>
          <table:table-cell office:value-type="float" office:value="0.0986992790646" calcext:value-type="float">
            <text:p>0.098699279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3" calcext:value-type="float">
            <text:p>400.3</text:p>
          </table:table-cell>
          <table:table-cell office:value-type="float" office:value="0.0487462134206" calcext:value-type="float">
            <text:p>0.0487462134206</text:p>
          </table:table-cell>
          <table:table-cell office:value-type="float" office:value="0.0997364679995" calcext:value-type="float">
            <text:p>0.099736467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4" calcext:value-type="float">
            <text:p>400.4</text:p>
          </table:table-cell>
          <table:table-cell office:value-type="float" office:value="0.0479641769702" calcext:value-type="float">
            <text:p>0.0479641769702</text:p>
          </table:table-cell>
          <table:table-cell office:value-type="float" office:value="0.100776548473" calcext:value-type="float">
            <text:p>0.100776548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5" calcext:value-type="float">
            <text:p>400.5</text:p>
          </table:table-cell>
          <table:table-cell office:value-type="float" office:value="0.0471912688651" calcext:value-type="float">
            <text:p>0.0471912688651</text:p>
          </table:table-cell>
          <table:table-cell office:value-type="float" office:value="0.101819523409" calcext:value-type="float">
            <text:p>0.101819523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6" calcext:value-type="float">
            <text:p>400.6</text:p>
          </table:table-cell>
          <table:table-cell office:value-type="float" office:value="0.0464157374356" calcext:value-type="float">
            <text:p>0.0464157374356</text:p>
          </table:table-cell>
          <table:table-cell office:value-type="float" office:value="0.102865395731" calcext:value-type="float">
            <text:p>0.102865395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7" calcext:value-type="float">
            <text:p>400.7</text:p>
          </table:table-cell>
          <table:table-cell office:value-type="float" office:value="0.0456257567105" calcext:value-type="float">
            <text:p>0.0456257567105</text:p>
          </table:table-cell>
          <table:table-cell office:value-type="float" office:value="0.103914168368" calcext:value-type="float">
            <text:p>0.103914168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8" calcext:value-type="float">
            <text:p>400.8</text:p>
          </table:table-cell>
          <table:table-cell office:value-type="float" office:value="0.0448331099172" calcext:value-type="float">
            <text:p>0.0448331099172</text:p>
          </table:table-cell>
          <table:table-cell office:value-type="float" office:value="0.104965844244" calcext:value-type="float">
            <text:p>0.104965844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.9" calcext:value-type="float">
            <text:p>400.9</text:p>
          </table:table-cell>
          <table:table-cell office:value-type="float" office:value="0.0440377942511" calcext:value-type="float">
            <text:p>0.0440377942511</text:p>
          </table:table-cell>
          <table:table-cell office:value-type="float" office:value="0.106020426289" calcext:value-type="float">
            <text:p>0.106020426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432398069062" calcext:value-type="float">
            <text:p>0.0432398069062</text:p>
          </table:table-cell>
          <table:table-cell office:value-type="float" office:value="0.107077917433" calcext:value-type="float">
            <text:p>0.107077917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1" calcext:value-type="float">
            <text:p>401.1</text:p>
          </table:table-cell>
          <table:table-cell office:value-type="float" office:value="0.0424443679903" calcext:value-type="float">
            <text:p>0.0424443679903</text:p>
          </table:table-cell>
          <table:table-cell office:value-type="float" office:value="0.108151629007" calcext:value-type="float">
            <text:p>0.108151629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2" calcext:value-type="float">
            <text:p>401.2</text:p>
          </table:table-cell>
          <table:table-cell office:value-type="float" office:value="0.0416460595125" calcext:value-type="float">
            <text:p>0.0416460595125</text:p>
          </table:table-cell>
          <table:table-cell office:value-type="float" office:value="0.10922853159" calcext:value-type="float">
            <text:p>0.1092285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3" calcext:value-type="float">
            <text:p>401.3</text:p>
          </table:table-cell>
          <table:table-cell office:value-type="float" office:value="0.0408448773272" calcext:value-type="float">
            <text:p>0.0408448773272</text:p>
          </table:table-cell>
          <table:table-cell office:value-type="float" office:value="0.110308629532" calcext:value-type="float">
            <text:p>0.110308629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4" calcext:value-type="float">
            <text:p>401.4</text:p>
          </table:table-cell>
          <table:table-cell office:value-type="float" office:value="0.0400408172867" calcext:value-type="float">
            <text:p>0.0400408172867</text:p>
          </table:table-cell>
          <table:table-cell office:value-type="float" office:value="0.111391927184" calcext:value-type="float">
            <text:p>0.111391927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5" calcext:value-type="float">
            <text:p>401.5</text:p>
          </table:table-cell>
          <table:table-cell office:value-type="float" office:value="0.0392458550504" calcext:value-type="float">
            <text:p>0.0392458550504</text:p>
          </table:table-cell>
          <table:table-cell office:value-type="float" office:value="0.112490408707" calcext:value-type="float">
            <text:p>0.11249040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6" calcext:value-type="float">
            <text:p>401.6</text:p>
          </table:table-cell>
          <table:table-cell office:value-type="float" office:value="0.0384375764671" calcext:value-type="float">
            <text:p>0.0384375764671</text:p>
          </table:table-cell>
          <table:table-cell office:value-type="float" office:value="0.113561204382" calcext:value-type="float">
            <text:p>0.113561204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7" calcext:value-type="float">
            <text:p>401.7</text:p>
          </table:table-cell>
          <table:table-cell office:value-type="float" office:value="0.037614881596" calcext:value-type="float">
            <text:p>0.037614881596</text:p>
          </table:table-cell>
          <table:table-cell office:value-type="float" office:value="0.114622671769" calcext:value-type="float">
            <text:p>0.11462267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8" calcext:value-type="float">
            <text:p>401.8</text:p>
          </table:table-cell>
          <table:table-cell office:value-type="float" office:value="0.0367897477118" calcext:value-type="float">
            <text:p>0.0367897477118</text:p>
          </table:table-cell>
          <table:table-cell office:value-type="float" office:value="0.115686793329" calcext:value-type="float">
            <text:p>0.11568679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.9" calcext:value-type="float">
            <text:p>401.9</text:p>
          </table:table-cell>
          <table:table-cell office:value-type="float" office:value="0.0359621722789" calcext:value-type="float">
            <text:p>0.0359621722789</text:p>
          </table:table-cell>
          <table:table-cell office:value-type="float" office:value="0.116753571711" calcext:value-type="float">
            <text:p>0.11675357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351321527609" calcext:value-type="float">
            <text:p>0.0351321527609</text:p>
          </table:table-cell>
          <table:table-cell office:value-type="float" office:value="0.117823009569" calcext:value-type="float">
            <text:p>0.117823009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1" calcext:value-type="float">
            <text:p>402.1</text:p>
          </table:table-cell>
          <table:table-cell office:value-type="float" office:value="0.0343002104497" calcext:value-type="float">
            <text:p>0.0343002104497</text:p>
          </table:table-cell>
          <table:table-cell office:value-type="float" office:value="0.118896925339" calcext:value-type="float">
            <text:p>0.118896925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2" calcext:value-type="float">
            <text:p>402.2</text:p>
          </table:table-cell>
          <table:table-cell office:value-type="float" office:value="0.0334657931317" calcext:value-type="float">
            <text:p>0.0334657931317</text:p>
          </table:table-cell>
          <table:table-cell office:value-type="float" office:value="0.11997353749" calcext:value-type="float">
            <text:p>0.11997353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3" calcext:value-type="float">
            <text:p>402.3</text:p>
          </table:table-cell>
          <table:table-cell office:value-type="float" office:value="0.0326288981808" calcext:value-type="float">
            <text:p>0.0326288981808</text:p>
          </table:table-cell>
          <table:table-cell office:value-type="float" office:value="0.121052848766" calcext:value-type="float">
            <text:p>0.121052848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4" calcext:value-type="float">
            <text:p>402.4</text:p>
          </table:table-cell>
          <table:table-cell office:value-type="float" office:value="0.0317895229697" calcext:value-type="float">
            <text:p>0.0317895229697</text:p>
          </table:table-cell>
          <table:table-cell office:value-type="float" office:value="0.122134861914" calcext:value-type="float">
            <text:p>0.12213486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5" calcext:value-type="float">
            <text:p>402.5</text:p>
          </table:table-cell>
          <table:table-cell office:value-type="float" office:value="0.0309598155042" calcext:value-type="float">
            <text:p>0.0309598155042</text:p>
          </table:table-cell>
          <table:table-cell office:value-type="float" office:value="0.123219579683" calcext:value-type="float">
            <text:p>0.123219579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6" calcext:value-type="float">
            <text:p>402.6</text:p>
          </table:table-cell>
          <table:table-cell office:value-type="float" office:value="0.0301276570016" calcext:value-type="float">
            <text:p>0.0301276570016</text:p>
          </table:table-cell>
          <table:table-cell office:value-type="float" office:value="0.124307004819" calcext:value-type="float">
            <text:p>0.124307004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7" calcext:value-type="float">
            <text:p>402.7</text:p>
          </table:table-cell>
          <table:table-cell office:value-type="float" office:value="0.0292808597408" calcext:value-type="float">
            <text:p>0.0292808597408</text:p>
          </table:table-cell>
          <table:table-cell office:value-type="float" office:value="0.125397140073" calcext:value-type="float">
            <text:p>0.12539714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8" calcext:value-type="float">
            <text:p>402.8</text:p>
          </table:table-cell>
          <table:table-cell office:value-type="float" office:value="0.0284315717241" calcext:value-type="float">
            <text:p>0.0284315717241</text:p>
          </table:table-cell>
          <table:table-cell office:value-type="float" office:value="0.126489988195" calcext:value-type="float">
            <text:p>0.126489988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9" calcext:value-type="float">
            <text:p>402.9</text:p>
          </table:table-cell>
          <table:table-cell office:value-type="float" office:value="0.0275797903192" calcext:value-type="float">
            <text:p>0.0275797903192</text:p>
          </table:table-cell>
          <table:table-cell office:value-type="float" office:value="0.127585551938" calcext:value-type="float">
            <text:p>0.12758555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67255128921" calcext:value-type="float">
            <text:p>0.0267255128921</text:p>
          </table:table-cell>
          <table:table-cell office:value-type="float" office:value="0.128683834055" calcext:value-type="float">
            <text:p>0.128683834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1" calcext:value-type="float">
            <text:p>403.1</text:p>
          </table:table-cell>
          <table:table-cell office:value-type="float" office:value="0.0258702332566" calcext:value-type="float">
            <text:p>0.0258702332566</text:p>
          </table:table-cell>
          <table:table-cell office:value-type="float" office:value="0.129804600027" calcext:value-type="float">
            <text:p>0.1298046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2" calcext:value-type="float">
            <text:p>403.2</text:p>
          </table:table-cell>
          <table:table-cell office:value-type="float" office:value="0.0250123530082" calcext:value-type="float">
            <text:p>0.0250123530082</text:p>
          </table:table-cell>
          <table:table-cell office:value-type="float" office:value="0.130928254119" calcext:value-type="float">
            <text:p>0.130928254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3" calcext:value-type="float">
            <text:p>403.3</text:p>
          </table:table-cell>
          <table:table-cell office:value-type="float" office:value="0.0241518690654" calcext:value-type="float">
            <text:p>0.0241518690654</text:p>
          </table:table-cell>
          <table:table-cell office:value-type="float" office:value="0.132042508587" calcext:value-type="float">
            <text:p>0.132042508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4" calcext:value-type="float">
            <text:p>403.4</text:p>
          </table:table-cell>
          <table:table-cell office:value-type="float" office:value="0.0232887783456" calcext:value-type="float">
            <text:p>0.0232887783456</text:p>
          </table:table-cell>
          <table:table-cell office:value-type="float" office:value="0.133159621641" calcext:value-type="float">
            <text:p>0.13315962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5" calcext:value-type="float">
            <text:p>403.5</text:p>
          </table:table-cell>
          <table:table-cell office:value-type="float" office:value="0.0226572935293" calcext:value-type="float">
            <text:p>0.0226572935293</text:p>
          </table:table-cell>
          <table:table-cell office:value-type="float" office:value="0.134279596527" calcext:value-type="float">
            <text:p>0.134279596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6" calcext:value-type="float">
            <text:p>403.6</text:p>
          </table:table-cell>
          <table:table-cell office:value-type="float" office:value="0.0220238828138" calcext:value-type="float">
            <text:p>0.0220238828138</text:p>
          </table:table-cell>
          <table:table-cell office:value-type="float" office:value="0.135402436493" calcext:value-type="float">
            <text:p>0.13540243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7" calcext:value-type="float">
            <text:p>403.7</text:p>
          </table:table-cell>
          <table:table-cell office:value-type="float" office:value="0.0215987203605" calcext:value-type="float">
            <text:p>0.0215987203605</text:p>
          </table:table-cell>
          <table:table-cell office:value-type="float" office:value="0.136528144787" calcext:value-type="float">
            <text:p>0.136528144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8" calcext:value-type="float">
            <text:p>403.8</text:p>
          </table:table-cell>
          <table:table-cell office:value-type="float" office:value="0.0211722431344" calcext:value-type="float">
            <text:p>0.0211722431344</text:p>
          </table:table-cell>
          <table:table-cell office:value-type="float" office:value="0.13765672466" calcext:value-type="float">
            <text:p>0.1376567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9" calcext:value-type="float">
            <text:p>403.9</text:p>
          </table:table-cell>
          <table:table-cell office:value-type="float" office:value="0.0207568491252" calcext:value-type="float">
            <text:p>0.0207568491252</text:p>
          </table:table-cell>
          <table:table-cell office:value-type="float" office:value="0.138788179366" calcext:value-type="float">
            <text:p>0.13878817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03401734927" calcext:value-type="float">
            <text:p>0.0203401734927</text:p>
          </table:table-cell>
          <table:table-cell office:value-type="float" office:value="0.13992251216" calcext:value-type="float">
            <text:p>0.1399225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1" calcext:value-type="float">
            <text:p>404.1</text:p>
          </table:table-cell>
          <table:table-cell office:value-type="float" office:value="0.019920156302" calcext:value-type="float">
            <text:p>0.019920156302</text:p>
          </table:table-cell>
          <table:table-cell office:value-type="float" office:value="0.141045151645" calcext:value-type="float">
            <text:p>0.14104515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2" calcext:value-type="float">
            <text:p>404.2</text:p>
          </table:table-cell>
          <table:table-cell office:value-type="float" office:value="0.0194989415273" calcext:value-type="float">
            <text:p>0.0194989415273</text:p>
          </table:table-cell>
          <table:table-cell office:value-type="float" office:value="0.142170443397" calcext:value-type="float">
            <text:p>0.142170443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3" calcext:value-type="float">
            <text:p>404.3</text:p>
          </table:table-cell>
          <table:table-cell office:value-type="float" office:value="0.0190640596965" calcext:value-type="float">
            <text:p>0.0190640596965</text:p>
          </table:table-cell>
          <table:table-cell office:value-type="float" office:value="0.143298389859" calcext:value-type="float">
            <text:p>0.143298389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4" calcext:value-type="float">
            <text:p>404.4</text:p>
          </table:table-cell>
          <table:table-cell office:value-type="float" office:value="0.0186279441787" calcext:value-type="float">
            <text:p>0.0186279441787</text:p>
          </table:table-cell>
          <table:table-cell office:value-type="float" office:value="0.144428993472" calcext:value-type="float">
            <text:p>0.14442899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5" calcext:value-type="float">
            <text:p>404.5</text:p>
          </table:table-cell>
          <table:table-cell office:value-type="float" office:value="0.0182030959141" calcext:value-type="float">
            <text:p>0.0182030959141</text:p>
          </table:table-cell>
          <table:table-cell office:value-type="float" office:value="0.145562256682" calcext:value-type="float">
            <text:p>0.145562256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6" calcext:value-type="float">
            <text:p>404.6</text:p>
          </table:table-cell>
          <table:table-cell office:value-type="float" office:value="0.0177818487381" calcext:value-type="float">
            <text:p>0.0177818487381</text:p>
          </table:table-cell>
          <table:table-cell office:value-type="float" office:value="0.146737819377" calcext:value-type="float">
            <text:p>0.146737819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7" calcext:value-type="float">
            <text:p>404.7</text:p>
          </table:table-cell>
          <table:table-cell office:value-type="float" office:value="0.0173466220203" calcext:value-type="float">
            <text:p>0.0173466220203</text:p>
          </table:table-cell>
          <table:table-cell office:value-type="float" office:value="0.147916640265" calcext:value-type="float">
            <text:p>0.14791664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8" calcext:value-type="float">
            <text:p>404.8</text:p>
          </table:table-cell>
          <table:table-cell office:value-type="float" office:value="0.0169099158909" calcext:value-type="float">
            <text:p>0.0169099158909</text:p>
          </table:table-cell>
          <table:table-cell office:value-type="float" office:value="0.149098723473" calcext:value-type="float">
            <text:p>0.149098723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.9" calcext:value-type="float">
            <text:p>404.9</text:p>
          </table:table-cell>
          <table:table-cell office:value-type="float" office:value="0.0164843117974" calcext:value-type="float">
            <text:p>0.0164843117974</text:p>
          </table:table-cell>
          <table:table-cell office:value-type="float" office:value="0.150296656572" calcext:value-type="float">
            <text:p>0.150296656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60572650473" calcext:value-type="float">
            <text:p>0.0160572650473</text:p>
          </table:table-cell>
          <table:table-cell office:value-type="float" office:value="0.151497900997" calcext:value-type="float">
            <text:p>0.15149790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1" calcext:value-type="float">
            <text:p>405.1</text:p>
          </table:table-cell>
          <table:table-cell office:value-type="float" office:value="0.0156250766931" calcext:value-type="float">
            <text:p>0.0156250766931</text:p>
          </table:table-cell>
          <table:table-cell office:value-type="float" office:value="0.152653717774" calcext:value-type="float">
            <text:p>0.152653717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2" calcext:value-type="float">
            <text:p>405.2</text:p>
          </table:table-cell>
          <table:table-cell office:value-type="float" office:value="0.0151916493093" calcext:value-type="float">
            <text:p>0.0151916493093</text:p>
          </table:table-cell>
          <table:table-cell office:value-type="float" office:value="0.153812289597" calcext:value-type="float">
            <text:p>0.153812289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3" calcext:value-type="float">
            <text:p>405.3</text:p>
          </table:table-cell>
          <table:table-cell office:value-type="float" office:value="0.0147443255482" calcext:value-type="float">
            <text:p>0.0147443255482</text:p>
          </table:table-cell>
          <table:table-cell office:value-type="float" office:value="0.154973619176" calcext:value-type="float">
            <text:p>0.154973619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4" calcext:value-type="float">
            <text:p>405.4</text:p>
          </table:table-cell>
          <table:table-cell office:value-type="float" office:value="0.0142957253245" calcext:value-type="float">
            <text:p>0.0142957253245</text:p>
          </table:table-cell>
          <table:table-cell office:value-type="float" office:value="0.156137709219" calcext:value-type="float">
            <text:p>0.15613770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5" calcext:value-type="float">
            <text:p>405.5</text:p>
          </table:table-cell>
          <table:table-cell office:value-type="float" office:value="0.0138585382963" calcext:value-type="float">
            <text:p>0.0138585382963</text:p>
          </table:table-cell>
          <table:table-cell office:value-type="float" office:value="0.15730456244" calcext:value-type="float">
            <text:p>0.15730456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6" calcext:value-type="float">
            <text:p>405.6</text:p>
          </table:table-cell>
          <table:table-cell office:value-type="float" office:value="0.0134201071143" calcext:value-type="float">
            <text:p>0.0134201071143</text:p>
          </table:table-cell>
          <table:table-cell office:value-type="float" office:value="0.15847418155" calcext:value-type="float">
            <text:p>0.1584741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7" calcext:value-type="float">
            <text:p>405.7</text:p>
          </table:table-cell>
          <table:table-cell office:value-type="float" office:value="0.0129677045897" calcext:value-type="float">
            <text:p>0.0129677045897</text:p>
          </table:table-cell>
          <table:table-cell office:value-type="float" office:value="0.159646569263" calcext:value-type="float">
            <text:p>0.159646569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8" calcext:value-type="float">
            <text:p>405.8</text:p>
          </table:table-cell>
          <table:table-cell office:value-type="float" office:value="0.012514020379" calcext:value-type="float">
            <text:p>0.012514020379</text:p>
          </table:table-cell>
          <table:table-cell office:value-type="float" office:value="0.160821728294" calcext:value-type="float">
            <text:p>0.160821728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.9" calcext:value-type="float">
            <text:p>405.9</text:p>
          </table:table-cell>
          <table:table-cell office:value-type="float" office:value="0.012071814072" calcext:value-type="float">
            <text:p>0.012071814072</text:p>
          </table:table-cell>
          <table:table-cell office:value-type="float" office:value="0.161999661359" calcext:value-type="float">
            <text:p>0.16199966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116283584782" calcext:value-type="float">
            <text:p>0.0116283584782</text:p>
          </table:table-cell>
          <table:table-cell office:value-type="float" office:value="0.163180371174" calcext:value-type="float">
            <text:p>0.16318037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1" calcext:value-type="float">
            <text:p>406.1</text:p>
          </table:table-cell>
          <table:table-cell office:value-type="float" office:value="0.0111840290298" calcext:value-type="float">
            <text:p>0.0111840290298</text:p>
          </table:table-cell>
          <table:table-cell office:value-type="float" office:value="0.164369396899" calcext:value-type="float">
            <text:p>0.164369396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2" calcext:value-type="float">
            <text:p>406.2</text:p>
          </table:table-cell>
          <table:table-cell office:value-type="float" office:value="0.010738417627" calcext:value-type="float">
            <text:p>0.010738417627</text:p>
          </table:table-cell>
          <table:table-cell office:value-type="float" office:value="0.165561283703" calcext:value-type="float">
            <text:p>0.165561283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3" calcext:value-type="float">
            <text:p>406.3</text:p>
          </table:table-cell>
          <table:table-cell office:value-type="float" office:value="0.010278690549" calcext:value-type="float">
            <text:p>0.010278690549</text:p>
          </table:table-cell>
          <table:table-cell office:value-type="float" office:value="0.166756034564" calcext:value-type="float">
            <text:p>0.166756034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4" calcext:value-type="float">
            <text:p>406.4</text:p>
          </table:table-cell>
          <table:table-cell office:value-type="float" office:value="0.00981764273002" calcext:value-type="float">
            <text:p>0.00981764273002</text:p>
          </table:table-cell>
          <table:table-cell office:value-type="float" office:value="0.167953652465" calcext:value-type="float">
            <text:p>0.16795365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5" calcext:value-type="float">
            <text:p>406.5</text:p>
          </table:table-cell>
          <table:table-cell office:value-type="float" office:value="0.00936814105748" calcext:value-type="float">
            <text:p>0.00936814105748</text:p>
          </table:table-cell>
          <table:table-cell office:value-type="float" office:value="0.169167008713" calcext:value-type="float">
            <text:p>0.169167008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6" calcext:value-type="float">
            <text:p>406.6</text:p>
          </table:table-cell>
          <table:table-cell office:value-type="float" office:value="0.0089173518086" calcext:value-type="float">
            <text:p>0.0089173518086</text:p>
          </table:table-cell>
          <table:table-cell office:value-type="float" office:value="0.17038327401" calcext:value-type="float">
            <text:p>0.17038327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7" calcext:value-type="float">
            <text:p>406.7</text:p>
          </table:table-cell>
          <table:table-cell office:value-type="float" office:value="0.00845236920227" calcext:value-type="float">
            <text:p>0.00845236920227</text:p>
          </table:table-cell>
          <table:table-cell office:value-type="float" office:value="0.171589546999" calcext:value-type="float">
            <text:p>0.171589546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8" calcext:value-type="float">
            <text:p>406.8</text:p>
          </table:table-cell>
          <table:table-cell office:value-type="float" office:value="0.00798606012383" calcext:value-type="float">
            <text:p>0.00798606012383</text:p>
          </table:table-cell>
          <table:table-cell office:value-type="float" office:value="0.172798698993" calcext:value-type="float">
            <text:p>0.172798698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.9" calcext:value-type="float">
            <text:p>406.9</text:p>
          </table:table-cell>
          <table:table-cell office:value-type="float" office:value="0.00753136361958" calcext:value-type="float">
            <text:p>0.00753136361958</text:p>
          </table:table-cell>
          <table:table-cell office:value-type="float" office:value="0.17401073298" calcext:value-type="float">
            <text:p>0.17401073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707537390643" calcext:value-type="float">
            <text:p>0.00707537390643</text:p>
          </table:table-cell>
          <table:table-cell office:value-type="float" office:value="0.175225651949" calcext:value-type="float">
            <text:p>0.17522565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1" calcext:value-type="float">
            <text:p>407.1</text:p>
          </table:table-cell>
          <table:table-cell office:value-type="float" office:value="0.00661693173503" calcext:value-type="float">
            <text:p>0.00661693173503</text:p>
          </table:table-cell>
          <table:table-cell office:value-type="float" office:value="0.17641258981" calcext:value-type="float">
            <text:p>0.17641258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2" calcext:value-type="float">
            <text:p>407.2</text:p>
          </table:table-cell>
          <table:table-cell office:value-type="float" office:value="0.00615735579266" calcext:value-type="float">
            <text:p>0.00615735579266</text:p>
          </table:table-cell>
          <table:table-cell office:value-type="float" office:value="0.177602043036" calcext:value-type="float">
            <text:p>0.17760204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3" calcext:value-type="float">
            <text:p>407.3</text:p>
          </table:table-cell>
          <table:table-cell office:value-type="float" office:value="0.00568363891239" calcext:value-type="float">
            <text:p>0.00568363891239</text:p>
          </table:table-cell>
          <table:table-cell office:value-type="float" office:value="0.178794014028" calcext:value-type="float">
            <text:p>0.178794014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4" calcext:value-type="float">
            <text:p>407.4</text:p>
          </table:table-cell>
          <table:table-cell office:value-type="float" office:value="0.00520875430999" calcext:value-type="float">
            <text:p>0.00520875430999</text:p>
          </table:table-cell>
          <table:table-cell office:value-type="float" office:value="0.179988505186" calcext:value-type="float">
            <text:p>0.179988505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5" calcext:value-type="float">
            <text:p>407.5</text:p>
          </table:table-cell>
          <table:table-cell office:value-type="float" office:value="0.00474573856818" calcext:value-type="float">
            <text:p>0.00474573856818</text:p>
          </table:table-cell>
          <table:table-cell office:value-type="float" office:value="0.181185518911" calcext:value-type="float">
            <text:p>0.181185518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6" calcext:value-type="float">
            <text:p>407.6</text:p>
          </table:table-cell>
          <table:table-cell office:value-type="float" office:value="0.00428158451854" calcext:value-type="float">
            <text:p>0.00428158451854</text:p>
          </table:table-cell>
          <table:table-cell office:value-type="float" office:value="0.182385057606" calcext:value-type="float">
            <text:p>0.182385057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7" calcext:value-type="float">
            <text:p>407.7</text:p>
          </table:table-cell>
          <table:table-cell office:value-type="float" office:value="0.00380322154105" calcext:value-type="float">
            <text:p>0.00380322154105</text:p>
          </table:table-cell>
          <table:table-cell office:value-type="float" office:value="0.183587123673" calcext:value-type="float">
            <text:p>0.183587123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8" calcext:value-type="float">
            <text:p>407.8</text:p>
          </table:table-cell>
          <table:table-cell office:value-type="float" office:value="0.00332368621695" calcext:value-type="float">
            <text:p>0.00332368621695</text:p>
          </table:table-cell>
          <table:table-cell office:value-type="float" office:value="0.184791719518" calcext:value-type="float">
            <text:p>0.184791719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.9" calcext:value-type="float">
            <text:p>407.9</text:p>
          </table:table-cell>
          <table:table-cell office:value-type="float" office:value="0.0028560786619" calcext:value-type="float">
            <text:p>0.0028560786619</text:p>
          </table:table-cell>
          <table:table-cell office:value-type="float" office:value="0.185998847545" calcext:value-type="float">
            <text:p>0.185998847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238732825445" calcext:value-type="float">
            <text:p>0.00238732825445</text:p>
          </table:table-cell>
          <table:table-cell office:value-type="float" office:value="0.18720851016" calcext:value-type="float">
            <text:p>0.1872085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1" calcext:value-type="float">
            <text:p>408.1</text:p>
          </table:table-cell>
          <table:table-cell office:value-type="float" office:value="0.0019174575984" calcext:value-type="float">
            <text:p>0.0019174575984</text:p>
          </table:table-cell>
          <table:table-cell office:value-type="float" office:value="0.188436175503" calcext:value-type="float">
            <text:p>0.188436175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2" calcext:value-type="float">
            <text:p>408.2</text:p>
          </table:table-cell>
          <table:table-cell office:value-type="float" office:value="0.00144643017208" calcext:value-type="float">
            <text:p>0.00144643017208</text:p>
          </table:table-cell>
          <table:table-cell office:value-type="float" office:value="0.189666443672" calcext:value-type="float">
            <text:p>0.189666443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3" calcext:value-type="float">
            <text:p>408.3</text:p>
          </table:table-cell>
          <table:table-cell office:value-type="float" office:value="0.000961079321074" calcext:value-type="float">
            <text:p>0.000961079321074</text:p>
          </table:table-cell>
          <table:table-cell office:value-type="float" office:value="0.190886151754" calcext:value-type="float">
            <text:p>0.19088615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4" calcext:value-type="float">
            <text:p>408.4</text:p>
          </table:table-cell>
          <table:table-cell office:value-type="float" office:value="0.000474537098862" calcext:value-type="float">
            <text:p>0.000474537098862</text:p>
          </table:table-cell>
          <table:table-cell office:value-type="float" office:value="0.192108435547" calcext:value-type="float">
            <text:p>0.192108435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5" calcext:value-type="float">
            <text:p>408.5</text:p>
          </table:table-cell>
          <table:table-cell office:value-type="float" office:value="0.000237558833748" calcext:value-type="float">
            <text:p>0.000237558833748</text:p>
          </table:table-cell>
          <table:table-cell office:value-type="float" office:value="0.19333329758" calcext:value-type="float">
            <text:p>0.19333329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6" calcext:value-type="float">
            <text:p>408.6</text:p>
          </table:table-cell>
          <table:table-cell office:value-type="float" office:value="0" calcext:value-type="float">
            <text:p>0</text:p>
          </table:table-cell>
          <table:table-cell office:value-type="float" office:value="0.194560740381" calcext:value-type="float">
            <text:p>0.19456074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7" calcext:value-type="float">
            <text:p>408.7</text:p>
          </table:table-cell>
          <table:table-cell office:value-type="float" office:value="0" calcext:value-type="float">
            <text:p>0</text:p>
          </table:table-cell>
          <table:table-cell office:value-type="float" office:value="0.195790766482" calcext:value-type="float">
            <text:p>0.195790766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8" calcext:value-type="float">
            <text:p>408.8</text:p>
          </table:table-cell>
          <table:table-cell office:value-type="float" office:value="0" calcext:value-type="float">
            <text:p>0</text:p>
          </table:table-cell>
          <table:table-cell office:value-type="float" office:value="0.197023378413" calcext:value-type="float">
            <text:p>0.197023378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.9" calcext:value-type="float">
            <text:p>408.9</text:p>
          </table:table-cell>
          <table:table-cell office:value-type="float" office:value="0" calcext:value-type="float">
            <text:p>0</text:p>
          </table:table-cell>
          <table:table-cell office:value-type="float" office:value="0.198258578708" calcext:value-type="float">
            <text:p>0.198258578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0.1994963699" calcext:value-type="float">
            <text:p>0.1994963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1" calcext:value-type="float">
            <text:p>409.1</text:p>
          </table:table-cell>
          <table:table-cell office:value-type="float" office:value="0" calcext:value-type="float">
            <text:p>0</text:p>
          </table:table-cell>
          <table:table-cell office:value-type="float" office:value="0.200734967067" calcext:value-type="float">
            <text:p>0.200734967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2" calcext:value-type="float">
            <text:p>409.2</text:p>
          </table:table-cell>
          <table:table-cell office:value-type="float" office:value="0" calcext:value-type="float">
            <text:p>0</text:p>
          </table:table-cell>
          <table:table-cell office:value-type="float" office:value="0.201976137594" calcext:value-type="float">
            <text:p>0.201976137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3" calcext:value-type="float">
            <text:p>409.3</text:p>
          </table:table-cell>
          <table:table-cell office:value-type="float" office:value="0" calcext:value-type="float">
            <text:p>0</text:p>
          </table:table-cell>
          <table:table-cell office:value-type="float" office:value="0.203219883943" calcext:value-type="float">
            <text:p>0.203219883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4" calcext:value-type="float">
            <text:p>409.4</text:p>
          </table:table-cell>
          <table:table-cell office:value-type="float" office:value="0" calcext:value-type="float">
            <text:p>0</text:p>
          </table:table-cell>
          <table:table-cell office:value-type="float" office:value="0.204466208573" calcext:value-type="float">
            <text:p>0.204466208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5" calcext:value-type="float">
            <text:p>409.5</text:p>
          </table:table-cell>
          <table:table-cell office:value-type="float" office:value="0" calcext:value-type="float">
            <text:p>0</text:p>
          </table:table-cell>
          <table:table-cell office:value-type="float" office:value="0.205715113946" calcext:value-type="float">
            <text:p>0.205715113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6" calcext:value-type="float">
            <text:p>409.6</text:p>
          </table:table-cell>
          <table:table-cell office:value-type="float" office:value="0" calcext:value-type="float">
            <text:p>0</text:p>
          </table:table-cell>
          <table:table-cell office:value-type="float" office:value="0.206966602527" calcext:value-type="float">
            <text:p>0.20696660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7" calcext:value-type="float">
            <text:p>409.7</text:p>
          </table:table-cell>
          <table:table-cell office:value-type="float" office:value="0" calcext:value-type="float">
            <text:p>0</text:p>
          </table:table-cell>
          <table:table-cell office:value-type="float" office:value="0.208220676777" calcext:value-type="float">
            <text:p>0.208220676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8" calcext:value-type="float">
            <text:p>409.8</text:p>
          </table:table-cell>
          <table:table-cell office:value-type="float" office:value="0" calcext:value-type="float">
            <text:p>0</text:p>
          </table:table-cell>
          <table:table-cell office:value-type="float" office:value="0.209477339163" calcext:value-type="float">
            <text:p>0.209477339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9" calcext:value-type="float">
            <text:p>409.9</text:p>
          </table:table-cell>
          <table:table-cell office:value-type="float" office:value="0" calcext:value-type="float">
            <text:p>0</text:p>
          </table:table-cell>
          <table:table-cell office:value-type="float" office:value="0.21075001572" calcext:value-type="float">
            <text:p>0.2107500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0.212025317686" calcext:value-type="float">
            <text:p>0.21202531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1" calcext:value-type="float">
            <text:p>410.1</text:p>
          </table:table-cell>
          <table:table-cell office:value-type="float" office:value="0" calcext:value-type="float">
            <text:p>0</text:p>
          </table:table-cell>
          <table:table-cell office:value-type="float" office:value="0.213312452732" calcext:value-type="float">
            <text:p>0.21331245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2" calcext:value-type="float">
            <text:p>410.2</text:p>
          </table:table-cell>
          <table:table-cell office:value-type="float" office:value="0" calcext:value-type="float">
            <text:p>0</text:p>
          </table:table-cell>
          <table:table-cell office:value-type="float" office:value="0.214602406276" calcext:value-type="float">
            <text:p>0.214602406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3" calcext:value-type="float">
            <text:p>410.3</text:p>
          </table:table-cell>
          <table:table-cell office:value-type="float" office:value="0" calcext:value-type="float">
            <text:p>0</text:p>
          </table:table-cell>
          <table:table-cell office:value-type="float" office:value="0.215895180862" calcext:value-type="float">
            <text:p>0.21589518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4" calcext:value-type="float">
            <text:p>410.4</text:p>
          </table:table-cell>
          <table:table-cell office:value-type="float" office:value="0" calcext:value-type="float">
            <text:p>0</text:p>
          </table:table-cell>
          <table:table-cell office:value-type="float" office:value="0.21719077904" calcext:value-type="float">
            <text:p>0.21719077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5" calcext:value-type="float">
            <text:p>410.5</text:p>
          </table:table-cell>
          <table:table-cell office:value-type="float" office:value="0" calcext:value-type="float">
            <text:p>0</text:p>
          </table:table-cell>
          <table:table-cell office:value-type="float" office:value="0.218489203357" calcext:value-type="float">
            <text:p>0.21848920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6" calcext:value-type="float">
            <text:p>410.6</text:p>
          </table:table-cell>
          <table:table-cell office:value-type="float" office:value="0" calcext:value-type="float">
            <text:p>0</text:p>
          </table:table-cell>
          <table:table-cell office:value-type="float" office:value="0.219848818141" calcext:value-type="float">
            <text:p>0.219848818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7" calcext:value-type="float">
            <text:p>410.7</text:p>
          </table:table-cell>
          <table:table-cell office:value-type="float" office:value="0" calcext:value-type="float">
            <text:p>0</text:p>
          </table:table-cell>
          <table:table-cell office:value-type="float" office:value="0.22121192555" calcext:value-type="float">
            <text:p>0.2212119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8" calcext:value-type="float">
            <text:p>410.8</text:p>
          </table:table-cell>
          <table:table-cell office:value-type="float" office:value="0" calcext:value-type="float">
            <text:p>0</text:p>
          </table:table-cell>
          <table:table-cell office:value-type="float" office:value="0.222578529866" calcext:value-type="float">
            <text:p>0.222578529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9" calcext:value-type="float">
            <text:p>410.9</text:p>
          </table:table-cell>
          <table:table-cell office:value-type="float" office:value="0" calcext:value-type="float">
            <text:p>0</text:p>
          </table:table-cell>
          <table:table-cell office:value-type="float" office:value="0.22394863537" calcext:value-type="float">
            <text:p>0.22394863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0.225322246348" calcext:value-type="float">
            <text:p>0.225322246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1" calcext:value-type="float">
            <text:p>411.1</text:p>
          </table:table-cell>
          <table:table-cell office:value-type="float" office:value="0" calcext:value-type="float">
            <text:p>0</text:p>
          </table:table-cell>
          <table:table-cell office:value-type="float" office:value="0.226621973354" calcext:value-type="float">
            <text:p>0.22662197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2" calcext:value-type="float">
            <text:p>411.2</text:p>
          </table:table-cell>
          <table:table-cell office:value-type="float" office:value="0" calcext:value-type="float">
            <text:p>0</text:p>
          </table:table-cell>
          <table:table-cell office:value-type="float" office:value="0.227924398541" calcext:value-type="float">
            <text:p>0.227924398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3" calcext:value-type="float">
            <text:p>411.3</text:p>
          </table:table-cell>
          <table:table-cell office:value-type="float" office:value="0" calcext:value-type="float">
            <text:p>0</text:p>
          </table:table-cell>
          <table:table-cell office:value-type="float" office:value="0.2292295246" calcext:value-type="float">
            <text:p>0.2292295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0.230537354222" calcext:value-type="float">
            <text:p>0.23053735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5" calcext:value-type="float">
            <text:p>411.5</text:p>
          </table:table-cell>
          <table:table-cell office:value-type="float" office:value="0" calcext:value-type="float">
            <text:p>0</text:p>
          </table:table-cell>
          <table:table-cell office:value-type="float" office:value="0.231861608099" calcext:value-type="float">
            <text:p>0.231861608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6" calcext:value-type="float">
            <text:p>411.6</text:p>
          </table:table-cell>
          <table:table-cell office:value-type="float" office:value="0" calcext:value-type="float">
            <text:p>0</text:p>
          </table:table-cell>
          <table:table-cell office:value-type="float" office:value="0.233188604432" calcext:value-type="float">
            <text:p>0.233188604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7" calcext:value-type="float">
            <text:p>411.7</text:p>
          </table:table-cell>
          <table:table-cell office:value-type="float" office:value="0" calcext:value-type="float">
            <text:p>0</text:p>
          </table:table-cell>
          <table:table-cell office:value-type="float" office:value="0.234504594436" calcext:value-type="float">
            <text:p>0.234504594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8" calcext:value-type="float">
            <text:p>411.8</text:p>
          </table:table-cell>
          <table:table-cell office:value-type="float" office:value="0" calcext:value-type="float">
            <text:p>0</text:p>
          </table:table-cell>
          <table:table-cell office:value-type="float" office:value="0.235823298806" calcext:value-type="float">
            <text:p>0.23582329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.9" calcext:value-type="float">
            <text:p>411.9</text:p>
          </table:table-cell>
          <table:table-cell office:value-type="float" office:value="0" calcext:value-type="float">
            <text:p>0</text:p>
          </table:table-cell>
          <table:table-cell office:value-type="float" office:value="0.23714472024" calcext:value-type="float">
            <text:p>0.2371447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0.238468861438" calcext:value-type="float">
            <text:p>0.23846886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1" calcext:value-type="float">
            <text:p>412.1</text:p>
          </table:table-cell>
          <table:table-cell office:value-type="float" office:value="0" calcext:value-type="float">
            <text:p>0</text:p>
          </table:table-cell>
          <table:table-cell office:value-type="float" office:value="0.239743600906" calcext:value-type="float">
            <text:p>0.23974360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2" calcext:value-type="float">
            <text:p>412.2</text:p>
          </table:table-cell>
          <table:table-cell office:value-type="float" office:value="0" calcext:value-type="float">
            <text:p>0</text:p>
          </table:table-cell>
          <table:table-cell office:value-type="float" office:value="0.241020548304" calcext:value-type="float">
            <text:p>0.241020548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3" calcext:value-type="float">
            <text:p>412.3</text:p>
          </table:table-cell>
          <table:table-cell office:value-type="float" office:value="0" calcext:value-type="float">
            <text:p>0</text:p>
          </table:table-cell>
          <table:table-cell office:value-type="float" office:value="0.241912092355" calcext:value-type="float">
            <text:p>0.24191209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4" calcext:value-type="float">
            <text:p>412.4</text:p>
          </table:table-cell>
          <table:table-cell office:value-type="float" office:value="0" calcext:value-type="float">
            <text:p>0</text:p>
          </table:table-cell>
          <table:table-cell office:value-type="float" office:value="0.242805073415" calcext:value-type="float">
            <text:p>0.242805073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5" calcext:value-type="float">
            <text:p>412.5</text:p>
          </table:table-cell>
          <table:table-cell office:value-type="float" office:value="0" calcext:value-type="float">
            <text:p>0</text:p>
          </table:table-cell>
          <table:table-cell office:value-type="float" office:value="0.243560782688" calcext:value-type="float">
            <text:p>0.24356078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6" calcext:value-type="float">
            <text:p>412.6</text:p>
          </table:table-cell>
          <table:table-cell office:value-type="float" office:value="0" calcext:value-type="float">
            <text:p>0</text:p>
          </table:table-cell>
          <table:table-cell office:value-type="float" office:value="0.244317654328" calcext:value-type="float">
            <text:p>0.244317654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7" calcext:value-type="float">
            <text:p>412.7</text:p>
          </table:table-cell>
          <table:table-cell office:value-type="float" office:value="0" calcext:value-type="float">
            <text:p>0</text:p>
          </table:table-cell>
          <table:table-cell office:value-type="float" office:value="0.245089587939" calcext:value-type="float">
            <text:p>0.245089587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8" calcext:value-type="float">
            <text:p>412.8</text:p>
          </table:table-cell>
          <table:table-cell office:value-type="float" office:value="0" calcext:value-type="float">
            <text:p>0</text:p>
          </table:table-cell>
          <table:table-cell office:value-type="float" office:value="0.245862713461" calcext:value-type="float">
            <text:p>0.24586271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9" calcext:value-type="float">
            <text:p>412.9</text:p>
          </table:table-cell>
          <table:table-cell office:value-type="float" office:value="0" calcext:value-type="float">
            <text:p>0</text:p>
          </table:table-cell>
          <table:table-cell office:value-type="float" office:value="0.246637031827" calcext:value-type="float">
            <text:p>0.24663703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0.247412543972" calcext:value-type="float">
            <text:p>0.247412543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1" calcext:value-type="float">
            <text:p>413.1</text:p>
          </table:table-cell>
          <table:table-cell office:value-type="float" office:value="0" calcext:value-type="float">
            <text:p>0</text:p>
          </table:table-cell>
          <table:table-cell office:value-type="float" office:value="0.24822819841" calcext:value-type="float">
            <text:p>0.24822819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2" calcext:value-type="float">
            <text:p>413.2</text:p>
          </table:table-cell>
          <table:table-cell office:value-type="float" office:value="0" calcext:value-type="float">
            <text:p>0</text:p>
          </table:table-cell>
          <table:table-cell office:value-type="float" office:value="0.249045307453" calcext:value-type="float">
            <text:p>0.249045307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3" calcext:value-type="float">
            <text:p>413.3</text:p>
          </table:table-cell>
          <table:table-cell office:value-type="float" office:value="0" calcext:value-type="float">
            <text:p>0</text:p>
          </table:table-cell>
          <table:table-cell office:value-type="float" office:value="0.249877863388" calcext:value-type="float">
            <text:p>0.249877863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4" calcext:value-type="float">
            <text:p>413.4</text:p>
          </table:table-cell>
          <table:table-cell office:value-type="float" office:value="0" calcext:value-type="float">
            <text:p>0</text:p>
          </table:table-cell>
          <table:table-cell office:value-type="float" office:value="0.250711910449" calcext:value-type="float">
            <text:p>0.25071191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5" calcext:value-type="float">
            <text:p>413.5</text:p>
          </table:table-cell>
          <table:table-cell office:value-type="float" office:value="0" calcext:value-type="float">
            <text:p>0</text:p>
          </table:table-cell>
          <table:table-cell office:value-type="float" office:value="0.251533425314" calcext:value-type="float">
            <text:p>0.251533425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6" calcext:value-type="float">
            <text:p>413.6</text:p>
          </table:table-cell>
          <table:table-cell office:value-type="float" office:value="0" calcext:value-type="float">
            <text:p>0</text:p>
          </table:table-cell>
          <table:table-cell office:value-type="float" office:value="0.252356400273" calcext:value-type="float">
            <text:p>0.25235640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7" calcext:value-type="float">
            <text:p>413.7</text:p>
          </table:table-cell>
          <table:table-cell office:value-type="float" office:value="0" calcext:value-type="float">
            <text:p>0</text:p>
          </table:table-cell>
          <table:table-cell office:value-type="float" office:value="0.253194895265" calcext:value-type="float">
            <text:p>0.25319489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8" calcext:value-type="float">
            <text:p>413.8</text:p>
          </table:table-cell>
          <table:table-cell office:value-type="float" office:value="0" calcext:value-type="float">
            <text:p>0</text:p>
          </table:table-cell>
          <table:table-cell office:value-type="float" office:value="0.25403488697" calcext:value-type="float">
            <text:p>0.25403488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.9" calcext:value-type="float">
            <text:p>413.9</text:p>
          </table:table-cell>
          <table:table-cell office:value-type="float" office:value="0" calcext:value-type="float">
            <text:p>0</text:p>
          </table:table-cell>
          <table:table-cell office:value-type="float" office:value="0.254862284323" calcext:value-type="float">
            <text:p>0.254862284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0.255691147268" calcext:value-type="float">
            <text:p>0.255691147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1" calcext:value-type="float">
            <text:p>414.1</text:p>
          </table:table-cell>
          <table:table-cell office:value-type="float" office:value="0" calcext:value-type="float">
            <text:p>0</text:p>
          </table:table-cell>
          <table:table-cell office:value-type="float" office:value="0.256525414817" calcext:value-type="float">
            <text:p>0.256525414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2" calcext:value-type="float">
            <text:p>414.2</text:p>
          </table:table-cell>
          <table:table-cell office:value-type="float" office:value="0" calcext:value-type="float">
            <text:p>0</text:p>
          </table:table-cell>
          <table:table-cell office:value-type="float" office:value="0.257361120314" calcext:value-type="float">
            <text:p>0.25736112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3" calcext:value-type="float">
            <text:p>414.3</text:p>
          </table:table-cell>
          <table:table-cell office:value-type="float" office:value="0" calcext:value-type="float">
            <text:p>0</text:p>
          </table:table-cell>
          <table:table-cell office:value-type="float" office:value="0.258184106301" calcext:value-type="float">
            <text:p>0.258184106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4" calcext:value-type="float">
            <text:p>414.4</text:p>
          </table:table-cell>
          <table:table-cell office:value-type="float" office:value="0" calcext:value-type="float">
            <text:p>0</text:p>
          </table:table-cell>
          <table:table-cell office:value-type="float" office:value="0.25900849985" calcext:value-type="float">
            <text:p>0.2590084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5" calcext:value-type="float">
            <text:p>414.5</text:p>
          </table:table-cell>
          <table:table-cell office:value-type="float" office:value="0" calcext:value-type="float">
            <text:p>0</text:p>
          </table:table-cell>
          <table:table-cell office:value-type="float" office:value="0.259848493802" calcext:value-type="float">
            <text:p>0.259848493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6" calcext:value-type="float">
            <text:p>414.6</text:p>
          </table:table-cell>
          <table:table-cell office:value-type="float" office:value="0" calcext:value-type="float">
            <text:p>0</text:p>
          </table:table-cell>
          <table:table-cell office:value-type="float" office:value="0.260689930701" calcext:value-type="float">
            <text:p>0.26068993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7" calcext:value-type="float">
            <text:p>414.7</text:p>
          </table:table-cell>
          <table:table-cell office:value-type="float" office:value="0" calcext:value-type="float">
            <text:p>0</text:p>
          </table:table-cell>
          <table:table-cell office:value-type="float" office:value="0.261532811804" calcext:value-type="float">
            <text:p>0.26153281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8" calcext:value-type="float">
            <text:p>414.8</text:p>
          </table:table-cell>
          <table:table-cell office:value-type="float" office:value="0" calcext:value-type="float">
            <text:p>0</text:p>
          </table:table-cell>
          <table:table-cell office:value-type="float" office:value="0.262377138367" calcext:value-type="float">
            <text:p>0.262377138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.9" calcext:value-type="float">
            <text:p>414.9</text:p>
          </table:table-cell>
          <table:table-cell office:value-type="float" office:value="0" calcext:value-type="float">
            <text:p>0</text:p>
          </table:table-cell>
          <table:table-cell office:value-type="float" office:value="0.263208654097" calcext:value-type="float">
            <text:p>0.263208654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0.264041584782" calcext:value-type="float">
            <text:p>0.264041584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1" calcext:value-type="float">
            <text:p>415.1</text:p>
          </table:table-cell>
          <table:table-cell office:value-type="float" office:value="0" calcext:value-type="float">
            <text:p>0</text:p>
          </table:table-cell>
          <table:table-cell office:value-type="float" office:value="0.264881125131" calcext:value-type="float">
            <text:p>0.264881125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2" calcext:value-type="float">
            <text:p>415.2</text:p>
          </table:table-cell>
          <table:table-cell office:value-type="float" office:value="0" calcext:value-type="float">
            <text:p>0</text:p>
          </table:table-cell>
          <table:table-cell office:value-type="float" office:value="0.265722057966" calcext:value-type="float">
            <text:p>0.265722057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3" calcext:value-type="float">
            <text:p>415.3</text:p>
          </table:table-cell>
          <table:table-cell office:value-type="float" office:value="0" calcext:value-type="float">
            <text:p>0</text:p>
          </table:table-cell>
          <table:table-cell office:value-type="float" office:value="0.266550062222" calcext:value-type="float">
            <text:p>0.26655006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4" calcext:value-type="float">
            <text:p>415.4</text:p>
          </table:table-cell>
          <table:table-cell office:value-type="float" office:value="0" calcext:value-type="float">
            <text:p>0</text:p>
          </table:table-cell>
          <table:table-cell office:value-type="float" office:value="0.267379429078" calcext:value-type="float">
            <text:p>0.267379429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5" calcext:value-type="float">
            <text:p>415.5</text:p>
          </table:table-cell>
          <table:table-cell office:value-type="float" office:value="0" calcext:value-type="float">
            <text:p>0</text:p>
          </table:table-cell>
          <table:table-cell office:value-type="float" office:value="0.268224513922" calcext:value-type="float">
            <text:p>0.268224513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6" calcext:value-type="float">
            <text:p>415.6</text:p>
          </table:table-cell>
          <table:table-cell office:value-type="float" office:value="0" calcext:value-type="float">
            <text:p>0</text:p>
          </table:table-cell>
          <table:table-cell office:value-type="float" office:value="0.269070995691" calcext:value-type="float">
            <text:p>0.269070995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7" calcext:value-type="float">
            <text:p>415.7</text:p>
          </table:table-cell>
          <table:table-cell office:value-type="float" office:value="0" calcext:value-type="float">
            <text:p>0</text:p>
          </table:table-cell>
          <table:table-cell office:value-type="float" office:value="0.269775010839" calcext:value-type="float">
            <text:p>0.269775010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8" calcext:value-type="float">
            <text:p>415.8</text:p>
          </table:table-cell>
          <table:table-cell office:value-type="float" office:value="0" calcext:value-type="float">
            <text:p>0</text:p>
          </table:table-cell>
          <table:table-cell office:value-type="float" office:value="0.270480103237" calcext:value-type="float">
            <text:p>0.27048010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.9" calcext:value-type="float">
            <text:p>415.9</text:p>
          </table:table-cell>
          <table:table-cell office:value-type="float" office:value="0" calcext:value-type="float">
            <text:p>0</text:p>
          </table:table-cell>
          <table:table-cell office:value-type="float" office:value="0.270782551063" calcext:value-type="float">
            <text:p>0.27078255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0.271085175412" calcext:value-type="float">
            <text:p>0.271085175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1" calcext:value-type="float">
            <text:p>416.1</text:p>
          </table:table-cell>
          <table:table-cell office:value-type="float" office:value="0" calcext:value-type="float">
            <text:p>0</text:p>
          </table:table-cell>
          <table:table-cell office:value-type="float" office:value="0.271371165841" calcext:value-type="float">
            <text:p>0.271371165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2" calcext:value-type="float">
            <text:p>416.2</text:p>
          </table:table-cell>
          <table:table-cell office:value-type="float" office:value="0" calcext:value-type="float">
            <text:p>0</text:p>
          </table:table-cell>
          <table:table-cell office:value-type="float" office:value="0.271657343067" calcext:value-type="float">
            <text:p>0.27165734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3" calcext:value-type="float">
            <text:p>416.3</text:p>
          </table:table-cell>
          <table:table-cell office:value-type="float" office:value="0" calcext:value-type="float">
            <text:p>0</text:p>
          </table:table-cell>
          <table:table-cell office:value-type="float" office:value="0.271943707159" calcext:value-type="float">
            <text:p>0.271943707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4" calcext:value-type="float">
            <text:p>416.4</text:p>
          </table:table-cell>
          <table:table-cell office:value-type="float" office:value="0" calcext:value-type="float">
            <text:p>0</text:p>
          </table:table-cell>
          <table:table-cell office:value-type="float" office:value="0.272230258185" calcext:value-type="float">
            <text:p>0.272230258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5" calcext:value-type="float">
            <text:p>416.5</text:p>
          </table:table-cell>
          <table:table-cell office:value-type="float" office:value="0" calcext:value-type="float">
            <text:p>0</text:p>
          </table:table-cell>
          <table:table-cell office:value-type="float" office:value="0.272516996213" calcext:value-type="float">
            <text:p>0.272516996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6" calcext:value-type="float">
            <text:p>416.6</text:p>
          </table:table-cell>
          <table:table-cell office:value-type="float" office:value="0" calcext:value-type="float">
            <text:p>0</text:p>
          </table:table-cell>
          <table:table-cell office:value-type="float" office:value="0.272803921312" calcext:value-type="float">
            <text:p>0.27280392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7" calcext:value-type="float">
            <text:p>416.7</text:p>
          </table:table-cell>
          <table:table-cell office:value-type="float" office:value="0" calcext:value-type="float">
            <text:p>0</text:p>
          </table:table-cell>
          <table:table-cell office:value-type="float" office:value="0.273091033549" calcext:value-type="float">
            <text:p>0.27309103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8" calcext:value-type="float">
            <text:p>416.8</text:p>
          </table:table-cell>
          <table:table-cell office:value-type="float" office:value="0" calcext:value-type="float">
            <text:p>0</text:p>
          </table:table-cell>
          <table:table-cell office:value-type="float" office:value="0.273378332993" calcext:value-type="float">
            <text:p>0.27337833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.9" calcext:value-type="float">
            <text:p>416.9</text:p>
          </table:table-cell>
          <table:table-cell office:value-type="float" office:value="0" calcext:value-type="float">
            <text:p>0</text:p>
          </table:table-cell>
          <table:table-cell office:value-type="float" office:value="0.273665819712" calcext:value-type="float">
            <text:p>0.273665819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0.273953493775" calcext:value-type="float">
            <text:p>0.273953493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1" calcext:value-type="float">
            <text:p>417.1</text:p>
          </table:table-cell>
          <table:table-cell office:value-type="float" office:value="0" calcext:value-type="float">
            <text:p>0</text:p>
          </table:table-cell>
          <table:table-cell office:value-type="float" office:value="0.274254174454" calcext:value-type="float">
            <text:p>0.27425417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2" calcext:value-type="float">
            <text:p>417.2</text:p>
          </table:table-cell>
          <table:table-cell office:value-type="float" office:value="0" calcext:value-type="float">
            <text:p>0</text:p>
          </table:table-cell>
          <table:table-cell office:value-type="float" office:value="0.274555024694" calcext:value-type="float">
            <text:p>0.274555024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3" calcext:value-type="float">
            <text:p>417.3</text:p>
          </table:table-cell>
          <table:table-cell office:value-type="float" office:value="0" calcext:value-type="float">
            <text:p>0</text:p>
          </table:table-cell>
          <table:table-cell office:value-type="float" office:value="0.274856044536" calcext:value-type="float">
            <text:p>0.274856044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4" calcext:value-type="float">
            <text:p>417.4</text:p>
          </table:table-cell>
          <table:table-cell office:value-type="float" office:value="0" calcext:value-type="float">
            <text:p>0</text:p>
          </table:table-cell>
          <table:table-cell office:value-type="float" office:value="0.275157234021" calcext:value-type="float">
            <text:p>0.275157234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5" calcext:value-type="float">
            <text:p>417.5</text:p>
          </table:table-cell>
          <table:table-cell office:value-type="float" office:value="0" calcext:value-type="float">
            <text:p>0</text:p>
          </table:table-cell>
          <table:table-cell office:value-type="float" office:value="0.27545859319" calcext:value-type="float">
            <text:p>0.2754585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6" calcext:value-type="float">
            <text:p>417.6</text:p>
          </table:table-cell>
          <table:table-cell office:value-type="float" office:value="0" calcext:value-type="float">
            <text:p>0</text:p>
          </table:table-cell>
          <table:table-cell office:value-type="float" office:value="0.275760122085" calcext:value-type="float">
            <text:p>0.27576012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7" calcext:value-type="float">
            <text:p>417.7</text:p>
          </table:table-cell>
          <table:table-cell office:value-type="float" office:value="0" calcext:value-type="float">
            <text:p>0</text:p>
          </table:table-cell>
          <table:table-cell office:value-type="float" office:value="0.276061820745" calcext:value-type="float">
            <text:p>0.276061820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8" calcext:value-type="float">
            <text:p>417.8</text:p>
          </table:table-cell>
          <table:table-cell office:value-type="float" office:value="0" calcext:value-type="float">
            <text:p>0</text:p>
          </table:table-cell>
          <table:table-cell office:value-type="float" office:value="0.276363689212" calcext:value-type="float">
            <text:p>0.276363689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9" calcext:value-type="float">
            <text:p>417.9</text:p>
          </table:table-cell>
          <table:table-cell office:value-type="float" office:value="0" calcext:value-type="float">
            <text:p>0</text:p>
          </table:table-cell>
          <table:table-cell office:value-type="float" office:value="0.276665727528" calcext:value-type="float">
            <text:p>0.27666572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0.276967935733" calcext:value-type="float">
            <text:p>0.276967935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1" calcext:value-type="float">
            <text:p>418.1</text:p>
          </table:table-cell>
          <table:table-cell office:value-type="float" office:value="0" calcext:value-type="float">
            <text:p>0</text:p>
          </table:table-cell>
          <table:table-cell office:value-type="float" office:value="0.277250135861" calcext:value-type="float">
            <text:p>0.277250135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2" calcext:value-type="float">
            <text:p>418.2</text:p>
          </table:table-cell>
          <table:table-cell office:value-type="float" office:value="0" calcext:value-type="float">
            <text:p>0</text:p>
          </table:table-cell>
          <table:table-cell office:value-type="float" office:value="0.277532509728" calcext:value-type="float">
            <text:p>0.277532509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3" calcext:value-type="float">
            <text:p>418.3</text:p>
          </table:table-cell>
          <table:table-cell office:value-type="float" office:value="0" calcext:value-type="float">
            <text:p>0</text:p>
          </table:table-cell>
          <table:table-cell office:value-type="float" office:value="0.277815057394" calcext:value-type="float">
            <text:p>0.27781505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4" calcext:value-type="float">
            <text:p>418.4</text:p>
          </table:table-cell>
          <table:table-cell office:value-type="float" office:value="0" calcext:value-type="float">
            <text:p>0</text:p>
          </table:table-cell>
          <table:table-cell office:value-type="float" office:value="0.278097778913" calcext:value-type="float">
            <text:p>0.278097778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5" calcext:value-type="float">
            <text:p>418.5</text:p>
          </table:table-cell>
          <table:table-cell office:value-type="float" office:value="0" calcext:value-type="float">
            <text:p>0</text:p>
          </table:table-cell>
          <table:table-cell office:value-type="float" office:value="0.278380674343" calcext:value-type="float">
            <text:p>0.278380674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6" calcext:value-type="float">
            <text:p>418.6</text:p>
          </table:table-cell>
          <table:table-cell office:value-type="float" office:value="0" calcext:value-type="float">
            <text:p>0</text:p>
          </table:table-cell>
          <table:table-cell office:value-type="float" office:value="0.278663743741" calcext:value-type="float">
            <text:p>0.278663743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7" calcext:value-type="float">
            <text:p>418.7</text:p>
          </table:table-cell>
          <table:table-cell office:value-type="float" office:value="0" calcext:value-type="float">
            <text:p>0</text:p>
          </table:table-cell>
          <table:table-cell office:value-type="float" office:value="0.278946987163" calcext:value-type="float">
            <text:p>0.278946987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8" calcext:value-type="float">
            <text:p>418.8</text:p>
          </table:table-cell>
          <table:table-cell office:value-type="float" office:value="0" calcext:value-type="float">
            <text:p>0</text:p>
          </table:table-cell>
          <table:table-cell office:value-type="float" office:value="0.279230404667" calcext:value-type="float">
            <text:p>0.279230404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9" calcext:value-type="float">
            <text:p>418.9</text:p>
          </table:table-cell>
          <table:table-cell office:value-type="float" office:value="0" calcext:value-type="float">
            <text:p>0</text:p>
          </table:table-cell>
          <table:table-cell office:value-type="float" office:value="0.279513996308" calcext:value-type="float">
            <text:p>0.279513996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0.279797762144" calcext:value-type="float">
            <text:p>0.27979776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1" calcext:value-type="float">
            <text:p>419.1</text:p>
          </table:table-cell>
          <table:table-cell office:value-type="float" office:value="0" calcext:value-type="float">
            <text:p>0</text:p>
          </table:table-cell>
          <table:table-cell office:value-type="float" office:value="0.280069914163" calcext:value-type="float">
            <text:p>0.280069914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2" calcext:value-type="float">
            <text:p>419.2</text:p>
          </table:table-cell>
          <table:table-cell office:value-type="float" office:value="0" calcext:value-type="float">
            <text:p>0</text:p>
          </table:table-cell>
          <table:table-cell office:value-type="float" office:value="0.280342219581" calcext:value-type="float">
            <text:p>0.280342219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3" calcext:value-type="float">
            <text:p>419.3</text:p>
          </table:table-cell>
          <table:table-cell office:value-type="float" office:value="0" calcext:value-type="float">
            <text:p>0</text:p>
          </table:table-cell>
          <table:table-cell office:value-type="float" office:value="0.28061467844" calcext:value-type="float">
            <text:p>0.28061467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4" calcext:value-type="float">
            <text:p>419.4</text:p>
          </table:table-cell>
          <table:table-cell office:value-type="float" office:value="0" calcext:value-type="float">
            <text:p>0</text:p>
          </table:table-cell>
          <table:table-cell office:value-type="float" office:value="0.280887290781" calcext:value-type="float">
            <text:p>0.28088729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5" calcext:value-type="float">
            <text:p>419.5</text:p>
          </table:table-cell>
          <table:table-cell office:value-type="float" office:value="0" calcext:value-type="float">
            <text:p>0</text:p>
          </table:table-cell>
          <table:table-cell office:value-type="float" office:value="0.281160056648" calcext:value-type="float">
            <text:p>0.281160056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6" calcext:value-type="float">
            <text:p>419.6</text:p>
          </table:table-cell>
          <table:table-cell office:value-type="float" office:value="0" calcext:value-type="float">
            <text:p>0</text:p>
          </table:table-cell>
          <table:table-cell office:value-type="float" office:value="0.281432976085" calcext:value-type="float">
            <text:p>0.281432976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7" calcext:value-type="float">
            <text:p>419.7</text:p>
          </table:table-cell>
          <table:table-cell office:value-type="float" office:value="0" calcext:value-type="float">
            <text:p>0</text:p>
          </table:table-cell>
          <table:table-cell office:value-type="float" office:value="0.281706049132" calcext:value-type="float">
            <text:p>0.281706049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8" calcext:value-type="float">
            <text:p>419.8</text:p>
          </table:table-cell>
          <table:table-cell office:value-type="float" office:value="0" calcext:value-type="float">
            <text:p>0</text:p>
          </table:table-cell>
          <table:table-cell office:value-type="float" office:value="0.281979275834" calcext:value-type="float">
            <text:p>0.281979275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9" calcext:value-type="float">
            <text:p>419.9</text:p>
          </table:table-cell>
          <table:table-cell office:value-type="float" office:value="0" calcext:value-type="float">
            <text:p>0</text:p>
          </table:table-cell>
          <table:table-cell office:value-type="float" office:value="0.282252656233" calcext:value-type="float">
            <text:p>0.282252656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0.282526190373" calcext:value-type="float">
            <text:p>0.28252619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1" calcext:value-type="float">
            <text:p>420.1</text:p>
          </table:table-cell>
          <table:table-cell office:value-type="float" office:value="0" calcext:value-type="float">
            <text:p>0</text:p>
          </table:table-cell>
          <table:table-cell office:value-type="float" office:value="0.282840424872" calcext:value-type="float">
            <text:p>0.28284042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2" calcext:value-type="float">
            <text:p>420.2</text:p>
          </table:table-cell>
          <table:table-cell office:value-type="float" office:value="0" calcext:value-type="float">
            <text:p>0</text:p>
          </table:table-cell>
          <table:table-cell office:value-type="float" office:value="0.283154847496" calcext:value-type="float">
            <text:p>0.283154847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3" calcext:value-type="float">
            <text:p>420.3</text:p>
          </table:table-cell>
          <table:table-cell office:value-type="float" office:value="0" calcext:value-type="float">
            <text:p>0</text:p>
          </table:table-cell>
          <table:table-cell office:value-type="float" office:value="0.283469458296" calcext:value-type="float">
            <text:p>0.283469458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4" calcext:value-type="float">
            <text:p>420.4</text:p>
          </table:table-cell>
          <table:table-cell office:value-type="float" office:value="0" calcext:value-type="float">
            <text:p>0</text:p>
          </table:table-cell>
          <table:table-cell office:value-type="float" office:value="0.283784257326" calcext:value-type="float">
            <text:p>0.28378425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5" calcext:value-type="float">
            <text:p>420.5</text:p>
          </table:table-cell>
          <table:table-cell office:value-type="float" office:value="0" calcext:value-type="float">
            <text:p>0</text:p>
          </table:table-cell>
          <table:table-cell office:value-type="float" office:value="0.284099244639" calcext:value-type="float">
            <text:p>0.284099244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6" calcext:value-type="float">
            <text:p>420.6</text:p>
          </table:table-cell>
          <table:table-cell office:value-type="float" office:value="0" calcext:value-type="float">
            <text:p>0</text:p>
          </table:table-cell>
          <table:table-cell office:value-type="float" office:value="0.284414420287" calcext:value-type="float">
            <text:p>0.28441442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7" calcext:value-type="float">
            <text:p>420.7</text:p>
          </table:table-cell>
          <table:table-cell office:value-type="float" office:value="0" calcext:value-type="float">
            <text:p>0</text:p>
          </table:table-cell>
          <table:table-cell office:value-type="float" office:value="0.284729784326" calcext:value-type="float">
            <text:p>0.284729784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8" calcext:value-type="float">
            <text:p>420.8</text:p>
          </table:table-cell>
          <table:table-cell office:value-type="float" office:value="0" calcext:value-type="float">
            <text:p>0</text:p>
          </table:table-cell>
          <table:table-cell office:value-type="float" office:value="0.285045336807" calcext:value-type="float">
            <text:p>0.285045336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.9" calcext:value-type="float">
            <text:p>420.9</text:p>
          </table:table-cell>
          <table:table-cell office:value-type="float" office:value="0" calcext:value-type="float">
            <text:p>0</text:p>
          </table:table-cell>
          <table:table-cell office:value-type="float" office:value="0.285361077784" calcext:value-type="float">
            <text:p>0.285361077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0.28567700731" calcext:value-type="float">
            <text:p>0.2856770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1" calcext:value-type="float">
            <text:p>421.1</text:p>
          </table:table-cell>
          <table:table-cell office:value-type="float" office:value="0" calcext:value-type="float">
            <text:p>0</text:p>
          </table:table-cell>
          <table:table-cell office:value-type="float" office:value="0.285948549998" calcext:value-type="float">
            <text:p>0.28594854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2" calcext:value-type="float">
            <text:p>421.2</text:p>
          </table:table-cell>
          <table:table-cell office:value-type="float" office:value="0" calcext:value-type="float">
            <text:p>0</text:p>
          </table:table-cell>
          <table:table-cell office:value-type="float" office:value="0.286220240189" calcext:value-type="float">
            <text:p>0.28622024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3" calcext:value-type="float">
            <text:p>421.3</text:p>
          </table:table-cell>
          <table:table-cell office:value-type="float" office:value="0" calcext:value-type="float">
            <text:p>0</text:p>
          </table:table-cell>
          <table:table-cell office:value-type="float" office:value="0.286492077923" calcext:value-type="float">
            <text:p>0.286492077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4" calcext:value-type="float">
            <text:p>421.4</text:p>
          </table:table-cell>
          <table:table-cell office:value-type="float" office:value="0" calcext:value-type="float">
            <text:p>0</text:p>
          </table:table-cell>
          <table:table-cell office:value-type="float" office:value="0.286764063235" calcext:value-type="float">
            <text:p>0.286764063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5" calcext:value-type="float">
            <text:p>421.5</text:p>
          </table:table-cell>
          <table:table-cell office:value-type="float" office:value="0" calcext:value-type="float">
            <text:p>0</text:p>
          </table:table-cell>
          <table:table-cell office:value-type="float" office:value="0.287036196167" calcext:value-type="float">
            <text:p>0.287036196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6" calcext:value-type="float">
            <text:p>421.6</text:p>
          </table:table-cell>
          <table:table-cell office:value-type="float" office:value="0" calcext:value-type="float">
            <text:p>0</text:p>
          </table:table-cell>
          <table:table-cell office:value-type="float" office:value="0.287308476755" calcext:value-type="float">
            <text:p>0.287308476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7" calcext:value-type="float">
            <text:p>421.7</text:p>
          </table:table-cell>
          <table:table-cell office:value-type="float" office:value="0" calcext:value-type="float">
            <text:p>0</text:p>
          </table:table-cell>
          <table:table-cell office:value-type="float" office:value="0.287580905039" calcext:value-type="float">
            <text:p>0.287580905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8" calcext:value-type="float">
            <text:p>421.8</text:p>
          </table:table-cell>
          <table:table-cell office:value-type="float" office:value="0" calcext:value-type="float">
            <text:p>0</text:p>
          </table:table-cell>
          <table:table-cell office:value-type="float" office:value="0.287853481056" calcext:value-type="float">
            <text:p>0.28785348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9" calcext:value-type="float">
            <text:p>421.9</text:p>
          </table:table-cell>
          <table:table-cell office:value-type="float" office:value="0" calcext:value-type="float">
            <text:p>0</text:p>
          </table:table-cell>
          <table:table-cell office:value-type="float" office:value="0.288126204845" calcext:value-type="float">
            <text:p>0.28812620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0.288399076445" calcext:value-type="float">
            <text:p>0.288399076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1" calcext:value-type="float">
            <text:p>422.1</text:p>
          </table:table-cell>
          <table:table-cell office:value-type="float" office:value="0" calcext:value-type="float">
            <text:p>0</text:p>
          </table:table-cell>
          <table:table-cell office:value-type="float" office:value="0.288678177711" calcext:value-type="float">
            <text:p>0.28867817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2" calcext:value-type="float">
            <text:p>422.2</text:p>
          </table:table-cell>
          <table:table-cell office:value-type="float" office:value="0" calcext:value-type="float">
            <text:p>0</text:p>
          </table:table-cell>
          <table:table-cell office:value-type="float" office:value="0.288957436453" calcext:value-type="float">
            <text:p>0.288957436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3" calcext:value-type="float">
            <text:p>422.3</text:p>
          </table:table-cell>
          <table:table-cell office:value-type="float" office:value="0" calcext:value-type="float">
            <text:p>0</text:p>
          </table:table-cell>
          <table:table-cell office:value-type="float" office:value="0.289236852714" calcext:value-type="float">
            <text:p>0.28923685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4" calcext:value-type="float">
            <text:p>422.4</text:p>
          </table:table-cell>
          <table:table-cell office:value-type="float" office:value="0" calcext:value-type="float">
            <text:p>0</text:p>
          </table:table-cell>
          <table:table-cell office:value-type="float" office:value="0.289516426536" calcext:value-type="float">
            <text:p>0.289516426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5" calcext:value-type="float">
            <text:p>422.5</text:p>
          </table:table-cell>
          <table:table-cell office:value-type="float" office:value="0" calcext:value-type="float">
            <text:p>0</text:p>
          </table:table-cell>
          <table:table-cell office:value-type="float" office:value="0.289796157963" calcext:value-type="float">
            <text:p>0.28979615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6" calcext:value-type="float">
            <text:p>422.6</text:p>
          </table:table-cell>
          <table:table-cell office:value-type="float" office:value="0" calcext:value-type="float">
            <text:p>0</text:p>
          </table:table-cell>
          <table:table-cell office:value-type="float" office:value="0.290076047036" calcext:value-type="float">
            <text:p>0.290076047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7" calcext:value-type="float">
            <text:p>422.7</text:p>
          </table:table-cell>
          <table:table-cell office:value-type="float" office:value="0" calcext:value-type="float">
            <text:p>0</text:p>
          </table:table-cell>
          <table:table-cell office:value-type="float" office:value="0.290356093799" calcext:value-type="float">
            <text:p>0.290356093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8" calcext:value-type="float">
            <text:p>422.8</text:p>
          </table:table-cell>
          <table:table-cell office:value-type="float" office:value="0" calcext:value-type="float">
            <text:p>0</text:p>
          </table:table-cell>
          <table:table-cell office:value-type="float" office:value="0.290636298295" calcext:value-type="float">
            <text:p>0.290636298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.9" calcext:value-type="float">
            <text:p>422.9</text:p>
          </table:table-cell>
          <table:table-cell office:value-type="float" office:value="0" calcext:value-type="float">
            <text:p>0</text:p>
          </table:table-cell>
          <table:table-cell office:value-type="float" office:value="0.290916660565" calcext:value-type="float">
            <text:p>0.290916660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0.291197180653" calcext:value-type="float">
            <text:p>0.29119718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1" calcext:value-type="float">
            <text:p>423.1</text:p>
          </table:table-cell>
          <table:table-cell office:value-type="float" office:value="0" calcext:value-type="float">
            <text:p>0</text:p>
          </table:table-cell>
          <table:table-cell office:value-type="float" office:value="0.291399529259" calcext:value-type="float">
            <text:p>0.29139952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2" calcext:value-type="float">
            <text:p>423.2</text:p>
          </table:table-cell>
          <table:table-cell office:value-type="float" office:value="0" calcext:value-type="float">
            <text:p>0</text:p>
          </table:table-cell>
          <table:table-cell office:value-type="float" office:value="0.291601926447" calcext:value-type="float">
            <text:p>0.291601926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3" calcext:value-type="float">
            <text:p>423.3</text:p>
          </table:table-cell>
          <table:table-cell office:value-type="float" office:value="0" calcext:value-type="float">
            <text:p>0</text:p>
          </table:table-cell>
          <table:table-cell office:value-type="float" office:value="0.291804372219" calcext:value-type="float">
            <text:p>0.29180437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4" calcext:value-type="float">
            <text:p>423.4</text:p>
          </table:table-cell>
          <table:table-cell office:value-type="float" office:value="0" calcext:value-type="float">
            <text:p>0</text:p>
          </table:table-cell>
          <table:table-cell office:value-type="float" office:value="0.292006866579" calcext:value-type="float">
            <text:p>0.29200686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5" calcext:value-type="float">
            <text:p>423.5</text:p>
          </table:table-cell>
          <table:table-cell office:value-type="float" office:value="0" calcext:value-type="float">
            <text:p>0</text:p>
          </table:table-cell>
          <table:table-cell office:value-type="float" office:value="0.292209409529" calcext:value-type="float">
            <text:p>0.292209409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6" calcext:value-type="float">
            <text:p>423.6</text:p>
          </table:table-cell>
          <table:table-cell office:value-type="float" office:value="0" calcext:value-type="float">
            <text:p>0</text:p>
          </table:table-cell>
          <table:table-cell office:value-type="float" office:value="0.292487074757" calcext:value-type="float">
            <text:p>0.292487074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7" calcext:value-type="float">
            <text:p>423.7</text:p>
          </table:table-cell>
          <table:table-cell office:value-type="float" office:value="0" calcext:value-type="float">
            <text:p>0</text:p>
          </table:table-cell>
          <table:table-cell office:value-type="float" office:value="0.292764892634" calcext:value-type="float">
            <text:p>0.29276489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8" calcext:value-type="float">
            <text:p>423.8</text:p>
          </table:table-cell>
          <table:table-cell office:value-type="float" office:value="0" calcext:value-type="float">
            <text:p>0</text:p>
          </table:table-cell>
          <table:table-cell office:value-type="float" office:value="0.293042863199" calcext:value-type="float">
            <text:p>0.29304286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0.293320986494" calcext:value-type="float">
            <text:p>0.293320986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293599262559" calcext:value-type="float">
            <text:p>0.29359926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1" calcext:value-type="float">
            <text:p>424.1</text:p>
          </table:table-cell>
          <table:table-cell office:value-type="float" office:value="0" calcext:value-type="float">
            <text:p>0</text:p>
          </table:table-cell>
          <table:table-cell office:value-type="float" office:value="0.293879901947" calcext:value-type="float">
            <text:p>0.29387990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2" calcext:value-type="float">
            <text:p>424.2</text:p>
          </table:table-cell>
          <table:table-cell office:value-type="float" office:value="0" calcext:value-type="float">
            <text:p>0</text:p>
          </table:table-cell>
          <table:table-cell office:value-type="float" office:value="0.294160697853" calcext:value-type="float">
            <text:p>0.29416069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3" calcext:value-type="float">
            <text:p>424.3</text:p>
          </table:table-cell>
          <table:table-cell office:value-type="float" office:value="0" calcext:value-type="float">
            <text:p>0</text:p>
          </table:table-cell>
          <table:table-cell office:value-type="float" office:value="0.29444165032" calcext:value-type="float">
            <text:p>0.29444165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4" calcext:value-type="float">
            <text:p>424.4</text:p>
          </table:table-cell>
          <table:table-cell office:value-type="float" office:value="0" calcext:value-type="float">
            <text:p>0</text:p>
          </table:table-cell>
          <table:table-cell office:value-type="float" office:value="0.294722759391" calcext:value-type="float">
            <text:p>0.294722759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5" calcext:value-type="float">
            <text:p>424.5</text:p>
          </table:table-cell>
          <table:table-cell office:value-type="float" office:value="0" calcext:value-type="float">
            <text:p>0</text:p>
          </table:table-cell>
          <table:table-cell office:value-type="float" office:value="0.295004025108" calcext:value-type="float">
            <text:p>0.295004025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6" calcext:value-type="float">
            <text:p>424.6</text:p>
          </table:table-cell>
          <table:table-cell office:value-type="float" office:value="0" calcext:value-type="float">
            <text:p>0</text:p>
          </table:table-cell>
          <table:table-cell office:value-type="float" office:value="0.295285447514" calcext:value-type="float">
            <text:p>0.295285447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7" calcext:value-type="float">
            <text:p>424.7</text:p>
          </table:table-cell>
          <table:table-cell office:value-type="float" office:value="0" calcext:value-type="float">
            <text:p>0</text:p>
          </table:table-cell>
          <table:table-cell office:value-type="float" office:value="0.295567026654" calcext:value-type="float">
            <text:p>0.295567026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8" calcext:value-type="float">
            <text:p>424.8</text:p>
          </table:table-cell>
          <table:table-cell office:value-type="float" office:value="0" calcext:value-type="float">
            <text:p>0</text:p>
          </table:table-cell>
          <table:table-cell office:value-type="float" office:value="0.295848762567" calcext:value-type="float">
            <text:p>0.29584876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.9" calcext:value-type="float">
            <text:p>424.9</text:p>
          </table:table-cell>
          <table:table-cell office:value-type="float" office:value="0" calcext:value-type="float">
            <text:p>0</text:p>
          </table:table-cell>
          <table:table-cell office:value-type="float" office:value="0.296130655298" calcext:value-type="float">
            <text:p>0.296130655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0.296412704889" calcext:value-type="float">
            <text:p>0.296412704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1" calcext:value-type="float">
            <text:p>425.1</text:p>
          </table:table-cell>
          <table:table-cell office:value-type="float" office:value="0" calcext:value-type="float">
            <text:p>0</text:p>
          </table:table-cell>
          <table:table-cell office:value-type="float" office:value="0.296711751045" calcext:value-type="float">
            <text:p>0.29671175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2" calcext:value-type="float">
            <text:p>425.2</text:p>
          </table:table-cell>
          <table:table-cell office:value-type="float" office:value="0" calcext:value-type="float">
            <text:p>0</text:p>
          </table:table-cell>
          <table:table-cell office:value-type="float" office:value="0.297010985464" calcext:value-type="float">
            <text:p>0.297010985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3" calcext:value-type="float">
            <text:p>425.3</text:p>
          </table:table-cell>
          <table:table-cell office:value-type="float" office:value="0" calcext:value-type="float">
            <text:p>0</text:p>
          </table:table-cell>
          <table:table-cell office:value-type="float" office:value="0.297310408214" calcext:value-type="float">
            <text:p>0.297310408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4" calcext:value-type="float">
            <text:p>425.4</text:p>
          </table:table-cell>
          <table:table-cell office:value-type="float" office:value="0" calcext:value-type="float">
            <text:p>0</text:p>
          </table:table-cell>
          <table:table-cell office:value-type="float" office:value="0.297610019364" calcext:value-type="float">
            <text:p>0.297610019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5" calcext:value-type="float">
            <text:p>425.5</text:p>
          </table:table-cell>
          <table:table-cell office:value-type="float" office:value="0" calcext:value-type="float">
            <text:p>0</text:p>
          </table:table-cell>
          <table:table-cell office:value-type="float" office:value="0.29790981898" calcext:value-type="float">
            <text:p>0.2979098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6" calcext:value-type="float">
            <text:p>425.6</text:p>
          </table:table-cell>
          <table:table-cell office:value-type="float" office:value="0" calcext:value-type="float">
            <text:p>0</text:p>
          </table:table-cell>
          <table:table-cell office:value-type="float" office:value="0.298209807131" calcext:value-type="float">
            <text:p>0.298209807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7" calcext:value-type="float">
            <text:p>425.7</text:p>
          </table:table-cell>
          <table:table-cell office:value-type="float" office:value="0" calcext:value-type="float">
            <text:p>0</text:p>
          </table:table-cell>
          <table:table-cell office:value-type="float" office:value="0.298509983884" calcext:value-type="float">
            <text:p>0.298509983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8" calcext:value-type="float">
            <text:p>425.8</text:p>
          </table:table-cell>
          <table:table-cell office:value-type="float" office:value="0" calcext:value-type="float">
            <text:p>0</text:p>
          </table:table-cell>
          <table:table-cell office:value-type="float" office:value="0.298810349306" calcext:value-type="float">
            <text:p>0.298810349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9" calcext:value-type="float">
            <text:p>425.9</text:p>
          </table:table-cell>
          <table:table-cell office:value-type="float" office:value="0" calcext:value-type="float">
            <text:p>0</text:p>
          </table:table-cell>
          <table:table-cell office:value-type="float" office:value="0.299110903467" calcext:value-type="float">
            <text:p>0.299110903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0.299411646433" calcext:value-type="float">
            <text:p>0.29941164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1" calcext:value-type="float">
            <text:p>426.1</text:p>
          </table:table-cell>
          <table:table-cell office:value-type="float" office:value="0" calcext:value-type="float">
            <text:p>0</text:p>
          </table:table-cell>
          <table:table-cell office:value-type="float" office:value="0.299650327793" calcext:value-type="float">
            <text:p>0.299650327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2" calcext:value-type="float">
            <text:p>426.2</text:p>
          </table:table-cell>
          <table:table-cell office:value-type="float" office:value="0" calcext:value-type="float">
            <text:p>0</text:p>
          </table:table-cell>
          <table:table-cell office:value-type="float" office:value="0.299889126094" calcext:value-type="float">
            <text:p>0.299889126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3" calcext:value-type="float">
            <text:p>426.3</text:p>
          </table:table-cell>
          <table:table-cell office:value-type="float" office:value="0" calcext:value-type="float">
            <text:p>0</text:p>
          </table:table-cell>
          <table:table-cell office:value-type="float" office:value="0.300128041364" calcext:value-type="float">
            <text:p>0.30012804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4" calcext:value-type="float">
            <text:p>426.4</text:p>
          </table:table-cell>
          <table:table-cell office:value-type="float" office:value="0" calcext:value-type="float">
            <text:p>0</text:p>
          </table:table-cell>
          <table:table-cell office:value-type="float" office:value="0.30036707363" calcext:value-type="float">
            <text:p>0.3003670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5" calcext:value-type="float">
            <text:p>426.5</text:p>
          </table:table-cell>
          <table:table-cell office:value-type="float" office:value="0" calcext:value-type="float">
            <text:p>0</text:p>
          </table:table-cell>
          <table:table-cell office:value-type="float" office:value="0.300606222919" calcext:value-type="float">
            <text:p>0.30060622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6" calcext:value-type="float">
            <text:p>426.6</text:p>
          </table:table-cell>
          <table:table-cell office:value-type="float" office:value="0" calcext:value-type="float">
            <text:p>0</text:p>
          </table:table-cell>
          <table:table-cell office:value-type="float" office:value="0.30084548926" calcext:value-type="float">
            <text:p>0.30084548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7" calcext:value-type="float">
            <text:p>426.7</text:p>
          </table:table-cell>
          <table:table-cell office:value-type="float" office:value="0" calcext:value-type="float">
            <text:p>0</text:p>
          </table:table-cell>
          <table:table-cell office:value-type="float" office:value="0.301084872679" calcext:value-type="float">
            <text:p>0.30108487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8" calcext:value-type="float">
            <text:p>426.8</text:p>
          </table:table-cell>
          <table:table-cell office:value-type="float" office:value="0" calcext:value-type="float">
            <text:p>0</text:p>
          </table:table-cell>
          <table:table-cell office:value-type="float" office:value="0.301324373205" calcext:value-type="float">
            <text:p>0.30132437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.9" calcext:value-type="float">
            <text:p>426.9</text:p>
          </table:table-cell>
          <table:table-cell office:value-type="float" office:value="0" calcext:value-type="float">
            <text:p>0</text:p>
          </table:table-cell>
          <table:table-cell office:value-type="float" office:value="0.301563990865" calcext:value-type="float">
            <text:p>0.301563990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0.301803725687" calcext:value-type="float">
            <text:p>0.301803725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1" calcext:value-type="float">
            <text:p>427.1</text:p>
          </table:table-cell>
          <table:table-cell office:value-type="float" office:value="0" calcext:value-type="float">
            <text:p>0</text:p>
          </table:table-cell>
          <table:table-cell office:value-type="float" office:value="0.302068683953" calcext:value-type="float">
            <text:p>0.302068683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2" calcext:value-type="float">
            <text:p>427.2</text:p>
          </table:table-cell>
          <table:table-cell office:value-type="float" office:value="0" calcext:value-type="float">
            <text:p>0</text:p>
          </table:table-cell>
          <table:table-cell office:value-type="float" office:value="0.302333765401" calcext:value-type="float">
            <text:p>0.30233376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3" calcext:value-type="float">
            <text:p>427.3</text:p>
          </table:table-cell>
          <table:table-cell office:value-type="float" office:value="0" calcext:value-type="float">
            <text:p>0</text:p>
          </table:table-cell>
          <table:table-cell office:value-type="float" office:value="0.302598970054" calcext:value-type="float">
            <text:p>0.30259897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4" calcext:value-type="float">
            <text:p>427.4</text:p>
          </table:table-cell>
          <table:table-cell office:value-type="float" office:value="0" calcext:value-type="float">
            <text:p>0</text:p>
          </table:table-cell>
          <table:table-cell office:value-type="float" office:value="0.302864297932" calcext:value-type="float">
            <text:p>0.30286429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5" calcext:value-type="float">
            <text:p>427.5</text:p>
          </table:table-cell>
          <table:table-cell office:value-type="float" office:value="0" calcext:value-type="float">
            <text:p>0</text:p>
          </table:table-cell>
          <table:table-cell office:value-type="float" office:value="0.303129749054" calcext:value-type="float">
            <text:p>0.303129749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6" calcext:value-type="float">
            <text:p>427.6</text:p>
          </table:table-cell>
          <table:table-cell office:value-type="float" office:value="0" calcext:value-type="float">
            <text:p>0</text:p>
          </table:table-cell>
          <table:table-cell office:value-type="float" office:value="0.303318241297" calcext:value-type="float">
            <text:p>0.30331824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7" calcext:value-type="float">
            <text:p>427.7</text:p>
          </table:table-cell>
          <table:table-cell office:value-type="float" office:value="0" calcext:value-type="float">
            <text:p>0</text:p>
          </table:table-cell>
          <table:table-cell office:value-type="float" office:value="0.303506761011" calcext:value-type="float">
            <text:p>0.30350676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8" calcext:value-type="float">
            <text:p>427.8</text:p>
          </table:table-cell>
          <table:table-cell office:value-type="float" office:value="0" calcext:value-type="float">
            <text:p>0</text:p>
          </table:table-cell>
          <table:table-cell office:value-type="float" office:value="0.303695308193" calcext:value-type="float">
            <text:p>0.303695308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.9" calcext:value-type="float">
            <text:p>427.9</text:p>
          </table:table-cell>
          <table:table-cell office:value-type="float" office:value="0" calcext:value-type="float">
            <text:p>0</text:p>
          </table:table-cell>
          <table:table-cell office:value-type="float" office:value="0.303883882845" calcext:value-type="float">
            <text:p>0.30388388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0.304072484965" calcext:value-type="float">
            <text:p>0.30407248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1" calcext:value-type="float">
            <text:p>428.1</text:p>
          </table:table-cell>
          <table:table-cell office:value-type="float" office:value="0" calcext:value-type="float">
            <text:p>0</text:p>
          </table:table-cell>
          <table:table-cell office:value-type="float" office:value="0.304433311276" calcext:value-type="float">
            <text:p>0.30443331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2" calcext:value-type="float">
            <text:p>428.2</text:p>
          </table:table-cell>
          <table:table-cell office:value-type="float" office:value="0" calcext:value-type="float">
            <text:p>0</text:p>
          </table:table-cell>
          <table:table-cell office:value-type="float" office:value="0.304794395474" calcext:value-type="float">
            <text:p>0.304794395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3" calcext:value-type="float">
            <text:p>428.3</text:p>
          </table:table-cell>
          <table:table-cell office:value-type="float" office:value="0" calcext:value-type="float">
            <text:p>0</text:p>
          </table:table-cell>
          <table:table-cell office:value-type="float" office:value="0.305155737635" calcext:value-type="float">
            <text:p>0.305155737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4" calcext:value-type="float">
            <text:p>428.4</text:p>
          </table:table-cell>
          <table:table-cell office:value-type="float" office:value="0" calcext:value-type="float">
            <text:p>0</text:p>
          </table:table-cell>
          <table:table-cell office:value-type="float" office:value="0.305517337836" calcext:value-type="float">
            <text:p>0.30551733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5" calcext:value-type="float">
            <text:p>428.5</text:p>
          </table:table-cell>
          <table:table-cell office:value-type="float" office:value="0" calcext:value-type="float">
            <text:p>0</text:p>
          </table:table-cell>
          <table:table-cell office:value-type="float" office:value="0.305879196153" calcext:value-type="float">
            <text:p>0.305879196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6" calcext:value-type="float">
            <text:p>428.6</text:p>
          </table:table-cell>
          <table:table-cell office:value-type="float" office:value="0" calcext:value-type="float">
            <text:p>0</text:p>
          </table:table-cell>
          <table:table-cell office:value-type="float" office:value="0.306163724288" calcext:value-type="float">
            <text:p>0.306163724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7" calcext:value-type="float">
            <text:p>428.7</text:p>
          </table:table-cell>
          <table:table-cell office:value-type="float" office:value="0" calcext:value-type="float">
            <text:p>0</text:p>
          </table:table-cell>
          <table:table-cell office:value-type="float" office:value="0.306448405755" calcext:value-type="float">
            <text:p>0.306448405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8" calcext:value-type="float">
            <text:p>428.8</text:p>
          </table:table-cell>
          <table:table-cell office:value-type="float" office:value="0" calcext:value-type="float">
            <text:p>0</text:p>
          </table:table-cell>
          <table:table-cell office:value-type="float" office:value="0.306733240593" calcext:value-type="float">
            <text:p>0.306733240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9" calcext:value-type="float">
            <text:p>428.9</text:p>
          </table:table-cell>
          <table:table-cell office:value-type="float" office:value="0" calcext:value-type="float">
            <text:p>0</text:p>
          </table:table-cell>
          <table:table-cell office:value-type="float" office:value="0.307018228842" calcext:value-type="float">
            <text:p>0.307018228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0.307303370542" calcext:value-type="float">
            <text:p>0.307303370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1" calcext:value-type="float">
            <text:p>429.1</text:p>
          </table:table-cell>
          <table:table-cell office:value-type="float" office:value="0" calcext:value-type="float">
            <text:p>0</text:p>
          </table:table-cell>
          <table:table-cell office:value-type="float" office:value="0.307607302962" calcext:value-type="float">
            <text:p>0.30760730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2" calcext:value-type="float">
            <text:p>429.2</text:p>
          </table:table-cell>
          <table:table-cell office:value-type="float" office:value="0" calcext:value-type="float">
            <text:p>0</text:p>
          </table:table-cell>
          <table:table-cell office:value-type="float" office:value="0.307911420977" calcext:value-type="float">
            <text:p>0.30791142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3" calcext:value-type="float">
            <text:p>429.3</text:p>
          </table:table-cell>
          <table:table-cell office:value-type="float" office:value="0" calcext:value-type="float">
            <text:p>0</text:p>
          </table:table-cell>
          <table:table-cell office:value-type="float" office:value="0.308215724648" calcext:value-type="float">
            <text:p>0.308215724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4" calcext:value-type="float">
            <text:p>429.4</text:p>
          </table:table-cell>
          <table:table-cell office:value-type="float" office:value="0" calcext:value-type="float">
            <text:p>0</text:p>
          </table:table-cell>
          <table:table-cell office:value-type="float" office:value="0.308520214036" calcext:value-type="float">
            <text:p>0.308520214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5" calcext:value-type="float">
            <text:p>429.5</text:p>
          </table:table-cell>
          <table:table-cell office:value-type="float" office:value="0" calcext:value-type="float">
            <text:p>0</text:p>
          </table:table-cell>
          <table:table-cell office:value-type="float" office:value="0.308824889203" calcext:value-type="float">
            <text:p>0.308824889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6" calcext:value-type="float">
            <text:p>429.6</text:p>
          </table:table-cell>
          <table:table-cell office:value-type="float" office:value="0" calcext:value-type="float">
            <text:p>0</text:p>
          </table:table-cell>
          <table:table-cell office:value-type="float" office:value="0.309051608209" calcext:value-type="float">
            <text:p>0.309051608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7" calcext:value-type="float">
            <text:p>429.7</text:p>
          </table:table-cell>
          <table:table-cell office:value-type="float" office:value="0" calcext:value-type="float">
            <text:p>0</text:p>
          </table:table-cell>
          <table:table-cell office:value-type="float" office:value="0.309278398431" calcext:value-type="float">
            <text:p>0.309278398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8" calcext:value-type="float">
            <text:p>429.8</text:p>
          </table:table-cell>
          <table:table-cell office:value-type="float" office:value="0" calcext:value-type="float">
            <text:p>0</text:p>
          </table:table-cell>
          <table:table-cell office:value-type="float" office:value="0.309505259874" calcext:value-type="float">
            <text:p>0.309505259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.9" calcext:value-type="float">
            <text:p>429.9</text:p>
          </table:table-cell>
          <table:table-cell office:value-type="float" office:value="0" calcext:value-type="float">
            <text:p>0</text:p>
          </table:table-cell>
          <table:table-cell office:value-type="float" office:value="0.309732192547" calcext:value-type="float">
            <text:p>0.30973219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.309959196456" calcext:value-type="float">
            <text:p>0.30995919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1" calcext:value-type="float">
            <text:p>430.1</text:p>
          </table:table-cell>
          <table:table-cell office:value-type="float" office:value="0" calcext:value-type="float">
            <text:p>0</text:p>
          </table:table-cell>
          <table:table-cell office:value-type="float" office:value="0.310198403068" calcext:value-type="float">
            <text:p>0.31019840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2" calcext:value-type="float">
            <text:p>430.2</text:p>
          </table:table-cell>
          <table:table-cell office:value-type="float" office:value="0" calcext:value-type="float">
            <text:p>0</text:p>
          </table:table-cell>
          <table:table-cell office:value-type="float" office:value="0.31043772213" calcext:value-type="float">
            <text:p>0.3104377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3" calcext:value-type="float">
            <text:p>430.3</text:p>
          </table:table-cell>
          <table:table-cell office:value-type="float" office:value="0" calcext:value-type="float">
            <text:p>0</text:p>
          </table:table-cell>
          <table:table-cell office:value-type="float" office:value="0.310677153665" calcext:value-type="float">
            <text:p>0.310677153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4" calcext:value-type="float">
            <text:p>430.4</text:p>
          </table:table-cell>
          <table:table-cell office:value-type="float" office:value="0" calcext:value-type="float">
            <text:p>0</text:p>
          </table:table-cell>
          <table:table-cell office:value-type="float" office:value="0.310916697701" calcext:value-type="float">
            <text:p>0.31091669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5" calcext:value-type="float">
            <text:p>430.5</text:p>
          </table:table-cell>
          <table:table-cell office:value-type="float" office:value="0" calcext:value-type="float">
            <text:p>0</text:p>
          </table:table-cell>
          <table:table-cell office:value-type="float" office:value="0.311156354262" calcext:value-type="float">
            <text:p>0.31115635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6" calcext:value-type="float">
            <text:p>430.6</text:p>
          </table:table-cell>
          <table:table-cell office:value-type="float" office:value="0" calcext:value-type="float">
            <text:p>0</text:p>
          </table:table-cell>
          <table:table-cell office:value-type="float" office:value="0.311396123374" calcext:value-type="float">
            <text:p>0.31139612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7" calcext:value-type="float">
            <text:p>430.7</text:p>
          </table:table-cell>
          <table:table-cell office:value-type="float" office:value="0" calcext:value-type="float">
            <text:p>0</text:p>
          </table:table-cell>
          <table:table-cell office:value-type="float" office:value="0.311636005062" calcext:value-type="float">
            <text:p>0.311636005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8" calcext:value-type="float">
            <text:p>430.8</text:p>
          </table:table-cell>
          <table:table-cell office:value-type="float" office:value="0" calcext:value-type="float">
            <text:p>0</text:p>
          </table:table-cell>
          <table:table-cell office:value-type="float" office:value="0.311875999353" calcext:value-type="float">
            <text:p>0.311875999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9" calcext:value-type="float">
            <text:p>430.9</text:p>
          </table:table-cell>
          <table:table-cell office:value-type="float" office:value="0" calcext:value-type="float">
            <text:p>0</text:p>
          </table:table-cell>
          <table:table-cell office:value-type="float" office:value="0.312116106271" calcext:value-type="float">
            <text:p>0.312116106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0.312356325842" calcext:value-type="float">
            <text:p>0.312356325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1" calcext:value-type="float">
            <text:p>431.1</text:p>
          </table:table-cell>
          <table:table-cell office:value-type="float" office:value="0" calcext:value-type="float">
            <text:p>0</text:p>
          </table:table-cell>
          <table:table-cell office:value-type="float" office:value="0.312644783917" calcext:value-type="float">
            <text:p>0.312644783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2" calcext:value-type="float">
            <text:p>431.2</text:p>
          </table:table-cell>
          <table:table-cell office:value-type="float" office:value="0" calcext:value-type="float">
            <text:p>0</text:p>
          </table:table-cell>
          <table:table-cell office:value-type="float" office:value="0.312933397479" calcext:value-type="float">
            <text:p>0.312933397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3" calcext:value-type="float">
            <text:p>431.3</text:p>
          </table:table-cell>
          <table:table-cell office:value-type="float" office:value="0" calcext:value-type="float">
            <text:p>0</text:p>
          </table:table-cell>
          <table:table-cell office:value-type="float" office:value="0.31322216657" calcext:value-type="float">
            <text:p>0.31322216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4" calcext:value-type="float">
            <text:p>431.4</text:p>
          </table:table-cell>
          <table:table-cell office:value-type="float" office:value="0" calcext:value-type="float">
            <text:p>0</text:p>
          </table:table-cell>
          <table:table-cell office:value-type="float" office:value="0.313511091232" calcext:value-type="float">
            <text:p>0.31351109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5" calcext:value-type="float">
            <text:p>431.5</text:p>
          </table:table-cell>
          <table:table-cell office:value-type="float" office:value="0" calcext:value-type="float">
            <text:p>0</text:p>
          </table:table-cell>
          <table:table-cell office:value-type="float" office:value="0.313800171505" calcext:value-type="float">
            <text:p>0.31380017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6" calcext:value-type="float">
            <text:p>431.6</text:p>
          </table:table-cell>
          <table:table-cell office:value-type="float" office:value="0" calcext:value-type="float">
            <text:p>0</text:p>
          </table:table-cell>
          <table:table-cell office:value-type="float" office:value="0.314089407431" calcext:value-type="float">
            <text:p>0.314089407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7" calcext:value-type="float">
            <text:p>431.7</text:p>
          </table:table-cell>
          <table:table-cell office:value-type="float" office:value="0" calcext:value-type="float">
            <text:p>0</text:p>
          </table:table-cell>
          <table:table-cell office:value-type="float" office:value="0.314378799052" calcext:value-type="float">
            <text:p>0.314378799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8" calcext:value-type="float">
            <text:p>431.8</text:p>
          </table:table-cell>
          <table:table-cell office:value-type="float" office:value="0" calcext:value-type="float">
            <text:p>0</text:p>
          </table:table-cell>
          <table:table-cell office:value-type="float" office:value="0.314668346409" calcext:value-type="float">
            <text:p>0.314668346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.9" calcext:value-type="float">
            <text:p>431.9</text:p>
          </table:table-cell>
          <table:table-cell office:value-type="float" office:value="0" calcext:value-type="float">
            <text:p>0</text:p>
          </table:table-cell>
          <table:table-cell office:value-type="float" office:value="0.314958049543" calcext:value-type="float">
            <text:p>0.314958049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0.315247908496" calcext:value-type="float">
            <text:p>0.315247908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1" calcext:value-type="float">
            <text:p>432.1</text:p>
          </table:table-cell>
          <table:table-cell office:value-type="float" office:value="0" calcext:value-type="float">
            <text:p>0</text:p>
          </table:table-cell>
          <table:table-cell office:value-type="float" office:value="0.315507729788" calcext:value-type="float">
            <text:p>0.31550772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2" calcext:value-type="float">
            <text:p>432.2</text:p>
          </table:table-cell>
          <table:table-cell office:value-type="float" office:value="0" calcext:value-type="float">
            <text:p>0</text:p>
          </table:table-cell>
          <table:table-cell office:value-type="float" office:value="0.315767689708" calcext:value-type="float">
            <text:p>0.315767689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3" calcext:value-type="float">
            <text:p>432.3</text:p>
          </table:table-cell>
          <table:table-cell office:value-type="float" office:value="0" calcext:value-type="float">
            <text:p>0</text:p>
          </table:table-cell>
          <table:table-cell office:value-type="float" office:value="0.316027788298" calcext:value-type="float">
            <text:p>0.316027788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4" calcext:value-type="float">
            <text:p>432.4</text:p>
          </table:table-cell>
          <table:table-cell office:value-type="float" office:value="0" calcext:value-type="float">
            <text:p>0</text:p>
          </table:table-cell>
          <table:table-cell office:value-type="float" office:value="0.316288025598" calcext:value-type="float">
            <text:p>0.316288025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5" calcext:value-type="float">
            <text:p>432.5</text:p>
          </table:table-cell>
          <table:table-cell office:value-type="float" office:value="0" calcext:value-type="float">
            <text:p>0</text:p>
          </table:table-cell>
          <table:table-cell office:value-type="float" office:value="0.316548401648" calcext:value-type="float">
            <text:p>0.31654840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6" calcext:value-type="float">
            <text:p>432.6</text:p>
          </table:table-cell>
          <table:table-cell office:value-type="float" office:value="0" calcext:value-type="float">
            <text:p>0</text:p>
          </table:table-cell>
          <table:table-cell office:value-type="float" office:value="0.316729336253" calcext:value-type="float">
            <text:p>0.316729336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7" calcext:value-type="float">
            <text:p>432.7</text:p>
          </table:table-cell>
          <table:table-cell office:value-type="float" office:value="0" calcext:value-type="float">
            <text:p>0</text:p>
          </table:table-cell>
          <table:table-cell office:value-type="float" office:value="0.316910318743" calcext:value-type="float">
            <text:p>0.316910318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8" calcext:value-type="float">
            <text:p>432.8</text:p>
          </table:table-cell>
          <table:table-cell office:value-type="float" office:value="0" calcext:value-type="float">
            <text:p>0</text:p>
          </table:table-cell>
          <table:table-cell office:value-type="float" office:value="0.317091349122" calcext:value-type="float">
            <text:p>0.317091349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9" calcext:value-type="float">
            <text:p>432.9</text:p>
          </table:table-cell>
          <table:table-cell office:value-type="float" office:value="0" calcext:value-type="float">
            <text:p>0</text:p>
          </table:table-cell>
          <table:table-cell office:value-type="float" office:value="0.317272427395" calcext:value-type="float">
            <text:p>0.317272427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0.317453553565" calcext:value-type="float">
            <text:p>0.317453553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1" calcext:value-type="float">
            <text:p>433.1</text:p>
          </table:table-cell>
          <table:table-cell office:value-type="float" office:value="0" calcext:value-type="float">
            <text:p>0</text:p>
          </table:table-cell>
          <table:table-cell office:value-type="float" office:value="0.317685429419" calcext:value-type="float">
            <text:p>0.317685429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2" calcext:value-type="float">
            <text:p>433.2</text:p>
          </table:table-cell>
          <table:table-cell office:value-type="float" office:value="0" calcext:value-type="float">
            <text:p>0</text:p>
          </table:table-cell>
          <table:table-cell office:value-type="float" office:value="0.317917402758" calcext:value-type="float">
            <text:p>0.31791740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3" calcext:value-type="float">
            <text:p>433.3</text:p>
          </table:table-cell>
          <table:table-cell office:value-type="float" office:value="0" calcext:value-type="float">
            <text:p>0</text:p>
          </table:table-cell>
          <table:table-cell office:value-type="float" office:value="0.318149473596" calcext:value-type="float">
            <text:p>0.318149473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4" calcext:value-type="float">
            <text:p>433.4</text:p>
          </table:table-cell>
          <table:table-cell office:value-type="float" office:value="0" calcext:value-type="float">
            <text:p>0</text:p>
          </table:table-cell>
          <table:table-cell office:value-type="float" office:value="0.318381641951" calcext:value-type="float">
            <text:p>0.31838164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5" calcext:value-type="float">
            <text:p>433.5</text:p>
          </table:table-cell>
          <table:table-cell office:value-type="float" office:value="0" calcext:value-type="float">
            <text:p>0</text:p>
          </table:table-cell>
          <table:table-cell office:value-type="float" office:value="0.318613907836" calcext:value-type="float">
            <text:p>0.31861390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6" calcext:value-type="float">
            <text:p>433.6</text:p>
          </table:table-cell>
          <table:table-cell office:value-type="float" office:value="0" calcext:value-type="float">
            <text:p>0</text:p>
          </table:table-cell>
          <table:table-cell office:value-type="float" office:value="0.318846663983" calcext:value-type="float">
            <text:p>0.31884666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7" calcext:value-type="float">
            <text:p>433.7</text:p>
          </table:table-cell>
          <table:table-cell office:value-type="float" office:value="0" calcext:value-type="float">
            <text:p>0</text:p>
          </table:table-cell>
          <table:table-cell office:value-type="float" office:value="0.319079770909" calcext:value-type="float">
            <text:p>0.31907977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8" calcext:value-type="float">
            <text:p>433.8</text:p>
          </table:table-cell>
          <table:table-cell office:value-type="float" office:value="0" calcext:value-type="float">
            <text:p>0</text:p>
          </table:table-cell>
          <table:table-cell office:value-type="float" office:value="0.319313098411" calcext:value-type="float">
            <text:p>0.319313098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.9" calcext:value-type="float">
            <text:p>433.9</text:p>
          </table:table-cell>
          <table:table-cell office:value-type="float" office:value="0" calcext:value-type="float">
            <text:p>0</text:p>
          </table:table-cell>
          <table:table-cell office:value-type="float" office:value="0.319546525598" calcext:value-type="float">
            <text:p>0.319546525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319779940925" calcext:value-type="float">
            <text:p>0.31977994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1" calcext:value-type="float">
            <text:p>434.1</text:p>
          </table:table-cell>
          <table:table-cell office:value-type="float" office:value="0" calcext:value-type="float">
            <text:p>0</text:p>
          </table:table-cell>
          <table:table-cell office:value-type="float" office:value="0.319991555463" calcext:value-type="float">
            <text:p>0.319991555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2" calcext:value-type="float">
            <text:p>434.2</text:p>
          </table:table-cell>
          <table:table-cell office:value-type="float" office:value="0" calcext:value-type="float">
            <text:p>0</text:p>
          </table:table-cell>
          <table:table-cell office:value-type="float" office:value="0.320202913874" calcext:value-type="float">
            <text:p>0.320202913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3" calcext:value-type="float">
            <text:p>434.3</text:p>
          </table:table-cell>
          <table:table-cell office:value-type="float" office:value="0" calcext:value-type="float">
            <text:p>0</text:p>
          </table:table-cell>
          <table:table-cell office:value-type="float" office:value="0.320413932935" calcext:value-type="float">
            <text:p>0.32041393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4" calcext:value-type="float">
            <text:p>434.4</text:p>
          </table:table-cell>
          <table:table-cell office:value-type="float" office:value="0" calcext:value-type="float">
            <text:p>0</text:p>
          </table:table-cell>
          <table:table-cell office:value-type="float" office:value="0.320624538933" calcext:value-type="float">
            <text:p>0.320624538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5" calcext:value-type="float">
            <text:p>434.5</text:p>
          </table:table-cell>
          <table:table-cell office:value-type="float" office:value="0" calcext:value-type="float">
            <text:p>0</text:p>
          </table:table-cell>
          <table:table-cell office:value-type="float" office:value="0.320834667694" calcext:value-type="float">
            <text:p>0.320834667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6" calcext:value-type="float">
            <text:p>434.6</text:p>
          </table:table-cell>
          <table:table-cell office:value-type="float" office:value="0" calcext:value-type="float">
            <text:p>0</text:p>
          </table:table-cell>
          <table:table-cell office:value-type="float" office:value="0.321124726844" calcext:value-type="float">
            <text:p>0.321124726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7" calcext:value-type="float">
            <text:p>434.7</text:p>
          </table:table-cell>
          <table:table-cell office:value-type="float" office:value="0" calcext:value-type="float">
            <text:p>0</text:p>
          </table:table-cell>
          <table:table-cell office:value-type="float" office:value="0.321414313941" calcext:value-type="float">
            <text:p>0.321414313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8" calcext:value-type="float">
            <text:p>434.8</text:p>
          </table:table-cell>
          <table:table-cell office:value-type="float" office:value="0" calcext:value-type="float">
            <text:p>0</text:p>
          </table:table-cell>
          <table:table-cell office:value-type="float" office:value="0.321703393175" calcext:value-type="float">
            <text:p>0.32170339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.9" calcext:value-type="float">
            <text:p>434.9</text:p>
          </table:table-cell>
          <table:table-cell office:value-type="float" office:value="0" calcext:value-type="float">
            <text:p>0</text:p>
          </table:table-cell>
          <table:table-cell office:value-type="float" office:value="0.32199193838" calcext:value-type="float">
            <text:p>0.32199193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0.322279933081" calcext:value-type="float">
            <text:p>0.32227993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1" calcext:value-type="float">
            <text:p>435.1</text:p>
          </table:table-cell>
          <table:table-cell office:value-type="float" office:value="0" calcext:value-type="float">
            <text:p>0</text:p>
          </table:table-cell>
          <table:table-cell office:value-type="float" office:value="0.322522219284" calcext:value-type="float">
            <text:p>0.322522219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2" calcext:value-type="float">
            <text:p>435.2</text:p>
          </table:table-cell>
          <table:table-cell office:value-type="float" office:value="0" calcext:value-type="float">
            <text:p>0</text:p>
          </table:table-cell>
          <table:table-cell office:value-type="float" office:value="0.322763915892" calcext:value-type="float">
            <text:p>0.322763915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3" calcext:value-type="float">
            <text:p>435.3</text:p>
          </table:table-cell>
          <table:table-cell office:value-type="float" office:value="0" calcext:value-type="float">
            <text:p>0</text:p>
          </table:table-cell>
          <table:table-cell office:value-type="float" office:value="0.323005036045" calcext:value-type="float">
            <text:p>0.323005036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4" calcext:value-type="float">
            <text:p>435.4</text:p>
          </table:table-cell>
          <table:table-cell office:value-type="float" office:value="0" calcext:value-type="float">
            <text:p>0</text:p>
          </table:table-cell>
          <table:table-cell office:value-type="float" office:value="0.32324560273" calcext:value-type="float">
            <text:p>0.3232456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5" calcext:value-type="float">
            <text:p>435.5</text:p>
          </table:table-cell>
          <table:table-cell office:value-type="float" office:value="0" calcext:value-type="float">
            <text:p>0</text:p>
          </table:table-cell>
          <table:table-cell office:value-type="float" office:value="0.323485648828" calcext:value-type="float">
            <text:p>0.323485648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6" calcext:value-type="float">
            <text:p>435.6</text:p>
          </table:table-cell>
          <table:table-cell office:value-type="float" office:value="0" calcext:value-type="float">
            <text:p>0</text:p>
          </table:table-cell>
          <table:table-cell office:value-type="float" office:value="0.323725482971" calcext:value-type="float">
            <text:p>0.32372548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7" calcext:value-type="float">
            <text:p>435.7</text:p>
          </table:table-cell>
          <table:table-cell office:value-type="float" office:value="0" calcext:value-type="float">
            <text:p>0</text:p>
          </table:table-cell>
          <table:table-cell office:value-type="float" office:value="0.323965063514" calcext:value-type="float">
            <text:p>0.323965063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8" calcext:value-type="float">
            <text:p>435.8</text:p>
          </table:table-cell>
          <table:table-cell office:value-type="float" office:value="0" calcext:value-type="float">
            <text:p>0</text:p>
          </table:table-cell>
          <table:table-cell office:value-type="float" office:value="0.324204365079" calcext:value-type="float">
            <text:p>0.324204365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.9" calcext:value-type="float">
            <text:p>435.9</text:p>
          </table:table-cell>
          <table:table-cell office:value-type="float" office:value="0" calcext:value-type="float">
            <text:p>0</text:p>
          </table:table-cell>
          <table:table-cell office:value-type="float" office:value="0.324443378623" calcext:value-type="float">
            <text:p>0.32444337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0.324682111494" calcext:value-type="float">
            <text:p>0.32468211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1" calcext:value-type="float">
            <text:p>436.1</text:p>
          </table:table-cell>
          <table:table-cell office:value-type="float" office:value="0" calcext:value-type="float">
            <text:p>0</text:p>
          </table:table-cell>
          <table:table-cell office:value-type="float" office:value="0.324923847951" calcext:value-type="float">
            <text:p>0.324923847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2" calcext:value-type="float">
            <text:p>436.2</text:p>
          </table:table-cell>
          <table:table-cell office:value-type="float" office:value="0" calcext:value-type="float">
            <text:p>0</text:p>
          </table:table-cell>
          <table:table-cell office:value-type="float" office:value="0.325165371468" calcext:value-type="float">
            <text:p>0.32516537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3" calcext:value-type="float">
            <text:p>436.3</text:p>
          </table:table-cell>
          <table:table-cell office:value-type="float" office:value="0" calcext:value-type="float">
            <text:p>0</text:p>
          </table:table-cell>
          <table:table-cell office:value-type="float" office:value="0.325406738935" calcext:value-type="float">
            <text:p>0.325406738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4" calcext:value-type="float">
            <text:p>436.4</text:p>
          </table:table-cell>
          <table:table-cell office:value-type="float" office:value="0" calcext:value-type="float">
            <text:p>0</text:p>
          </table:table-cell>
          <table:table-cell office:value-type="float" office:value="0.325648023884" calcext:value-type="float">
            <text:p>0.325648023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5" calcext:value-type="float">
            <text:p>436.5</text:p>
          </table:table-cell>
          <table:table-cell office:value-type="float" office:value="0" calcext:value-type="float">
            <text:p>0</text:p>
          </table:table-cell>
          <table:table-cell office:value-type="float" office:value="0.325889316546" calcext:value-type="float">
            <text:p>0.32588931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6" calcext:value-type="float">
            <text:p>436.6</text:p>
          </table:table-cell>
          <table:table-cell office:value-type="float" office:value="0" calcext:value-type="float">
            <text:p>0</text:p>
          </table:table-cell>
          <table:table-cell office:value-type="float" office:value="0.326130456085" calcext:value-type="float">
            <text:p>0.326130456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7" calcext:value-type="float">
            <text:p>436.7</text:p>
          </table:table-cell>
          <table:table-cell office:value-type="float" office:value="0" calcext:value-type="float">
            <text:p>0</text:p>
          </table:table-cell>
          <table:table-cell office:value-type="float" office:value="0.326371105902" calcext:value-type="float">
            <text:p>0.32637110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8" calcext:value-type="float">
            <text:p>436.8</text:p>
          </table:table-cell>
          <table:table-cell office:value-type="float" office:value="0" calcext:value-type="float">
            <text:p>0</text:p>
          </table:table-cell>
          <table:table-cell office:value-type="float" office:value="0.326611330743" calcext:value-type="float">
            <text:p>0.326611330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.9" calcext:value-type="float">
            <text:p>436.9</text:p>
          </table:table-cell>
          <table:table-cell office:value-type="float" office:value="0" calcext:value-type="float">
            <text:p>0</text:p>
          </table:table-cell>
          <table:table-cell office:value-type="float" office:value="0.326851195554" calcext:value-type="float">
            <text:p>0.326851195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0.327090765477" calcext:value-type="float">
            <text:p>0.327090765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1" calcext:value-type="float">
            <text:p>437.1</text:p>
          </table:table-cell>
          <table:table-cell office:value-type="float" office:value="0" calcext:value-type="float">
            <text:p>0</text:p>
          </table:table-cell>
          <table:table-cell office:value-type="float" office:value="0.327317822945" calcext:value-type="float">
            <text:p>0.32731782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2" calcext:value-type="float">
            <text:p>437.2</text:p>
          </table:table-cell>
          <table:table-cell office:value-type="float" office:value="0" calcext:value-type="float">
            <text:p>0</text:p>
          </table:table-cell>
          <table:table-cell office:value-type="float" office:value="0.327544700427" calcext:value-type="float">
            <text:p>0.32754470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3" calcext:value-type="float">
            <text:p>437.3</text:p>
          </table:table-cell>
          <table:table-cell office:value-type="float" office:value="0" calcext:value-type="float">
            <text:p>0</text:p>
          </table:table-cell>
          <table:table-cell office:value-type="float" office:value="0.327771463672" calcext:value-type="float">
            <text:p>0.327771463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4" calcext:value-type="float">
            <text:p>437.4</text:p>
          </table:table-cell>
          <table:table-cell office:value-type="float" office:value="0" calcext:value-type="float">
            <text:p>0</text:p>
          </table:table-cell>
          <table:table-cell office:value-type="float" office:value="0.327998178619" calcext:value-type="float">
            <text:p>0.327998178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5" calcext:value-type="float">
            <text:p>437.5</text:p>
          </table:table-cell>
          <table:table-cell office:value-type="float" office:value="0" calcext:value-type="float">
            <text:p>0</text:p>
          </table:table-cell>
          <table:table-cell office:value-type="float" office:value="0.328224911396" calcext:value-type="float">
            <text:p>0.32822491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6" calcext:value-type="float">
            <text:p>437.6</text:p>
          </table:table-cell>
          <table:table-cell office:value-type="float" office:value="0" calcext:value-type="float">
            <text:p>0</text:p>
          </table:table-cell>
          <table:table-cell office:value-type="float" office:value="0.328451728317" calcext:value-type="float">
            <text:p>0.328451728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7" calcext:value-type="float">
            <text:p>437.7</text:p>
          </table:table-cell>
          <table:table-cell office:value-type="float" office:value="0" calcext:value-type="float">
            <text:p>0</text:p>
          </table:table-cell>
          <table:table-cell office:value-type="float" office:value="0.328678695883" calcext:value-type="float">
            <text:p>0.328678695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8" calcext:value-type="float">
            <text:p>437.8</text:p>
          </table:table-cell>
          <table:table-cell office:value-type="float" office:value="0" calcext:value-type="float">
            <text:p>0</text:p>
          </table:table-cell>
          <table:table-cell office:value-type="float" office:value="0.328905880786" calcext:value-type="float">
            <text:p>0.32890588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.9" calcext:value-type="float">
            <text:p>437.9</text:p>
          </table:table-cell>
          <table:table-cell office:value-type="float" office:value="0" calcext:value-type="float">
            <text:p>0</text:p>
          </table:table-cell>
          <table:table-cell office:value-type="float" office:value="0.329133349904" calcext:value-type="float">
            <text:p>0.329133349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0.329361170306" calcext:value-type="float">
            <text:p>0.32936117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1" calcext:value-type="float">
            <text:p>438.1</text:p>
          </table:table-cell>
          <table:table-cell office:value-type="float" office:value="0" calcext:value-type="float">
            <text:p>0</text:p>
          </table:table-cell>
          <table:table-cell office:value-type="float" office:value="0.329510111471" calcext:value-type="float">
            <text:p>0.32951011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2" calcext:value-type="float">
            <text:p>438.2</text:p>
          </table:table-cell>
          <table:table-cell office:value-type="float" office:value="0" calcext:value-type="float">
            <text:p>0</text:p>
          </table:table-cell>
          <table:table-cell office:value-type="float" office:value="0.329659466997" calcext:value-type="float">
            <text:p>0.329659466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3" calcext:value-type="float">
            <text:p>438.3</text:p>
          </table:table-cell>
          <table:table-cell office:value-type="float" office:value="0" calcext:value-type="float">
            <text:p>0</text:p>
          </table:table-cell>
          <table:table-cell office:value-type="float" office:value="0.329809304172" calcext:value-type="float">
            <text:p>0.329809304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4" calcext:value-type="float">
            <text:p>438.4</text:p>
          </table:table-cell>
          <table:table-cell office:value-type="float" office:value="0" calcext:value-type="float">
            <text:p>0</text:p>
          </table:table-cell>
          <table:table-cell office:value-type="float" office:value="0.329959690412" calcext:value-type="float">
            <text:p>0.32995969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5" calcext:value-type="float">
            <text:p>438.5</text:p>
          </table:table-cell>
          <table:table-cell office:value-type="float" office:value="0" calcext:value-type="float">
            <text:p>0</text:p>
          </table:table-cell>
          <table:table-cell office:value-type="float" office:value="0.330110693258" calcext:value-type="float">
            <text:p>0.33011069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6" calcext:value-type="float">
            <text:p>438.6</text:p>
          </table:table-cell>
          <table:table-cell office:value-type="float" office:value="0" calcext:value-type="float">
            <text:p>0</text:p>
          </table:table-cell>
          <table:table-cell office:value-type="float" office:value="0.330344026096" calcext:value-type="float">
            <text:p>0.33034402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7" calcext:value-type="float">
            <text:p>438.7</text:p>
          </table:table-cell>
          <table:table-cell office:value-type="float" office:value="0" calcext:value-type="float">
            <text:p>0</text:p>
          </table:table-cell>
          <table:table-cell office:value-type="float" office:value="0.330577549055" calcext:value-type="float">
            <text:p>0.330577549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8" calcext:value-type="float">
            <text:p>438.8</text:p>
          </table:table-cell>
          <table:table-cell office:value-type="float" office:value="0" calcext:value-type="float">
            <text:p>0</text:p>
          </table:table-cell>
          <table:table-cell office:value-type="float" office:value="0.330811354391" calcext:value-type="float">
            <text:p>0.330811354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9" calcext:value-type="float">
            <text:p>438.9</text:p>
          </table:table-cell>
          <table:table-cell office:value-type="float" office:value="0" calcext:value-type="float">
            <text:p>0</text:p>
          </table:table-cell>
          <table:table-cell office:value-type="float" office:value="0.331045517879" calcext:value-type="float">
            <text:p>0.331045517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0.331280098754" calcext:value-type="float">
            <text:p>0.331280098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1" calcext:value-type="float">
            <text:p>439.1</text:p>
          </table:table-cell>
          <table:table-cell office:value-type="float" office:value="0" calcext:value-type="float">
            <text:p>0</text:p>
          </table:table-cell>
          <table:table-cell office:value-type="float" office:value="0.33143096588" calcext:value-type="float">
            <text:p>0.33143096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2" calcext:value-type="float">
            <text:p>439.2</text:p>
          </table:table-cell>
          <table:table-cell office:value-type="float" office:value="0" calcext:value-type="float">
            <text:p>0</text:p>
          </table:table-cell>
          <table:table-cell office:value-type="float" office:value="0.331582242236" calcext:value-type="float">
            <text:p>0.33158224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3" calcext:value-type="float">
            <text:p>439.3</text:p>
          </table:table-cell>
          <table:table-cell office:value-type="float" office:value="0" calcext:value-type="float">
            <text:p>0</text:p>
          </table:table-cell>
          <table:table-cell office:value-type="float" office:value="0.331733936757" calcext:value-type="float">
            <text:p>0.33173393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4" calcext:value-type="float">
            <text:p>439.4</text:p>
          </table:table-cell>
          <table:table-cell office:value-type="float" office:value="0" calcext:value-type="float">
            <text:p>0</text:p>
          </table:table-cell>
          <table:table-cell office:value-type="float" office:value="0.331886041605" calcext:value-type="float">
            <text:p>0.33188604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5" calcext:value-type="float">
            <text:p>439.5</text:p>
          </table:table-cell>
          <table:table-cell office:value-type="float" office:value="0" calcext:value-type="float">
            <text:p>0</text:p>
          </table:table-cell>
          <table:table-cell office:value-type="float" office:value="0.332038532131" calcext:value-type="float">
            <text:p>0.33203853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6" calcext:value-type="float">
            <text:p>439.6</text:p>
          </table:table-cell>
          <table:table-cell office:value-type="float" office:value="0" calcext:value-type="float">
            <text:p>0</text:p>
          </table:table-cell>
          <table:table-cell office:value-type="float" office:value="0.332273796454" calcext:value-type="float">
            <text:p>0.332273796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7" calcext:value-type="float">
            <text:p>439.7</text:p>
          </table:table-cell>
          <table:table-cell office:value-type="float" office:value="0" calcext:value-type="float">
            <text:p>0</text:p>
          </table:table-cell>
          <table:table-cell office:value-type="float" office:value="0.332509800032" calcext:value-type="float">
            <text:p>0.3325098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8" calcext:value-type="float">
            <text:p>439.8</text:p>
          </table:table-cell>
          <table:table-cell office:value-type="float" office:value="0" calcext:value-type="float">
            <text:p>0</text:p>
          </table:table-cell>
          <table:table-cell office:value-type="float" office:value="0.332746579614" calcext:value-type="float">
            <text:p>0.332746579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9" calcext:value-type="float">
            <text:p>439.9</text:p>
          </table:table-cell>
          <table:table-cell office:value-type="float" office:value="0" calcext:value-type="float">
            <text:p>0</text:p>
          </table:table-cell>
          <table:table-cell office:value-type="float" office:value="0.332984161951" calcext:value-type="float">
            <text:p>0.33298416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0.333222563753" calcext:value-type="float">
            <text:p>0.333222563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1" calcext:value-type="float">
            <text:p>440.1</text:p>
          </table:table-cell>
          <table:table-cell office:value-type="float" office:value="0" calcext:value-type="float">
            <text:p>0</text:p>
          </table:table-cell>
          <table:table-cell office:value-type="float" office:value="0.333475482771" calcext:value-type="float">
            <text:p>0.33347548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2" calcext:value-type="float">
            <text:p>440.2</text:p>
          </table:table-cell>
          <table:table-cell office:value-type="float" office:value="0" calcext:value-type="float">
            <text:p>0</text:p>
          </table:table-cell>
          <table:table-cell office:value-type="float" office:value="0.333729242235" calcext:value-type="float">
            <text:p>0.33372924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3" calcext:value-type="float">
            <text:p>440.3</text:p>
          </table:table-cell>
          <table:table-cell office:value-type="float" office:value="0" calcext:value-type="float">
            <text:p>0</text:p>
          </table:table-cell>
          <table:table-cell office:value-type="float" office:value="0.333983828621" calcext:value-type="float">
            <text:p>0.333983828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4" calcext:value-type="float">
            <text:p>440.4</text:p>
          </table:table-cell>
          <table:table-cell office:value-type="float" office:value="0" calcext:value-type="float">
            <text:p>0</text:p>
          </table:table-cell>
          <table:table-cell office:value-type="float" office:value="0.334239218219" calcext:value-type="float">
            <text:p>0.334239218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5" calcext:value-type="float">
            <text:p>440.5</text:p>
          </table:table-cell>
          <table:table-cell office:value-type="float" office:value="0" calcext:value-type="float">
            <text:p>0</text:p>
          </table:table-cell>
          <table:table-cell office:value-type="float" office:value="0.334495377093" calcext:value-type="float">
            <text:p>0.334495377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6" calcext:value-type="float">
            <text:p>440.6</text:p>
          </table:table-cell>
          <table:table-cell office:value-type="float" office:value="0" calcext:value-type="float">
            <text:p>0</text:p>
          </table:table-cell>
          <table:table-cell office:value-type="float" office:value="0.334752261037" calcext:value-type="float">
            <text:p>0.33475226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7" calcext:value-type="float">
            <text:p>440.7</text:p>
          </table:table-cell>
          <table:table-cell office:value-type="float" office:value="0" calcext:value-type="float">
            <text:p>0</text:p>
          </table:table-cell>
          <table:table-cell office:value-type="float" office:value="0.335009815544" calcext:value-type="float">
            <text:p>0.335009815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8" calcext:value-type="float">
            <text:p>440.8</text:p>
          </table:table-cell>
          <table:table-cell office:value-type="float" office:value="0" calcext:value-type="float">
            <text:p>0</text:p>
          </table:table-cell>
          <table:table-cell office:value-type="float" office:value="0.335267975757" calcext:value-type="float">
            <text:p>0.33526797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9" calcext:value-type="float">
            <text:p>440.9</text:p>
          </table:table-cell>
          <table:table-cell office:value-type="float" office:value="0" calcext:value-type="float">
            <text:p>0</text:p>
          </table:table-cell>
          <table:table-cell office:value-type="float" office:value="0.335526666437" calcext:value-type="float">
            <text:p>0.335526666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0.335785801917" calcext:value-type="float">
            <text:p>0.33578580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1" calcext:value-type="float">
            <text:p>441.1</text:p>
          </table:table-cell>
          <table:table-cell office:value-type="float" office:value="0" calcext:value-type="float">
            <text:p>0</text:p>
          </table:table-cell>
          <table:table-cell office:value-type="float" office:value="0.336040414093" calcext:value-type="float">
            <text:p>0.336040414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2" calcext:value-type="float">
            <text:p>441.2</text:p>
          </table:table-cell>
          <table:table-cell office:value-type="float" office:value="0" calcext:value-type="float">
            <text:p>0</text:p>
          </table:table-cell>
          <table:table-cell office:value-type="float" office:value="0.336295261627" calcext:value-type="float">
            <text:p>0.33629526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3" calcext:value-type="float">
            <text:p>441.3</text:p>
          </table:table-cell>
          <table:table-cell office:value-type="float" office:value="0" calcext:value-type="float">
            <text:p>0</text:p>
          </table:table-cell>
          <table:table-cell office:value-type="float" office:value="0.336550227331" calcext:value-type="float">
            <text:p>0.336550227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4" calcext:value-type="float">
            <text:p>441.4</text:p>
          </table:table-cell>
          <table:table-cell office:value-type="float" office:value="0" calcext:value-type="float">
            <text:p>0</text:p>
          </table:table-cell>
          <table:table-cell office:value-type="float" office:value="0.336805183435" calcext:value-type="float">
            <text:p>0.33680518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5" calcext:value-type="float">
            <text:p>441.5</text:p>
          </table:table-cell>
          <table:table-cell office:value-type="float" office:value="0" calcext:value-type="float">
            <text:p>0</text:p>
          </table:table-cell>
          <table:table-cell office:value-type="float" office:value="0.337059991555" calcext:value-type="float">
            <text:p>0.33705999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6" calcext:value-type="float">
            <text:p>441.6</text:p>
          </table:table-cell>
          <table:table-cell office:value-type="float" office:value="0" calcext:value-type="float">
            <text:p>0</text:p>
          </table:table-cell>
          <table:table-cell office:value-type="float" office:value="0.337314502648" calcext:value-type="float">
            <text:p>0.33731450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7" calcext:value-type="float">
            <text:p>441.7</text:p>
          </table:table-cell>
          <table:table-cell office:value-type="float" office:value="0" calcext:value-type="float">
            <text:p>0</text:p>
          </table:table-cell>
          <table:table-cell office:value-type="float" office:value="0.337569131808" calcext:value-type="float">
            <text:p>0.33756913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8" calcext:value-type="float">
            <text:p>441.8</text:p>
          </table:table-cell>
          <table:table-cell office:value-type="float" office:value="0" calcext:value-type="float">
            <text:p>0</text:p>
          </table:table-cell>
          <table:table-cell office:value-type="float" office:value="0.337823879063" calcext:value-type="float">
            <text:p>0.337823879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9" calcext:value-type="float">
            <text:p>441.9</text:p>
          </table:table-cell>
          <table:table-cell office:value-type="float" office:value="0" calcext:value-type="float">
            <text:p>0</text:p>
          </table:table-cell>
          <table:table-cell office:value-type="float" office:value="0.338078744435" calcext:value-type="float">
            <text:p>0.338078744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0.338333727953" calcext:value-type="float">
            <text:p>0.338333727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1" calcext:value-type="float">
            <text:p>442.1</text:p>
          </table:table-cell>
          <table:table-cell office:value-type="float" office:value="0" calcext:value-type="float">
            <text:p>0</text:p>
          </table:table-cell>
          <table:table-cell office:value-type="float" office:value="0.338536603594" calcext:value-type="float">
            <text:p>0.338536603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2" calcext:value-type="float">
            <text:p>442.2</text:p>
          </table:table-cell>
          <table:table-cell office:value-type="float" office:value="0" calcext:value-type="float">
            <text:p>0</text:p>
          </table:table-cell>
          <table:table-cell office:value-type="float" office:value="0.338739555301" calcext:value-type="float">
            <text:p>0.338739555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3" calcext:value-type="float">
            <text:p>442.3</text:p>
          </table:table-cell>
          <table:table-cell office:value-type="float" office:value="0" calcext:value-type="float">
            <text:p>0</text:p>
          </table:table-cell>
          <table:table-cell office:value-type="float" office:value="0.338942583087" calcext:value-type="float">
            <text:p>0.33894258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4" calcext:value-type="float">
            <text:p>442.4</text:p>
          </table:table-cell>
          <table:table-cell office:value-type="float" office:value="0" calcext:value-type="float">
            <text:p>0</text:p>
          </table:table-cell>
          <table:table-cell office:value-type="float" office:value="0.339145686966" calcext:value-type="float">
            <text:p>0.339145686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5" calcext:value-type="float">
            <text:p>442.5</text:p>
          </table:table-cell>
          <table:table-cell office:value-type="float" office:value="0" calcext:value-type="float">
            <text:p>0</text:p>
          </table:table-cell>
          <table:table-cell office:value-type="float" office:value="0.339348866952" calcext:value-type="float">
            <text:p>0.339348866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6" calcext:value-type="float">
            <text:p>442.6</text:p>
          </table:table-cell>
          <table:table-cell office:value-type="float" office:value="0" calcext:value-type="float">
            <text:p>0</text:p>
          </table:table-cell>
          <table:table-cell office:value-type="float" office:value="0.339468510124" calcext:value-type="float">
            <text:p>0.33946851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7" calcext:value-type="float">
            <text:p>442.7</text:p>
          </table:table-cell>
          <table:table-cell office:value-type="float" office:value="0" calcext:value-type="float">
            <text:p>0</text:p>
          </table:table-cell>
          <table:table-cell office:value-type="float" office:value="0.339588170482" calcext:value-type="float">
            <text:p>0.339588170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8" calcext:value-type="float">
            <text:p>442.8</text:p>
          </table:table-cell>
          <table:table-cell office:value-type="float" office:value="0" calcext:value-type="float">
            <text:p>0</text:p>
          </table:table-cell>
          <table:table-cell office:value-type="float" office:value="0.339707848029" calcext:value-type="float">
            <text:p>0.339707848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9" calcext:value-type="float">
            <text:p>442.9</text:p>
          </table:table-cell>
          <table:table-cell office:value-type="float" office:value="0" calcext:value-type="float">
            <text:p>0</text:p>
          </table:table-cell>
          <table:table-cell office:value-type="float" office:value="0.339827542764" calcext:value-type="float">
            <text:p>0.33982754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0.339947254687" calcext:value-type="float">
            <text:p>0.339947254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1" calcext:value-type="float">
            <text:p>443.1</text:p>
          </table:table-cell>
          <table:table-cell office:value-type="float" office:value="0" calcext:value-type="float">
            <text:p>0</text:p>
          </table:table-cell>
          <table:table-cell office:value-type="float" office:value="0.340189756717" calcext:value-type="float">
            <text:p>0.34018975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2" calcext:value-type="float">
            <text:p>443.2</text:p>
          </table:table-cell>
          <table:table-cell office:value-type="float" office:value="0" calcext:value-type="float">
            <text:p>0</text:p>
          </table:table-cell>
          <table:table-cell office:value-type="float" office:value="0.340432359332" calcext:value-type="float">
            <text:p>0.340432359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3" calcext:value-type="float">
            <text:p>443.3</text:p>
          </table:table-cell>
          <table:table-cell office:value-type="float" office:value="0" calcext:value-type="float">
            <text:p>0</text:p>
          </table:table-cell>
          <table:table-cell office:value-type="float" office:value="0.340675062547" calcext:value-type="float">
            <text:p>0.34067506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4" calcext:value-type="float">
            <text:p>443.4</text:p>
          </table:table-cell>
          <table:table-cell office:value-type="float" office:value="0" calcext:value-type="float">
            <text:p>0</text:p>
          </table:table-cell>
          <table:table-cell office:value-type="float" office:value="0.340917866381" calcext:value-type="float">
            <text:p>0.340917866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5" calcext:value-type="float">
            <text:p>443.5</text:p>
          </table:table-cell>
          <table:table-cell office:value-type="float" office:value="0" calcext:value-type="float">
            <text:p>0</text:p>
          </table:table-cell>
          <table:table-cell office:value-type="float" office:value="0.341160770849" calcext:value-type="float">
            <text:p>0.341160770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6" calcext:value-type="float">
            <text:p>443.6</text:p>
          </table:table-cell>
          <table:table-cell office:value-type="float" office:value="0" calcext:value-type="float">
            <text:p>0</text:p>
          </table:table-cell>
          <table:table-cell office:value-type="float" office:value="0.341403775968" calcext:value-type="float">
            <text:p>0.341403775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7" calcext:value-type="float">
            <text:p>443.7</text:p>
          </table:table-cell>
          <table:table-cell office:value-type="float" office:value="0" calcext:value-type="float">
            <text:p>0</text:p>
          </table:table-cell>
          <table:table-cell office:value-type="float" office:value="0.341646881754" calcext:value-type="float">
            <text:p>0.34164688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8" calcext:value-type="float">
            <text:p>443.8</text:p>
          </table:table-cell>
          <table:table-cell office:value-type="float" office:value="0" calcext:value-type="float">
            <text:p>0</text:p>
          </table:table-cell>
          <table:table-cell office:value-type="float" office:value="0.341890088223" calcext:value-type="float">
            <text:p>0.341890088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.9" calcext:value-type="float">
            <text:p>443.9</text:p>
          </table:table-cell>
          <table:table-cell office:value-type="float" office:value="0" calcext:value-type="float">
            <text:p>0</text:p>
          </table:table-cell>
          <table:table-cell office:value-type="float" office:value="0.342133395391" calcext:value-type="float">
            <text:p>0.342133395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0.342376803276" calcext:value-type="float">
            <text:p>0.34237680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1" calcext:value-type="float">
            <text:p>444.1</text:p>
          </table:table-cell>
          <table:table-cell office:value-type="float" office:value="0" calcext:value-type="float">
            <text:p>0</text:p>
          </table:table-cell>
          <table:table-cell office:value-type="float" office:value="0.342521764294" calcext:value-type="float">
            <text:p>0.342521764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2" calcext:value-type="float">
            <text:p>444.2</text:p>
          </table:table-cell>
          <table:table-cell office:value-type="float" office:value="0" calcext:value-type="float">
            <text:p>0</text:p>
          </table:table-cell>
          <table:table-cell office:value-type="float" office:value="0.342666735199" calcext:value-type="float">
            <text:p>0.342666735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3" calcext:value-type="float">
            <text:p>444.3</text:p>
          </table:table-cell>
          <table:table-cell office:value-type="float" office:value="0" calcext:value-type="float">
            <text:p>0</text:p>
          </table:table-cell>
          <table:table-cell office:value-type="float" office:value="0.342811715987" calcext:value-type="float">
            <text:p>0.342811715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4" calcext:value-type="float">
            <text:p>444.4</text:p>
          </table:table-cell>
          <table:table-cell office:value-type="float" office:value="0" calcext:value-type="float">
            <text:p>0</text:p>
          </table:table-cell>
          <table:table-cell office:value-type="float" office:value="0.342956706659" calcext:value-type="float">
            <text:p>0.342956706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5" calcext:value-type="float">
            <text:p>444.5</text:p>
          </table:table-cell>
          <table:table-cell office:value-type="float" office:value="0" calcext:value-type="float">
            <text:p>0</text:p>
          </table:table-cell>
          <table:table-cell office:value-type="float" office:value="0.343101707211" calcext:value-type="float">
            <text:p>0.343101707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6" calcext:value-type="float">
            <text:p>444.6</text:p>
          </table:table-cell>
          <table:table-cell office:value-type="float" office:value="0" calcext:value-type="float">
            <text:p>0</text:p>
          </table:table-cell>
          <table:table-cell office:value-type="float" office:value="0.343246717643" calcext:value-type="float">
            <text:p>0.343246717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7" calcext:value-type="float">
            <text:p>444.7</text:p>
          </table:table-cell>
          <table:table-cell office:value-type="float" office:value="0" calcext:value-type="float">
            <text:p>0</text:p>
          </table:table-cell>
          <table:table-cell office:value-type="float" office:value="0.34339173795" calcext:value-type="float">
            <text:p>0.34339173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8" calcext:value-type="float">
            <text:p>444.8</text:p>
          </table:table-cell>
          <table:table-cell office:value-type="float" office:value="0" calcext:value-type="float">
            <text:p>0</text:p>
          </table:table-cell>
          <table:table-cell office:value-type="float" office:value="0.343536768133" calcext:value-type="float">
            <text:p>0.343536768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.9" calcext:value-type="float">
            <text:p>444.9</text:p>
          </table:table-cell>
          <table:table-cell office:value-type="float" office:value="0" calcext:value-type="float">
            <text:p>0</text:p>
          </table:table-cell>
          <table:table-cell office:value-type="float" office:value="0.343681808188" calcext:value-type="float">
            <text:p>0.34368180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0.343826858115" calcext:value-type="float">
            <text:p>0.343826858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1" calcext:value-type="float">
            <text:p>445.1</text:p>
          </table:table-cell>
          <table:table-cell office:value-type="float" office:value="0" calcext:value-type="float">
            <text:p>0</text:p>
          </table:table-cell>
          <table:table-cell office:value-type="float" office:value="0.344047879025" calcext:value-type="float">
            <text:p>0.34404787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2" calcext:value-type="float">
            <text:p>445.2</text:p>
          </table:table-cell>
          <table:table-cell office:value-type="float" office:value="0" calcext:value-type="float">
            <text:p>0</text:p>
          </table:table-cell>
          <table:table-cell office:value-type="float" office:value="0.344268994037" calcext:value-type="float">
            <text:p>0.344268994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3" calcext:value-type="float">
            <text:p>445.3</text:p>
          </table:table-cell>
          <table:table-cell office:value-type="float" office:value="0" calcext:value-type="float">
            <text:p>0</text:p>
          </table:table-cell>
          <table:table-cell office:value-type="float" office:value="0.344490203173" calcext:value-type="float">
            <text:p>0.344490203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4" calcext:value-type="float">
            <text:p>445.4</text:p>
          </table:table-cell>
          <table:table-cell office:value-type="float" office:value="0" calcext:value-type="float">
            <text:p>0</text:p>
          </table:table-cell>
          <table:table-cell office:value-type="float" office:value="0.344711506456" calcext:value-type="float">
            <text:p>0.34471150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5" calcext:value-type="float">
            <text:p>445.5</text:p>
          </table:table-cell>
          <table:table-cell office:value-type="float" office:value="0" calcext:value-type="float">
            <text:p>0</text:p>
          </table:table-cell>
          <table:table-cell office:value-type="float" office:value="0.344932903906" calcext:value-type="float">
            <text:p>0.34493290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6" calcext:value-type="float">
            <text:p>445.6</text:p>
          </table:table-cell>
          <table:table-cell office:value-type="float" office:value="0" calcext:value-type="float">
            <text:p>0</text:p>
          </table:table-cell>
          <table:table-cell office:value-type="float" office:value="0.345154395545" calcext:value-type="float">
            <text:p>0.345154395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7" calcext:value-type="float">
            <text:p>445.7</text:p>
          </table:table-cell>
          <table:table-cell office:value-type="float" office:value="0" calcext:value-type="float">
            <text:p>0</text:p>
          </table:table-cell>
          <table:table-cell office:value-type="float" office:value="0.345375981395" calcext:value-type="float">
            <text:p>0.34537598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8" calcext:value-type="float">
            <text:p>445.8</text:p>
          </table:table-cell>
          <table:table-cell office:value-type="float" office:value="0" calcext:value-type="float">
            <text:p>0</text:p>
          </table:table-cell>
          <table:table-cell office:value-type="float" office:value="0.345597661477" calcext:value-type="float">
            <text:p>0.34559766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.9" calcext:value-type="float">
            <text:p>445.9</text:p>
          </table:table-cell>
          <table:table-cell office:value-type="float" office:value="0" calcext:value-type="float">
            <text:p>0</text:p>
          </table:table-cell>
          <table:table-cell office:value-type="float" office:value="0.345819435814" calcext:value-type="float">
            <text:p>0.345819435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0.346041304426" calcext:value-type="float">
            <text:p>0.34604130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1" calcext:value-type="float">
            <text:p>446.1</text:p>
          </table:table-cell>
          <table:table-cell office:value-type="float" office:value="0" calcext:value-type="float">
            <text:p>0</text:p>
          </table:table-cell>
          <table:table-cell office:value-type="float" office:value="0.346330948182" calcext:value-type="float">
            <text:p>0.34633094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2" calcext:value-type="float">
            <text:p>446.2</text:p>
          </table:table-cell>
          <table:table-cell office:value-type="float" office:value="0" calcext:value-type="float">
            <text:p>0</text:p>
          </table:table-cell>
          <table:table-cell office:value-type="float" office:value="0.34662072607" calcext:value-type="float">
            <text:p>0.3466207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3" calcext:value-type="float">
            <text:p>446.3</text:p>
          </table:table-cell>
          <table:table-cell office:value-type="float" office:value="0" calcext:value-type="float">
            <text:p>0</text:p>
          </table:table-cell>
          <table:table-cell office:value-type="float" office:value="0.346910638115" calcext:value-type="float">
            <text:p>0.346910638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4" calcext:value-type="float">
            <text:p>446.4</text:p>
          </table:table-cell>
          <table:table-cell office:value-type="float" office:value="0" calcext:value-type="float">
            <text:p>0</text:p>
          </table:table-cell>
          <table:table-cell office:value-type="float" office:value="0.347200684342" calcext:value-type="float">
            <text:p>0.347200684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5" calcext:value-type="float">
            <text:p>446.5</text:p>
          </table:table-cell>
          <table:table-cell office:value-type="float" office:value="0" calcext:value-type="float">
            <text:p>0</text:p>
          </table:table-cell>
          <table:table-cell office:value-type="float" office:value="0.347490864776" calcext:value-type="float">
            <text:p>0.347490864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6" calcext:value-type="float">
            <text:p>446.6</text:p>
          </table:table-cell>
          <table:table-cell office:value-type="float" office:value="0" calcext:value-type="float">
            <text:p>0</text:p>
          </table:table-cell>
          <table:table-cell office:value-type="float" office:value="0.347611198415" calcext:value-type="float">
            <text:p>0.347611198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7" calcext:value-type="float">
            <text:p>446.7</text:p>
          </table:table-cell>
          <table:table-cell office:value-type="float" office:value="0" calcext:value-type="float">
            <text:p>0</text:p>
          </table:table-cell>
          <table:table-cell office:value-type="float" office:value="0.347731548609" calcext:value-type="float">
            <text:p>0.347731548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8" calcext:value-type="float">
            <text:p>446.8</text:p>
          </table:table-cell>
          <table:table-cell office:value-type="float" office:value="0" calcext:value-type="float">
            <text:p>0</text:p>
          </table:table-cell>
          <table:table-cell office:value-type="float" office:value="0.347851915357" calcext:value-type="float">
            <text:p>0.347851915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.9" calcext:value-type="float">
            <text:p>446.9</text:p>
          </table:table-cell>
          <table:table-cell office:value-type="float" office:value="0" calcext:value-type="float">
            <text:p>0</text:p>
          </table:table-cell>
          <table:table-cell office:value-type="float" office:value="0.34797229866" calcext:value-type="float">
            <text:p>0.34797229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0.34809269852" calcext:value-type="float">
            <text:p>0.34809269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1" calcext:value-type="float">
            <text:p>447.1</text:p>
          </table:table-cell>
          <table:table-cell office:value-type="float" office:value="0" calcext:value-type="float">
            <text:p>0</text:p>
          </table:table-cell>
          <table:table-cell office:value-type="float" office:value="0.348344391888" calcext:value-type="float">
            <text:p>0.34834439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2" calcext:value-type="float">
            <text:p>447.2</text:p>
          </table:table-cell>
          <table:table-cell office:value-type="float" office:value="0" calcext:value-type="float">
            <text:p>0</text:p>
          </table:table-cell>
          <table:table-cell office:value-type="float" office:value="0.348596194857" calcext:value-type="float">
            <text:p>0.348596194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3" calcext:value-type="float">
            <text:p>447.3</text:p>
          </table:table-cell>
          <table:table-cell office:value-type="float" office:value="0" calcext:value-type="float">
            <text:p>0</text:p>
          </table:table-cell>
          <table:table-cell office:value-type="float" office:value="0.348848107451" calcext:value-type="float">
            <text:p>0.348848107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4" calcext:value-type="float">
            <text:p>447.4</text:p>
          </table:table-cell>
          <table:table-cell office:value-type="float" office:value="0" calcext:value-type="float">
            <text:p>0</text:p>
          </table:table-cell>
          <table:table-cell office:value-type="float" office:value="0.349100129688" calcext:value-type="float">
            <text:p>0.34910012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5" calcext:value-type="float">
            <text:p>447.5</text:p>
          </table:table-cell>
          <table:table-cell office:value-type="float" office:value="0" calcext:value-type="float">
            <text:p>0</text:p>
          </table:table-cell>
          <table:table-cell office:value-type="float" office:value="0.349352261593" calcext:value-type="float">
            <text:p>0.34935226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6" calcext:value-type="float">
            <text:p>447.6</text:p>
          </table:table-cell>
          <table:table-cell office:value-type="float" office:value="0" calcext:value-type="float">
            <text:p>0</text:p>
          </table:table-cell>
          <table:table-cell office:value-type="float" office:value="0.349519150526" calcext:value-type="float">
            <text:p>0.34951915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7" calcext:value-type="float">
            <text:p>447.7</text:p>
          </table:table-cell>
          <table:table-cell office:value-type="float" office:value="0" calcext:value-type="float">
            <text:p>0</text:p>
          </table:table-cell>
          <table:table-cell office:value-type="float" office:value="0.349686067647" calcext:value-type="float">
            <text:p>0.349686067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8" calcext:value-type="float">
            <text:p>447.8</text:p>
          </table:table-cell>
          <table:table-cell office:value-type="float" office:value="0" calcext:value-type="float">
            <text:p>0</text:p>
          </table:table-cell>
          <table:table-cell office:value-type="float" office:value="0.349853012958" calcext:value-type="float">
            <text:p>0.34985301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.9" calcext:value-type="float">
            <text:p>447.9</text:p>
          </table:table-cell>
          <table:table-cell office:value-type="float" office:value="0" calcext:value-type="float">
            <text:p>0</text:p>
          </table:table-cell>
          <table:table-cell office:value-type="float" office:value="0.35001998646" calcext:value-type="float">
            <text:p>0.35001998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0.350186988155" calcext:value-type="float">
            <text:p>0.35018698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1" calcext:value-type="float">
            <text:p>448.1</text:p>
          </table:table-cell>
          <table:table-cell office:value-type="float" office:value="0" calcext:value-type="float">
            <text:p>0</text:p>
          </table:table-cell>
          <table:table-cell office:value-type="float" office:value="0.35040266205" calcext:value-type="float">
            <text:p>0.35040266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2" calcext:value-type="float">
            <text:p>448.2</text:p>
          </table:table-cell>
          <table:table-cell office:value-type="float" office:value="0" calcext:value-type="float">
            <text:p>0</text:p>
          </table:table-cell>
          <table:table-cell office:value-type="float" office:value="0.350618421997" calcext:value-type="float">
            <text:p>0.35061842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3" calcext:value-type="float">
            <text:p>448.3</text:p>
          </table:table-cell>
          <table:table-cell office:value-type="float" office:value="0" calcext:value-type="float">
            <text:p>0</text:p>
          </table:table-cell>
          <table:table-cell office:value-type="float" office:value="0.350834268013" calcext:value-type="float">
            <text:p>0.35083426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4" calcext:value-type="float">
            <text:p>448.4</text:p>
          </table:table-cell>
          <table:table-cell office:value-type="float" office:value="0" calcext:value-type="float">
            <text:p>0</text:p>
          </table:table-cell>
          <table:table-cell office:value-type="float" office:value="0.351050200117" calcext:value-type="float">
            <text:p>0.3510502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5" calcext:value-type="float">
            <text:p>448.5</text:p>
          </table:table-cell>
          <table:table-cell office:value-type="float" office:value="0" calcext:value-type="float">
            <text:p>0</text:p>
          </table:table-cell>
          <table:table-cell office:value-type="float" office:value="0.351266218326" calcext:value-type="float">
            <text:p>0.351266218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6" calcext:value-type="float">
            <text:p>448.6</text:p>
          </table:table-cell>
          <table:table-cell office:value-type="float" office:value="0" calcext:value-type="float">
            <text:p>0</text:p>
          </table:table-cell>
          <table:table-cell office:value-type="float" office:value="0.351482755815" calcext:value-type="float">
            <text:p>0.351482755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7" calcext:value-type="float">
            <text:p>448.7</text:p>
          </table:table-cell>
          <table:table-cell office:value-type="float" office:value="0" calcext:value-type="float">
            <text:p>0</text:p>
          </table:table-cell>
          <table:table-cell office:value-type="float" office:value="0.351699658607" calcext:value-type="float">
            <text:p>0.351699658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8" calcext:value-type="float">
            <text:p>448.8</text:p>
          </table:table-cell>
          <table:table-cell office:value-type="float" office:value="0" calcext:value-type="float">
            <text:p>0</text:p>
          </table:table-cell>
          <table:table-cell office:value-type="float" office:value="0.351916783028" calcext:value-type="float">
            <text:p>0.35191678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9" calcext:value-type="float">
            <text:p>448.9</text:p>
          </table:table-cell>
          <table:table-cell office:value-type="float" office:value="0" calcext:value-type="float">
            <text:p>0</text:p>
          </table:table-cell>
          <table:table-cell office:value-type="float" office:value="0.352133995738" calcext:value-type="float">
            <text:p>0.352133995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0.352351173761" calcext:value-type="float">
            <text:p>0.352351173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1" calcext:value-type="float">
            <text:p>449.1</text:p>
          </table:table-cell>
          <table:table-cell office:value-type="float" office:value="0" calcext:value-type="float">
            <text:p>0</text:p>
          </table:table-cell>
          <table:table-cell office:value-type="float" office:value="0.352542017398" calcext:value-type="float">
            <text:p>0.352542017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2" calcext:value-type="float">
            <text:p>449.2</text:p>
          </table:table-cell>
          <table:table-cell office:value-type="float" office:value="0" calcext:value-type="float">
            <text:p>0</text:p>
          </table:table-cell>
          <table:table-cell office:value-type="float" office:value="0.352732582895" calcext:value-type="float">
            <text:p>0.35273258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3" calcext:value-type="float">
            <text:p>449.3</text:p>
          </table:table-cell>
          <table:table-cell office:value-type="float" office:value="0" calcext:value-type="float">
            <text:p>0</text:p>
          </table:table-cell>
          <table:table-cell office:value-type="float" office:value="0.352922778656" calcext:value-type="float">
            <text:p>0.35292277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4" calcext:value-type="float">
            <text:p>449.4</text:p>
          </table:table-cell>
          <table:table-cell office:value-type="float" office:value="0" calcext:value-type="float">
            <text:p>0</text:p>
          </table:table-cell>
          <table:table-cell office:value-type="float" office:value="0.353112523604" calcext:value-type="float">
            <text:p>0.353112523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5" calcext:value-type="float">
            <text:p>449.5</text:p>
          </table:table-cell>
          <table:table-cell office:value-type="float" office:value="0" calcext:value-type="float">
            <text:p>0</text:p>
          </table:table-cell>
          <table:table-cell office:value-type="float" office:value="0.353301747219" calcext:value-type="float">
            <text:p>0.353301747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6" calcext:value-type="float">
            <text:p>449.6</text:p>
          </table:table-cell>
          <table:table-cell office:value-type="float" office:value="0" calcext:value-type="float">
            <text:p>0</text:p>
          </table:table-cell>
          <table:table-cell office:value-type="float" office:value="0.353490389557" calcext:value-type="float">
            <text:p>0.353490389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7" calcext:value-type="float">
            <text:p>449.7</text:p>
          </table:table-cell>
          <table:table-cell office:value-type="float" office:value="0" calcext:value-type="float">
            <text:p>0</text:p>
          </table:table-cell>
          <table:table-cell office:value-type="float" office:value="0.353678401288" calcext:value-type="float">
            <text:p>0.35367840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8" calcext:value-type="float">
            <text:p>449.8</text:p>
          </table:table-cell>
          <table:table-cell office:value-type="float" office:value="0" calcext:value-type="float">
            <text:p>0</text:p>
          </table:table-cell>
          <table:table-cell office:value-type="float" office:value="0.353865743723" calcext:value-type="float">
            <text:p>0.35386574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9" calcext:value-type="float">
            <text:p>449.9</text:p>
          </table:table-cell>
          <table:table-cell office:value-type="float" office:value="0" calcext:value-type="float">
            <text:p>0</text:p>
          </table:table-cell>
          <table:table-cell office:value-type="float" office:value="0.354052388838" calcext:value-type="float">
            <text:p>0.354052388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0.354238319311" calcext:value-type="float">
            <text:p>0.354238319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1" calcext:value-type="float">
            <text:p>450.1</text:p>
          </table:table-cell>
          <table:table-cell office:value-type="float" office:value="0" calcext:value-type="float">
            <text:p>0</text:p>
          </table:table-cell>
          <table:table-cell office:value-type="float" office:value="0.354349948502" calcext:value-type="float">
            <text:p>0.354349948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2" calcext:value-type="float">
            <text:p>450.2</text:p>
          </table:table-cell>
          <table:table-cell office:value-type="float" office:value="0" calcext:value-type="float">
            <text:p>0</text:p>
          </table:table-cell>
          <table:table-cell office:value-type="float" office:value="0.354460819349" calcext:value-type="float">
            <text:p>0.35446081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3" calcext:value-type="float">
            <text:p>450.3</text:p>
          </table:table-cell>
          <table:table-cell office:value-type="float" office:value="0" calcext:value-type="float">
            <text:p>0</text:p>
          </table:table-cell>
          <table:table-cell office:value-type="float" office:value="0.354570947259" calcext:value-type="float">
            <text:p>0.354570947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4" calcext:value-type="float">
            <text:p>450.4</text:p>
          </table:table-cell>
          <table:table-cell office:value-type="float" office:value="0" calcext:value-type="float">
            <text:p>0</text:p>
          </table:table-cell>
          <table:table-cell office:value-type="float" office:value="0.354680358432" calcext:value-type="float">
            <text:p>0.35468035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5" calcext:value-type="float">
            <text:p>450.5</text:p>
          </table:table-cell>
          <table:table-cell office:value-type="float" office:value="0" calcext:value-type="float">
            <text:p>0</text:p>
          </table:table-cell>
          <table:table-cell office:value-type="float" office:value="0.354789089873" calcext:value-type="float">
            <text:p>0.354789089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6" calcext:value-type="float">
            <text:p>450.6</text:p>
          </table:table-cell>
          <table:table-cell office:value-type="float" office:value="0" calcext:value-type="float">
            <text:p>0</text:p>
          </table:table-cell>
          <table:table-cell office:value-type="float" office:value="0.354983580007" calcext:value-type="float">
            <text:p>0.35498358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7" calcext:value-type="float">
            <text:p>450.7</text:p>
          </table:table-cell>
          <table:table-cell office:value-type="float" office:value="0" calcext:value-type="float">
            <text:p>0</text:p>
          </table:table-cell>
          <table:table-cell office:value-type="float" office:value="0.355177643132" calcext:value-type="float">
            <text:p>0.35517764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8" calcext:value-type="float">
            <text:p>450.8</text:p>
          </table:table-cell>
          <table:table-cell office:value-type="float" office:value="0" calcext:value-type="float">
            <text:p>0</text:p>
          </table:table-cell>
          <table:table-cell office:value-type="float" office:value="0.355371300016" calcext:value-type="float">
            <text:p>0.3553713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.9" calcext:value-type="float">
            <text:p>450.9</text:p>
          </table:table-cell>
          <table:table-cell office:value-type="float" office:value="0" calcext:value-type="float">
            <text:p>0</text:p>
          </table:table-cell>
          <table:table-cell office:value-type="float" office:value="0.355564585863" calcext:value-type="float">
            <text:p>0.355564585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0.35575755036" calcext:value-type="float">
            <text:p>0.35575755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1" calcext:value-type="float">
            <text:p>451.1</text:p>
          </table:table-cell>
          <table:table-cell office:value-type="float" office:value="0" calcext:value-type="float">
            <text:p>0</text:p>
          </table:table-cell>
          <table:table-cell office:value-type="float" office:value="0.35594329277" calcext:value-type="float">
            <text:p>0.35594329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2" calcext:value-type="float">
            <text:p>451.2</text:p>
          </table:table-cell>
          <table:table-cell office:value-type="float" office:value="0" calcext:value-type="float">
            <text:p>0</text:p>
          </table:table-cell>
          <table:table-cell office:value-type="float" office:value="0.356128849888" calcext:value-type="float">
            <text:p>0.356128849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3" calcext:value-type="float">
            <text:p>451.3</text:p>
          </table:table-cell>
          <table:table-cell office:value-type="float" office:value="0" calcext:value-type="float">
            <text:p>0</text:p>
          </table:table-cell>
          <table:table-cell office:value-type="float" office:value="0.356314315083" calcext:value-type="float">
            <text:p>0.356314315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4" calcext:value-type="float">
            <text:p>451.4</text:p>
          </table:table-cell>
          <table:table-cell office:value-type="float" office:value="0" calcext:value-type="float">
            <text:p>0</text:p>
          </table:table-cell>
          <table:table-cell office:value-type="float" office:value="0.356499796355" calcext:value-type="float">
            <text:p>0.356499796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5" calcext:value-type="float">
            <text:p>451.5</text:p>
          </table:table-cell>
          <table:table-cell office:value-type="float" office:value="0" calcext:value-type="float">
            <text:p>0</text:p>
          </table:table-cell>
          <table:table-cell office:value-type="float" office:value="0.356685416369" calcext:value-type="float">
            <text:p>0.356685416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6" calcext:value-type="float">
            <text:p>451.6</text:p>
          </table:table-cell>
          <table:table-cell office:value-type="float" office:value="0" calcext:value-type="float">
            <text:p>0</text:p>
          </table:table-cell>
          <table:table-cell office:value-type="float" office:value="0.356784819209" calcext:value-type="float">
            <text:p>0.356784819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7" calcext:value-type="float">
            <text:p>451.7</text:p>
          </table:table-cell>
          <table:table-cell office:value-type="float" office:value="0" calcext:value-type="float">
            <text:p>0</text:p>
          </table:table-cell>
          <table:table-cell office:value-type="float" office:value="0.356883994077" calcext:value-type="float">
            <text:p>0.356883994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8" calcext:value-type="float">
            <text:p>451.8</text:p>
          </table:table-cell>
          <table:table-cell office:value-type="float" office:value="0" calcext:value-type="float">
            <text:p>0</text:p>
          </table:table-cell>
          <table:table-cell office:value-type="float" office:value="0.356982928123" calcext:value-type="float">
            <text:p>0.356982928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.9" calcext:value-type="float">
            <text:p>451.9</text:p>
          </table:table-cell>
          <table:table-cell office:value-type="float" office:value="0" calcext:value-type="float">
            <text:p>0</text:p>
          </table:table-cell>
          <table:table-cell office:value-type="float" office:value="0.357081612099" calcext:value-type="float">
            <text:p>0.35708161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0.357180040363" calcext:value-type="float">
            <text:p>0.357180040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1" calcext:value-type="float">
            <text:p>452.1</text:p>
          </table:table-cell>
          <table:table-cell office:value-type="float" office:value="0" calcext:value-type="float">
            <text:p>0</text:p>
          </table:table-cell>
          <table:table-cell office:value-type="float" office:value="0.357376702864" calcext:value-type="float">
            <text:p>0.35737670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2" calcext:value-type="float">
            <text:p>452.2</text:p>
          </table:table-cell>
          <table:table-cell office:value-type="float" office:value="0" calcext:value-type="float">
            <text:p>0</text:p>
          </table:table-cell>
          <table:table-cell office:value-type="float" office:value="0.357573169327" calcext:value-type="float">
            <text:p>0.357573169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3" calcext:value-type="float">
            <text:p>452.3</text:p>
          </table:table-cell>
          <table:table-cell office:value-type="float" office:value="0" calcext:value-type="float">
            <text:p>0</text:p>
          </table:table-cell>
          <table:table-cell office:value-type="float" office:value="0.357769444754" calcext:value-type="float">
            <text:p>0.35776944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0.357965537783" calcext:value-type="float">
            <text:p>0.35796553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5" calcext:value-type="float">
            <text:p>452.5</text:p>
          </table:table-cell>
          <table:table-cell office:value-type="float" office:value="0" calcext:value-type="float">
            <text:p>0</text:p>
          </table:table-cell>
          <table:table-cell office:value-type="float" office:value="0.358161460697" calcext:value-type="float">
            <text:p>0.35816146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6" calcext:value-type="float">
            <text:p>452.6</text:p>
          </table:table-cell>
          <table:table-cell office:value-type="float" office:value="0" calcext:value-type="float">
            <text:p>0</text:p>
          </table:table-cell>
          <table:table-cell office:value-type="float" office:value="0.358357082185" calcext:value-type="float">
            <text:p>0.35835708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7" calcext:value-type="float">
            <text:p>452.7</text:p>
          </table:table-cell>
          <table:table-cell office:value-type="float" office:value="0" calcext:value-type="float">
            <text:p>0</text:p>
          </table:table-cell>
          <table:table-cell office:value-type="float" office:value="0.358552474224" calcext:value-type="float">
            <text:p>0.358552474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8" calcext:value-type="float">
            <text:p>452.8</text:p>
          </table:table-cell>
          <table:table-cell office:value-type="float" office:value="0" calcext:value-type="float">
            <text:p>0</text:p>
          </table:table-cell>
          <table:table-cell office:value-type="float" office:value="0.358747708956" calcext:value-type="float">
            <text:p>0.358747708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.9" calcext:value-type="float">
            <text:p>452.9</text:p>
          </table:table-cell>
          <table:table-cell office:value-type="float" office:value="0" calcext:value-type="float">
            <text:p>0</text:p>
          </table:table-cell>
          <table:table-cell office:value-type="float" office:value="0.358942858684" calcext:value-type="float">
            <text:p>0.358942858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0.359137995871" calcext:value-type="float">
            <text:p>0.359137995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1" calcext:value-type="float">
            <text:p>453.1</text:p>
          </table:table-cell>
          <table:table-cell office:value-type="float" office:value="0" calcext:value-type="float">
            <text:p>0</text:p>
          </table:table-cell>
          <table:table-cell office:value-type="float" office:value="0.359211599699" calcext:value-type="float">
            <text:p>0.359211599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2" calcext:value-type="float">
            <text:p>453.2</text:p>
          </table:table-cell>
          <table:table-cell office:value-type="float" office:value="0" calcext:value-type="float">
            <text:p>0</text:p>
          </table:table-cell>
          <table:table-cell office:value-type="float" office:value="0.359285279603" calcext:value-type="float">
            <text:p>0.359285279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3" calcext:value-type="float">
            <text:p>453.3</text:p>
          </table:table-cell>
          <table:table-cell office:value-type="float" office:value="0" calcext:value-type="float">
            <text:p>0</text:p>
          </table:table-cell>
          <table:table-cell office:value-type="float" office:value="0.359359108379" calcext:value-type="float">
            <text:p>0.359359108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4" calcext:value-type="float">
            <text:p>453.4</text:p>
          </table:table-cell>
          <table:table-cell office:value-type="float" office:value="0" calcext:value-type="float">
            <text:p>0</text:p>
          </table:table-cell>
          <table:table-cell office:value-type="float" office:value="0.359433158891" calcext:value-type="float">
            <text:p>0.359433158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5" calcext:value-type="float">
            <text:p>453.5</text:p>
          </table:table-cell>
          <table:table-cell office:value-type="float" office:value="0" calcext:value-type="float">
            <text:p>0</text:p>
          </table:table-cell>
          <table:table-cell office:value-type="float" office:value="0.359507504062" calcext:value-type="float">
            <text:p>0.359507504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6" calcext:value-type="float">
            <text:p>453.6</text:p>
          </table:table-cell>
          <table:table-cell office:value-type="float" office:value="0" calcext:value-type="float">
            <text:p>0</text:p>
          </table:table-cell>
          <table:table-cell office:value-type="float" office:value="0.359668734086" calcext:value-type="float">
            <text:p>0.35966873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7" calcext:value-type="float">
            <text:p>453.7</text:p>
          </table:table-cell>
          <table:table-cell office:value-type="float" office:value="0" calcext:value-type="float">
            <text:p>0</text:p>
          </table:table-cell>
          <table:table-cell office:value-type="float" office:value="0.35982995121" calcext:value-type="float">
            <text:p>0.35982995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8" calcext:value-type="float">
            <text:p>453.8</text:p>
          </table:table-cell>
          <table:table-cell office:value-type="float" office:value="0" calcext:value-type="float">
            <text:p>0</text:p>
          </table:table-cell>
          <table:table-cell office:value-type="float" office:value="0.359991315698" calcext:value-type="float">
            <text:p>0.359991315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9" calcext:value-type="float">
            <text:p>453.9</text:p>
          </table:table-cell>
          <table:table-cell office:value-type="float" office:value="0" calcext:value-type="float">
            <text:p>0</text:p>
          </table:table-cell>
          <table:table-cell office:value-type="float" office:value="0.360152973528" calcext:value-type="float">
            <text:p>0.36015297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0.360315056357" calcext:value-type="float">
            <text:p>0.360315056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1" calcext:value-type="float">
            <text:p>454.1</text:p>
          </table:table-cell>
          <table:table-cell office:value-type="float" office:value="0" calcext:value-type="float">
            <text:p>0</text:p>
          </table:table-cell>
          <table:table-cell office:value-type="float" office:value="0.360510516219" calcext:value-type="float">
            <text:p>0.360510516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2" calcext:value-type="float">
            <text:p>454.2</text:p>
          </table:table-cell>
          <table:table-cell office:value-type="float" office:value="0" calcext:value-type="float">
            <text:p>0</text:p>
          </table:table-cell>
          <table:table-cell office:value-type="float" office:value="0.36070664073" calcext:value-type="float">
            <text:p>0.36070664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3" calcext:value-type="float">
            <text:p>454.3</text:p>
          </table:table-cell>
          <table:table-cell office:value-type="float" office:value="0" calcext:value-type="float">
            <text:p>0</text:p>
          </table:table-cell>
          <table:table-cell office:value-type="float" office:value="0.360903518585" calcext:value-type="float">
            <text:p>0.360903518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4" calcext:value-type="float">
            <text:p>454.4</text:p>
          </table:table-cell>
          <table:table-cell office:value-type="float" office:value="0" calcext:value-type="float">
            <text:p>0</text:p>
          </table:table-cell>
          <table:table-cell office:value-type="float" office:value="0.361101224057" calcext:value-type="float">
            <text:p>0.361101224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5" calcext:value-type="float">
            <text:p>454.5</text:p>
          </table:table-cell>
          <table:table-cell office:value-type="float" office:value="0" calcext:value-type="float">
            <text:p>0</text:p>
          </table:table-cell>
          <table:table-cell office:value-type="float" office:value="0.361299816957" calcext:value-type="float">
            <text:p>0.361299816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6" calcext:value-type="float">
            <text:p>454.6</text:p>
          </table:table-cell>
          <table:table-cell office:value-type="float" office:value="0" calcext:value-type="float">
            <text:p>0</text:p>
          </table:table-cell>
          <table:table-cell office:value-type="float" office:value="0.361499342589" calcext:value-type="float">
            <text:p>0.36149934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7" calcext:value-type="float">
            <text:p>454.7</text:p>
          </table:table-cell>
          <table:table-cell office:value-type="float" office:value="0" calcext:value-type="float">
            <text:p>0</text:p>
          </table:table-cell>
          <table:table-cell office:value-type="float" office:value="0.361699831714" calcext:value-type="float">
            <text:p>0.36169983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8" calcext:value-type="float">
            <text:p>454.8</text:p>
          </table:table-cell>
          <table:table-cell office:value-type="float" office:value="0" calcext:value-type="float">
            <text:p>0</text:p>
          </table:table-cell>
          <table:table-cell office:value-type="float" office:value="0.361901300509" calcext:value-type="float">
            <text:p>0.36190130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.9" calcext:value-type="float">
            <text:p>454.9</text:p>
          </table:table-cell>
          <table:table-cell office:value-type="float" office:value="0" calcext:value-type="float">
            <text:p>0</text:p>
          </table:table-cell>
          <table:table-cell office:value-type="float" office:value="0.362103750527" calcext:value-type="float">
            <text:p>0.36210375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0.362307168653" calcext:value-type="float">
            <text:p>0.362307168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1" calcext:value-type="float">
            <text:p>455.1</text:p>
          </table:table-cell>
          <table:table-cell office:value-type="float" office:value="0" calcext:value-type="float">
            <text:p>0</text:p>
          </table:table-cell>
          <table:table-cell office:value-type="float" office:value="0.362370188743" calcext:value-type="float">
            <text:p>0.362370188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2" calcext:value-type="float">
            <text:p>455.2</text:p>
          </table:table-cell>
          <table:table-cell office:value-type="float" office:value="0" calcext:value-type="float">
            <text:p>0</text:p>
          </table:table-cell>
          <table:table-cell office:value-type="float" office:value="0.362434039137" calcext:value-type="float">
            <text:p>0.362434039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3" calcext:value-type="float">
            <text:p>455.3</text:p>
          </table:table-cell>
          <table:table-cell office:value-type="float" office:value="0" calcext:value-type="float">
            <text:p>0</text:p>
          </table:table-cell>
          <table:table-cell office:value-type="float" office:value="0.36249866156" calcext:value-type="float">
            <text:p>0.3624986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4" calcext:value-type="float">
            <text:p>455.4</text:p>
          </table:table-cell>
          <table:table-cell office:value-type="float" office:value="0" calcext:value-type="float">
            <text:p>0</text:p>
          </table:table-cell>
          <table:table-cell office:value-type="float" office:value="0.362563983019" calcext:value-type="float">
            <text:p>0.36256398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5" calcext:value-type="float">
            <text:p>455.5</text:p>
          </table:table-cell>
          <table:table-cell office:value-type="float" office:value="0" calcext:value-type="float">
            <text:p>0</text:p>
          </table:table-cell>
          <table:table-cell office:value-type="float" office:value="0.362629915783" calcext:value-type="float">
            <text:p>0.362629915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6" calcext:value-type="float">
            <text:p>455.6</text:p>
          </table:table-cell>
          <table:table-cell office:value-type="float" office:value="0" calcext:value-type="float">
            <text:p>0</text:p>
          </table:table-cell>
          <table:table-cell office:value-type="float" office:value="0.362783754085" calcext:value-type="float">
            <text:p>0.362783754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7" calcext:value-type="float">
            <text:p>455.7</text:p>
          </table:table-cell>
          <table:table-cell office:value-type="float" office:value="0" calcext:value-type="float">
            <text:p>0</text:p>
          </table:table-cell>
          <table:table-cell office:value-type="float" office:value="0.362938222317" calcext:value-type="float">
            <text:p>0.36293822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8" calcext:value-type="float">
            <text:p>455.8</text:p>
          </table:table-cell>
          <table:table-cell office:value-type="float" office:value="0" calcext:value-type="float">
            <text:p>0</text:p>
          </table:table-cell>
          <table:table-cell office:value-type="float" office:value="0.363093249565" calcext:value-type="float">
            <text:p>0.363093249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9" calcext:value-type="float">
            <text:p>455.9</text:p>
          </table:table-cell>
          <table:table-cell office:value-type="float" office:value="0" calcext:value-type="float">
            <text:p>0</text:p>
          </table:table-cell>
          <table:table-cell office:value-type="float" office:value="0.363248753757" calcext:value-type="float">
            <text:p>0.363248753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0.363404641649" calcext:value-type="float">
            <text:p>0.36340464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1" calcext:value-type="float">
            <text:p>456.1</text:p>
          </table:table-cell>
          <table:table-cell office:value-type="float" office:value="0" calcext:value-type="float">
            <text:p>0</text:p>
          </table:table-cell>
          <table:table-cell office:value-type="float" office:value="0.363509779503" calcext:value-type="float">
            <text:p>0.363509779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2" calcext:value-type="float">
            <text:p>456.2</text:p>
          </table:table-cell>
          <table:table-cell office:value-type="float" office:value="0" calcext:value-type="float">
            <text:p>0</text:p>
          </table:table-cell>
          <table:table-cell office:value-type="float" office:value="0.363615049514" calcext:value-type="float">
            <text:p>0.363615049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3" calcext:value-type="float">
            <text:p>456.3</text:p>
          </table:table-cell>
          <table:table-cell office:value-type="float" office:value="0" calcext:value-type="float">
            <text:p>0</text:p>
          </table:table-cell>
          <table:table-cell office:value-type="float" office:value="0.363720324755" calcext:value-type="float">
            <text:p>0.363720324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4" calcext:value-type="float">
            <text:p>456.4</text:p>
          </table:table-cell>
          <table:table-cell office:value-type="float" office:value="0" calcext:value-type="float">
            <text:p>0</text:p>
          </table:table-cell>
          <table:table-cell office:value-type="float" office:value="0.363825467102" calcext:value-type="float">
            <text:p>0.363825467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5" calcext:value-type="float">
            <text:p>456.5</text:p>
          </table:table-cell>
          <table:table-cell office:value-type="float" office:value="0" calcext:value-type="float">
            <text:p>0</text:p>
          </table:table-cell>
          <table:table-cell office:value-type="float" office:value="0.363930327219" calcext:value-type="float">
            <text:p>0.363930327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6" calcext:value-type="float">
            <text:p>456.6</text:p>
          </table:table-cell>
          <table:table-cell office:value-type="float" office:value="0" calcext:value-type="float">
            <text:p>0</text:p>
          </table:table-cell>
          <table:table-cell office:value-type="float" office:value="0.364122358198" calcext:value-type="float">
            <text:p>0.36412235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7" calcext:value-type="float">
            <text:p>456.7</text:p>
          </table:table-cell>
          <table:table-cell office:value-type="float" office:value="0" calcext:value-type="float">
            <text:p>0</text:p>
          </table:table-cell>
          <table:table-cell office:value-type="float" office:value="0.364314445269" calcext:value-type="float">
            <text:p>0.364314445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8" calcext:value-type="float">
            <text:p>456.8</text:p>
          </table:table-cell>
          <table:table-cell office:value-type="float" office:value="0" calcext:value-type="float">
            <text:p>0</text:p>
          </table:table-cell>
          <table:table-cell office:value-type="float" office:value="0.364506588435" calcext:value-type="float">
            <text:p>0.364506588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.9" calcext:value-type="float">
            <text:p>456.9</text:p>
          </table:table-cell>
          <table:table-cell office:value-type="float" office:value="0" calcext:value-type="float">
            <text:p>0</text:p>
          </table:table-cell>
          <table:table-cell office:value-type="float" office:value="0.364698787701" calcext:value-type="float">
            <text:p>0.36469878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0.364891043068" calcext:value-type="float">
            <text:p>0.36489104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1" calcext:value-type="float">
            <text:p>457.1</text:p>
          </table:table-cell>
          <table:table-cell office:value-type="float" office:value="0" calcext:value-type="float">
            <text:p>0</text:p>
          </table:table-cell>
          <table:table-cell office:value-type="float" office:value="0.365066852004" calcext:value-type="float">
            <text:p>0.3650668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2" calcext:value-type="float">
            <text:p>457.2</text:p>
          </table:table-cell>
          <table:table-cell office:value-type="float" office:value="0" calcext:value-type="float">
            <text:p>0</text:p>
          </table:table-cell>
          <table:table-cell office:value-type="float" office:value="0.3652427146" calcext:value-type="float">
            <text:p>0.365242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3" calcext:value-type="float">
            <text:p>457.3</text:p>
          </table:table-cell>
          <table:table-cell office:value-type="float" office:value="0" calcext:value-type="float">
            <text:p>0</text:p>
          </table:table-cell>
          <table:table-cell office:value-type="float" office:value="0.365418630865" calcext:value-type="float">
            <text:p>0.365418630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4" calcext:value-type="float">
            <text:p>457.4</text:p>
          </table:table-cell>
          <table:table-cell office:value-type="float" office:value="0" calcext:value-type="float">
            <text:p>0</text:p>
          </table:table-cell>
          <table:table-cell office:value-type="float" office:value="0.365594600809" calcext:value-type="float">
            <text:p>0.36559460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5" calcext:value-type="float">
            <text:p>457.5</text:p>
          </table:table-cell>
          <table:table-cell office:value-type="float" office:value="0" calcext:value-type="float">
            <text:p>0</text:p>
          </table:table-cell>
          <table:table-cell office:value-type="float" office:value="0.365770624441" calcext:value-type="float">
            <text:p>0.365770624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6" calcext:value-type="float">
            <text:p>457.6</text:p>
          </table:table-cell>
          <table:table-cell office:value-type="float" office:value="0" calcext:value-type="float">
            <text:p>0</text:p>
          </table:table-cell>
          <table:table-cell office:value-type="float" office:value="0.365858860506" calcext:value-type="float">
            <text:p>0.36585886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7" calcext:value-type="float">
            <text:p>457.7</text:p>
          </table:table-cell>
          <table:table-cell office:value-type="float" office:value="0" calcext:value-type="float">
            <text:p>0</text:p>
          </table:table-cell>
          <table:table-cell office:value-type="float" office:value="0.365947107901" calcext:value-type="float">
            <text:p>0.36594710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8" calcext:value-type="float">
            <text:p>457.8</text:p>
          </table:table-cell>
          <table:table-cell office:value-type="float" office:value="0" calcext:value-type="float">
            <text:p>0</text:p>
          </table:table-cell>
          <table:table-cell office:value-type="float" office:value="0.366035366626" calcext:value-type="float">
            <text:p>0.366035366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.9" calcext:value-type="float">
            <text:p>457.9</text:p>
          </table:table-cell>
          <table:table-cell office:value-type="float" office:value="0" calcext:value-type="float">
            <text:p>0</text:p>
          </table:table-cell>
          <table:table-cell office:value-type="float" office:value="0.366123636683" calcext:value-type="float">
            <text:p>0.366123636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0.366211918073" calcext:value-type="float">
            <text:p>0.366211918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1" calcext:value-type="float">
            <text:p>458.1</text:p>
          </table:table-cell>
          <table:table-cell office:value-type="float" office:value="0" calcext:value-type="float">
            <text:p>0</text:p>
          </table:table-cell>
          <table:table-cell office:value-type="float" office:value="0.366283749149" calcext:value-type="float">
            <text:p>0.366283749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2" calcext:value-type="float">
            <text:p>458.2</text:p>
          </table:table-cell>
          <table:table-cell office:value-type="float" office:value="0" calcext:value-type="float">
            <text:p>0</text:p>
          </table:table-cell>
          <table:table-cell office:value-type="float" office:value="0.366355585944" calcext:value-type="float">
            <text:p>0.366355585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3" calcext:value-type="float">
            <text:p>458.3</text:p>
          </table:table-cell>
          <table:table-cell office:value-type="float" office:value="0" calcext:value-type="float">
            <text:p>0</text:p>
          </table:table-cell>
          <table:table-cell office:value-type="float" office:value="0.366427428457" calcext:value-type="float">
            <text:p>0.366427428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4" calcext:value-type="float">
            <text:p>458.4</text:p>
          </table:table-cell>
          <table:table-cell office:value-type="float" office:value="0" calcext:value-type="float">
            <text:p>0</text:p>
          </table:table-cell>
          <table:table-cell office:value-type="float" office:value="0.366499276691" calcext:value-type="float">
            <text:p>0.366499276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5" calcext:value-type="float">
            <text:p>458.5</text:p>
          </table:table-cell>
          <table:table-cell office:value-type="float" office:value="0" calcext:value-type="float">
            <text:p>0</text:p>
          </table:table-cell>
          <table:table-cell office:value-type="float" office:value="0.366571130644" calcext:value-type="float">
            <text:p>0.36657113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6" calcext:value-type="float">
            <text:p>458.6</text:p>
          </table:table-cell>
          <table:table-cell office:value-type="float" office:value="0" calcext:value-type="float">
            <text:p>0</text:p>
          </table:table-cell>
          <table:table-cell office:value-type="float" office:value="0.366731321337" calcext:value-type="float">
            <text:p>0.36673132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7" calcext:value-type="float">
            <text:p>458.7</text:p>
          </table:table-cell>
          <table:table-cell office:value-type="float" office:value="0" calcext:value-type="float">
            <text:p>0</text:p>
          </table:table-cell>
          <table:table-cell office:value-type="float" office:value="0.366891746424" calcext:value-type="float">
            <text:p>0.366891746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8" calcext:value-type="float">
            <text:p>458.8</text:p>
          </table:table-cell>
          <table:table-cell office:value-type="float" office:value="0" calcext:value-type="float">
            <text:p>0</text:p>
          </table:table-cell>
          <table:table-cell office:value-type="float" office:value="0.367052305825" calcext:value-type="float">
            <text:p>0.36705230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9" calcext:value-type="float">
            <text:p>458.9</text:p>
          </table:table-cell>
          <table:table-cell office:value-type="float" office:value="0" calcext:value-type="float">
            <text:p>0</text:p>
          </table:table-cell>
          <table:table-cell office:value-type="float" office:value="0.367212906725" calcext:value-type="float">
            <text:p>0.36721290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0.36737346358" calcext:value-type="float">
            <text:p>0.36737346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1" calcext:value-type="float">
            <text:p>459.1</text:p>
          </table:table-cell>
          <table:table-cell office:value-type="float" office:value="0" calcext:value-type="float">
            <text:p>0</text:p>
          </table:table-cell>
          <table:table-cell office:value-type="float" office:value="0.367586570099" calcext:value-type="float">
            <text:p>0.36758657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2" calcext:value-type="float">
            <text:p>459.2</text:p>
          </table:table-cell>
          <table:table-cell office:value-type="float" office:value="0" calcext:value-type="float">
            <text:p>0</text:p>
          </table:table-cell>
          <table:table-cell office:value-type="float" office:value="0.367799519963" calcext:value-type="float">
            <text:p>0.36779951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3" calcext:value-type="float">
            <text:p>459.3</text:p>
          </table:table-cell>
          <table:table-cell office:value-type="float" office:value="0" calcext:value-type="float">
            <text:p>0</text:p>
          </table:table-cell>
          <table:table-cell office:value-type="float" office:value="0.36801224944" calcext:value-type="float">
            <text:p>0.36801224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4" calcext:value-type="float">
            <text:p>459.4</text:p>
          </table:table-cell>
          <table:table-cell office:value-type="float" office:value="0" calcext:value-type="float">
            <text:p>0</text:p>
          </table:table-cell>
          <table:table-cell office:value-type="float" office:value="0.368224702105" calcext:value-type="float">
            <text:p>0.36822470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5" calcext:value-type="float">
            <text:p>459.5</text:p>
          </table:table-cell>
          <table:table-cell office:value-type="float" office:value="0" calcext:value-type="float">
            <text:p>0</text:p>
          </table:table-cell>
          <table:table-cell office:value-type="float" office:value="0.368436828865" calcext:value-type="float">
            <text:p>0.368436828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6" calcext:value-type="float">
            <text:p>459.6</text:p>
          </table:table-cell>
          <table:table-cell office:value-type="float" office:value="0" calcext:value-type="float">
            <text:p>0</text:p>
          </table:table-cell>
          <table:table-cell office:value-type="float" office:value="0.368560461531" calcext:value-type="float">
            <text:p>0.36856046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7" calcext:value-type="float">
            <text:p>459.7</text:p>
          </table:table-cell>
          <table:table-cell office:value-type="float" office:value="0" calcext:value-type="float">
            <text:p>0</text:p>
          </table:table-cell>
          <table:table-cell office:value-type="float" office:value="0.368683730759" calcext:value-type="float">
            <text:p>0.36868373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8" calcext:value-type="float">
            <text:p>459.8</text:p>
          </table:table-cell>
          <table:table-cell office:value-type="float" office:value="0" calcext:value-type="float">
            <text:p>0</text:p>
          </table:table-cell>
          <table:table-cell office:value-type="float" office:value="0.368806559631" calcext:value-type="float">
            <text:p>0.36880655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9" calcext:value-type="float">
            <text:p>459.9</text:p>
          </table:table-cell>
          <table:table-cell office:value-type="float" office:value="0" calcext:value-type="float">
            <text:p>0</text:p>
          </table:table-cell>
          <table:table-cell office:value-type="float" office:value="0.368928882331" calcext:value-type="float">
            <text:p>0.36892888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0.369050644162" calcext:value-type="float">
            <text:p>0.369050644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1" calcext:value-type="float">
            <text:p>460.1</text:p>
          </table:table-cell>
          <table:table-cell office:value-type="float" office:value="0" calcext:value-type="float">
            <text:p>0</text:p>
          </table:table-cell>
          <table:table-cell office:value-type="float" office:value="0.369214290117" calcext:value-type="float">
            <text:p>0.36921429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2" calcext:value-type="float">
            <text:p>460.2</text:p>
          </table:table-cell>
          <table:table-cell office:value-type="float" office:value="0" calcext:value-type="float">
            <text:p>0</text:p>
          </table:table-cell>
          <table:table-cell office:value-type="float" office:value="0.369377326754" calcext:value-type="float">
            <text:p>0.369377326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3" calcext:value-type="float">
            <text:p>460.3</text:p>
          </table:table-cell>
          <table:table-cell office:value-type="float" office:value="0" calcext:value-type="float">
            <text:p>0</text:p>
          </table:table-cell>
          <table:table-cell office:value-type="float" office:value="0.369539732633" calcext:value-type="float">
            <text:p>0.36953973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4" calcext:value-type="float">
            <text:p>460.4</text:p>
          </table:table-cell>
          <table:table-cell office:value-type="float" office:value="0" calcext:value-type="float">
            <text:p>0</text:p>
          </table:table-cell>
          <table:table-cell office:value-type="float" office:value="0.369701497512" calcext:value-type="float">
            <text:p>0.36970149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5" calcext:value-type="float">
            <text:p>460.5</text:p>
          </table:table-cell>
          <table:table-cell office:value-type="float" office:value="0" calcext:value-type="float">
            <text:p>0</text:p>
          </table:table-cell>
          <table:table-cell office:value-type="float" office:value="0.369862622366" calcext:value-type="float">
            <text:p>0.36986262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6" calcext:value-type="float">
            <text:p>460.6</text:p>
          </table:table-cell>
          <table:table-cell office:value-type="float" office:value="0" calcext:value-type="float">
            <text:p>0</text:p>
          </table:table-cell>
          <table:table-cell office:value-type="float" office:value="0.369934770379" calcext:value-type="float">
            <text:p>0.36993477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7" calcext:value-type="float">
            <text:p>460.7</text:p>
          </table:table-cell>
          <table:table-cell office:value-type="float" office:value="0" calcext:value-type="float">
            <text:p>0</text:p>
          </table:table-cell>
          <table:table-cell office:value-type="float" office:value="0.370006377775" calcext:value-type="float">
            <text:p>0.37000637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" calcext:value-type="float">
            <text:p>0</text:p>
          </table:table-cell>
          <table:table-cell office:value-type="float" office:value="0.370077429241" calcext:value-type="float">
            <text:p>0.370077429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.9" calcext:value-type="float">
            <text:p>460.9</text:p>
          </table:table-cell>
          <table:table-cell office:value-type="float" office:value="0" calcext:value-type="float">
            <text:p>0</text:p>
          </table:table-cell>
          <table:table-cell office:value-type="float" office:value="0.370147924446" calcext:value-type="float">
            <text:p>0.370147924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0.370217878055" calcext:value-type="float">
            <text:p>0.370217878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1" calcext:value-type="float">
            <text:p>461.1</text:p>
          </table:table-cell>
          <table:table-cell office:value-type="float" office:value="0" calcext:value-type="float">
            <text:p>0</text:p>
          </table:table-cell>
          <table:table-cell office:value-type="float" office:value="0.370360496848" calcext:value-type="float">
            <text:p>0.370360496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2" calcext:value-type="float">
            <text:p>461.2</text:p>
          </table:table-cell>
          <table:table-cell office:value-type="float" office:value="0" calcext:value-type="float">
            <text:p>0</text:p>
          </table:table-cell>
          <table:table-cell office:value-type="float" office:value="0.370502670225" calcext:value-type="float">
            <text:p>0.37050267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3" calcext:value-type="float">
            <text:p>461.3</text:p>
          </table:table-cell>
          <table:table-cell office:value-type="float" office:value="0" calcext:value-type="float">
            <text:p>0</text:p>
          </table:table-cell>
          <table:table-cell office:value-type="float" office:value="0.37064445768" calcext:value-type="float">
            <text:p>0.37064445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4" calcext:value-type="float">
            <text:p>461.4</text:p>
          </table:table-cell>
          <table:table-cell office:value-type="float" office:value="0" calcext:value-type="float">
            <text:p>0</text:p>
          </table:table-cell>
          <table:table-cell office:value-type="float" office:value="0.370785933819" calcext:value-type="float">
            <text:p>0.370785933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5" calcext:value-type="float">
            <text:p>461.5</text:p>
          </table:table-cell>
          <table:table-cell office:value-type="float" office:value="0" calcext:value-type="float">
            <text:p>0</text:p>
          </table:table-cell>
          <table:table-cell office:value-type="float" office:value="0.370927188387" calcext:value-type="float">
            <text:p>0.370927188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6" calcext:value-type="float">
            <text:p>461.6</text:p>
          </table:table-cell>
          <table:table-cell office:value-type="float" office:value="0" calcext:value-type="float">
            <text:p>0</text:p>
          </table:table-cell>
          <table:table-cell office:value-type="float" office:value="0.370979528697" calcext:value-type="float">
            <text:p>0.370979528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7" calcext:value-type="float">
            <text:p>461.7</text:p>
          </table:table-cell>
          <table:table-cell office:value-type="float" office:value="0" calcext:value-type="float">
            <text:p>0</text:p>
          </table:table-cell>
          <table:table-cell office:value-type="float" office:value="0.371031327734" calcext:value-type="float">
            <text:p>0.371031327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8" calcext:value-type="float">
            <text:p>461.8</text:p>
          </table:table-cell>
          <table:table-cell office:value-type="float" office:value="0" calcext:value-type="float">
            <text:p>0</text:p>
          </table:table-cell>
          <table:table-cell office:value-type="float" office:value="0.371082647246" calcext:value-type="float">
            <text:p>0.371082647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.9" calcext:value-type="float">
            <text:p>461.9</text:p>
          </table:table-cell>
          <table:table-cell office:value-type="float" office:value="0" calcext:value-type="float">
            <text:p>0</text:p>
          </table:table-cell>
          <table:table-cell office:value-type="float" office:value="0.371133552777" calcext:value-type="float">
            <text:p>0.37113355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0.37118411367" calcext:value-type="float">
            <text:p>0.3711841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1" calcext:value-type="float">
            <text:p>462.1</text:p>
          </table:table-cell>
          <table:table-cell office:value-type="float" office:value="0" calcext:value-type="float">
            <text:p>0</text:p>
          </table:table-cell>
          <table:table-cell office:value-type="float" office:value="0.371295098572" calcext:value-type="float">
            <text:p>0.371295098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2" calcext:value-type="float">
            <text:p>462.2</text:p>
          </table:table-cell>
          <table:table-cell office:value-type="float" office:value="0" calcext:value-type="float">
            <text:p>0</text:p>
          </table:table-cell>
          <table:table-cell office:value-type="float" office:value="0.371405898148" calcext:value-type="float">
            <text:p>0.37140589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3" calcext:value-type="float">
            <text:p>462.3</text:p>
          </table:table-cell>
          <table:table-cell office:value-type="float" office:value="0" calcext:value-type="float">
            <text:p>0</text:p>
          </table:table-cell>
          <table:table-cell office:value-type="float" office:value="0.371516593089" calcext:value-type="float">
            <text:p>0.37151659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4" calcext:value-type="float">
            <text:p>462.4</text:p>
          </table:table-cell>
          <table:table-cell office:value-type="float" office:value="0" calcext:value-type="float">
            <text:p>0</text:p>
          </table:table-cell>
          <table:table-cell office:value-type="float" office:value="0.371627267953" calcext:value-type="float">
            <text:p>0.371627267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0" calcext:value-type="float">
            <text:p>0</text:p>
          </table:table-cell>
          <table:table-cell office:value-type="float" office:value="0.371738011166" calcext:value-type="float">
            <text:p>0.37173801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6" calcext:value-type="float">
            <text:p>462.6</text:p>
          </table:table-cell>
          <table:table-cell office:value-type="float" office:value="0" calcext:value-type="float">
            <text:p>0</text:p>
          </table:table-cell>
          <table:table-cell office:value-type="float" office:value="0.371849067915" calcext:value-type="float">
            <text:p>0.37184906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7" calcext:value-type="float">
            <text:p>462.7</text:p>
          </table:table-cell>
          <table:table-cell office:value-type="float" office:value="0" calcext:value-type="float">
            <text:p>0</text:p>
          </table:table-cell>
          <table:table-cell office:value-type="float" office:value="0.371960268646" calcext:value-type="float">
            <text:p>0.371960268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8" calcext:value-type="float">
            <text:p>462.8</text:p>
          </table:table-cell>
          <table:table-cell office:value-type="float" office:value="0" calcext:value-type="float">
            <text:p>0</text:p>
          </table:table-cell>
          <table:table-cell office:value-type="float" office:value="0.372071600297" calcext:value-type="float">
            <text:p>0.37207160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9" calcext:value-type="float">
            <text:p>462.9</text:p>
          </table:table-cell>
          <table:table-cell office:value-type="float" office:value="0" calcext:value-type="float">
            <text:p>0</text:p>
          </table:table-cell>
          <table:table-cell office:value-type="float" office:value="0.372183053563" calcext:value-type="float">
            <text:p>0.372183053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0.372294622897" calcext:value-type="float">
            <text:p>0.37229462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1" calcext:value-type="float">
            <text:p>463.1</text:p>
          </table:table-cell>
          <table:table-cell office:value-type="float" office:value="0" calcext:value-type="float">
            <text:p>0</text:p>
          </table:table-cell>
          <table:table-cell office:value-type="float" office:value="0.372356864306" calcext:value-type="float">
            <text:p>0.372356864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2" calcext:value-type="float">
            <text:p>463.2</text:p>
          </table:table-cell>
          <table:table-cell office:value-type="float" office:value="0" calcext:value-type="float">
            <text:p>0</text:p>
          </table:table-cell>
          <table:table-cell office:value-type="float" office:value="0.3724192155" calcext:value-type="float">
            <text:p>0.372419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3" calcext:value-type="float">
            <text:p>463.3</text:p>
          </table:table-cell>
          <table:table-cell office:value-type="float" office:value="0" calcext:value-type="float">
            <text:p>0</text:p>
          </table:table-cell>
          <table:table-cell office:value-type="float" office:value="0.372481682203" calcext:value-type="float">
            <text:p>0.37248168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4" calcext:value-type="float">
            <text:p>463.4</text:p>
          </table:table-cell>
          <table:table-cell office:value-type="float" office:value="0" calcext:value-type="float">
            <text:p>0</text:p>
          </table:table-cell>
          <table:table-cell office:value-type="float" office:value="0.372544273916" calcext:value-type="float">
            <text:p>0.372544273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5" calcext:value-type="float">
            <text:p>463.5</text:p>
          </table:table-cell>
          <table:table-cell office:value-type="float" office:value="0" calcext:value-type="float">
            <text:p>0</text:p>
          </table:table-cell>
          <table:table-cell office:value-type="float" office:value="0.372607003917" calcext:value-type="float">
            <text:p>0.372607003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6" calcext:value-type="float">
            <text:p>463.6</text:p>
          </table:table-cell>
          <table:table-cell office:value-type="float" office:value="0" calcext:value-type="float">
            <text:p>0</text:p>
          </table:table-cell>
          <table:table-cell office:value-type="float" office:value="0.372758112874" calcext:value-type="float">
            <text:p>0.37275811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7" calcext:value-type="float">
            <text:p>463.7</text:p>
          </table:table-cell>
          <table:table-cell office:value-type="float" office:value="0" calcext:value-type="float">
            <text:p>0</text:p>
          </table:table-cell>
          <table:table-cell office:value-type="float" office:value="0.372908821393" calcext:value-type="float">
            <text:p>0.37290882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8" calcext:value-type="float">
            <text:p>463.8</text:p>
          </table:table-cell>
          <table:table-cell office:value-type="float" office:value="0" calcext:value-type="float">
            <text:p>0</text:p>
          </table:table-cell>
          <table:table-cell office:value-type="float" office:value="0.373059295173" calcext:value-type="float">
            <text:p>0.373059295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9" calcext:value-type="float">
            <text:p>463.9</text:p>
          </table:table-cell>
          <table:table-cell office:value-type="float" office:value="0" calcext:value-type="float">
            <text:p>0</text:p>
          </table:table-cell>
          <table:table-cell office:value-type="float" office:value="0.373209685069" calcext:value-type="float">
            <text:p>0.373209685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0.373360127062" calcext:value-type="float">
            <text:p>0.373360127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1" calcext:value-type="float">
            <text:p>464.1</text:p>
          </table:table-cell>
          <table:table-cell office:value-type="float" office:value="0" calcext:value-type="float">
            <text:p>0</text:p>
          </table:table-cell>
          <table:table-cell office:value-type="float" office:value="0.373416235782" calcext:value-type="float">
            <text:p>0.373416235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2" calcext:value-type="float">
            <text:p>464.2</text:p>
          </table:table-cell>
          <table:table-cell office:value-type="float" office:value="0" calcext:value-type="float">
            <text:p>0</text:p>
          </table:table-cell>
          <table:table-cell office:value-type="float" office:value="0.373472592573" calcext:value-type="float">
            <text:p>0.37347259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3" calcext:value-type="float">
            <text:p>464.3</text:p>
          </table:table-cell>
          <table:table-cell office:value-type="float" office:value="0" calcext:value-type="float">
            <text:p>0</text:p>
          </table:table-cell>
          <table:table-cell office:value-type="float" office:value="0.373529288346" calcext:value-type="float">
            <text:p>0.373529288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4" calcext:value-type="float">
            <text:p>464.4</text:p>
          </table:table-cell>
          <table:table-cell office:value-type="float" office:value="0" calcext:value-type="float">
            <text:p>0</text:p>
          </table:table-cell>
          <table:table-cell office:value-type="float" office:value="0.373586398939" calcext:value-type="float">
            <text:p>0.37358639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5" calcext:value-type="float">
            <text:p>464.5</text:p>
          </table:table-cell>
          <table:table-cell office:value-type="float" office:value="0" calcext:value-type="float">
            <text:p>0</text:p>
          </table:table-cell>
          <table:table-cell office:value-type="float" office:value="0.373643985104" calcext:value-type="float">
            <text:p>0.373643985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6" calcext:value-type="float">
            <text:p>464.6</text:p>
          </table:table-cell>
          <table:table-cell office:value-type="float" office:value="0" calcext:value-type="float">
            <text:p>0</text:p>
          </table:table-cell>
          <table:table-cell office:value-type="float" office:value="0.37379106918" calcext:value-type="float">
            <text:p>0.37379106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7" calcext:value-type="float">
            <text:p>464.7</text:p>
          </table:table-cell>
          <table:table-cell office:value-type="float" office:value="0" calcext:value-type="float">
            <text:p>0</text:p>
          </table:table-cell>
          <table:table-cell office:value-type="float" office:value="0.373938945465" calcext:value-type="float">
            <text:p>0.373938945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8" calcext:value-type="float">
            <text:p>464.8</text:p>
          </table:table-cell>
          <table:table-cell office:value-type="float" office:value="0" calcext:value-type="float">
            <text:p>0</text:p>
          </table:table-cell>
          <table:table-cell office:value-type="float" office:value="0.374087692566" calcext:value-type="float">
            <text:p>0.37408769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.9" calcext:value-type="float">
            <text:p>464.9</text:p>
          </table:table-cell>
          <table:table-cell office:value-type="float" office:value="0" calcext:value-type="float">
            <text:p>0</text:p>
          </table:table-cell>
          <table:table-cell office:value-type="float" office:value="0.374237377854" calcext:value-type="float">
            <text:p>0.374237377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0.374388057434" calcext:value-type="float">
            <text:p>0.37438805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1" calcext:value-type="float">
            <text:p>465.1</text:p>
          </table:table-cell>
          <table:table-cell office:value-type="float" office:value="0" calcext:value-type="float">
            <text:p>0</text:p>
          </table:table-cell>
          <table:table-cell office:value-type="float" office:value="0.374545443847" calcext:value-type="float">
            <text:p>0.374545443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2" calcext:value-type="float">
            <text:p>465.2</text:p>
          </table:table-cell>
          <table:table-cell office:value-type="float" office:value="0" calcext:value-type="float">
            <text:p>0</text:p>
          </table:table-cell>
          <table:table-cell office:value-type="float" office:value="0.374703907156" calcext:value-type="float">
            <text:p>0.374703907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3" calcext:value-type="float">
            <text:p>465.3</text:p>
          </table:table-cell>
          <table:table-cell office:value-type="float" office:value="0" calcext:value-type="float">
            <text:p>0</text:p>
          </table:table-cell>
          <table:table-cell office:value-type="float" office:value="0.374863469592" calcext:value-type="float">
            <text:p>0.374863469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4" calcext:value-type="float">
            <text:p>465.4</text:p>
          </table:table-cell>
          <table:table-cell office:value-type="float" office:value="0" calcext:value-type="float">
            <text:p>0</text:p>
          </table:table-cell>
          <table:table-cell office:value-type="float" office:value="0.375024142034" calcext:value-type="float">
            <text:p>0.37502414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5" calcext:value-type="float">
            <text:p>465.5</text:p>
          </table:table-cell>
          <table:table-cell office:value-type="float" office:value="0" calcext:value-type="float">
            <text:p>0</text:p>
          </table:table-cell>
          <table:table-cell office:value-type="float" office:value="0.375185923982" calcext:value-type="float">
            <text:p>0.375185923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6" calcext:value-type="float">
            <text:p>465.6</text:p>
          </table:table-cell>
          <table:table-cell office:value-type="float" office:value="0" calcext:value-type="float">
            <text:p>0</text:p>
          </table:table-cell>
          <table:table-cell office:value-type="float" office:value="0.375348803533" calcext:value-type="float">
            <text:p>0.375348803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7" calcext:value-type="float">
            <text:p>465.7</text:p>
          </table:table-cell>
          <table:table-cell office:value-type="float" office:value="0" calcext:value-type="float">
            <text:p>0</text:p>
          </table:table-cell>
          <table:table-cell office:value-type="float" office:value="0.375512543944" calcext:value-type="float">
            <text:p>0.375512543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8" calcext:value-type="float">
            <text:p>465.8</text:p>
          </table:table-cell>
          <table:table-cell office:value-type="float" office:value="0" calcext:value-type="float">
            <text:p>0</text:p>
          </table:table-cell>
          <table:table-cell office:value-type="float" office:value="0.375677047353" calcext:value-type="float">
            <text:p>0.375677047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.9" calcext:value-type="float">
            <text:p>465.9</text:p>
          </table:table-cell>
          <table:table-cell office:value-type="float" office:value="0" calcext:value-type="float">
            <text:p>0</text:p>
          </table:table-cell>
          <table:table-cell office:value-type="float" office:value="0.375842200501" calcext:value-type="float">
            <text:p>0.375842200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0.376007874696" calcext:value-type="float">
            <text:p>0.376007874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1" calcext:value-type="float">
            <text:p>466.1</text:p>
          </table:table-cell>
          <table:table-cell office:value-type="float" office:value="0" calcext:value-type="float">
            <text:p>0</text:p>
          </table:table-cell>
          <table:table-cell office:value-type="float" office:value="0.376143477048" calcext:value-type="float">
            <text:p>0.376143477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2" calcext:value-type="float">
            <text:p>466.2</text:p>
          </table:table-cell>
          <table:table-cell office:value-type="float" office:value="0" calcext:value-type="float">
            <text:p>0</text:p>
          </table:table-cell>
          <table:table-cell office:value-type="float" office:value="0.376279276394" calcext:value-type="float">
            <text:p>0.376279276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3" calcext:value-type="float">
            <text:p>466.3</text:p>
          </table:table-cell>
          <table:table-cell office:value-type="float" office:value="0" calcext:value-type="float">
            <text:p>0</text:p>
          </table:table-cell>
          <table:table-cell office:value-type="float" office:value="0.376415097532" calcext:value-type="float">
            <text:p>0.376415097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4" calcext:value-type="float">
            <text:p>466.4</text:p>
          </table:table-cell>
          <table:table-cell office:value-type="float" office:value="0" calcext:value-type="float">
            <text:p>0</text:p>
          </table:table-cell>
          <table:table-cell office:value-type="float" office:value="0.376550749746" calcext:value-type="float">
            <text:p>0.37655074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5" calcext:value-type="float">
            <text:p>466.5</text:p>
          </table:table-cell>
          <table:table-cell office:value-type="float" office:value="0" calcext:value-type="float">
            <text:p>0</text:p>
          </table:table-cell>
          <table:table-cell office:value-type="float" office:value="0.376686026789" calcext:value-type="float">
            <text:p>0.376686026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6" calcext:value-type="float">
            <text:p>466.6</text:p>
          </table:table-cell>
          <table:table-cell office:value-type="float" office:value="0" calcext:value-type="float">
            <text:p>0</text:p>
          </table:table-cell>
          <table:table-cell office:value-type="float" office:value="0.376731433996" calcext:value-type="float">
            <text:p>0.376731433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7" calcext:value-type="float">
            <text:p>466.7</text:p>
          </table:table-cell>
          <table:table-cell office:value-type="float" office:value="0" calcext:value-type="float">
            <text:p>0</text:p>
          </table:table-cell>
          <table:table-cell office:value-type="float" office:value="0.376776842136" calcext:value-type="float">
            <text:p>0.37677684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8" calcext:value-type="float">
            <text:p>466.8</text:p>
          </table:table-cell>
          <table:table-cell office:value-type="float" office:value="0" calcext:value-type="float">
            <text:p>0</text:p>
          </table:table-cell>
          <table:table-cell office:value-type="float" office:value="0.376822251208" calcext:value-type="float">
            <text:p>0.37682225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.9" calcext:value-type="float">
            <text:p>466.9</text:p>
          </table:table-cell>
          <table:table-cell office:value-type="float" office:value="0" calcext:value-type="float">
            <text:p>0</text:p>
          </table:table-cell>
          <table:table-cell office:value-type="float" office:value="0.376867661213" calcext:value-type="float">
            <text:p>0.37686766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0.376913072153" calcext:value-type="float">
            <text:p>0.37691307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1" calcext:value-type="float">
            <text:p>467.1</text:p>
          </table:table-cell>
          <table:table-cell office:value-type="float" office:value="0" calcext:value-type="float">
            <text:p>0</text:p>
          </table:table-cell>
          <table:table-cell office:value-type="float" office:value="0.377072653329" calcext:value-type="float">
            <text:p>0.37707265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2" calcext:value-type="float">
            <text:p>467.2</text:p>
          </table:table-cell>
          <table:table-cell office:value-type="float" office:value="0" calcext:value-type="float">
            <text:p>0</text:p>
          </table:table-cell>
          <table:table-cell office:value-type="float" office:value="0.377232272708" calcext:value-type="float">
            <text:p>0.37723227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3" calcext:value-type="float">
            <text:p>467.3</text:p>
          </table:table-cell>
          <table:table-cell office:value-type="float" office:value="0" calcext:value-type="float">
            <text:p>0</text:p>
          </table:table-cell>
          <table:table-cell office:value-type="float" office:value="0.377391930296" calcext:value-type="float">
            <text:p>0.37739193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4" calcext:value-type="float">
            <text:p>467.4</text:p>
          </table:table-cell>
          <table:table-cell office:value-type="float" office:value="0" calcext:value-type="float">
            <text:p>0</text:p>
          </table:table-cell>
          <table:table-cell office:value-type="float" office:value="0.377551626094" calcext:value-type="float">
            <text:p>0.377551626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5" calcext:value-type="float">
            <text:p>467.5</text:p>
          </table:table-cell>
          <table:table-cell office:value-type="float" office:value="0" calcext:value-type="float">
            <text:p>0</text:p>
          </table:table-cell>
          <table:table-cell office:value-type="float" office:value="0.377711360108" calcext:value-type="float">
            <text:p>0.37771136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6" calcext:value-type="float">
            <text:p>467.6</text:p>
          </table:table-cell>
          <table:table-cell office:value-type="float" office:value="0" calcext:value-type="float">
            <text:p>0</text:p>
          </table:table-cell>
          <table:table-cell office:value-type="float" office:value="0.377781716549" calcext:value-type="float">
            <text:p>0.377781716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7" calcext:value-type="float">
            <text:p>467.7</text:p>
          </table:table-cell>
          <table:table-cell office:value-type="float" office:value="0" calcext:value-type="float">
            <text:p>0</text:p>
          </table:table-cell>
          <table:table-cell office:value-type="float" office:value="0.377852077907" calcext:value-type="float">
            <text:p>0.377852077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8" calcext:value-type="float">
            <text:p>467.8</text:p>
          </table:table-cell>
          <table:table-cell office:value-type="float" office:value="0" calcext:value-type="float">
            <text:p>0</text:p>
          </table:table-cell>
          <table:table-cell office:value-type="float" office:value="0.377922444182" calcext:value-type="float">
            <text:p>0.37792244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9" calcext:value-type="float">
            <text:p>467.9</text:p>
          </table:table-cell>
          <table:table-cell office:value-type="float" office:value="0" calcext:value-type="float">
            <text:p>0</text:p>
          </table:table-cell>
          <table:table-cell office:value-type="float" office:value="0.377992815374" calcext:value-type="float">
            <text:p>0.37799281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0.378063191482" calcext:value-type="float">
            <text:p>0.37806319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1" calcext:value-type="float">
            <text:p>468.1</text:p>
          </table:table-cell>
          <table:table-cell office:value-type="float" office:value="0" calcext:value-type="float">
            <text:p>0</text:p>
          </table:table-cell>
          <table:table-cell office:value-type="float" office:value="0.37822738046" calcext:value-type="float">
            <text:p>0.37822738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2" calcext:value-type="float">
            <text:p>468.2</text:p>
          </table:table-cell>
          <table:table-cell office:value-type="float" office:value="0" calcext:value-type="float">
            <text:p>0</text:p>
          </table:table-cell>
          <table:table-cell office:value-type="float" office:value="0.378391611226" calcext:value-type="float">
            <text:p>0.37839161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3" calcext:value-type="float">
            <text:p>468.3</text:p>
          </table:table-cell>
          <table:table-cell office:value-type="float" office:value="0" calcext:value-type="float">
            <text:p>0</text:p>
          </table:table-cell>
          <table:table-cell office:value-type="float" office:value="0.378555883786" calcext:value-type="float">
            <text:p>0.378555883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4" calcext:value-type="float">
            <text:p>468.4</text:p>
          </table:table-cell>
          <table:table-cell office:value-type="float" office:value="0" calcext:value-type="float">
            <text:p>0</text:p>
          </table:table-cell>
          <table:table-cell office:value-type="float" office:value="0.378720198145" calcext:value-type="float">
            <text:p>0.378720198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5" calcext:value-type="float">
            <text:p>468.5</text:p>
          </table:table-cell>
          <table:table-cell office:value-type="float" office:value="0" calcext:value-type="float">
            <text:p>0</text:p>
          </table:table-cell>
          <table:table-cell office:value-type="float" office:value="0.378884554307" calcext:value-type="float">
            <text:p>0.378884554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6" calcext:value-type="float">
            <text:p>468.6</text:p>
          </table:table-cell>
          <table:table-cell office:value-type="float" office:value="0" calcext:value-type="float">
            <text:p>0</text:p>
          </table:table-cell>
          <table:table-cell office:value-type="float" office:value="0.378959363777" calcext:value-type="float">
            <text:p>0.378959363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7" calcext:value-type="float">
            <text:p>468.7</text:p>
          </table:table-cell>
          <table:table-cell office:value-type="float" office:value="0" calcext:value-type="float">
            <text:p>0</text:p>
          </table:table-cell>
          <table:table-cell office:value-type="float" office:value="0.379034179688" calcext:value-type="float">
            <text:p>0.37903417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8" calcext:value-type="float">
            <text:p>468.8</text:p>
          </table:table-cell>
          <table:table-cell office:value-type="float" office:value="0" calcext:value-type="float">
            <text:p>0</text:p>
          </table:table-cell>
          <table:table-cell office:value-type="float" office:value="0.37910900204" calcext:value-type="float">
            <text:p>0.3791090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9" calcext:value-type="float">
            <text:p>468.9</text:p>
          </table:table-cell>
          <table:table-cell office:value-type="float" office:value="0" calcext:value-type="float">
            <text:p>0</text:p>
          </table:table-cell>
          <table:table-cell office:value-type="float" office:value="0.379183830833" calcext:value-type="float">
            <text:p>0.37918383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0.379258666069" calcext:value-type="float">
            <text:p>0.379258666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1" calcext:value-type="float">
            <text:p>469.1</text:p>
          </table:table-cell>
          <table:table-cell office:value-type="float" office:value="0" calcext:value-type="float">
            <text:p>0</text:p>
          </table:table-cell>
          <table:table-cell office:value-type="float" office:value="0.379372662463" calcext:value-type="float">
            <text:p>0.37937266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2" calcext:value-type="float">
            <text:p>469.2</text:p>
          </table:table-cell>
          <table:table-cell office:value-type="float" office:value="0" calcext:value-type="float">
            <text:p>0</text:p>
          </table:table-cell>
          <table:table-cell office:value-type="float" office:value="0.379486669062" calcext:value-type="float">
            <text:p>0.379486669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3" calcext:value-type="float">
            <text:p>469.3</text:p>
          </table:table-cell>
          <table:table-cell office:value-type="float" office:value="0" calcext:value-type="float">
            <text:p>0</text:p>
          </table:table-cell>
          <table:table-cell office:value-type="float" office:value="0.379600685867" calcext:value-type="float">
            <text:p>0.379600685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4" calcext:value-type="float">
            <text:p>469.4</text:p>
          </table:table-cell>
          <table:table-cell office:value-type="float" office:value="0" calcext:value-type="float">
            <text:p>0</text:p>
          </table:table-cell>
          <table:table-cell office:value-type="float" office:value="0.379714712877" calcext:value-type="float">
            <text:p>0.37971471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5" calcext:value-type="float">
            <text:p>469.5</text:p>
          </table:table-cell>
          <table:table-cell office:value-type="float" office:value="0" calcext:value-type="float">
            <text:p>0</text:p>
          </table:table-cell>
          <table:table-cell office:value-type="float" office:value="0.379828750093" calcext:value-type="float">
            <text:p>0.37982875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6" calcext:value-type="float">
            <text:p>469.6</text:p>
          </table:table-cell>
          <table:table-cell office:value-type="float" office:value="0" calcext:value-type="float">
            <text:p>0</text:p>
          </table:table-cell>
          <table:table-cell office:value-type="float" office:value="0.379853103746" calcext:value-type="float">
            <text:p>0.379853103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7" calcext:value-type="float">
            <text:p>469.7</text:p>
          </table:table-cell>
          <table:table-cell office:value-type="float" office:value="0" calcext:value-type="float">
            <text:p>0</text:p>
          </table:table-cell>
          <table:table-cell office:value-type="float" office:value="0.379877456105" calcext:value-type="float">
            <text:p>0.379877456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8" calcext:value-type="float">
            <text:p>469.8</text:p>
          </table:table-cell>
          <table:table-cell office:value-type="float" office:value="0" calcext:value-type="float">
            <text:p>0</text:p>
          </table:table-cell>
          <table:table-cell office:value-type="float" office:value="0.379901807168" calcext:value-type="float">
            <text:p>0.379901807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9" calcext:value-type="float">
            <text:p>469.9</text:p>
          </table:table-cell>
          <table:table-cell office:value-type="float" office:value="0" calcext:value-type="float">
            <text:p>0</text:p>
          </table:table-cell>
          <table:table-cell office:value-type="float" office:value="0.379926156938" calcext:value-type="float">
            <text:p>0.379926156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0.379950505415" calcext:value-type="float">
            <text:p>0.379950505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1" calcext:value-type="float">
            <text:p>470.1</text:p>
          </table:table-cell>
          <table:table-cell office:value-type="float" office:value="0" calcext:value-type="float">
            <text:p>0</text:p>
          </table:table-cell>
          <table:table-cell office:value-type="float" office:value="0.380107994823" calcext:value-type="float">
            <text:p>0.380107994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2" calcext:value-type="float">
            <text:p>470.2</text:p>
          </table:table-cell>
          <table:table-cell office:value-type="float" office:value="0" calcext:value-type="float">
            <text:p>0</text:p>
          </table:table-cell>
          <table:table-cell office:value-type="float" office:value="0.380265520312" calcext:value-type="float">
            <text:p>0.38026552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3" calcext:value-type="float">
            <text:p>470.3</text:p>
          </table:table-cell>
          <table:table-cell office:value-type="float" office:value="0" calcext:value-type="float">
            <text:p>0</text:p>
          </table:table-cell>
          <table:table-cell office:value-type="float" office:value="0.380423081883" calcext:value-type="float">
            <text:p>0.38042308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4" calcext:value-type="float">
            <text:p>470.4</text:p>
          </table:table-cell>
          <table:table-cell office:value-type="float" office:value="0" calcext:value-type="float">
            <text:p>0</text:p>
          </table:table-cell>
          <table:table-cell office:value-type="float" office:value="0.380580679541" calcext:value-type="float">
            <text:p>0.380580679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5" calcext:value-type="float">
            <text:p>470.5</text:p>
          </table:table-cell>
          <table:table-cell office:value-type="float" office:value="0" calcext:value-type="float">
            <text:p>0</text:p>
          </table:table-cell>
          <table:table-cell office:value-type="float" office:value="0.380738313289" calcext:value-type="float">
            <text:p>0.38073831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6" calcext:value-type="float">
            <text:p>470.6</text:p>
          </table:table-cell>
          <table:table-cell office:value-type="float" office:value="0" calcext:value-type="float">
            <text:p>0</text:p>
          </table:table-cell>
          <table:table-cell office:value-type="float" office:value="0.38089598313" calcext:value-type="float">
            <text:p>0.38089598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7" calcext:value-type="float">
            <text:p>470.7</text:p>
          </table:table-cell>
          <table:table-cell office:value-type="float" office:value="0" calcext:value-type="float">
            <text:p>0</text:p>
          </table:table-cell>
          <table:table-cell office:value-type="float" office:value="0.381053689067" calcext:value-type="float">
            <text:p>0.381053689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8" calcext:value-type="float">
            <text:p>470.8</text:p>
          </table:table-cell>
          <table:table-cell office:value-type="float" office:value="0" calcext:value-type="float">
            <text:p>0</text:p>
          </table:table-cell>
          <table:table-cell office:value-type="float" office:value="0.381211431104" calcext:value-type="float">
            <text:p>0.38121143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.9" calcext:value-type="float">
            <text:p>470.9</text:p>
          </table:table-cell>
          <table:table-cell office:value-type="float" office:value="0" calcext:value-type="float">
            <text:p>0</text:p>
          </table:table-cell>
          <table:table-cell office:value-type="float" office:value="0.381369209244" calcext:value-type="float">
            <text:p>0.381369209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0.381527023491" calcext:value-type="float">
            <text:p>0.381527023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1" calcext:value-type="float">
            <text:p>471.1</text:p>
          </table:table-cell>
          <table:table-cell office:value-type="float" office:value="0" calcext:value-type="float">
            <text:p>0</text:p>
          </table:table-cell>
          <table:table-cell office:value-type="float" office:value="0.381571116884" calcext:value-type="float">
            <text:p>0.381571116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2" calcext:value-type="float">
            <text:p>471.2</text:p>
          </table:table-cell>
          <table:table-cell office:value-type="float" office:value="0" calcext:value-type="float">
            <text:p>0</text:p>
          </table:table-cell>
          <table:table-cell office:value-type="float" office:value="0.381615210934" calcext:value-type="float">
            <text:p>0.38161521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3" calcext:value-type="float">
            <text:p>471.3</text:p>
          </table:table-cell>
          <table:table-cell office:value-type="float" office:value="0" calcext:value-type="float">
            <text:p>0</text:p>
          </table:table-cell>
          <table:table-cell office:value-type="float" office:value="0.381659305642" calcext:value-type="float">
            <text:p>0.381659305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4" calcext:value-type="float">
            <text:p>471.4</text:p>
          </table:table-cell>
          <table:table-cell office:value-type="float" office:value="0" calcext:value-type="float">
            <text:p>0</text:p>
          </table:table-cell>
          <table:table-cell office:value-type="float" office:value="0.381703401007" calcext:value-type="float">
            <text:p>0.38170340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5" calcext:value-type="float">
            <text:p>471.5</text:p>
          </table:table-cell>
          <table:table-cell office:value-type="float" office:value="0" calcext:value-type="float">
            <text:p>0</text:p>
          </table:table-cell>
          <table:table-cell office:value-type="float" office:value="0.381747497032" calcext:value-type="float">
            <text:p>0.381747497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6" calcext:value-type="float">
            <text:p>471.6</text:p>
          </table:table-cell>
          <table:table-cell office:value-type="float" office:value="0" calcext:value-type="float">
            <text:p>0</text:p>
          </table:table-cell>
          <table:table-cell office:value-type="float" office:value="0.381881532843" calcext:value-type="float">
            <text:p>0.38188153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7" calcext:value-type="float">
            <text:p>471.7</text:p>
          </table:table-cell>
          <table:table-cell office:value-type="float" office:value="0" calcext:value-type="float">
            <text:p>0</text:p>
          </table:table-cell>
          <table:table-cell office:value-type="float" office:value="0.382015590091" calcext:value-type="float">
            <text:p>0.38201559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8" calcext:value-type="float">
            <text:p>471.8</text:p>
          </table:table-cell>
          <table:table-cell office:value-type="float" office:value="0" calcext:value-type="float">
            <text:p>0</text:p>
          </table:table-cell>
          <table:table-cell office:value-type="float" office:value="0.382149668775" calcext:value-type="float">
            <text:p>0.382149668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9" calcext:value-type="float">
            <text:p>471.9</text:p>
          </table:table-cell>
          <table:table-cell office:value-type="float" office:value="0" calcext:value-type="float">
            <text:p>0</text:p>
          </table:table-cell>
          <table:table-cell office:value-type="float" office:value="0.382283768898" calcext:value-type="float">
            <text:p>0.382283768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0.38241789046" calcext:value-type="float">
            <text:p>0.38241789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1" calcext:value-type="float">
            <text:p>472.1</text:p>
          </table:table-cell>
          <table:table-cell office:value-type="float" office:value="0" calcext:value-type="float">
            <text:p>0</text:p>
          </table:table-cell>
          <table:table-cell office:value-type="float" office:value="0.382476087662" calcext:value-type="float">
            <text:p>0.382476087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2" calcext:value-type="float">
            <text:p>472.2</text:p>
          </table:table-cell>
          <table:table-cell office:value-type="float" office:value="0" calcext:value-type="float">
            <text:p>0</text:p>
          </table:table-cell>
          <table:table-cell office:value-type="float" office:value="0.382534285988" calcext:value-type="float">
            <text:p>0.382534285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3" calcext:value-type="float">
            <text:p>472.3</text:p>
          </table:table-cell>
          <table:table-cell office:value-type="float" office:value="0" calcext:value-type="float">
            <text:p>0</text:p>
          </table:table-cell>
          <table:table-cell office:value-type="float" office:value="0.382592485435" calcext:value-type="float">
            <text:p>0.382592485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4" calcext:value-type="float">
            <text:p>472.4</text:p>
          </table:table-cell>
          <table:table-cell office:value-type="float" office:value="0" calcext:value-type="float">
            <text:p>0</text:p>
          </table:table-cell>
          <table:table-cell office:value-type="float" office:value="0.382650686007" calcext:value-type="float">
            <text:p>0.382650686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5" calcext:value-type="float">
            <text:p>472.5</text:p>
          </table:table-cell>
          <table:table-cell office:value-type="float" office:value="0" calcext:value-type="float">
            <text:p>0</text:p>
          </table:table-cell>
          <table:table-cell office:value-type="float" office:value="0.382708887702" calcext:value-type="float">
            <text:p>0.38270888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6" calcext:value-type="float">
            <text:p>472.6</text:p>
          </table:table-cell>
          <table:table-cell office:value-type="float" office:value="0" calcext:value-type="float">
            <text:p>0</text:p>
          </table:table-cell>
          <table:table-cell office:value-type="float" office:value="0.382857153365" calcext:value-type="float">
            <text:p>0.382857153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7" calcext:value-type="float">
            <text:p>472.7</text:p>
          </table:table-cell>
          <table:table-cell office:value-type="float" office:value="0" calcext:value-type="float">
            <text:p>0</text:p>
          </table:table-cell>
          <table:table-cell office:value-type="float" office:value="0.383005447543" calcext:value-type="float">
            <text:p>0.38300544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8" calcext:value-type="float">
            <text:p>472.8</text:p>
          </table:table-cell>
          <table:table-cell office:value-type="float" office:value="0" calcext:value-type="float">
            <text:p>0</text:p>
          </table:table-cell>
          <table:table-cell office:value-type="float" office:value="0.383153770236" calcext:value-type="float">
            <text:p>0.38315377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9" calcext:value-type="float">
            <text:p>472.9</text:p>
          </table:table-cell>
          <table:table-cell office:value-type="float" office:value="0" calcext:value-type="float">
            <text:p>0</text:p>
          </table:table-cell>
          <table:table-cell office:value-type="float" office:value="0.383302121446" calcext:value-type="float">
            <text:p>0.38330212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0.383450501174" calcext:value-type="float">
            <text:p>0.38345050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1" calcext:value-type="float">
            <text:p>473.1</text:p>
          </table:table-cell>
          <table:table-cell office:value-type="float" office:value="0" calcext:value-type="float">
            <text:p>0</text:p>
          </table:table-cell>
          <table:table-cell office:value-type="float" office:value="0.383480469233" calcext:value-type="float">
            <text:p>0.38348046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2" calcext:value-type="float">
            <text:p>473.2</text:p>
          </table:table-cell>
          <table:table-cell office:value-type="float" office:value="0" calcext:value-type="float">
            <text:p>0</text:p>
          </table:table-cell>
          <table:table-cell office:value-type="float" office:value="0.383510436497" calcext:value-type="float">
            <text:p>0.383510436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3" calcext:value-type="float">
            <text:p>473.3</text:p>
          </table:table-cell>
          <table:table-cell office:value-type="float" office:value="0" calcext:value-type="float">
            <text:p>0</text:p>
          </table:table-cell>
          <table:table-cell office:value-type="float" office:value="0.383540402967" calcext:value-type="float">
            <text:p>0.38354040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4" calcext:value-type="float">
            <text:p>473.4</text:p>
          </table:table-cell>
          <table:table-cell office:value-type="float" office:value="0" calcext:value-type="float">
            <text:p>0</text:p>
          </table:table-cell>
          <table:table-cell office:value-type="float" office:value="0.383570368643" calcext:value-type="float">
            <text:p>0.38357036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5" calcext:value-type="float">
            <text:p>473.5</text:p>
          </table:table-cell>
          <table:table-cell office:value-type="float" office:value="0" calcext:value-type="float">
            <text:p>0</text:p>
          </table:table-cell>
          <table:table-cell office:value-type="float" office:value="0.383600333526" calcext:value-type="float">
            <text:p>0.38360033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6" calcext:value-type="float">
            <text:p>473.6</text:p>
          </table:table-cell>
          <table:table-cell office:value-type="float" office:value="0" calcext:value-type="float">
            <text:p>0</text:p>
          </table:table-cell>
          <table:table-cell office:value-type="float" office:value="0.383720457499" calcext:value-type="float">
            <text:p>0.383720457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7" calcext:value-type="float">
            <text:p>473.7</text:p>
          </table:table-cell>
          <table:table-cell office:value-type="float" office:value="0" calcext:value-type="float">
            <text:p>0</text:p>
          </table:table-cell>
          <table:table-cell office:value-type="float" office:value="0.383840594765" calcext:value-type="float">
            <text:p>0.38384059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8" calcext:value-type="float">
            <text:p>473.8</text:p>
          </table:table-cell>
          <table:table-cell office:value-type="float" office:value="0" calcext:value-type="float">
            <text:p>0</text:p>
          </table:table-cell>
          <table:table-cell office:value-type="float" office:value="0.383960745323" calcext:value-type="float">
            <text:p>0.383960745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.9" calcext:value-type="float">
            <text:p>473.9</text:p>
          </table:table-cell>
          <table:table-cell office:value-type="float" office:value="0" calcext:value-type="float">
            <text:p>0</text:p>
          </table:table-cell>
          <table:table-cell office:value-type="float" office:value="0.384080909174" calcext:value-type="float">
            <text:p>0.384080909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0.384201086318" calcext:value-type="float">
            <text:p>0.384201086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1" calcext:value-type="float">
            <text:p>474.1</text:p>
          </table:table-cell>
          <table:table-cell office:value-type="float" office:value="0" calcext:value-type="float">
            <text:p>0</text:p>
          </table:table-cell>
          <table:table-cell office:value-type="float" office:value="0.384234174778" calcext:value-type="float">
            <text:p>0.384234174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2" calcext:value-type="float">
            <text:p>474.2</text:p>
          </table:table-cell>
          <table:table-cell office:value-type="float" office:value="0" calcext:value-type="float">
            <text:p>0</text:p>
          </table:table-cell>
          <table:table-cell office:value-type="float" office:value="0.384267263279" calcext:value-type="float">
            <text:p>0.38426726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3" calcext:value-type="float">
            <text:p>474.3</text:p>
          </table:table-cell>
          <table:table-cell office:value-type="float" office:value="0" calcext:value-type="float">
            <text:p>0</text:p>
          </table:table-cell>
          <table:table-cell office:value-type="float" office:value="0.384300351821" calcext:value-type="float">
            <text:p>0.38430035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4" calcext:value-type="float">
            <text:p>474.4</text:p>
          </table:table-cell>
          <table:table-cell office:value-type="float" office:value="0" calcext:value-type="float">
            <text:p>0</text:p>
          </table:table-cell>
          <table:table-cell office:value-type="float" office:value="0.384333440405" calcext:value-type="float">
            <text:p>0.38433344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5" calcext:value-type="float">
            <text:p>474.5</text:p>
          </table:table-cell>
          <table:table-cell office:value-type="float" office:value="0" calcext:value-type="float">
            <text:p>0</text:p>
          </table:table-cell>
          <table:table-cell office:value-type="float" office:value="0.384366529032" calcext:value-type="float">
            <text:p>0.384366529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6" calcext:value-type="float">
            <text:p>474.6</text:p>
          </table:table-cell>
          <table:table-cell office:value-type="float" office:value="0" calcext:value-type="float">
            <text:p>0</text:p>
          </table:table-cell>
          <table:table-cell office:value-type="float" office:value="0.384399617701" calcext:value-type="float">
            <text:p>0.38439961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7" calcext:value-type="float">
            <text:p>474.7</text:p>
          </table:table-cell>
          <table:table-cell office:value-type="float" office:value="0" calcext:value-type="float">
            <text:p>0</text:p>
          </table:table-cell>
          <table:table-cell office:value-type="float" office:value="0.384432706416" calcext:value-type="float">
            <text:p>0.384432706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8" calcext:value-type="float">
            <text:p>474.8</text:p>
          </table:table-cell>
          <table:table-cell office:value-type="float" office:value="0" calcext:value-type="float">
            <text:p>0</text:p>
          </table:table-cell>
          <table:table-cell office:value-type="float" office:value="0.384465795175" calcext:value-type="float">
            <text:p>0.384465795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9" calcext:value-type="float">
            <text:p>474.9</text:p>
          </table:table-cell>
          <table:table-cell office:value-type="float" office:value="0" calcext:value-type="float">
            <text:p>0</text:p>
          </table:table-cell>
          <table:table-cell office:value-type="float" office:value="0.38449888398" calcext:value-type="float">
            <text:p>0.3844988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0.384531972832" calcext:value-type="float">
            <text:p>0.38453197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1" calcext:value-type="float">
            <text:p>475.1</text:p>
          </table:table-cell>
          <table:table-cell office:value-type="float" office:value="0" calcext:value-type="float">
            <text:p>0</text:p>
          </table:table-cell>
          <table:table-cell office:value-type="float" office:value="0.384687168215" calcext:value-type="float">
            <text:p>0.384687168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2" calcext:value-type="float">
            <text:p>475.2</text:p>
          </table:table-cell>
          <table:table-cell office:value-type="float" office:value="0" calcext:value-type="float">
            <text:p>0</text:p>
          </table:table-cell>
          <table:table-cell office:value-type="float" office:value="0.384842397191" calcext:value-type="float">
            <text:p>0.384842397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3" calcext:value-type="float">
            <text:p>475.3</text:p>
          </table:table-cell>
          <table:table-cell office:value-type="float" office:value="0" calcext:value-type="float">
            <text:p>0</text:p>
          </table:table-cell>
          <table:table-cell office:value-type="float" office:value="0.384997659762" calcext:value-type="float">
            <text:p>0.38499765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4" calcext:value-type="float">
            <text:p>475.4</text:p>
          </table:table-cell>
          <table:table-cell office:value-type="float" office:value="0" calcext:value-type="float">
            <text:p>0</text:p>
          </table:table-cell>
          <table:table-cell office:value-type="float" office:value="0.385152955931" calcext:value-type="float">
            <text:p>0.385152955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5" calcext:value-type="float">
            <text:p>475.5</text:p>
          </table:table-cell>
          <table:table-cell office:value-type="float" office:value="0" calcext:value-type="float">
            <text:p>0</text:p>
          </table:table-cell>
          <table:table-cell office:value-type="float" office:value="0.3853082857" calcext:value-type="float">
            <text:p>0.385308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6" calcext:value-type="float">
            <text:p>475.6</text:p>
          </table:table-cell>
          <table:table-cell office:value-type="float" office:value="0" calcext:value-type="float">
            <text:p>0</text:p>
          </table:table-cell>
          <table:table-cell office:value-type="float" office:value="0.38537329191" calcext:value-type="float">
            <text:p>0.38537329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7" calcext:value-type="float">
            <text:p>475.7</text:p>
          </table:table-cell>
          <table:table-cell office:value-type="float" office:value="0" calcext:value-type="float">
            <text:p>0</text:p>
          </table:table-cell>
          <table:table-cell office:value-type="float" office:value="0.385438301242" calcext:value-type="float">
            <text:p>0.38543830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8" calcext:value-type="float">
            <text:p>475.8</text:p>
          </table:table-cell>
          <table:table-cell office:value-type="float" office:value="0" calcext:value-type="float">
            <text:p>0</text:p>
          </table:table-cell>
          <table:table-cell office:value-type="float" office:value="0.385503313694" calcext:value-type="float">
            <text:p>0.38550331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.9" calcext:value-type="float">
            <text:p>475.9</text:p>
          </table:table-cell>
          <table:table-cell office:value-type="float" office:value="0" calcext:value-type="float">
            <text:p>0</text:p>
          </table:table-cell>
          <table:table-cell office:value-type="float" office:value="0.385568329268" calcext:value-type="float">
            <text:p>0.385568329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0.385633347963" calcext:value-type="float">
            <text:p>0.38563334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1" calcext:value-type="float">
            <text:p>476.1</text:p>
          </table:table-cell>
          <table:table-cell office:value-type="float" office:value="0" calcext:value-type="float">
            <text:p>0</text:p>
          </table:table-cell>
          <table:table-cell office:value-type="float" office:value="0.385748858873" calcext:value-type="float">
            <text:p>0.385748858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2" calcext:value-type="float">
            <text:p>476.2</text:p>
          </table:table-cell>
          <table:table-cell office:value-type="float" office:value="0" calcext:value-type="float">
            <text:p>0</text:p>
          </table:table-cell>
          <table:table-cell office:value-type="float" office:value="0.385864380532" calcext:value-type="float">
            <text:p>0.38586438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3" calcext:value-type="float">
            <text:p>476.3</text:p>
          </table:table-cell>
          <table:table-cell office:value-type="float" office:value="0" calcext:value-type="float">
            <text:p>0</text:p>
          </table:table-cell>
          <table:table-cell office:value-type="float" office:value="0.385979912941" calcext:value-type="float">
            <text:p>0.38597991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4" calcext:value-type="float">
            <text:p>476.4</text:p>
          </table:table-cell>
          <table:table-cell office:value-type="float" office:value="0" calcext:value-type="float">
            <text:p>0</text:p>
          </table:table-cell>
          <table:table-cell office:value-type="float" office:value="0.386095456099" calcext:value-type="float">
            <text:p>0.386095456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5" calcext:value-type="float">
            <text:p>476.5</text:p>
          </table:table-cell>
          <table:table-cell office:value-type="float" office:value="0" calcext:value-type="float">
            <text:p>0</text:p>
          </table:table-cell>
          <table:table-cell office:value-type="float" office:value="0.386211010006" calcext:value-type="float">
            <text:p>0.38621101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6" calcext:value-type="float">
            <text:p>476.6</text:p>
          </table:table-cell>
          <table:table-cell office:value-type="float" office:value="0" calcext:value-type="float">
            <text:p>0</text:p>
          </table:table-cell>
          <table:table-cell office:value-type="float" office:value="0.386236121238" calcext:value-type="float">
            <text:p>0.38623612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7" calcext:value-type="float">
            <text:p>476.7</text:p>
          </table:table-cell>
          <table:table-cell office:value-type="float" office:value="0" calcext:value-type="float">
            <text:p>0</text:p>
          </table:table-cell>
          <table:table-cell office:value-type="float" office:value="0.386261231459" calcext:value-type="float">
            <text:p>0.38626123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8" calcext:value-type="float">
            <text:p>476.8</text:p>
          </table:table-cell>
          <table:table-cell office:value-type="float" office:value="0" calcext:value-type="float">
            <text:p>0</text:p>
          </table:table-cell>
          <table:table-cell office:value-type="float" office:value="0.386286340669" calcext:value-type="float">
            <text:p>0.38628634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.9" calcext:value-type="float">
            <text:p>476.9</text:p>
          </table:table-cell>
          <table:table-cell office:value-type="float" office:value="0" calcext:value-type="float">
            <text:p>0</text:p>
          </table:table-cell>
          <table:table-cell office:value-type="float" office:value="0.386311448869" calcext:value-type="float">
            <text:p>0.38631144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0.38633655606" calcext:value-type="float">
            <text:p>0.38633655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1" calcext:value-type="float">
            <text:p>477.1</text:p>
          </table:table-cell>
          <table:table-cell office:value-type="float" office:value="0" calcext:value-type="float">
            <text:p>0</text:p>
          </table:table-cell>
          <table:table-cell office:value-type="float" office:value="0.386408526874" calcext:value-type="float">
            <text:p>0.386408526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2" calcext:value-type="float">
            <text:p>477.2</text:p>
          </table:table-cell>
          <table:table-cell office:value-type="float" office:value="0" calcext:value-type="float">
            <text:p>0</text:p>
          </table:table-cell>
          <table:table-cell office:value-type="float" office:value="0.386480502856" calcext:value-type="float">
            <text:p>0.38648050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3" calcext:value-type="float">
            <text:p>477.3</text:p>
          </table:table-cell>
          <table:table-cell office:value-type="float" office:value="0" calcext:value-type="float">
            <text:p>0</text:p>
          </table:table-cell>
          <table:table-cell office:value-type="float" office:value="0.386552484007" calcext:value-type="float">
            <text:p>0.386552484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4" calcext:value-type="float">
            <text:p>477.4</text:p>
          </table:table-cell>
          <table:table-cell office:value-type="float" office:value="0" calcext:value-type="float">
            <text:p>0</text:p>
          </table:table-cell>
          <table:table-cell office:value-type="float" office:value="0.386624470329" calcext:value-type="float">
            <text:p>0.38662447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0" calcext:value-type="float">
            <text:p>0</text:p>
          </table:table-cell>
          <table:table-cell office:value-type="float" office:value="0.38669646182" calcext:value-type="float">
            <text:p>0.38669646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6" calcext:value-type="float">
            <text:p>477.6</text:p>
          </table:table-cell>
          <table:table-cell office:value-type="float" office:value="0" calcext:value-type="float">
            <text:p>0</text:p>
          </table:table-cell>
          <table:table-cell office:value-type="float" office:value="0.386859036575" calcext:value-type="float">
            <text:p>0.386859036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7" calcext:value-type="float">
            <text:p>477.7</text:p>
          </table:table-cell>
          <table:table-cell office:value-type="float" office:value="0" calcext:value-type="float">
            <text:p>0</text:p>
          </table:table-cell>
          <table:table-cell office:value-type="float" office:value="0.387021650226" calcext:value-type="float">
            <text:p>0.38702165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8" calcext:value-type="float">
            <text:p>477.8</text:p>
          </table:table-cell>
          <table:table-cell office:value-type="float" office:value="0" calcext:value-type="float">
            <text:p>0</text:p>
          </table:table-cell>
          <table:table-cell office:value-type="float" office:value="0.387184302776" calcext:value-type="float">
            <text:p>0.38718430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9" calcext:value-type="float">
            <text:p>477.9</text:p>
          </table:table-cell>
          <table:table-cell office:value-type="float" office:value="0" calcext:value-type="float">
            <text:p>0</text:p>
          </table:table-cell>
          <table:table-cell office:value-type="float" office:value="0.387346994229" calcext:value-type="float">
            <text:p>0.387346994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0.387509724591" calcext:value-type="float">
            <text:p>0.387509724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1" calcext:value-type="float">
            <text:p>478.1</text:p>
          </table:table-cell>
          <table:table-cell office:value-type="float" office:value="0" calcext:value-type="float">
            <text:p>0</text:p>
          </table:table-cell>
          <table:table-cell office:value-type="float" office:value="0.387534393154" calcext:value-type="float">
            <text:p>0.38753439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2" calcext:value-type="float">
            <text:p>478.2</text:p>
          </table:table-cell>
          <table:table-cell office:value-type="float" office:value="0" calcext:value-type="float">
            <text:p>0</text:p>
          </table:table-cell>
          <table:table-cell office:value-type="float" office:value="0.387559060712" calcext:value-type="float">
            <text:p>0.38755906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3" calcext:value-type="float">
            <text:p>478.3</text:p>
          </table:table-cell>
          <table:table-cell office:value-type="float" office:value="0" calcext:value-type="float">
            <text:p>0</text:p>
          </table:table-cell>
          <table:table-cell office:value-type="float" office:value="0.387583727265" calcext:value-type="float">
            <text:p>0.387583727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4" calcext:value-type="float">
            <text:p>478.4</text:p>
          </table:table-cell>
          <table:table-cell office:value-type="float" office:value="0" calcext:value-type="float">
            <text:p>0</text:p>
          </table:table-cell>
          <table:table-cell office:value-type="float" office:value="0.387608392814" calcext:value-type="float">
            <text:p>0.38760839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5" calcext:value-type="float">
            <text:p>478.5</text:p>
          </table:table-cell>
          <table:table-cell office:value-type="float" office:value="0" calcext:value-type="float">
            <text:p>0</text:p>
          </table:table-cell>
          <table:table-cell office:value-type="float" office:value="0.38763305736" calcext:value-type="float">
            <text:p>0.38763305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6" calcext:value-type="float">
            <text:p>478.6</text:p>
          </table:table-cell>
          <table:table-cell office:value-type="float" office:value="0" calcext:value-type="float">
            <text:p>0</text:p>
          </table:table-cell>
          <table:table-cell office:value-type="float" office:value="0.387657720904" calcext:value-type="float">
            <text:p>0.38765772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7" calcext:value-type="float">
            <text:p>478.7</text:p>
          </table:table-cell>
          <table:table-cell office:value-type="float" office:value="0" calcext:value-type="float">
            <text:p>0</text:p>
          </table:table-cell>
          <table:table-cell office:value-type="float" office:value="0.387682383446" calcext:value-type="float">
            <text:p>0.387682383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8" calcext:value-type="float">
            <text:p>478.8</text:p>
          </table:table-cell>
          <table:table-cell office:value-type="float" office:value="0" calcext:value-type="float">
            <text:p>0</text:p>
          </table:table-cell>
          <table:table-cell office:value-type="float" office:value="0.387707044989" calcext:value-type="float">
            <text:p>0.387707044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9" calcext:value-type="float">
            <text:p>478.9</text:p>
          </table:table-cell>
          <table:table-cell office:value-type="float" office:value="0" calcext:value-type="float">
            <text:p>0</text:p>
          </table:table-cell>
          <table:table-cell office:value-type="float" office:value="0.38773170553" calcext:value-type="float">
            <text:p>0.3877317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0.387756365074" calcext:value-type="float">
            <text:p>0.387756365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1" calcext:value-type="float">
            <text:p>479.1</text:p>
          </table:table-cell>
          <table:table-cell office:value-type="float" office:value="0" calcext:value-type="float">
            <text:p>0</text:p>
          </table:table-cell>
          <table:table-cell office:value-type="float" office:value="0.387776405843" calcext:value-type="float">
            <text:p>0.387776405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2" calcext:value-type="float">
            <text:p>479.2</text:p>
          </table:table-cell>
          <table:table-cell office:value-type="float" office:value="0" calcext:value-type="float">
            <text:p>0</text:p>
          </table:table-cell>
          <table:table-cell office:value-type="float" office:value="0.387796445293" calcext:value-type="float">
            <text:p>0.387796445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3" calcext:value-type="float">
            <text:p>479.3</text:p>
          </table:table-cell>
          <table:table-cell office:value-type="float" office:value="0" calcext:value-type="float">
            <text:p>0</text:p>
          </table:table-cell>
          <table:table-cell office:value-type="float" office:value="0.387816483423" calcext:value-type="float">
            <text:p>0.387816483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4" calcext:value-type="float">
            <text:p>479.4</text:p>
          </table:table-cell>
          <table:table-cell office:value-type="float" office:value="0" calcext:value-type="float">
            <text:p>0</text:p>
          </table:table-cell>
          <table:table-cell office:value-type="float" office:value="0.387836520234" calcext:value-type="float">
            <text:p>0.38783652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5" calcext:value-type="float">
            <text:p>479.5</text:p>
          </table:table-cell>
          <table:table-cell office:value-type="float" office:value="0" calcext:value-type="float">
            <text:p>0</text:p>
          </table:table-cell>
          <table:table-cell office:value-type="float" office:value="0.387856555728" calcext:value-type="float">
            <text:p>0.387856555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0.387876589905" calcext:value-type="float">
            <text:p>0.387876589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7" calcext:value-type="float">
            <text:p>479.7</text:p>
          </table:table-cell>
          <table:table-cell office:value-type="float" office:value="0" calcext:value-type="float">
            <text:p>0</text:p>
          </table:table-cell>
          <table:table-cell office:value-type="float" office:value="0.387896622767" calcext:value-type="float">
            <text:p>0.38789662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8" calcext:value-type="float">
            <text:p>479.8</text:p>
          </table:table-cell>
          <table:table-cell office:value-type="float" office:value="0" calcext:value-type="float">
            <text:p>0</text:p>
          </table:table-cell>
          <table:table-cell office:value-type="float" office:value="0.387916654313" calcext:value-type="float">
            <text:p>0.387916654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.9" calcext:value-type="float">
            <text:p>479.9</text:p>
          </table:table-cell>
          <table:table-cell office:value-type="float" office:value="0" calcext:value-type="float">
            <text:p>0</text:p>
          </table:table-cell>
          <table:table-cell office:value-type="float" office:value="0.387936684545" calcext:value-type="float">
            <text:p>0.38793668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0.387956713463" calcext:value-type="float">
            <text:p>0.387956713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1" calcext:value-type="float">
            <text:p>480.1</text:p>
          </table:table-cell>
          <table:table-cell office:value-type="float" office:value="0" calcext:value-type="float">
            <text:p>0</text:p>
          </table:table-cell>
          <table:table-cell office:value-type="float" office:value="0.38811352807" calcext:value-type="float">
            <text:p>0.3881135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2" calcext:value-type="float">
            <text:p>480.2</text:p>
          </table:table-cell>
          <table:table-cell office:value-type="float" office:value="0" calcext:value-type="float">
            <text:p>0</text:p>
          </table:table-cell>
          <table:table-cell office:value-type="float" office:value="0.388270376772" calcext:value-type="float">
            <text:p>0.388270376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3" calcext:value-type="float">
            <text:p>480.3</text:p>
          </table:table-cell>
          <table:table-cell office:value-type="float" office:value="0" calcext:value-type="float">
            <text:p>0</text:p>
          </table:table-cell>
          <table:table-cell office:value-type="float" office:value="0.388427259573" calcext:value-type="float">
            <text:p>0.388427259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4" calcext:value-type="float">
            <text:p>480.4</text:p>
          </table:table-cell>
          <table:table-cell office:value-type="float" office:value="0" calcext:value-type="float">
            <text:p>0</text:p>
          </table:table-cell>
          <table:table-cell office:value-type="float" office:value="0.388584176475" calcext:value-type="float">
            <text:p>0.38858417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5" calcext:value-type="float">
            <text:p>480.5</text:p>
          </table:table-cell>
          <table:table-cell office:value-type="float" office:value="0" calcext:value-type="float">
            <text:p>0</text:p>
          </table:table-cell>
          <table:table-cell office:value-type="float" office:value="0.388741127482" calcext:value-type="float">
            <text:p>0.388741127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6" calcext:value-type="float">
            <text:p>480.6</text:p>
          </table:table-cell>
          <table:table-cell office:value-type="float" office:value="0" calcext:value-type="float">
            <text:p>0</text:p>
          </table:table-cell>
          <table:table-cell office:value-type="float" office:value="0.388807269774" calcext:value-type="float">
            <text:p>0.388807269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7" calcext:value-type="float">
            <text:p>480.7</text:p>
          </table:table-cell>
          <table:table-cell office:value-type="float" office:value="0" calcext:value-type="float">
            <text:p>0</text:p>
          </table:table-cell>
          <table:table-cell office:value-type="float" office:value="0.388873415267" calcext:value-type="float">
            <text:p>0.388873415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8" calcext:value-type="float">
            <text:p>480.8</text:p>
          </table:table-cell>
          <table:table-cell office:value-type="float" office:value="0" calcext:value-type="float">
            <text:p>0</text:p>
          </table:table-cell>
          <table:table-cell office:value-type="float" office:value="0.388939563961" calcext:value-type="float">
            <text:p>0.388939563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9" calcext:value-type="float">
            <text:p>480.9</text:p>
          </table:table-cell>
          <table:table-cell office:value-type="float" office:value="0" calcext:value-type="float">
            <text:p>0</text:p>
          </table:table-cell>
          <table:table-cell office:value-type="float" office:value="0.389005715854" calcext:value-type="float">
            <text:p>0.389005715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0.389071870949" calcext:value-type="float">
            <text:p>0.38907187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1" calcext:value-type="float">
            <text:p>481.1</text:p>
          </table:table-cell>
          <table:table-cell office:value-type="float" office:value="0" calcext:value-type="float">
            <text:p>0</text:p>
          </table:table-cell>
          <table:table-cell office:value-type="float" office:value="0.38918492972" calcext:value-type="float">
            <text:p>0.3891849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2" calcext:value-type="float">
            <text:p>481.2</text:p>
          </table:table-cell>
          <table:table-cell office:value-type="float" office:value="0" calcext:value-type="float">
            <text:p>0</text:p>
          </table:table-cell>
          <table:table-cell office:value-type="float" office:value="0.389297997628" calcext:value-type="float">
            <text:p>0.38929799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3" calcext:value-type="float">
            <text:p>481.3</text:p>
          </table:table-cell>
          <table:table-cell office:value-type="float" office:value="0" calcext:value-type="float">
            <text:p>0</text:p>
          </table:table-cell>
          <table:table-cell office:value-type="float" office:value="0.389411074674" calcext:value-type="float">
            <text:p>0.389411074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4" calcext:value-type="float">
            <text:p>481.4</text:p>
          </table:table-cell>
          <table:table-cell office:value-type="float" office:value="0" calcext:value-type="float">
            <text:p>0</text:p>
          </table:table-cell>
          <table:table-cell office:value-type="float" office:value="0.389524160858" calcext:value-type="float">
            <text:p>0.38952416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5" calcext:value-type="float">
            <text:p>481.5</text:p>
          </table:table-cell>
          <table:table-cell office:value-type="float" office:value="0" calcext:value-type="float">
            <text:p>0</text:p>
          </table:table-cell>
          <table:table-cell office:value-type="float" office:value="0.38963725618" calcext:value-type="float">
            <text:p>0.38963725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6" calcext:value-type="float">
            <text:p>481.6</text:p>
          </table:table-cell>
          <table:table-cell office:value-type="float" office:value="0" calcext:value-type="float">
            <text:p>0</text:p>
          </table:table-cell>
          <table:table-cell office:value-type="float" office:value="0.38965942495" calcext:value-type="float">
            <text:p>0.3896594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7" calcext:value-type="float">
            <text:p>481.7</text:p>
          </table:table-cell>
          <table:table-cell office:value-type="float" office:value="0" calcext:value-type="float">
            <text:p>0</text:p>
          </table:table-cell>
          <table:table-cell office:value-type="float" office:value="0.389681592512" calcext:value-type="float">
            <text:p>0.38968159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8" calcext:value-type="float">
            <text:p>481.8</text:p>
          </table:table-cell>
          <table:table-cell office:value-type="float" office:value="0" calcext:value-type="float">
            <text:p>0</text:p>
          </table:table-cell>
          <table:table-cell office:value-type="float" office:value="0.389703758866" calcext:value-type="float">
            <text:p>0.389703758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.9" calcext:value-type="float">
            <text:p>481.9</text:p>
          </table:table-cell>
          <table:table-cell office:value-type="float" office:value="0" calcext:value-type="float">
            <text:p>0</text:p>
          </table:table-cell>
          <table:table-cell office:value-type="float" office:value="0.389725924013" calcext:value-type="float">
            <text:p>0.389725924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0.389748087953" calcext:value-type="float">
            <text:p>0.389748087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1" calcext:value-type="float">
            <text:p>482.1</text:p>
          </table:table-cell>
          <table:table-cell office:value-type="float" office:value="0" calcext:value-type="float">
            <text:p>0</text:p>
          </table:table-cell>
          <table:table-cell office:value-type="float" office:value="0.389924034965" calcext:value-type="float">
            <text:p>0.38992403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2" calcext:value-type="float">
            <text:p>482.2</text:p>
          </table:table-cell>
          <table:table-cell office:value-type="float" office:value="0" calcext:value-type="float">
            <text:p>0</text:p>
          </table:table-cell>
          <table:table-cell office:value-type="float" office:value="0.39010002984" calcext:value-type="float">
            <text:p>0.3901000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3" calcext:value-type="float">
            <text:p>482.3</text:p>
          </table:table-cell>
          <table:table-cell office:value-type="float" office:value="0" calcext:value-type="float">
            <text:p>0</text:p>
          </table:table-cell>
          <table:table-cell office:value-type="float" office:value="0.390276072583" calcext:value-type="float">
            <text:p>0.39027607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4" calcext:value-type="float">
            <text:p>482.4</text:p>
          </table:table-cell>
          <table:table-cell office:value-type="float" office:value="0" calcext:value-type="float">
            <text:p>0</text:p>
          </table:table-cell>
          <table:table-cell office:value-type="float" office:value="0.3904521632" calcext:value-type="float">
            <text:p>0.390452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5" calcext:value-type="float">
            <text:p>482.5</text:p>
          </table:table-cell>
          <table:table-cell office:value-type="float" office:value="0" calcext:value-type="float">
            <text:p>0</text:p>
          </table:table-cell>
          <table:table-cell office:value-type="float" office:value="0.390628301698" calcext:value-type="float">
            <text:p>0.39062830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6" calcext:value-type="float">
            <text:p>482.6</text:p>
          </table:table-cell>
          <table:table-cell office:value-type="float" office:value="0" calcext:value-type="float">
            <text:p>0</text:p>
          </table:table-cell>
          <table:table-cell office:value-type="float" office:value="0.390713412695" calcext:value-type="float">
            <text:p>0.39071341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7" calcext:value-type="float">
            <text:p>482.7</text:p>
          </table:table-cell>
          <table:table-cell office:value-type="float" office:value="0" calcext:value-type="float">
            <text:p>0</text:p>
          </table:table-cell>
          <table:table-cell office:value-type="float" office:value="0.390798531901" calcext:value-type="float">
            <text:p>0.39079853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8" calcext:value-type="float">
            <text:p>482.8</text:p>
          </table:table-cell>
          <table:table-cell office:value-type="float" office:value="0" calcext:value-type="float">
            <text:p>0</text:p>
          </table:table-cell>
          <table:table-cell office:value-type="float" office:value="0.390883659317" calcext:value-type="float">
            <text:p>0.390883659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9" calcext:value-type="float">
            <text:p>482.9</text:p>
          </table:table-cell>
          <table:table-cell office:value-type="float" office:value="0" calcext:value-type="float">
            <text:p>0</text:p>
          </table:table-cell>
          <table:table-cell office:value-type="float" office:value="0.390968794943" calcext:value-type="float">
            <text:p>0.390968794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0.39105393878" calcext:value-type="float">
            <text:p>0.39105393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1" calcext:value-type="float">
            <text:p>483.1</text:p>
          </table:table-cell>
          <table:table-cell office:value-type="float" office:value="0" calcext:value-type="float">
            <text:p>0</text:p>
          </table:table-cell>
          <table:table-cell office:value-type="float" office:value="0.391160651083" calcext:value-type="float">
            <text:p>0.39116065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2" calcext:value-type="float">
            <text:p>483.2</text:p>
          </table:table-cell>
          <table:table-cell office:value-type="float" office:value="0" calcext:value-type="float">
            <text:p>0</text:p>
          </table:table-cell>
          <table:table-cell office:value-type="float" office:value="0.391267369113" calcext:value-type="float">
            <text:p>0.391267369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3" calcext:value-type="float">
            <text:p>483.3</text:p>
          </table:table-cell>
          <table:table-cell office:value-type="float" office:value="0" calcext:value-type="float">
            <text:p>0</text:p>
          </table:table-cell>
          <table:table-cell office:value-type="float" office:value="0.391374092869" calcext:value-type="float">
            <text:p>0.39137409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4" calcext:value-type="float">
            <text:p>483.4</text:p>
          </table:table-cell>
          <table:table-cell office:value-type="float" office:value="0" calcext:value-type="float">
            <text:p>0</text:p>
          </table:table-cell>
          <table:table-cell office:value-type="float" office:value="0.391480822352" calcext:value-type="float">
            <text:p>0.39148082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5" calcext:value-type="float">
            <text:p>483.5</text:p>
          </table:table-cell>
          <table:table-cell office:value-type="float" office:value="0" calcext:value-type="float">
            <text:p>0</text:p>
          </table:table-cell>
          <table:table-cell office:value-type="float" office:value="0.391587557561" calcext:value-type="float">
            <text:p>0.39158755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6" calcext:value-type="float">
            <text:p>483.6</text:p>
          </table:table-cell>
          <table:table-cell office:value-type="float" office:value="0" calcext:value-type="float">
            <text:p>0</text:p>
          </table:table-cell>
          <table:table-cell office:value-type="float" office:value="0.39169478174" calcext:value-type="float">
            <text:p>0.39169478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7" calcext:value-type="float">
            <text:p>483.7</text:p>
          </table:table-cell>
          <table:table-cell office:value-type="float" office:value="0" calcext:value-type="float">
            <text:p>0</text:p>
          </table:table-cell>
          <table:table-cell office:value-type="float" office:value="0.391802322651" calcext:value-type="float">
            <text:p>0.39180232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8" calcext:value-type="float">
            <text:p>483.8</text:p>
          </table:table-cell>
          <table:table-cell office:value-type="float" office:value="0" calcext:value-type="float">
            <text:p>0</text:p>
          </table:table-cell>
          <table:table-cell office:value-type="float" office:value="0.391910019776" calcext:value-type="float">
            <text:p>0.391910019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9" calcext:value-type="float">
            <text:p>483.9</text:p>
          </table:table-cell>
          <table:table-cell office:value-type="float" office:value="0" calcext:value-type="float">
            <text:p>0</text:p>
          </table:table-cell>
          <table:table-cell office:value-type="float" office:value="0.392017724334" calcext:value-type="float">
            <text:p>0.392017724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0.392125299297" calcext:value-type="float">
            <text:p>0.392125299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1" calcext:value-type="float">
            <text:p>484.1</text:p>
          </table:table-cell>
          <table:table-cell office:value-type="float" office:value="0" calcext:value-type="float">
            <text:p>0</text:p>
          </table:table-cell>
          <table:table-cell office:value-type="float" office:value="0.392146680658" calcext:value-type="float">
            <text:p>0.39214668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2" calcext:value-type="float">
            <text:p>484.2</text:p>
          </table:table-cell>
          <table:table-cell office:value-type="float" office:value="0" calcext:value-type="float">
            <text:p>0</text:p>
          </table:table-cell>
          <table:table-cell office:value-type="float" office:value="0.392167686795" calcext:value-type="float">
            <text:p>0.392167686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3" calcext:value-type="float">
            <text:p>484.3</text:p>
          </table:table-cell>
          <table:table-cell office:value-type="float" office:value="0" calcext:value-type="float">
            <text:p>0</text:p>
          </table:table-cell>
          <table:table-cell office:value-type="float" office:value="0.392188216349" calcext:value-type="float">
            <text:p>0.392188216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4" calcext:value-type="float">
            <text:p>484.4</text:p>
          </table:table-cell>
          <table:table-cell office:value-type="float" office:value="0" calcext:value-type="float">
            <text:p>0</text:p>
          </table:table-cell>
          <table:table-cell office:value-type="float" office:value="0.392208179859" calcext:value-type="float">
            <text:p>0.392208179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5" calcext:value-type="float">
            <text:p>484.5</text:p>
          </table:table-cell>
          <table:table-cell office:value-type="float" office:value="0" calcext:value-type="float">
            <text:p>0</text:p>
          </table:table-cell>
          <table:table-cell office:value-type="float" office:value="0.392227499769" calcext:value-type="float">
            <text:p>0.392227499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6" calcext:value-type="float">
            <text:p>484.6</text:p>
          </table:table-cell>
          <table:table-cell office:value-type="float" office:value="0" calcext:value-type="float">
            <text:p>0</text:p>
          </table:table-cell>
          <table:table-cell office:value-type="float" office:value="0.392337330449" calcext:value-type="float">
            <text:p>0.39233733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7" calcext:value-type="float">
            <text:p>484.7</text:p>
          </table:table-cell>
          <table:table-cell office:value-type="float" office:value="0" calcext:value-type="float">
            <text:p>0</text:p>
          </table:table-cell>
          <table:table-cell office:value-type="float" office:value="0.392446406433" calcext:value-type="float">
            <text:p>0.39244640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8" calcext:value-type="float">
            <text:p>484.8</text:p>
          </table:table-cell>
          <table:table-cell office:value-type="float" office:value="0" calcext:value-type="float">
            <text:p>0</text:p>
          </table:table-cell>
          <table:table-cell office:value-type="float" office:value="0.392554685329" calcext:value-type="float">
            <text:p>0.392554685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9" calcext:value-type="float">
            <text:p>484.9</text:p>
          </table:table-cell>
          <table:table-cell office:value-type="float" office:value="0" calcext:value-type="float">
            <text:p>0</text:p>
          </table:table-cell>
          <table:table-cell office:value-type="float" office:value="0.392662136632" calcext:value-type="float">
            <text:p>0.392662136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0.392768741745" calcext:value-type="float">
            <text:p>0.39276874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1" calcext:value-type="float">
            <text:p>485.1</text:p>
          </table:table-cell>
          <table:table-cell office:value-type="float" office:value="0" calcext:value-type="float">
            <text:p>0</text:p>
          </table:table-cell>
          <table:table-cell office:value-type="float" office:value="0.392776076752" calcext:value-type="float">
            <text:p>0.392776076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2" calcext:value-type="float">
            <text:p>485.2</text:p>
          </table:table-cell>
          <table:table-cell office:value-type="float" office:value="0" calcext:value-type="float">
            <text:p>0</text:p>
          </table:table-cell>
          <table:table-cell office:value-type="float" office:value="0.392782557409" calcext:value-type="float">
            <text:p>0.392782557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3" calcext:value-type="float">
            <text:p>485.3</text:p>
          </table:table-cell>
          <table:table-cell office:value-type="float" office:value="0" calcext:value-type="float">
            <text:p>0</text:p>
          </table:table-cell>
          <table:table-cell office:value-type="float" office:value="0.392788201564" calcext:value-type="float">
            <text:p>0.39278820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4" calcext:value-type="float">
            <text:p>485.4</text:p>
          </table:table-cell>
          <table:table-cell office:value-type="float" office:value="0" calcext:value-type="float">
            <text:p>0</text:p>
          </table:table-cell>
          <table:table-cell office:value-type="float" office:value="0.392793039006" calcext:value-type="float">
            <text:p>0.392793039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5" calcext:value-type="float">
            <text:p>485.5</text:p>
          </table:table-cell>
          <table:table-cell office:value-type="float" office:value="0" calcext:value-type="float">
            <text:p>0</text:p>
          </table:table-cell>
          <table:table-cell office:value-type="float" office:value="0.392797111467" calcext:value-type="float">
            <text:p>0.39279711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6" calcext:value-type="float">
            <text:p>485.6</text:p>
          </table:table-cell>
          <table:table-cell office:value-type="float" office:value="0" calcext:value-type="float">
            <text:p>0</text:p>
          </table:table-cell>
          <table:table-cell office:value-type="float" office:value="0.392891877077" calcext:value-type="float">
            <text:p>0.39289187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7" calcext:value-type="float">
            <text:p>485.7</text:p>
          </table:table-cell>
          <table:table-cell office:value-type="float" office:value="0" calcext:value-type="float">
            <text:p>0</text:p>
          </table:table-cell>
          <table:table-cell office:value-type="float" office:value="0.392986102254" calcext:value-type="float">
            <text:p>0.39298610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8" calcext:value-type="float">
            <text:p>485.8</text:p>
          </table:table-cell>
          <table:table-cell office:value-type="float" office:value="0" calcext:value-type="float">
            <text:p>0</text:p>
          </table:table-cell>
          <table:table-cell office:value-type="float" office:value="0.393079810479" calcext:value-type="float">
            <text:p>0.39307981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.9" calcext:value-type="float">
            <text:p>485.9</text:p>
          </table:table-cell>
          <table:table-cell office:value-type="float" office:value="0" calcext:value-type="float">
            <text:p>0</text:p>
          </table:table-cell>
          <table:table-cell office:value-type="float" office:value="0.393173041189" calcext:value-type="float">
            <text:p>0.39317304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0.393265849799" calcext:value-type="float">
            <text:p>0.393265849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1" calcext:value-type="float">
            <text:p>486.1</text:p>
          </table:table-cell>
          <table:table-cell office:value-type="float" office:value="0" calcext:value-type="float">
            <text:p>0</text:p>
          </table:table-cell>
          <table:table-cell office:value-type="float" office:value="0.393373494008" calcext:value-type="float">
            <text:p>0.393373494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2" calcext:value-type="float">
            <text:p>486.2</text:p>
          </table:table-cell>
          <table:table-cell office:value-type="float" office:value="0" calcext:value-type="float">
            <text:p>0</text:p>
          </table:table-cell>
          <table:table-cell office:value-type="float" office:value="0.393480881494" calcext:value-type="float">
            <text:p>0.39348088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3" calcext:value-type="float">
            <text:p>486.3</text:p>
          </table:table-cell>
          <table:table-cell office:value-type="float" office:value="0" calcext:value-type="float">
            <text:p>0</text:p>
          </table:table-cell>
          <table:table-cell office:value-type="float" office:value="0.393588115698" calcext:value-type="float">
            <text:p>0.393588115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4" calcext:value-type="float">
            <text:p>486.4</text:p>
          </table:table-cell>
          <table:table-cell office:value-type="float" office:value="0" calcext:value-type="float">
            <text:p>0</text:p>
          </table:table-cell>
          <table:table-cell office:value-type="float" office:value="0.39369531613" calcext:value-type="float">
            <text:p>0.3936953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5" calcext:value-type="float">
            <text:p>486.5</text:p>
          </table:table-cell>
          <table:table-cell office:value-type="float" office:value="0" calcext:value-type="float">
            <text:p>0</text:p>
          </table:table-cell>
          <table:table-cell office:value-type="float" office:value="0.393802618396" calcext:value-type="float">
            <text:p>0.393802618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6" calcext:value-type="float">
            <text:p>486.6</text:p>
          </table:table-cell>
          <table:table-cell office:value-type="float" office:value="0" calcext:value-type="float">
            <text:p>0</text:p>
          </table:table-cell>
          <table:table-cell office:value-type="float" office:value="0.393818744795" calcext:value-type="float">
            <text:p>0.39381874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7" calcext:value-type="float">
            <text:p>486.7</text:p>
          </table:table-cell>
          <table:table-cell office:value-type="float" office:value="0" calcext:value-type="float">
            <text:p>0</text:p>
          </table:table-cell>
          <table:table-cell office:value-type="float" office:value="0.393834509203" calcext:value-type="float">
            <text:p>0.393834509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8" calcext:value-type="float">
            <text:p>486.8</text:p>
          </table:table-cell>
          <table:table-cell office:value-type="float" office:value="0" calcext:value-type="float">
            <text:p>0</text:p>
          </table:table-cell>
          <table:table-cell office:value-type="float" office:value="0.393849951468" calcext:value-type="float">
            <text:p>0.39384995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.9" calcext:value-type="float">
            <text:p>486.9</text:p>
          </table:table-cell>
          <table:table-cell office:value-type="float" office:value="0" calcext:value-type="float">
            <text:p>0</text:p>
          </table:table-cell>
          <table:table-cell office:value-type="float" office:value="0.393865111448" calcext:value-type="float">
            <text:p>0.39386511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0.393880029012" calcext:value-type="float">
            <text:p>0.393880029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1" calcext:value-type="float">
            <text:p>487.1</text:p>
          </table:table-cell>
          <table:table-cell office:value-type="float" office:value="0" calcext:value-type="float">
            <text:p>0</text:p>
          </table:table-cell>
          <table:table-cell office:value-type="float" office:value="0.39397951813" calcext:value-type="float">
            <text:p>0.3939795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2" calcext:value-type="float">
            <text:p>487.2</text:p>
          </table:table-cell>
          <table:table-cell office:value-type="float" office:value="0" calcext:value-type="float">
            <text:p>0</text:p>
          </table:table-cell>
          <table:table-cell office:value-type="float" office:value="0.394078849045" calcext:value-type="float">
            <text:p>0.394078849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3" calcext:value-type="float">
            <text:p>487.3</text:p>
          </table:table-cell>
          <table:table-cell office:value-type="float" office:value="0" calcext:value-type="float">
            <text:p>0</text:p>
          </table:table-cell>
          <table:table-cell office:value-type="float" office:value="0.394178061569" calcext:value-type="float">
            <text:p>0.39417806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4" calcext:value-type="float">
            <text:p>487.4</text:p>
          </table:table-cell>
          <table:table-cell office:value-type="float" office:value="0" calcext:value-type="float">
            <text:p>0</text:p>
          </table:table-cell>
          <table:table-cell office:value-type="float" office:value="0.394277195559" calcext:value-type="float">
            <text:p>0.394277195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5" calcext:value-type="float">
            <text:p>487.5</text:p>
          </table:table-cell>
          <table:table-cell office:value-type="float" office:value="0" calcext:value-type="float">
            <text:p>0</text:p>
          </table:table-cell>
          <table:table-cell office:value-type="float" office:value="0.394376290916" calcext:value-type="float">
            <text:p>0.39437629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6" calcext:value-type="float">
            <text:p>487.6</text:p>
          </table:table-cell>
          <table:table-cell office:value-type="float" office:value="0" calcext:value-type="float">
            <text:p>0</text:p>
          </table:table-cell>
          <table:table-cell office:value-type="float" office:value="0.394384094965" calcext:value-type="float">
            <text:p>0.39438409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7" calcext:value-type="float">
            <text:p>487.7</text:p>
          </table:table-cell>
          <table:table-cell office:value-type="float" office:value="0" calcext:value-type="float">
            <text:p>0</text:p>
          </table:table-cell>
          <table:table-cell office:value-type="float" office:value="0.394391936677" calcext:value-type="float">
            <text:p>0.394391936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8" calcext:value-type="float">
            <text:p>487.8</text:p>
          </table:table-cell>
          <table:table-cell office:value-type="float" office:value="0" calcext:value-type="float">
            <text:p>0</text:p>
          </table:table-cell>
          <table:table-cell office:value-type="float" office:value="0.394399856025" calcext:value-type="float">
            <text:p>0.394399856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9" calcext:value-type="float">
            <text:p>487.9</text:p>
          </table:table-cell>
          <table:table-cell office:value-type="float" office:value="0" calcext:value-type="float">
            <text:p>0</text:p>
          </table:table-cell>
          <table:table-cell office:value-type="float" office:value="0.394407892989" calcext:value-type="float">
            <text:p>0.39440789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0.394416087555" calcext:value-type="float">
            <text:p>0.39441608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1" calcext:value-type="float">
            <text:p>488.1</text:p>
          </table:table-cell>
          <table:table-cell office:value-type="float" office:value="0" calcext:value-type="float">
            <text:p>0</text:p>
          </table:table-cell>
          <table:table-cell office:value-type="float" office:value="0.394417663834" calcext:value-type="float">
            <text:p>0.394417663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2" calcext:value-type="float">
            <text:p>488.2</text:p>
          </table:table-cell>
          <table:table-cell office:value-type="float" office:value="0" calcext:value-type="float">
            <text:p>0</text:p>
          </table:table-cell>
          <table:table-cell office:value-type="float" office:value="0.394419477742" calcext:value-type="float">
            <text:p>0.394419477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3" calcext:value-type="float">
            <text:p>488.3</text:p>
          </table:table-cell>
          <table:table-cell office:value-type="float" office:value="0" calcext:value-type="float">
            <text:p>0</text:p>
          </table:table-cell>
          <table:table-cell office:value-type="float" office:value="0.394421569269" calcext:value-type="float">
            <text:p>0.3944215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4" calcext:value-type="float">
            <text:p>488.4</text:p>
          </table:table-cell>
          <table:table-cell office:value-type="float" office:value="0" calcext:value-type="float">
            <text:p>0</text:p>
          </table:table-cell>
          <table:table-cell office:value-type="float" office:value="0.394423978405" calcext:value-type="float">
            <text:p>0.394423978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5" calcext:value-type="float">
            <text:p>488.5</text:p>
          </table:table-cell>
          <table:table-cell office:value-type="float" office:value="0" calcext:value-type="float">
            <text:p>0</text:p>
          </table:table-cell>
          <table:table-cell office:value-type="float" office:value="0.394426745147" calcext:value-type="float">
            <text:p>0.394426745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6" calcext:value-type="float">
            <text:p>488.6</text:p>
          </table:table-cell>
          <table:table-cell office:value-type="float" office:value="0" calcext:value-type="float">
            <text:p>0</text:p>
          </table:table-cell>
          <table:table-cell office:value-type="float" office:value="0.39442942268" calcext:value-type="float">
            <text:p>0.3944294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7" calcext:value-type="float">
            <text:p>488.7</text:p>
          </table:table-cell>
          <table:table-cell office:value-type="float" office:value="0" calcext:value-type="float">
            <text:p>0</text:p>
          </table:table-cell>
          <table:table-cell office:value-type="float" office:value="0.394432000574" calcext:value-type="float">
            <text:p>0.39443200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8" calcext:value-type="float">
            <text:p>488.8</text:p>
          </table:table-cell>
          <table:table-cell office:value-type="float" office:value="0" calcext:value-type="float">
            <text:p>0</text:p>
          </table:table-cell>
          <table:table-cell office:value-type="float" office:value="0.394434614716" calcext:value-type="float">
            <text:p>0.394434614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.9" calcext:value-type="float">
            <text:p>488.9</text:p>
          </table:table-cell>
          <table:table-cell office:value-type="float" office:value="0" calcext:value-type="float">
            <text:p>0</text:p>
          </table:table-cell>
          <table:table-cell office:value-type="float" office:value="0.394437385012" calcext:value-type="float">
            <text:p>0.394437385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0.394440415391" calcext:value-type="float">
            <text:p>0.394440415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1" calcext:value-type="float">
            <text:p>489.1</text:p>
          </table:table-cell>
          <table:table-cell office:value-type="float" office:value="0" calcext:value-type="float">
            <text:p>0</text:p>
          </table:table-cell>
          <table:table-cell office:value-type="float" office:value="0.394494816072" calcext:value-type="float">
            <text:p>0.394494816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2" calcext:value-type="float">
            <text:p>489.2</text:p>
          </table:table-cell>
          <table:table-cell office:value-type="float" office:value="0" calcext:value-type="float">
            <text:p>0</text:p>
          </table:table-cell>
          <table:table-cell office:value-type="float" office:value="0.394549616776" calcext:value-type="float">
            <text:p>0.394549616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3" calcext:value-type="float">
            <text:p>489.3</text:p>
          </table:table-cell>
          <table:table-cell office:value-type="float" office:value="0" calcext:value-type="float">
            <text:p>0</text:p>
          </table:table-cell>
          <table:table-cell office:value-type="float" office:value="0.394604873667" calcext:value-type="float">
            <text:p>0.39460487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4" calcext:value-type="float">
            <text:p>489.4</text:p>
          </table:table-cell>
          <table:table-cell office:value-type="float" office:value="0" calcext:value-type="float">
            <text:p>0</text:p>
          </table:table-cell>
          <table:table-cell office:value-type="float" office:value="0.394660626941" calcext:value-type="float">
            <text:p>0.394660626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5" calcext:value-type="float">
            <text:p>489.5</text:p>
          </table:table-cell>
          <table:table-cell office:value-type="float" office:value="0" calcext:value-type="float">
            <text:p>0</text:p>
          </table:table-cell>
          <table:table-cell office:value-type="float" office:value="0.39471690082" calcext:value-type="float">
            <text:p>0.3947169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6" calcext:value-type="float">
            <text:p>489.6</text:p>
          </table:table-cell>
          <table:table-cell office:value-type="float" office:value="0" calcext:value-type="float">
            <text:p>0</text:p>
          </table:table-cell>
          <table:table-cell office:value-type="float" office:value="0.394682447481" calcext:value-type="float">
            <text:p>0.39468244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7" calcext:value-type="float">
            <text:p>489.7</text:p>
          </table:table-cell>
          <table:table-cell office:value-type="float" office:value="0" calcext:value-type="float">
            <text:p>0</text:p>
          </table:table-cell>
          <table:table-cell office:value-type="float" office:value="0.394648755313" calcext:value-type="float">
            <text:p>0.394648755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8" calcext:value-type="float">
            <text:p>489.8</text:p>
          </table:table-cell>
          <table:table-cell office:value-type="float" office:value="0" calcext:value-type="float">
            <text:p>0</text:p>
          </table:table-cell>
          <table:table-cell office:value-type="float" office:value="0.39461586613" calcext:value-type="float">
            <text:p>0.39461586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.9" calcext:value-type="float">
            <text:p>489.9</text:p>
          </table:table-cell>
          <table:table-cell office:value-type="float" office:value="0" calcext:value-type="float">
            <text:p>0</text:p>
          </table:table-cell>
          <table:table-cell office:value-type="float" office:value="0.39458380974" calcext:value-type="float">
            <text:p>0.3945838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0.394552603948" calcext:value-type="float">
            <text:p>0.394552603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1" calcext:value-type="float">
            <text:p>490.1</text:p>
          </table:table-cell>
          <table:table-cell office:value-type="float" office:value="0" calcext:value-type="float">
            <text:p>0</text:p>
          </table:table-cell>
          <table:table-cell office:value-type="float" office:value="0.394647379317" calcext:value-type="float">
            <text:p>0.394647379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2" calcext:value-type="float">
            <text:p>490.2</text:p>
          </table:table-cell>
          <table:table-cell office:value-type="float" office:value="0" calcext:value-type="float">
            <text:p>0</text:p>
          </table:table-cell>
          <table:table-cell office:value-type="float" office:value="0.394743011102" calcext:value-type="float">
            <text:p>0.39474301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3" calcext:value-type="float">
            <text:p>490.3</text:p>
          </table:table-cell>
          <table:table-cell office:value-type="float" office:value="0" calcext:value-type="float">
            <text:p>0</text:p>
          </table:table-cell>
          <table:table-cell office:value-type="float" office:value="0.39483948193" calcext:value-type="float">
            <text:p>0.39483948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4" calcext:value-type="float">
            <text:p>490.4</text:p>
          </table:table-cell>
          <table:table-cell office:value-type="float" office:value="0" calcext:value-type="float">
            <text:p>0</text:p>
          </table:table-cell>
          <table:table-cell office:value-type="float" office:value="0.394936762402" calcext:value-type="float">
            <text:p>0.39493676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5" calcext:value-type="float">
            <text:p>490.5</text:p>
          </table:table-cell>
          <table:table-cell office:value-type="float" office:value="0" calcext:value-type="float">
            <text:p>0</text:p>
          </table:table-cell>
          <table:table-cell office:value-type="float" office:value="0.395034811089" calcext:value-type="float">
            <text:p>0.39503481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6" calcext:value-type="float">
            <text:p>490.6</text:p>
          </table:table-cell>
          <table:table-cell office:value-type="float" office:value="0" calcext:value-type="float">
            <text:p>0</text:p>
          </table:table-cell>
          <table:table-cell office:value-type="float" office:value="0.395042340705" calcext:value-type="float">
            <text:p>0.39504234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7" calcext:value-type="float">
            <text:p>490.7</text:p>
          </table:table-cell>
          <table:table-cell office:value-type="float" office:value="0" calcext:value-type="float">
            <text:p>0</text:p>
          </table:table-cell>
          <table:table-cell office:value-type="float" office:value="0.39505051572" calcext:value-type="float">
            <text:p>0.3950505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8" calcext:value-type="float">
            <text:p>490.8</text:p>
          </table:table-cell>
          <table:table-cell office:value-type="float" office:value="0" calcext:value-type="float">
            <text:p>0</text:p>
          </table:table-cell>
          <table:table-cell office:value-type="float" office:value="0.395059258101" calcext:value-type="float">
            <text:p>0.39505925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.9" calcext:value-type="float">
            <text:p>490.9</text:p>
          </table:table-cell>
          <table:table-cell office:value-type="float" office:value="0" calcext:value-type="float">
            <text:p>0</text:p>
          </table:table-cell>
          <table:table-cell office:value-type="float" office:value="0.395068477801" calcext:value-type="float">
            <text:p>0.395068477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0.395078072755" calcext:value-type="float">
            <text:p>0.39507807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1" calcext:value-type="float">
            <text:p>491.1</text:p>
          </table:table-cell>
          <table:table-cell office:value-type="float" office:value="0" calcext:value-type="float">
            <text:p>0</text:p>
          </table:table-cell>
          <table:table-cell office:value-type="float" office:value="0.395179888481" calcext:value-type="float">
            <text:p>0.395179888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2" calcext:value-type="float">
            <text:p>491.2</text:p>
          </table:table-cell>
          <table:table-cell office:value-type="float" office:value="0" calcext:value-type="float">
            <text:p>0</text:p>
          </table:table-cell>
          <table:table-cell office:value-type="float" office:value="0.395281844313" calcext:value-type="float">
            <text:p>0.395281844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3" calcext:value-type="float">
            <text:p>491.3</text:p>
          </table:table-cell>
          <table:table-cell office:value-type="float" office:value="0" calcext:value-type="float">
            <text:p>0</text:p>
          </table:table-cell>
          <table:table-cell office:value-type="float" office:value="0.395383802113" calcext:value-type="float">
            <text:p>0.39538380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4" calcext:value-type="float">
            <text:p>491.4</text:p>
          </table:table-cell>
          <table:table-cell office:value-type="float" office:value="0" calcext:value-type="float">
            <text:p>0</text:p>
          </table:table-cell>
          <table:table-cell office:value-type="float" office:value="0.395485611577" calcext:value-type="float">
            <text:p>0.39548561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5" calcext:value-type="float">
            <text:p>491.5</text:p>
          </table:table-cell>
          <table:table-cell office:value-type="float" office:value="0" calcext:value-type="float">
            <text:p>0</text:p>
          </table:table-cell>
          <table:table-cell office:value-type="float" office:value="0.39558711022" calcext:value-type="float">
            <text:p>0.3955871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6" calcext:value-type="float">
            <text:p>491.6</text:p>
          </table:table-cell>
          <table:table-cell office:value-type="float" office:value="0" calcext:value-type="float">
            <text:p>0</text:p>
          </table:table-cell>
          <table:table-cell office:value-type="float" office:value="0.395596866875" calcext:value-type="float">
            <text:p>0.39559686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7" calcext:value-type="float">
            <text:p>491.7</text:p>
          </table:table-cell>
          <table:table-cell office:value-type="float" office:value="0" calcext:value-type="float">
            <text:p>0</text:p>
          </table:table-cell>
          <table:table-cell office:value-type="float" office:value="0.395606621709" calcext:value-type="float">
            <text:p>0.39560662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8" calcext:value-type="float">
            <text:p>491.8</text:p>
          </table:table-cell>
          <table:table-cell office:value-type="float" office:value="0" calcext:value-type="float">
            <text:p>0</text:p>
          </table:table-cell>
          <table:table-cell office:value-type="float" office:value="0.395616374723" calcext:value-type="float">
            <text:p>0.395616374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9" calcext:value-type="float">
            <text:p>491.9</text:p>
          </table:table-cell>
          <table:table-cell office:value-type="float" office:value="0" calcext:value-type="float">
            <text:p>0</text:p>
          </table:table-cell>
          <table:table-cell office:value-type="float" office:value="0.395626125919" calcext:value-type="float">
            <text:p>0.395626125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0.395635875297" calcext:value-type="float">
            <text:p>0.395635875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1" calcext:value-type="float">
            <text:p>492.1</text:p>
          </table:table-cell>
          <table:table-cell office:value-type="float" office:value="0" calcext:value-type="float">
            <text:p>0</text:p>
          </table:table-cell>
          <table:table-cell office:value-type="float" office:value="0.395753254099" calcext:value-type="float">
            <text:p>0.395753254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2" calcext:value-type="float">
            <text:p>492.2</text:p>
          </table:table-cell>
          <table:table-cell office:value-type="float" office:value="0" calcext:value-type="float">
            <text:p>0</text:p>
          </table:table-cell>
          <table:table-cell office:value-type="float" office:value="0.395870643858" calcext:value-type="float">
            <text:p>0.395870643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3" calcext:value-type="float">
            <text:p>492.3</text:p>
          </table:table-cell>
          <table:table-cell office:value-type="float" office:value="0" calcext:value-type="float">
            <text:p>0</text:p>
          </table:table-cell>
          <table:table-cell office:value-type="float" office:value="0.395988044575" calcext:value-type="float">
            <text:p>0.395988044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4" calcext:value-type="float">
            <text:p>492.4</text:p>
          </table:table-cell>
          <table:table-cell office:value-type="float" office:value="0" calcext:value-type="float">
            <text:p>0</text:p>
          </table:table-cell>
          <table:table-cell office:value-type="float" office:value="0.396105456248" calcext:value-type="float">
            <text:p>0.396105456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5" calcext:value-type="float">
            <text:p>492.5</text:p>
          </table:table-cell>
          <table:table-cell office:value-type="float" office:value="0" calcext:value-type="float">
            <text:p>0</text:p>
          </table:table-cell>
          <table:table-cell office:value-type="float" office:value="0.396222878879" calcext:value-type="float">
            <text:p>0.396222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6" calcext:value-type="float">
            <text:p>492.6</text:p>
          </table:table-cell>
          <table:table-cell office:value-type="float" office:value="0" calcext:value-type="float">
            <text:p>0</text:p>
          </table:table-cell>
          <table:table-cell office:value-type="float" office:value="0.396249010852" calcext:value-type="float">
            <text:p>0.39624901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7" calcext:value-type="float">
            <text:p>492.7</text:p>
          </table:table-cell>
          <table:table-cell office:value-type="float" office:value="0" calcext:value-type="float">
            <text:p>0</text:p>
          </table:table-cell>
          <table:table-cell office:value-type="float" office:value="0.396275141739" calcext:value-type="float">
            <text:p>0.39627514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8" calcext:value-type="float">
            <text:p>492.8</text:p>
          </table:table-cell>
          <table:table-cell office:value-type="float" office:value="0" calcext:value-type="float">
            <text:p>0</text:p>
          </table:table-cell>
          <table:table-cell office:value-type="float" office:value="0.396301271543" calcext:value-type="float">
            <text:p>0.39630127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9" calcext:value-type="float">
            <text:p>492.9</text:p>
          </table:table-cell>
          <table:table-cell office:value-type="float" office:value="0" calcext:value-type="float">
            <text:p>0</text:p>
          </table:table-cell>
          <table:table-cell office:value-type="float" office:value="0.396327400263" calcext:value-type="float">
            <text:p>0.39632740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0.3963535279" calcext:value-type="float">
            <text:p>0.3963535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1" calcext:value-type="float">
            <text:p>493.1</text:p>
          </table:table-cell>
          <table:table-cell office:value-type="float" office:value="0" calcext:value-type="float">
            <text:p>0</text:p>
          </table:table-cell>
          <table:table-cell office:value-type="float" office:value="0.396362384717" calcext:value-type="float">
            <text:p>0.396362384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2" calcext:value-type="float">
            <text:p>493.2</text:p>
          </table:table-cell>
          <table:table-cell office:value-type="float" office:value="0" calcext:value-type="float">
            <text:p>0</text:p>
          </table:table-cell>
          <table:table-cell office:value-type="float" office:value="0.396371239478" calcext:value-type="float">
            <text:p>0.396371239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3" calcext:value-type="float">
            <text:p>493.3</text:p>
          </table:table-cell>
          <table:table-cell office:value-type="float" office:value="0" calcext:value-type="float">
            <text:p>0</text:p>
          </table:table-cell>
          <table:table-cell office:value-type="float" office:value="0.396380092181" calcext:value-type="float">
            <text:p>0.39638009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4" calcext:value-type="float">
            <text:p>493.4</text:p>
          </table:table-cell>
          <table:table-cell office:value-type="float" office:value="0" calcext:value-type="float">
            <text:p>0</text:p>
          </table:table-cell>
          <table:table-cell office:value-type="float" office:value="0.39638894283" calcext:value-type="float">
            <text:p>0.39638894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5" calcext:value-type="float">
            <text:p>493.5</text:p>
          </table:table-cell>
          <table:table-cell office:value-type="float" office:value="0" calcext:value-type="float">
            <text:p>0</text:p>
          </table:table-cell>
          <table:table-cell office:value-type="float" office:value="0.396397791423" calcext:value-type="float">
            <text:p>0.39639779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6" calcext:value-type="float">
            <text:p>493.6</text:p>
          </table:table-cell>
          <table:table-cell office:value-type="float" office:value="0" calcext:value-type="float">
            <text:p>0</text:p>
          </table:table-cell>
          <table:table-cell office:value-type="float" office:value="0.396497975899" calcext:value-type="float">
            <text:p>0.396497975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7" calcext:value-type="float">
            <text:p>493.7</text:p>
          </table:table-cell>
          <table:table-cell office:value-type="float" office:value="0" calcext:value-type="float">
            <text:p>0</text:p>
          </table:table-cell>
          <table:table-cell office:value-type="float" office:value="0.396598162397" calcext:value-type="float">
            <text:p>0.39659816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8" calcext:value-type="float">
            <text:p>493.8</text:p>
          </table:table-cell>
          <table:table-cell office:value-type="float" office:value="0" calcext:value-type="float">
            <text:p>0</text:p>
          </table:table-cell>
          <table:table-cell office:value-type="float" office:value="0.396698350918" calcext:value-type="float">
            <text:p>0.39669835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.9" calcext:value-type="float">
            <text:p>493.9</text:p>
          </table:table-cell>
          <table:table-cell office:value-type="float" office:value="0" calcext:value-type="float">
            <text:p>0</text:p>
          </table:table-cell>
          <table:table-cell office:value-type="float" office:value="0.396798541461" calcext:value-type="float">
            <text:p>0.39679854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396898734026" calcext:value-type="float">
            <text:p>0.396898734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1" calcext:value-type="float">
            <text:p>494.1</text:p>
          </table:table-cell>
          <table:table-cell office:value-type="float" office:value="0" calcext:value-type="float">
            <text:p>0</text:p>
          </table:table-cell>
          <table:table-cell office:value-type="float" office:value="0.396905952204" calcext:value-type="float">
            <text:p>0.39690595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2" calcext:value-type="float">
            <text:p>494.2</text:p>
          </table:table-cell>
          <table:table-cell office:value-type="float" office:value="0" calcext:value-type="float">
            <text:p>0</text:p>
          </table:table-cell>
          <table:table-cell office:value-type="float" office:value="0.396913168496" calcext:value-type="float">
            <text:p>0.396913168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3" calcext:value-type="float">
            <text:p>494.3</text:p>
          </table:table-cell>
          <table:table-cell office:value-type="float" office:value="0" calcext:value-type="float">
            <text:p>0</text:p>
          </table:table-cell>
          <table:table-cell office:value-type="float" office:value="0.396920382902" calcext:value-type="float">
            <text:p>0.39692038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4" calcext:value-type="float">
            <text:p>494.4</text:p>
          </table:table-cell>
          <table:table-cell office:value-type="float" office:value="0" calcext:value-type="float">
            <text:p>0</text:p>
          </table:table-cell>
          <table:table-cell office:value-type="float" office:value="0.396927595424" calcext:value-type="float">
            <text:p>0.396927595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5" calcext:value-type="float">
            <text:p>494.5</text:p>
          </table:table-cell>
          <table:table-cell office:value-type="float" office:value="0" calcext:value-type="float">
            <text:p>0</text:p>
          </table:table-cell>
          <table:table-cell office:value-type="float" office:value="0.396934806063" calcext:value-type="float">
            <text:p>0.39693480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6" calcext:value-type="float">
            <text:p>494.6</text:p>
          </table:table-cell>
          <table:table-cell office:value-type="float" office:value="0" calcext:value-type="float">
            <text:p>0</text:p>
          </table:table-cell>
          <table:table-cell office:value-type="float" office:value="0.396942014819" calcext:value-type="float">
            <text:p>0.396942014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7" calcext:value-type="float">
            <text:p>494.7</text:p>
          </table:table-cell>
          <table:table-cell office:value-type="float" office:value="0" calcext:value-type="float">
            <text:p>0</text:p>
          </table:table-cell>
          <table:table-cell office:value-type="float" office:value="0.396949221694" calcext:value-type="float">
            <text:p>0.39694922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8" calcext:value-type="float">
            <text:p>494.8</text:p>
          </table:table-cell>
          <table:table-cell office:value-type="float" office:value="0" calcext:value-type="float">
            <text:p>0</text:p>
          </table:table-cell>
          <table:table-cell office:value-type="float" office:value="0.396956426688" calcext:value-type="float">
            <text:p>0.396956426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9" calcext:value-type="float">
            <text:p>494.9</text:p>
          </table:table-cell>
          <table:table-cell office:value-type="float" office:value="0" calcext:value-type="float">
            <text:p>0</text:p>
          </table:table-cell>
          <table:table-cell office:value-type="float" office:value="0.396963629803" calcext:value-type="float">
            <text:p>0.396963629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0.396970831039" calcext:value-type="float">
            <text:p>0.39697083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1" calcext:value-type="float">
            <text:p>495.1</text:p>
          </table:table-cell>
          <table:table-cell office:value-type="float" office:value="0" calcext:value-type="float">
            <text:p>0</text:p>
          </table:table-cell>
          <table:table-cell office:value-type="float" office:value="0.397081701197" calcext:value-type="float">
            <text:p>0.39708170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2" calcext:value-type="float">
            <text:p>495.2</text:p>
          </table:table-cell>
          <table:table-cell office:value-type="float" office:value="0" calcext:value-type="float">
            <text:p>0</text:p>
          </table:table-cell>
          <table:table-cell office:value-type="float" office:value="0.397192578427" calcext:value-type="float">
            <text:p>0.39719257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3" calcext:value-type="float">
            <text:p>495.3</text:p>
          </table:table-cell>
          <table:table-cell office:value-type="float" office:value="0" calcext:value-type="float">
            <text:p>0</text:p>
          </table:table-cell>
          <table:table-cell office:value-type="float" office:value="0.397303462729" calcext:value-type="float">
            <text:p>0.39730346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4" calcext:value-type="float">
            <text:p>495.4</text:p>
          </table:table-cell>
          <table:table-cell office:value-type="float" office:value="0" calcext:value-type="float">
            <text:p>0</text:p>
          </table:table-cell>
          <table:table-cell office:value-type="float" office:value="0.397414354102" calcext:value-type="float">
            <text:p>0.397414354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5" calcext:value-type="float">
            <text:p>495.5</text:p>
          </table:table-cell>
          <table:table-cell office:value-type="float" office:value="0" calcext:value-type="float">
            <text:p>0</text:p>
          </table:table-cell>
          <table:table-cell office:value-type="float" office:value="0.397525252547" calcext:value-type="float">
            <text:p>0.39752525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6" calcext:value-type="float">
            <text:p>495.6</text:p>
          </table:table-cell>
          <table:table-cell office:value-type="float" office:value="0" calcext:value-type="float">
            <text:p>0</text:p>
          </table:table-cell>
          <table:table-cell office:value-type="float" office:value="0.397544768459" calcext:value-type="float">
            <text:p>0.397544768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7" calcext:value-type="float">
            <text:p>495.7</text:p>
          </table:table-cell>
          <table:table-cell office:value-type="float" office:value="0" calcext:value-type="float">
            <text:p>0</text:p>
          </table:table-cell>
          <table:table-cell office:value-type="float" office:value="0.397564282469" calcext:value-type="float">
            <text:p>0.39756428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8" calcext:value-type="float">
            <text:p>495.8</text:p>
          </table:table-cell>
          <table:table-cell office:value-type="float" office:value="0" calcext:value-type="float">
            <text:p>0</text:p>
          </table:table-cell>
          <table:table-cell office:value-type="float" office:value="0.397583794577" calcext:value-type="float">
            <text:p>0.397583794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.9" calcext:value-type="float">
            <text:p>495.9</text:p>
          </table:table-cell>
          <table:table-cell office:value-type="float" office:value="0" calcext:value-type="float">
            <text:p>0</text:p>
          </table:table-cell>
          <table:table-cell office:value-type="float" office:value="0.397603304785" calcext:value-type="float">
            <text:p>0.397603304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397622813092" calcext:value-type="float">
            <text:p>0.39762281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1" calcext:value-type="float">
            <text:p>496.1</text:p>
          </table:table-cell>
          <table:table-cell office:value-type="float" office:value="0" calcext:value-type="float">
            <text:p>0</text:p>
          </table:table-cell>
          <table:table-cell office:value-type="float" office:value="0.397681503848" calcext:value-type="float">
            <text:p>0.397681503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2" calcext:value-type="float">
            <text:p>496.2</text:p>
          </table:table-cell>
          <table:table-cell office:value-type="float" office:value="0" calcext:value-type="float">
            <text:p>0</text:p>
          </table:table-cell>
          <table:table-cell office:value-type="float" office:value="0.397740195418" calcext:value-type="float">
            <text:p>0.397740195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3" calcext:value-type="float">
            <text:p>496.3</text:p>
          </table:table-cell>
          <table:table-cell office:value-type="float" office:value="0" calcext:value-type="float">
            <text:p>0</text:p>
          </table:table-cell>
          <table:table-cell office:value-type="float" office:value="0.397798887803" calcext:value-type="float">
            <text:p>0.397798887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4" calcext:value-type="float">
            <text:p>496.4</text:p>
          </table:table-cell>
          <table:table-cell office:value-type="float" office:value="0" calcext:value-type="float">
            <text:p>0</text:p>
          </table:table-cell>
          <table:table-cell office:value-type="float" office:value="0.397857581005" calcext:value-type="float">
            <text:p>0.39785758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5" calcext:value-type="float">
            <text:p>496.5</text:p>
          </table:table-cell>
          <table:table-cell office:value-type="float" office:value="0" calcext:value-type="float">
            <text:p>0</text:p>
          </table:table-cell>
          <table:table-cell office:value-type="float" office:value="0.397916275021" calcext:value-type="float">
            <text:p>0.397916275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6" calcext:value-type="float">
            <text:p>496.6</text:p>
          </table:table-cell>
          <table:table-cell office:value-type="float" office:value="0" calcext:value-type="float">
            <text:p>0</text:p>
          </table:table-cell>
          <table:table-cell office:value-type="float" office:value="0.397974969854" calcext:value-type="float">
            <text:p>0.397974969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7" calcext:value-type="float">
            <text:p>496.7</text:p>
          </table:table-cell>
          <table:table-cell office:value-type="float" office:value="0" calcext:value-type="float">
            <text:p>0</text:p>
          </table:table-cell>
          <table:table-cell office:value-type="float" office:value="0.398033665501" calcext:value-type="float">
            <text:p>0.39803366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8" calcext:value-type="float">
            <text:p>496.8</text:p>
          </table:table-cell>
          <table:table-cell office:value-type="float" office:value="0" calcext:value-type="float">
            <text:p>0</text:p>
          </table:table-cell>
          <table:table-cell office:value-type="float" office:value="0.398092361966" calcext:value-type="float">
            <text:p>0.39809236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.9" calcext:value-type="float">
            <text:p>496.9</text:p>
          </table:table-cell>
          <table:table-cell office:value-type="float" office:value="0" calcext:value-type="float">
            <text:p>0</text:p>
          </table:table-cell>
          <table:table-cell office:value-type="float" office:value="0.398151059246" calcext:value-type="float">
            <text:p>0.398151059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0.398209757344" calcext:value-type="float">
            <text:p>0.398209757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1" calcext:value-type="float">
            <text:p>497.1</text:p>
          </table:table-cell>
          <table:table-cell office:value-type="float" office:value="0" calcext:value-type="float">
            <text:p>0</text:p>
          </table:table-cell>
          <table:table-cell office:value-type="float" office:value="0.398328464979" calcext:value-type="float">
            <text:p>0.398328464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2" calcext:value-type="float">
            <text:p>497.2</text:p>
          </table:table-cell>
          <table:table-cell office:value-type="float" office:value="0" calcext:value-type="float">
            <text:p>0</text:p>
          </table:table-cell>
          <table:table-cell office:value-type="float" office:value="0.398447184211" calcext:value-type="float">
            <text:p>0.398447184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3" calcext:value-type="float">
            <text:p>497.3</text:p>
          </table:table-cell>
          <table:table-cell office:value-type="float" office:value="0" calcext:value-type="float">
            <text:p>0</text:p>
          </table:table-cell>
          <table:table-cell office:value-type="float" office:value="0.39856591504" calcext:value-type="float">
            <text:p>0.3985659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4" calcext:value-type="float">
            <text:p>497.4</text:p>
          </table:table-cell>
          <table:table-cell office:value-type="float" office:value="0" calcext:value-type="float">
            <text:p>0</text:p>
          </table:table-cell>
          <table:table-cell office:value-type="float" office:value="0.398684657466" calcext:value-type="float">
            <text:p>0.39868465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5" calcext:value-type="float">
            <text:p>497.5</text:p>
          </table:table-cell>
          <table:table-cell office:value-type="float" office:value="0" calcext:value-type="float">
            <text:p>0</text:p>
          </table:table-cell>
          <table:table-cell office:value-type="float" office:value="0.398803411488" calcext:value-type="float">
            <text:p>0.39880341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6" calcext:value-type="float">
            <text:p>497.6</text:p>
          </table:table-cell>
          <table:table-cell office:value-type="float" office:value="0" calcext:value-type="float">
            <text:p>0</text:p>
          </table:table-cell>
          <table:table-cell office:value-type="float" office:value="0.398830597178" calcext:value-type="float">
            <text:p>0.398830597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7" calcext:value-type="float">
            <text:p>497.7</text:p>
          </table:table-cell>
          <table:table-cell office:value-type="float" office:value="0" calcext:value-type="float">
            <text:p>0</text:p>
          </table:table-cell>
          <table:table-cell office:value-type="float" office:value="0.398857781981" calcext:value-type="float">
            <text:p>0.39885778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8" calcext:value-type="float">
            <text:p>497.8</text:p>
          </table:table-cell>
          <table:table-cell office:value-type="float" office:value="0" calcext:value-type="float">
            <text:p>0</text:p>
          </table:table-cell>
          <table:table-cell office:value-type="float" office:value="0.398884965896" calcext:value-type="float">
            <text:p>0.398884965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9" calcext:value-type="float">
            <text:p>497.9</text:p>
          </table:table-cell>
          <table:table-cell office:value-type="float" office:value="0" calcext:value-type="float">
            <text:p>0</text:p>
          </table:table-cell>
          <table:table-cell office:value-type="float" office:value="0.398912148926" calcext:value-type="float">
            <text:p>0.398912148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0.39893933107" calcext:value-type="float">
            <text:p>0.3989393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1" calcext:value-type="float">
            <text:p>498.1</text:p>
          </table:table-cell>
          <table:table-cell office:value-type="float" office:value="0" calcext:value-type="float">
            <text:p>0</text:p>
          </table:table-cell>
          <table:table-cell office:value-type="float" office:value="0.398942726097" calcext:value-type="float">
            <text:p>0.398942726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2" calcext:value-type="float">
            <text:p>498.2</text:p>
          </table:table-cell>
          <table:table-cell office:value-type="float" office:value="0" calcext:value-type="float">
            <text:p>0</text:p>
          </table:table-cell>
          <table:table-cell office:value-type="float" office:value="0.398946119112" calcext:value-type="float">
            <text:p>0.398946119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3" calcext:value-type="float">
            <text:p>498.3</text:p>
          </table:table-cell>
          <table:table-cell office:value-type="float" office:value="0" calcext:value-type="float">
            <text:p>0</text:p>
          </table:table-cell>
          <table:table-cell office:value-type="float" office:value="0.398949510118" calcext:value-type="float">
            <text:p>0.39894951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4" calcext:value-type="float">
            <text:p>498.4</text:p>
          </table:table-cell>
          <table:table-cell office:value-type="float" office:value="0" calcext:value-type="float">
            <text:p>0</text:p>
          </table:table-cell>
          <table:table-cell office:value-type="float" office:value="0.398952899114" calcext:value-type="float">
            <text:p>0.398952899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5" calcext:value-type="float">
            <text:p>498.5</text:p>
          </table:table-cell>
          <table:table-cell office:value-type="float" office:value="0" calcext:value-type="float">
            <text:p>0</text:p>
          </table:table-cell>
          <table:table-cell office:value-type="float" office:value="0.398956286101" calcext:value-type="float">
            <text:p>0.398956286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6" calcext:value-type="float">
            <text:p>498.6</text:p>
          </table:table-cell>
          <table:table-cell office:value-type="float" office:value="0" calcext:value-type="float">
            <text:p>0</text:p>
          </table:table-cell>
          <table:table-cell office:value-type="float" office:value="0.398959671081" calcext:value-type="float">
            <text:p>0.39895967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7" calcext:value-type="float">
            <text:p>498.7</text:p>
          </table:table-cell>
          <table:table-cell office:value-type="float" office:value="0" calcext:value-type="float">
            <text:p>0</text:p>
          </table:table-cell>
          <table:table-cell office:value-type="float" office:value="0.398963054054" calcext:value-type="float">
            <text:p>0.398963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8" calcext:value-type="float">
            <text:p>498.8</text:p>
          </table:table-cell>
          <table:table-cell office:value-type="float" office:value="0" calcext:value-type="float">
            <text:p>0</text:p>
          </table:table-cell>
          <table:table-cell office:value-type="float" office:value="0.398966435022" calcext:value-type="float">
            <text:p>0.398966435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.9" calcext:value-type="float">
            <text:p>498.9</text:p>
          </table:table-cell>
          <table:table-cell office:value-type="float" office:value="0" calcext:value-type="float">
            <text:p>0</text:p>
          </table:table-cell>
          <table:table-cell office:value-type="float" office:value="0.398969813986" calcext:value-type="float">
            <text:p>0.398969813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0.398973190946" calcext:value-type="float">
            <text:p>0.39897319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1" calcext:value-type="float">
            <text:p>499.1</text:p>
          </table:table-cell>
          <table:table-cell office:value-type="float" office:value="0" calcext:value-type="float">
            <text:p>0</text:p>
          </table:table-cell>
          <table:table-cell office:value-type="float" office:value="0.399071708383" calcext:value-type="float">
            <text:p>0.399071708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2" calcext:value-type="float">
            <text:p>499.2</text:p>
          </table:table-cell>
          <table:table-cell office:value-type="float" office:value="0" calcext:value-type="float">
            <text:p>0</text:p>
          </table:table-cell>
          <table:table-cell office:value-type="float" office:value="0.399170226679" calcext:value-type="float">
            <text:p>0.399170226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3" calcext:value-type="float">
            <text:p>499.3</text:p>
          </table:table-cell>
          <table:table-cell office:value-type="float" office:value="0" calcext:value-type="float">
            <text:p>0</text:p>
          </table:table-cell>
          <table:table-cell office:value-type="float" office:value="0.399268745833" calcext:value-type="float">
            <text:p>0.39926874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4" calcext:value-type="float">
            <text:p>499.4</text:p>
          </table:table-cell>
          <table:table-cell office:value-type="float" office:value="0" calcext:value-type="float">
            <text:p>0</text:p>
          </table:table-cell>
          <table:table-cell office:value-type="float" office:value="0.399367265846" calcext:value-type="float">
            <text:p>0.399367265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5" calcext:value-type="float">
            <text:p>499.5</text:p>
          </table:table-cell>
          <table:table-cell office:value-type="float" office:value="0" calcext:value-type="float">
            <text:p>0</text:p>
          </table:table-cell>
          <table:table-cell office:value-type="float" office:value="0.399465786715" calcext:value-type="float">
            <text:p>0.399465786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6" calcext:value-type="float">
            <text:p>499.6</text:p>
          </table:table-cell>
          <table:table-cell office:value-type="float" office:value="0" calcext:value-type="float">
            <text:p>0</text:p>
          </table:table-cell>
          <table:table-cell office:value-type="float" office:value="0.399472686266" calcext:value-type="float">
            <text:p>0.39947268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7" calcext:value-type="float">
            <text:p>499.7</text:p>
          </table:table-cell>
          <table:table-cell office:value-type="float" office:value="0" calcext:value-type="float">
            <text:p>0</text:p>
          </table:table-cell>
          <table:table-cell office:value-type="float" office:value="0.399479583508" calcext:value-type="float">
            <text:p>0.39947958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8" calcext:value-type="float">
            <text:p>499.8</text:p>
          </table:table-cell>
          <table:table-cell office:value-type="float" office:value="0" calcext:value-type="float">
            <text:p>0</text:p>
          </table:table-cell>
          <table:table-cell office:value-type="float" office:value="0.399486478443" calcext:value-type="float">
            <text:p>0.399486478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.9" calcext:value-type="float">
            <text:p>499.9</text:p>
          </table:table-cell>
          <table:table-cell office:value-type="float" office:value="0" calcext:value-type="float">
            <text:p>0</text:p>
          </table:table-cell>
          <table:table-cell office:value-type="float" office:value="0.399493371072" calcext:value-type="float">
            <text:p>0.39949337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399500261396" calcext:value-type="float">
            <text:p>0.39950026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1" calcext:value-type="float">
            <text:p>500.1</text:p>
          </table:table-cell>
          <table:table-cell office:value-type="float" office:value="0" calcext:value-type="float">
            <text:p>0</text:p>
          </table:table-cell>
          <table:table-cell office:value-type="float" office:value="0.399427008544" calcext:value-type="float">
            <text:p>0.399427008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2" calcext:value-type="float">
            <text:p>500.2</text:p>
          </table:table-cell>
          <table:table-cell office:value-type="float" office:value="0" calcext:value-type="float">
            <text:p>0</text:p>
          </table:table-cell>
          <table:table-cell office:value-type="float" office:value="0.399353745512" calcext:value-type="float">
            <text:p>0.399353745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3" calcext:value-type="float">
            <text:p>500.3</text:p>
          </table:table-cell>
          <table:table-cell office:value-type="float" office:value="0" calcext:value-type="float">
            <text:p>0</text:p>
          </table:table-cell>
          <table:table-cell office:value-type="float" office:value="0.399280472302" calcext:value-type="float">
            <text:p>0.39928047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4" calcext:value-type="float">
            <text:p>500.4</text:p>
          </table:table-cell>
          <table:table-cell office:value-type="float" office:value="0" calcext:value-type="float">
            <text:p>0</text:p>
          </table:table-cell>
          <table:table-cell office:value-type="float" office:value="0.399207188917" calcext:value-type="float">
            <text:p>0.399207188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5" calcext:value-type="float">
            <text:p>500.5</text:p>
          </table:table-cell>
          <table:table-cell office:value-type="float" office:value="0" calcext:value-type="float">
            <text:p>0</text:p>
          </table:table-cell>
          <table:table-cell office:value-type="float" office:value="0.399133895357" calcext:value-type="float">
            <text:p>0.399133895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6" calcext:value-type="float">
            <text:p>500.6</text:p>
          </table:table-cell>
          <table:table-cell office:value-type="float" office:value="0" calcext:value-type="float">
            <text:p>0</text:p>
          </table:table-cell>
          <table:table-cell office:value-type="float" office:value="0.399152245413" calcext:value-type="float">
            <text:p>0.399152245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7" calcext:value-type="float">
            <text:p>500.7</text:p>
          </table:table-cell>
          <table:table-cell office:value-type="float" office:value="0" calcext:value-type="float">
            <text:p>0</text:p>
          </table:table-cell>
          <table:table-cell office:value-type="float" office:value="0.399170593726" calcext:value-type="float">
            <text:p>0.399170593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8" calcext:value-type="float">
            <text:p>500.8</text:p>
          </table:table-cell>
          <table:table-cell office:value-type="float" office:value="0" calcext:value-type="float">
            <text:p>0</text:p>
          </table:table-cell>
          <table:table-cell office:value-type="float" office:value="0.399188940295" calcext:value-type="float">
            <text:p>0.39918894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9" calcext:value-type="float">
            <text:p>500.9</text:p>
          </table:table-cell>
          <table:table-cell office:value-type="float" office:value="0" calcext:value-type="float">
            <text:p>0</text:p>
          </table:table-cell>
          <table:table-cell office:value-type="float" office:value="0.399207285122" calcext:value-type="float">
            <text:p>0.399207285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0.399225628208" calcext:value-type="float">
            <text:p>0.399225628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1" calcext:value-type="float">
            <text:p>501.1</text:p>
          </table:table-cell>
          <table:table-cell office:value-type="float" office:value="0" calcext:value-type="float">
            <text:p>0</text:p>
          </table:table-cell>
          <table:table-cell office:value-type="float" office:value="0.399238935423" calcext:value-type="float">
            <text:p>0.399238935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2" calcext:value-type="float">
            <text:p>501.2</text:p>
          </table:table-cell>
          <table:table-cell office:value-type="float" office:value="0" calcext:value-type="float">
            <text:p>0</text:p>
          </table:table-cell>
          <table:table-cell office:value-type="float" office:value="0.399252241011" calcext:value-type="float">
            <text:p>0.39925224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3" calcext:value-type="float">
            <text:p>501.3</text:p>
          </table:table-cell>
          <table:table-cell office:value-type="float" office:value="0" calcext:value-type="float">
            <text:p>0</text:p>
          </table:table-cell>
          <table:table-cell office:value-type="float" office:value="0.399265544973" calcext:value-type="float">
            <text:p>0.39926554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4" calcext:value-type="float">
            <text:p>501.4</text:p>
          </table:table-cell>
          <table:table-cell office:value-type="float" office:value="0" calcext:value-type="float">
            <text:p>0</text:p>
          </table:table-cell>
          <table:table-cell office:value-type="float" office:value="0.399278847311" calcext:value-type="float">
            <text:p>0.399278847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5" calcext:value-type="float">
            <text:p>501.5</text:p>
          </table:table-cell>
          <table:table-cell office:value-type="float" office:value="0" calcext:value-type="float">
            <text:p>0</text:p>
          </table:table-cell>
          <table:table-cell office:value-type="float" office:value="0.399292148024" calcext:value-type="float">
            <text:p>0.399292148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6" calcext:value-type="float">
            <text:p>501.6</text:p>
          </table:table-cell>
          <table:table-cell office:value-type="float" office:value="0" calcext:value-type="float">
            <text:p>0</text:p>
          </table:table-cell>
          <table:table-cell office:value-type="float" office:value="0.399305447114" calcext:value-type="float">
            <text:p>0.399305447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7" calcext:value-type="float">
            <text:p>501.7</text:p>
          </table:table-cell>
          <table:table-cell office:value-type="float" office:value="0" calcext:value-type="float">
            <text:p>0</text:p>
          </table:table-cell>
          <table:table-cell office:value-type="float" office:value="0.399318744583" calcext:value-type="float">
            <text:p>0.39931874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8" calcext:value-type="float">
            <text:p>501.8</text:p>
          </table:table-cell>
          <table:table-cell office:value-type="float" office:value="0" calcext:value-type="float">
            <text:p>0</text:p>
          </table:table-cell>
          <table:table-cell office:value-type="float" office:value="0.399332040429" calcext:value-type="float">
            <text:p>0.39933204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9" calcext:value-type="float">
            <text:p>501.9</text:p>
          </table:table-cell>
          <table:table-cell office:value-type="float" office:value="0" calcext:value-type="float">
            <text:p>0</text:p>
          </table:table-cell>
          <table:table-cell office:value-type="float" office:value="0.399345334654" calcext:value-type="float">
            <text:p>0.39934533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0.399358627259" calcext:value-type="float">
            <text:p>0.399358627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1" calcext:value-type="float">
            <text:p>502.1</text:p>
          </table:table-cell>
          <table:table-cell office:value-type="float" office:value="0" calcext:value-type="float">
            <text:p>0</text:p>
          </table:table-cell>
          <table:table-cell office:value-type="float" office:value="0.399357789861" calcext:value-type="float">
            <text:p>0.399357789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2" calcext:value-type="float">
            <text:p>502.2</text:p>
          </table:table-cell>
          <table:table-cell office:value-type="float" office:value="0" calcext:value-type="float">
            <text:p>0</text:p>
          </table:table-cell>
          <table:table-cell office:value-type="float" office:value="0.399356950566" calcext:value-type="float">
            <text:p>0.399356950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3" calcext:value-type="float">
            <text:p>502.3</text:p>
          </table:table-cell>
          <table:table-cell office:value-type="float" office:value="0" calcext:value-type="float">
            <text:p>0</text:p>
          </table:table-cell>
          <table:table-cell office:value-type="float" office:value="0.399356109375" calcext:value-type="float">
            <text:p>0.3993561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4" calcext:value-type="float">
            <text:p>502.4</text:p>
          </table:table-cell>
          <table:table-cell office:value-type="float" office:value="0" calcext:value-type="float">
            <text:p>0</text:p>
          </table:table-cell>
          <table:table-cell office:value-type="float" office:value="0.399355266288" calcext:value-type="float">
            <text:p>0.399355266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5" calcext:value-type="float">
            <text:p>502.5</text:p>
          </table:table-cell>
          <table:table-cell office:value-type="float" office:value="0" calcext:value-type="float">
            <text:p>0</text:p>
          </table:table-cell>
          <table:table-cell office:value-type="float" office:value="0.399354421308" calcext:value-type="float">
            <text:p>0.39935442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6" calcext:value-type="float">
            <text:p>502.6</text:p>
          </table:table-cell>
          <table:table-cell office:value-type="float" office:value="0" calcext:value-type="float">
            <text:p>0</text:p>
          </table:table-cell>
          <table:table-cell office:value-type="float" office:value="0.399261874417" calcext:value-type="float">
            <text:p>0.399261874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7" calcext:value-type="float">
            <text:p>502.7</text:p>
          </table:table-cell>
          <table:table-cell office:value-type="float" office:value="0" calcext:value-type="float">
            <text:p>0</text:p>
          </table:table-cell>
          <table:table-cell office:value-type="float" office:value="0.399169326025" calcext:value-type="float">
            <text:p>0.399169326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8" calcext:value-type="float">
            <text:p>502.8</text:p>
          </table:table-cell>
          <table:table-cell office:value-type="float" office:value="0" calcext:value-type="float">
            <text:p>0</text:p>
          </table:table-cell>
          <table:table-cell office:value-type="float" office:value="0.399076776132" calcext:value-type="float">
            <text:p>0.399076776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9" calcext:value-type="float">
            <text:p>502.9</text:p>
          </table:table-cell>
          <table:table-cell office:value-type="float" office:value="0" calcext:value-type="float">
            <text:p>0</text:p>
          </table:table-cell>
          <table:table-cell office:value-type="float" office:value="0.398984224742" calcext:value-type="float">
            <text:p>0.398984224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0.398891671857" calcext:value-type="float">
            <text:p>0.39889167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1" calcext:value-type="float">
            <text:p>503.1</text:p>
          </table:table-cell>
          <table:table-cell office:value-type="float" office:value="0" calcext:value-type="float">
            <text:p>0</text:p>
          </table:table-cell>
          <table:table-cell office:value-type="float" office:value="0.398911641681" calcext:value-type="float">
            <text:p>0.39891164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2" calcext:value-type="float">
            <text:p>503.2</text:p>
          </table:table-cell>
          <table:table-cell office:value-type="float" office:value="0" calcext:value-type="float">
            <text:p>0</text:p>
          </table:table-cell>
          <table:table-cell office:value-type="float" office:value="0.398931609692" calcext:value-type="float">
            <text:p>0.398931609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3" calcext:value-type="float">
            <text:p>503.3</text:p>
          </table:table-cell>
          <table:table-cell office:value-type="float" office:value="0" calcext:value-type="float">
            <text:p>0</text:p>
          </table:table-cell>
          <table:table-cell office:value-type="float" office:value="0.39895157589" calcext:value-type="float">
            <text:p>0.3989515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4" calcext:value-type="float">
            <text:p>503.4</text:p>
          </table:table-cell>
          <table:table-cell office:value-type="float" office:value="0" calcext:value-type="float">
            <text:p>0</text:p>
          </table:table-cell>
          <table:table-cell office:value-type="float" office:value="0.398971540276" calcext:value-type="float">
            <text:p>0.39897154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5" calcext:value-type="float">
            <text:p>503.5</text:p>
          </table:table-cell>
          <table:table-cell office:value-type="float" office:value="0" calcext:value-type="float">
            <text:p>0</text:p>
          </table:table-cell>
          <table:table-cell office:value-type="float" office:value="0.398991502852" calcext:value-type="float">
            <text:p>0.39899150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6" calcext:value-type="float">
            <text:p>503.6</text:p>
          </table:table-cell>
          <table:table-cell office:value-type="float" office:value="0" calcext:value-type="float">
            <text:p>0</text:p>
          </table:table-cell>
          <table:table-cell office:value-type="float" office:value="0.398920393423" calcext:value-type="float">
            <text:p>0.398920393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7" calcext:value-type="float">
            <text:p>503.7</text:p>
          </table:table-cell>
          <table:table-cell office:value-type="float" office:value="0" calcext:value-type="float">
            <text:p>0</text:p>
          </table:table-cell>
          <table:table-cell office:value-type="float" office:value="0.398849694783" calcext:value-type="float">
            <text:p>0.39884969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8" calcext:value-type="float">
            <text:p>503.8</text:p>
          </table:table-cell>
          <table:table-cell office:value-type="float" office:value="0" calcext:value-type="float">
            <text:p>0</text:p>
          </table:table-cell>
          <table:table-cell office:value-type="float" office:value="0.398779188465" calcext:value-type="float">
            <text:p>0.398779188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9" calcext:value-type="float">
            <text:p>503.9</text:p>
          </table:table-cell>
          <table:table-cell office:value-type="float" office:value="0" calcext:value-type="float">
            <text:p>0</text:p>
          </table:table-cell>
          <table:table-cell office:value-type="float" office:value="0.398708672323" calcext:value-type="float">
            <text:p>0.39870867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0.398637960512" calcext:value-type="float">
            <text:p>0.398637960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1" calcext:value-type="float">
            <text:p>504.1</text:p>
          </table:table-cell>
          <table:table-cell office:value-type="float" office:value="0" calcext:value-type="float">
            <text:p>0</text:p>
          </table:table-cell>
          <table:table-cell office:value-type="float" office:value="0.398734255385" calcext:value-type="float">
            <text:p>0.39873425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2" calcext:value-type="float">
            <text:p>504.2</text:p>
          </table:table-cell>
          <table:table-cell office:value-type="float" office:value="0" calcext:value-type="float">
            <text:p>0</text:p>
          </table:table-cell>
          <table:table-cell office:value-type="float" office:value="0.39883004285" calcext:value-type="float">
            <text:p>0.39883004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3" calcext:value-type="float">
            <text:p>504.3</text:p>
          </table:table-cell>
          <table:table-cell office:value-type="float" office:value="0" calcext:value-type="float">
            <text:p>0</text:p>
          </table:table-cell>
          <table:table-cell office:value-type="float" office:value="0.398925185081" calcext:value-type="float">
            <text:p>0.398925185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4" calcext:value-type="float">
            <text:p>504.4</text:p>
          </table:table-cell>
          <table:table-cell office:value-type="float" office:value="0" calcext:value-type="float">
            <text:p>0</text:p>
          </table:table-cell>
          <table:table-cell office:value-type="float" office:value="0.399019560294" calcext:value-type="float">
            <text:p>0.39901956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5" calcext:value-type="float">
            <text:p>504.5</text:p>
          </table:table-cell>
          <table:table-cell office:value-type="float" office:value="0" calcext:value-type="float">
            <text:p>0</text:p>
          </table:table-cell>
          <table:table-cell office:value-type="float" office:value="0.399113062777" calcext:value-type="float">
            <text:p>0.39911306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6" calcext:value-type="float">
            <text:p>504.6</text:p>
          </table:table-cell>
          <table:table-cell office:value-type="float" office:value="0" calcext:value-type="float">
            <text:p>0</text:p>
          </table:table-cell>
          <table:table-cell office:value-type="float" office:value="0.399205438625" calcext:value-type="float">
            <text:p>0.39920543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7" calcext:value-type="float">
            <text:p>504.7</text:p>
          </table:table-cell>
          <table:table-cell office:value-type="float" office:value="0" calcext:value-type="float">
            <text:p>0</text:p>
          </table:table-cell>
          <table:table-cell office:value-type="float" office:value="0.399296672889" calcext:value-type="float">
            <text:p>0.39929667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8" calcext:value-type="float">
            <text:p>504.8</text:p>
          </table:table-cell>
          <table:table-cell office:value-type="float" office:value="0" calcext:value-type="float">
            <text:p>0</text:p>
          </table:table-cell>
          <table:table-cell office:value-type="float" office:value="0.399386762751" calcext:value-type="float">
            <text:p>0.39938676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9" calcext:value-type="float">
            <text:p>504.9</text:p>
          </table:table-cell>
          <table:table-cell office:value-type="float" office:value="0" calcext:value-type="float">
            <text:p>0</text:p>
          </table:table-cell>
          <table:table-cell office:value-type="float" office:value="0.399475717546" calcext:value-type="float">
            <text:p>0.399475717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0.399563558773" calcext:value-type="float">
            <text:p>0.399563558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1" calcext:value-type="float">
            <text:p>505.1</text:p>
          </table:table-cell>
          <table:table-cell office:value-type="float" office:value="0" calcext:value-type="float">
            <text:p>0</text:p>
          </table:table-cell>
          <table:table-cell office:value-type="float" office:value="0.399565282513" calcext:value-type="float">
            <text:p>0.39956528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2" calcext:value-type="float">
            <text:p>505.2</text:p>
          </table:table-cell>
          <table:table-cell office:value-type="float" office:value="0" calcext:value-type="float">
            <text:p>0</text:p>
          </table:table-cell>
          <table:table-cell office:value-type="float" office:value="0.399565974464" calcext:value-type="float">
            <text:p>0.39956597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3" calcext:value-type="float">
            <text:p>505.3</text:p>
          </table:table-cell>
          <table:table-cell office:value-type="float" office:value="0" calcext:value-type="float">
            <text:p>0</text:p>
          </table:table-cell>
          <table:table-cell office:value-type="float" office:value="0.399565693317" calcext:value-type="float">
            <text:p>0.399565693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4" calcext:value-type="float">
            <text:p>505.4</text:p>
          </table:table-cell>
          <table:table-cell office:value-type="float" office:value="0" calcext:value-type="float">
            <text:p>0</text:p>
          </table:table-cell>
          <table:table-cell office:value-type="float" office:value="0.39956450992" calcext:value-type="float">
            <text:p>0.3995645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5" calcext:value-type="float">
            <text:p>505.5</text:p>
          </table:table-cell>
          <table:table-cell office:value-type="float" office:value="0" calcext:value-type="float">
            <text:p>0</text:p>
          </table:table-cell>
          <table:table-cell office:value-type="float" office:value="0.399562507279" calcext:value-type="float">
            <text:p>0.399562507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6" calcext:value-type="float">
            <text:p>505.6</text:p>
          </table:table-cell>
          <table:table-cell office:value-type="float" office:value="0" calcext:value-type="float">
            <text:p>0</text:p>
          </table:table-cell>
          <table:table-cell office:value-type="float" office:value="0.399559945" calcext:value-type="float">
            <text:p>0.39955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7" calcext:value-type="float">
            <text:p>505.7</text:p>
          </table:table-cell>
          <table:table-cell office:value-type="float" office:value="0" calcext:value-type="float">
            <text:p>0</text:p>
          </table:table-cell>
          <table:table-cell office:value-type="float" office:value="0.399556871667" calcext:value-type="float">
            <text:p>0.39955687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8" calcext:value-type="float">
            <text:p>505.8</text:p>
          </table:table-cell>
          <table:table-cell office:value-type="float" office:value="0" calcext:value-type="float">
            <text:p>0</text:p>
          </table:table-cell>
          <table:table-cell office:value-type="float" office:value="0.399553352066" calcext:value-type="float">
            <text:p>0.39955335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.9" calcext:value-type="float">
            <text:p>505.9</text:p>
          </table:table-cell>
          <table:table-cell office:value-type="float" office:value="0" calcext:value-type="float">
            <text:p>0</text:p>
          </table:table-cell>
          <table:table-cell office:value-type="float" office:value="0.399549467186" calcext:value-type="float">
            <text:p>0.399549467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0.39954531422" calcext:value-type="float">
            <text:p>0.3995453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1" calcext:value-type="float">
            <text:p>506.1</text:p>
          </table:table-cell>
          <table:table-cell office:value-type="float" office:value="0" calcext:value-type="float">
            <text:p>0</text:p>
          </table:table-cell>
          <table:table-cell office:value-type="float" office:value="0.399651139117" calcext:value-type="float">
            <text:p>0.399651139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2" calcext:value-type="float">
            <text:p>506.2</text:p>
          </table:table-cell>
          <table:table-cell office:value-type="float" office:value="0" calcext:value-type="float">
            <text:p>0</text:p>
          </table:table-cell>
          <table:table-cell office:value-type="float" office:value="0.399756944593" calcext:value-type="float">
            <text:p>0.399756944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3" calcext:value-type="float">
            <text:p>506.3</text:p>
          </table:table-cell>
          <table:table-cell office:value-type="float" office:value="0" calcext:value-type="float">
            <text:p>0</text:p>
          </table:table-cell>
          <table:table-cell office:value-type="float" office:value="0.399862876541" calcext:value-type="float">
            <text:p>0.399862876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4" calcext:value-type="float">
            <text:p>506.4</text:p>
          </table:table-cell>
          <table:table-cell office:value-type="float" office:value="0" calcext:value-type="float">
            <text:p>0</text:p>
          </table:table-cell>
          <table:table-cell office:value-type="float" office:value="0.399969097236" calcext:value-type="float">
            <text:p>0.399969097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5" calcext:value-type="float">
            <text:p>506.5</text:p>
          </table:table-cell>
          <table:table-cell office:value-type="float" office:value="0" calcext:value-type="float">
            <text:p>0</text:p>
          </table:table-cell>
          <table:table-cell office:value-type="float" office:value="0.400075785353" calcext:value-type="float">
            <text:p>0.40007578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6" calcext:value-type="float">
            <text:p>506.6</text:p>
          </table:table-cell>
          <table:table-cell office:value-type="float" office:value="0" calcext:value-type="float">
            <text:p>0</text:p>
          </table:table-cell>
          <table:table-cell office:value-type="float" office:value="0.400182971273" calcext:value-type="float">
            <text:p>0.40018297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7" calcext:value-type="float">
            <text:p>506.7</text:p>
          </table:table-cell>
          <table:table-cell office:value-type="float" office:value="0" calcext:value-type="float">
            <text:p>0</text:p>
          </table:table-cell>
          <table:table-cell office:value-type="float" office:value="0.400290014688" calcext:value-type="float">
            <text:p>0.400290014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8" calcext:value-type="float">
            <text:p>506.8</text:p>
          </table:table-cell>
          <table:table-cell office:value-type="float" office:value="0" calcext:value-type="float">
            <text:p>0</text:p>
          </table:table-cell>
          <table:table-cell office:value-type="float" office:value="0.400396929679" calcext:value-type="float">
            <text:p>0.400396929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.9" calcext:value-type="float">
            <text:p>506.9</text:p>
          </table:table-cell>
          <table:table-cell office:value-type="float" office:value="0" calcext:value-type="float">
            <text:p>0</text:p>
          </table:table-cell>
          <table:table-cell office:value-type="float" office:value="0.400503726284" calcext:value-type="float">
            <text:p>0.40050372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0.400610410488" calcext:value-type="float">
            <text:p>0.40061041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1" calcext:value-type="float">
            <text:p>507.1</text:p>
          </table:table-cell>
          <table:table-cell office:value-type="float" office:value="0" calcext:value-type="float">
            <text:p>0</text:p>
          </table:table-cell>
          <table:table-cell office:value-type="float" office:value="0.40059667128" calcext:value-type="float">
            <text:p>0.40059667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2" calcext:value-type="float">
            <text:p>507.2</text:p>
          </table:table-cell>
          <table:table-cell office:value-type="float" office:value="0" calcext:value-type="float">
            <text:p>0</text:p>
          </table:table-cell>
          <table:table-cell office:value-type="float" office:value="0.400582814378" calcext:value-type="float">
            <text:p>0.400582814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3" calcext:value-type="float">
            <text:p>507.3</text:p>
          </table:table-cell>
          <table:table-cell office:value-type="float" office:value="0" calcext:value-type="float">
            <text:p>0</text:p>
          </table:table-cell>
          <table:table-cell office:value-type="float" office:value="0.400568833695" calcext:value-type="float">
            <text:p>0.400568833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4" calcext:value-type="float">
            <text:p>507.4</text:p>
          </table:table-cell>
          <table:table-cell office:value-type="float" office:value="0" calcext:value-type="float">
            <text:p>0</text:p>
          </table:table-cell>
          <table:table-cell office:value-type="float" office:value="0.40055471909" calcext:value-type="float">
            <text:p>0.4005547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5" calcext:value-type="float">
            <text:p>507.5</text:p>
          </table:table-cell>
          <table:table-cell office:value-type="float" office:value="0" calcext:value-type="float">
            <text:p>0</text:p>
          </table:table-cell>
          <table:table-cell office:value-type="float" office:value="0.40054045636" calcext:value-type="float">
            <text:p>0.4005404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6" calcext:value-type="float">
            <text:p>507.6</text:p>
          </table:table-cell>
          <table:table-cell office:value-type="float" office:value="0" calcext:value-type="float">
            <text:p>0</text:p>
          </table:table-cell>
          <table:table-cell office:value-type="float" office:value="0.400617785783" calcext:value-type="float">
            <text:p>0.400617785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7" calcext:value-type="float">
            <text:p>507.7</text:p>
          </table:table-cell>
          <table:table-cell office:value-type="float" office:value="0" calcext:value-type="float">
            <text:p>0</text:p>
          </table:table-cell>
          <table:table-cell office:value-type="float" office:value="0.400695147727" calcext:value-type="float">
            <text:p>0.40069514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8" calcext:value-type="float">
            <text:p>507.8</text:p>
          </table:table-cell>
          <table:table-cell office:value-type="float" office:value="0" calcext:value-type="float">
            <text:p>0</text:p>
          </table:table-cell>
          <table:table-cell office:value-type="float" office:value="0.400772582854" calcext:value-type="float">
            <text:p>0.40077258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9" calcext:value-type="float">
            <text:p>507.9</text:p>
          </table:table-cell>
          <table:table-cell office:value-type="float" office:value="0" calcext:value-type="float">
            <text:p>0</text:p>
          </table:table-cell>
          <table:table-cell office:value-type="float" office:value="0.400850131865" calcext:value-type="float">
            <text:p>0.40085013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0.400927835492" calcext:value-type="float">
            <text:p>0.400927835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1" calcext:value-type="float">
            <text:p>508.1</text:p>
          </table:table-cell>
          <table:table-cell office:value-type="float" office:value="0" calcext:value-type="float">
            <text:p>0</text:p>
          </table:table-cell>
          <table:table-cell office:value-type="float" office:value="0.400913362391" calcext:value-type="float">
            <text:p>0.40091336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2" calcext:value-type="float">
            <text:p>508.2</text:p>
          </table:table-cell>
          <table:table-cell office:value-type="float" office:value="0" calcext:value-type="float">
            <text:p>0</text:p>
          </table:table-cell>
          <table:table-cell office:value-type="float" office:value="0.400899131792" calcext:value-type="float">
            <text:p>0.40089913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3" calcext:value-type="float">
            <text:p>508.3</text:p>
          </table:table-cell>
          <table:table-cell office:value-type="float" office:value="0" calcext:value-type="float">
            <text:p>0</text:p>
          </table:table-cell>
          <table:table-cell office:value-type="float" office:value="0.400885184331" calcext:value-type="float">
            <text:p>0.400885184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4" calcext:value-type="float">
            <text:p>508.4</text:p>
          </table:table-cell>
          <table:table-cell office:value-type="float" office:value="0" calcext:value-type="float">
            <text:p>0</text:p>
          </table:table-cell>
          <table:table-cell office:value-type="float" office:value="0.400871560645" calcext:value-type="float">
            <text:p>0.40087156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5" calcext:value-type="float">
            <text:p>508.5</text:p>
          </table:table-cell>
          <table:table-cell office:value-type="float" office:value="0" calcext:value-type="float">
            <text:p>0</text:p>
          </table:table-cell>
          <table:table-cell office:value-type="float" office:value="0.400858301368" calcext:value-type="float">
            <text:p>0.40085830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6" calcext:value-type="float">
            <text:p>508.6</text:p>
          </table:table-cell>
          <table:table-cell office:value-type="float" office:value="0" calcext:value-type="float">
            <text:p>0</text:p>
          </table:table-cell>
          <table:table-cell office:value-type="float" office:value="0.40093667865" calcext:value-type="float">
            <text:p>0.4009366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7" calcext:value-type="float">
            <text:p>508.7</text:p>
          </table:table-cell>
          <table:table-cell office:value-type="float" office:value="0" calcext:value-type="float">
            <text:p>0</text:p>
          </table:table-cell>
          <table:table-cell office:value-type="float" office:value="0.401014949201" calcext:value-type="float">
            <text:p>0.401014949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8" calcext:value-type="float">
            <text:p>508.8</text:p>
          </table:table-cell>
          <table:table-cell office:value-type="float" office:value="0" calcext:value-type="float">
            <text:p>0</text:p>
          </table:table-cell>
          <table:table-cell office:value-type="float" office:value="0.401093251223" calcext:value-type="float">
            <text:p>0.40109325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.9" calcext:value-type="float">
            <text:p>508.9</text:p>
          </table:table-cell>
          <table:table-cell office:value-type="float" office:value="0" calcext:value-type="float">
            <text:p>0</text:p>
          </table:table-cell>
          <table:table-cell office:value-type="float" office:value="0.401171706758" calcext:value-type="float">
            <text:p>0.401171706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0.401250421679" calcext:value-type="float">
            <text:p>0.40125042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1" calcext:value-type="float">
            <text:p>509.1</text:p>
          </table:table-cell>
          <table:table-cell office:value-type="float" office:value="0" calcext:value-type="float">
            <text:p>0</text:p>
          </table:table-cell>
          <table:table-cell office:value-type="float" office:value="0.401341323358" calcext:value-type="float">
            <text:p>0.40134132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2" calcext:value-type="float">
            <text:p>509.2</text:p>
          </table:table-cell>
          <table:table-cell office:value-type="float" office:value="0" calcext:value-type="float">
            <text:p>0</text:p>
          </table:table-cell>
          <table:table-cell office:value-type="float" office:value="0.401432651928" calcext:value-type="float">
            <text:p>0.40143265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3" calcext:value-type="float">
            <text:p>509.3</text:p>
          </table:table-cell>
          <table:table-cell office:value-type="float" office:value="0" calcext:value-type="float">
            <text:p>0</text:p>
          </table:table-cell>
          <table:table-cell office:value-type="float" office:value="0.401524464683" calcext:value-type="float">
            <text:p>0.401524464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4" calcext:value-type="float">
            <text:p>509.4</text:p>
          </table:table-cell>
          <table:table-cell office:value-type="float" office:value="0" calcext:value-type="float">
            <text:p>0</text:p>
          </table:table-cell>
          <table:table-cell office:value-type="float" office:value="0.40161680268" calcext:value-type="float">
            <text:p>0.4016168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5" calcext:value-type="float">
            <text:p>509.5</text:p>
          </table:table-cell>
          <table:table-cell office:value-type="float" office:value="0" calcext:value-type="float">
            <text:p>0</text:p>
          </table:table-cell>
          <table:table-cell office:value-type="float" office:value="0.401709690724" calcext:value-type="float">
            <text:p>0.40170969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6" calcext:value-type="float">
            <text:p>509.6</text:p>
          </table:table-cell>
          <table:table-cell office:value-type="float" office:value="0" calcext:value-type="float">
            <text:p>0</text:p>
          </table:table-cell>
          <table:table-cell office:value-type="float" office:value="0.401711422409" calcext:value-type="float">
            <text:p>0.40171142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7" calcext:value-type="float">
            <text:p>509.7</text:p>
          </table:table-cell>
          <table:table-cell office:value-type="float" office:value="0" calcext:value-type="float">
            <text:p>0</text:p>
          </table:table-cell>
          <table:table-cell office:value-type="float" office:value="0.401713932439" calcext:value-type="float">
            <text:p>0.40171393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8" calcext:value-type="float">
            <text:p>509.8</text:p>
          </table:table-cell>
          <table:table-cell office:value-type="float" office:value="0" calcext:value-type="float">
            <text:p>0</text:p>
          </table:table-cell>
          <table:table-cell office:value-type="float" office:value="0.401717263618" calcext:value-type="float">
            <text:p>0.401717263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.9" calcext:value-type="float">
            <text:p>509.9</text:p>
          </table:table-cell>
          <table:table-cell office:value-type="float" office:value="0" calcext:value-type="float">
            <text:p>0</text:p>
          </table:table-cell>
          <table:table-cell office:value-type="float" office:value="0.401721446535" calcext:value-type="float">
            <text:p>0.40172144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0.401726499564" calcext:value-type="float">
            <text:p>0.401726499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1" calcext:value-type="float">
            <text:p>510.1</text:p>
          </table:table-cell>
          <table:table-cell office:value-type="float" office:value="0" calcext:value-type="float">
            <text:p>0</text:p>
          </table:table-cell>
          <table:table-cell office:value-type="float" office:value="0.401829904055" calcext:value-type="float">
            <text:p>0.401829904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2" calcext:value-type="float">
            <text:p>510.2</text:p>
          </table:table-cell>
          <table:table-cell office:value-type="float" office:value="0" calcext:value-type="float">
            <text:p>0</text:p>
          </table:table-cell>
          <table:table-cell office:value-type="float" office:value="0.401934185224" calcext:value-type="float">
            <text:p>0.401934185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3" calcext:value-type="float">
            <text:p>510.3</text:p>
          </table:table-cell>
          <table:table-cell office:value-type="float" office:value="0" calcext:value-type="float">
            <text:p>0</text:p>
          </table:table-cell>
          <table:table-cell office:value-type="float" office:value="0.402039325418" calcext:value-type="float">
            <text:p>0.402039325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4" calcext:value-type="float">
            <text:p>510.4</text:p>
          </table:table-cell>
          <table:table-cell office:value-type="float" office:value="0" calcext:value-type="float">
            <text:p>0</text:p>
          </table:table-cell>
          <table:table-cell office:value-type="float" office:value="0.402145294729" calcext:value-type="float">
            <text:p>0.40214529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5" calcext:value-type="float">
            <text:p>510.5</text:p>
          </table:table-cell>
          <table:table-cell office:value-type="float" office:value="0" calcext:value-type="float">
            <text:p>0</text:p>
          </table:table-cell>
          <table:table-cell office:value-type="float" office:value="0.402252050987" calcext:value-type="float">
            <text:p>0.402252050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6" calcext:value-type="float">
            <text:p>510.6</text:p>
          </table:table-cell>
          <table:table-cell office:value-type="float" office:value="0" calcext:value-type="float">
            <text:p>0</text:p>
          </table:table-cell>
          <table:table-cell office:value-type="float" office:value="0.402267802497" calcext:value-type="float">
            <text:p>0.40226780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7" calcext:value-type="float">
            <text:p>510.7</text:p>
          </table:table-cell>
          <table:table-cell office:value-type="float" office:value="0" calcext:value-type="float">
            <text:p>0</text:p>
          </table:table-cell>
          <table:table-cell office:value-type="float" office:value="0.402284212261" calcext:value-type="float">
            <text:p>0.40228421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8" calcext:value-type="float">
            <text:p>510.8</text:p>
          </table:table-cell>
          <table:table-cell office:value-type="float" office:value="0" calcext:value-type="float">
            <text:p>0</text:p>
          </table:table-cell>
          <table:table-cell office:value-type="float" office:value="0.402301200812" calcext:value-type="float">
            <text:p>0.40230120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.9" calcext:value-type="float">
            <text:p>510.9</text:p>
          </table:table-cell>
          <table:table-cell office:value-type="float" office:value="0" calcext:value-type="float">
            <text:p>0</text:p>
          </table:table-cell>
          <table:table-cell office:value-type="float" office:value="0.402318676433" calcext:value-type="float">
            <text:p>0.40231867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0.402336535153" calcext:value-type="float">
            <text:p>0.402336535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1" calcext:value-type="float">
            <text:p>511.1</text:p>
          </table:table-cell>
          <table:table-cell office:value-type="float" office:value="0" calcext:value-type="float">
            <text:p>0</text:p>
          </table:table-cell>
          <table:table-cell office:value-type="float" office:value="0.402438083918" calcext:value-type="float">
            <text:p>0.402438083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2" calcext:value-type="float">
            <text:p>511.2</text:p>
          </table:table-cell>
          <table:table-cell office:value-type="float" office:value="0" calcext:value-type="float">
            <text:p>0</text:p>
          </table:table-cell>
          <table:table-cell office:value-type="float" office:value="0.402539774753" calcext:value-type="float">
            <text:p>0.402539774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3" calcext:value-type="float">
            <text:p>511.3</text:p>
          </table:table-cell>
          <table:table-cell office:value-type="float" office:value="0" calcext:value-type="float">
            <text:p>0</text:p>
          </table:table-cell>
          <table:table-cell office:value-type="float" office:value="0.402641466903" calcext:value-type="float">
            <text:p>0.402641466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4" calcext:value-type="float">
            <text:p>511.4</text:p>
          </table:table-cell>
          <table:table-cell office:value-type="float" office:value="0" calcext:value-type="float">
            <text:p>0</text:p>
          </table:table-cell>
          <table:table-cell office:value-type="float" office:value="0.402743007218" calcext:value-type="float">
            <text:p>0.40274300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5" calcext:value-type="float">
            <text:p>511.5</text:p>
          </table:table-cell>
          <table:table-cell office:value-type="float" office:value="0" calcext:value-type="float">
            <text:p>0</text:p>
          </table:table-cell>
          <table:table-cell office:value-type="float" office:value="0.402844230141" calcext:value-type="float">
            <text:p>0.40284423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6" calcext:value-type="float">
            <text:p>511.6</text:p>
          </table:table-cell>
          <table:table-cell office:value-type="float" office:value="0" calcext:value-type="float">
            <text:p>0</text:p>
          </table:table-cell>
          <table:table-cell office:value-type="float" office:value="0.402853191587" calcext:value-type="float">
            <text:p>0.40285319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7" calcext:value-type="float">
            <text:p>511.7</text:p>
          </table:table-cell>
          <table:table-cell office:value-type="float" office:value="0" calcext:value-type="float">
            <text:p>0</text:p>
          </table:table-cell>
          <table:table-cell office:value-type="float" office:value="0.402862151" calcext:value-type="float">
            <text:p>0.40286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8" calcext:value-type="float">
            <text:p>511.8</text:p>
          </table:table-cell>
          <table:table-cell office:value-type="float" office:value="0" calcext:value-type="float">
            <text:p>0</text:p>
          </table:table-cell>
          <table:table-cell office:value-type="float" office:value="0.402871108381" calcext:value-type="float">
            <text:p>0.40287110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.9" calcext:value-type="float">
            <text:p>511.9</text:p>
          </table:table-cell>
          <table:table-cell office:value-type="float" office:value="0" calcext:value-type="float">
            <text:p>0</text:p>
          </table:table-cell>
          <table:table-cell office:value-type="float" office:value="0.402880063732" calcext:value-type="float">
            <text:p>0.402880063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0.402889017052" calcext:value-type="float">
            <text:p>0.402889017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1" calcext:value-type="float">
            <text:p>512.1</text:p>
          </table:table-cell>
          <table:table-cell office:value-type="float" office:value="0" calcext:value-type="float">
            <text:p>0</text:p>
          </table:table-cell>
          <table:table-cell office:value-type="float" office:value="0.402905594029" calcext:value-type="float">
            <text:p>0.402905594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2" calcext:value-type="float">
            <text:p>512.2</text:p>
          </table:table-cell>
          <table:table-cell office:value-type="float" office:value="0" calcext:value-type="float">
            <text:p>0</text:p>
          </table:table-cell>
          <table:table-cell office:value-type="float" office:value="0.40292216941" calcext:value-type="float">
            <text:p>0.40292216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3" calcext:value-type="float">
            <text:p>512.3</text:p>
          </table:table-cell>
          <table:table-cell office:value-type="float" office:value="0" calcext:value-type="float">
            <text:p>0</text:p>
          </table:table-cell>
          <table:table-cell office:value-type="float" office:value="0.402938743196" calcext:value-type="float">
            <text:p>0.40293874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4" calcext:value-type="float">
            <text:p>512.4</text:p>
          </table:table-cell>
          <table:table-cell office:value-type="float" office:value="0" calcext:value-type="float">
            <text:p>0</text:p>
          </table:table-cell>
          <table:table-cell office:value-type="float" office:value="0.402955315388" calcext:value-type="float">
            <text:p>0.402955315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5" calcext:value-type="float">
            <text:p>512.5</text:p>
          </table:table-cell>
          <table:table-cell office:value-type="float" office:value="0" calcext:value-type="float">
            <text:p>0</text:p>
          </table:table-cell>
          <table:table-cell office:value-type="float" office:value="0.402971885987" calcext:value-type="float">
            <text:p>0.402971885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6" calcext:value-type="float">
            <text:p>512.6</text:p>
          </table:table-cell>
          <table:table-cell office:value-type="float" office:value="0" calcext:value-type="float">
            <text:p>0</text:p>
          </table:table-cell>
          <table:table-cell office:value-type="float" office:value="0.403080251908" calcext:value-type="float">
            <text:p>0.40308025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7" calcext:value-type="float">
            <text:p>512.7</text:p>
          </table:table-cell>
          <table:table-cell office:value-type="float" office:value="0" calcext:value-type="float">
            <text:p>0</text:p>
          </table:table-cell>
          <table:table-cell office:value-type="float" office:value="0.403188623785" calcext:value-type="float">
            <text:p>0.403188623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8" calcext:value-type="float">
            <text:p>512.8</text:p>
          </table:table-cell>
          <table:table-cell office:value-type="float" office:value="0" calcext:value-type="float">
            <text:p>0</text:p>
          </table:table-cell>
          <table:table-cell office:value-type="float" office:value="0.403297001618" calcext:value-type="float">
            <text:p>0.40329700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9" calcext:value-type="float">
            <text:p>512.9</text:p>
          </table:table-cell>
          <table:table-cell office:value-type="float" office:value="0" calcext:value-type="float">
            <text:p>0</text:p>
          </table:table-cell>
          <table:table-cell office:value-type="float" office:value="0.403405385406" calcext:value-type="float">
            <text:p>0.403405385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0.403513775149" calcext:value-type="float">
            <text:p>0.403513775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1" calcext:value-type="float">
            <text:p>513.1</text:p>
          </table:table-cell>
          <table:table-cell office:value-type="float" office:value="0" calcext:value-type="float">
            <text:p>0</text:p>
          </table:table-cell>
          <table:table-cell office:value-type="float" office:value="0.403512295264" calcext:value-type="float">
            <text:p>0.403512295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2" calcext:value-type="float">
            <text:p>513.2</text:p>
          </table:table-cell>
          <table:table-cell office:value-type="float" office:value="0" calcext:value-type="float">
            <text:p>0</text:p>
          </table:table-cell>
          <table:table-cell office:value-type="float" office:value="0.403510813648" calcext:value-type="float">
            <text:p>0.403510813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3" calcext:value-type="float">
            <text:p>513.3</text:p>
          </table:table-cell>
          <table:table-cell office:value-type="float" office:value="0" calcext:value-type="float">
            <text:p>0</text:p>
          </table:table-cell>
          <table:table-cell office:value-type="float" office:value="0.403509330302" calcext:value-type="float">
            <text:p>0.40350933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4" calcext:value-type="float">
            <text:p>513.4</text:p>
          </table:table-cell>
          <table:table-cell office:value-type="float" office:value="0" calcext:value-type="float">
            <text:p>0</text:p>
          </table:table-cell>
          <table:table-cell office:value-type="float" office:value="0.403507845227" calcext:value-type="float">
            <text:p>0.403507845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5" calcext:value-type="float">
            <text:p>513.5</text:p>
          </table:table-cell>
          <table:table-cell office:value-type="float" office:value="0" calcext:value-type="float">
            <text:p>0</text:p>
          </table:table-cell>
          <table:table-cell office:value-type="float" office:value="0.403506358422" calcext:value-type="float">
            <text:p>0.403506358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6" calcext:value-type="float">
            <text:p>513.6</text:p>
          </table:table-cell>
          <table:table-cell office:value-type="float" office:value="0" calcext:value-type="float">
            <text:p>0</text:p>
          </table:table-cell>
          <table:table-cell office:value-type="float" office:value="0.403504869891" calcext:value-type="float">
            <text:p>0.403504869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7" calcext:value-type="float">
            <text:p>513.7</text:p>
          </table:table-cell>
          <table:table-cell office:value-type="float" office:value="0" calcext:value-type="float">
            <text:p>0</text:p>
          </table:table-cell>
          <table:table-cell office:value-type="float" office:value="0.403503379633" calcext:value-type="float">
            <text:p>0.403503379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8" calcext:value-type="float">
            <text:p>513.8</text:p>
          </table:table-cell>
          <table:table-cell office:value-type="float" office:value="0" calcext:value-type="float">
            <text:p>0</text:p>
          </table:table-cell>
          <table:table-cell office:value-type="float" office:value="0.40350188765" calcext:value-type="float">
            <text:p>0.40350188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.9" calcext:value-type="float">
            <text:p>513.9</text:p>
          </table:table-cell>
          <table:table-cell office:value-type="float" office:value="0" calcext:value-type="float">
            <text:p>0</text:p>
          </table:table-cell>
          <table:table-cell office:value-type="float" office:value="0.403500393941" calcext:value-type="float">
            <text:p>0.403500393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0.403498898509" calcext:value-type="float">
            <text:p>0.40349889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1" calcext:value-type="float">
            <text:p>514.1</text:p>
          </table:table-cell>
          <table:table-cell office:value-type="float" office:value="0" calcext:value-type="float">
            <text:p>0</text:p>
          </table:table-cell>
          <table:table-cell office:value-type="float" office:value="0.403613072927" calcext:value-type="float">
            <text:p>0.40361307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2" calcext:value-type="float">
            <text:p>514.2</text:p>
          </table:table-cell>
          <table:table-cell office:value-type="float" office:value="0" calcext:value-type="float">
            <text:p>0</text:p>
          </table:table-cell>
          <table:table-cell office:value-type="float" office:value="0.403727255604" calcext:value-type="float">
            <text:p>0.403727255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3" calcext:value-type="float">
            <text:p>514.3</text:p>
          </table:table-cell>
          <table:table-cell office:value-type="float" office:value="0" calcext:value-type="float">
            <text:p>0</text:p>
          </table:table-cell>
          <table:table-cell office:value-type="float" office:value="0.403841446538" calcext:value-type="float">
            <text:p>0.403841446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4" calcext:value-type="float">
            <text:p>514.4</text:p>
          </table:table-cell>
          <table:table-cell office:value-type="float" office:value="0" calcext:value-type="float">
            <text:p>0</text:p>
          </table:table-cell>
          <table:table-cell office:value-type="float" office:value="0.40395564573" calcext:value-type="float">
            <text:p>0.40395564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5" calcext:value-type="float">
            <text:p>514.5</text:p>
          </table:table-cell>
          <table:table-cell office:value-type="float" office:value="0" calcext:value-type="float">
            <text:p>0</text:p>
          </table:table-cell>
          <table:table-cell office:value-type="float" office:value="0.404069853178" calcext:value-type="float">
            <text:p>0.404069853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6" calcext:value-type="float">
            <text:p>514.6</text:p>
          </table:table-cell>
          <table:table-cell office:value-type="float" office:value="0" calcext:value-type="float">
            <text:p>0</text:p>
          </table:table-cell>
          <table:table-cell office:value-type="float" office:value="0.404092229739" calcext:value-type="float">
            <text:p>0.404092229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7" calcext:value-type="float">
            <text:p>514.7</text:p>
          </table:table-cell>
          <table:table-cell office:value-type="float" office:value="0" calcext:value-type="float">
            <text:p>0</text:p>
          </table:table-cell>
          <table:table-cell office:value-type="float" office:value="0.404114604385" calcext:value-type="float">
            <text:p>0.404114604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8" calcext:value-type="float">
            <text:p>514.8</text:p>
          </table:table-cell>
          <table:table-cell office:value-type="float" office:value="0" calcext:value-type="float">
            <text:p>0</text:p>
          </table:table-cell>
          <table:table-cell office:value-type="float" office:value="0.404136977117" calcext:value-type="float">
            <text:p>0.404136977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9" calcext:value-type="float">
            <text:p>514.9</text:p>
          </table:table-cell>
          <table:table-cell office:value-type="float" office:value="0" calcext:value-type="float">
            <text:p>0</text:p>
          </table:table-cell>
          <table:table-cell office:value-type="float" office:value="0.404159347935" calcext:value-type="float">
            <text:p>0.404159347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0.404181716839" calcext:value-type="float">
            <text:p>0.404181716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1" calcext:value-type="float">
            <text:p>515.1</text:p>
          </table:table-cell>
          <table:table-cell office:value-type="float" office:value="0" calcext:value-type="float">
            <text:p>0</text:p>
          </table:table-cell>
          <table:table-cell office:value-type="float" office:value="0.404235816719" calcext:value-type="float">
            <text:p>0.404235816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2" calcext:value-type="float">
            <text:p>515.2</text:p>
          </table:table-cell>
          <table:table-cell office:value-type="float" office:value="0" calcext:value-type="float">
            <text:p>0</text:p>
          </table:table-cell>
          <table:table-cell office:value-type="float" office:value="0.404289916286" calcext:value-type="float">
            <text:p>0.40428991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3" calcext:value-type="float">
            <text:p>515.3</text:p>
          </table:table-cell>
          <table:table-cell office:value-type="float" office:value="0" calcext:value-type="float">
            <text:p>0</text:p>
          </table:table-cell>
          <table:table-cell office:value-type="float" office:value="0.404344015542" calcext:value-type="float">
            <text:p>0.404344015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4" calcext:value-type="float">
            <text:p>515.4</text:p>
          </table:table-cell>
          <table:table-cell office:value-type="float" office:value="0" calcext:value-type="float">
            <text:p>0</text:p>
          </table:table-cell>
          <table:table-cell office:value-type="float" office:value="0.404398114487" calcext:value-type="float">
            <text:p>0.404398114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5" calcext:value-type="float">
            <text:p>515.5</text:p>
          </table:table-cell>
          <table:table-cell office:value-type="float" office:value="0" calcext:value-type="float">
            <text:p>0</text:p>
          </table:table-cell>
          <table:table-cell office:value-type="float" office:value="0.404452213121" calcext:value-type="float">
            <text:p>0.40445221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6" calcext:value-type="float">
            <text:p>515.6</text:p>
          </table:table-cell>
          <table:table-cell office:value-type="float" office:value="0" calcext:value-type="float">
            <text:p>0</text:p>
          </table:table-cell>
          <table:table-cell office:value-type="float" office:value="0.404506311444" calcext:value-type="float">
            <text:p>0.40450631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7" calcext:value-type="float">
            <text:p>515.7</text:p>
          </table:table-cell>
          <table:table-cell office:value-type="float" office:value="0" calcext:value-type="float">
            <text:p>0</text:p>
          </table:table-cell>
          <table:table-cell office:value-type="float" office:value="0.404560409456" calcext:value-type="float">
            <text:p>0.404560409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8" calcext:value-type="float">
            <text:p>515.8</text:p>
          </table:table-cell>
          <table:table-cell office:value-type="float" office:value="0" calcext:value-type="float">
            <text:p>0</text:p>
          </table:table-cell>
          <table:table-cell office:value-type="float" office:value="0.404614507157" calcext:value-type="float">
            <text:p>0.404614507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9" calcext:value-type="float">
            <text:p>515.9</text:p>
          </table:table-cell>
          <table:table-cell office:value-type="float" office:value="0" calcext:value-type="float">
            <text:p>0</text:p>
          </table:table-cell>
          <table:table-cell office:value-type="float" office:value="0.404668604548" calcext:value-type="float">
            <text:p>0.404668604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0.404722701629" calcext:value-type="float">
            <text:p>0.40472270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1" calcext:value-type="float">
            <text:p>516.1</text:p>
          </table:table-cell>
          <table:table-cell office:value-type="float" office:value="0" calcext:value-type="float">
            <text:p>0</text:p>
          </table:table-cell>
          <table:table-cell office:value-type="float" office:value="0.404829236109" calcext:value-type="float">
            <text:p>0.404829236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2" calcext:value-type="float">
            <text:p>516.2</text:p>
          </table:table-cell>
          <table:table-cell office:value-type="float" office:value="0" calcext:value-type="float">
            <text:p>0</text:p>
          </table:table-cell>
          <table:table-cell office:value-type="float" office:value="0.404935775247" calcext:value-type="float">
            <text:p>0.404935775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3" calcext:value-type="float">
            <text:p>516.3</text:p>
          </table:table-cell>
          <table:table-cell office:value-type="float" office:value="0" calcext:value-type="float">
            <text:p>0</text:p>
          </table:table-cell>
          <table:table-cell office:value-type="float" office:value="0.405042319041" calcext:value-type="float">
            <text:p>0.405042319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4" calcext:value-type="float">
            <text:p>516.4</text:p>
          </table:table-cell>
          <table:table-cell office:value-type="float" office:value="0" calcext:value-type="float">
            <text:p>0</text:p>
          </table:table-cell>
          <table:table-cell office:value-type="float" office:value="0.405148867491" calcext:value-type="float">
            <text:p>0.405148867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5" calcext:value-type="float">
            <text:p>516.5</text:p>
          </table:table-cell>
          <table:table-cell office:value-type="float" office:value="0" calcext:value-type="float">
            <text:p>0</text:p>
          </table:table-cell>
          <table:table-cell office:value-type="float" office:value="0.405255420597" calcext:value-type="float">
            <text:p>0.40525542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6" calcext:value-type="float">
            <text:p>516.6</text:p>
          </table:table-cell>
          <table:table-cell office:value-type="float" office:value="0" calcext:value-type="float">
            <text:p>0</text:p>
          </table:table-cell>
          <table:table-cell office:value-type="float" office:value="0.405269976092" calcext:value-type="float">
            <text:p>0.405269976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7" calcext:value-type="float">
            <text:p>516.7</text:p>
          </table:table-cell>
          <table:table-cell office:value-type="float" office:value="0" calcext:value-type="float">
            <text:p>0</text:p>
          </table:table-cell>
          <table:table-cell office:value-type="float" office:value="0.405284529635" calcext:value-type="float">
            <text:p>0.405284529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8" calcext:value-type="float">
            <text:p>516.8</text:p>
          </table:table-cell>
          <table:table-cell office:value-type="float" office:value="0" calcext:value-type="float">
            <text:p>0</text:p>
          </table:table-cell>
          <table:table-cell office:value-type="float" office:value="0.405299081224" calcext:value-type="float">
            <text:p>0.40529908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.9" calcext:value-type="float">
            <text:p>516.9</text:p>
          </table:table-cell>
          <table:table-cell office:value-type="float" office:value="0" calcext:value-type="float">
            <text:p>0</text:p>
          </table:table-cell>
          <table:table-cell office:value-type="float" office:value="0.405313630861" calcext:value-type="float">
            <text:p>0.40531363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0.405328178546" calcext:value-type="float">
            <text:p>0.405328178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1" calcext:value-type="float">
            <text:p>517.1</text:p>
          </table:table-cell>
          <table:table-cell office:value-type="float" office:value="0" calcext:value-type="float">
            <text:p>0</text:p>
          </table:table-cell>
          <table:table-cell office:value-type="float" office:value="0.40532324806" calcext:value-type="float">
            <text:p>0.40532324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2" calcext:value-type="float">
            <text:p>517.2</text:p>
          </table:table-cell>
          <table:table-cell office:value-type="float" office:value="0" calcext:value-type="float">
            <text:p>0</text:p>
          </table:table-cell>
          <table:table-cell office:value-type="float" office:value="0.405318315908" calcext:value-type="float">
            <text:p>0.405318315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3" calcext:value-type="float">
            <text:p>517.3</text:p>
          </table:table-cell>
          <table:table-cell office:value-type="float" office:value="0" calcext:value-type="float">
            <text:p>0</text:p>
          </table:table-cell>
          <table:table-cell office:value-type="float" office:value="0.405313382091" calcext:value-type="float">
            <text:p>0.4053133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4" calcext:value-type="float">
            <text:p>517.4</text:p>
          </table:table-cell>
          <table:table-cell office:value-type="float" office:value="0" calcext:value-type="float">
            <text:p>0</text:p>
          </table:table-cell>
          <table:table-cell office:value-type="float" office:value="0.405308446611" calcext:value-type="float">
            <text:p>0.405308446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5" calcext:value-type="float">
            <text:p>517.5</text:p>
          </table:table-cell>
          <table:table-cell office:value-type="float" office:value="0" calcext:value-type="float">
            <text:p>0</text:p>
          </table:table-cell>
          <table:table-cell office:value-type="float" office:value="0.405303509468" calcext:value-type="float">
            <text:p>0.405303509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6" calcext:value-type="float">
            <text:p>517.6</text:p>
          </table:table-cell>
          <table:table-cell office:value-type="float" office:value="0" calcext:value-type="float">
            <text:p>0</text:p>
          </table:table-cell>
          <table:table-cell office:value-type="float" office:value="0.405298570663" calcext:value-type="float">
            <text:p>0.40529857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7" calcext:value-type="float">
            <text:p>517.7</text:p>
          </table:table-cell>
          <table:table-cell office:value-type="float" office:value="0" calcext:value-type="float">
            <text:p>0</text:p>
          </table:table-cell>
          <table:table-cell office:value-type="float" office:value="0.405293630198" calcext:value-type="float">
            <text:p>0.40529363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8" calcext:value-type="float">
            <text:p>517.8</text:p>
          </table:table-cell>
          <table:table-cell office:value-type="float" office:value="0" calcext:value-type="float">
            <text:p>0</text:p>
          </table:table-cell>
          <table:table-cell office:value-type="float" office:value="0.405288688073" calcext:value-type="float">
            <text:p>0.405288688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9" calcext:value-type="float">
            <text:p>517.9</text:p>
          </table:table-cell>
          <table:table-cell office:value-type="float" office:value="0" calcext:value-type="float">
            <text:p>0</text:p>
          </table:table-cell>
          <table:table-cell office:value-type="float" office:value="0.405283744289" calcext:value-type="float">
            <text:p>0.405283744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0.405278798847" calcext:value-type="float">
            <text:p>0.405278798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1" calcext:value-type="float">
            <text:p>518.1</text:p>
          </table:table-cell>
          <table:table-cell office:value-type="float" office:value="0" calcext:value-type="float">
            <text:p>0</text:p>
          </table:table-cell>
          <table:table-cell office:value-type="float" office:value="0.405264026435" calcext:value-type="float">
            <text:p>0.405264026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2" calcext:value-type="float">
            <text:p>518.2</text:p>
          </table:table-cell>
          <table:table-cell office:value-type="float" office:value="0" calcext:value-type="float">
            <text:p>0</text:p>
          </table:table-cell>
          <table:table-cell office:value-type="float" office:value="0.405249252835" calcext:value-type="float">
            <text:p>0.40524925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3" calcext:value-type="float">
            <text:p>518.3</text:p>
          </table:table-cell>
          <table:table-cell office:value-type="float" office:value="0" calcext:value-type="float">
            <text:p>0</text:p>
          </table:table-cell>
          <table:table-cell office:value-type="float" office:value="0.405234478051" calcext:value-type="float">
            <text:p>0.405234478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4" calcext:value-type="float">
            <text:p>518.4</text:p>
          </table:table-cell>
          <table:table-cell office:value-type="float" office:value="0" calcext:value-type="float">
            <text:p>0</text:p>
          </table:table-cell>
          <table:table-cell office:value-type="float" office:value="0.405219702081" calcext:value-type="float">
            <text:p>0.40521970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5" calcext:value-type="float">
            <text:p>518.5</text:p>
          </table:table-cell>
          <table:table-cell office:value-type="float" office:value="0" calcext:value-type="float">
            <text:p>0</text:p>
          </table:table-cell>
          <table:table-cell office:value-type="float" office:value="0.405204924928" calcext:value-type="float">
            <text:p>0.405204924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6" calcext:value-type="float">
            <text:p>518.6</text:p>
          </table:table-cell>
          <table:table-cell office:value-type="float" office:value="0" calcext:value-type="float">
            <text:p>0</text:p>
          </table:table-cell>
          <table:table-cell office:value-type="float" office:value="0.405190146592" calcext:value-type="float">
            <text:p>0.405190146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7" calcext:value-type="float">
            <text:p>518.7</text:p>
          </table:table-cell>
          <table:table-cell office:value-type="float" office:value="0" calcext:value-type="float">
            <text:p>0</text:p>
          </table:table-cell>
          <table:table-cell office:value-type="float" office:value="0.405175367075" calcext:value-type="float">
            <text:p>0.40517536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8" calcext:value-type="float">
            <text:p>518.8</text:p>
          </table:table-cell>
          <table:table-cell office:value-type="float" office:value="0" calcext:value-type="float">
            <text:p>0</text:p>
          </table:table-cell>
          <table:table-cell office:value-type="float" office:value="0.405160586377" calcext:value-type="float">
            <text:p>0.405160586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.9" calcext:value-type="float">
            <text:p>518.9</text:p>
          </table:table-cell>
          <table:table-cell office:value-type="float" office:value="0" calcext:value-type="float">
            <text:p>0</text:p>
          </table:table-cell>
          <table:table-cell office:value-type="float" office:value="0.4051458045" calcext:value-type="float">
            <text:p>0.4051458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0.405131021445" calcext:value-type="float">
            <text:p>0.40513102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1" calcext:value-type="float">
            <text:p>519.1</text:p>
          </table:table-cell>
          <table:table-cell office:value-type="float" office:value="0" calcext:value-type="float">
            <text:p>0</text:p>
          </table:table-cell>
          <table:table-cell office:value-type="float" office:value="0.405239720147" calcext:value-type="float">
            <text:p>0.40523972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2" calcext:value-type="float">
            <text:p>519.2</text:p>
          </table:table-cell>
          <table:table-cell office:value-type="float" office:value="0" calcext:value-type="float">
            <text:p>0</text:p>
          </table:table-cell>
          <table:table-cell office:value-type="float" office:value="0.405348424644" calcext:value-type="float">
            <text:p>0.405348424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3" calcext:value-type="float">
            <text:p>519.3</text:p>
          </table:table-cell>
          <table:table-cell office:value-type="float" office:value="0" calcext:value-type="float">
            <text:p>0</text:p>
          </table:table-cell>
          <table:table-cell office:value-type="float" office:value="0.405457134935" calcext:value-type="float">
            <text:p>0.405457134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4" calcext:value-type="float">
            <text:p>519.4</text:p>
          </table:table-cell>
          <table:table-cell office:value-type="float" office:value="0" calcext:value-type="float">
            <text:p>0</text:p>
          </table:table-cell>
          <table:table-cell office:value-type="float" office:value="0.405565851021" calcext:value-type="float">
            <text:p>0.40556585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5" calcext:value-type="float">
            <text:p>519.5</text:p>
          </table:table-cell>
          <table:table-cell office:value-type="float" office:value="0" calcext:value-type="float">
            <text:p>0</text:p>
          </table:table-cell>
          <table:table-cell office:value-type="float" office:value="0.405674572901" calcext:value-type="float">
            <text:p>0.40567457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office:value-type="float" office:value="0.405691307079" calcext:value-type="float">
            <text:p>0.405691307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7" calcext:value-type="float">
            <text:p>519.7</text:p>
          </table:table-cell>
          <table:table-cell office:value-type="float" office:value="0" calcext:value-type="float">
            <text:p>0</text:p>
          </table:table-cell>
          <table:table-cell office:value-type="float" office:value="0.405708039462" calcext:value-type="float">
            <text:p>0.405708039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8" calcext:value-type="float">
            <text:p>519.8</text:p>
          </table:table-cell>
          <table:table-cell office:value-type="float" office:value="0" calcext:value-type="float">
            <text:p>0</text:p>
          </table:table-cell>
          <table:table-cell office:value-type="float" office:value="0.405724770049" calcext:value-type="float">
            <text:p>0.40572477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.9" calcext:value-type="float">
            <text:p>519.9</text:p>
          </table:table-cell>
          <table:table-cell office:value-type="float" office:value="0" calcext:value-type="float">
            <text:p>0</text:p>
          </table:table-cell>
          <table:table-cell office:value-type="float" office:value="0.405741498842" calcext:value-type="float">
            <text:p>0.405741498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0.405758225841" calcext:value-type="float">
            <text:p>0.405758225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1" calcext:value-type="float">
            <text:p>520.1</text:p>
          </table:table-cell>
          <table:table-cell office:value-type="float" office:value="0" calcext:value-type="float">
            <text:p>0</text:p>
          </table:table-cell>
          <table:table-cell office:value-type="float" office:value="0.4057730181" calcext:value-type="float">
            <text:p>0.405773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2" calcext:value-type="float">
            <text:p>520.2</text:p>
          </table:table-cell>
          <table:table-cell office:value-type="float" office:value="0" calcext:value-type="float">
            <text:p>0</text:p>
          </table:table-cell>
          <table:table-cell office:value-type="float" office:value="0.405787808643" calcext:value-type="float">
            <text:p>0.40578780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3" calcext:value-type="float">
            <text:p>520.3</text:p>
          </table:table-cell>
          <table:table-cell office:value-type="float" office:value="0" calcext:value-type="float">
            <text:p>0</text:p>
          </table:table-cell>
          <table:table-cell office:value-type="float" office:value="0.40580259747" calcext:value-type="float">
            <text:p>0.40580259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4" calcext:value-type="float">
            <text:p>520.4</text:p>
          </table:table-cell>
          <table:table-cell office:value-type="float" office:value="0" calcext:value-type="float">
            <text:p>0</text:p>
          </table:table-cell>
          <table:table-cell office:value-type="float" office:value="0.405817384581" calcext:value-type="float">
            <text:p>0.405817384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5" calcext:value-type="float">
            <text:p>520.5</text:p>
          </table:table-cell>
          <table:table-cell office:value-type="float" office:value="0" calcext:value-type="float">
            <text:p>0</text:p>
          </table:table-cell>
          <table:table-cell office:value-type="float" office:value="0.405832169978" calcext:value-type="float">
            <text:p>0.405832169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6" calcext:value-type="float">
            <text:p>520.6</text:p>
          </table:table-cell>
          <table:table-cell office:value-type="float" office:value="0" calcext:value-type="float">
            <text:p>0</text:p>
          </table:table-cell>
          <table:table-cell office:value-type="float" office:value="0.405846953661" calcext:value-type="float">
            <text:p>0.405846953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7" calcext:value-type="float">
            <text:p>520.7</text:p>
          </table:table-cell>
          <table:table-cell office:value-type="float" office:value="0" calcext:value-type="float">
            <text:p>0</text:p>
          </table:table-cell>
          <table:table-cell office:value-type="float" office:value="0.405861735631" calcext:value-type="float">
            <text:p>0.405861735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8" calcext:value-type="float">
            <text:p>520.8</text:p>
          </table:table-cell>
          <table:table-cell office:value-type="float" office:value="0" calcext:value-type="float">
            <text:p>0</text:p>
          </table:table-cell>
          <table:table-cell office:value-type="float" office:value="0.405876515888" calcext:value-type="float">
            <text:p>0.405876515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.9" calcext:value-type="float">
            <text:p>520.9</text:p>
          </table:table-cell>
          <table:table-cell office:value-type="float" office:value="0" calcext:value-type="float">
            <text:p>0</text:p>
          </table:table-cell>
          <table:table-cell office:value-type="float" office:value="0.405891294433" calcext:value-type="float">
            <text:p>0.405891294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0.405906071267" calcext:value-type="float">
            <text:p>0.40590607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1" calcext:value-type="float">
            <text:p>521.1</text:p>
          </table:table-cell>
          <table:table-cell office:value-type="float" office:value="0" calcext:value-type="float">
            <text:p>0</text:p>
          </table:table-cell>
          <table:table-cell office:value-type="float" office:value="0.405902464513" calcext:value-type="float">
            <text:p>0.405902464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2" calcext:value-type="float">
            <text:p>521.2</text:p>
          </table:table-cell>
          <table:table-cell office:value-type="float" office:value="0" calcext:value-type="float">
            <text:p>0</text:p>
          </table:table-cell>
          <table:table-cell office:value-type="float" office:value="0.405898856115" calcext:value-type="float">
            <text:p>0.405898856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3" calcext:value-type="float">
            <text:p>521.3</text:p>
          </table:table-cell>
          <table:table-cell office:value-type="float" office:value="0" calcext:value-type="float">
            <text:p>0</text:p>
          </table:table-cell>
          <table:table-cell office:value-type="float" office:value="0.405895246073" calcext:value-type="float">
            <text:p>0.405895246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4" calcext:value-type="float">
            <text:p>521.4</text:p>
          </table:table-cell>
          <table:table-cell office:value-type="float" office:value="0" calcext:value-type="float">
            <text:p>0</text:p>
          </table:table-cell>
          <table:table-cell office:value-type="float" office:value="0.40589163439" calcext:value-type="float">
            <text:p>0.40589163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5" calcext:value-type="float">
            <text:p>521.5</text:p>
          </table:table-cell>
          <table:table-cell office:value-type="float" office:value="0" calcext:value-type="float">
            <text:p>0</text:p>
          </table:table-cell>
          <table:table-cell office:value-type="float" office:value="0.405888021065" calcext:value-type="float">
            <text:p>0.40588802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6" calcext:value-type="float">
            <text:p>521.6</text:p>
          </table:table-cell>
          <table:table-cell office:value-type="float" office:value="0" calcext:value-type="float">
            <text:p>0</text:p>
          </table:table-cell>
          <table:table-cell office:value-type="float" office:value="0.405884406099" calcext:value-type="float">
            <text:p>0.405884406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7" calcext:value-type="float">
            <text:p>521.7</text:p>
          </table:table-cell>
          <table:table-cell office:value-type="float" office:value="0" calcext:value-type="float">
            <text:p>0</text:p>
          </table:table-cell>
          <table:table-cell office:value-type="float" office:value="0.405880789494" calcext:value-type="float">
            <text:p>0.405880789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8" calcext:value-type="float">
            <text:p>521.8</text:p>
          </table:table-cell>
          <table:table-cell office:value-type="float" office:value="0" calcext:value-type="float">
            <text:p>0</text:p>
          </table:table-cell>
          <table:table-cell office:value-type="float" office:value="0.40587717125" calcext:value-type="float">
            <text:p>0.40587717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9" calcext:value-type="float">
            <text:p>521.9</text:p>
          </table:table-cell>
          <table:table-cell office:value-type="float" office:value="0" calcext:value-type="float">
            <text:p>0</text:p>
          </table:table-cell>
          <table:table-cell office:value-type="float" office:value="0.405873551368" calcext:value-type="float">
            <text:p>0.40587355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0.40586992985" calcext:value-type="float">
            <text:p>0.4058699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1" calcext:value-type="float">
            <text:p>522.1</text:p>
          </table:table-cell>
          <table:table-cell office:value-type="float" office:value="0" calcext:value-type="float">
            <text:p>0</text:p>
          </table:table-cell>
          <table:table-cell office:value-type="float" office:value="0.405860674731" calcext:value-type="float">
            <text:p>0.405860674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2" calcext:value-type="float">
            <text:p>522.2</text:p>
          </table:table-cell>
          <table:table-cell office:value-type="float" office:value="0" calcext:value-type="float">
            <text:p>0</text:p>
          </table:table-cell>
          <table:table-cell office:value-type="float" office:value="0.405851418101" calcext:value-type="float">
            <text:p>0.40585141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3" calcext:value-type="float">
            <text:p>522.3</text:p>
          </table:table-cell>
          <table:table-cell office:value-type="float" office:value="0" calcext:value-type="float">
            <text:p>0</text:p>
          </table:table-cell>
          <table:table-cell office:value-type="float" office:value="0.405842159961" calcext:value-type="float">
            <text:p>0.40584215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4" calcext:value-type="float">
            <text:p>522.4</text:p>
          </table:table-cell>
          <table:table-cell office:value-type="float" office:value="0" calcext:value-type="float">
            <text:p>0</text:p>
          </table:table-cell>
          <table:table-cell office:value-type="float" office:value="0.405832900311" calcext:value-type="float">
            <text:p>0.40583290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5" calcext:value-type="float">
            <text:p>522.5</text:p>
          </table:table-cell>
          <table:table-cell office:value-type="float" office:value="0" calcext:value-type="float">
            <text:p>0</text:p>
          </table:table-cell>
          <table:table-cell office:value-type="float" office:value="0.405823639152" calcext:value-type="float">
            <text:p>0.405823639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6" calcext:value-type="float">
            <text:p>522.6</text:p>
          </table:table-cell>
          <table:table-cell office:value-type="float" office:value="0" calcext:value-type="float">
            <text:p>0</text:p>
          </table:table-cell>
          <table:table-cell office:value-type="float" office:value="0.405814376487" calcext:value-type="float">
            <text:p>0.405814376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7" calcext:value-type="float">
            <text:p>522.7</text:p>
          </table:table-cell>
          <table:table-cell office:value-type="float" office:value="0" calcext:value-type="float">
            <text:p>0</text:p>
          </table:table-cell>
          <table:table-cell office:value-type="float" office:value="0.405805112315" calcext:value-type="float">
            <text:p>0.40580511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8" calcext:value-type="float">
            <text:p>522.8</text:p>
          </table:table-cell>
          <table:table-cell office:value-type="float" office:value="0" calcext:value-type="float">
            <text:p>0</text:p>
          </table:table-cell>
          <table:table-cell office:value-type="float" office:value="0.405795846637" calcext:value-type="float">
            <text:p>0.405795846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9" calcext:value-type="float">
            <text:p>522.9</text:p>
          </table:table-cell>
          <table:table-cell office:value-type="float" office:value="0" calcext:value-type="float">
            <text:p>0</text:p>
          </table:table-cell>
          <table:table-cell office:value-type="float" office:value="0.405786579455" calcext:value-type="float">
            <text:p>0.405786579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0.40577731077" calcext:value-type="float">
            <text:p>0.4057773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1" calcext:value-type="float">
            <text:p>523.1</text:p>
          </table:table-cell>
          <table:table-cell office:value-type="float" office:value="0" calcext:value-type="float">
            <text:p>0</text:p>
          </table:table-cell>
          <table:table-cell office:value-type="float" office:value="0.405834157597" calcext:value-type="float">
            <text:p>0.405834157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2" calcext:value-type="float">
            <text:p>523.2</text:p>
          </table:table-cell>
          <table:table-cell office:value-type="float" office:value="0" calcext:value-type="float">
            <text:p>0</text:p>
          </table:table-cell>
          <table:table-cell office:value-type="float" office:value="0.405891004642" calcext:value-type="float">
            <text:p>0.40589100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3" calcext:value-type="float">
            <text:p>523.3</text:p>
          </table:table-cell>
          <table:table-cell office:value-type="float" office:value="0" calcext:value-type="float">
            <text:p>0</text:p>
          </table:table-cell>
          <table:table-cell office:value-type="float" office:value="0.405947851906" calcext:value-type="float">
            <text:p>0.40594785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4" calcext:value-type="float">
            <text:p>523.4</text:p>
          </table:table-cell>
          <table:table-cell office:value-type="float" office:value="0" calcext:value-type="float">
            <text:p>0</text:p>
          </table:table-cell>
          <table:table-cell office:value-type="float" office:value="0.406004699388" calcext:value-type="float">
            <text:p>0.406004699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5" calcext:value-type="float">
            <text:p>523.5</text:p>
          </table:table-cell>
          <table:table-cell office:value-type="float" office:value="0" calcext:value-type="float">
            <text:p>0</text:p>
          </table:table-cell>
          <table:table-cell office:value-type="float" office:value="0.406061547089" calcext:value-type="float">
            <text:p>0.406061547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6" calcext:value-type="float">
            <text:p>523.6</text:p>
          </table:table-cell>
          <table:table-cell office:value-type="float" office:value="0" calcext:value-type="float">
            <text:p>0</text:p>
          </table:table-cell>
          <table:table-cell office:value-type="float" office:value="0.406118395008" calcext:value-type="float">
            <text:p>0.406118395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7" calcext:value-type="float">
            <text:p>523.7</text:p>
          </table:table-cell>
          <table:table-cell office:value-type="float" office:value="0" calcext:value-type="float">
            <text:p>0</text:p>
          </table:table-cell>
          <table:table-cell office:value-type="float" office:value="0.406175243147" calcext:value-type="float">
            <text:p>0.40617524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8" calcext:value-type="float">
            <text:p>523.8</text:p>
          </table:table-cell>
          <table:table-cell office:value-type="float" office:value="0" calcext:value-type="float">
            <text:p>0</text:p>
          </table:table-cell>
          <table:table-cell office:value-type="float" office:value="0.406232091504" calcext:value-type="float">
            <text:p>0.40623209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.9" calcext:value-type="float">
            <text:p>523.9</text:p>
          </table:table-cell>
          <table:table-cell office:value-type="float" office:value="0" calcext:value-type="float">
            <text:p>0</text:p>
          </table:table-cell>
          <table:table-cell office:value-type="float" office:value="0.40628894008" calcext:value-type="float">
            <text:p>0.40628894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0.406345788875" calcext:value-type="float">
            <text:p>0.406345788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1" calcext:value-type="float">
            <text:p>524.1</text:p>
          </table:table-cell>
          <table:table-cell office:value-type="float" office:value="0" calcext:value-type="float">
            <text:p>0</text:p>
          </table:table-cell>
          <table:table-cell office:value-type="float" office:value="0.406358800786" calcext:value-type="float">
            <text:p>0.40635880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2" calcext:value-type="float">
            <text:p>524.2</text:p>
          </table:table-cell>
          <table:table-cell office:value-type="float" office:value="0" calcext:value-type="float">
            <text:p>0</text:p>
          </table:table-cell>
          <table:table-cell office:value-type="float" office:value="0.406371811215" calcext:value-type="float">
            <text:p>0.40637181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3" calcext:value-type="float">
            <text:p>524.3</text:p>
          </table:table-cell>
          <table:table-cell office:value-type="float" office:value="0" calcext:value-type="float">
            <text:p>0</text:p>
          </table:table-cell>
          <table:table-cell office:value-type="float" office:value="0.406384820164" calcext:value-type="float">
            <text:p>0.40638482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4" calcext:value-type="float">
            <text:p>524.4</text:p>
          </table:table-cell>
          <table:table-cell office:value-type="float" office:value="0" calcext:value-type="float">
            <text:p>0</text:p>
          </table:table-cell>
          <table:table-cell office:value-type="float" office:value="0.406397827633" calcext:value-type="float">
            <text:p>0.40639782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5" calcext:value-type="float">
            <text:p>524.5</text:p>
          </table:table-cell>
          <table:table-cell office:value-type="float" office:value="0" calcext:value-type="float">
            <text:p>0</text:p>
          </table:table-cell>
          <table:table-cell office:value-type="float" office:value="0.406410833623" calcext:value-type="float">
            <text:p>0.406410833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6" calcext:value-type="float">
            <text:p>524.6</text:p>
          </table:table-cell>
          <table:table-cell office:value-type="float" office:value="0" calcext:value-type="float">
            <text:p>0</text:p>
          </table:table-cell>
          <table:table-cell office:value-type="float" office:value="0.406423838134" calcext:value-type="float">
            <text:p>0.406423838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7" calcext:value-type="float">
            <text:p>524.7</text:p>
          </table:table-cell>
          <table:table-cell office:value-type="float" office:value="0" calcext:value-type="float">
            <text:p>0</text:p>
          </table:table-cell>
          <table:table-cell office:value-type="float" office:value="0.406436841167" calcext:value-type="float">
            <text:p>0.40643684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8" calcext:value-type="float">
            <text:p>524.8</text:p>
          </table:table-cell>
          <table:table-cell office:value-type="float" office:value="0" calcext:value-type="float">
            <text:p>0</text:p>
          </table:table-cell>
          <table:table-cell office:value-type="float" office:value="0.406449842723" calcext:value-type="float">
            <text:p>0.40644984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9" calcext:value-type="float">
            <text:p>524.9</text:p>
          </table:table-cell>
          <table:table-cell office:value-type="float" office:value="0" calcext:value-type="float">
            <text:p>0</text:p>
          </table:table-cell>
          <table:table-cell office:value-type="float" office:value="0.406462842802" calcext:value-type="float">
            <text:p>0.40646284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0.406475841406" calcext:value-type="float">
            <text:p>0.40647584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1" calcext:value-type="float">
            <text:p>525.1</text:p>
          </table:table-cell>
          <table:table-cell office:value-type="float" office:value="0" calcext:value-type="float">
            <text:p>0</text:p>
          </table:table-cell>
          <table:table-cell office:value-type="float" office:value="0.406359683624" calcext:value-type="float">
            <text:p>0.40635968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2" calcext:value-type="float">
            <text:p>525.2</text:p>
          </table:table-cell>
          <table:table-cell office:value-type="float" office:value="0" calcext:value-type="float">
            <text:p>0</text:p>
          </table:table-cell>
          <table:table-cell office:value-type="float" office:value="0.406243536376" calcext:value-type="float">
            <text:p>0.406243536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3" calcext:value-type="float">
            <text:p>525.3</text:p>
          </table:table-cell>
          <table:table-cell office:value-type="float" office:value="0" calcext:value-type="float">
            <text:p>0</text:p>
          </table:table-cell>
          <table:table-cell office:value-type="float" office:value="0.406127399666" calcext:value-type="float">
            <text:p>0.406127399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4" calcext:value-type="float">
            <text:p>525.4</text:p>
          </table:table-cell>
          <table:table-cell office:value-type="float" office:value="0" calcext:value-type="float">
            <text:p>0</text:p>
          </table:table-cell>
          <table:table-cell office:value-type="float" office:value="0.406011273494" calcext:value-type="float">
            <text:p>0.406011273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5" calcext:value-type="float">
            <text:p>525.5</text:p>
          </table:table-cell>
          <table:table-cell office:value-type="float" office:value="0" calcext:value-type="float">
            <text:p>0</text:p>
          </table:table-cell>
          <table:table-cell office:value-type="float" office:value="0.405895157861" calcext:value-type="float">
            <text:p>0.405895157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6" calcext:value-type="float">
            <text:p>525.6</text:p>
          </table:table-cell>
          <table:table-cell office:value-type="float" office:value="0" calcext:value-type="float">
            <text:p>0</text:p>
          </table:table-cell>
          <table:table-cell office:value-type="float" office:value="0.405871191518" calcext:value-type="float">
            <text:p>0.40587119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7" calcext:value-type="float">
            <text:p>525.7</text:p>
          </table:table-cell>
          <table:table-cell office:value-type="float" office:value="0" calcext:value-type="float">
            <text:p>0</text:p>
          </table:table-cell>
          <table:table-cell office:value-type="float" office:value="0.405847224836" calcext:value-type="float">
            <text:p>0.405847224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8" calcext:value-type="float">
            <text:p>525.8</text:p>
          </table:table-cell>
          <table:table-cell office:value-type="float" office:value="0" calcext:value-type="float">
            <text:p>0</text:p>
          </table:table-cell>
          <table:table-cell office:value-type="float" office:value="0.405823257816" calcext:value-type="float">
            <text:p>0.405823257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.9" calcext:value-type="float">
            <text:p>525.9</text:p>
          </table:table-cell>
          <table:table-cell office:value-type="float" office:value="0" calcext:value-type="float">
            <text:p>0</text:p>
          </table:table-cell>
          <table:table-cell office:value-type="float" office:value="0.405799290458" calcext:value-type="float">
            <text:p>0.405799290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0.405775322763" calcext:value-type="float">
            <text:p>0.40577532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1" calcext:value-type="float">
            <text:p>526.1</text:p>
          </table:table-cell>
          <table:table-cell office:value-type="float" office:value="0" calcext:value-type="float">
            <text:p>0</text:p>
          </table:table-cell>
          <table:table-cell office:value-type="float" office:value="0.405785436313" calcext:value-type="float">
            <text:p>0.40578543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2" calcext:value-type="float">
            <text:p>526.2</text:p>
          </table:table-cell>
          <table:table-cell office:value-type="float" office:value="0" calcext:value-type="float">
            <text:p>0</text:p>
          </table:table-cell>
          <table:table-cell office:value-type="float" office:value="0.405795548062" calcext:value-type="float">
            <text:p>0.405795548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3" calcext:value-type="float">
            <text:p>526.3</text:p>
          </table:table-cell>
          <table:table-cell office:value-type="float" office:value="0" calcext:value-type="float">
            <text:p>0</text:p>
          </table:table-cell>
          <table:table-cell office:value-type="float" office:value="0.405805658007" calcext:value-type="float">
            <text:p>0.405805658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4" calcext:value-type="float">
            <text:p>526.4</text:p>
          </table:table-cell>
          <table:table-cell office:value-type="float" office:value="0" calcext:value-type="float">
            <text:p>0</text:p>
          </table:table-cell>
          <table:table-cell office:value-type="float" office:value="0.405815766151" calcext:value-type="float">
            <text:p>0.405815766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5" calcext:value-type="float">
            <text:p>526.5</text:p>
          </table:table-cell>
          <table:table-cell office:value-type="float" office:value="0" calcext:value-type="float">
            <text:p>0</text:p>
          </table:table-cell>
          <table:table-cell office:value-type="float" office:value="0.405825872495" calcext:value-type="float">
            <text:p>0.40582587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6" calcext:value-type="float">
            <text:p>526.6</text:p>
          </table:table-cell>
          <table:table-cell office:value-type="float" office:value="0" calcext:value-type="float">
            <text:p>0</text:p>
          </table:table-cell>
          <table:table-cell office:value-type="float" office:value="0.405835977038" calcext:value-type="float">
            <text:p>0.405835977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7" calcext:value-type="float">
            <text:p>526.7</text:p>
          </table:table-cell>
          <table:table-cell office:value-type="float" office:value="0" calcext:value-type="float">
            <text:p>0</text:p>
          </table:table-cell>
          <table:table-cell office:value-type="float" office:value="0.405846079782" calcext:value-type="float">
            <text:p>0.405846079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8" calcext:value-type="float">
            <text:p>526.8</text:p>
          </table:table-cell>
          <table:table-cell office:value-type="float" office:value="0" calcext:value-type="float">
            <text:p>0</text:p>
          </table:table-cell>
          <table:table-cell office:value-type="float" office:value="0.405856180728" calcext:value-type="float">
            <text:p>0.40585618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.9" calcext:value-type="float">
            <text:p>526.9</text:p>
          </table:table-cell>
          <table:table-cell office:value-type="float" office:value="0" calcext:value-type="float">
            <text:p>0</text:p>
          </table:table-cell>
          <table:table-cell office:value-type="float" office:value="0.405866279875" calcext:value-type="float">
            <text:p>0.40586627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0.405876377226" calcext:value-type="float">
            <text:p>0.405876377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1" calcext:value-type="float">
            <text:p>527.1</text:p>
          </table:table-cell>
          <table:table-cell office:value-type="float" office:value="0" calcext:value-type="float">
            <text:p>0</text:p>
          </table:table-cell>
          <table:table-cell office:value-type="float" office:value="0.405891068742" calcext:value-type="float">
            <text:p>0.405891068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2" calcext:value-type="float">
            <text:p>527.2</text:p>
          </table:table-cell>
          <table:table-cell office:value-type="float" office:value="0" calcext:value-type="float">
            <text:p>0</text:p>
          </table:table-cell>
          <table:table-cell office:value-type="float" office:value="0.405905758678" calcext:value-type="float">
            <text:p>0.405905758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0" calcext:value-type="float">
            <text:p>0</text:p>
          </table:table-cell>
          <table:table-cell office:value-type="float" office:value="0.405920447034" calcext:value-type="float">
            <text:p>0.405920447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4" calcext:value-type="float">
            <text:p>527.4</text:p>
          </table:table-cell>
          <table:table-cell office:value-type="float" office:value="0" calcext:value-type="float">
            <text:p>0</text:p>
          </table:table-cell>
          <table:table-cell office:value-type="float" office:value="0.405935133808" calcext:value-type="float">
            <text:p>0.405935133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5" calcext:value-type="float">
            <text:p>527.5</text:p>
          </table:table-cell>
          <table:table-cell office:value-type="float" office:value="0" calcext:value-type="float">
            <text:p>0</text:p>
          </table:table-cell>
          <table:table-cell office:value-type="float" office:value="0.405949819005" calcext:value-type="float">
            <text:p>0.405949819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6" calcext:value-type="float">
            <text:p>527.6</text:p>
          </table:table-cell>
          <table:table-cell office:value-type="float" office:value="0" calcext:value-type="float">
            <text:p>0</text:p>
          </table:table-cell>
          <table:table-cell office:value-type="float" office:value="0.405964502622" calcext:value-type="float">
            <text:p>0.40596450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7" calcext:value-type="float">
            <text:p>527.7</text:p>
          </table:table-cell>
          <table:table-cell office:value-type="float" office:value="0" calcext:value-type="float">
            <text:p>0</text:p>
          </table:table-cell>
          <table:table-cell office:value-type="float" office:value="0.405979184662" calcext:value-type="float">
            <text:p>0.405979184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8" calcext:value-type="float">
            <text:p>527.8</text:p>
          </table:table-cell>
          <table:table-cell office:value-type="float" office:value="0" calcext:value-type="float">
            <text:p>0</text:p>
          </table:table-cell>
          <table:table-cell office:value-type="float" office:value="0.405993865125" calcext:value-type="float">
            <text:p>0.40599386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9" calcext:value-type="float">
            <text:p>527.9</text:p>
          </table:table-cell>
          <table:table-cell office:value-type="float" office:value="0" calcext:value-type="float">
            <text:p>0</text:p>
          </table:table-cell>
          <table:table-cell office:value-type="float" office:value="0.40600854401" calcext:value-type="float">
            <text:p>0.40600854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0.40602322132" calcext:value-type="float">
            <text:p>0.4060232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1" calcext:value-type="float">
            <text:p>528.1</text:p>
          </table:table-cell>
          <table:table-cell office:value-type="float" office:value="0" calcext:value-type="float">
            <text:p>0</text:p>
          </table:table-cell>
          <table:table-cell office:value-type="float" office:value="0.406023696994" calcext:value-type="float">
            <text:p>0.406023696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2" calcext:value-type="float">
            <text:p>528.2</text:p>
          </table:table-cell>
          <table:table-cell office:value-type="float" office:value="0" calcext:value-type="float">
            <text:p>0</text:p>
          </table:table-cell>
          <table:table-cell office:value-type="float" office:value="0.406024171008" calcext:value-type="float">
            <text:p>0.40602417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3" calcext:value-type="float">
            <text:p>528.3</text:p>
          </table:table-cell>
          <table:table-cell office:value-type="float" office:value="0" calcext:value-type="float">
            <text:p>0</text:p>
          </table:table-cell>
          <table:table-cell office:value-type="float" office:value="0.406024643364" calcext:value-type="float">
            <text:p>0.406024643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4" calcext:value-type="float">
            <text:p>528.4</text:p>
          </table:table-cell>
          <table:table-cell office:value-type="float" office:value="0" calcext:value-type="float">
            <text:p>0</text:p>
          </table:table-cell>
          <table:table-cell office:value-type="float" office:value="0.406025114061" calcext:value-type="float">
            <text:p>0.406025114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5" calcext:value-type="float">
            <text:p>528.5</text:p>
          </table:table-cell>
          <table:table-cell office:value-type="float" office:value="0" calcext:value-type="float">
            <text:p>0</text:p>
          </table:table-cell>
          <table:table-cell office:value-type="float" office:value="0.406025583102" calcext:value-type="float">
            <text:p>0.40602558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6" calcext:value-type="float">
            <text:p>528.6</text:p>
          </table:table-cell>
          <table:table-cell office:value-type="float" office:value="0" calcext:value-type="float">
            <text:p>0</text:p>
          </table:table-cell>
          <table:table-cell office:value-type="float" office:value="0.406026050485" calcext:value-type="float">
            <text:p>0.40602605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7" calcext:value-type="float">
            <text:p>528.7</text:p>
          </table:table-cell>
          <table:table-cell office:value-type="float" office:value="0" calcext:value-type="float">
            <text:p>0</text:p>
          </table:table-cell>
          <table:table-cell office:value-type="float" office:value="0.406026516213" calcext:value-type="float">
            <text:p>0.406026516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8" calcext:value-type="float">
            <text:p>528.8</text:p>
          </table:table-cell>
          <table:table-cell office:value-type="float" office:value="0" calcext:value-type="float">
            <text:p>0</text:p>
          </table:table-cell>
          <table:table-cell office:value-type="float" office:value="0.406026980287" calcext:value-type="float">
            <text:p>0.40602698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9" calcext:value-type="float">
            <text:p>528.9</text:p>
          </table:table-cell>
          <table:table-cell office:value-type="float" office:value="0" calcext:value-type="float">
            <text:p>0</text:p>
          </table:table-cell>
          <table:table-cell office:value-type="float" office:value="0.406027442707" calcext:value-type="float">
            <text:p>0.40602744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0.406027903474" calcext:value-type="float">
            <text:p>0.406027903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1" calcext:value-type="float">
            <text:p>529.1</text:p>
          </table:table-cell>
          <table:table-cell office:value-type="float" office:value="0" calcext:value-type="float">
            <text:p>0</text:p>
          </table:table-cell>
          <table:table-cell office:value-type="float" office:value="0.406079061487" calcext:value-type="float">
            <text:p>0.40607906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2" calcext:value-type="float">
            <text:p>529.2</text:p>
          </table:table-cell>
          <table:table-cell office:value-type="float" office:value="0" calcext:value-type="float">
            <text:p>0</text:p>
          </table:table-cell>
          <table:table-cell office:value-type="float" office:value="0.406130218153" calcext:value-type="float">
            <text:p>0.406130218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3" calcext:value-type="float">
            <text:p>529.3</text:p>
          </table:table-cell>
          <table:table-cell office:value-type="float" office:value="0" calcext:value-type="float">
            <text:p>0</text:p>
          </table:table-cell>
          <table:table-cell office:value-type="float" office:value="0.40618137347" calcext:value-type="float">
            <text:p>0.4061813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4" calcext:value-type="float">
            <text:p>529.4</text:p>
          </table:table-cell>
          <table:table-cell office:value-type="float" office:value="0" calcext:value-type="float">
            <text:p>0</text:p>
          </table:table-cell>
          <table:table-cell office:value-type="float" office:value="0.406232527441" calcext:value-type="float">
            <text:p>0.406232527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5" calcext:value-type="float">
            <text:p>529.5</text:p>
          </table:table-cell>
          <table:table-cell office:value-type="float" office:value="0" calcext:value-type="float">
            <text:p>0</text:p>
          </table:table-cell>
          <table:table-cell office:value-type="float" office:value="0.406283680064" calcext:value-type="float">
            <text:p>0.40628368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6" calcext:value-type="float">
            <text:p>529.6</text:p>
          </table:table-cell>
          <table:table-cell office:value-type="float" office:value="0" calcext:value-type="float">
            <text:p>0</text:p>
          </table:table-cell>
          <table:table-cell office:value-type="float" office:value="0.406334831339" calcext:value-type="float">
            <text:p>0.40633483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7" calcext:value-type="float">
            <text:p>529.7</text:p>
          </table:table-cell>
          <table:table-cell office:value-type="float" office:value="0" calcext:value-type="float">
            <text:p>0</text:p>
          </table:table-cell>
          <table:table-cell office:value-type="float" office:value="0.406385981267" calcext:value-type="float">
            <text:p>0.40638598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8" calcext:value-type="float">
            <text:p>529.8</text:p>
          </table:table-cell>
          <table:table-cell office:value-type="float" office:value="0" calcext:value-type="float">
            <text:p>0</text:p>
          </table:table-cell>
          <table:table-cell office:value-type="float" office:value="0.406437129848" calcext:value-type="float">
            <text:p>0.406437129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.9" calcext:value-type="float">
            <text:p>529.9</text:p>
          </table:table-cell>
          <table:table-cell office:value-type="float" office:value="0" calcext:value-type="float">
            <text:p>0</text:p>
          </table:table-cell>
          <table:table-cell office:value-type="float" office:value="0.406488277082" calcext:value-type="float">
            <text:p>0.406488277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0.406539422968" calcext:value-type="float">
            <text:p>0.40653942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1" calcext:value-type="float">
            <text:p>530.1</text:p>
          </table:table-cell>
          <table:table-cell office:value-type="float" office:value="0" calcext:value-type="float">
            <text:p>0</text:p>
          </table:table-cell>
          <table:table-cell office:value-type="float" office:value="0.406545577839" calcext:value-type="float">
            <text:p>0.406545577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2" calcext:value-type="float">
            <text:p>530.2</text:p>
          </table:table-cell>
          <table:table-cell office:value-type="float" office:value="0" calcext:value-type="float">
            <text:p>0</text:p>
          </table:table-cell>
          <table:table-cell office:value-type="float" office:value="0.406551731021" calcext:value-type="float">
            <text:p>0.40655173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3" calcext:value-type="float">
            <text:p>530.3</text:p>
          </table:table-cell>
          <table:table-cell office:value-type="float" office:value="0" calcext:value-type="float">
            <text:p>0</text:p>
          </table:table-cell>
          <table:table-cell office:value-type="float" office:value="0.406557882514" calcext:value-type="float">
            <text:p>0.40655788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4" calcext:value-type="float">
            <text:p>530.4</text:p>
          </table:table-cell>
          <table:table-cell office:value-type="float" office:value="0" calcext:value-type="float">
            <text:p>0</text:p>
          </table:table-cell>
          <table:table-cell office:value-type="float" office:value="0.406564032319" calcext:value-type="float">
            <text:p>0.40656403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5" calcext:value-type="float">
            <text:p>530.5</text:p>
          </table:table-cell>
          <table:table-cell office:value-type="float" office:value="0" calcext:value-type="float">
            <text:p>0</text:p>
          </table:table-cell>
          <table:table-cell office:value-type="float" office:value="0.406570180436" calcext:value-type="float">
            <text:p>0.40657018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6" calcext:value-type="float">
            <text:p>530.6</text:p>
          </table:table-cell>
          <table:table-cell office:value-type="float" office:value="0" calcext:value-type="float">
            <text:p>0</text:p>
          </table:table-cell>
          <table:table-cell office:value-type="float" office:value="0.406576326866" calcext:value-type="float">
            <text:p>0.406576326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7" calcext:value-type="float">
            <text:p>530.7</text:p>
          </table:table-cell>
          <table:table-cell office:value-type="float" office:value="0" calcext:value-type="float">
            <text:p>0</text:p>
          </table:table-cell>
          <table:table-cell office:value-type="float" office:value="0.406582471611" calcext:value-type="float">
            <text:p>0.40658247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8" calcext:value-type="float">
            <text:p>530.8</text:p>
          </table:table-cell>
          <table:table-cell office:value-type="float" office:value="0" calcext:value-type="float">
            <text:p>0</text:p>
          </table:table-cell>
          <table:table-cell office:value-type="float" office:value="0.40658861467" calcext:value-type="float">
            <text:p>0.4065886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.9" calcext:value-type="float">
            <text:p>530.9</text:p>
          </table:table-cell>
          <table:table-cell office:value-type="float" office:value="0" calcext:value-type="float">
            <text:p>0</text:p>
          </table:table-cell>
          <table:table-cell office:value-type="float" office:value="0.406594756046" calcext:value-type="float">
            <text:p>0.40659475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0.406600895737" calcext:value-type="float">
            <text:p>0.406600895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1" calcext:value-type="float">
            <text:p>531.1</text:p>
          </table:table-cell>
          <table:table-cell office:value-type="float" office:value="0" calcext:value-type="float">
            <text:p>0</text:p>
          </table:table-cell>
          <table:table-cell office:value-type="float" office:value="0.406606148095" calcext:value-type="float">
            <text:p>0.40660614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2" calcext:value-type="float">
            <text:p>531.2</text:p>
          </table:table-cell>
          <table:table-cell office:value-type="float" office:value="0" calcext:value-type="float">
            <text:p>0</text:p>
          </table:table-cell>
          <table:table-cell office:value-type="float" office:value="0.406611398158" calcext:value-type="float">
            <text:p>0.406611398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3" calcext:value-type="float">
            <text:p>531.3</text:p>
          </table:table-cell>
          <table:table-cell office:value-type="float" office:value="0" calcext:value-type="float">
            <text:p>0</text:p>
          </table:table-cell>
          <table:table-cell office:value-type="float" office:value="0.406616645929" calcext:value-type="float">
            <text:p>0.406616645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4" calcext:value-type="float">
            <text:p>531.4</text:p>
          </table:table-cell>
          <table:table-cell office:value-type="float" office:value="0" calcext:value-type="float">
            <text:p>0</text:p>
          </table:table-cell>
          <table:table-cell office:value-type="float" office:value="0.406621891407" calcext:value-type="float">
            <text:p>0.40662189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5" calcext:value-type="float">
            <text:p>531.5</text:p>
          </table:table-cell>
          <table:table-cell office:value-type="float" office:value="0" calcext:value-type="float">
            <text:p>0</text:p>
          </table:table-cell>
          <table:table-cell office:value-type="float" office:value="0.406627134592" calcext:value-type="float">
            <text:p>0.406627134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0.406632375488" calcext:value-type="float">
            <text:p>0.406632375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7" calcext:value-type="float">
            <text:p>531.7</text:p>
          </table:table-cell>
          <table:table-cell office:value-type="float" office:value="0" calcext:value-type="float">
            <text:p>0</text:p>
          </table:table-cell>
          <table:table-cell office:value-type="float" office:value="0.406637614092" calcext:value-type="float">
            <text:p>0.406637614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8" calcext:value-type="float">
            <text:p>531.8</text:p>
          </table:table-cell>
          <table:table-cell office:value-type="float" office:value="0" calcext:value-type="float">
            <text:p>0</text:p>
          </table:table-cell>
          <table:table-cell office:value-type="float" office:value="0.406642850407" calcext:value-type="float">
            <text:p>0.40664285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.9" calcext:value-type="float">
            <text:p>531.9</text:p>
          </table:table-cell>
          <table:table-cell office:value-type="float" office:value="0" calcext:value-type="float">
            <text:p>0</text:p>
          </table:table-cell>
          <table:table-cell office:value-type="float" office:value="0.406648084434" calcext:value-type="float">
            <text:p>0.40664808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0.406653316172" calcext:value-type="float">
            <text:p>0.40665331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1" calcext:value-type="float">
            <text:p>532.1</text:p>
          </table:table-cell>
          <table:table-cell office:value-type="float" office:value="0" calcext:value-type="float">
            <text:p>0</text:p>
          </table:table-cell>
          <table:table-cell office:value-type="float" office:value="0.406629113933" calcext:value-type="float">
            <text:p>0.406629113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2" calcext:value-type="float">
            <text:p>532.2</text:p>
          </table:table-cell>
          <table:table-cell office:value-type="float" office:value="0" calcext:value-type="float">
            <text:p>0</text:p>
          </table:table-cell>
          <table:table-cell office:value-type="float" office:value="0.406604911361" calcext:value-type="float">
            <text:p>0.40660491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3" calcext:value-type="float">
            <text:p>532.3</text:p>
          </table:table-cell>
          <table:table-cell office:value-type="float" office:value="0" calcext:value-type="float">
            <text:p>0</text:p>
          </table:table-cell>
          <table:table-cell office:value-type="float" office:value="0.406580708455" calcext:value-type="float">
            <text:p>0.406580708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4" calcext:value-type="float">
            <text:p>532.4</text:p>
          </table:table-cell>
          <table:table-cell office:value-type="float" office:value="0" calcext:value-type="float">
            <text:p>0</text:p>
          </table:table-cell>
          <table:table-cell office:value-type="float" office:value="0.406556505218" calcext:value-type="float">
            <text:p>0.406556505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5" calcext:value-type="float">
            <text:p>532.5</text:p>
          </table:table-cell>
          <table:table-cell office:value-type="float" office:value="0" calcext:value-type="float">
            <text:p>0</text:p>
          </table:table-cell>
          <table:table-cell office:value-type="float" office:value="0.406532301649" calcext:value-type="float">
            <text:p>0.40653230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6" calcext:value-type="float">
            <text:p>532.6</text:p>
          </table:table-cell>
          <table:table-cell office:value-type="float" office:value="0" calcext:value-type="float">
            <text:p>0</text:p>
          </table:table-cell>
          <table:table-cell office:value-type="float" office:value="0.406508097751" calcext:value-type="float">
            <text:p>0.40650809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7" calcext:value-type="float">
            <text:p>532.7</text:p>
          </table:table-cell>
          <table:table-cell office:value-type="float" office:value="0" calcext:value-type="float">
            <text:p>0</text:p>
          </table:table-cell>
          <table:table-cell office:value-type="float" office:value="0.406483893524" calcext:value-type="float">
            <text:p>0.406483893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8" calcext:value-type="float">
            <text:p>532.8</text:p>
          </table:table-cell>
          <table:table-cell office:value-type="float" office:value="0" calcext:value-type="float">
            <text:p>0</text:p>
          </table:table-cell>
          <table:table-cell office:value-type="float" office:value="0.406459688969" calcext:value-type="float">
            <text:p>0.406459688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.9" calcext:value-type="float">
            <text:p>532.9</text:p>
          </table:table-cell>
          <table:table-cell office:value-type="float" office:value="0" calcext:value-type="float">
            <text:p>0</text:p>
          </table:table-cell>
          <table:table-cell office:value-type="float" office:value="0.406435484088" calcext:value-type="float">
            <text:p>0.406435484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0.406411278881" calcext:value-type="float">
            <text:p>0.406411278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1" calcext:value-type="float">
            <text:p>533.1</text:p>
          </table:table-cell>
          <table:table-cell office:value-type="float" office:value="0" calcext:value-type="float">
            <text:p>0</text:p>
          </table:table-cell>
          <table:table-cell office:value-type="float" office:value="0.406516661245" calcext:value-type="float">
            <text:p>0.40651666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2" calcext:value-type="float">
            <text:p>533.2</text:p>
          </table:table-cell>
          <table:table-cell office:value-type="float" office:value="0" calcext:value-type="float">
            <text:p>0</text:p>
          </table:table-cell>
          <table:table-cell office:value-type="float" office:value="0.406622048022" calcext:value-type="float">
            <text:p>0.40662204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3" calcext:value-type="float">
            <text:p>533.3</text:p>
          </table:table-cell>
          <table:table-cell office:value-type="float" office:value="0" calcext:value-type="float">
            <text:p>0</text:p>
          </table:table-cell>
          <table:table-cell office:value-type="float" office:value="0.40672743921" calcext:value-type="float">
            <text:p>0.40672743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4" calcext:value-type="float">
            <text:p>533.4</text:p>
          </table:table-cell>
          <table:table-cell office:value-type="float" office:value="0" calcext:value-type="float">
            <text:p>0</text:p>
          </table:table-cell>
          <table:table-cell office:value-type="float" office:value="0.406832834809" calcext:value-type="float">
            <text:p>0.406832834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5" calcext:value-type="float">
            <text:p>533.5</text:p>
          </table:table-cell>
          <table:table-cell office:value-type="float" office:value="0" calcext:value-type="float">
            <text:p>0</text:p>
          </table:table-cell>
          <table:table-cell office:value-type="float" office:value="0.40693823482" calcext:value-type="float">
            <text:p>0.40693823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6" calcext:value-type="float">
            <text:p>533.6</text:p>
          </table:table-cell>
          <table:table-cell office:value-type="float" office:value="0" calcext:value-type="float">
            <text:p>0</text:p>
          </table:table-cell>
          <table:table-cell office:value-type="float" office:value="0.406951360021" calcext:value-type="float">
            <text:p>0.40695136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7" calcext:value-type="float">
            <text:p>533.7</text:p>
          </table:table-cell>
          <table:table-cell office:value-type="float" office:value="0" calcext:value-type="float">
            <text:p>0</text:p>
          </table:table-cell>
          <table:table-cell office:value-type="float" office:value="0.406964483679" calcext:value-type="float">
            <text:p>0.406964483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8" calcext:value-type="float">
            <text:p>533.8</text:p>
          </table:table-cell>
          <table:table-cell office:value-type="float" office:value="0" calcext:value-type="float">
            <text:p>0</text:p>
          </table:table-cell>
          <table:table-cell office:value-type="float" office:value="0.406977605797" calcext:value-type="float">
            <text:p>0.406977605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9" calcext:value-type="float">
            <text:p>533.9</text:p>
          </table:table-cell>
          <table:table-cell office:value-type="float" office:value="0" calcext:value-type="float">
            <text:p>0</text:p>
          </table:table-cell>
          <table:table-cell office:value-type="float" office:value="0.406990726374" calcext:value-type="float">
            <text:p>0.406990726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0.407003845411" calcext:value-type="float">
            <text:p>0.407003845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1" calcext:value-type="float">
            <text:p>534.1</text:p>
          </table:table-cell>
          <table:table-cell office:value-type="float" office:value="0" calcext:value-type="float">
            <text:p>0</text:p>
          </table:table-cell>
          <table:table-cell office:value-type="float" office:value="0.407057452794" calcext:value-type="float">
            <text:p>0.40705745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2" calcext:value-type="float">
            <text:p>534.2</text:p>
          </table:table-cell>
          <table:table-cell office:value-type="float" office:value="0" calcext:value-type="float">
            <text:p>0</text:p>
          </table:table-cell>
          <table:table-cell office:value-type="float" office:value="0.407111059953" calcext:value-type="float">
            <text:p>0.40711105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3" calcext:value-type="float">
            <text:p>534.3</text:p>
          </table:table-cell>
          <table:table-cell office:value-type="float" office:value="0" calcext:value-type="float">
            <text:p>0</text:p>
          </table:table-cell>
          <table:table-cell office:value-type="float" office:value="0.407164666889" calcext:value-type="float">
            <text:p>0.407164666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4" calcext:value-type="float">
            <text:p>534.4</text:p>
          </table:table-cell>
          <table:table-cell office:value-type="float" office:value="0" calcext:value-type="float">
            <text:p>0</text:p>
          </table:table-cell>
          <table:table-cell office:value-type="float" office:value="0.407218273602" calcext:value-type="float">
            <text:p>0.407218273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5" calcext:value-type="float">
            <text:p>534.5</text:p>
          </table:table-cell>
          <table:table-cell office:value-type="float" office:value="0" calcext:value-type="float">
            <text:p>0</text:p>
          </table:table-cell>
          <table:table-cell office:value-type="float" office:value="0.407271880094" calcext:value-type="float">
            <text:p>0.40727188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6" calcext:value-type="float">
            <text:p>534.6</text:p>
          </table:table-cell>
          <table:table-cell office:value-type="float" office:value="0" calcext:value-type="float">
            <text:p>0</text:p>
          </table:table-cell>
          <table:table-cell office:value-type="float" office:value="0.407417850418" calcext:value-type="float">
            <text:p>0.40741785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7" calcext:value-type="float">
            <text:p>534.7</text:p>
          </table:table-cell>
          <table:table-cell office:value-type="float" office:value="0" calcext:value-type="float">
            <text:p>0</text:p>
          </table:table-cell>
          <table:table-cell office:value-type="float" office:value="0.407563844832" calcext:value-type="float">
            <text:p>0.407563844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8" calcext:value-type="float">
            <text:p>534.8</text:p>
          </table:table-cell>
          <table:table-cell office:value-type="float" office:value="0" calcext:value-type="float">
            <text:p>0</text:p>
          </table:table-cell>
          <table:table-cell office:value-type="float" office:value="0.407709863335" calcext:value-type="float">
            <text:p>0.40770986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.9" calcext:value-type="float">
            <text:p>534.9</text:p>
          </table:table-cell>
          <table:table-cell office:value-type="float" office:value="0" calcext:value-type="float">
            <text:p>0</text:p>
          </table:table-cell>
          <table:table-cell office:value-type="float" office:value="0.407855905927" calcext:value-type="float">
            <text:p>0.40785590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0.408001972608" calcext:value-type="float">
            <text:p>0.40800197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1" calcext:value-type="float">
            <text:p>535.1</text:p>
          </table:table-cell>
          <table:table-cell office:value-type="float" office:value="0" calcext:value-type="float">
            <text:p>0</text:p>
          </table:table-cell>
          <table:table-cell office:value-type="float" office:value="0.408013961247" calcext:value-type="float">
            <text:p>0.40801396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2" calcext:value-type="float">
            <text:p>535.2</text:p>
          </table:table-cell>
          <table:table-cell office:value-type="float" office:value="0" calcext:value-type="float">
            <text:p>0</text:p>
          </table:table-cell>
          <table:table-cell office:value-type="float" office:value="0.408025947702" calcext:value-type="float">
            <text:p>0.40802594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3" calcext:value-type="float">
            <text:p>535.3</text:p>
          </table:table-cell>
          <table:table-cell office:value-type="float" office:value="0" calcext:value-type="float">
            <text:p>0</text:p>
          </table:table-cell>
          <table:table-cell office:value-type="float" office:value="0.408037931975" calcext:value-type="float">
            <text:p>0.40803793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4" calcext:value-type="float">
            <text:p>535.4</text:p>
          </table:table-cell>
          <table:table-cell office:value-type="float" office:value="0" calcext:value-type="float">
            <text:p>0</text:p>
          </table:table-cell>
          <table:table-cell office:value-type="float" office:value="0.408049914067" calcext:value-type="float">
            <text:p>0.408049914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5" calcext:value-type="float">
            <text:p>535.5</text:p>
          </table:table-cell>
          <table:table-cell office:value-type="float" office:value="0" calcext:value-type="float">
            <text:p>0</text:p>
          </table:table-cell>
          <table:table-cell office:value-type="float" office:value="0.408061893976" calcext:value-type="float">
            <text:p>0.408061893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6" calcext:value-type="float">
            <text:p>535.6</text:p>
          </table:table-cell>
          <table:table-cell office:value-type="float" office:value="0" calcext:value-type="float">
            <text:p>0</text:p>
          </table:table-cell>
          <table:table-cell office:value-type="float" office:value="0.408166300668" calcext:value-type="float">
            <text:p>0.40816630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7" calcext:value-type="float">
            <text:p>535.7</text:p>
          </table:table-cell>
          <table:table-cell office:value-type="float" office:value="0" calcext:value-type="float">
            <text:p>0</text:p>
          </table:table-cell>
          <table:table-cell office:value-type="float" office:value="0.408270710605" calcext:value-type="float">
            <text:p>0.40827071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8" calcext:value-type="float">
            <text:p>535.8</text:p>
          </table:table-cell>
          <table:table-cell office:value-type="float" office:value="0" calcext:value-type="float">
            <text:p>0</text:p>
          </table:table-cell>
          <table:table-cell office:value-type="float" office:value="0.408375123787" calcext:value-type="float">
            <text:p>0.408375123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.9" calcext:value-type="float">
            <text:p>535.9</text:p>
          </table:table-cell>
          <table:table-cell office:value-type="float" office:value="0" calcext:value-type="float">
            <text:p>0</text:p>
          </table:table-cell>
          <table:table-cell office:value-type="float" office:value="0.408479540211" calcext:value-type="float">
            <text:p>0.40847954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0.408583959879" calcext:value-type="float">
            <text:p>0.408583959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1" calcext:value-type="float">
            <text:p>536.1</text:p>
          </table:table-cell>
          <table:table-cell office:value-type="float" office:value="0" calcext:value-type="float">
            <text:p>0</text:p>
          </table:table-cell>
          <table:table-cell office:value-type="float" office:value="0.408573407742" calcext:value-type="float">
            <text:p>0.408573407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2" calcext:value-type="float">
            <text:p>536.2</text:p>
          </table:table-cell>
          <table:table-cell office:value-type="float" office:value="0" calcext:value-type="float">
            <text:p>0</text:p>
          </table:table-cell>
          <table:table-cell office:value-type="float" office:value="0.40856285435" calcext:value-type="float">
            <text:p>0.40856285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3" calcext:value-type="float">
            <text:p>536.3</text:p>
          </table:table-cell>
          <table:table-cell office:value-type="float" office:value="0" calcext:value-type="float">
            <text:p>0</text:p>
          </table:table-cell>
          <table:table-cell office:value-type="float" office:value="0.408552299705" calcext:value-type="float">
            <text:p>0.408552299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4" calcext:value-type="float">
            <text:p>536.4</text:p>
          </table:table-cell>
          <table:table-cell office:value-type="float" office:value="0" calcext:value-type="float">
            <text:p>0</text:p>
          </table:table-cell>
          <table:table-cell office:value-type="float" office:value="0.408541743809" calcext:value-type="float">
            <text:p>0.408541743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5" calcext:value-type="float">
            <text:p>536.5</text:p>
          </table:table-cell>
          <table:table-cell office:value-type="float" office:value="0" calcext:value-type="float">
            <text:p>0</text:p>
          </table:table-cell>
          <table:table-cell office:value-type="float" office:value="0.40853118666" calcext:value-type="float">
            <text:p>0.40853118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6" calcext:value-type="float">
            <text:p>536.6</text:p>
          </table:table-cell>
          <table:table-cell office:value-type="float" office:value="0" calcext:value-type="float">
            <text:p>0</text:p>
          </table:table-cell>
          <table:table-cell office:value-type="float" office:value="0.40852062826" calcext:value-type="float">
            <text:p>0.4085206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7" calcext:value-type="float">
            <text:p>536.7</text:p>
          </table:table-cell>
          <table:table-cell office:value-type="float" office:value="0" calcext:value-type="float">
            <text:p>0</text:p>
          </table:table-cell>
          <table:table-cell office:value-type="float" office:value="0.408510068611" calcext:value-type="float">
            <text:p>0.408510068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8" calcext:value-type="float">
            <text:p>536.8</text:p>
          </table:table-cell>
          <table:table-cell office:value-type="float" office:value="0" calcext:value-type="float">
            <text:p>0</text:p>
          </table:table-cell>
          <table:table-cell office:value-type="float" office:value="0.408499507713" calcext:value-type="float">
            <text:p>0.408499507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.9" calcext:value-type="float">
            <text:p>536.9</text:p>
          </table:table-cell>
          <table:table-cell office:value-type="float" office:value="0" calcext:value-type="float">
            <text:p>0</text:p>
          </table:table-cell>
          <table:table-cell office:value-type="float" office:value="0.408488945567" calcext:value-type="float">
            <text:p>0.408488945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0.408478382174" calcext:value-type="float">
            <text:p>0.408478382174</text:p>
          </table:table-cell>
          <table:table-cell table:style-name="ce1" office:value-type="float" office:value="0.00000000000044539528" calcext:value-type="float">
            <text:p>4.45E-13</text:p>
          </table:table-cell>
        </table:table-row>
        <table:table-row table:style-name="ro1">
          <table:table-cell office:value-type="float" office:value="537.1" calcext:value-type="float">
            <text:p>537.1</text:p>
          </table:table-cell>
          <table:table-cell office:value-type="float" office:value="0" calcext:value-type="float">
            <text:p>0</text:p>
          </table:table-cell>
          <table:table-cell office:value-type="float" office:value="0.408506024682" calcext:value-type="float">
            <text:p>0.408506024682</text:p>
          </table:table-cell>
          <table:table-cell office:value-type="float" office:value="0.000826583010984" calcext:value-type="float">
            <text:p>0.000826583010984</text:p>
          </table:table-cell>
        </table:table-row>
        <table:table-row table:style-name="ro1">
          <table:table-cell office:value-type="float" office:value="537.2" calcext:value-type="float">
            <text:p>537.2</text:p>
          </table:table-cell>
          <table:table-cell office:value-type="float" office:value="0" calcext:value-type="float">
            <text:p>0</text:p>
          </table:table-cell>
          <table:table-cell office:value-type="float" office:value="0.408533666387" calcext:value-type="float">
            <text:p>0.408533666387</text:p>
          </table:table-cell>
          <table:table-cell office:value-type="float" office:value="0.00165327788359" calcext:value-type="float">
            <text:p>0.00165327788359</text:p>
          </table:table-cell>
        </table:table-row>
        <table:table-row table:style-name="ro1">
          <table:table-cell office:value-type="float" office:value="537.3" calcext:value-type="float">
            <text:p>537.3</text:p>
          </table:table-cell>
          <table:table-cell office:value-type="float" office:value="0" calcext:value-type="float">
            <text:p>0</text:p>
          </table:table-cell>
          <table:table-cell office:value-type="float" office:value="0.407952163701" calcext:value-type="float">
            <text:p>0.407952163701</text:p>
          </table:table-cell>
          <table:table-cell office:value-type="float" office:value="0.00248008461339" calcext:value-type="float">
            <text:p>0.00248008461339</text:p>
          </table:table-cell>
        </table:table-row>
        <table:table-row table:style-name="ro1">
          <table:table-cell office:value-type="float" office:value="537.4" calcext:value-type="float">
            <text:p>537.4</text:p>
          </table:table-cell>
          <table:table-cell office:value-type="float" office:value="0" calcext:value-type="float">
            <text:p>0</text:p>
          </table:table-cell>
          <table:table-cell office:value-type="float" office:value="0.407370577794" calcext:value-type="float">
            <text:p>0.407370577794</text:p>
          </table:table-cell>
          <table:table-cell office:value-type="float" office:value="0.00330700319553" calcext:value-type="float">
            <text:p>0.00330700319553</text:p>
          </table:table-cell>
        </table:table-row>
        <table:table-row table:style-name="ro1">
          <table:table-cell office:value-type="float" office:value="537.5" calcext:value-type="float">
            <text:p>537.5</text:p>
          </table:table-cell>
          <table:table-cell office:value-type="float" office:value="0" calcext:value-type="float">
            <text:p>0</text:p>
          </table:table-cell>
          <table:table-cell office:value-type="float" office:value="0.406614844095" calcext:value-type="float">
            <text:p>0.406614844095</text:p>
          </table:table-cell>
          <table:table-cell office:value-type="float" office:value="0.00413403362513" calcext:value-type="float">
            <text:p>0.00413403362513</text:p>
          </table:table-cell>
        </table:table-row>
        <table:table-row table:style-name="ro1">
          <table:table-cell office:value-type="float" office:value="537.6" calcext:value-type="float">
            <text:p>537.6</text:p>
          </table:table-cell>
          <table:table-cell office:value-type="float" office:value="0" calcext:value-type="float">
            <text:p>0</text:p>
          </table:table-cell>
          <table:table-cell office:value-type="float" office:value="0.405950826939" calcext:value-type="float">
            <text:p>0.405950826939</text:p>
          </table:table-cell>
          <table:table-cell office:value-type="float" office:value="0.00496229833534" calcext:value-type="float">
            <text:p>0.00496229833534</text:p>
          </table:table-cell>
        </table:table-row>
        <table:table-row table:style-name="ro1">
          <table:table-cell office:value-type="float" office:value="537.7" calcext:value-type="float">
            <text:p>537.7</text:p>
          </table:table-cell>
          <table:table-cell office:value-type="float" office:value="0" calcext:value-type="float">
            <text:p>0</text:p>
          </table:table-cell>
          <table:table-cell office:value-type="float" office:value="0.405264590108" calcext:value-type="float">
            <text:p>0.405264590108</text:p>
          </table:table-cell>
          <table:table-cell office:value-type="float" office:value="0.00581282006809" calcext:value-type="float">
            <text:p>0.00581282006809</text:p>
          </table:table-cell>
        </table:table-row>
        <table:table-row table:style-name="ro1">
          <table:table-cell office:value-type="float" office:value="537.8" calcext:value-type="float">
            <text:p>537.8</text:p>
          </table:table-cell>
          <table:table-cell office:value-type="float" office:value="0" calcext:value-type="float">
            <text:p>0</text:p>
          </table:table-cell>
          <table:table-cell office:value-type="float" office:value="0.404577891605" calcext:value-type="float">
            <text:p>0.404577891605</text:p>
          </table:table-cell>
          <table:table-cell office:value-type="float" office:value="0.00666384082461" calcext:value-type="float">
            <text:p>0.00666384082461</text:p>
          </table:table-cell>
        </table:table-row>
        <table:table-row table:style-name="ro1">
          <table:table-cell office:value-type="float" office:value="537.9" calcext:value-type="float">
            <text:p>537.9</text:p>
          </table:table-cell>
          <table:table-cell office:value-type="float" office:value="0" calcext:value-type="float">
            <text:p>0</text:p>
          </table:table-cell>
          <table:table-cell office:value-type="float" office:value="0.40389073136" calcext:value-type="float">
            <text:p>0.40389073136</text:p>
          </table:table-cell>
          <table:table-cell office:value-type="float" office:value="0.0074935770237" calcext:value-type="float">
            <text:p>0.00749357702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0.403203109304" calcext:value-type="float">
            <text:p>0.403203109304</text:p>
          </table:table-cell>
          <table:table-cell office:value-type="float" office:value="0.00832379959806" calcext:value-type="float">
            <text:p>0.00832379959806</text:p>
          </table:table-cell>
        </table:table-row>
        <table:table-row table:style-name="ro1">
          <table:table-cell office:value-type="float" office:value="538.1" calcext:value-type="float">
            <text:p>538.1</text:p>
          </table:table-cell>
          <table:table-cell office:value-type="float" office:value="0" calcext:value-type="float">
            <text:p>0</text:p>
          </table:table-cell>
          <table:table-cell office:value-type="float" office:value="0.402434838031" calcext:value-type="float">
            <text:p>0.402434838031</text:p>
          </table:table-cell>
          <table:table-cell office:value-type="float" office:value="0.00915268489639" calcext:value-type="float">
            <text:p>0.00915268489639</text:p>
          </table:table-cell>
        </table:table-row>
        <table:table-row table:style-name="ro1">
          <table:table-cell office:value-type="float" office:value="538.2" calcext:value-type="float">
            <text:p>538.2</text:p>
          </table:table-cell>
          <table:table-cell office:value-type="float" office:value="0" calcext:value-type="float">
            <text:p>0</text:p>
          </table:table-cell>
          <table:table-cell office:value-type="float" office:value="0.401666411161" calcext:value-type="float">
            <text:p>0.401666411161</text:p>
          </table:table-cell>
          <table:table-cell office:value-type="float" office:value="0.00998172633316" calcext:value-type="float">
            <text:p>0.00998172633316</text:p>
          </table:table-cell>
        </table:table-row>
        <table:table-row table:style-name="ro1">
          <table:table-cell office:value-type="float" office:value="538.3" calcext:value-type="float">
            <text:p>538.3</text:p>
          </table:table-cell>
          <table:table-cell office:value-type="float" office:value="0" calcext:value-type="float">
            <text:p>0</text:p>
          </table:table-cell>
          <table:table-cell office:value-type="float" office:value="0.400897828714" calcext:value-type="float">
            <text:p>0.400897828714</text:p>
          </table:table-cell>
          <table:table-cell office:value-type="float" office:value="0.0108109238868" calcext:value-type="float">
            <text:p>0.0108109238868</text:p>
          </table:table-cell>
        </table:table-row>
        <table:table-row table:style-name="ro1">
          <table:table-cell office:value-type="float" office:value="538.4" calcext:value-type="float">
            <text:p>538.4</text:p>
          </table:table-cell>
          <table:table-cell office:value-type="float" office:value="0" calcext:value-type="float">
            <text:p>0</text:p>
          </table:table-cell>
          <table:table-cell office:value-type="float" office:value="0.400129090713" calcext:value-type="float">
            <text:p>0.400129090713</text:p>
          </table:table-cell>
          <table:table-cell office:value-type="float" office:value="0.0116402775359" calcext:value-type="float">
            <text:p>0.0116402775359</text:p>
          </table:table-cell>
        </table:table-row>
        <table:table-row table:style-name="ro1">
          <table:table-cell office:value-type="float" office:value="538.5" calcext:value-type="float">
            <text:p>538.5</text:p>
          </table:table-cell>
          <table:table-cell office:value-type="float" office:value="0" calcext:value-type="float">
            <text:p>0</text:p>
          </table:table-cell>
          <table:table-cell office:value-type="float" office:value="0.399381997505" calcext:value-type="float">
            <text:p>0.399381997505</text:p>
          </table:table-cell>
          <table:table-cell office:value-type="float" office:value="0.0124697872588" calcext:value-type="float">
            <text:p>0.0124697872588</text:p>
          </table:table-cell>
        </table:table-row>
        <table:table-row table:style-name="ro1">
          <table:table-cell office:value-type="float" office:value="538.6" calcext:value-type="float">
            <text:p>538.6</text:p>
          </table:table-cell>
          <table:table-cell office:value-type="float" office:value="0" calcext:value-type="float">
            <text:p>0</text:p>
          </table:table-cell>
          <table:table-cell office:value-type="float" office:value="0.398635245244" calcext:value-type="float">
            <text:p>0.398635245244</text:p>
          </table:table-cell>
          <table:table-cell office:value-type="float" office:value="0.01329946946" calcext:value-type="float">
            <text:p>0.01329946946</text:p>
          </table:table-cell>
        </table:table-row>
        <table:table-row table:style-name="ro1">
          <table:table-cell office:value-type="float" office:value="538.7" calcext:value-type="float">
            <text:p>538.7</text:p>
          </table:table-cell>
          <table:table-cell office:value-type="float" office:value="0" calcext:value-type="float">
            <text:p>0</text:p>
          </table:table-cell>
          <table:table-cell office:value-type="float" office:value="0.397866851165" calcext:value-type="float">
            <text:p>0.397866851165</text:p>
          </table:table-cell>
          <table:table-cell office:value-type="float" office:value="0.0141293209604" calcext:value-type="float">
            <text:p>0.0141293209604</text:p>
          </table:table-cell>
        </table:table-row>
        <table:table-row table:style-name="ro1">
          <table:table-cell office:value-type="float" office:value="538.8" calcext:value-type="float">
            <text:p>538.8</text:p>
          </table:table-cell>
          <table:table-cell office:value-type="float" office:value="0" calcext:value-type="float">
            <text:p>0</text:p>
          </table:table-cell>
          <table:table-cell office:value-type="float" office:value="0.397098450704" calcext:value-type="float">
            <text:p>0.397098450704</text:p>
          </table:table-cell>
          <table:table-cell office:value-type="float" office:value="0.0149593375723" calcext:value-type="float">
            <text:p>0.0149593375723</text:p>
          </table:table-cell>
        </table:table-row>
        <table:table-row table:style-name="ro1">
          <table:table-cell office:value-type="float" office:value="538.9" calcext:value-type="float">
            <text:p>538.9</text:p>
          </table:table-cell>
          <table:table-cell office:value-type="float" office:value="0" calcext:value-type="float">
            <text:p>0</text:p>
          </table:table-cell>
          <table:table-cell office:value-type="float" office:value="0.396329892288" calcext:value-type="float">
            <text:p>0.396329892288</text:p>
          </table:table-cell>
          <table:table-cell office:value-type="float" office:value="0.0158113229471" calcext:value-type="float">
            <text:p>0.015811322947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0.395561037549" calcext:value-type="float">
            <text:p>0.395561037549</text:p>
          </table:table-cell>
          <table:table-cell office:value-type="float" office:value="0.0166634667345" calcext:value-type="float">
            <text:p>0.0166634667345</text:p>
          </table:table-cell>
        </table:table-row>
        <table:table-row table:style-name="ro1">
          <table:table-cell office:value-type="float" office:value="539.1" calcext:value-type="float">
            <text:p>539.1</text:p>
          </table:table-cell>
          <table:table-cell office:value-type="float" office:value="0" calcext:value-type="float">
            <text:p>0</text:p>
          </table:table-cell>
          <table:table-cell office:value-type="float" office:value="0.394765652768" calcext:value-type="float">
            <text:p>0.394765652768</text:p>
          </table:table-cell>
          <table:table-cell office:value-type="float" office:value="0.0174927926144" calcext:value-type="float">
            <text:p>0.0174927926144</text:p>
          </table:table-cell>
        </table:table-row>
        <table:table-row table:style-name="ro1">
          <table:table-cell office:value-type="float" office:value="539.2" calcext:value-type="float">
            <text:p>539.2</text:p>
          </table:table-cell>
          <table:table-cell office:value-type="float" office:value="0" calcext:value-type="float">
            <text:p>0</text:p>
          </table:table-cell>
          <table:table-cell office:value-type="float" office:value="0.393969842229" calcext:value-type="float">
            <text:p>0.393969842229</text:p>
          </table:table-cell>
          <table:table-cell office:value-type="float" office:value="0.0183221496778" calcext:value-type="float">
            <text:p>0.0183221496778</text:p>
          </table:table-cell>
        </table:table-row>
        <table:table-row table:style-name="ro1">
          <table:table-cell office:value-type="float" office:value="539.3" calcext:value-type="float">
            <text:p>539.3</text:p>
          </table:table-cell>
          <table:table-cell office:value-type="float" office:value="0" calcext:value-type="float">
            <text:p>0</text:p>
          </table:table-cell>
          <table:table-cell office:value-type="float" office:value="0.393173506561" calcext:value-type="float">
            <text:p>0.393173506561</text:p>
          </table:table-cell>
          <table:table-cell office:value-type="float" office:value="0.0191515305836" calcext:value-type="float">
            <text:p>0.0191515305836</text:p>
          </table:table-cell>
        </table:table-row>
        <table:table-row table:style-name="ro1"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0.392376559153" calcext:value-type="float">
            <text:p>0.392376559153</text:p>
          </table:table-cell>
          <table:table-cell office:value-type="float" office:value="0.0199809277403" calcext:value-type="float">
            <text:p>0.0199809277403</text:p>
          </table:table-cell>
        </table:table-row>
        <table:table-row table:style-name="ro1">
          <table:table-cell office:value-type="float" office:value="539.5" calcext:value-type="float">
            <text:p>539.5</text:p>
          </table:table-cell>
          <table:table-cell office:value-type="float" office:value="0" calcext:value-type="float">
            <text:p>0</text:p>
          </table:table-cell>
          <table:table-cell office:value-type="float" office:value="0.3916007398" calcext:value-type="float">
            <text:p>0.3916007398</text:p>
          </table:table-cell>
          <table:table-cell office:value-type="float" office:value="0.0208103334324" calcext:value-type="float">
            <text:p>0.0208103334324</text:p>
          </table:table-cell>
        </table:table-row>
        <table:table-row table:style-name="ro1">
          <table:table-cell office:value-type="float" office:value="539.6" calcext:value-type="float">
            <text:p>539.6</text:p>
          </table:table-cell>
          <table:table-cell office:value-type="float" office:value="0" calcext:value-type="float">
            <text:p>0</text:p>
          </table:table-cell>
          <table:table-cell office:value-type="float" office:value="0.390824335185" calcext:value-type="float">
            <text:p>0.390824335185</text:p>
          </table:table-cell>
          <table:table-cell office:value-type="float" office:value="0.0216397488564" calcext:value-type="float">
            <text:p>0.0216397488564</text:p>
          </table:table-cell>
        </table:table-row>
        <table:table-row table:style-name="ro1">
          <table:table-cell office:value-type="float" office:value="539.7" calcext:value-type="float">
            <text:p>539.7</text:p>
          </table:table-cell>
          <table:table-cell office:value-type="float" office:value="0" calcext:value-type="float">
            <text:p>0</text:p>
          </table:table-cell>
          <table:table-cell office:value-type="float" office:value="0.390025423092" calcext:value-type="float">
            <text:p>0.390025423092</text:p>
          </table:table-cell>
          <table:table-cell office:value-type="float" office:value="0.0224691641475" calcext:value-type="float">
            <text:p>0.0224691641475</text:p>
          </table:table-cell>
        </table:table-row>
        <table:table-row table:style-name="ro1">
          <table:table-cell office:value-type="float" office:value="539.8" calcext:value-type="float">
            <text:p>539.8</text:p>
          </table:table-cell>
          <table:table-cell office:value-type="float" office:value="0" calcext:value-type="float">
            <text:p>0</text:p>
          </table:table-cell>
          <table:table-cell office:value-type="float" office:value="0.389225726587" calcext:value-type="float">
            <text:p>0.389225726587</text:p>
          </table:table-cell>
          <table:table-cell office:value-type="float" office:value="0.0232985694431" calcext:value-type="float">
            <text:p>0.0232985694431</text:p>
          </table:table-cell>
        </table:table-row>
        <table:table-row table:style-name="ro1">
          <table:table-cell office:value-type="float" office:value="539.9" calcext:value-type="float">
            <text:p>539.9</text:p>
          </table:table-cell>
          <table:table-cell office:value-type="float" office:value="0" calcext:value-type="float">
            <text:p>0</text:p>
          </table:table-cell>
          <table:table-cell office:value-type="float" office:value="0.38842517151" calcext:value-type="float">
            <text:p>0.38842517151</text:p>
          </table:table-cell>
          <table:table-cell office:value-type="float" office:value="0.0241279550519" calcext:value-type="float">
            <text:p>0.02412795505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0.387623700072" calcext:value-type="float">
            <text:p>0.387623700072</text:p>
          </table:table-cell>
          <table:table-cell office:value-type="float" office:value="0.0249573116215" calcext:value-type="float">
            <text:p>0.0249573116215</text:p>
          </table:table-cell>
        </table:table-row>
        <table:table-row table:style-name="ro1">
          <table:table-cell office:value-type="float" office:value="540.1" calcext:value-type="float">
            <text:p>540.1</text:p>
          </table:table-cell>
          <table:table-cell office:value-type="float" office:value="0" calcext:value-type="float">
            <text:p>0</text:p>
          </table:table-cell>
          <table:table-cell office:value-type="float" office:value="0.386801072832" calcext:value-type="float">
            <text:p>0.386801072832</text:p>
          </table:table-cell>
          <table:table-cell office:value-type="float" office:value="0.0258070988195" calcext:value-type="float">
            <text:p>0.0258070988195</text:p>
          </table:table-cell>
        </table:table-row>
        <table:table-row table:style-name="ro1">
          <table:table-cell office:value-type="float" office:value="540.2" calcext:value-type="float">
            <text:p>540.2</text:p>
          </table:table-cell>
          <table:table-cell office:value-type="float" office:value="0" calcext:value-type="float">
            <text:p>0</text:p>
          </table:table-cell>
          <table:table-cell office:value-type="float" office:value="0.385977547854" calcext:value-type="float">
            <text:p>0.385977547854</text:p>
          </table:table-cell>
          <table:table-cell office:value-type="float" office:value="0.0266567516382" calcext:value-type="float">
            <text:p>0.0266567516382</text:p>
          </table:table-cell>
        </table:table-row>
        <table:table-row table:style-name="ro1">
          <table:table-cell office:value-type="float" office:value="540.3" calcext:value-type="float">
            <text:p>540.3</text:p>
          </table:table-cell>
          <table:table-cell office:value-type="float" office:value="0" calcext:value-type="float">
            <text:p>0</text:p>
          </table:table-cell>
          <table:table-cell office:value-type="float" office:value="0.385153115655" calcext:value-type="float">
            <text:p>0.385153115655</text:p>
          </table:table-cell>
          <table:table-cell office:value-type="float" office:value="0.0274844495517" calcext:value-type="float">
            <text:p>0.0274844495517</text:p>
          </table:table-cell>
        </table:table-row>
        <table:table-row table:style-name="ro1">
          <table:table-cell office:value-type="float" office:value="540.4" calcext:value-type="float">
            <text:p>540.4</text:p>
          </table:table-cell>
          <table:table-cell office:value-type="float" office:value="0" calcext:value-type="float">
            <text:p>0</text:p>
          </table:table-cell>
          <table:table-cell office:value-type="float" office:value="0.384327782474" calcext:value-type="float">
            <text:p>0.384327782474</text:p>
          </table:table-cell>
          <table:table-cell office:value-type="float" office:value="0.0283120012293" calcext:value-type="float">
            <text:p>0.0283120012293</text:p>
          </table:table-cell>
        </table:table-row>
        <table:table-row table:style-name="ro1">
          <table:table-cell office:value-type="float" office:value="540.5" calcext:value-type="float">
            <text:p>540.5</text:p>
          </table:table-cell>
          <table:table-cell office:value-type="float" office:value="0" calcext:value-type="float">
            <text:p>0</text:p>
          </table:table-cell>
          <table:table-cell office:value-type="float" office:value="0.383523381044" calcext:value-type="float">
            <text:p>0.383523381044</text:p>
          </table:table-cell>
          <table:table-cell office:value-type="float" office:value="0.029139401563" calcext:value-type="float">
            <text:p>0.029139401563</text:p>
          </table:table-cell>
        </table:table-row>
        <table:table-row table:style-name="ro1">
          <table:table-cell office:value-type="float" office:value="540.6" calcext:value-type="float">
            <text:p>540.6</text:p>
          </table:table-cell>
          <table:table-cell office:value-type="float" office:value="0" calcext:value-type="float">
            <text:p>0</text:p>
          </table:table-cell>
          <table:table-cell office:value-type="float" office:value="0.382631487813" calcext:value-type="float">
            <text:p>0.382631487813</text:p>
          </table:table-cell>
          <table:table-cell office:value-type="float" office:value="0.0299598623355" calcext:value-type="float">
            <text:p>0.0299598623355</text:p>
          </table:table-cell>
        </table:table-row>
        <table:table-row table:style-name="ro1">
          <table:table-cell office:value-type="float" office:value="540.7" calcext:value-type="float">
            <text:p>540.7</text:p>
          </table:table-cell>
          <table:table-cell office:value-type="float" office:value="0" calcext:value-type="float">
            <text:p>0</text:p>
          </table:table-cell>
          <table:table-cell office:value-type="float" office:value="0.381717267861" calcext:value-type="float">
            <text:p>0.381717267861</text:p>
          </table:table-cell>
          <table:table-cell office:value-type="float" office:value="0.0307797831208" calcext:value-type="float">
            <text:p>0.0307797831208</text:p>
          </table:table-cell>
        </table:table-row>
        <table:table-row table:style-name="ro1">
          <table:table-cell office:value-type="float" office:value="540.8" calcext:value-type="float">
            <text:p>540.8</text:p>
          </table:table-cell>
          <table:table-cell office:value-type="float" office:value="0" calcext:value-type="float">
            <text:p>0</text:p>
          </table:table-cell>
          <table:table-cell office:value-type="float" office:value="0.380802652954" calcext:value-type="float">
            <text:p>0.380802652954</text:p>
          </table:table-cell>
          <table:table-cell office:value-type="float" office:value="0.0315991671508" calcext:value-type="float">
            <text:p>0.0315991671508</text:p>
          </table:table-cell>
        </table:table-row>
        <table:table-row table:style-name="ro1">
          <table:table-cell office:value-type="float" office:value="540.9" calcext:value-type="float">
            <text:p>540.9</text:p>
          </table:table-cell>
          <table:table-cell office:value-type="float" office:value="0" calcext:value-type="float">
            <text:p>0</text:p>
          </table:table-cell>
          <table:table-cell office:value-type="float" office:value="0.379887774399" calcext:value-type="float">
            <text:p>0.379887774399</text:p>
          </table:table-cell>
          <table:table-cell office:value-type="float" office:value="0.0324180196315" calcext:value-type="float">
            <text:p>0.03241801963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0.378972773827" calcext:value-type="float">
            <text:p>0.378972773827</text:p>
          </table:table-cell>
          <table:table-cell office:value-type="float" office:value="0.033236347866" calcext:value-type="float">
            <text:p>0.033236347866</text:p>
          </table:table-cell>
        </table:table-row>
        <table:table-row table:style-name="ro1">
          <table:table-cell office:value-type="float" office:value="541.1" calcext:value-type="float">
            <text:p>541.1</text:p>
          </table:table-cell>
          <table:table-cell office:value-type="float" office:value="0" calcext:value-type="float">
            <text:p>0</text:p>
          </table:table-cell>
          <table:table-cell office:value-type="float" office:value="0.378204424379" calcext:value-type="float">
            <text:p>0.378204424379</text:p>
          </table:table-cell>
          <table:table-cell office:value-type="float" office:value="0.0340673685271" calcext:value-type="float">
            <text:p>0.0340673685271</text:p>
          </table:table-cell>
        </table:table-row>
        <table:table-row table:style-name="ro1">
          <table:table-cell office:value-type="float" office:value="541.2" calcext:value-type="float">
            <text:p>541.2</text:p>
          </table:table-cell>
          <table:table-cell office:value-type="float" office:value="0" calcext:value-type="float">
            <text:p>0</text:p>
          </table:table-cell>
          <table:table-cell office:value-type="float" office:value="0.377435627618" calcext:value-type="float">
            <text:p>0.377435627618</text:p>
          </table:table-cell>
          <table:table-cell office:value-type="float" office:value="0.0348985268067" calcext:value-type="float">
            <text:p>0.0348985268067</text:p>
          </table:table-cell>
        </table:table-row>
        <table:table-row table:style-name="ro1">
          <table:table-cell office:value-type="float" office:value="541.3" calcext:value-type="float">
            <text:p>541.3</text:p>
          </table:table-cell>
          <table:table-cell office:value-type="float" office:value="0" calcext:value-type="float">
            <text:p>0</text:p>
          </table:table-cell>
          <table:table-cell office:value-type="float" office:value="0.376056533683" calcext:value-type="float">
            <text:p>0.376056533683</text:p>
          </table:table-cell>
          <table:table-cell office:value-type="float" office:value="0.0357516234159" calcext:value-type="float">
            <text:p>0.0357516234159</text:p>
          </table:table-cell>
        </table:table-row>
        <table:table-row table:style-name="ro1">
          <table:table-cell office:value-type="float" office:value="541.4" calcext:value-type="float">
            <text:p>541.4</text:p>
          </table:table-cell>
          <table:table-cell office:value-type="float" office:value="0" calcext:value-type="float">
            <text:p>0</text:p>
          </table:table-cell>
          <table:table-cell office:value-type="float" office:value="0.374677226093" calcext:value-type="float">
            <text:p>0.374677226093</text:p>
          </table:table-cell>
          <table:table-cell office:value-type="float" office:value="0.0366048929894" calcext:value-type="float">
            <text:p>0.0366048929894</text:p>
          </table:table-cell>
        </table:table-row>
        <table:table-row table:style-name="ro1">
          <table:table-cell office:value-type="float" office:value="541.5" calcext:value-type="float">
            <text:p>541.5</text:p>
          </table:table-cell>
          <table:table-cell office:value-type="float" office:value="0" calcext:value-type="float">
            <text:p>0</text:p>
          </table:table-cell>
          <table:table-cell office:value-type="float" office:value="0.373101778301" calcext:value-type="float">
            <text:p>0.373101778301</text:p>
          </table:table-cell>
          <table:table-cell office:value-type="float" office:value="0.0374365643692" calcext:value-type="float">
            <text:p>0.0374365643692</text:p>
          </table:table-cell>
        </table:table-row>
        <table:table-row table:style-name="ro1">
          <table:table-cell office:value-type="float" office:value="541.6" calcext:value-type="float">
            <text:p>541.6</text:p>
          </table:table-cell>
          <table:table-cell office:value-type="float" office:value="0" calcext:value-type="float">
            <text:p>0</text:p>
          </table:table-cell>
          <table:table-cell office:value-type="float" office:value="0.371526620072" calcext:value-type="float">
            <text:p>0.371526620072</text:p>
          </table:table-cell>
          <table:table-cell office:value-type="float" office:value="0.0382684622745" calcext:value-type="float">
            <text:p>0.0382684622745</text:p>
          </table:table-cell>
        </table:table-row>
        <table:table-row table:style-name="ro1">
          <table:table-cell office:value-type="float" office:value="541.7" calcext:value-type="float">
            <text:p>541.7</text:p>
          </table:table-cell>
          <table:table-cell office:value-type="float" office:value="0" calcext:value-type="float">
            <text:p>0</text:p>
          </table:table-cell>
          <table:table-cell office:value-type="float" office:value="0.369929474612" calcext:value-type="float">
            <text:p>0.369929474612</text:p>
          </table:table-cell>
          <table:table-cell office:value-type="float" office:value="0.0391005407096" calcext:value-type="float">
            <text:p>0.0391005407096</text:p>
          </table:table-cell>
        </table:table-row>
        <table:table-row table:style-name="ro1">
          <table:table-cell office:value-type="float" office:value="541.8" calcext:value-type="float">
            <text:p>541.8</text:p>
          </table:table-cell>
          <table:table-cell office:value-type="float" office:value="0" calcext:value-type="float">
            <text:p>0</text:p>
          </table:table-cell>
          <table:table-cell office:value-type="float" office:value="0.368332117919" calcext:value-type="float">
            <text:p>0.368332117919</text:p>
          </table:table-cell>
          <table:table-cell office:value-type="float" office:value="0.03993279915" calcext:value-type="float">
            <text:p>0.03993279915</text:p>
          </table:table-cell>
        </table:table-row>
        <table:table-row table:style-name="ro1">
          <table:table-cell office:value-type="float" office:value="541.9" calcext:value-type="float">
            <text:p>541.9</text:p>
          </table:table-cell>
          <table:table-cell office:value-type="float" office:value="0" calcext:value-type="float">
            <text:p>0</text:p>
          </table:table-cell>
          <table:table-cell office:value-type="float" office:value="0.366756338744" calcext:value-type="float">
            <text:p>0.366756338744</text:p>
          </table:table-cell>
          <table:table-cell office:value-type="float" office:value="0.0407652373669" calcext:value-type="float">
            <text:p>0.040765237366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0.36518033496" calcext:value-type="float">
            <text:p>0.36518033496</text:p>
          </table:table-cell>
          <table:table-cell office:value-type="float" office:value="0.0415978554699" calcext:value-type="float">
            <text:p>0.0415978554699</text:p>
          </table:table-cell>
        </table:table-row>
        <table:table-row table:style-name="ro1">
          <table:table-cell office:value-type="float" office:value="542.1" calcext:value-type="float">
            <text:p>542.1</text:p>
          </table:table-cell>
          <table:table-cell office:value-type="float" office:value="0" calcext:value-type="float">
            <text:p>0</text:p>
          </table:table-cell>
          <table:table-cell office:value-type="float" office:value="0.363560715037" calcext:value-type="float">
            <text:p>0.363560715037</text:p>
          </table:table-cell>
          <table:table-cell office:value-type="float" office:value="0.0432540452537" calcext:value-type="float">
            <text:p>0.0432540452537</text:p>
          </table:table-cell>
        </table:table-row>
        <table:table-row table:style-name="ro1">
          <table:table-cell office:value-type="float" office:value="542.2" calcext:value-type="float">
            <text:p>542.2</text:p>
          </table:table-cell>
          <table:table-cell office:value-type="float" office:value="0" calcext:value-type="float">
            <text:p>0</text:p>
          </table:table-cell>
          <table:table-cell office:value-type="float" office:value="0.361941254524" calcext:value-type="float">
            <text:p>0.361941254524</text:p>
          </table:table-cell>
          <table:table-cell office:value-type="float" office:value="0.0449101905997" calcext:value-type="float">
            <text:p>0.0449101905997</text:p>
          </table:table-cell>
        </table:table-row>
        <table:table-row table:style-name="ro1">
          <table:table-cell office:value-type="float" office:value="542.3" calcext:value-type="float">
            <text:p>542.3</text:p>
          </table:table-cell>
          <table:table-cell office:value-type="float" office:value="0" calcext:value-type="float">
            <text:p>0</text:p>
          </table:table-cell>
          <table:table-cell office:value-type="float" office:value="0.360300156821" calcext:value-type="float">
            <text:p>0.360300156821</text:p>
          </table:table-cell>
          <table:table-cell office:value-type="float" office:value="0.0465880943392" calcext:value-type="float">
            <text:p>0.0465880943392</text:p>
          </table:table-cell>
        </table:table-row>
        <table:table-row table:style-name="ro1">
          <table:table-cell office:value-type="float" office:value="542.4" calcext:value-type="float">
            <text:p>542.4</text:p>
          </table:table-cell>
          <table:table-cell office:value-type="float" office:value="0" calcext:value-type="float">
            <text:p>0</text:p>
          </table:table-cell>
          <table:table-cell office:value-type="float" office:value="0.358659230982" calcext:value-type="float">
            <text:p>0.358659230982</text:p>
          </table:table-cell>
          <table:table-cell office:value-type="float" office:value="0.0482659577809" calcext:value-type="float">
            <text:p>0.0482659577809</text:p>
          </table:table-cell>
        </table:table-row>
        <table:table-row table:style-name="ro1">
          <table:table-cell office:value-type="float" office:value="542.5" calcext:value-type="float">
            <text:p>542.5</text:p>
          </table:table-cell>
          <table:table-cell office:value-type="float" office:value="0" calcext:value-type="float">
            <text:p>0</text:p>
          </table:table-cell>
          <table:table-cell office:value-type="float" office:value="0.357040288074" calcext:value-type="float">
            <text:p>0.357040288074</text:p>
          </table:table-cell>
          <table:table-cell office:value-type="float" office:value="0.0499219843514" calcext:value-type="float">
            <text:p>0.0499219843514</text:p>
          </table:table-cell>
        </table:table-row>
        <table:table-row table:style-name="ro1">
          <table:table-cell office:value-type="float" office:value="542.6" calcext:value-type="float">
            <text:p>542.6</text:p>
          </table:table-cell>
          <table:table-cell office:value-type="float" office:value="0" calcext:value-type="float">
            <text:p>0</text:p>
          </table:table-cell>
          <table:table-cell office:value-type="float" office:value="0.355501661211" calcext:value-type="float">
            <text:p>0.355501661211</text:p>
          </table:table-cell>
          <table:table-cell office:value-type="float" office:value="0.0515896056453" calcext:value-type="float">
            <text:p>0.0515896056453</text:p>
          </table:table-cell>
        </table:table-row>
        <table:table-row table:style-name="ro1">
          <table:table-cell office:value-type="float" office:value="542.7" calcext:value-type="float">
            <text:p>542.7</text:p>
          </table:table-cell>
          <table:table-cell office:value-type="float" office:value="0" calcext:value-type="float">
            <text:p>0</text:p>
          </table:table-cell>
          <table:table-cell office:value-type="float" office:value="0.353962130117" calcext:value-type="float">
            <text:p>0.353962130117</text:p>
          </table:table-cell>
          <table:table-cell office:value-type="float" office:value="0.0532578879706" calcext:value-type="float">
            <text:p>0.0532578879706</text:p>
          </table:table-cell>
        </table:table-row>
        <table:table-row table:style-name="ro1">
          <table:table-cell office:value-type="float" office:value="542.8" calcext:value-type="float">
            <text:p>542.8</text:p>
          </table:table-cell>
          <table:table-cell office:value-type="float" office:value="0" calcext:value-type="float">
            <text:p>0</text:p>
          </table:table-cell>
          <table:table-cell office:value-type="float" office:value="0.352421758509" calcext:value-type="float">
            <text:p>0.352421758509</text:p>
          </table:table-cell>
          <table:table-cell office:value-type="float" office:value="0.0549268375801" calcext:value-type="float">
            <text:p>0.0549268375801</text:p>
          </table:table-cell>
        </table:table-row>
        <table:table-row table:style-name="ro1">
          <table:table-cell office:value-type="float" office:value="542.9" calcext:value-type="float">
            <text:p>542.9</text:p>
          </table:table-cell>
          <table:table-cell office:value-type="float" office:value="0" calcext:value-type="float">
            <text:p>0</text:p>
          </table:table-cell>
          <table:table-cell office:value-type="float" office:value="0.350858783707" calcext:value-type="float">
            <text:p>0.350858783707</text:p>
          </table:table-cell>
          <table:table-cell office:value-type="float" office:value="0.0566182789464" calcext:value-type="float">
            <text:p>0.056618278946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0.349295062371" calcext:value-type="float">
            <text:p>0.349295062371</text:p>
          </table:table-cell>
          <table:table-cell office:value-type="float" office:value="0.0583104090137" calcext:value-type="float">
            <text:p>0.0583104090137</text:p>
          </table:table-cell>
        </table:table-row>
        <table:table-row table:style-name="ro1">
          <table:table-cell office:value-type="float" office:value="543.1" calcext:value-type="float">
            <text:p>543.1</text:p>
          </table:table-cell>
          <table:table-cell office:value-type="float" office:value="0" calcext:value-type="float">
            <text:p>0</text:p>
          </table:table-cell>
          <table:table-cell office:value-type="float" office:value="0.347673124347" calcext:value-type="float">
            <text:p>0.347673124347</text:p>
          </table:table-cell>
          <table:table-cell office:value-type="float" office:value="0.0599677219258" calcext:value-type="float">
            <text:p>0.0599677219258</text:p>
          </table:table-cell>
        </table:table-row>
        <table:table-row table:style-name="ro1">
          <table:table-cell office:value-type="float" office:value="543.2" calcext:value-type="float">
            <text:p>543.2</text:p>
          </table:table-cell>
          <table:table-cell office:value-type="float" office:value="0" calcext:value-type="float">
            <text:p>0</text:p>
          </table:table-cell>
          <table:table-cell office:value-type="float" office:value="0.346051260034" calcext:value-type="float">
            <text:p>0.346051260034</text:p>
          </table:table-cell>
          <table:table-cell office:value-type="float" office:value="0.0616249689969" calcext:value-type="float">
            <text:p>0.0616249689969</text:p>
          </table:table-cell>
        </table:table-row>
        <table:table-row table:style-name="ro1">
          <table:table-cell office:value-type="float" office:value="543.3" calcext:value-type="float">
            <text:p>543.3</text:p>
          </table:table-cell>
          <table:table-cell office:value-type="float" office:value="0" calcext:value-type="float">
            <text:p>0</text:p>
          </table:table-cell>
          <table:table-cell office:value-type="float" office:value="0.344429493763" calcext:value-type="float">
            <text:p>0.344429493763</text:p>
          </table:table-cell>
          <table:table-cell office:value-type="float" office:value="0.0632821548358" calcext:value-type="float">
            <text:p>0.0632821548358</text:p>
          </table:table-cell>
        </table:table-row>
        <table:table-row table:style-name="ro1">
          <table:table-cell office:value-type="float" office:value="543.4" calcext:value-type="float">
            <text:p>543.4</text:p>
          </table:table-cell>
          <table:table-cell office:value-type="float" office:value="0" calcext:value-type="float">
            <text:p>0</text:p>
          </table:table-cell>
          <table:table-cell office:value-type="float" office:value="0.342807842448" calcext:value-type="float">
            <text:p>0.342807842448</text:p>
          </table:table-cell>
          <table:table-cell office:value-type="float" office:value="0.0649392832044" calcext:value-type="float">
            <text:p>0.0649392832044</text:p>
          </table:table-cell>
        </table:table-row>
        <table:table-row table:style-name="ro1">
          <table:table-cell office:value-type="float" office:value="543.5" calcext:value-type="float">
            <text:p>543.5</text:p>
          </table:table-cell>
          <table:table-cell office:value-type="float" office:value="0" calcext:value-type="float">
            <text:p>0</text:p>
          </table:table-cell>
          <table:table-cell office:value-type="float" office:value="0.341164495194" calcext:value-type="float">
            <text:p>0.341164495194</text:p>
          </table:table-cell>
          <table:table-cell office:value-type="float" office:value="0.0666181774125" calcext:value-type="float">
            <text:p>0.0666181774125</text:p>
          </table:table-cell>
        </table:table-row>
        <table:table-row table:style-name="ro1">
          <table:table-cell office:value-type="float" office:value="543.6" calcext:value-type="float">
            <text:p>543.6</text:p>
          </table:table-cell>
          <table:table-cell office:value-type="float" office:value="0" calcext:value-type="float">
            <text:p>0</text:p>
          </table:table-cell>
          <table:table-cell office:value-type="float" office:value="0.339520996271" calcext:value-type="float">
            <text:p>0.339520996271</text:p>
          </table:table-cell>
          <table:table-cell office:value-type="float" office:value="0.0682969613332" calcext:value-type="float">
            <text:p>0.0682969613332</text:p>
          </table:table-cell>
        </table:table-row>
        <table:table-row table:style-name="ro1">
          <table:table-cell office:value-type="float" office:value="543.7" calcext:value-type="float">
            <text:p>543.7</text:p>
          </table:table-cell>
          <table:table-cell office:value-type="float" office:value="0" calcext:value-type="float">
            <text:p>0</text:p>
          </table:table-cell>
          <table:table-cell office:value-type="float" office:value="0.3378994568" calcext:value-type="float">
            <text:p>0.3378994568</text:p>
          </table:table-cell>
          <table:table-cell office:value-type="float" office:value="0.0699538717885" calcext:value-type="float">
            <text:p>0.0699538717885</text:p>
          </table:table-cell>
        </table:table-row>
        <table:table-row table:style-name="ro1">
          <table:table-cell office:value-type="float" office:value="543.8" calcext:value-type="float">
            <text:p>543.8</text:p>
          </table:table-cell>
          <table:table-cell office:value-type="float" office:value="0" calcext:value-type="float">
            <text:p>0</text:p>
          </table:table-cell>
          <table:table-cell office:value-type="float" office:value="0.336278193358" calcext:value-type="float">
            <text:p>0.336278193358</text:p>
          </table:table-cell>
          <table:table-cell office:value-type="float" office:value="0.0716107598377" calcext:value-type="float">
            <text:p>0.0716107598377</text:p>
          </table:table-cell>
        </table:table-row>
        <table:table-row table:style-name="ro1">
          <table:table-cell office:value-type="float" office:value="543.9" calcext:value-type="float">
            <text:p>543.9</text:p>
          </table:table-cell>
          <table:table-cell office:value-type="float" office:value="0" calcext:value-type="float">
            <text:p>0</text:p>
          </table:table-cell>
          <table:table-cell office:value-type="float" office:value="0.334657330244" calcext:value-type="float">
            <text:p>0.334657330244</text:p>
          </table:table-cell>
          <table:table-cell office:value-type="float" office:value="0.0732676564725" calcext:value-type="float">
            <text:p>0.07326765647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0.333036979159" calcext:value-type="float">
            <text:p>0.333036979159</text:p>
          </table:table-cell>
          <table:table-cell office:value-type="float" office:value="0.0749245929277" calcext:value-type="float">
            <text:p>0.0749245929277</text:p>
          </table:table-cell>
        </table:table-row>
        <table:table-row table:style-name="ro1">
          <table:table-cell office:value-type="float" office:value="544.1" calcext:value-type="float">
            <text:p>544.1</text:p>
          </table:table-cell>
          <table:table-cell office:value-type="float" office:value="0" calcext:value-type="float">
            <text:p>0</text:p>
          </table:table-cell>
          <table:table-cell office:value-type="float" office:value="0.331399536521" calcext:value-type="float">
            <text:p>0.331399536521</text:p>
          </table:table-cell>
          <table:table-cell office:value-type="float" office:value="0.0766043697901" calcext:value-type="float">
            <text:p>0.0766043697901</text:p>
          </table:table-cell>
        </table:table-row>
        <table:table-row table:style-name="ro1">
          <table:table-cell office:value-type="float" office:value="544.2" calcext:value-type="float">
            <text:p>544.2</text:p>
          </table:table-cell>
          <table:table-cell office:value-type="float" office:value="0" calcext:value-type="float">
            <text:p>0</text:p>
          </table:table-cell>
          <table:table-cell office:value-type="float" office:value="0.32976275202" calcext:value-type="float">
            <text:p>0.32976275202</text:p>
          </table:table-cell>
          <table:table-cell office:value-type="float" office:value="0.0782842896827" calcext:value-type="float">
            <text:p>0.0782842896827</text:p>
          </table:table-cell>
        </table:table-row>
        <table:table-row table:style-name="ro1">
          <table:table-cell office:value-type="float" office:value="544.3" calcext:value-type="float">
            <text:p>544.3</text:p>
          </table:table-cell>
          <table:table-cell office:value-type="float" office:value="0" calcext:value-type="float">
            <text:p>0</text:p>
          </table:table-cell>
          <table:table-cell office:value-type="float" office:value="0.328148519331" calcext:value-type="float">
            <text:p>0.328148519331</text:p>
          </table:table-cell>
          <table:table-cell office:value-type="float" office:value="0.0799425648169" calcext:value-type="float">
            <text:p>0.0799425648169</text:p>
          </table:table-cell>
        </table:table-row>
        <table:table-row table:style-name="ro1">
          <table:table-cell office:value-type="float" office:value="544.4" calcext:value-type="float">
            <text:p>544.4</text:p>
          </table:table-cell>
          <table:table-cell office:value-type="float" office:value="0" calcext:value-type="float">
            <text:p>0</text:p>
          </table:table-cell>
          <table:table-cell office:value-type="float" office:value="0.326535083882" calcext:value-type="float">
            <text:p>0.326535083882</text:p>
          </table:table-cell>
          <table:table-cell office:value-type="float" office:value="0.0816010432806" calcext:value-type="float">
            <text:p>0.0816010432806</text:p>
          </table:table-cell>
        </table:table-row>
        <table:table-row table:style-name="ro1">
          <table:table-cell office:value-type="float" office:value="544.5" calcext:value-type="float">
            <text:p>544.5</text:p>
          </table:table-cell>
          <table:table-cell office:value-type="float" office:value="0" calcext:value-type="float">
            <text:p>0</text:p>
          </table:table-cell>
          <table:table-cell office:value-type="float" office:value="0.324900679543" calcext:value-type="float">
            <text:p>0.324900679543</text:p>
          </table:table-cell>
          <table:table-cell office:value-type="float" office:value="0.0832597537543" calcext:value-type="float">
            <text:p>0.0832597537543</text:p>
          </table:table-cell>
        </table:table-row>
        <table:table-row table:style-name="ro1">
          <table:table-cell office:value-type="float" office:value="544.6" calcext:value-type="float">
            <text:p>544.6</text:p>
          </table:table-cell>
          <table:table-cell office:value-type="float" office:value="0" calcext:value-type="float">
            <text:p>0</text:p>
          </table:table-cell>
          <table:table-cell office:value-type="float" office:value="0.323267165872" calcext:value-type="float">
            <text:p>0.323267165872</text:p>
          </table:table-cell>
          <table:table-cell office:value-type="float" office:value="0.0849187236495" calcext:value-type="float">
            <text:p>0.0849187236495</text:p>
          </table:table-cell>
        </table:table-row>
        <table:table-row table:style-name="ro1">
          <table:table-cell office:value-type="float" office:value="544.7" calcext:value-type="float">
            <text:p>544.7</text:p>
          </table:table-cell>
          <table:table-cell office:value-type="float" office:value="0" calcext:value-type="float">
            <text:p>0</text:p>
          </table:table-cell>
          <table:table-cell office:value-type="float" office:value="0.32165620908" calcext:value-type="float">
            <text:p>0.32165620908</text:p>
          </table:table-cell>
          <table:table-cell office:value-type="float" office:value="0.0865779295649" calcext:value-type="float">
            <text:p>0.0865779295649</text:p>
          </table:table-cell>
        </table:table-row>
        <table:table-row table:style-name="ro1">
          <table:table-cell office:value-type="float" office:value="544.8" calcext:value-type="float">
            <text:p>544.8</text:p>
          </table:table-cell>
          <table:table-cell office:value-type="float" office:value="0" calcext:value-type="float">
            <text:p>0</text:p>
          </table:table-cell>
          <table:table-cell office:value-type="float" office:value="0.32004595959" calcext:value-type="float">
            <text:p>0.32004595959</text:p>
          </table:table-cell>
          <table:table-cell office:value-type="float" office:value="0.0882373780066" calcext:value-type="float">
            <text:p>0.0882373780066</text:p>
          </table:table-cell>
        </table:table-row>
        <table:table-row table:style-name="ro1">
          <table:table-cell office:value-type="float" office:value="544.9" calcext:value-type="float">
            <text:p>544.9</text:p>
          </table:table-cell>
          <table:table-cell office:value-type="float" office:value="0" calcext:value-type="float">
            <text:p>0</text:p>
          </table:table-cell>
          <table:table-cell office:value-type="float" office:value="0.318436373891" calcext:value-type="float">
            <text:p>0.318436373891</text:p>
          </table:table-cell>
          <table:table-cell office:value-type="float" office:value="0.0899188911076" calcext:value-type="float">
            <text:p>0.089918891107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0.316827396266" calcext:value-type="float">
            <text:p>0.316827396266</text:p>
          </table:table-cell>
          <table:table-cell office:value-type="float" office:value="0.0916006480401" calcext:value-type="float">
            <text:p>0.0916006480401</text:p>
          </table:table-cell>
        </table:table-row>
        <table:table-row table:style-name="ro1">
          <table:table-cell office:value-type="float" office:value="545.1" calcext:value-type="float">
            <text:p>545.1</text:p>
          </table:table-cell>
          <table:table-cell office:value-type="float" office:value="0" calcext:value-type="float">
            <text:p>0</text:p>
          </table:table-cell>
          <table:table-cell office:value-type="float" office:value="0.31521481919" calcext:value-type="float">
            <text:p>0.31521481919</text:p>
          </table:table-cell>
          <table:table-cell office:value-type="float" office:value="0.0932660531142" calcext:value-type="float">
            <text:p>0.0932660531142</text:p>
          </table:table-cell>
        </table:table-row>
        <table:table-row table:style-name="ro1">
          <table:table-cell office:value-type="float" office:value="545.2" calcext:value-type="float">
            <text:p>545.2</text:p>
          </table:table-cell>
          <table:table-cell office:value-type="float" office:value="0" calcext:value-type="float">
            <text:p>0</text:p>
          </table:table-cell>
          <table:table-cell office:value-type="float" office:value="0.313602516758" calcext:value-type="float">
            <text:p>0.313602516758</text:p>
          </table:table-cell>
          <table:table-cell office:value-type="float" office:value="0.0949318683308" calcext:value-type="float">
            <text:p>0.0949318683308</text:p>
          </table:table-cell>
        </table:table-row>
        <table:table-row table:style-name="ro1">
          <table:table-cell office:value-type="float" office:value="545.3" calcext:value-type="float">
            <text:p>545.3</text:p>
          </table:table-cell>
          <table:table-cell office:value-type="float" office:value="0" calcext:value-type="float">
            <text:p>0</text:p>
          </table:table-cell>
          <table:table-cell office:value-type="float" office:value="0.312012223754" calcext:value-type="float">
            <text:p>0.312012223754</text:p>
          </table:table-cell>
          <table:table-cell office:value-type="float" office:value="0.0965980765497" calcext:value-type="float">
            <text:p>0.0965980765497</text:p>
          </table:table-cell>
        </table:table-row>
        <table:table-row table:style-name="ro1">
          <table:table-cell office:value-type="float" office:value="545.4" calcext:value-type="float">
            <text:p>545.4</text:p>
          </table:table-cell>
          <table:table-cell office:value-type="float" office:value="0" calcext:value-type="float">
            <text:p>0</text:p>
          </table:table-cell>
          <table:table-cell office:value-type="float" office:value="0.310422017276" calcext:value-type="float">
            <text:p>0.310422017276</text:p>
          </table:table-cell>
          <table:table-cell office:value-type="float" office:value="0.0982646548865" calcext:value-type="float">
            <text:p>0.0982646548865</text:p>
          </table:table-cell>
        </table:table-row>
        <table:table-row table:style-name="ro1">
          <table:table-cell office:value-type="float" office:value="545.5" calcext:value-type="float">
            <text:p>545.5</text:p>
          </table:table-cell>
          <table:table-cell office:value-type="float" office:value="0" calcext:value-type="float">
            <text:p>0</text:p>
          </table:table-cell>
          <table:table-cell office:value-type="float" office:value="0.308831785548" calcext:value-type="float">
            <text:p>0.308831785548</text:p>
          </table:table-cell>
          <table:table-cell office:value-type="float" office:value="0.099953403028" calcext:value-type="float">
            <text:p>0.099953403028</text:p>
          </table:table-cell>
        </table:table-row>
        <table:table-row table:style-name="ro1">
          <table:table-cell office:value-type="float" office:value="545.6" calcext:value-type="float">
            <text:p>545.6</text:p>
          </table:table-cell>
          <table:table-cell office:value-type="float" office:value="0" calcext:value-type="float">
            <text:p>0</text:p>
          </table:table-cell>
          <table:table-cell office:value-type="float" office:value="0.307241406514" calcext:value-type="float">
            <text:p>0.307241406514</text:p>
          </table:table-cell>
          <table:table-cell office:value-type="float" office:value="0.101642460476" calcext:value-type="float">
            <text:p>0.101642460476</text:p>
          </table:table-cell>
        </table:table-row>
        <table:table-row table:style-name="ro1">
          <table:table-cell office:value-type="float" office:value="545.7" calcext:value-type="float">
            <text:p>545.7</text:p>
          </table:table-cell>
          <table:table-cell office:value-type="float" office:value="0" calcext:value-type="float">
            <text:p>0</text:p>
          </table:table-cell>
          <table:table-cell office:value-type="float" office:value="0.305629263849" calcext:value-type="float">
            <text:p>0.305629263849</text:p>
          </table:table-cell>
          <table:table-cell office:value-type="float" office:value="0.103310070473" calcext:value-type="float">
            <text:p>0.103310070473</text:p>
          </table:table-cell>
        </table:table-row>
        <table:table-row table:style-name="ro1">
          <table:table-cell office:value-type="float" office:value="545.8" calcext:value-type="float">
            <text:p>545.8</text:p>
          </table:table-cell>
          <table:table-cell office:value-type="float" office:value="0" calcext:value-type="float">
            <text:p>0</text:p>
          </table:table-cell>
          <table:table-cell office:value-type="float" office:value="0.304017140863" calcext:value-type="float">
            <text:p>0.304017140863</text:p>
          </table:table-cell>
          <table:table-cell office:value-type="float" office:value="0.104978053238" calcext:value-type="float">
            <text:p>0.104978053238</text:p>
          </table:table-cell>
        </table:table-row>
        <table:table-row table:style-name="ro1">
          <table:table-cell office:value-type="float" office:value="545.9" calcext:value-type="float">
            <text:p>545.9</text:p>
          </table:table-cell>
          <table:table-cell office:value-type="float" office:value="0" calcext:value-type="float">
            <text:p>0</text:p>
          </table:table-cell>
          <table:table-cell office:value-type="float" office:value="0.302426822797" calcext:value-type="float">
            <text:p>0.302426822797</text:p>
          </table:table-cell>
          <table:table-cell office:value-type="float" office:value="0.106646397296" calcext:value-type="float">
            <text:p>0.10664639729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0.300836421719" calcext:value-type="float">
            <text:p>0.300836421719</text:p>
          </table:table-cell>
          <table:table-cell office:value-type="float" office:value="0.10831508796" calcext:value-type="float">
            <text:p>0.10831508796</text:p>
          </table:table-cell>
        </table:table-row>
        <table:table-row table:style-name="ro1">
          <table:table-cell office:value-type="float" office:value="546.1" calcext:value-type="float">
            <text:p>546.1</text:p>
          </table:table-cell>
          <table:table-cell office:value-type="float" office:value="0" calcext:value-type="float">
            <text:p>0</text:p>
          </table:table-cell>
          <table:table-cell office:value-type="float" office:value="0.299234718953" calcext:value-type="float">
            <text:p>0.299234718953</text:p>
          </table:table-cell>
          <table:table-cell office:value-type="float" office:value="0.110001844941" calcext:value-type="float">
            <text:p>0.110001844941</text:p>
          </table:table-cell>
        </table:table-row>
        <table:table-row table:style-name="ro1">
          <table:table-cell office:value-type="float" office:value="546.2" calcext:value-type="float">
            <text:p>546.2</text:p>
          </table:table-cell>
          <table:table-cell office:value-type="float" office:value="0" calcext:value-type="float">
            <text:p>0</text:p>
          </table:table-cell>
          <table:table-cell office:value-type="float" office:value="0.297632930165" calcext:value-type="float">
            <text:p>0.297632930165</text:p>
          </table:table-cell>
          <table:table-cell office:value-type="float" office:value="0.111688788148" calcext:value-type="float">
            <text:p>0.111688788148</text:p>
          </table:table-cell>
        </table:table-row>
        <table:table-row table:style-name="ro1">
          <table:table-cell office:value-type="float" office:value="546.3" calcext:value-type="float">
            <text:p>546.3</text:p>
          </table:table-cell>
          <table:table-cell office:value-type="float" office:value="0" calcext:value-type="float">
            <text:p>0</text:p>
          </table:table-cell>
          <table:table-cell office:value-type="float" office:value="0.296009144297" calcext:value-type="float">
            <text:p>0.296009144297</text:p>
          </table:table-cell>
          <table:table-cell office:value-type="float" office:value="0.113354051422" calcext:value-type="float">
            <text:p>0.113354051422</text:p>
          </table:table-cell>
        </table:table-row>
        <table:table-row table:style-name="ro1">
          <table:table-cell office:value-type="float" office:value="546.4" calcext:value-type="float">
            <text:p>546.4</text:p>
          </table:table-cell>
          <table:table-cell office:value-type="float" office:value="0" calcext:value-type="float">
            <text:p>0</text:p>
          </table:table-cell>
          <table:table-cell office:value-type="float" office:value="0.294385125443" calcext:value-type="float">
            <text:p>0.294385125443</text:p>
          </table:table-cell>
          <table:table-cell office:value-type="float" office:value="0.115019444324" calcext:value-type="float">
            <text:p>0.115019444324</text:p>
          </table:table-cell>
        </table:table-row>
        <table:table-row table:style-name="ro1">
          <table:table-cell office:value-type="float" office:value="546.5" calcext:value-type="float">
            <text:p>546.5</text:p>
          </table:table-cell>
          <table:table-cell office:value-type="float" office:value="0" calcext:value-type="float">
            <text:p>0</text:p>
          </table:table-cell>
          <table:table-cell office:value-type="float" office:value="0.292782637573" calcext:value-type="float">
            <text:p>0.292782637573</text:p>
          </table:table-cell>
          <table:table-cell office:value-type="float" office:value="0.116684933597" calcext:value-type="float">
            <text:p>0.116684933597</text:p>
          </table:table-cell>
        </table:table-row>
        <table:table-row table:style-name="ro1">
          <table:table-cell office:value-type="float" office:value="546.6" calcext:value-type="float">
            <text:p>546.6</text:p>
          </table:table-cell>
          <table:table-cell office:value-type="float" office:value="0" calcext:value-type="float">
            <text:p>0</text:p>
          </table:table-cell>
          <table:table-cell office:value-type="float" office:value="0.291179756689" calcext:value-type="float">
            <text:p>0.291179756689</text:p>
          </table:table-cell>
          <table:table-cell office:value-type="float" office:value="0.118350481752" calcext:value-type="float">
            <text:p>0.118350481752</text:p>
          </table:table-cell>
        </table:table-row>
        <table:table-row table:style-name="ro1">
          <table:table-cell office:value-type="float" office:value="546.7" calcext:value-type="float">
            <text:p>546.7</text:p>
          </table:table-cell>
          <table:table-cell office:value-type="float" office:value="0" calcext:value-type="float">
            <text:p>0</text:p>
          </table:table-cell>
          <table:table-cell office:value-type="float" office:value="0.289554880433" calcext:value-type="float">
            <text:p>0.289554880433</text:p>
          </table:table-cell>
          <table:table-cell office:value-type="float" office:value="0.120038028517" calcext:value-type="float">
            <text:p>0.120038028517</text:p>
          </table:table-cell>
        </table:table-row>
        <table:table-row table:style-name="ro1">
          <table:table-cell office:value-type="float" office:value="546.8" calcext:value-type="float">
            <text:p>546.8</text:p>
          </table:table-cell>
          <table:table-cell office:value-type="float" office:value="0" calcext:value-type="float">
            <text:p>0</text:p>
          </table:table-cell>
          <table:table-cell office:value-type="float" office:value="0.287929851745" calcext:value-type="float">
            <text:p>0.287929851745</text:p>
          </table:table-cell>
          <table:table-cell office:value-type="float" office:value="0.121725730951" calcext:value-type="float">
            <text:p>0.121725730951</text:p>
          </table:table-cell>
        </table:table-row>
        <table:table-row table:style-name="ro1">
          <table:table-cell office:value-type="float" office:value="546.9" calcext:value-type="float">
            <text:p>546.9</text:p>
          </table:table-cell>
          <table:table-cell office:value-type="float" office:value="0" calcext:value-type="float">
            <text:p>0</text:p>
          </table:table-cell>
          <table:table-cell office:value-type="float" office:value="0.286326517615" calcext:value-type="float">
            <text:p>0.286326517615</text:p>
          </table:table-cell>
          <table:table-cell office:value-type="float" office:value="0.123391742065" calcext:value-type="float">
            <text:p>0.12339174206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0.284723033097" calcext:value-type="float">
            <text:p>0.284723033097</text:p>
          </table:table-cell>
          <table:table-cell office:value-type="float" office:value="0.125057906804" calcext:value-type="float">
            <text:p>0.125057906804</text:p>
          </table:table-cell>
        </table:table-row>
        <table:table-row table:style-name="ro1">
          <table:table-cell office:value-type="float" office:value="547.1" calcext:value-type="float">
            <text:p>547.1</text:p>
          </table:table-cell>
          <table:table-cell office:value-type="float" office:value="0" calcext:value-type="float">
            <text:p>0</text:p>
          </table:table-cell>
          <table:table-cell office:value-type="float" office:value="0.28322111188" calcext:value-type="float">
            <text:p>0.28322111188</text:p>
          </table:table-cell>
          <table:table-cell office:value-type="float" office:value="0.126769752193" calcext:value-type="float">
            <text:p>0.126769752193</text:p>
          </table:table-cell>
        </table:table-row>
        <table:table-row table:style-name="ro1">
          <table:table-cell office:value-type="float" office:value="547.2" calcext:value-type="float">
            <text:p>547.2</text:p>
          </table:table-cell>
          <table:table-cell office:value-type="float" office:value="0" calcext:value-type="float">
            <text:p>0</text:p>
          </table:table-cell>
          <table:table-cell office:value-type="float" office:value="0.281717904857" calcext:value-type="float">
            <text:p>0.281717904857</text:p>
          </table:table-cell>
          <table:table-cell office:value-type="float" office:value="0.128482956299" calcext:value-type="float">
            <text:p>0.128482956299</text:p>
          </table:table-cell>
        </table:table-row>
        <table:table-row table:style-name="ro1">
          <table:table-cell office:value-type="float" office:value="547.3" calcext:value-type="float">
            <text:p>547.3</text:p>
          </table:table-cell>
          <table:table-cell office:value-type="float" office:value="0" calcext:value-type="float">
            <text:p>0</text:p>
          </table:table-cell>
          <table:table-cell office:value-type="float" office:value="0.280191537002" calcext:value-type="float">
            <text:p>0.280191537002</text:p>
          </table:table-cell>
          <table:table-cell office:value-type="float" office:value="0.13021939416" calcext:value-type="float">
            <text:p>0.13021939416</text:p>
          </table:table-cell>
        </table:table-row>
        <table:table-row table:style-name="ro1">
          <table:table-cell office:value-type="float" office:value="547.4" calcext:value-type="float">
            <text:p>547.4</text:p>
          </table:table-cell>
          <table:table-cell office:value-type="float" office:value="0" calcext:value-type="float">
            <text:p>0</text:p>
          </table:table-cell>
          <table:table-cell office:value-type="float" office:value="0.278663864724" calcext:value-type="float">
            <text:p>0.278663864724</text:p>
          </table:table-cell>
          <table:table-cell office:value-type="float" office:value="0.131957209384" calcext:value-type="float">
            <text:p>0.131957209384</text:p>
          </table:table-cell>
        </table:table-row>
        <table:table-row table:style-name="ro1">
          <table:table-cell office:value-type="float" office:value="547.5" calcext:value-type="float">
            <text:p>547.5</text:p>
          </table:table-cell>
          <table:table-cell office:value-type="float" office:value="0" calcext:value-type="float">
            <text:p>0</text:p>
          </table:table-cell>
          <table:table-cell office:value-type="float" office:value="0.277156779893" calcext:value-type="float">
            <text:p>0.277156779893</text:p>
          </table:table-cell>
          <table:table-cell office:value-type="float" office:value="0.133674510114" calcext:value-type="float">
            <text:p>0.133674510114</text:p>
          </table:table-cell>
        </table:table-row>
        <table:table-row table:style-name="ro1">
          <table:table-cell office:value-type="float" office:value="547.6" calcext:value-type="float">
            <text:p>547.6</text:p>
          </table:table-cell>
          <table:table-cell office:value-type="float" office:value="0" calcext:value-type="float">
            <text:p>0</text:p>
          </table:table-cell>
          <table:table-cell office:value-type="float" office:value="0.275586198412" calcext:value-type="float">
            <text:p>0.275586198412</text:p>
          </table:table-cell>
          <table:table-cell office:value-type="float" office:value="0.135362615493" calcext:value-type="float">
            <text:p>0.135362615493</text:p>
          </table:table-cell>
        </table:table-row>
        <table:table-row table:style-name="ro1">
          <table:table-cell office:value-type="float" office:value="547.7" calcext:value-type="float">
            <text:p>547.7</text:p>
          </table:table-cell>
          <table:table-cell office:value-type="float" office:value="0" calcext:value-type="float">
            <text:p>0</text:p>
          </table:table-cell>
          <table:table-cell office:value-type="float" office:value="0.27401503824" calcext:value-type="float">
            <text:p>0.27401503824</text:p>
          </table:table-cell>
          <table:table-cell office:value-type="float" office:value="0.137051319479" calcext:value-type="float">
            <text:p>0.137051319479</text:p>
          </table:table-cell>
        </table:table-row>
        <table:table-row table:style-name="ro1">
          <table:table-cell office:value-type="float" office:value="547.8" calcext:value-type="float">
            <text:p>547.8</text:p>
          </table:table-cell>
          <table:table-cell office:value-type="float" office:value="0" calcext:value-type="float">
            <text:p>0</text:p>
          </table:table-cell>
          <table:table-cell office:value-type="float" office:value="0.272443299327" calcext:value-type="float">
            <text:p>0.272443299327</text:p>
          </table:table-cell>
          <table:table-cell office:value-type="float" office:value="0.138740622122" calcext:value-type="float">
            <text:p>0.138740622122</text:p>
          </table:table-cell>
        </table:table-row>
        <table:table-row table:style-name="ro1">
          <table:table-cell office:value-type="float" office:value="547.9" calcext:value-type="float">
            <text:p>547.9</text:p>
          </table:table-cell>
          <table:table-cell office:value-type="float" office:value="0" calcext:value-type="float">
            <text:p>0</text:p>
          </table:table-cell>
          <table:table-cell office:value-type="float" office:value="0.270849073586" calcext:value-type="float">
            <text:p>0.270849073586</text:p>
          </table:table-cell>
          <table:table-cell office:value-type="float" office:value="0.140452431512" calcext:value-type="float">
            <text:p>0.14045243151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0.269254261146" calcext:value-type="float">
            <text:p>0.269254261146</text:p>
          </table:table-cell>
          <table:table-cell office:value-type="float" office:value="0.142164847521" calcext:value-type="float">
            <text:p>0.142164847521</text:p>
          </table:table-cell>
        </table:table-row>
        <table:table-row table:style-name="ro1">
          <table:table-cell office:value-type="float" office:value="548.1" calcext:value-type="float">
            <text:p>548.1</text:p>
          </table:table-cell>
          <table:table-cell office:value-type="float" office:value="0" calcext:value-type="float">
            <text:p>0</text:p>
          </table:table-cell>
          <table:table-cell office:value-type="float" office:value="0.267629910351" calcext:value-type="float">
            <text:p>0.267629910351</text:p>
          </table:table-cell>
          <table:table-cell office:value-type="float" office:value="0.143828617289" calcext:value-type="float">
            <text:p>0.143828617289</text:p>
          </table:table-cell>
        </table:table-row>
        <table:table-row table:style-name="ro1">
          <table:table-cell office:value-type="float" office:value="548.2" calcext:value-type="float">
            <text:p>548.2</text:p>
          </table:table-cell>
          <table:table-cell office:value-type="float" office:value="0" calcext:value-type="float">
            <text:p>0</text:p>
          </table:table-cell>
          <table:table-cell office:value-type="float" office:value="0.26600559336" calcext:value-type="float">
            <text:p>0.26600559336</text:p>
          </table:table-cell>
          <table:table-cell office:value-type="float" office:value="0.1454923509" calcext:value-type="float">
            <text:p>0.1454923509</text:p>
          </table:table-cell>
        </table:table-row>
        <table:table-row table:style-name="ro1">
          <table:table-cell office:value-type="float" office:value="548.3" calcext:value-type="float">
            <text:p>548.3</text:p>
          </table:table-cell>
          <table:table-cell office:value-type="float" office:value="0" calcext:value-type="float">
            <text:p>0</text:p>
          </table:table-cell>
          <table:table-cell office:value-type="float" office:value="0.26438131019" calcext:value-type="float">
            <text:p>0.26438131019</text:p>
          </table:table-cell>
          <table:table-cell office:value-type="float" office:value="0.147156048338" calcext:value-type="float">
            <text:p>0.147156048338</text:p>
          </table:table-cell>
        </table:table-row>
        <table:table-row table:style-name="ro1">
          <table:table-cell office:value-type="float" office:value="548.4" calcext:value-type="float">
            <text:p>548.4</text:p>
          </table:table-cell>
          <table:table-cell office:value-type="float" office:value="0" calcext:value-type="float">
            <text:p>0</text:p>
          </table:table-cell>
          <table:table-cell office:value-type="float" office:value="0.262757060857" calcext:value-type="float">
            <text:p>0.262757060857</text:p>
          </table:table-cell>
          <table:table-cell office:value-type="float" office:value="0.148819709586" calcext:value-type="float">
            <text:p>0.148819709586</text:p>
          </table:table-cell>
        </table:table-row>
        <table:table-row table:style-name="ro1">
          <table:table-cell office:value-type="float" office:value="548.5" calcext:value-type="float">
            <text:p>548.5</text:p>
          </table:table-cell>
          <table:table-cell office:value-type="float" office:value="0" calcext:value-type="float">
            <text:p>0</text:p>
          </table:table-cell>
          <table:table-cell office:value-type="float" office:value="0.261110934586" calcext:value-type="float">
            <text:p>0.261110934586</text:p>
          </table:table-cell>
          <table:table-cell office:value-type="float" office:value="0.150505245421" calcext:value-type="float">
            <text:p>0.150505245421</text:p>
          </table:table-cell>
        </table:table-row>
        <table:table-row table:style-name="ro1">
          <table:table-cell office:value-type="float" office:value="548.6" calcext:value-type="float">
            <text:p>548.6</text:p>
          </table:table-cell>
          <table:table-cell office:value-type="float" office:value="0" calcext:value-type="float">
            <text:p>0</text:p>
          </table:table-cell>
          <table:table-cell office:value-type="float" office:value="0.259464842656" calcext:value-type="float">
            <text:p>0.259464842656</text:p>
          </table:table-cell>
          <table:table-cell office:value-type="float" office:value="0.152190744562" calcext:value-type="float">
            <text:p>0.152190744562</text:p>
          </table:table-cell>
        </table:table-row>
        <table:table-row table:style-name="ro1">
          <table:table-cell office:value-type="float" office:value="548.7" calcext:value-type="float">
            <text:p>548.7</text:p>
          </table:table-cell>
          <table:table-cell office:value-type="float" office:value="0" calcext:value-type="float">
            <text:p>0</text:p>
          </table:table-cell>
          <table:table-cell office:value-type="float" office:value="0.25784069541" calcext:value-type="float">
            <text:p>0.25784069541</text:p>
          </table:table-cell>
          <table:table-cell office:value-type="float" office:value="0.153854296668" calcext:value-type="float">
            <text:p>0.153854296668</text:p>
          </table:table-cell>
        </table:table-row>
        <table:table-row table:style-name="ro1">
          <table:table-cell office:value-type="float" office:value="548.8" calcext:value-type="float">
            <text:p>548.8</text:p>
          </table:table-cell>
          <table:table-cell office:value-type="float" office:value="0" calcext:value-type="float">
            <text:p>0</text:p>
          </table:table-cell>
          <table:table-cell office:value-type="float" office:value="0.256216582071" calcext:value-type="float">
            <text:p>0.256216582071</text:p>
          </table:table-cell>
          <table:table-cell office:value-type="float" office:value="0.155517812516" calcext:value-type="float">
            <text:p>0.155517812516</text:p>
          </table:table-cell>
        </table:table-row>
        <table:table-row table:style-name="ro1">
          <table:table-cell office:value-type="float" office:value="548.9" calcext:value-type="float">
            <text:p>548.9</text:p>
          </table:table-cell>
          <table:table-cell office:value-type="float" office:value="0" calcext:value-type="float">
            <text:p>0</text:p>
          </table:table-cell>
          <table:table-cell office:value-type="float" office:value="0.254570592802" calcext:value-type="float">
            <text:p>0.254570592802</text:p>
          </table:table-cell>
          <table:table-cell office:value-type="float" office:value="0.157181292089" calcext:value-type="float">
            <text:p>0.15718129208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0.252924637944" calcext:value-type="float">
            <text:p>0.252924637944</text:p>
          </table:table-cell>
          <table:table-cell office:value-type="float" office:value="0.15884473537" calcext:value-type="float">
            <text:p>0.15884473537</text:p>
          </table:table-cell>
        </table:table-row>
        <table:table-row table:style-name="ro1">
          <table:table-cell office:value-type="float" office:value="549.1" calcext:value-type="float">
            <text:p>549.1</text:p>
          </table:table-cell>
          <table:table-cell office:value-type="float" office:value="0" calcext:value-type="float">
            <text:p>0</text:p>
          </table:table-cell>
          <table:table-cell office:value-type="float" office:value="0.251300936742" calcext:value-type="float">
            <text:p>0.251300936742</text:p>
          </table:table-cell>
          <table:table-cell office:value-type="float" office:value="0.160530249653" calcext:value-type="float">
            <text:p>0.160530249653</text:p>
          </table:table-cell>
        </table:table-row>
        <table:table-row table:style-name="ro1">
          <table:table-cell office:value-type="float" office:value="549.2" calcext:value-type="float">
            <text:p>549.2</text:p>
          </table:table-cell>
          <table:table-cell office:value-type="float" office:value="0" calcext:value-type="float">
            <text:p>0</text:p>
          </table:table-cell>
          <table:table-cell office:value-type="float" office:value="0.249677265565" calcext:value-type="float">
            <text:p>0.249677265565</text:p>
          </table:table-cell>
          <table:table-cell office:value-type="float" office:value="0.162215731332" calcext:value-type="float">
            <text:p>0.162215731332</text:p>
          </table:table-cell>
        </table:table-row>
        <table:table-row table:style-name="ro1">
          <table:table-cell office:value-type="float" office:value="549.3" calcext:value-type="float">
            <text:p>549.3</text:p>
          </table:table-cell>
          <table:table-cell office:value-type="float" office:value="0" calcext:value-type="float">
            <text:p>0</text:p>
          </table:table-cell>
          <table:table-cell office:value-type="float" office:value="0.248053624429" calcext:value-type="float">
            <text:p>0.248053624429</text:p>
          </table:table-cell>
          <table:table-cell office:value-type="float" office:value="0.163879271396" calcext:value-type="float">
            <text:p>0.163879271396</text:p>
          </table:table-cell>
        </table:table-row>
        <table:table-row table:style-name="ro1">
          <table:table-cell office:value-type="float" office:value="549.4" calcext:value-type="float">
            <text:p>549.4</text:p>
          </table:table-cell>
          <table:table-cell office:value-type="float" office:value="0" calcext:value-type="float">
            <text:p>0</text:p>
          </table:table-cell>
          <table:table-cell office:value-type="float" office:value="0.246430013351" calcext:value-type="float">
            <text:p>0.246430013351</text:p>
          </table:table-cell>
          <table:table-cell office:value-type="float" office:value="0.16554277924" calcext:value-type="float">
            <text:p>0.16554277924</text:p>
          </table:table-cell>
        </table:table-row>
        <table:table-row table:style-name="ro1">
          <table:table-cell office:value-type="float" office:value="549.5" calcext:value-type="float">
            <text:p>549.5</text:p>
          </table:table-cell>
          <table:table-cell office:value-type="float" office:value="0" calcext:value-type="float">
            <text:p>0</text:p>
          </table:table-cell>
          <table:table-cell office:value-type="float" office:value="0.244784523771" calcext:value-type="float">
            <text:p>0.244784523771</text:p>
          </table:table-cell>
          <table:table-cell office:value-type="float" office:value="0.16720625485" calcext:value-type="float">
            <text:p>0.16720625485</text:p>
          </table:table-cell>
        </table:table-row>
        <table:table-row table:style-name="ro1">
          <table:table-cell office:value-type="float" office:value="549.6" calcext:value-type="float">
            <text:p>549.6</text:p>
          </table:table-cell>
          <table:table-cell office:value-type="float" office:value="0" calcext:value-type="float">
            <text:p>0</text:p>
          </table:table-cell>
          <table:table-cell office:value-type="float" office:value="0.243193949362" calcext:value-type="float">
            <text:p>0.243193949362</text:p>
          </table:table-cell>
          <table:table-cell office:value-type="float" office:value="0.168907817778" calcext:value-type="float">
            <text:p>0.168907817778</text:p>
          </table:table-cell>
        </table:table-row>
        <table:table-row table:style-name="ro1">
          <table:table-cell office:value-type="float" office:value="549.7" calcext:value-type="float">
            <text:p>549.7</text:p>
          </table:table-cell>
          <table:table-cell office:value-type="float" office:value="0" calcext:value-type="float">
            <text:p>0</text:p>
          </table:table-cell>
          <table:table-cell office:value-type="float" office:value="0.24162458067" calcext:value-type="float">
            <text:p>0.24162458067</text:p>
          </table:table-cell>
          <table:table-cell office:value-type="float" office:value="0.170610099415" calcext:value-type="float">
            <text:p>0.170610099415</text:p>
          </table:table-cell>
        </table:table-row>
        <table:table-row table:style-name="ro1">
          <table:table-cell office:value-type="float" office:value="549.8" calcext:value-type="float">
            <text:p>549.8</text:p>
          </table:table-cell>
          <table:table-cell office:value-type="float" office:value="0" calcext:value-type="float">
            <text:p>0</text:p>
          </table:table-cell>
          <table:table-cell office:value-type="float" office:value="0.240054509154" calcext:value-type="float">
            <text:p>0.240054509154</text:p>
          </table:table-cell>
          <table:table-cell office:value-type="float" office:value="0.172313099723" calcext:value-type="float">
            <text:p>0.172313099723</text:p>
          </table:table-cell>
        </table:table-row>
        <table:table-row table:style-name="ro1">
          <table:table-cell office:value-type="float" office:value="549.9" calcext:value-type="float">
            <text:p>549.9</text:p>
          </table:table-cell>
          <table:table-cell office:value-type="float" office:value="0" calcext:value-type="float">
            <text:p>0</text:p>
          </table:table-cell>
          <table:table-cell office:value-type="float" office:value="0.238483734851" calcext:value-type="float">
            <text:p>0.238483734851</text:p>
          </table:table-cell>
          <table:table-cell office:value-type="float" office:value="0.174038746187" calcext:value-type="float">
            <text:p>0.17403874618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0.236912257797" calcext:value-type="float">
            <text:p>0.236912257797</text:p>
          </table:table-cell>
          <table:table-cell office:value-type="float" office:value="0.175765120719" calcext:value-type="float">
            <text:p>0.175765120719</text:p>
          </table:table-cell>
        </table:table-row>
        <table:table-row table:style-name="ro1">
          <table:table-cell office:value-type="float" office:value="550.1" calcext:value-type="float">
            <text:p>550.1</text:p>
          </table:table-cell>
          <table:table-cell office:value-type="float" office:value="0" calcext:value-type="float">
            <text:p>0</text:p>
          </table:table-cell>
          <table:table-cell office:value-type="float" office:value="0.235297331446" calcext:value-type="float">
            <text:p>0.235297331446</text:p>
          </table:table-cell>
          <table:table-cell office:value-type="float" office:value="0.177454592282" calcext:value-type="float">
            <text:p>0.177454592282</text:p>
          </table:table-cell>
        </table:table-row>
        <table:table-row table:style-name="ro1">
          <table:table-cell office:value-type="float" office:value="550.2" calcext:value-type="float">
            <text:p>550.2</text:p>
          </table:table-cell>
          <table:table-cell office:value-type="float" office:value="0" calcext:value-type="float">
            <text:p>0</text:p>
          </table:table-cell>
          <table:table-cell office:value-type="float" office:value="0.233681985401" calcext:value-type="float">
            <text:p>0.233681985401</text:p>
          </table:table-cell>
          <table:table-cell office:value-type="float" office:value="0.179144488622" calcext:value-type="float">
            <text:p>0.179144488622</text:p>
          </table:table-cell>
        </table:table-row>
        <table:table-row table:style-name="ro1">
          <table:table-cell office:value-type="float" office:value="550.3" calcext:value-type="float">
            <text:p>550.3</text:p>
          </table:table-cell>
          <table:table-cell office:value-type="float" office:value="0" calcext:value-type="float">
            <text:p>0</text:p>
          </table:table-cell>
          <table:table-cell office:value-type="float" office:value="0.232088160315" calcext:value-type="float">
            <text:p>0.232088160315</text:p>
          </table:table-cell>
          <table:table-cell office:value-type="float" office:value="0.180834809731" calcext:value-type="float">
            <text:p>0.180834809731</text:p>
          </table:table-cell>
        </table:table-row>
        <table:table-row table:style-name="ro1">
          <table:table-cell office:value-type="float" office:value="550.4" calcext:value-type="float">
            <text:p>550.4</text:p>
          </table:table-cell>
          <table:table-cell office:value-type="float" office:value="0" calcext:value-type="float">
            <text:p>0</text:p>
          </table:table-cell>
          <table:table-cell office:value-type="float" office:value="0.23049392114" calcext:value-type="float">
            <text:p>0.23049392114</text:p>
          </table:table-cell>
          <table:table-cell office:value-type="float" office:value="0.182525555604" calcext:value-type="float">
            <text:p>0.182525555604</text:p>
          </table:table-cell>
        </table:table-row>
        <table:table-row table:style-name="ro1">
          <table:table-cell office:value-type="float" office:value="550.5" calcext:value-type="float">
            <text:p>550.5</text:p>
          </table:table-cell>
          <table:table-cell office:value-type="float" office:value="0" calcext:value-type="float">
            <text:p>0</text:p>
          </table:table-cell>
          <table:table-cell office:value-type="float" office:value="0.228899267882" calcext:value-type="float">
            <text:p>0.228899267882</text:p>
          </table:table-cell>
          <table:table-cell office:value-type="float" office:value="0.184238672472" calcext:value-type="float">
            <text:p>0.184238672472</text:p>
          </table:table-cell>
        </table:table-row>
        <table:table-row table:style-name="ro1">
          <table:table-cell office:value-type="float" office:value="550.6" calcext:value-type="float">
            <text:p>550.6</text:p>
          </table:table-cell>
          <table:table-cell office:value-type="float" office:value="0" calcext:value-type="float">
            <text:p>0</text:p>
          </table:table-cell>
          <table:table-cell office:value-type="float" office:value="0.227304200547" calcext:value-type="float">
            <text:p>0.227304200547</text:p>
          </table:table-cell>
          <table:table-cell office:value-type="float" office:value="0.185952219684" calcext:value-type="float">
            <text:p>0.185952219684</text:p>
          </table:table-cell>
        </table:table-row>
        <table:table-row table:style-name="ro1">
          <table:table-cell office:value-type="float" office:value="550.7" calcext:value-type="float">
            <text:p>550.7</text:p>
          </table:table-cell>
          <table:table-cell office:value-type="float" office:value="0" calcext:value-type="float">
            <text:p>0</text:p>
          </table:table-cell>
          <table:table-cell office:value-type="float" office:value="0.22568676731" calcext:value-type="float">
            <text:p>0.22568676731</text:p>
          </table:table-cell>
          <table:table-cell office:value-type="float" office:value="0.187644245403" calcext:value-type="float">
            <text:p>0.187644245403</text:p>
          </table:table-cell>
        </table:table-row>
        <table:table-row table:style-name="ro1">
          <table:table-cell office:value-type="float" office:value="550.8" calcext:value-type="float">
            <text:p>550.8</text:p>
          </table:table-cell>
          <table:table-cell office:value-type="float" office:value="0" calcext:value-type="float">
            <text:p>0</text:p>
          </table:table-cell>
          <table:table-cell office:value-type="float" office:value="0.224068914417" calcext:value-type="float">
            <text:p>0.224068914417</text:p>
          </table:table-cell>
          <table:table-cell office:value-type="float" office:value="0.18933669586" calcext:value-type="float">
            <text:p>0.18933669586</text:p>
          </table:table-cell>
        </table:table-row>
        <table:table-row table:style-name="ro1">
          <table:table-cell office:value-type="float" office:value="550.9" calcext:value-type="float">
            <text:p>550.9</text:p>
          </table:table-cell>
          <table:table-cell office:value-type="float" office:value="0" calcext:value-type="float">
            <text:p>0</text:p>
          </table:table-cell>
          <table:table-cell office:value-type="float" office:value="0.222472599295" calcext:value-type="float">
            <text:p>0.222472599295</text:p>
          </table:table-cell>
          <table:table-cell office:value-type="float" office:value="0.19102957105" calcext:value-type="float">
            <text:p>0.191029571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0.22087587012" calcext:value-type="float">
            <text:p>0.22087587012</text:p>
          </table:table-cell>
          <table:table-cell office:value-type="float" office:value="0.192722870968" calcext:value-type="float">
            <text:p>0.192722870968</text:p>
          </table:table-cell>
        </table:table-row>
        <table:table-row table:style-name="ro1">
          <table:table-cell office:value-type="float" office:value="551.1" calcext:value-type="float">
            <text:p>551.1</text:p>
          </table:table-cell>
          <table:table-cell office:value-type="float" office:value="0" calcext:value-type="float">
            <text:p>0</text:p>
          </table:table-cell>
          <table:table-cell office:value-type="float" office:value="0.219254939918" calcext:value-type="float">
            <text:p>0.219254939918</text:p>
          </table:table-cell>
          <table:table-cell office:value-type="float" office:value="0.194417466257" calcext:value-type="float">
            <text:p>0.194417466257</text:p>
          </table:table-cell>
        </table:table-row>
        <table:table-row table:style-name="ro1">
          <table:table-cell office:value-type="float" office:value="551.2" calcext:value-type="float">
            <text:p>551.2</text:p>
          </table:table-cell>
          <table:table-cell office:value-type="float" office:value="0" calcext:value-type="float">
            <text:p>0</text:p>
          </table:table-cell>
          <table:table-cell office:value-type="float" office:value="0.217633947889" calcext:value-type="float">
            <text:p>0.217633947889</text:p>
          </table:table-cell>
          <table:table-cell office:value-type="float" office:value="0.196112124588" calcext:value-type="float">
            <text:p>0.196112124588</text:p>
          </table:table-cell>
        </table:table-row>
        <table:table-row table:style-name="ro1">
          <table:table-cell office:value-type="float" office:value="551.3" calcext:value-type="float">
            <text:p>551.3</text:p>
          </table:table-cell>
          <table:table-cell office:value-type="float" office:value="0" calcext:value-type="float">
            <text:p>0</text:p>
          </table:table-cell>
          <table:table-cell office:value-type="float" office:value="0.21599093259" calcext:value-type="float">
            <text:p>0.21599093259</text:p>
          </table:table-cell>
          <table:table-cell office:value-type="float" office:value="0.197784884487" calcext:value-type="float">
            <text:p>0.197784884487</text:p>
          </table:table-cell>
        </table:table-row>
        <table:table-row table:style-name="ro1">
          <table:table-cell office:value-type="float" office:value="551.4" calcext:value-type="float">
            <text:p>551.4</text:p>
          </table:table-cell>
          <table:table-cell office:value-type="float" office:value="0" calcext:value-type="float">
            <text:p>0</text:p>
          </table:table-cell>
          <table:table-cell office:value-type="float" office:value="0.214347854669" calcext:value-type="float">
            <text:p>0.214347854669</text:p>
          </table:table-cell>
          <table:table-cell office:value-type="float" office:value="0.19945770657" calcext:value-type="float">
            <text:p>0.19945770657</text:p>
          </table:table-cell>
        </table:table-row>
        <table:table-row table:style-name="ro1">
          <table:table-cell office:value-type="float" office:value="551.5" calcext:value-type="float">
            <text:p>551.5</text:p>
          </table:table-cell>
          <table:table-cell office:value-type="float" office:value="0" calcext:value-type="float">
            <text:p>0</text:p>
          </table:table-cell>
          <table:table-cell office:value-type="float" office:value="0.212726676424" calcext:value-type="float">
            <text:p>0.212726676424</text:p>
          </table:table-cell>
          <table:table-cell office:value-type="float" office:value="0.201130590823" calcext:value-type="float">
            <text:p>0.201130590823</text:p>
          </table:table-cell>
        </table:table-row>
        <table:table-row table:style-name="ro1">
          <table:table-cell office:value-type="float" office:value="551.6" calcext:value-type="float">
            <text:p>551.6</text:p>
          </table:table-cell>
          <table:table-cell office:value-type="float" office:value="0" calcext:value-type="float">
            <text:p>0</text:p>
          </table:table-cell>
          <table:table-cell office:value-type="float" office:value="0.211105436413" calcext:value-type="float">
            <text:p>0.211105436413</text:p>
          </table:table-cell>
          <table:table-cell office:value-type="float" office:value="0.20280353723" calcext:value-type="float">
            <text:p>0.20280353723</text:p>
          </table:table-cell>
        </table:table-row>
        <table:table-row table:style-name="ro1">
          <table:table-cell office:value-type="float" office:value="551.7" calcext:value-type="float">
            <text:p>551.7</text:p>
          </table:table-cell>
          <table:table-cell office:value-type="float" office:value="0" calcext:value-type="float">
            <text:p>0</text:p>
          </table:table-cell>
          <table:table-cell office:value-type="float" office:value="0.209462171542" calcext:value-type="float">
            <text:p>0.209462171542</text:p>
          </table:table-cell>
          <table:table-cell office:value-type="float" office:value="0.204498508886" calcext:value-type="float">
            <text:p>0.204498508886</text:p>
          </table:table-cell>
        </table:table-row>
        <table:table-row table:style-name="ro1">
          <table:table-cell office:value-type="float" office:value="551.8" calcext:value-type="float">
            <text:p>551.8</text:p>
          </table:table-cell>
          <table:table-cell office:value-type="float" office:value="0" calcext:value-type="float">
            <text:p>0</text:p>
          </table:table-cell>
          <table:table-cell office:value-type="float" office:value="0.20781884411" calcext:value-type="float">
            <text:p>0.20781884411</text:p>
          </table:table-cell>
          <table:table-cell office:value-type="float" office:value="0.206193543492" calcext:value-type="float">
            <text:p>0.206193543492</text:p>
          </table:table-cell>
        </table:table-row>
        <table:table-row table:style-name="ro1">
          <table:table-cell office:value-type="float" office:value="551.9" calcext:value-type="float">
            <text:p>551.9</text:p>
          </table:table-cell>
          <table:table-cell office:value-type="float" office:value="0" calcext:value-type="float">
            <text:p>0</text:p>
          </table:table-cell>
          <table:table-cell office:value-type="float" office:value="0.206197418067" calcext:value-type="float">
            <text:p>0.206197418067</text:p>
          </table:table-cell>
          <table:table-cell office:value-type="float" office:value="0.207866677099" calcext:value-type="float">
            <text:p>0.20786667709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0.204575930319" calcext:value-type="float">
            <text:p>0.204575930319</text:p>
          </table:table-cell>
          <table:table-cell office:value-type="float" office:value="0.2095398728" calcext:value-type="float">
            <text:p>0.2095398728</text:p>
          </table:table-cell>
        </table:table-row>
        <table:table-row table:style-name="ro1">
          <table:table-cell office:value-type="float" office:value="552.1" calcext:value-type="float">
            <text:p>552.1</text:p>
          </table:table-cell>
          <table:table-cell office:value-type="float" office:value="0" calcext:value-type="float">
            <text:p>0</text:p>
          </table:table-cell>
          <table:table-cell office:value-type="float" office:value="0.202976065615" calcext:value-type="float">
            <text:p>0.202976065615</text:p>
          </table:table-cell>
          <table:table-cell office:value-type="float" office:value="0.211235697724" calcext:value-type="float">
            <text:p>0.211235697724</text:p>
          </table:table-cell>
        </table:table-row>
        <table:table-row table:style-name="ro1">
          <table:table-cell office:value-type="float" office:value="552.2" calcext:value-type="float">
            <text:p>552.2</text:p>
          </table:table-cell>
          <table:table-cell office:value-type="float" office:value="0" calcext:value-type="float">
            <text:p>0</text:p>
          </table:table-cell>
          <table:table-cell office:value-type="float" office:value="0.201375792084" calcext:value-type="float">
            <text:p>0.201375792084</text:p>
          </table:table-cell>
          <table:table-cell office:value-type="float" office:value="0.212931941621" calcext:value-type="float">
            <text:p>0.212931941621</text:p>
          </table:table-cell>
        </table:table-row>
        <table:table-row table:style-name="ro1">
          <table:table-cell office:value-type="float" office:value="552.3" calcext:value-type="float">
            <text:p>552.3</text:p>
          </table:table-cell>
          <table:table-cell office:value-type="float" office:value="0" calcext:value-type="float">
            <text:p>0</text:p>
          </table:table-cell>
          <table:table-cell office:value-type="float" office:value="0.199753137113" calcext:value-type="float">
            <text:p>0.199753137113</text:p>
          </table:table-cell>
          <table:table-cell office:value-type="float" office:value="0.214650577106" calcext:value-type="float">
            <text:p>0.214650577106</text:p>
          </table:table-cell>
        </table:table-row>
        <table:table-row table:style-name="ro1">
          <table:table-cell office:value-type="float" office:value="552.4" calcext:value-type="float">
            <text:p>552.4</text:p>
          </table:table-cell>
          <table:table-cell office:value-type="float" office:value="0" calcext:value-type="float">
            <text:p>0</text:p>
          </table:table-cell>
          <table:table-cell office:value-type="float" office:value="0.198130067818" calcext:value-type="float">
            <text:p>0.198130067818</text:p>
          </table:table-cell>
          <table:table-cell office:value-type="float" office:value="0.216369637062" calcext:value-type="float">
            <text:p>0.216369637062</text:p>
          </table:table-cell>
        </table:table-row>
        <table:table-row table:style-name="ro1">
          <table:table-cell office:value-type="float" office:value="552.5" calcext:value-type="float">
            <text:p>552.5</text:p>
          </table:table-cell>
          <table:table-cell office:value-type="float" office:value="0" calcext:value-type="float">
            <text:p>0</text:p>
          </table:table-cell>
          <table:table-cell office:value-type="float" office:value="0.196528562354" calcext:value-type="float">
            <text:p>0.196528562354</text:p>
          </table:table-cell>
          <table:table-cell office:value-type="float" office:value="0.218067143334" calcext:value-type="float">
            <text:p>0.218067143334</text:p>
          </table:table-cell>
        </table:table-row>
        <table:table-row table:style-name="ro1">
          <table:table-cell office:value-type="float" office:value="552.6" calcext:value-type="float">
            <text:p>552.6</text:p>
          </table:table-cell>
          <table:table-cell office:value-type="float" office:value="0" calcext:value-type="float">
            <text:p>0</text:p>
          </table:table-cell>
          <table:table-cell office:value-type="float" office:value="0.194926648105" calcext:value-type="float">
            <text:p>0.194926648105</text:p>
          </table:table-cell>
          <table:table-cell office:value-type="float" office:value="0.219765068536" calcext:value-type="float">
            <text:p>0.219765068536</text:p>
          </table:table-cell>
        </table:table-row>
        <table:table-row table:style-name="ro1">
          <table:table-cell office:value-type="float" office:value="552.7" calcext:value-type="float">
            <text:p>552.7</text:p>
          </table:table-cell>
          <table:table-cell office:value-type="float" office:value="0" calcext:value-type="float">
            <text:p>0</text:p>
          </table:table-cell>
          <table:table-cell office:value-type="float" office:value="0.193324325084" calcext:value-type="float">
            <text:p>0.193324325084</text:p>
          </table:table-cell>
          <table:table-cell office:value-type="float" office:value="0.221463412658" calcext:value-type="float">
            <text:p>0.221463412658</text:p>
          </table:table-cell>
        </table:table-row>
        <table:table-row table:style-name="ro1">
          <table:table-cell office:value-type="float" office:value="552.8" calcext:value-type="float">
            <text:p>552.8</text:p>
          </table:table-cell>
          <table:table-cell office:value-type="float" office:value="0" calcext:value-type="float">
            <text:p>0</text:p>
          </table:table-cell>
          <table:table-cell office:value-type="float" office:value="0.191721593299" calcext:value-type="float">
            <text:p>0.191721593299</text:p>
          </table:table-cell>
          <table:table-cell office:value-type="float" office:value="0.223162175688" calcext:value-type="float">
            <text:p>0.223162175688</text:p>
          </table:table-cell>
        </table:table-row>
        <table:table-row table:style-name="ro1">
          <table:table-cell office:value-type="float" office:value="552.9" calcext:value-type="float">
            <text:p>552.9</text:p>
          </table:table-cell>
          <table:table-cell office:value-type="float" office:value="0" calcext:value-type="float">
            <text:p>0</text:p>
          </table:table-cell>
          <table:table-cell office:value-type="float" office:value="0.190096463581" calcext:value-type="float">
            <text:p>0.190096463581</text:p>
          </table:table-cell>
          <table:table-cell office:value-type="float" office:value="0.224883346797" calcext:value-type="float">
            <text:p>0.22488334679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0.188470919604" calcext:value-type="float">
            <text:p>0.188470919604</text:p>
          </table:table-cell>
          <table:table-cell office:value-type="float" office:value="0.226604942312" calcext:value-type="float">
            <text:p>0.226604942312</text:p>
          </table:table-cell>
        </table:table-row>
        <table:table-row table:style-name="ro1">
          <table:table-cell office:value-type="float" office:value="553.1" calcext:value-type="float">
            <text:p>553.1</text:p>
          </table:table-cell>
          <table:table-cell office:value-type="float" office:value="0" calcext:value-type="float">
            <text:p>0</text:p>
          </table:table-cell>
          <table:table-cell office:value-type="float" office:value="0.186846371584" calcext:value-type="float">
            <text:p>0.186846371584</text:p>
          </table:table-cell>
          <table:table-cell office:value-type="float" office:value="0.228279818392" calcext:value-type="float">
            <text:p>0.228279818392</text:p>
          </table:table-cell>
        </table:table-row>
        <table:table-row table:style-name="ro1">
          <table:table-cell office:value-type="float" office:value="553.2" calcext:value-type="float">
            <text:p>553.2</text:p>
          </table:table-cell>
          <table:table-cell office:value-type="float" office:value="0" calcext:value-type="float">
            <text:p>0</text:p>
          </table:table-cell>
          <table:table-cell office:value-type="float" office:value="0.185221773143" calcext:value-type="float">
            <text:p>0.185221773143</text:p>
          </table:table-cell>
          <table:table-cell office:value-type="float" office:value="0.229954744717" calcext:value-type="float">
            <text:p>0.229954744717</text:p>
          </table:table-cell>
        </table:table-row>
        <table:table-row table:style-name="ro1">
          <table:table-cell office:value-type="float" office:value="553.3" calcext:value-type="float">
            <text:p>553.3</text:p>
          </table:table-cell>
          <table:table-cell office:value-type="float" office:value="0" calcext:value-type="float">
            <text:p>0</text:p>
          </table:table-cell>
          <table:table-cell office:value-type="float" office:value="0.183597124299" calcext:value-type="float">
            <text:p>0.183597124299</text:p>
          </table:table-cell>
          <table:table-cell office:value-type="float" office:value="0.231629721267" calcext:value-type="float">
            <text:p>0.231629721267</text:p>
          </table:table-cell>
        </table:table-row>
        <table:table-row table:style-name="ro1">
          <table:table-cell office:value-type="float" office:value="553.4" calcext:value-type="float">
            <text:p>553.4</text:p>
          </table:table-cell>
          <table:table-cell office:value-type="float" office:value="0" calcext:value-type="float">
            <text:p>0</text:p>
          </table:table-cell>
          <table:table-cell office:value-type="float" office:value="0.18197242507" calcext:value-type="float">
            <text:p>0.18197242507</text:p>
          </table:table-cell>
          <table:table-cell office:value-type="float" office:value="0.233304748025" calcext:value-type="float">
            <text:p>0.233304748025</text:p>
          </table:table-cell>
        </table:table-row>
        <table:table-row table:style-name="ro1">
          <table:table-cell office:value-type="float" office:value="553.5" calcext:value-type="float">
            <text:p>553.5</text:p>
          </table:table-cell>
          <table:table-cell office:value-type="float" office:value="0" calcext:value-type="float">
            <text:p>0</text:p>
          </table:table-cell>
          <table:table-cell office:value-type="float" office:value="0.180325681855" calcext:value-type="float">
            <text:p>0.180325681855</text:p>
          </table:table-cell>
          <table:table-cell office:value-type="float" office:value="0.235001818593" calcext:value-type="float">
            <text:p>0.235001818593</text:p>
          </table:table-cell>
        </table:table-row>
        <table:table-row table:style-name="ro1">
          <table:table-cell office:value-type="float" office:value="553.6" calcext:value-type="float">
            <text:p>553.6</text:p>
          </table:table-cell>
          <table:table-cell office:value-type="float" office:value="0" calcext:value-type="float">
            <text:p>0</text:p>
          </table:table-cell>
          <table:table-cell office:value-type="float" office:value="0.17867888762" calcext:value-type="float">
            <text:p>0.17867888762</text:p>
          </table:table-cell>
          <table:table-cell office:value-type="float" office:value="0.236698940004" calcext:value-type="float">
            <text:p>0.236698940004</text:p>
          </table:table-cell>
        </table:table-row>
        <table:table-row table:style-name="ro1">
          <table:table-cell office:value-type="float" office:value="553.7" calcext:value-type="float">
            <text:p>553.7</text:p>
          </table:table-cell>
          <table:table-cell office:value-type="float" office:value="0" calcext:value-type="float">
            <text:p>0</text:p>
          </table:table-cell>
          <table:table-cell office:value-type="float" office:value="0.177054036674" calcext:value-type="float">
            <text:p>0.177054036674</text:p>
          </table:table-cell>
          <table:table-cell office:value-type="float" office:value="0.238374117949" calcext:value-type="float">
            <text:p>0.238374117949</text:p>
          </table:table-cell>
        </table:table-row>
        <table:table-row table:style-name="ro1">
          <table:table-cell office:value-type="float" office:value="553.8" calcext:value-type="float">
            <text:p>553.8</text:p>
          </table:table-cell>
          <table:table-cell office:value-type="float" office:value="0" calcext:value-type="float">
            <text:p>0</text:p>
          </table:table-cell>
          <table:table-cell office:value-type="float" office:value="0.175429135416" calcext:value-type="float">
            <text:p>0.175429135416</text:p>
          </table:table-cell>
          <table:table-cell office:value-type="float" office:value="0.240049346032" calcext:value-type="float">
            <text:p>0.240049346032</text:p>
          </table:table-cell>
        </table:table-row>
        <table:table-row table:style-name="ro1">
          <table:table-cell office:value-type="float" office:value="553.9" calcext:value-type="float">
            <text:p>553.9</text:p>
          </table:table-cell>
          <table:table-cell office:value-type="float" office:value="0" calcext:value-type="float">
            <text:p>0</text:p>
          </table:table-cell>
          <table:table-cell office:value-type="float" office:value="0.173782188902" calcext:value-type="float">
            <text:p>0.173782188902</text:p>
          </table:table-cell>
          <table:table-cell office:value-type="float" office:value="0.241724624231" calcext:value-type="float">
            <text:p>0.2417246242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0.172135191441" calcext:value-type="float">
            <text:p>0.172135191441</text:p>
          </table:table-cell>
          <table:table-cell office:value-type="float" office:value="0.243399952531" calcext:value-type="float">
            <text:p>0.243399952531</text:p>
          </table:table-cell>
        </table:table-row>
        <table:table-row table:style-name="ro1">
          <table:table-cell office:value-type="float" office:value="554.1" calcext:value-type="float">
            <text:p>554.1</text:p>
          </table:table-cell>
          <table:table-cell office:value-type="float" office:value="0" calcext:value-type="float">
            <text:p>0</text:p>
          </table:table-cell>
          <table:table-cell office:value-type="float" office:value="0.170512304134" calcext:value-type="float">
            <text:p>0.170512304134</text:p>
          </table:table-cell>
          <table:table-cell office:value-type="float" office:value="0.24510043924" calcext:value-type="float">
            <text:p>0.24510043924</text:p>
          </table:table-cell>
        </table:table-row>
        <table:table-row table:style-name="ro1">
          <table:table-cell office:value-type="float" office:value="554.2" calcext:value-type="float">
            <text:p>554.2</text:p>
          </table:table-cell>
          <table:table-cell office:value-type="float" office:value="0" calcext:value-type="float">
            <text:p>0</text:p>
          </table:table-cell>
          <table:table-cell office:value-type="float" office:value="0.168889325406" calcext:value-type="float">
            <text:p>0.168889325406</text:p>
          </table:table-cell>
          <table:table-cell office:value-type="float" office:value="0.246801019936" calcext:value-type="float">
            <text:p>0.246801019936</text:p>
          </table:table-cell>
        </table:table-row>
        <table:table-row table:style-name="ro1">
          <table:table-cell office:value-type="float" office:value="554.3" calcext:value-type="float">
            <text:p>554.3</text:p>
          </table:table-cell>
          <table:table-cell office:value-type="float" office:value="0" calcext:value-type="float">
            <text:p>0</text:p>
          </table:table-cell>
          <table:table-cell office:value-type="float" office:value="0.167266255269" calcext:value-type="float">
            <text:p>0.167266255269</text:p>
          </table:table-cell>
          <table:table-cell office:value-type="float" office:value="0.248479697467" calcext:value-type="float">
            <text:p>0.248479697467</text:p>
          </table:table-cell>
        </table:table-row>
        <table:table-row table:style-name="ro1">
          <table:table-cell office:value-type="float" office:value="554.4" calcext:value-type="float">
            <text:p>554.4</text:p>
          </table:table-cell>
          <table:table-cell office:value-type="float" office:value="0" calcext:value-type="float">
            <text:p>0</text:p>
          </table:table-cell>
          <table:table-cell office:value-type="float" office:value="0.165643093738" calcext:value-type="float">
            <text:p>0.165643093738</text:p>
          </table:table-cell>
          <table:table-cell office:value-type="float" office:value="0.250158467731" calcext:value-type="float">
            <text:p>0.250158467731</text:p>
          </table:table-cell>
        </table:table-row>
        <table:table-row table:style-name="ro1">
          <table:table-cell office:value-type="float" office:value="554.5" calcext:value-type="float">
            <text:p>554.5</text:p>
          </table:table-cell>
          <table:table-cell office:value-type="float" office:value="0" calcext:value-type="float">
            <text:p>0</text:p>
          </table:table-cell>
          <table:table-cell office:value-type="float" office:value="0.163997842457" calcext:value-type="float">
            <text:p>0.163997842457</text:p>
          </table:table-cell>
          <table:table-cell office:value-type="float" office:value="0.251837330714" calcext:value-type="float">
            <text:p>0.251837330714</text:p>
          </table:table-cell>
        </table:table-row>
        <table:table-row table:style-name="ro1">
          <table:table-cell office:value-type="float" office:value="554.6" calcext:value-type="float">
            <text:p>554.6</text:p>
          </table:table-cell>
          <table:table-cell office:value-type="float" office:value="0" calcext:value-type="float">
            <text:p>0</text:p>
          </table:table-cell>
          <table:table-cell office:value-type="float" office:value="0.162389105682" calcext:value-type="float">
            <text:p>0.162389105682</text:p>
          </table:table-cell>
          <table:table-cell office:value-type="float" office:value="0.253573449038" calcext:value-type="float">
            <text:p>0.253573449038</text:p>
          </table:table-cell>
        </table:table-row>
        <table:table-row table:style-name="ro1">
          <table:table-cell office:value-type="float" office:value="554.7" calcext:value-type="float">
            <text:p>554.7</text:p>
          </table:table-cell>
          <table:table-cell office:value-type="float" office:value="0" calcext:value-type="float">
            <text:p>0</text:p>
          </table:table-cell>
          <table:table-cell office:value-type="float" office:value="0.160801543819" calcext:value-type="float">
            <text:p>0.160801543819</text:p>
          </table:table-cell>
          <table:table-cell office:value-type="float" office:value="0.255310417235" calcext:value-type="float">
            <text:p>0.255310417235</text:p>
          </table:table-cell>
        </table:table-row>
        <table:table-row table:style-name="ro1">
          <table:table-cell office:value-type="float" office:value="554.8" calcext:value-type="float">
            <text:p>554.8</text:p>
          </table:table-cell>
          <table:table-cell office:value-type="float" office:value="0" calcext:value-type="float">
            <text:p>0</text:p>
          </table:table-cell>
          <table:table-cell office:value-type="float" office:value="0.159213158452" calcext:value-type="float">
            <text:p>0.159213158452</text:p>
          </table:table-cell>
          <table:table-cell office:value-type="float" office:value="0.257048235357" calcext:value-type="float">
            <text:p>0.257048235357</text:p>
          </table:table-cell>
        </table:table-row>
        <table:table-row table:style-name="ro1">
          <table:table-cell office:value-type="float" office:value="554.9" calcext:value-type="float">
            <text:p>554.9</text:p>
          </table:table-cell>
          <table:table-cell office:value-type="float" office:value="0" calcext:value-type="float">
            <text:p>0</text:p>
          </table:table-cell>
          <table:table-cell office:value-type="float" office:value="0.157623949531" calcext:value-type="float">
            <text:p>0.157623949531</text:p>
          </table:table-cell>
          <table:table-cell office:value-type="float" office:value="0.25880892412" calcext:value-type="float">
            <text:p>0.2588089241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0.156033917008" calcext:value-type="float">
            <text:p>0.156033917008</text:p>
          </table:table-cell>
          <table:table-cell office:value-type="float" office:value="0.260570474057" calcext:value-type="float">
            <text:p>0.260570474057</text:p>
          </table:table-cell>
        </table:table-row>
        <table:table-row table:style-name="ro1">
          <table:table-cell office:value-type="float" office:value="555.1" calcext:value-type="float">
            <text:p>555.1</text:p>
          </table:table-cell>
          <table:table-cell office:value-type="float" office:value="0" calcext:value-type="float">
            <text:p>0</text:p>
          </table:table-cell>
          <table:table-cell office:value-type="float" office:value="0.154398465683" calcext:value-type="float">
            <text:p>0.154398465683</text:p>
          </table:table-cell>
          <table:table-cell office:value-type="float" office:value="0.262272525673" calcext:value-type="float">
            <text:p>0.262272525673</text:p>
          </table:table-cell>
        </table:table-row>
        <table:table-row table:style-name="ro1">
          <table:table-cell office:value-type="float" office:value="555.2" calcext:value-type="float">
            <text:p>555.2</text:p>
          </table:table-cell>
          <table:table-cell office:value-type="float" office:value="0" calcext:value-type="float">
            <text:p>0</text:p>
          </table:table-cell>
          <table:table-cell office:value-type="float" office:value="0.152762660038" calcext:value-type="float">
            <text:p>0.152762660038</text:p>
          </table:table-cell>
          <table:table-cell office:value-type="float" office:value="0.263974934034" calcext:value-type="float">
            <text:p>0.263974934034</text:p>
          </table:table-cell>
        </table:table-row>
        <table:table-row table:style-name="ro1">
          <table:table-cell office:value-type="float" office:value="555.3" calcext:value-type="float">
            <text:p>555.3</text:p>
          </table:table-cell>
          <table:table-cell office:value-type="float" office:value="0" calcext:value-type="float">
            <text:p>0</text:p>
          </table:table-cell>
          <table:table-cell office:value-type="float" office:value="0.151148533414" calcext:value-type="float">
            <text:p>0.151148533414</text:p>
          </table:table-cell>
          <table:table-cell office:value-type="float" office:value="0.265677699114" calcext:value-type="float">
            <text:p>0.265677699114</text:p>
          </table:table-cell>
        </table:table-row>
        <table:table-row table:style-name="ro1">
          <table:table-cell office:value-type="float" office:value="555.4" calcext:value-type="float">
            <text:p>555.4</text:p>
          </table:table-cell>
          <table:table-cell office:value-type="float" office:value="0" calcext:value-type="float">
            <text:p>0</text:p>
          </table:table-cell>
          <table:table-cell office:value-type="float" office:value="0.149534057237" calcext:value-type="float">
            <text:p>0.149534057237</text:p>
          </table:table-cell>
          <table:table-cell office:value-type="float" office:value="0.267380820886" calcext:value-type="float">
            <text:p>0.267380820886</text:p>
          </table:table-cell>
        </table:table-row>
        <table:table-row table:style-name="ro1">
          <table:table-cell office:value-type="float" office:value="555.5" calcext:value-type="float">
            <text:p>555.5</text:p>
          </table:table-cell>
          <table:table-cell office:value-type="float" office:value="0" calcext:value-type="float">
            <text:p>0</text:p>
          </table:table-cell>
          <table:table-cell office:value-type="float" office:value="0.147919231534" calcext:value-type="float">
            <text:p>0.147919231534</text:p>
          </table:table-cell>
          <table:table-cell office:value-type="float" office:value="0.269106337348" calcext:value-type="float">
            <text:p>0.269106337348</text:p>
          </table:table-cell>
        </table:table-row>
        <table:table-row table:style-name="ro1">
          <table:table-cell office:value-type="float" office:value="555.6" calcext:value-type="float">
            <text:p>555.6</text:p>
          </table:table-cell>
          <table:table-cell office:value-type="float" office:value="0" calcext:value-type="float">
            <text:p>0</text:p>
          </table:table-cell>
          <table:table-cell office:value-type="float" office:value="0.146269817142" calcext:value-type="float">
            <text:p>0.146269817142</text:p>
          </table:table-cell>
          <table:table-cell office:value-type="float" office:value="0.270768832941" calcext:value-type="float">
            <text:p>0.270768832941</text:p>
          </table:table-cell>
        </table:table-row>
        <table:table-row table:style-name="ro1">
          <table:table-cell office:value-type="float" office:value="555.7" calcext:value-type="float">
            <text:p>555.7</text:p>
          </table:table-cell>
          <table:table-cell office:value-type="float" office:value="0" calcext:value-type="float">
            <text:p>0</text:p>
          </table:table-cell>
          <table:table-cell office:value-type="float" office:value="0.144598784935" calcext:value-type="float">
            <text:p>0.144598784935</text:p>
          </table:table-cell>
          <table:table-cell office:value-type="float" office:value="0.272408864384" calcext:value-type="float">
            <text:p>0.272408864384</text:p>
          </table:table-cell>
        </table:table-row>
        <table:table-row table:style-name="ro1">
          <table:table-cell office:value-type="float" office:value="555.8" calcext:value-type="float">
            <text:p>555.8</text:p>
          </table:table-cell>
          <table:table-cell office:value-type="float" office:value="0" calcext:value-type="float">
            <text:p>0</text:p>
          </table:table-cell>
          <table:table-cell office:value-type="float" office:value="0.142928172941" calcext:value-type="float">
            <text:p>0.142928172941</text:p>
          </table:table-cell>
          <table:table-cell office:value-type="float" office:value="0.274048469699" calcext:value-type="float">
            <text:p>0.274048469699</text:p>
          </table:table-cell>
        </table:table-row>
        <table:table-row table:style-name="ro1">
          <table:table-cell office:value-type="float" office:value="555.9" calcext:value-type="float">
            <text:p>555.9</text:p>
          </table:table-cell>
          <table:table-cell office:value-type="float" office:value="0" calcext:value-type="float">
            <text:p>0</text:p>
          </table:table-cell>
          <table:table-cell office:value-type="float" office:value="0.141280007984" calcext:value-type="float">
            <text:p>0.141280007984</text:p>
          </table:table-cell>
          <table:table-cell office:value-type="float" office:value="0.275687648885" calcext:value-type="float">
            <text:p>0.27568764888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0.139632257645" calcext:value-type="float">
            <text:p>0.139632257645</text:p>
          </table:table-cell>
          <table:table-cell office:value-type="float" office:value="0.277326401937" calcext:value-type="float">
            <text:p>0.277326401937</text:p>
          </table:table-cell>
        </table:table-row>
        <table:table-row table:style-name="ro1">
          <table:table-cell office:value-type="float" office:value="556.1" calcext:value-type="float">
            <text:p>556.1</text:p>
          </table:table-cell>
          <table:table-cell office:value-type="float" office:value="0" calcext:value-type="float">
            <text:p>0</text:p>
          </table:table-cell>
          <table:table-cell office:value-type="float" office:value="0.137957394816" calcext:value-type="float">
            <text:p>0.137957394816</text:p>
          </table:table-cell>
          <table:table-cell office:value-type="float" office:value="0.278975616111" calcext:value-type="float">
            <text:p>0.278975616111</text:p>
          </table:table-cell>
        </table:table-row>
        <table:table-row table:style-name="ro1">
          <table:table-cell office:value-type="float" office:value="556.2" calcext:value-type="float">
            <text:p>556.2</text:p>
          </table:table-cell>
          <table:table-cell office:value-type="float" office:value="0" calcext:value-type="float">
            <text:p>0</text:p>
          </table:table-cell>
          <table:table-cell office:value-type="float" office:value="0.136283080389" calcext:value-type="float">
            <text:p>0.136283080389</text:p>
          </table:table-cell>
          <table:table-cell office:value-type="float" office:value="0.28062425568" calcext:value-type="float">
            <text:p>0.28062425568</text:p>
          </table:table-cell>
        </table:table-row>
        <table:table-row table:style-name="ro1">
          <table:table-cell office:value-type="float" office:value="556.3" calcext:value-type="float">
            <text:p>556.3</text:p>
          </table:table-cell>
          <table:table-cell office:value-type="float" office:value="0" calcext:value-type="float">
            <text:p>0</text:p>
          </table:table-cell>
          <table:table-cell office:value-type="float" office:value="0.134631327472" calcext:value-type="float">
            <text:p>0.134631327472</text:p>
          </table:table-cell>
          <table:table-cell office:value-type="float" office:value="0.282250307533" calcext:value-type="float">
            <text:p>0.282250307533</text:p>
          </table:table-cell>
        </table:table-row>
        <table:table-row table:style-name="ro1">
          <table:table-cell office:value-type="float" office:value="556.4" calcext:value-type="float">
            <text:p>556.4</text:p>
          </table:table-cell>
          <table:table-cell office:value-type="float" office:value="0" calcext:value-type="float">
            <text:p>0</text:p>
          </table:table-cell>
          <table:table-cell office:value-type="float" office:value="0.132980115866" calcext:value-type="float">
            <text:p>0.132980115866</text:p>
          </table:table-cell>
          <table:table-cell office:value-type="float" office:value="0.283875791867" calcext:value-type="float">
            <text:p>0.283875791867</text:p>
          </table:table-cell>
        </table:table-row>
        <table:table-row table:style-name="ro1">
          <table:table-cell office:value-type="float" office:value="556.5" calcext:value-type="float">
            <text:p>556.5</text:p>
          </table:table-cell>
          <table:table-cell office:value-type="float" office:value="0" calcext:value-type="float">
            <text:p>0</text:p>
          </table:table-cell>
          <table:table-cell office:value-type="float" office:value="0.131329445706" calcext:value-type="float">
            <text:p>0.131329445706</text:p>
          </table:table-cell>
          <table:table-cell office:value-type="float" office:value="0.285500708546" calcext:value-type="float">
            <text:p>0.285500708546</text:p>
          </table:table-cell>
        </table:table-row>
        <table:table-row table:style-name="ro1">
          <table:table-cell office:value-type="float" office:value="556.6" calcext:value-type="float">
            <text:p>556.6</text:p>
          </table:table-cell>
          <table:table-cell office:value-type="float" office:value="0" calcext:value-type="float">
            <text:p>0</text:p>
          </table:table-cell>
          <table:table-cell office:value-type="float" office:value="0.129708563701" calcext:value-type="float">
            <text:p>0.129708563701</text:p>
          </table:table-cell>
          <table:table-cell office:value-type="float" office:value="0.287189812744" calcext:value-type="float">
            <text:p>0.287189812744</text:p>
          </table:table-cell>
        </table:table-row>
        <table:table-row table:style-name="ro1">
          <table:table-cell office:value-type="float" office:value="556.7" calcext:value-type="float">
            <text:p>556.7</text:p>
          </table:table-cell>
          <table:table-cell office:value-type="float" office:value="0" calcext:value-type="float">
            <text:p>0</text:p>
          </table:table-cell>
          <table:table-cell office:value-type="float" office:value="0.128065484215" calcext:value-type="float">
            <text:p>0.128065484215</text:p>
          </table:table-cell>
          <table:table-cell office:value-type="float" office:value="0.288901118974" calcext:value-type="float">
            <text:p>0.288901118974</text:p>
          </table:table-cell>
        </table:table-row>
        <table:table-row table:style-name="ro1">
          <table:table-cell office:value-type="float" office:value="556.8" calcext:value-type="float">
            <text:p>556.8</text:p>
          </table:table-cell>
          <table:table-cell office:value-type="float" office:value="0" calcext:value-type="float">
            <text:p>0</text:p>
          </table:table-cell>
          <table:table-cell office:value-type="float" office:value="0.126422212859" calcext:value-type="float">
            <text:p>0.126422212859</text:p>
          </table:table-cell>
          <table:table-cell office:value-type="float" office:value="0.290612621625" calcext:value-type="float">
            <text:p>0.290612621625</text:p>
          </table:table-cell>
        </table:table-row>
        <table:table-row table:style-name="ro1">
          <table:table-cell office:value-type="float" office:value="556.9" calcext:value-type="float">
            <text:p>556.9</text:p>
          </table:table-cell>
          <table:table-cell office:value-type="float" office:value="0" calcext:value-type="float">
            <text:p>0</text:p>
          </table:table-cell>
          <table:table-cell office:value-type="float" office:value="0.124800760357" calcext:value-type="float">
            <text:p>0.124800760357</text:p>
          </table:table-cell>
          <table:table-cell office:value-type="float" office:value="0.292302309975" calcext:value-type="float">
            <text:p>0.29230230997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0.123179118554" calcext:value-type="float">
            <text:p>0.123179118554</text:p>
          </table:table-cell>
          <table:table-cell office:value-type="float" office:value="0.293992192177" calcext:value-type="float">
            <text:p>0.293992192177</text:p>
          </table:table-cell>
        </table:table-row>
        <table:table-row table:style-name="ro1">
          <table:table-cell office:value-type="float" office:value="557.1" calcext:value-type="float">
            <text:p>557.1</text:p>
          </table:table-cell>
          <table:table-cell office:value-type="float" office:value="0" calcext:value-type="float">
            <text:p>0</text:p>
          </table:table-cell>
          <table:table-cell office:value-type="float" office:value="0.121541944955" calcext:value-type="float">
            <text:p>0.121541944955</text:p>
          </table:table-cell>
          <table:table-cell office:value-type="float" office:value="0.295644948325" calcext:value-type="float">
            <text:p>0.295644948325</text:p>
          </table:table-cell>
        </table:table-row>
        <table:table-row table:style-name="ro1">
          <table:table-cell office:value-type="float" office:value="557.2" calcext:value-type="float">
            <text:p>557.2</text:p>
          </table:table-cell>
          <table:table-cell office:value-type="float" office:value="0" calcext:value-type="float">
            <text:p>0</text:p>
          </table:table-cell>
          <table:table-cell office:value-type="float" office:value="0.119904991806" calcext:value-type="float">
            <text:p>0.119904991806</text:p>
          </table:table-cell>
          <table:table-cell office:value-type="float" office:value="0.297297472345" calcext:value-type="float">
            <text:p>0.297297472345</text:p>
          </table:table-cell>
        </table:table-row>
        <table:table-row table:style-name="ro1">
          <table:table-cell office:value-type="float" office:value="557.3" calcext:value-type="float">
            <text:p>557.3</text:p>
          </table:table-cell>
          <table:table-cell office:value-type="float" office:value="0" calcext:value-type="float">
            <text:p>0</text:p>
          </table:table-cell>
          <table:table-cell office:value-type="float" office:value="0.118246251683" calcext:value-type="float">
            <text:p>0.118246251683</text:p>
          </table:table-cell>
          <table:table-cell office:value-type="float" office:value="0.29897177166" calcext:value-type="float">
            <text:p>0.29897177166</text:p>
          </table:table-cell>
        </table:table-row>
        <table:table-row table:style-name="ro1">
          <table:table-cell office:value-type="float" office:value="557.4" calcext:value-type="float">
            <text:p>557.4</text:p>
          </table:table-cell>
          <table:table-cell office:value-type="float" office:value="0" calcext:value-type="float">
            <text:p>0</text:p>
          </table:table-cell>
          <table:table-cell office:value-type="float" office:value="0.116587735146" calcext:value-type="float">
            <text:p>0.116587735146</text:p>
          </table:table-cell>
          <table:table-cell office:value-type="float" office:value="0.300645835708" calcext:value-type="float">
            <text:p>0.300645835708</text:p>
          </table:table-cell>
        </table:table-row>
        <table:table-row table:style-name="ro1">
          <table:table-cell office:value-type="float" office:value="557.5" calcext:value-type="float">
            <text:p>557.5</text:p>
          </table:table-cell>
          <table:table-cell office:value-type="float" office:value="0" calcext:value-type="float">
            <text:p>0</text:p>
          </table:table-cell>
          <table:table-cell office:value-type="float" office:value="0.114951446751" calcext:value-type="float">
            <text:p>0.114951446751</text:p>
          </table:table-cell>
          <table:table-cell office:value-type="float" office:value="0.302297659932" calcext:value-type="float">
            <text:p>0.302297659932</text:p>
          </table:table-cell>
        </table:table-row>
        <table:table-row table:style-name="ro1">
          <table:table-cell office:value-type="float" office:value="557.6" calcext:value-type="float">
            <text:p>557.6</text:p>
          </table:table-cell>
          <table:table-cell office:value-type="float" office:value="0" calcext:value-type="float">
            <text:p>0</text:p>
          </table:table-cell>
          <table:table-cell office:value-type="float" office:value="0.113315379074" calcext:value-type="float">
            <text:p>0.113315379074</text:p>
          </table:table-cell>
          <table:table-cell office:value-type="float" office:value="0.303949251757" calcext:value-type="float">
            <text:p>0.303949251757</text:p>
          </table:table-cell>
        </table:table-row>
        <table:table-row table:style-name="ro1">
          <table:table-cell office:value-type="float" office:value="557.7" calcext:value-type="float">
            <text:p>557.7</text:p>
          </table:table-cell>
          <table:table-cell office:value-type="float" office:value="0" calcext:value-type="float">
            <text:p>0</text:p>
          </table:table-cell>
          <table:table-cell office:value-type="float" office:value="0.111679532181" calcext:value-type="float">
            <text:p>0.111679532181</text:p>
          </table:table-cell>
          <table:table-cell office:value-type="float" office:value="0.305600611113" calcext:value-type="float">
            <text:p>0.305600611113</text:p>
          </table:table-cell>
        </table:table-row>
        <table:table-row table:style-name="ro1">
          <table:table-cell office:value-type="float" office:value="557.8" calcext:value-type="float">
            <text:p>557.8</text:p>
          </table:table-cell>
          <table:table-cell office:value-type="float" office:value="0" calcext:value-type="float">
            <text:p>0</text:p>
          </table:table-cell>
          <table:table-cell office:value-type="float" office:value="0.110043906138" calcext:value-type="float">
            <text:p>0.110043906138</text:p>
          </table:table-cell>
          <table:table-cell office:value-type="float" office:value="0.307251737934" calcext:value-type="float">
            <text:p>0.307251737934</text:p>
          </table:table-cell>
        </table:table-row>
        <table:table-row table:style-name="ro1">
          <table:table-cell office:value-type="float" office:value="557.9" calcext:value-type="float">
            <text:p>557.9</text:p>
          </table:table-cell>
          <table:table-cell office:value-type="float" office:value="0" calcext:value-type="float">
            <text:p>0</text:p>
          </table:table-cell>
          <table:table-cell office:value-type="float" office:value="0.108386502535" calcext:value-type="float">
            <text:p>0.108386502535</text:p>
          </table:table-cell>
          <table:table-cell office:value-type="float" office:value="0.30892463063" calcext:value-type="float">
            <text:p>0.3089246306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0.106729322922" calcext:value-type="float">
            <text:p>0.106729322922</text:p>
          </table:table-cell>
          <table:table-cell office:value-type="float" office:value="0.310597287649" calcext:value-type="float">
            <text:p>0.310597287649</text:p>
          </table:table-cell>
        </table:table-row>
        <table:table-row table:style-name="ro1">
          <table:table-cell office:value-type="float" office:value="558.1" calcext:value-type="float">
            <text:p>558.1</text:p>
          </table:table-cell>
          <table:table-cell office:value-type="float" office:value="0" calcext:value-type="float">
            <text:p>0</text:p>
          </table:table-cell>
          <table:table-cell office:value-type="float" office:value="0.10509753901" calcext:value-type="float">
            <text:p>0.10509753901</text:p>
          </table:table-cell>
          <table:table-cell office:value-type="float" office:value="0.31225715023" calcext:value-type="float">
            <text:p>0.31225715023</text:p>
          </table:table-cell>
        </table:table-row>
        <table:table-row table:style-name="ro1">
          <table:table-cell office:value-type="float" office:value="558.2" calcext:value-type="float">
            <text:p>558.2</text:p>
          </table:table-cell>
          <table:table-cell office:value-type="float" office:value="0" calcext:value-type="float">
            <text:p>0</text:p>
          </table:table-cell>
          <table:table-cell office:value-type="float" office:value="0.103465879011" calcext:value-type="float">
            <text:p>0.103465879011</text:p>
          </table:table-cell>
          <table:table-cell office:value-type="float" office:value="0.313916884621" calcext:value-type="float">
            <text:p>0.313916884621</text:p>
          </table:table-cell>
        </table:table-row>
        <table:table-row table:style-name="ro1">
          <table:table-cell office:value-type="float" office:value="558.3" calcext:value-type="float">
            <text:p>558.3</text:p>
          </table:table-cell>
          <table:table-cell office:value-type="float" office:value="0" calcext:value-type="float">
            <text:p>0</text:p>
          </table:table-cell>
          <table:table-cell office:value-type="float" office:value="0.101834342936" calcext:value-type="float">
            <text:p>0.101834342936</text:p>
          </table:table-cell>
          <table:table-cell office:value-type="float" office:value="0.315576490813" calcext:value-type="float">
            <text:p>0.315576490813</text:p>
          </table:table-cell>
        </table:table-row>
        <table:table-row table:style-name="ro1">
          <table:table-cell office:value-type="float" office:value="558.4" calcext:value-type="float">
            <text:p>558.4</text:p>
          </table:table-cell>
          <table:table-cell office:value-type="float" office:value="0" calcext:value-type="float">
            <text:p>0</text:p>
          </table:table-cell>
          <table:table-cell office:value-type="float" office:value="0.100202930797" calcext:value-type="float">
            <text:p>0.100202930797</text:p>
          </table:table-cell>
          <table:table-cell office:value-type="float" office:value="0.317235968795" calcext:value-type="float">
            <text:p>0.317235968795</text:p>
          </table:table-cell>
        </table:table-row>
        <table:table-row table:style-name="ro1">
          <table:table-cell office:value-type="float" office:value="558.5" calcext:value-type="float">
            <text:p>558.5</text:p>
          </table:table-cell>
          <table:table-cell office:value-type="float" office:value="0" calcext:value-type="float">
            <text:p>0</text:p>
          </table:table-cell>
          <table:table-cell office:value-type="float" office:value="0.0985496498227" calcext:value-type="float">
            <text:p>0.0985496498227</text:p>
          </table:table-cell>
          <table:table-cell office:value-type="float" office:value="0.318917311336" calcext:value-type="float">
            <text:p>0.318917311336</text:p>
          </table:table-cell>
        </table:table-row>
        <table:table-row table:style-name="ro1">
          <table:table-cell office:value-type="float" office:value="558.6" calcext:value-type="float">
            <text:p>558.6</text:p>
          </table:table-cell>
          <table:table-cell office:value-type="float" office:value="0" calcext:value-type="float">
            <text:p>0</text:p>
          </table:table-cell>
          <table:table-cell office:value-type="float" office:value="0.0968964944842" calcext:value-type="float">
            <text:p>0.0968964944842</text:p>
          </table:table-cell>
          <table:table-cell office:value-type="float" office:value="0.320598523969" calcext:value-type="float">
            <text:p>0.320598523969</text:p>
          </table:table-cell>
        </table:table-row>
        <table:table-row table:style-name="ro1">
          <table:table-cell office:value-type="float" office:value="558.7" calcext:value-type="float">
            <text:p>558.7</text:p>
          </table:table-cell>
          <table:table-cell office:value-type="float" office:value="0" calcext:value-type="float">
            <text:p>0</text:p>
          </table:table-cell>
          <table:table-cell office:value-type="float" office:value="0.0952654558942" calcext:value-type="float">
            <text:p>0.0952654558942</text:p>
          </table:table-cell>
          <table:table-cell office:value-type="float" office:value="0.32225761558" calcext:value-type="float">
            <text:p>0.32225761558</text:p>
          </table:table-cell>
        </table:table-row>
        <table:table-row table:style-name="ro1">
          <table:table-cell office:value-type="float" office:value="558.8" calcext:value-type="float">
            <text:p>558.8</text:p>
          </table:table-cell>
          <table:table-cell office:value-type="float" office:value="0" calcext:value-type="float">
            <text:p>0</text:p>
          </table:table-cell>
          <table:table-cell office:value-type="float" office:value="0.0936345412833" calcext:value-type="float">
            <text:p>0.0936345412833</text:p>
          </table:table-cell>
          <table:table-cell office:value-type="float" office:value="0.323916578939" calcext:value-type="float">
            <text:p>0.323916578939</text:p>
          </table:table-cell>
        </table:table-row>
        <table:table-row table:style-name="ro1">
          <table:table-cell office:value-type="float" office:value="558.9" calcext:value-type="float">
            <text:p>558.9</text:p>
          </table:table-cell>
          <table:table-cell office:value-type="float" office:value="0" calcext:value-type="float">
            <text:p>0</text:p>
          </table:table-cell>
          <table:table-cell office:value-type="float" office:value="0.0919817612381" calcext:value-type="float">
            <text:p>0.0919817612381</text:p>
          </table:table-cell>
          <table:table-cell office:value-type="float" office:value="0.325575414036" calcext:value-type="float">
            <text:p>0.32557541403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0.0903291068723" calcext:value-type="float">
            <text:p>0.0903291068723</text:p>
          </table:table-cell>
          <table:table-cell office:value-type="float" office:value="0.32723412086" calcext:value-type="float">
            <text:p>0.32723412086</text:p>
          </table:table-cell>
        </table:table-row>
        <table:table-row table:style-name="ro1">
          <table:table-cell office:value-type="float" office:value="559.1" calcext:value-type="float">
            <text:p>559.1</text:p>
          </table:table-cell>
          <table:table-cell office:value-type="float" office:value="0" calcext:value-type="float">
            <text:p>0</text:p>
          </table:table-cell>
          <table:table-cell office:value-type="float" office:value="0.0886921486514" calcext:value-type="float">
            <text:p>0.0886921486514</text:p>
          </table:table-cell>
          <table:table-cell office:value-type="float" office:value="0.328890890356" calcext:value-type="float">
            <text:p>0.328890890356</text:p>
          </table:table-cell>
        </table:table-row>
        <table:table-row table:style-name="ro1">
          <table:table-cell office:value-type="float" office:value="559.2" calcext:value-type="float">
            <text:p>559.2</text:p>
          </table:table-cell>
          <table:table-cell office:value-type="float" office:value="0" calcext:value-type="float">
            <text:p>0</text:p>
          </table:table-cell>
          <table:table-cell office:value-type="float" office:value="0.0870555496565" calcext:value-type="float">
            <text:p>0.0870555496565</text:p>
          </table:table-cell>
          <table:table-cell office:value-type="float" office:value="0.330547284003" calcext:value-type="float">
            <text:p>0.330547284003</text:p>
          </table:table-cell>
        </table:table-row>
        <table:table-row table:style-name="ro1">
          <table:table-cell office:value-type="float" office:value="559.3" calcext:value-type="float">
            <text:p>559.3</text:p>
          </table:table-cell>
          <table:table-cell office:value-type="float" office:value="0" calcext:value-type="float">
            <text:p>0</text:p>
          </table:table-cell>
          <table:table-cell office:value-type="float" office:value="0.0854193099116" calcext:value-type="float">
            <text:p>0.0854193099116</text:p>
          </table:table-cell>
          <table:table-cell office:value-type="float" office:value="0.332181320484" calcext:value-type="float">
            <text:p>0.332181320484</text:p>
          </table:table-cell>
        </table:table-row>
        <table:table-row table:style-name="ro1">
          <table:table-cell office:value-type="float" office:value="559.4" calcext:value-type="float">
            <text:p>559.4</text:p>
          </table:table-cell>
          <table:table-cell office:value-type="float" office:value="0" calcext:value-type="float">
            <text:p>0</text:p>
          </table:table-cell>
          <table:table-cell office:value-type="float" office:value="0.0837834294409" calcext:value-type="float">
            <text:p>0.0837834294409</text:p>
          </table:table-cell>
          <table:table-cell office:value-type="float" office:value="0.33381498593" calcext:value-type="float">
            <text:p>0.33381498593</text:p>
          </table:table-cell>
        </table:table-row>
        <table:table-row table:style-name="ro1">
          <table:table-cell office:value-type="float" office:value="559.5" calcext:value-type="float">
            <text:p>559.5</text:p>
          </table:table-cell>
          <table:table-cell office:value-type="float" office:value="0" calcext:value-type="float">
            <text:p>0</text:p>
          </table:table-cell>
          <table:table-cell office:value-type="float" office:value="0.0821259318348" calcext:value-type="float">
            <text:p>0.0821259318348</text:p>
          </table:table-cell>
          <table:table-cell office:value-type="float" office:value="0.335448280317" calcext:value-type="float">
            <text:p>0.335448280317</text:p>
          </table:table-cell>
        </table:table-row>
        <table:table-row table:style-name="ro1">
          <table:table-cell office:value-type="float" office:value="559.6" calcext:value-type="float">
            <text:p>559.6</text:p>
          </table:table-cell>
          <table:table-cell office:value-type="float" office:value="0" calcext:value-type="float">
            <text:p>0</text:p>
          </table:table-cell>
          <table:table-cell office:value-type="float" office:value="0.0804506543766" calcext:value-type="float">
            <text:p>0.0804506543766</text:p>
          </table:table-cell>
          <table:table-cell office:value-type="float" office:value="0.337005198841" calcext:value-type="float">
            <text:p>0.337005198841</text:p>
          </table:table-cell>
        </table:table-row>
        <table:table-row table:style-name="ro1">
          <table:table-cell office:value-type="float" office:value="559.7" calcext:value-type="float">
            <text:p>559.7</text:p>
          </table:table-cell>
          <table:table-cell office:value-type="float" office:value="0" calcext:value-type="float">
            <text:p>0</text:p>
          </table:table-cell>
          <table:table-cell office:value-type="float" office:value="0.0787984499238" calcext:value-type="float">
            <text:p>0.0787984499238</text:p>
          </table:table-cell>
          <table:table-cell office:value-type="float" office:value="0.338561010046" calcext:value-type="float">
            <text:p>0.338561010046</text:p>
          </table:table-cell>
        </table:table-row>
        <table:table-row table:style-name="ro1">
          <table:table-cell office:value-type="float" office:value="559.8" calcext:value-type="float">
            <text:p>559.8</text:p>
          </table:table-cell>
          <table:table-cell office:value-type="float" office:value="0" calcext:value-type="float">
            <text:p>0</text:p>
          </table:table-cell>
          <table:table-cell office:value-type="float" office:value="0.0771473418239" calcext:value-type="float">
            <text:p>0.0771473418239</text:p>
          </table:table-cell>
          <table:table-cell office:value-type="float" office:value="0.340115714159" calcext:value-type="float">
            <text:p>0.340115714159</text:p>
          </table:table-cell>
        </table:table-row>
        <table:table-row table:style-name="ro1">
          <table:table-cell office:value-type="float" office:value="559.9" calcext:value-type="float">
            <text:p>559.9</text:p>
          </table:table-cell>
          <table:table-cell office:value-type="float" office:value="0" calcext:value-type="float">
            <text:p>0</text:p>
          </table:table-cell>
          <table:table-cell office:value-type="float" office:value="0.0754973298579" calcext:value-type="float">
            <text:p>0.0754973298579</text:p>
          </table:table-cell>
          <table:table-cell office:value-type="float" office:value="0.341691258307" calcext:value-type="float">
            <text:p>0.3416912583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0.0738484138065" calcext:value-type="float">
            <text:p>0.0738484138065</text:p>
          </table:table-cell>
          <table:table-cell office:value-type="float" office:value="0.343265681056" calcext:value-type="float">
            <text:p>0.343265681056</text:p>
          </table:table-cell>
        </table:table-row>
        <table:table-row table:style-name="ro1">
          <table:table-cell office:value-type="float" office:value="560.1" calcext:value-type="float">
            <text:p>560.1</text:p>
          </table:table-cell>
          <table:table-cell office:value-type="float" office:value="0" calcext:value-type="float">
            <text:p>0</text:p>
          </table:table-cell>
          <table:table-cell office:value-type="float" office:value="0.0722064972215" calcext:value-type="float">
            <text:p>0.0722064972215</text:p>
          </table:table-cell>
          <table:table-cell office:value-type="float" office:value="0.344950030184" calcext:value-type="float">
            <text:p>0.344950030184</text:p>
          </table:table-cell>
        </table:table-row>
        <table:table-row table:style-name="ro1">
          <table:table-cell office:value-type="float" office:value="560.2" calcext:value-type="float">
            <text:p>560.2</text:p>
          </table:table-cell>
          <table:table-cell office:value-type="float" office:value="0" calcext:value-type="float">
            <text:p>0</text:p>
          </table:table-cell>
          <table:table-cell office:value-type="float" office:value="0.0705644187354" calcext:value-type="float">
            <text:p>0.0705644187354</text:p>
          </table:table-cell>
          <table:table-cell office:value-type="float" office:value="0.34663454204" calcext:value-type="float">
            <text:p>0.34663454204</text:p>
          </table:table-cell>
        </table:table-row>
        <table:table-row table:style-name="ro1">
          <table:table-cell office:value-type="float" office:value="560.3" calcext:value-type="float">
            <text:p>560.3</text:p>
          </table:table-cell>
          <table:table-cell office:value-type="float" office:value="0" calcext:value-type="float">
            <text:p>0</text:p>
          </table:table-cell>
          <table:table-cell office:value-type="float" office:value="0.0689441211142" calcext:value-type="float">
            <text:p>0.0689441211142</text:p>
          </table:table-cell>
          <table:table-cell office:value-type="float" office:value="0.348319216609" calcext:value-type="float">
            <text:p>0.348319216609</text:p>
          </table:table-cell>
        </table:table-row>
        <table:table-row table:style-name="ro1">
          <table:table-cell office:value-type="float" office:value="560.4" calcext:value-type="float">
            <text:p>560.4</text:p>
          </table:table-cell>
          <table:table-cell office:value-type="float" office:value="0" calcext:value-type="float">
            <text:p>0</text:p>
          </table:table-cell>
          <table:table-cell office:value-type="float" office:value="0.0673236637789" calcext:value-type="float">
            <text:p>0.0673236637789</text:p>
          </table:table-cell>
          <table:table-cell office:value-type="float" office:value="0.350004053876" calcext:value-type="float">
            <text:p>0.350004053876</text:p>
          </table:table-cell>
        </table:table-row>
        <table:table-row table:style-name="ro1">
          <table:table-cell office:value-type="float" office:value="560.5" calcext:value-type="float">
            <text:p>560.5</text:p>
          </table:table-cell>
          <table:table-cell office:value-type="float" office:value="0" calcext:value-type="float">
            <text:p>0</text:p>
          </table:table-cell>
          <table:table-cell office:value-type="float" office:value="0.0657030467448" calcext:value-type="float">
            <text:p>0.0657030467448</text:p>
          </table:table-cell>
          <table:table-cell office:value-type="float" office:value="0.35171099873" calcext:value-type="float">
            <text:p>0.35171099873</text:p>
          </table:table-cell>
        </table:table-row>
        <table:table-row table:style-name="ro1">
          <table:table-cell office:value-type="float" office:value="560.6" calcext:value-type="float">
            <text:p>560.6</text:p>
          </table:table-cell>
          <table:table-cell office:value-type="float" office:value="0" calcext:value-type="float">
            <text:p>0</text:p>
          </table:table-cell>
          <table:table-cell office:value-type="float" office:value="0.0640822700277" calcext:value-type="float">
            <text:p>0.0640822700277</text:p>
          </table:table-cell>
          <table:table-cell office:value-type="float" office:value="0.353418108406" calcext:value-type="float">
            <text:p>0.353418108406</text:p>
          </table:table-cell>
        </table:table-row>
        <table:table-row table:style-name="ro1">
          <table:table-cell office:value-type="float" office:value="560.7" calcext:value-type="float">
            <text:p>560.7</text:p>
          </table:table-cell>
          <table:table-cell office:value-type="float" office:value="0" calcext:value-type="float">
            <text:p>0</text:p>
          </table:table-cell>
          <table:table-cell office:value-type="float" office:value="0.0624393865828" calcext:value-type="float">
            <text:p>0.0624393865828</text:p>
          </table:table-cell>
          <table:table-cell office:value-type="float" office:value="0.355103435827" calcext:value-type="float">
            <text:p>0.355103435827</text:p>
          </table:table-cell>
        </table:table-row>
        <table:table-row table:style-name="ro1">
          <table:table-cell office:value-type="float" office:value="560.8" calcext:value-type="float">
            <text:p>560.8</text:p>
          </table:table-cell>
          <table:table-cell office:value-type="float" office:value="0" calcext:value-type="float">
            <text:p>0</text:p>
          </table:table-cell>
          <table:table-cell office:value-type="float" office:value="0.0607963413312" calcext:value-type="float">
            <text:p>0.0607963413312</text:p>
          </table:table-cell>
          <table:table-cell office:value-type="float" office:value="0.356788925884" calcext:value-type="float">
            <text:p>0.356788925884</text:p>
          </table:table-cell>
        </table:table-row>
        <table:table-row table:style-name="ro1">
          <table:table-cell office:value-type="float" office:value="560.9" calcext:value-type="float">
            <text:p>560.9</text:p>
          </table:table-cell>
          <table:table-cell office:value-type="float" office:value="0" calcext:value-type="float">
            <text:p>0</text:p>
          </table:table-cell>
          <table:table-cell office:value-type="float" office:value="0.0591750835036" calcext:value-type="float">
            <text:p>0.0591750835036</text:p>
          </table:table-cell>
          <table:table-cell office:value-type="float" office:value="0.358474578561" calcext:value-type="float">
            <text:p>0.35847457856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0.0575536660552" calcext:value-type="float">
            <text:p>0.0575536660552</text:p>
          </table:table-cell>
          <table:table-cell office:value-type="float" office:value="0.360160393842" calcext:value-type="float">
            <text:p>0.360160393842</text:p>
          </table:table-cell>
        </table:table-row>
        <table:table-row table:style-name="ro1">
          <table:table-cell office:value-type="float" office:value="561.1" calcext:value-type="float">
            <text:p>561.1</text:p>
          </table:table-cell>
          <table:table-cell office:value-type="float" office:value="0" calcext:value-type="float">
            <text:p>0</text:p>
          </table:table-cell>
          <table:table-cell office:value-type="float" office:value="0.0559068179617" calcext:value-type="float">
            <text:p>0.0559068179617</text:p>
          </table:table-cell>
          <table:table-cell office:value-type="float" office:value="0.361846837109" calcext:value-type="float">
            <text:p>0.361846837109</text:p>
          </table:table-cell>
        </table:table-row>
        <table:table-row table:style-name="ro1">
          <table:table-cell office:value-type="float" office:value="561.2" calcext:value-type="float">
            <text:p>561.2</text:p>
          </table:table-cell>
          <table:table-cell office:value-type="float" office:value="0" calcext:value-type="float">
            <text:p>0</text:p>
          </table:table-cell>
          <table:table-cell office:value-type="float" office:value="0.0542600036378" calcext:value-type="float">
            <text:p>0.0542600036378</text:p>
          </table:table-cell>
          <table:table-cell office:value-type="float" office:value="0.363533244445" calcext:value-type="float">
            <text:p>0.363533244445</text:p>
          </table:table-cell>
        </table:table-row>
        <table:table-row table:style-name="ro1">
          <table:table-cell office:value-type="float" office:value="561.3" calcext:value-type="float">
            <text:p>561.3</text:p>
          </table:table-cell>
          <table:table-cell office:value-type="float" office:value="0" calcext:value-type="float">
            <text:p>0</text:p>
          </table:table-cell>
          <table:table-cell office:value-type="float" office:value="0.0526351727116" calcext:value-type="float">
            <text:p>0.0526351727116</text:p>
          </table:table-cell>
          <table:table-cell office:value-type="float" office:value="0.365197666219" calcext:value-type="float">
            <text:p>0.365197666219</text:p>
          </table:table-cell>
        </table:table-row>
        <table:table-row table:style-name="ro1">
          <table:table-cell office:value-type="float" office:value="561.4" calcext:value-type="float">
            <text:p>561.4</text:p>
          </table:table-cell>
          <table:table-cell office:value-type="float" office:value="0" calcext:value-type="float">
            <text:p>0</text:p>
          </table:table-cell>
          <table:table-cell office:value-type="float" office:value="0.051010375132" calcext:value-type="float">
            <text:p>0.051010375132</text:p>
          </table:table-cell>
          <table:table-cell office:value-type="float" office:value="0.366862052485" calcext:value-type="float">
            <text:p>0.366862052485</text:p>
          </table:table-cell>
        </table:table-row>
        <table:table-row table:style-name="ro1">
          <table:table-cell office:value-type="float" office:value="561.5" calcext:value-type="float">
            <text:p>561.5</text:p>
          </table:table-cell>
          <table:table-cell office:value-type="float" office:value="0" calcext:value-type="float">
            <text:p>0</text:p>
          </table:table-cell>
          <table:table-cell office:value-type="float" office:value="0.0493856109137" calcext:value-type="float">
            <text:p>0.0493856109137</text:p>
          </table:table-cell>
          <table:table-cell office:value-type="float" office:value="0.368526403226" calcext:value-type="float">
            <text:p>0.368526403226</text:p>
          </table:table-cell>
        </table:table-row>
        <table:table-row table:style-name="ro1">
          <table:table-cell office:value-type="float" office:value="561.6" calcext:value-type="float">
            <text:p>561.6</text:p>
          </table:table-cell>
          <table:table-cell office:value-type="float" office:value="0" calcext:value-type="float">
            <text:p>0</text:p>
          </table:table-cell>
          <table:table-cell office:value-type="float" office:value="0.0477500988344" calcext:value-type="float">
            <text:p>0.0477500988344</text:p>
          </table:table-cell>
          <table:table-cell office:value-type="float" office:value="0.370107153934" calcext:value-type="float">
            <text:p>0.370107153934</text:p>
          </table:table-cell>
        </table:table-row>
        <table:table-row table:style-name="ro1">
          <table:table-cell office:value-type="float" office:value="561.7" calcext:value-type="float">
            <text:p>561.7</text:p>
          </table:table-cell>
          <table:table-cell office:value-type="float" office:value="0" calcext:value-type="float">
            <text:p>0</text:p>
          </table:table-cell>
          <table:table-cell office:value-type="float" office:value="0.0460934148455" calcext:value-type="float">
            <text:p>0.0460934148455</text:p>
          </table:table-cell>
          <table:table-cell office:value-type="float" office:value="0.371709056519" calcext:value-type="float">
            <text:p>0.371709056519</text:p>
          </table:table-cell>
        </table:table-row>
        <table:table-row table:style-name="ro1">
          <table:table-cell office:value-type="float" office:value="561.8" calcext:value-type="float">
            <text:p>561.8</text:p>
          </table:table-cell>
          <table:table-cell office:value-type="float" office:value="0" calcext:value-type="float">
            <text:p>0</text:p>
          </table:table-cell>
          <table:table-cell office:value-type="float" office:value="0.0444375080994" calcext:value-type="float">
            <text:p>0.0444375080994</text:p>
          </table:table-cell>
          <table:table-cell office:value-type="float" office:value="0.373310161831" calcext:value-type="float">
            <text:p>0.373310161831</text:p>
          </table:table-cell>
        </table:table-row>
        <table:table-row table:style-name="ro1">
          <table:table-cell office:value-type="float" office:value="561.9" calcext:value-type="float">
            <text:p>561.9</text:p>
          </table:table-cell>
          <table:table-cell office:value-type="float" office:value="0" calcext:value-type="float">
            <text:p>0</text:p>
          </table:table-cell>
          <table:table-cell office:value-type="float" office:value="0.0428043070239" calcext:value-type="float">
            <text:p>0.0428043070239</text:p>
          </table:table-cell>
          <table:table-cell office:value-type="float" office:value="0.374888541445" calcext:value-type="float">
            <text:p>0.3748885414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0.0411718728136" calcext:value-type="float">
            <text:p>0.0411718728136</text:p>
          </table:table-cell>
          <table:table-cell office:value-type="float" office:value="0.376466134167" calcext:value-type="float">
            <text:p>0.376466134167</text:p>
          </table:table-cell>
        </table:table-row>
        <table:table-row table:style-name="ro1">
          <table:table-cell office:value-type="float" office:value="562.1" calcext:value-type="float">
            <text:p>562.1</text:p>
          </table:table-cell>
          <table:table-cell office:value-type="float" office:value="0" calcext:value-type="float">
            <text:p>0</text:p>
          </table:table-cell>
          <table:table-cell office:value-type="float" office:value="0.040337738466" calcext:value-type="float">
            <text:p>0.040337738466</text:p>
          </table:table-cell>
          <table:table-cell office:value-type="float" office:value="0.378122452756" calcext:value-type="float">
            <text:p>0.378122452756</text:p>
          </table:table-cell>
        </table:table-row>
        <table:table-row table:style-name="ro1">
          <table:table-cell office:value-type="float" office:value="562.2" calcext:value-type="float">
            <text:p>562.2</text:p>
          </table:table-cell>
          <table:table-cell office:value-type="float" office:value="0" calcext:value-type="float">
            <text:p>0</text:p>
          </table:table-cell>
          <table:table-cell office:value-type="float" office:value="0.039503647407" calcext:value-type="float">
            <text:p>0.039503647407</text:p>
          </table:table-cell>
          <table:table-cell office:value-type="float" office:value="0.379778683513" calcext:value-type="float">
            <text:p>0.379778683513</text:p>
          </table:table-cell>
        </table:table-row>
        <table:table-row table:style-name="ro1">
          <table:table-cell office:value-type="float" office:value="562.3" calcext:value-type="float">
            <text:p>562.3</text:p>
          </table:table-cell>
          <table:table-cell office:value-type="float" office:value="0" calcext:value-type="float">
            <text:p>0</text:p>
          </table:table-cell>
          <table:table-cell office:value-type="float" office:value="0.0386915211855" calcext:value-type="float">
            <text:p>0.0386915211855</text:p>
          </table:table-cell>
          <table:table-cell office:value-type="float" office:value="0.381456747966" calcext:value-type="float">
            <text:p>0.381456747966</text:p>
          </table:table-cell>
        </table:table-row>
        <table:table-row table:style-name="ro1">
          <table:table-cell office:value-type="float" office:value="562.4" calcext:value-type="float">
            <text:p>562.4</text:p>
          </table:table-cell>
          <table:table-cell office:value-type="float" office:value="0" calcext:value-type="float">
            <text:p>0</text:p>
          </table:table-cell>
          <table:table-cell office:value-type="float" office:value="0.0378794371241" calcext:value-type="float">
            <text:p>0.0378794371241</text:p>
          </table:table-cell>
          <table:table-cell office:value-type="float" office:value="0.383134723417" calcext:value-type="float">
            <text:p>0.383134723417</text:p>
          </table:table-cell>
        </table:table-row>
        <table:table-row table:style-name="ro1"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0.0370454748303" calcext:value-type="float">
            <text:p>0.0370454748303</text:p>
          </table:table-cell>
          <table:table-cell office:value-type="float" office:value="0.384790689456" calcext:value-type="float">
            <text:p>0.384790689456</text:p>
          </table:table-cell>
        </table:table-row>
        <table:table-row table:style-name="ro1">
          <table:table-cell office:value-type="float" office:value="562.6" calcext:value-type="float">
            <text:p>562.6</text:p>
          </table:table-cell>
          <table:table-cell office:value-type="float" office:value="0" calcext:value-type="float">
            <text:p>0</text:p>
          </table:table-cell>
          <table:table-cell office:value-type="float" office:value="0.0362115558527" calcext:value-type="float">
            <text:p>0.0362115558527</text:p>
          </table:table-cell>
          <table:table-cell office:value-type="float" office:value="0.386446567611" calcext:value-type="float">
            <text:p>0.386446567611</text:p>
          </table:table-cell>
        </table:table-row>
        <table:table-row table:style-name="ro1">
          <table:table-cell office:value-type="float" office:value="562.7" calcext:value-type="float">
            <text:p>562.7</text:p>
          </table:table-cell>
          <table:table-cell office:value-type="float" office:value="0" calcext:value-type="float">
            <text:p>0</text:p>
          </table:table-cell>
          <table:table-cell office:value-type="float" office:value="0.0353995994548" calcext:value-type="float">
            <text:p>0.0353995994548</text:p>
          </table:table-cell>
          <table:table-cell office:value-type="float" office:value="0.387905084559" calcext:value-type="float">
            <text:p>0.387905084559</text:p>
          </table:table-cell>
        </table:table-row>
        <table:table-row table:style-name="ro1">
          <table:table-cell office:value-type="float" office:value="562.8" calcext:value-type="float">
            <text:p>562.8</text:p>
          </table:table-cell>
          <table:table-cell office:value-type="float" office:value="0" calcext:value-type="float">
            <text:p>0</text:p>
          </table:table-cell>
          <table:table-cell office:value-type="float" office:value="0.0345876852441" calcext:value-type="float">
            <text:p>0.0345876852441</text:p>
          </table:table-cell>
          <table:table-cell office:value-type="float" office:value="0.389363523882" calcext:value-type="float">
            <text:p>0.389363523882</text:p>
          </table:table-cell>
        </table:table-row>
        <table:table-row table:style-name="ro1">
          <table:table-cell office:value-type="float" office:value="562.9" calcext:value-type="float">
            <text:p>562.9</text:p>
          </table:table-cell>
          <table:table-cell office:value-type="float" office:value="0" calcext:value-type="float">
            <text:p>0</text:p>
          </table:table-cell>
          <table:table-cell office:value-type="float" office:value="0.0337538951133" calcext:value-type="float">
            <text:p>0.0337538951133</text:p>
          </table:table-cell>
          <table:table-cell office:value-type="float" office:value="0.390186260271" calcext:value-type="float">
            <text:p>0.39018626027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0.0329201483262" calcext:value-type="float">
            <text:p>0.0329201483262</text:p>
          </table:table-cell>
          <table:table-cell office:value-type="float" office:value="0.391008952164" calcext:value-type="float">
            <text:p>0.391008952164</text:p>
          </table:table-cell>
        </table:table-row>
        <table:table-row table:style-name="ro1">
          <table:table-cell office:value-type="float" office:value="563.1" calcext:value-type="float">
            <text:p>563.1</text:p>
          </table:table-cell>
          <table:table-cell office:value-type="float" office:value="0" calcext:value-type="float">
            <text:p>0</text:p>
          </table:table-cell>
          <table:table-cell office:value-type="float" office:value="0.0321103994188" calcext:value-type="float">
            <text:p>0.0321103994188</text:p>
          </table:table-cell>
          <table:table-cell office:value-type="float" office:value="0.391856464722" calcext:value-type="float">
            <text:p>0.391856464722</text:p>
          </table:table-cell>
        </table:table-row>
        <table:table-row table:style-name="ro1">
          <table:table-cell office:value-type="float" office:value="563.2" calcext:value-type="float">
            <text:p>563.2</text:p>
          </table:table-cell>
          <table:table-cell office:value-type="float" office:value="0" calcext:value-type="float">
            <text:p>0</text:p>
          </table:table-cell>
          <table:table-cell office:value-type="float" office:value="0.0313005897659" calcext:value-type="float">
            <text:p>0.0313005897659</text:p>
          </table:table-cell>
          <table:table-cell office:value-type="float" office:value="0.392704037994" calcext:value-type="float">
            <text:p>0.392704037994</text:p>
          </table:table-cell>
        </table:table-row>
        <table:table-row table:style-name="ro1">
          <table:table-cell office:value-type="float" office:value="563.3" calcext:value-type="float">
            <text:p>563.3</text:p>
          </table:table-cell>
          <table:table-cell office:value-type="float" office:value="0" calcext:value-type="float">
            <text:p>0</text:p>
          </table:table-cell>
          <table:table-cell office:value-type="float" office:value="0.0304687993777" calcext:value-type="float">
            <text:p>0.0304687993777</text:p>
          </table:table-cell>
          <table:table-cell office:value-type="float" office:value="0.393551671969" calcext:value-type="float">
            <text:p>0.393551671969</text:p>
          </table:table-cell>
        </table:table-row>
        <table:table-row table:style-name="ro1">
          <table:table-cell office:value-type="float" office:value="563.4" calcext:value-type="float">
            <text:p>563.4</text:p>
          </table:table-cell>
          <table:table-cell office:value-type="float" office:value="0" calcext:value-type="float">
            <text:p>0</text:p>
          </table:table-cell>
          <table:table-cell office:value-type="float" office:value="0.0296369466254" calcext:value-type="float">
            <text:p>0.0296369466254</text:p>
          </table:table-cell>
          <table:table-cell office:value-type="float" office:value="0.394399366637" calcext:value-type="float">
            <text:p>0.394399366637</text:p>
          </table:table-cell>
        </table:table-row>
        <table:table-row table:style-name="ro1">
          <table:table-cell office:value-type="float" office:value="563.5" calcext:value-type="float">
            <text:p>563.5</text:p>
          </table:table-cell>
          <table:table-cell office:value-type="float" office:value="0" calcext:value-type="float">
            <text:p>0</text:p>
          </table:table-cell>
          <table:table-cell office:value-type="float" office:value="0.0288269531563" calcext:value-type="float">
            <text:p>0.0288269531563</text:p>
          </table:table-cell>
          <table:table-cell office:value-type="float" office:value="0.39524712199" calcext:value-type="float">
            <text:p>0.39524712199</text:p>
          </table:table-cell>
        </table:table-row>
        <table:table-row table:style-name="ro1">
          <table:table-cell office:value-type="float" office:value="563.6" calcext:value-type="float">
            <text:p>563.6</text:p>
          </table:table-cell>
          <table:table-cell office:value-type="float" office:value="0" calcext:value-type="float">
            <text:p>0</text:p>
          </table:table-cell>
          <table:table-cell office:value-type="float" office:value="0.0280168989804" calcext:value-type="float">
            <text:p>0.0280168989804</text:p>
          </table:table-cell>
          <table:table-cell office:value-type="float" office:value="0.396094938018" calcext:value-type="float">
            <text:p>0.396094938018</text:p>
          </table:table-cell>
        </table:table-row>
        <table:table-row table:style-name="ro1">
          <table:table-cell office:value-type="float" office:value="563.7" calcext:value-type="float">
            <text:p>563.7</text:p>
          </table:table-cell>
          <table:table-cell office:value-type="float" office:value="0" calcext:value-type="float">
            <text:p>0</text:p>
          </table:table-cell>
          <table:table-cell office:value-type="float" office:value="0.0271848608324" calcext:value-type="float">
            <text:p>0.0271848608324</text:p>
          </table:table-cell>
          <table:table-cell office:value-type="float" office:value="0.396964737986" calcext:value-type="float">
            <text:p>0.396964737986</text:p>
          </table:table-cell>
        </table:table-row>
        <table:table-row table:style-name="ro1">
          <table:table-cell office:value-type="float" office:value="563.8" calcext:value-type="float">
            <text:p>563.8</text:p>
          </table:table-cell>
          <table:table-cell office:value-type="float" office:value="0" calcext:value-type="float">
            <text:p>0</text:p>
          </table:table-cell>
          <table:table-cell office:value-type="float" office:value="0.0263527603598" calcext:value-type="float">
            <text:p>0.0263527603598</text:p>
          </table:table-cell>
          <table:table-cell office:value-type="float" office:value="0.397834600248" calcext:value-type="float">
            <text:p>0.397834600248</text:p>
          </table:table-cell>
        </table:table-row>
        <table:table-row table:style-name="ro1">
          <table:table-cell office:value-type="float" office:value="563.9" calcext:value-type="float">
            <text:p>563.9</text:p>
          </table:table-cell>
          <table:table-cell office:value-type="float" office:value="0" calcext:value-type="float">
            <text:p>0</text:p>
          </table:table-cell>
          <table:table-cell office:value-type="float" office:value="0.0255205975722" calcext:value-type="float">
            <text:p>0.0255205975722</text:p>
          </table:table-cell>
          <table:table-cell office:value-type="float" office:value="0.398682599882" calcext:value-type="float">
            <text:p>0.39868259988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0.0246883724796" calcext:value-type="float">
            <text:p>0.0246883724796</text:p>
          </table:table-cell>
          <table:table-cell office:value-type="float" office:value="0.399530660153" calcext:value-type="float">
            <text:p>0.399530660153</text:p>
          </table:table-cell>
        </table:table-row>
        <table:table-row table:style-name="ro1">
          <table:table-cell office:value-type="float" office:value="564.1" calcext:value-type="float">
            <text:p>564.1</text:p>
          </table:table-cell>
          <table:table-cell office:value-type="float" office:value="0" calcext:value-type="float">
            <text:p>0</text:p>
          </table:table-cell>
          <table:table-cell office:value-type="float" office:value="0.0238749845554" calcext:value-type="float">
            <text:p>0.0238749845554</text:p>
          </table:table-cell>
          <table:table-cell office:value-type="float" office:value="0.400328023867" calcext:value-type="float">
            <text:p>0.400328023867</text:p>
          </table:table-cell>
        </table:table-row>
        <table:table-row table:style-name="ro1">
          <table:table-cell office:value-type="float" office:value="564.2" calcext:value-type="float">
            <text:p>564.2</text:p>
          </table:table-cell>
          <table:table-cell office:value-type="float" office:value="0" calcext:value-type="float">
            <text:p>0</text:p>
          </table:table-cell>
          <table:table-cell office:value-type="float" office:value="0.0230617403711" calcext:value-type="float">
            <text:p>0.0230617403711</text:p>
          </table:table-cell>
          <table:table-cell office:value-type="float" office:value="0.401125214182" calcext:value-type="float">
            <text:p>0.401125214182</text:p>
          </table:table-cell>
        </table:table-row>
        <table:table-row table:style-name="ro1">
          <table:table-cell office:value-type="float" office:value="564.3" calcext:value-type="float">
            <text:p>564.3</text:p>
          </table:table-cell>
          <table:table-cell office:value-type="float" office:value="0" calcext:value-type="float">
            <text:p>0</text:p>
          </table:table-cell>
          <table:table-cell office:value-type="float" office:value="0.0222267202317" calcext:value-type="float">
            <text:p>0.0222267202317</text:p>
          </table:table-cell>
          <table:table-cell office:value-type="float" office:value="0.401922230945" calcext:value-type="float">
            <text:p>0.401922230945</text:p>
          </table:table-cell>
        </table:table-row>
        <table:table-row table:style-name="ro1">
          <table:table-cell office:value-type="float" office:value="564.4" calcext:value-type="float">
            <text:p>564.4</text:p>
          </table:table-cell>
          <table:table-cell office:value-type="float" office:value="0" calcext:value-type="float">
            <text:p>0</text:p>
          </table:table-cell>
          <table:table-cell office:value-type="float" office:value="0.0213918480581" calcext:value-type="float">
            <text:p>0.0213918480581</text:p>
          </table:table-cell>
          <table:table-cell office:value-type="float" office:value="0.402719074005" calcext:value-type="float">
            <text:p>0.402719074005</text:p>
          </table:table-cell>
        </table:table-row>
        <table:table-row table:style-name="ro1">
          <table:table-cell office:value-type="float" office:value="564.5" calcext:value-type="float">
            <text:p>564.5</text:p>
          </table:table-cell>
          <table:table-cell office:value-type="float" office:value="0" calcext:value-type="float">
            <text:p>0</text:p>
          </table:table-cell>
          <table:table-cell office:value-type="float" office:value="0.0205790399122" calcext:value-type="float">
            <text:p>0.0205790399122</text:p>
          </table:table-cell>
          <table:table-cell office:value-type="float" office:value="0.403515743209" calcext:value-type="float">
            <text:p>0.403515743209</text:p>
          </table:table-cell>
        </table:table-row>
        <table:table-row table:style-name="ro1">
          <table:table-cell office:value-type="float" office:value="564.6" calcext:value-type="float">
            <text:p>564.6</text:p>
          </table:table-cell>
          <table:table-cell office:value-type="float" office:value="0" calcext:value-type="float">
            <text:p>0</text:p>
          </table:table-cell>
          <table:table-cell office:value-type="float" office:value="0.0197708491421" calcext:value-type="float">
            <text:p>0.0197708491421</text:p>
          </table:table-cell>
          <table:table-cell office:value-type="float" office:value="0.404403732462" calcext:value-type="float">
            <text:p>0.404403732462</text:p>
          </table:table-cell>
        </table:table-row>
        <table:table-row table:style-name="ro1">
          <table:table-cell office:value-type="float" office:value="564.7" calcext:value-type="float">
            <text:p>564.7</text:p>
          </table:table-cell>
          <table:table-cell office:value-type="float" office:value="0" calcext:value-type="float">
            <text:p>0</text:p>
          </table:table-cell>
          <table:table-cell office:value-type="float" office:value="0.0189405151627" calcext:value-type="float">
            <text:p>0.0189405151627</text:p>
          </table:table-cell>
          <table:table-cell office:value-type="float" office:value="0.405291949465" calcext:value-type="float">
            <text:p>0.405291949465</text:p>
          </table:table-cell>
        </table:table-row>
        <table:table-row table:style-name="ro1">
          <table:table-cell office:value-type="float" office:value="564.8" calcext:value-type="float">
            <text:p>564.8</text:p>
          </table:table-cell>
          <table:table-cell office:value-type="float" office:value="0" calcext:value-type="float">
            <text:p>0</text:p>
          </table:table-cell>
          <table:table-cell office:value-type="float" office:value="0.0181099538819" calcext:value-type="float">
            <text:p>0.0181099538819</text:p>
          </table:table-cell>
          <table:table-cell office:value-type="float" office:value="0.406180394219" calcext:value-type="float">
            <text:p>0.406180394219</text:p>
          </table:table-cell>
        </table:table-row>
        <table:table-row table:style-name="ro1">
          <table:table-cell office:value-type="float" office:value="564.9" calcext:value-type="float">
            <text:p>564.9</text:p>
          </table:table-cell>
          <table:table-cell office:value-type="float" office:value="0" calcext:value-type="float">
            <text:p>0</text:p>
          </table:table-cell>
          <table:table-cell office:value-type="float" office:value="0.0173010931717" calcext:value-type="float">
            <text:p>0.0173010931717</text:p>
          </table:table-cell>
          <table:table-cell office:value-type="float" office:value="0.407069066728" calcext:value-type="float">
            <text:p>0.4070690667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0.016492011137" calcext:value-type="float">
            <text:p>0.016492011137</text:p>
          </table:table-cell>
          <table:table-cell office:value-type="float" office:value="0.407957966994" calcext:value-type="float">
            <text:p>0.407957966994</text:p>
          </table:table-cell>
        </table:table-row>
        <table:table-row table:style-name="ro1">
          <table:table-cell office:value-type="float" office:value="565.1" calcext:value-type="float">
            <text:p>565.1</text:p>
          </table:table-cell>
          <table:table-cell office:value-type="float" office:value="0" calcext:value-type="float">
            <text:p>0</text:p>
          </table:table-cell>
          <table:table-cell office:value-type="float" office:value="0.015658942728" calcext:value-type="float">
            <text:p>0.015658942728</text:p>
          </table:table-cell>
          <table:table-cell office:value-type="float" office:value="0.408821220453" calcext:value-type="float">
            <text:p>0.408821220453</text:p>
          </table:table-cell>
        </table:table-row>
        <table:table-row table:style-name="ro1">
          <table:table-cell office:value-type="float" office:value="565.2" calcext:value-type="float">
            <text:p>565.2</text:p>
          </table:table-cell>
          <table:table-cell office:value-type="float" office:value="0" calcext:value-type="float">
            <text:p>0</text:p>
          </table:table-cell>
          <table:table-cell office:value-type="float" office:value="0.0148258418665" calcext:value-type="float">
            <text:p>0.0148258418665</text:p>
          </table:table-cell>
          <table:table-cell office:value-type="float" office:value="0.409684506029" calcext:value-type="float">
            <text:p>0.409684506029</text:p>
          </table:table-cell>
        </table:table-row>
        <table:table-row table:style-name="ro1">
          <table:table-cell office:value-type="float" office:value="565.3" calcext:value-type="float">
            <text:p>565.3</text:p>
          </table:table-cell>
          <table:table-cell office:value-type="float" office:value="0" calcext:value-type="float">
            <text:p>0</text:p>
          </table:table-cell>
          <table:table-cell office:value-type="float" office:value="0.0139927085593" calcext:value-type="float">
            <text:p>0.0139927085593</text:p>
          </table:table-cell>
          <table:table-cell office:value-type="float" office:value="0.410525891572" calcext:value-type="float">
            <text:p>0.410525891572</text:p>
          </table:table-cell>
        </table:table-row>
        <table:table-row table:style-name="ro1">
          <table:table-cell office:value-type="float" office:value="565.4" calcext:value-type="float">
            <text:p>565.4</text:p>
          </table:table-cell>
          <table:table-cell office:value-type="float" office:value="0" calcext:value-type="float">
            <text:p>0</text:p>
          </table:table-cell>
          <table:table-cell office:value-type="float" office:value="0.0131595428135" calcext:value-type="float">
            <text:p>0.0131595428135</text:p>
          </table:table-cell>
          <table:table-cell office:value-type="float" office:value="0.411367308367" calcext:value-type="float">
            <text:p>0.411367308367</text:p>
          </table:table-cell>
        </table:table-row>
        <table:table-row table:style-name="ro1">
          <table:table-cell office:value-type="float" office:value="565.5" calcext:value-type="float">
            <text:p>565.5</text:p>
          </table:table-cell>
          <table:table-cell office:value-type="float" office:value="0" calcext:value-type="float">
            <text:p>0</text:p>
          </table:table-cell>
          <table:table-cell office:value-type="float" office:value="0.0123482776337" calcext:value-type="float">
            <text:p>0.0123482776337</text:p>
          </table:table-cell>
          <table:table-cell office:value-type="float" office:value="0.412208756407" calcext:value-type="float">
            <text:p>0.412208756407</text:p>
          </table:table-cell>
        </table:table-row>
        <table:table-row table:style-name="ro1">
          <table:table-cell office:value-type="float" office:value="565.6" calcext:value-type="float">
            <text:p>565.6</text:p>
          </table:table-cell>
          <table:table-cell office:value-type="float" office:value="0" calcext:value-type="float">
            <text:p>0</text:p>
          </table:table-cell>
          <table:table-cell office:value-type="float" office:value="0.0115369808815" calcext:value-type="float">
            <text:p>0.0115369808815</text:p>
          </table:table-cell>
          <table:table-cell office:value-type="float" office:value="0.413050235686" calcext:value-type="float">
            <text:p>0.413050235686</text:p>
          </table:table-cell>
        </table:table-row>
        <table:table-row table:style-name="ro1">
          <table:table-cell office:value-type="float" office:value="565.7" calcext:value-type="float">
            <text:p>565.7</text:p>
          </table:table-cell>
          <table:table-cell office:value-type="float" office:value="0" calcext:value-type="float">
            <text:p>0</text:p>
          </table:table-cell>
          <table:table-cell office:value-type="float" office:value="0.0107037187141" calcext:value-type="float">
            <text:p>0.0107037187141</text:p>
          </table:table-cell>
          <table:table-cell office:value-type="float" office:value="0.413891746198" calcext:value-type="float">
            <text:p>0.413891746198</text:p>
          </table:table-cell>
        </table:table-row>
        <table:table-row table:style-name="ro1">
          <table:table-cell office:value-type="float" office:value="565.8" calcext:value-type="float">
            <text:p>565.8</text:p>
          </table:table-cell>
          <table:table-cell office:value-type="float" office:value="0" calcext:value-type="float">
            <text:p>0</text:p>
          </table:table-cell>
          <table:table-cell office:value-type="float" office:value="0.00987042413591" calcext:value-type="float">
            <text:p>0.00987042413591</text:p>
          </table:table-cell>
          <table:table-cell office:value-type="float" office:value="0.414733287936" calcext:value-type="float">
            <text:p>0.414733287936</text:p>
          </table:table-cell>
        </table:table-row>
        <table:table-row table:style-name="ro1">
          <table:table-cell office:value-type="float" office:value="565.9" calcext:value-type="float">
            <text:p>565.9</text:p>
          </table:table-cell>
          <table:table-cell office:value-type="float" office:value="0" calcext:value-type="float">
            <text:p>0</text:p>
          </table:table-cell>
          <table:table-cell office:value-type="float" office:value="0.0090590318558" calcext:value-type="float">
            <text:p>0.0090590318558</text:p>
          </table:table-cell>
          <table:table-cell office:value-type="float" office:value="0.415574860895" calcext:value-type="float">
            <text:p>0.41557486089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0.00824760803072" calcext:value-type="float">
            <text:p>0.00824760803072</text:p>
          </table:table-cell>
          <table:table-cell office:value-type="float" office:value="0.416416465067" calcext:value-type="float">
            <text:p>0.416416465067</text:p>
          </table:table-cell>
        </table:table-row>
        <table:table-row table:style-name="ro1">
          <table:table-cell office:value-type="float" office:value="566.1" calcext:value-type="float">
            <text:p>566.1</text:p>
          </table:table-cell>
          <table:table-cell office:value-type="float" office:value="0" calcext:value-type="float">
            <text:p>0</text:p>
          </table:table-cell>
          <table:table-cell office:value-type="float" office:value="0.00741528003344" calcext:value-type="float">
            <text:p>0.00741528003344</text:p>
          </table:table-cell>
          <table:table-cell office:value-type="float" office:value="0.417317919544" calcext:value-type="float">
            <text:p>0.417317919544</text:p>
          </table:table-cell>
        </table:table-row>
        <table:table-row table:style-name="ro1">
          <table:table-cell office:value-type="float" office:value="566.2" calcext:value-type="float">
            <text:p>566.2</text:p>
          </table:table-cell>
          <table:table-cell office:value-type="float" office:value="0" calcext:value-type="float">
            <text:p>0</text:p>
          </table:table-cell>
          <table:table-cell office:value-type="float" office:value="0.00658268071841" calcext:value-type="float">
            <text:p>0.00658268071841</text:p>
          </table:table-cell>
          <table:table-cell office:value-type="float" office:value="0.418219648341" calcext:value-type="float">
            <text:p>0.418219648341</text:p>
          </table:table-cell>
        </table:table-row>
        <table:table-row table:style-name="ro1">
          <table:table-cell office:value-type="float" office:value="566.3" calcext:value-type="float">
            <text:p>566.3</text:p>
          </table:table-cell>
          <table:table-cell office:value-type="float" office:value="0" calcext:value-type="float">
            <text:p>0</text:p>
          </table:table-cell>
          <table:table-cell office:value-type="float" office:value="0.00577175590788" calcext:value-type="float">
            <text:p>0.00577175590788</text:p>
          </table:table-cell>
          <table:table-cell office:value-type="float" office:value="0.418507167957" calcext:value-type="float">
            <text:p>0.418507167957</text:p>
          </table:table-cell>
        </table:table-row>
        <table:table-row table:style-name="ro1">
          <table:table-cell office:value-type="float" office:value="566.4" calcext:value-type="float">
            <text:p>566.4</text:p>
          </table:table-cell>
          <table:table-cell office:value-type="float" office:value="0" calcext:value-type="float">
            <text:p>0</text:p>
          </table:table-cell>
          <table:table-cell office:value-type="float" office:value="0.00496056688632" calcext:value-type="float">
            <text:p>0.00496056688632</text:p>
          </table:table-cell>
          <table:table-cell office:value-type="float" office:value="0.418794761949" calcext:value-type="float">
            <text:p>0.418794761949</text:p>
          </table:table-cell>
        </table:table-row>
        <table:table-row table:style-name="ro1">
          <table:table-cell office:value-type="float" office:value="566.5" calcext:value-type="float">
            <text:p>566.5</text:p>
          </table:table-cell>
          <table:table-cell office:value-type="float" office:value="0" calcext:value-type="float">
            <text:p>0</text:p>
          </table:table-cell>
          <table:table-cell office:value-type="float" office:value="0.00412716065432" calcext:value-type="float">
            <text:p>0.00412716065432</text:p>
          </table:table-cell>
          <table:table-cell office:value-type="float" office:value="0.4188629005" calcext:value-type="float">
            <text:p>0.4188629005</text:p>
          </table:table-cell>
        </table:table-row>
        <table:table-row table:style-name="ro1">
          <table:table-cell office:value-type="float" office:value="566.6" calcext:value-type="float">
            <text:p>566.6</text:p>
          </table:table-cell>
          <table:table-cell office:value-type="float" office:value="0" calcext:value-type="float">
            <text:p>0</text:p>
          </table:table-cell>
          <table:table-cell office:value-type="float" office:value="0.00329348303418" calcext:value-type="float">
            <text:p>0.00329348303418</text:p>
          </table:table-cell>
          <table:table-cell office:value-type="float" office:value="0.41893104201" calcext:value-type="float">
            <text:p>0.41893104201</text:p>
          </table:table-cell>
        </table:table-row>
        <table:table-row table:style-name="ro1">
          <table:table-cell office:value-type="float" office:value="566.7" calcext:value-type="float">
            <text:p>566.7</text:p>
          </table:table-cell>
          <table:table-cell office:value-type="float" office:value="0" calcext:value-type="float">
            <text:p>0</text:p>
          </table:table-cell>
          <table:table-cell office:value-type="float" office:value="0.00248149413326" calcext:value-type="float">
            <text:p>0.00248149413326</text:p>
          </table:table-cell>
          <table:table-cell office:value-type="float" office:value="0.418999186479" calcext:value-type="float">
            <text:p>0.418999186479</text:p>
          </table:table-cell>
        </table:table-row>
        <table:table-row table:style-name="ro1">
          <table:table-cell office:value-type="float" office:value="566.8" calcext:value-type="float">
            <text:p>566.8</text:p>
          </table:table-cell>
          <table:table-cell office:value-type="float" office:value="0" calcext:value-type="float">
            <text:p>0</text:p>
          </table:table-cell>
          <table:table-cell office:value-type="float" office:value="0.00166924095215" calcext:value-type="float">
            <text:p>0.00166924095215</text:p>
          </table:table-cell>
          <table:table-cell office:value-type="float" office:value="0.419067333905" calcext:value-type="float">
            <text:p>0.419067333905</text:p>
          </table:table-cell>
        </table:table-row>
        <table:table-row table:style-name="ro1">
          <table:table-cell office:value-type="float" office:value="566.9" calcext:value-type="float">
            <text:p>566.9</text:p>
          </table:table-cell>
          <table:table-cell office:value-type="float" office:value="0" calcext:value-type="float">
            <text:p>0</text:p>
          </table:table-cell>
          <table:table-cell office:value-type="float" office:value="0.000834756205102" calcext:value-type="float">
            <text:p>0.000834756205102</text:p>
          </table:table-cell>
          <table:table-cell office:value-type="float" office:value="0.41913548429" calcext:value-type="float">
            <text:p>0.4191354842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03637633" calcext:value-type="float">
            <text:p>0.419203637633</text:p>
          </table:table-cell>
        </table:table-row>
        <table:table-row table:style-name="ro1">
          <table:table-cell office:value-type="float" office:value="567.1" calcext:value-type="float">
            <text:p>56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38878244" calcext:value-type="float">
            <text:p>0.419238878244</text:p>
          </table:table-cell>
        </table:table-row>
        <table:table-row table:style-name="ro1">
          <table:table-cell office:value-type="float" office:value="567.2" calcext:value-type="float">
            <text:p>56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7411465" calcext:value-type="float">
            <text:p>0.41927411465</text:p>
          </table:table-cell>
        </table:table-row>
        <table:table-row table:style-name="ro1">
          <table:table-cell office:value-type="float" office:value="567.3" calcext:value-type="float">
            <text:p>56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30934685" calcext:value-type="float">
            <text:p>0.41930934685</text:p>
          </table:table-cell>
        </table:table-row>
        <table:table-row table:style-name="ro1">
          <table:table-cell office:value-type="float" office:value="567.4" calcext:value-type="float">
            <text:p>56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344574845" calcext:value-type="float">
            <text:p>0.419344574845</text:p>
          </table:table-cell>
        </table:table-row>
        <table:table-row table:style-name="ro1">
          <table:table-cell office:value-type="float" office:value="567.5" calcext:value-type="float">
            <text:p>56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379798636" calcext:value-type="float">
            <text:p>0.419379798636</text:p>
          </table:table-cell>
        </table:table-row>
        <table:table-row table:style-name="ro1">
          <table:table-cell office:value-type="float" office:value="567.6" calcext:value-type="float">
            <text:p>5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15018223" calcext:value-type="float">
            <text:p>0.419415018223</text:p>
          </table:table-cell>
        </table:table-row>
        <table:table-row table:style-name="ro1">
          <table:table-cell office:value-type="float" office:value="567.7" calcext:value-type="float">
            <text:p>56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50233607" calcext:value-type="float">
            <text:p>0.419450233607</text:p>
          </table:table-cell>
        </table:table-row>
        <table:table-row table:style-name="ro1">
          <table:table-cell office:value-type="float" office:value="567.8" calcext:value-type="float">
            <text:p>56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85444787" calcext:value-type="float">
            <text:p>0.419485444787</text:p>
          </table:table-cell>
        </table:table-row>
        <table:table-row table:style-name="ro1">
          <table:table-cell office:value-type="float" office:value="567.9" calcext:value-type="float">
            <text:p>56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520651764" calcext:value-type="float">
            <text:p>0.41952065176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555854539" calcext:value-type="float">
            <text:p>0.419555854539</text:p>
          </table:table-cell>
        </table:table-row>
        <table:table-row table:style-name="ro1">
          <table:table-cell office:value-type="float" office:value="568.1" calcext:value-type="float">
            <text:p>56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523909177" calcext:value-type="float">
            <text:p>0.419523909177</text:p>
          </table:table-cell>
        </table:table-row>
        <table:table-row table:style-name="ro1">
          <table:table-cell office:value-type="float" office:value="568.2" calcext:value-type="float">
            <text:p>56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91936611" calcext:value-type="float">
            <text:p>0.419491936611</text:p>
          </table:table-cell>
        </table:table-row>
        <table:table-row table:style-name="ro1">
          <table:table-cell office:value-type="float" office:value="568.3" calcext:value-type="float">
            <text:p>56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5993684" calcext:value-type="float">
            <text:p>0.41945993684</text:p>
          </table:table-cell>
        </table:table-row>
        <table:table-row table:style-name="ro1">
          <table:table-cell office:value-type="float" office:value="568.4" calcext:value-type="float">
            <text:p>56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27909863" calcext:value-type="float">
            <text:p>0.419427909863</text:p>
          </table:table-cell>
        </table:table-row>
        <table:table-row table:style-name="ro1">
          <table:table-cell office:value-type="float" office:value="568.5" calcext:value-type="float">
            <text:p>56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395855678" calcext:value-type="float">
            <text:p>0.419395855678</text:p>
          </table:table-cell>
        </table:table-row>
        <table:table-row table:style-name="ro1">
          <table:table-cell office:value-type="float" office:value="568.6" calcext:value-type="float">
            <text:p>56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363774285" calcext:value-type="float">
            <text:p>0.419363774285</text:p>
          </table:table-cell>
        </table:table-row>
        <table:table-row table:style-name="ro1">
          <table:table-cell office:value-type="float" office:value="568.7" calcext:value-type="float">
            <text:p>56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331665683" calcext:value-type="float">
            <text:p>0.419331665683</text:p>
          </table:table-cell>
        </table:table-row>
        <table:table-row table:style-name="ro1">
          <table:table-cell office:value-type="float" office:value="568.8" calcext:value-type="float">
            <text:p>56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99529871" calcext:value-type="float">
            <text:p>0.419299529871</text:p>
          </table:table-cell>
        </table:table-row>
        <table:table-row table:style-name="ro1">
          <table:table-cell office:value-type="float" office:value="568.9" calcext:value-type="float">
            <text:p>56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67366847" calcext:value-type="float">
            <text:p>0.4192673668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35176611" calcext:value-type="float">
            <text:p>0.419235176611</text:p>
          </table:table-cell>
        </table:table-row>
        <table:table-row table:style-name="ro1">
          <table:table-cell office:value-type="float" office:value="569.1" calcext:value-type="float">
            <text:p>56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85929156" calcext:value-type="float">
            <text:p>0.419285929156</text:p>
          </table:table-cell>
        </table:table-row>
        <table:table-row table:style-name="ro1">
          <table:table-cell office:value-type="float" office:value="569.2" calcext:value-type="float">
            <text:p>56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33668074" calcext:value-type="float">
            <text:p>0.41933668074</text:p>
          </table:table-cell>
        </table:table-row>
        <table:table-row table:style-name="ro1">
          <table:table-cell office:value-type="float" office:value="569.3" calcext:value-type="float">
            <text:p>56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387431362" calcext:value-type="float">
            <text:p>0.419387431362</text:p>
          </table:table-cell>
        </table:table-row>
        <table:table-row table:style-name="ro1">
          <table:table-cell office:value-type="float" office:value="569.4" calcext:value-type="float">
            <text:p>56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38181021" calcext:value-type="float">
            <text:p>0.419438181021</text:p>
          </table:table-cell>
        </table:table-row>
        <table:table-row table:style-name="ro1">
          <table:table-cell office:value-type="float" office:value="569.5" calcext:value-type="float">
            <text:p>56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88929719" calcext:value-type="float">
            <text:p>0.419488929719</text:p>
          </table:table-cell>
        </table:table-row>
        <table:table-row table:style-name="ro1">
          <table:table-cell office:value-type="float" office:value="569.6" calcext:value-type="float">
            <text:p>56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539677456" calcext:value-type="float">
            <text:p>0.419539677456</text:p>
          </table:table-cell>
        </table:table-row>
        <table:table-row table:style-name="ro1">
          <table:table-cell office:value-type="float" office:value="569.7" calcext:value-type="float">
            <text:p>56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590424231" calcext:value-type="float">
            <text:p>0.419590424231</text:p>
          </table:table-cell>
        </table:table-row>
        <table:table-row table:style-name="ro1">
          <table:table-cell office:value-type="float" office:value="569.8" calcext:value-type="float">
            <text:p>56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641170044" calcext:value-type="float">
            <text:p>0.419641170044</text:p>
          </table:table-cell>
        </table:table-row>
        <table:table-row table:style-name="ro1">
          <table:table-cell office:value-type="float" office:value="569.9" calcext:value-type="float">
            <text:p>56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691914897" calcext:value-type="float">
            <text:p>0.41969191489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742658788" calcext:value-type="float">
            <text:p>0.419742658788</text:p>
          </table:table-cell>
        </table:table-row>
        <table:table-row table:style-name="ro1">
          <table:table-cell office:value-type="float" office:value="570.1" calcext:value-type="float">
            <text:p>57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896264807" calcext:value-type="float">
            <text:p>0.419896264807</text:p>
          </table:table-cell>
        </table:table-row>
        <table:table-row table:style-name="ro1">
          <table:table-cell office:value-type="float" office:value="570.2" calcext:value-type="float">
            <text:p>57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049898456" calcext:value-type="float">
            <text:p>0.420049898456</text:p>
          </table:table-cell>
        </table:table-row>
        <table:table-row table:style-name="ro1">
          <table:table-cell office:value-type="float" office:value="570.3" calcext:value-type="float">
            <text:p>57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203559736" calcext:value-type="float">
            <text:p>0.420203559736</text:p>
          </table:table-cell>
        </table:table-row>
        <table:table-row table:style-name="ro1">
          <table:table-cell office:value-type="float" office:value="570.4" calcext:value-type="float">
            <text:p>57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357248649" calcext:value-type="float">
            <text:p>0.420357248649</text:p>
          </table:table-cell>
        </table:table-row>
        <table:table-row table:style-name="ro1">
          <table:table-cell office:value-type="float" office:value="570.5" calcext:value-type="float">
            <text:p>5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510965195" calcext:value-type="float">
            <text:p>0.420510965195</text:p>
          </table:table-cell>
        </table:table-row>
        <table:table-row table:style-name="ro1">
          <table:table-cell office:value-type="float" office:value="570.6" calcext:value-type="float">
            <text:p>57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569450157" calcext:value-type="float">
            <text:p>0.420569450157</text:p>
          </table:table-cell>
        </table:table-row>
        <table:table-row table:style-name="ro1">
          <table:table-cell office:value-type="float" office:value="570.7" calcext:value-type="float">
            <text:p>57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62793626" calcext:value-type="float">
            <text:p>0.42062793626</text:p>
          </table:table-cell>
        </table:table-row>
        <table:table-row table:style-name="ro1">
          <table:table-cell office:value-type="float" office:value="570.8" calcext:value-type="float">
            <text:p>57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686423503" calcext:value-type="float">
            <text:p>0.420686423503</text:p>
          </table:table-cell>
        </table:table-row>
        <table:table-row table:style-name="ro1">
          <table:table-cell office:value-type="float" office:value="570.9" calcext:value-type="float">
            <text:p>57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744911889" calcext:value-type="float">
            <text:p>0.42074491188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803401415" calcext:value-type="float">
            <text:p>0.420803401415</text:p>
          </table:table-cell>
        </table:table-row>
        <table:table-row table:style-name="ro1">
          <table:table-cell office:value-type="float" office:value="571.1" calcext:value-type="float">
            <text:p>57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868611614" calcext:value-type="float">
            <text:p>0.420868611614</text:p>
          </table:table-cell>
        </table:table-row>
        <table:table-row table:style-name="ro1">
          <table:table-cell office:value-type="float" office:value="571.2" calcext:value-type="float">
            <text:p>57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933823661" calcext:value-type="float">
            <text:p>0.420933823661</text:p>
          </table:table-cell>
        </table:table-row>
        <table:table-row table:style-name="ro1">
          <table:table-cell office:value-type="float" office:value="571.3" calcext:value-type="float">
            <text:p>57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999037555" calcext:value-type="float">
            <text:p>0.420999037555</text:p>
          </table:table-cell>
        </table:table-row>
        <table:table-row table:style-name="ro1">
          <table:table-cell office:value-type="float" office:value="571.4" calcext:value-type="float">
            <text:p>57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064253295" calcext:value-type="float">
            <text:p>0.421064253295</text:p>
          </table:table-cell>
        </table:table-row>
        <table:table-row table:style-name="ro1">
          <table:table-cell office:value-type="float" office:value="571.5" calcext:value-type="float">
            <text:p>57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129470882" calcext:value-type="float">
            <text:p>0.421129470882</text:p>
          </table:table-cell>
        </table:table-row>
        <table:table-row table:style-name="ro1">
          <table:table-cell office:value-type="float" office:value="571.6" calcext:value-type="float">
            <text:p>57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194690315" calcext:value-type="float">
            <text:p>0.421194690315</text:p>
          </table:table-cell>
        </table:table-row>
        <table:table-row table:style-name="ro1">
          <table:table-cell office:value-type="float" office:value="571.7" calcext:value-type="float">
            <text:p>57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259911595" calcext:value-type="float">
            <text:p>0.421259911595</text:p>
          </table:table-cell>
        </table:table-row>
        <table:table-row table:style-name="ro1">
          <table:table-cell office:value-type="float" office:value="571.8" calcext:value-type="float">
            <text:p>57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32513472" calcext:value-type="float">
            <text:p>0.42132513472</text:p>
          </table:table-cell>
        </table:table-row>
        <table:table-row table:style-name="ro1">
          <table:table-cell office:value-type="float" office:value="571.9" calcext:value-type="float">
            <text:p>57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390359691" calcext:value-type="float">
            <text:p>0.42139035969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455586508" calcext:value-type="float">
            <text:p>0.421455586508</text:p>
          </table:table-cell>
        </table:table-row>
        <table:table-row table:style-name="ro1">
          <table:table-cell office:value-type="float" office:value="572.1" calcext:value-type="float">
            <text:p>57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494484074" calcext:value-type="float">
            <text:p>0.421494484074</text:p>
          </table:table-cell>
        </table:table-row>
        <table:table-row table:style-name="ro1">
          <table:table-cell office:value-type="float" office:value="572.2" calcext:value-type="float">
            <text:p>57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53337815" calcext:value-type="float">
            <text:p>0.42153337815</text:p>
          </table:table-cell>
        </table:table-row>
        <table:table-row table:style-name="ro1">
          <table:table-cell office:value-type="float" office:value="572.3" calcext:value-type="float">
            <text:p>57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572268736" calcext:value-type="float">
            <text:p>0.421572268736</text:p>
          </table:table-cell>
        </table:table-row>
        <table:table-row table:style-name="ro1">
          <table:table-cell office:value-type="float" office:value="572.4" calcext:value-type="float">
            <text:p>5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611155831" calcext:value-type="float">
            <text:p>0.421611155831</text:p>
          </table:table-cell>
        </table:table-row>
        <table:table-row table:style-name="ro1">
          <table:table-cell office:value-type="float" office:value="572.5" calcext:value-type="float">
            <text:p>57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650039438" calcext:value-type="float">
            <text:p>0.421650039438</text:p>
          </table:table-cell>
        </table:table-row>
        <table:table-row table:style-name="ro1">
          <table:table-cell office:value-type="float" office:value="572.6" calcext:value-type="float">
            <text:p>57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688919555" calcext:value-type="float">
            <text:p>0.421688919555</text:p>
          </table:table-cell>
        </table:table-row>
        <table:table-row table:style-name="ro1">
          <table:table-cell office:value-type="float" office:value="572.7" calcext:value-type="float">
            <text:p>57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727796183" calcext:value-type="float">
            <text:p>0.421727796183</text:p>
          </table:table-cell>
        </table:table-row>
        <table:table-row table:style-name="ro1">
          <table:table-cell office:value-type="float" office:value="572.8" calcext:value-type="float">
            <text:p>5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766669324" calcext:value-type="float">
            <text:p>0.421766669324</text:p>
          </table:table-cell>
        </table:table-row>
        <table:table-row table:style-name="ro1">
          <table:table-cell office:value-type="float" office:value="572.9" calcext:value-type="float">
            <text:p>57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805538975" calcext:value-type="float">
            <text:p>0.42180553897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84440514" calcext:value-type="float">
            <text:p>0.42184440514</text:p>
          </table:table-cell>
        </table:table-row>
        <table:table-row table:style-name="ro1">
          <table:table-cell office:value-type="float" office:value="573.1" calcext:value-type="float">
            <text:p>57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996757156" calcext:value-type="float">
            <text:p>0.421996757156</text:p>
          </table:table-cell>
        </table:table-row>
        <table:table-row table:style-name="ro1">
          <table:table-cell office:value-type="float" office:value="573.2" calcext:value-type="float">
            <text:p>57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14913506" calcext:value-type="float">
            <text:p>0.42214913506</text:p>
          </table:table-cell>
        </table:table-row>
        <table:table-row table:style-name="ro1">
          <table:table-cell office:value-type="float" office:value="573.3" calcext:value-type="float">
            <text:p>57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301538852" calcext:value-type="float">
            <text:p>0.422301538852</text:p>
          </table:table-cell>
        </table:table-row>
        <table:table-row table:style-name="ro1">
          <table:table-cell office:value-type="float" office:value="573.4" calcext:value-type="float">
            <text:p>57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453968532" calcext:value-type="float">
            <text:p>0.422453968532</text:p>
          </table:table-cell>
        </table:table-row>
        <table:table-row table:style-name="ro1">
          <table:table-cell office:value-type="float" office:value="573.5" calcext:value-type="float">
            <text:p>57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606424099" calcext:value-type="float">
            <text:p>0.422606424099</text:p>
          </table:table-cell>
        </table:table-row>
        <table:table-row table:style-name="ro1">
          <table:table-cell office:value-type="float" office:value="573.6" calcext:value-type="float">
            <text:p>57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663280378" calcext:value-type="float">
            <text:p>0.422663280378</text:p>
          </table:table-cell>
        </table:table-row>
        <table:table-row table:style-name="ro1">
          <table:table-cell office:value-type="float" office:value="573.7" calcext:value-type="float">
            <text:p>57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720136818" calcext:value-type="float">
            <text:p>0.422720136818</text:p>
          </table:table-cell>
        </table:table-row>
        <table:table-row table:style-name="ro1">
          <table:table-cell office:value-type="float" office:value="573.8" calcext:value-type="float">
            <text:p>57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776993419" calcext:value-type="float">
            <text:p>0.422776993419</text:p>
          </table:table-cell>
        </table:table-row>
        <table:table-row table:style-name="ro1">
          <table:table-cell office:value-type="float" office:value="573.9" calcext:value-type="float">
            <text:p>57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833850182" calcext:value-type="float">
            <text:p>0.42283385018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890707105" calcext:value-type="float">
            <text:p>0.422890707105</text:p>
          </table:table-cell>
        </table:table-row>
        <table:table-row table:style-name="ro1">
          <table:table-cell office:value-type="float" office:value="574.1" calcext:value-type="float">
            <text:p>57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987736911" calcext:value-type="float">
            <text:p>0.422987736911</text:p>
          </table:table-cell>
        </table:table-row>
        <table:table-row table:style-name="ro1">
          <table:table-cell office:value-type="float" office:value="574.2" calcext:value-type="float">
            <text:p>57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084764776" calcext:value-type="float">
            <text:p>0.423084764776</text:p>
          </table:table-cell>
        </table:table-row>
        <table:table-row table:style-name="ro1">
          <table:table-cell office:value-type="float" office:value="574.3" calcext:value-type="float">
            <text:p>57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181790702" calcext:value-type="float">
            <text:p>0.423181790702</text:p>
          </table:table-cell>
        </table:table-row>
        <table:table-row table:style-name="ro1">
          <table:table-cell office:value-type="float" office:value="574.4" calcext:value-type="float">
            <text:p>57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278814686" calcext:value-type="float">
            <text:p>0.423278814686</text:p>
          </table:table-cell>
        </table:table-row>
        <table:table-row table:style-name="ro1">
          <table:table-cell office:value-type="float" office:value="574.5" calcext:value-type="float">
            <text:p>57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375836729" calcext:value-type="float">
            <text:p>0.423375836729</text:p>
          </table:table-cell>
        </table:table-row>
        <table:table-row table:style-name="ro1">
          <table:table-cell office:value-type="float" office:value="574.6" calcext:value-type="float">
            <text:p>57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472856832" calcext:value-type="float">
            <text:p>0.423472856832</text:p>
          </table:table-cell>
        </table:table-row>
        <table:table-row table:style-name="ro1">
          <table:table-cell office:value-type="float" office:value="574.7" calcext:value-type="float">
            <text:p>57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569874992" calcext:value-type="float">
            <text:p>0.423569874992</text:p>
          </table:table-cell>
        </table:table-row>
        <table:table-row table:style-name="ro1">
          <table:table-cell office:value-type="float" office:value="574.8" calcext:value-type="float">
            <text:p>57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666891211" calcext:value-type="float">
            <text:p>0.423666891211</text:p>
          </table:table-cell>
        </table:table-row>
        <table:table-row table:style-name="ro1">
          <table:table-cell office:value-type="float" office:value="574.9" calcext:value-type="float">
            <text:p>57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763905487" calcext:value-type="float">
            <text:p>0.42376390548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86091782" calcext:value-type="float">
            <text:p>0.42386091782</text:p>
          </table:table-cell>
        </table:table-row>
        <table:table-row table:style-name="ro1">
          <table:table-cell office:value-type="float" office:value="575.1" calcext:value-type="float">
            <text:p>57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0058414" calcext:value-type="float">
            <text:p>0.4240058414</text:p>
          </table:table-cell>
        </table:table-row>
        <table:table-row table:style-name="ro1">
          <table:table-cell office:value-type="float" office:value="575.2" calcext:value-type="float">
            <text:p>57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150785533" calcext:value-type="float">
            <text:p>0.424150785533</text:p>
          </table:table-cell>
        </table:table-row>
        <table:table-row table:style-name="ro1">
          <table:table-cell office:value-type="float" office:value="575.3" calcext:value-type="float">
            <text:p>57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295750219" calcext:value-type="float">
            <text:p>0.424295750219</text:p>
          </table:table-cell>
        </table:table-row>
        <table:table-row table:style-name="ro1">
          <table:table-cell office:value-type="float" office:value="575.4" calcext:value-type="float">
            <text:p>57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440735457" calcext:value-type="float">
            <text:p>0.424440735457</text:p>
          </table:table-cell>
        </table:table-row>
        <table:table-row table:style-name="ro1">
          <table:table-cell office:value-type="float" office:value="575.5" calcext:value-type="float">
            <text:p>57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585741244" calcext:value-type="float">
            <text:p>0.424585741244</text:p>
          </table:table-cell>
        </table:table-row>
        <table:table-row table:style-name="ro1">
          <table:table-cell office:value-type="float" office:value="575.6" calcext:value-type="float">
            <text:p>5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634804914" calcext:value-type="float">
            <text:p>0.424634804914</text:p>
          </table:table-cell>
        </table:table-row>
        <table:table-row table:style-name="ro1">
          <table:table-cell office:value-type="float" office:value="575.7" calcext:value-type="float">
            <text:p>57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683866957" calcext:value-type="float">
            <text:p>0.424683866957</text:p>
          </table:table-cell>
        </table:table-row>
        <table:table-row table:style-name="ro1">
          <table:table-cell office:value-type="float" office:value="575.8" calcext:value-type="float">
            <text:p>57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732927374" calcext:value-type="float">
            <text:p>0.424732927374</text:p>
          </table:table-cell>
        </table:table-row>
        <table:table-row table:style-name="ro1">
          <table:table-cell office:value-type="float" office:value="575.9" calcext:value-type="float">
            <text:p>57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781986165" calcext:value-type="float">
            <text:p>0.42478198616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831043329" calcext:value-type="float">
            <text:p>0.424831043329</text:p>
          </table:table-cell>
        </table:table-row>
        <table:table-row table:style-name="ro1">
          <table:table-cell office:value-type="float" office:value="576.1" calcext:value-type="float">
            <text:p>57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979266515" calcext:value-type="float">
            <text:p>0.424979266515</text:p>
          </table:table-cell>
        </table:table-row>
        <table:table-row table:style-name="ro1">
          <table:table-cell office:value-type="float" office:value="576.2" calcext:value-type="float">
            <text:p>57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127512611" calcext:value-type="float">
            <text:p>0.425127512611</text:p>
          </table:table-cell>
        </table:table-row>
        <table:table-row table:style-name="ro1">
          <table:table-cell office:value-type="float" office:value="576.3" calcext:value-type="float">
            <text:p>57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75781618" calcext:value-type="float">
            <text:p>0.425275781618</text:p>
          </table:table-cell>
        </table:table-row>
        <table:table-row table:style-name="ro1">
          <table:table-cell office:value-type="float" office:value="576.4" calcext:value-type="float">
            <text:p>57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424073533" calcext:value-type="float">
            <text:p>0.425424073533</text:p>
          </table:table-cell>
        </table:table-row>
        <table:table-row table:style-name="ro1">
          <table:table-cell office:value-type="float" office:value="576.5" calcext:value-type="float">
            <text:p>57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572388359" calcext:value-type="float">
            <text:p>0.425572388359</text:p>
          </table:table-cell>
        </table:table-row>
        <table:table-row table:style-name="ro1">
          <table:table-cell office:value-type="float" office:value="576.6" calcext:value-type="float">
            <text:p>57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624648294" calcext:value-type="float">
            <text:p>0.425624648294</text:p>
          </table:table-cell>
        </table:table-row>
        <table:table-row table:style-name="ro1">
          <table:table-cell office:value-type="float" office:value="576.7" calcext:value-type="float">
            <text:p>57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676907545" calcext:value-type="float">
            <text:p>0.425676907545</text:p>
          </table:table-cell>
        </table:table-row>
        <table:table-row table:style-name="ro1">
          <table:table-cell office:value-type="float" office:value="576.8" calcext:value-type="float">
            <text:p>57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729166111" calcext:value-type="float">
            <text:p>0.425729166111</text:p>
          </table:table-cell>
        </table:table-row>
        <table:table-row table:style-name="ro1">
          <table:table-cell office:value-type="float" office:value="576.9" calcext:value-type="float">
            <text:p>57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781423993" calcext:value-type="float">
            <text:p>0.42578142399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83368119" calcext:value-type="float">
            <text:p>0.42583368119</text:p>
          </table:table-cell>
        </table:table-row>
        <table:table-row table:style-name="ro1">
          <table:table-cell office:value-type="float" office:value="577.1" calcext:value-type="float">
            <text:p>57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959583721" calcext:value-type="float">
            <text:p>0.425959583721</text:p>
          </table:table-cell>
        </table:table-row>
        <table:table-row table:style-name="ro1">
          <table:table-cell office:value-type="float" office:value="577.2" calcext:value-type="float">
            <text:p>57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085494448" calcext:value-type="float">
            <text:p>0.426085494448</text:p>
          </table:table-cell>
        </table:table-row>
        <table:table-row table:style-name="ro1">
          <table:table-cell office:value-type="float" office:value="577.3" calcext:value-type="float">
            <text:p>57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211413368" calcext:value-type="float">
            <text:p>0.426211413368</text:p>
          </table:table-cell>
        </table:table-row>
        <table:table-row table:style-name="ro1">
          <table:table-cell office:value-type="float" office:value="577.4" calcext:value-type="float">
            <text:p>57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337340478" calcext:value-type="float">
            <text:p>0.426337340478</text:p>
          </table:table-cell>
        </table:table-row>
        <table:table-row table:style-name="ro1">
          <table:table-cell office:value-type="float" office:value="577.5" calcext:value-type="float">
            <text:p>5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463275775" calcext:value-type="float">
            <text:p>0.426463275775</text:p>
          </table:table-cell>
        </table:table-row>
        <table:table-row table:style-name="ro1">
          <table:table-cell office:value-type="float" office:value="577.6" calcext:value-type="float">
            <text:p>57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493053968" calcext:value-type="float">
            <text:p>0.426493053968</text:p>
          </table:table-cell>
        </table:table-row>
        <table:table-row table:style-name="ro1">
          <table:table-cell office:value-type="float" office:value="577.7" calcext:value-type="float">
            <text:p>57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522826916" calcext:value-type="float">
            <text:p>0.426522826916</text:p>
          </table:table-cell>
        </table:table-row>
        <table:table-row table:style-name="ro1">
          <table:table-cell office:value-type="float" office:value="577.8" calcext:value-type="float">
            <text:p>57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552594618" calcext:value-type="float">
            <text:p>0.426552594618</text:p>
          </table:table-cell>
        </table:table-row>
        <table:table-row table:style-name="ro1">
          <table:table-cell office:value-type="float" office:value="577.9" calcext:value-type="float">
            <text:p>57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582357077" calcext:value-type="float">
            <text:p>0.42658235707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612114292" calcext:value-type="float">
            <text:p>0.426612114292</text:p>
          </table:table-cell>
        </table:table-row>
        <table:table-row table:style-name="ro1">
          <table:table-cell office:value-type="float" office:value="578.1" calcext:value-type="float">
            <text:p>57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769775579" calcext:value-type="float">
            <text:p>0.426769775579</text:p>
          </table:table-cell>
        </table:table-row>
        <table:table-row table:style-name="ro1">
          <table:table-cell office:value-type="float" office:value="578.2" calcext:value-type="float">
            <text:p>57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927465991" calcext:value-type="float">
            <text:p>0.426927465991</text:p>
          </table:table-cell>
        </table:table-row>
        <table:table-row table:style-name="ro1">
          <table:table-cell office:value-type="float" office:value="578.3" calcext:value-type="float">
            <text:p>57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85185527" calcext:value-type="float">
            <text:p>0.427085185527</text:p>
          </table:table-cell>
        </table:table-row>
        <table:table-row table:style-name="ro1">
          <table:table-cell office:value-type="float" office:value="578.4" calcext:value-type="float">
            <text:p>57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42934189" calcext:value-type="float">
            <text:p>0.427242934189</text:p>
          </table:table-cell>
        </table:table-row>
        <table:table-row table:style-name="ro1">
          <table:table-cell office:value-type="float" office:value="578.5" calcext:value-type="float">
            <text:p>57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00711978" calcext:value-type="float">
            <text:p>0.427400711978</text:p>
          </table:table-cell>
        </table:table-row>
        <table:table-row table:style-name="ro1">
          <table:table-cell office:value-type="float" office:value="578.6" calcext:value-type="float">
            <text:p>57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62243614" calcext:value-type="float">
            <text:p>0.427462243614</text:p>
          </table:table-cell>
        </table:table-row>
        <table:table-row table:style-name="ro1">
          <table:table-cell office:value-type="float" office:value="578.7" calcext:value-type="float">
            <text:p>57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23776662" calcext:value-type="float">
            <text:p>0.427523776662</text:p>
          </table:table-cell>
        </table:table-row>
        <table:table-row table:style-name="ro1">
          <table:table-cell office:value-type="float" office:value="578.8" calcext:value-type="float">
            <text:p>57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85311121" calcext:value-type="float">
            <text:p>0.427585311121</text:p>
          </table:table-cell>
        </table:table-row>
        <table:table-row table:style-name="ro1">
          <table:table-cell office:value-type="float" office:value="578.9" calcext:value-type="float">
            <text:p>57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46846991" calcext:value-type="float">
            <text:p>0.42764684699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708384273" calcext:value-type="float">
            <text:p>0.427708384273</text:p>
          </table:table-cell>
        </table:table-row>
        <table:table-row table:style-name="ro1">
          <table:table-cell office:value-type="float" office:value="579.1" calcext:value-type="float">
            <text:p>57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56462938" calcext:value-type="float">
            <text:p>0.427856462938</text:p>
          </table:table-cell>
        </table:table-row>
        <table:table-row table:style-name="ro1">
          <table:table-cell office:value-type="float" office:value="579.2" calcext:value-type="float">
            <text:p>5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04563933" calcext:value-type="float">
            <text:p>0.428004563933</text:p>
          </table:table-cell>
        </table:table-row>
        <table:table-row table:style-name="ro1">
          <table:table-cell office:value-type="float" office:value="579.3" calcext:value-type="float">
            <text:p>57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152687256" calcext:value-type="float">
            <text:p>0.428152687256</text:p>
          </table:table-cell>
        </table:table-row>
        <table:table-row table:style-name="ro1">
          <table:table-cell office:value-type="float" office:value="579.4" calcext:value-type="float">
            <text:p>57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300832907" calcext:value-type="float">
            <text:p>0.428300832907</text:p>
          </table:table-cell>
        </table:table-row>
        <table:table-row table:style-name="ro1">
          <table:table-cell office:value-type="float" office:value="579.5" calcext:value-type="float">
            <text:p>57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49000884" calcext:value-type="float">
            <text:p>0.428449000884</text:p>
          </table:table-cell>
        </table:table-row>
        <table:table-row table:style-name="ro1">
          <table:table-cell office:value-type="float" office:value="579.6" calcext:value-type="float">
            <text:p>57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00790561" calcext:value-type="float">
            <text:p>0.428500790561</text:p>
          </table:table-cell>
        </table:table-row>
        <table:table-row table:style-name="ro1">
          <table:table-cell office:value-type="float" office:value="579.7" calcext:value-type="float">
            <text:p>5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52579261" calcext:value-type="float">
            <text:p>0.428552579261</text:p>
          </table:table-cell>
        </table:table-row>
        <table:table-row table:style-name="ro1">
          <table:table-cell office:value-type="float" office:value="579.8" calcext:value-type="float">
            <text:p>57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604366986" calcext:value-type="float">
            <text:p>0.428604366986</text:p>
          </table:table-cell>
        </table:table-row>
        <table:table-row table:style-name="ro1">
          <table:table-cell office:value-type="float" office:value="579.9" calcext:value-type="float">
            <text:p>5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656153734" calcext:value-type="float">
            <text:p>0.42865615373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707939506" calcext:value-type="float">
            <text:p>0.428707939506</text:p>
          </table:table-cell>
        </table:table-row>
        <table:table-row table:style-name="ro1">
          <table:table-cell office:value-type="float" office:value="580.1" calcext:value-type="float">
            <text:p>5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741113162" calcext:value-type="float">
            <text:p>0.428741113162</text:p>
          </table:table-cell>
        </table:table-row>
        <table:table-row table:style-name="ro1">
          <table:table-cell office:value-type="float" office:value="580.2" calcext:value-type="float">
            <text:p>58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774282147" calcext:value-type="float">
            <text:p>0.428774282147</text:p>
          </table:table-cell>
        </table:table-row>
        <table:table-row table:style-name="ro1">
          <table:table-cell office:value-type="float" office:value="580.3" calcext:value-type="float">
            <text:p>58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07446461" calcext:value-type="float">
            <text:p>0.428807446461</text:p>
          </table:table-cell>
        </table:table-row>
        <table:table-row table:style-name="ro1">
          <table:table-cell office:value-type="float" office:value="580.4" calcext:value-type="float">
            <text:p>58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40606105" calcext:value-type="float">
            <text:p>0.428840606105</text:p>
          </table:table-cell>
        </table:table-row>
        <table:table-row table:style-name="ro1">
          <table:table-cell office:value-type="float" office:value="580.5" calcext:value-type="float">
            <text:p>58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7376108" calcext:value-type="float">
            <text:p>0.42887376108</text:p>
          </table:table-cell>
        </table:table-row>
        <table:table-row table:style-name="ro1">
          <table:table-cell office:value-type="float" office:value="580.6" calcext:value-type="float">
            <text:p>5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003403378" calcext:value-type="float">
            <text:p>0.429003403378</text:p>
          </table:table-cell>
        </table:table-row>
        <table:table-row table:style-name="ro1">
          <table:table-cell office:value-type="float" office:value="580.7" calcext:value-type="float">
            <text:p>58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133055922" calcext:value-type="float">
            <text:p>0.429133055922</text:p>
          </table:table-cell>
        </table:table-row>
        <table:table-row table:style-name="ro1">
          <table:table-cell office:value-type="float" office:value="580.8" calcext:value-type="float">
            <text:p>58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262718708" calcext:value-type="float">
            <text:p>0.429262718708</text:p>
          </table:table-cell>
        </table:table-row>
        <table:table-row table:style-name="ro1">
          <table:table-cell office:value-type="float" office:value="580.9" calcext:value-type="float">
            <text:p>58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392391733" calcext:value-type="float">
            <text:p>0.42939239173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522074995" calcext:value-type="float">
            <text:p>0.429522074995</text:p>
          </table:table-cell>
        </table:table-row>
        <table:table-row table:style-name="ro1">
          <table:table-cell office:value-type="float" office:value="581.1" calcext:value-type="float">
            <text:p>58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513349078" calcext:value-type="float">
            <text:p>0.429513349078</text:p>
          </table:table-cell>
        </table:table-row>
        <table:table-row table:style-name="ro1">
          <table:table-cell office:value-type="float" office:value="581.2" calcext:value-type="float">
            <text:p>58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504621814" calcext:value-type="float">
            <text:p>0.429504621814</text:p>
          </table:table-cell>
        </table:table-row>
        <table:table-row table:style-name="ro1">
          <table:table-cell office:value-type="float" office:value="581.3" calcext:value-type="float">
            <text:p>58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495893205" calcext:value-type="float">
            <text:p>0.429495893205</text:p>
          </table:table-cell>
        </table:table-row>
        <table:table-row table:style-name="ro1">
          <table:table-cell office:value-type="float" office:value="581.4" calcext:value-type="float">
            <text:p>58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487163251" calcext:value-type="float">
            <text:p>0.429487163251</text:p>
          </table:table-cell>
        </table:table-row>
        <table:table-row table:style-name="ro1">
          <table:table-cell office:value-type="float" office:value="581.5" calcext:value-type="float">
            <text:p>5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478431952" calcext:value-type="float">
            <text:p>0.429478431952</text:p>
          </table:table-cell>
        </table:table-row>
        <table:table-row table:style-name="ro1">
          <table:table-cell office:value-type="float" office:value="581.6" calcext:value-type="float">
            <text:p>58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566209355" calcext:value-type="float">
            <text:p>0.429566209355</text:p>
          </table:table-cell>
        </table:table-row>
        <table:table-row table:style-name="ro1">
          <table:table-cell office:value-type="float" office:value="581.7" calcext:value-type="float">
            <text:p>5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653981489" calcext:value-type="float">
            <text:p>0.429653981489</text:p>
          </table:table-cell>
        </table:table-row>
        <table:table-row table:style-name="ro1">
          <table:table-cell office:value-type="float" office:value="581.8" calcext:value-type="float">
            <text:p>58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741748354" calcext:value-type="float">
            <text:p>0.429741748354</text:p>
          </table:table-cell>
        </table:table-row>
        <table:table-row table:style-name="ro1">
          <table:table-cell office:value-type="float" office:value="581.9" calcext:value-type="float">
            <text:p>58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829509951" calcext:value-type="float">
            <text:p>0.42982950995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917266279" calcext:value-type="float">
            <text:p>0.429917266279</text:p>
          </table:table-cell>
        </table:table-row>
        <table:table-row table:style-name="ro1">
          <table:table-cell office:value-type="float" office:value="582.1" calcext:value-type="float">
            <text:p>58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94439831" calcext:value-type="float">
            <text:p>0.42994439831</text:p>
          </table:table-cell>
        </table:table-row>
        <table:table-row table:style-name="ro1">
          <table:table-cell office:value-type="float" office:value="582.2" calcext:value-type="float">
            <text:p>5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97152481" calcext:value-type="float">
            <text:p>0.42997152481</text:p>
          </table:table-cell>
        </table:table-row>
        <table:table-row table:style-name="ro1">
          <table:table-cell office:value-type="float" office:value="582.3" calcext:value-type="float">
            <text:p>58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998645779" calcext:value-type="float">
            <text:p>0.429998645779</text:p>
          </table:table-cell>
        </table:table-row>
        <table:table-row table:style-name="ro1">
          <table:table-cell office:value-type="float" office:value="582.4" calcext:value-type="float">
            <text:p>58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025761217" calcext:value-type="float">
            <text:p>0.430025761217</text:p>
          </table:table-cell>
        </table:table-row>
        <table:table-row table:style-name="ro1">
          <table:table-cell office:value-type="float" office:value="582.5" calcext:value-type="float">
            <text:p>58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052871126" calcext:value-type="float">
            <text:p>0.430052871126</text:p>
          </table:table-cell>
        </table:table-row>
        <table:table-row table:style-name="ro1">
          <table:table-cell office:value-type="float" office:value="582.6" calcext:value-type="float">
            <text:p>5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17651422" calcext:value-type="float">
            <text:p>0.43017651422</text:p>
          </table:table-cell>
        </table:table-row>
        <table:table-row table:style-name="ro1">
          <table:table-cell office:value-type="float" office:value="582.7" calcext:value-type="float">
            <text:p>5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300163952" calcext:value-type="float">
            <text:p>0.430300163952</text:p>
          </table:table-cell>
        </table:table-row>
        <table:table-row table:style-name="ro1">
          <table:table-cell office:value-type="float" office:value="582.8" calcext:value-type="float">
            <text:p>58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423820316" calcext:value-type="float">
            <text:p>0.430423820316</text:p>
          </table:table-cell>
        </table:table-row>
        <table:table-row table:style-name="ro1">
          <table:table-cell office:value-type="float" office:value="582.9" calcext:value-type="float">
            <text:p>58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547483313" calcext:value-type="float">
            <text:p>0.4305474833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671152936" calcext:value-type="float">
            <text:p>0.430671152936</text:p>
          </table:table-cell>
        </table:table-row>
        <table:table-row table:style-name="ro1">
          <table:table-cell office:value-type="float" office:value="583.1" calcext:value-type="float">
            <text:p>5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720880525" calcext:value-type="float">
            <text:p>0.430720880525</text:p>
          </table:table-cell>
        </table:table-row>
        <table:table-row table:style-name="ro1">
          <table:table-cell office:value-type="float" office:value="583.2" calcext:value-type="float">
            <text:p>58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770606555" calcext:value-type="float">
            <text:p>0.430770606555</text:p>
          </table:table-cell>
        </table:table-row>
        <table:table-row table:style-name="ro1">
          <table:table-cell office:value-type="float" office:value="583.3" calcext:value-type="float">
            <text:p>58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820331026" calcext:value-type="float">
            <text:p>0.430820331026</text:p>
          </table:table-cell>
        </table:table-row>
        <table:table-row table:style-name="ro1">
          <table:table-cell office:value-type="float" office:value="583.4" calcext:value-type="float">
            <text:p>58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870053938" calcext:value-type="float">
            <text:p>0.430870053938</text:p>
          </table:table-cell>
        </table:table-row>
        <table:table-row table:style-name="ro1">
          <table:table-cell office:value-type="float" office:value="583.5" calcext:value-type="float">
            <text:p>58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919775292" calcext:value-type="float">
            <text:p>0.430919775292</text:p>
          </table:table-cell>
        </table:table-row>
        <table:table-row table:style-name="ro1">
          <table:table-cell office:value-type="float" office:value="583.6" calcext:value-type="float">
            <text:p>58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969139952" calcext:value-type="float">
            <text:p>0.430969139952</text:p>
          </table:table-cell>
        </table:table-row>
        <table:table-row table:style-name="ro1">
          <table:table-cell office:value-type="float" office:value="583.7" calcext:value-type="float">
            <text:p>58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18274642" calcext:value-type="float">
            <text:p>0.431018274642</text:p>
          </table:table-cell>
        </table:table-row>
        <table:table-row table:style-name="ro1">
          <table:table-cell office:value-type="float" office:value="583.8" calcext:value-type="float">
            <text:p>5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67297401" calcext:value-type="float">
            <text:p>0.431067297401</text:p>
          </table:table-cell>
        </table:table-row>
        <table:table-row table:style-name="ro1">
          <table:table-cell office:value-type="float" office:value="583.9" calcext:value-type="float">
            <text:p>58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116317567" calcext:value-type="float">
            <text:p>0.43111631756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165435778" calcext:value-type="float">
            <text:p>0.431165435778</text:p>
          </table:table-cell>
        </table:table-row>
        <table:table-row table:style-name="ro1">
          <table:table-cell office:value-type="float" office:value="584.1" calcext:value-type="float">
            <text:p>5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179453419" calcext:value-type="float">
            <text:p>0.431179453419</text:p>
          </table:table-cell>
        </table:table-row>
        <table:table-row table:style-name="ro1">
          <table:table-cell office:value-type="float" office:value="584.2" calcext:value-type="float">
            <text:p>58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193743892" calcext:value-type="float">
            <text:p>0.431193743892</text:p>
          </table:table-cell>
        </table:table-row>
        <table:table-row table:style-name="ro1">
          <table:table-cell office:value-type="float" office:value="584.3" calcext:value-type="float">
            <text:p>58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208381619" calcext:value-type="float">
            <text:p>0.431208381619</text:p>
          </table:table-cell>
        </table:table-row>
        <table:table-row table:style-name="ro1">
          <table:table-cell office:value-type="float" office:value="584.4" calcext:value-type="float">
            <text:p>5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223432276" calcext:value-type="float">
            <text:p>0.431223432276</text:p>
          </table:table-cell>
        </table:table-row>
        <table:table-row table:style-name="ro1">
          <table:table-cell office:value-type="float" office:value="584.5" calcext:value-type="float">
            <text:p>58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238952801" calcext:value-type="float">
            <text:p>0.431238952801</text:p>
          </table:table-cell>
        </table:table-row>
        <table:table-row table:style-name="ro1">
          <table:table-cell office:value-type="float" office:value="584.6" calcext:value-type="float">
            <text:p>58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351330001" calcext:value-type="float">
            <text:p>0.431351330001</text:p>
          </table:table-cell>
        </table:table-row>
        <table:table-row table:style-name="ro1">
          <table:table-cell office:value-type="float" office:value="584.7" calcext:value-type="float">
            <text:p>58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464043478" calcext:value-type="float">
            <text:p>0.431464043478</text:p>
          </table:table-cell>
        </table:table-row>
        <table:table-row table:style-name="ro1">
          <table:table-cell office:value-type="float" office:value="584.8" calcext:value-type="float">
            <text:p>5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577242356" calcext:value-type="float">
            <text:p>0.431577242356</text:p>
          </table:table-cell>
        </table:table-row>
        <table:table-row table:style-name="ro1">
          <table:table-cell office:value-type="float" office:value="584.9" calcext:value-type="float">
            <text:p>58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691058397" calcext:value-type="float">
            <text:p>0.43169105839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805605975" calcext:value-type="float">
            <text:p>0.431805605975</text:p>
          </table:table-cell>
        </table:table-row>
        <table:table-row table:style-name="ro1">
          <table:table-cell office:value-type="float" office:value="585.1" calcext:value-type="float">
            <text:p>5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843296234" calcext:value-type="float">
            <text:p>0.431843296234</text:p>
          </table:table-cell>
        </table:table-row>
        <table:table-row table:style-name="ro1">
          <table:table-cell office:value-type="float" office:value="585.2" calcext:value-type="float">
            <text:p>58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881883622" calcext:value-type="float">
            <text:p>0.431881883622</text:p>
          </table:table-cell>
        </table:table-row>
        <table:table-row table:style-name="ro1">
          <table:table-cell office:value-type="float" office:value="585.3" calcext:value-type="float">
            <text:p>58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921429704" calcext:value-type="float">
            <text:p>0.431921429704</text:p>
          </table:table-cell>
        </table:table-row>
        <table:table-row table:style-name="ro1">
          <table:table-cell office:value-type="float" office:value="585.4" calcext:value-type="float">
            <text:p>58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961978542" calcext:value-type="float">
            <text:p>0.431961978542</text:p>
          </table:table-cell>
        </table:table-row>
        <table:table-row table:style-name="ro1">
          <table:table-cell office:value-type="float" office:value="585.5" calcext:value-type="float">
            <text:p>58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003556686" calcext:value-type="float">
            <text:p>0.432003556686</text:p>
          </table:table-cell>
        </table:table-row>
        <table:table-row table:style-name="ro1">
          <table:table-cell office:value-type="float" office:value="585.6" calcext:value-type="float">
            <text:p>58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046351174" calcext:value-type="float">
            <text:p>0.432046351174</text:p>
          </table:table-cell>
        </table:table-row>
        <table:table-row table:style-name="ro1">
          <table:table-cell office:value-type="float" office:value="585.7" calcext:value-type="float">
            <text:p>58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090289974" calcext:value-type="float">
            <text:p>0.432090289974</text:p>
          </table:table-cell>
        </table:table-row>
        <table:table-row table:style-name="ro1">
          <table:table-cell office:value-type="float" office:value="585.8" calcext:value-type="float">
            <text:p>5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35287884" calcext:value-type="float">
            <text:p>0.432135287884</text:p>
          </table:table-cell>
        </table:table-row>
        <table:table-row table:style-name="ro1">
          <table:table-cell office:value-type="float" office:value="585.9" calcext:value-type="float">
            <text:p>58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8124652" calcext:value-type="float">
            <text:p>0.4321812465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28054311" calcext:value-type="float">
            <text:p>0.432228054311</text:p>
          </table:table-cell>
        </table:table-row>
        <table:table-row table:style-name="ro1">
          <table:table-cell office:value-type="float" office:value="586.1" calcext:value-type="float">
            <text:p>58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23420913" calcext:value-type="float">
            <text:p>0.432223420913</text:p>
          </table:table-cell>
        </table:table-row>
        <table:table-row table:style-name="ro1">
          <table:table-cell office:value-type="float" office:value="586.2" calcext:value-type="float">
            <text:p>58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19374327" calcext:value-type="float">
            <text:p>0.432219374327</text:p>
          </table:table-cell>
        </table:table-row>
        <table:table-row table:style-name="ro1">
          <table:table-cell office:value-type="float" office:value="586.3" calcext:value-type="float">
            <text:p>58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15763218" calcext:value-type="float">
            <text:p>0.432215763218</text:p>
          </table:table-cell>
        </table:table-row>
        <table:table-row table:style-name="ro1">
          <table:table-cell office:value-type="float" office:value="586.4" calcext:value-type="float">
            <text:p>58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12423112" calcext:value-type="float">
            <text:p>0.432212423112</text:p>
          </table:table-cell>
        </table:table-row>
        <table:table-row table:style-name="ro1">
          <table:table-cell office:value-type="float" office:value="586.5" calcext:value-type="float">
            <text:p>58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09176395" calcext:value-type="float">
            <text:p>0.432209176395</text:p>
          </table:table-cell>
        </table:table-row>
        <table:table-row table:style-name="ro1">
          <table:table-cell office:value-type="float" office:value="586.6" calcext:value-type="float">
            <text:p>5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05654279" calcext:value-type="float">
            <text:p>0.432205654279</text:p>
          </table:table-cell>
        </table:table-row>
        <table:table-row table:style-name="ro1">
          <table:table-cell office:value-type="float" office:value="586.7" calcext:value-type="float">
            <text:p>58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02208489" calcext:value-type="float">
            <text:p>0.432202208489</text:p>
          </table:table-cell>
        </table:table-row>
        <table:table-row table:style-name="ro1">
          <table:table-cell office:value-type="float" office:value="586.8" calcext:value-type="float">
            <text:p>58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98825884" calcext:value-type="float">
            <text:p>0.432198825884</text:p>
          </table:table-cell>
        </table:table-row>
        <table:table-row table:style-name="ro1">
          <table:table-cell office:value-type="float" office:value="586.9" calcext:value-type="float">
            <text:p>58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95484557" calcext:value-type="float">
            <text:p>0.43219548455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92153834" calcext:value-type="float">
            <text:p>0.432192153834</text:p>
          </table:table-cell>
        </table:table-row>
        <table:table-row table:style-name="ro1">
          <table:table-cell office:value-type="float" office:value="587.1" calcext:value-type="float">
            <text:p>5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5735023" calcext:value-type="float">
            <text:p>0.43215735023</text:p>
          </table:table-cell>
        </table:table-row>
        <table:table-row table:style-name="ro1">
          <table:table-cell office:value-type="float" office:value="587.2" calcext:value-type="float">
            <text:p>58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2244495" calcext:value-type="float">
            <text:p>0.43212244495</text:p>
          </table:table-cell>
        </table:table-row>
        <table:table-row table:style-name="ro1">
          <table:table-cell office:value-type="float" office:value="587.3" calcext:value-type="float">
            <text:p>58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087381062" calcext:value-type="float">
            <text:p>0.432087381062</text:p>
          </table:table-cell>
        </table:table-row>
        <table:table-row table:style-name="ro1">
          <table:table-cell office:value-type="float" office:value="587.4" calcext:value-type="float">
            <text:p>58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052092888" calcext:value-type="float">
            <text:p>0.432052092888</text:p>
          </table:table-cell>
        </table:table-row>
        <table:table-row table:style-name="ro1">
          <table:table-cell office:value-type="float" office:value="587.5" calcext:value-type="float">
            <text:p>5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016506009" calcext:value-type="float">
            <text:p>0.432016506009</text:p>
          </table:table-cell>
        </table:table-row>
        <table:table-row table:style-name="ro1">
          <table:table-cell office:value-type="float" office:value="587.6" calcext:value-type="float">
            <text:p>58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883836821" calcext:value-type="float">
            <text:p>0.431883836821</text:p>
          </table:table-cell>
        </table:table-row>
        <table:table-row table:style-name="ro1">
          <table:table-cell office:value-type="float" office:value="587.7" calcext:value-type="float">
            <text:p>58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751272285" calcext:value-type="float">
            <text:p>0.431751272285</text:p>
          </table:table-cell>
        </table:table-row>
        <table:table-row table:style-name="ro1">
          <table:table-cell office:value-type="float" office:value="587.8" calcext:value-type="float">
            <text:p>58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618796922" calcext:value-type="float">
            <text:p>0.431618796922</text:p>
          </table:table-cell>
        </table:table-row>
        <table:table-row table:style-name="ro1">
          <table:table-cell office:value-type="float" office:value="587.9" calcext:value-type="float">
            <text:p>58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486399648" calcext:value-type="float">
            <text:p>0.4314863996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354073767" calcext:value-type="float">
            <text:p>0.431354073767</text:p>
          </table:table-cell>
        </table:table-row>
        <table:table-row table:style-name="ro1">
          <table:table-cell office:value-type="float" office:value="588.1" calcext:value-type="float">
            <text:p>58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79330031" calcext:value-type="float">
            <text:p>0.431079330031</text:p>
          </table:table-cell>
        </table:table-row>
        <table:table-row table:style-name="ro1">
          <table:table-cell office:value-type="float" office:value="588.2" calcext:value-type="float">
            <text:p>58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804687738" calcext:value-type="float">
            <text:p>0.430804687738</text:p>
          </table:table-cell>
        </table:table-row>
        <table:table-row table:style-name="ro1">
          <table:table-cell office:value-type="float" office:value="588.3" calcext:value-type="float">
            <text:p>58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530153197" calcext:value-type="float">
            <text:p>0.430530153197</text:p>
          </table:table-cell>
        </table:table-row>
        <table:table-row table:style-name="ro1">
          <table:table-cell office:value-type="float" office:value="588.4" calcext:value-type="float">
            <text:p>58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25573707" calcext:value-type="float">
            <text:p>0.43025573707</text:p>
          </table:table-cell>
        </table:table-row>
        <table:table-row table:style-name="ro1">
          <table:table-cell office:value-type="float" office:value="588.5" calcext:value-type="float">
            <text:p>58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981454351" calcext:value-type="float">
            <text:p>0.429981454351</text:p>
          </table:table-cell>
        </table:table-row>
        <table:table-row table:style-name="ro1">
          <table:table-cell office:value-type="float" office:value="588.6" calcext:value-type="float">
            <text:p>58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805341836" calcext:value-type="float">
            <text:p>0.429805341836</text:p>
          </table:table-cell>
        </table:table-row>
        <table:table-row table:style-name="ro1">
          <table:table-cell office:value-type="float" office:value="588.7" calcext:value-type="float">
            <text:p>58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629850247" calcext:value-type="float">
            <text:p>0.429629850247</text:p>
          </table:table-cell>
        </table:table-row>
        <table:table-row table:style-name="ro1">
          <table:table-cell office:value-type="float" office:value="588.8" calcext:value-type="float">
            <text:p>58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454582435" calcext:value-type="float">
            <text:p>0.429454582435</text:p>
          </table:table-cell>
        </table:table-row>
        <table:table-row table:style-name="ro1">
          <table:table-cell office:value-type="float" office:value="588.9" calcext:value-type="float">
            <text:p>58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279168042" calcext:value-type="float">
            <text:p>0.42927916804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103263445" calcext:value-type="float">
            <text:p>0.429103263445</text:p>
          </table:table-cell>
        </table:table-row>
        <table:table-row table:style-name="ro1">
          <table:table-cell office:value-type="float" office:value="589.1" calcext:value-type="float">
            <text:p>58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103710751" calcext:value-type="float">
            <text:p>0.429103710751</text:p>
          </table:table-cell>
        </table:table-row>
        <table:table-row table:style-name="ro1">
          <table:table-cell office:value-type="float" office:value="589.2" calcext:value-type="float">
            <text:p>58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103075533" calcext:value-type="float">
            <text:p>0.429103075533</text:p>
          </table:table-cell>
        </table:table-row>
        <table:table-row table:style-name="ro1">
          <table:table-cell office:value-type="float" office:value="589.3" calcext:value-type="float">
            <text:p>58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10109239" calcext:value-type="float">
            <text:p>0.42910109239</text:p>
          </table:table-cell>
        </table:table-row>
        <table:table-row table:style-name="ro1">
          <table:table-cell office:value-type="float" office:value="589.4" calcext:value-type="float">
            <text:p>58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097522054" calcext:value-type="float">
            <text:p>0.429097522054</text:p>
          </table:table-cell>
        </table:table-row>
        <table:table-row table:style-name="ro1">
          <table:table-cell office:value-type="float" office:value="589.5" calcext:value-type="float">
            <text:p>5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092151393" calcext:value-type="float">
            <text:p>0.429092151393</text:p>
          </table:table-cell>
        </table:table-row>
        <table:table-row table:style-name="ro1">
          <table:table-cell office:value-type="float" office:value="589.6" calcext:value-type="float">
            <text:p>58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8800174" calcext:value-type="float">
            <text:p>0.42898800174</text:p>
          </table:table-cell>
        </table:table-row>
        <table:table-row table:style-name="ro1">
          <table:table-cell office:value-type="float" office:value="589.7" calcext:value-type="float">
            <text:p>58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82065669" calcext:value-type="float">
            <text:p>0.428882065669</text:p>
          </table:table-cell>
        </table:table-row>
        <table:table-row table:style-name="ro1">
          <table:table-cell office:value-type="float" office:value="589.8" calcext:value-type="float">
            <text:p>58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774222786" calcext:value-type="float">
            <text:p>0.428774222786</text:p>
          </table:table-cell>
        </table:table-row>
        <table:table-row table:style-name="ro1">
          <table:table-cell office:value-type="float" office:value="589.9" calcext:value-type="float">
            <text:p>58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664387617" calcext:value-type="float">
            <text:p>0.4286643876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52509559" calcext:value-type="float">
            <text:p>0.428552509559</text:p>
          </table:table-cell>
        </table:table-row>
        <table:table-row table:style-name="ro1">
          <table:table-cell office:value-type="float" office:value="590.1" calcext:value-type="float">
            <text:p>59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682255142" calcext:value-type="float">
            <text:p>0.428682255142</text:p>
          </table:table-cell>
        </table:table-row>
        <table:table-row table:style-name="ro1">
          <table:table-cell office:value-type="float" office:value="590.2" calcext:value-type="float">
            <text:p>59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0989623" calcext:value-type="float">
            <text:p>0.42880989623</text:p>
          </table:table-cell>
        </table:table-row>
        <table:table-row table:style-name="ro1">
          <table:table-cell office:value-type="float" office:value="590.3" calcext:value-type="float">
            <text:p>59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35483184" calcext:value-type="float">
            <text:p>0.428935483184</text:p>
          </table:table-cell>
        </table:table-row>
        <table:table-row table:style-name="ro1">
          <table:table-cell office:value-type="float" office:value="590.4" calcext:value-type="float">
            <text:p>59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059101252" calcext:value-type="float">
            <text:p>0.429059101252</text:p>
          </table:table-cell>
        </table:table-row>
        <table:table-row table:style-name="ro1">
          <table:table-cell office:value-type="float" office:value="590.5" calcext:value-type="float">
            <text:p>59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180870624" calcext:value-type="float">
            <text:p>0.429180870624</text:p>
          </table:table-cell>
        </table:table-row>
        <table:table-row table:style-name="ro1">
          <table:table-cell office:value-type="float" office:value="590.6" calcext:value-type="float">
            <text:p>59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300769704" calcext:value-type="float">
            <text:p>0.429300769704</text:p>
          </table:table-cell>
        </table:table-row>
        <table:table-row table:style-name="ro1">
          <table:table-cell office:value-type="float" office:value="590.7" calcext:value-type="float">
            <text:p>59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41880737" calcext:value-type="float">
            <text:p>0.42941880737</text:p>
          </table:table-cell>
        </table:table-row>
        <table:table-row table:style-name="ro1">
          <table:table-cell office:value-type="float" office:value="590.8" calcext:value-type="float">
            <text:p>59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535195538" calcext:value-type="float">
            <text:p>0.429535195538</text:p>
          </table:table-cell>
        </table:table-row>
        <table:table-row table:style-name="ro1">
          <table:table-cell office:value-type="float" office:value="590.9" calcext:value-type="float">
            <text:p>5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650172525" calcext:value-type="float">
            <text:p>0.4296501725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764003073" calcext:value-type="float">
            <text:p>0.429764003073</text:p>
          </table:table-cell>
        </table:table-row>
        <table:table-row table:style-name="ro1">
          <table:table-cell office:value-type="float" office:value="591.1" calcext:value-type="float">
            <text:p>59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644317057" calcext:value-type="float">
            <text:p>0.429644317057</text:p>
          </table:table-cell>
        </table:table-row>
        <table:table-row table:style-name="ro1">
          <table:table-cell office:value-type="float" office:value="591.2" calcext:value-type="float">
            <text:p>59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524168595" calcext:value-type="float">
            <text:p>0.429524168595</text:p>
          </table:table-cell>
        </table:table-row>
        <table:table-row table:style-name="ro1">
          <table:table-cell office:value-type="float" office:value="591.3" calcext:value-type="float">
            <text:p>59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403902109" calcext:value-type="float">
            <text:p>0.429403902109</text:p>
          </table:table-cell>
        </table:table-row>
        <table:table-row table:style-name="ro1">
          <table:table-cell office:value-type="float" office:value="591.4" calcext:value-type="float">
            <text:p>59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283887775" calcext:value-type="float">
            <text:p>0.429283887775</text:p>
          </table:table-cell>
        </table:table-row>
        <table:table-row table:style-name="ro1">
          <table:table-cell office:value-type="float" office:value="591.5" calcext:value-type="float">
            <text:p>59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164521492" calcext:value-type="float">
            <text:p>0.429164521492</text:p>
          </table:table-cell>
        </table:table-row>
        <table:table-row table:style-name="ro1">
          <table:table-cell office:value-type="float" office:value="591.6" calcext:value-type="float">
            <text:p>59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49638723" calcext:value-type="float">
            <text:p>0.428949638723</text:p>
          </table:table-cell>
        </table:table-row>
        <table:table-row table:style-name="ro1">
          <table:table-cell office:value-type="float" office:value="591.7" calcext:value-type="float">
            <text:p>59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734931571" calcext:value-type="float">
            <text:p>0.428734931571</text:p>
          </table:table-cell>
        </table:table-row>
        <table:table-row table:style-name="ro1">
          <table:table-cell office:value-type="float" office:value="591.8" calcext:value-type="float">
            <text:p>59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2038459" calcext:value-type="float">
            <text:p>0.42852038459</text:p>
          </table:table-cell>
        </table:table-row>
        <table:table-row table:style-name="ro1">
          <table:table-cell office:value-type="float" office:value="591.9" calcext:value-type="float">
            <text:p>59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305986712" calcext:value-type="float">
            <text:p>0.42830598671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91731234" calcext:value-type="float">
            <text:p>0.428091731234</text:p>
          </table:table-cell>
        </table:table-row>
        <table:table-row table:style-name="ro1">
          <table:table-cell office:value-type="float" office:value="592.1" calcext:value-type="float">
            <text:p>59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25034004" calcext:value-type="float">
            <text:p>0.428025034004</text:p>
          </table:table-cell>
        </table:table-row>
        <table:table-row table:style-name="ro1">
          <table:table-cell office:value-type="float" office:value="592.2" calcext:value-type="float">
            <text:p>59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58464041" calcext:value-type="float">
            <text:p>0.427958464041</text:p>
          </table:table-cell>
        </table:table-row>
        <table:table-row table:style-name="ro1">
          <table:table-cell office:value-type="float" office:value="592.3" calcext:value-type="float">
            <text:p>59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92027808" calcext:value-type="float">
            <text:p>0.427892027808</text:p>
          </table:table-cell>
        </table:table-row>
        <table:table-row table:style-name="ro1">
          <table:table-cell office:value-type="float" office:value="592.4" calcext:value-type="float">
            <text:p>59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25736102" calcext:value-type="float">
            <text:p>0.427825736102</text:p>
          </table:table-cell>
        </table:table-row>
        <table:table-row table:style-name="ro1">
          <table:table-cell office:value-type="float" office:value="592.5" calcext:value-type="float">
            <text:p>59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759604056" calcext:value-type="float">
            <text:p>0.427759604056</text:p>
          </table:table-cell>
        </table:table-row>
        <table:table-row table:style-name="ro1">
          <table:table-cell office:value-type="float" office:value="592.6" calcext:value-type="float">
            <text:p>59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8326046" calcext:value-type="float">
            <text:p>0.42798326046</text:p>
          </table:table-cell>
        </table:table-row>
        <table:table-row table:style-name="ro1">
          <table:table-cell office:value-type="float" office:value="592.7" calcext:value-type="float">
            <text:p>59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206559817" calcext:value-type="float">
            <text:p>0.428206559817</text:p>
          </table:table-cell>
        </table:table-row>
        <table:table-row table:style-name="ro1">
          <table:table-cell office:value-type="float" office:value="592.8" calcext:value-type="float">
            <text:p>59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29575557" calcext:value-type="float">
            <text:p>0.428429575557</text:p>
          </table:table-cell>
        </table:table-row>
        <table:table-row table:style-name="ro1">
          <table:table-cell office:value-type="float" office:value="592.9" calcext:value-type="float">
            <text:p>59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652372573" calcext:value-type="float">
            <text:p>0.42865237257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75007195" calcext:value-type="float">
            <text:p>0.428875007195</text:p>
          </table:table-cell>
        </table:table-row>
        <table:table-row table:style-name="ro1">
          <table:table-cell office:value-type="float" office:value="593.1" calcext:value-type="float">
            <text:p>59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10550086" calcext:value-type="float">
            <text:p>0.428910550086</text:p>
          </table:table-cell>
        </table:table-row>
        <table:table-row table:style-name="ro1">
          <table:table-cell office:value-type="float" office:value="593.2" calcext:value-type="float">
            <text:p>59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46078711" calcext:value-type="float">
            <text:p>0.428946078711</text:p>
          </table:table-cell>
        </table:table-row>
        <table:table-row table:style-name="ro1">
          <table:table-cell office:value-type="float" office:value="593.3" calcext:value-type="float">
            <text:p>59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81623517" calcext:value-type="float">
            <text:p>0.428981623517</text:p>
          </table:table-cell>
        </table:table-row>
        <table:table-row table:style-name="ro1">
          <table:table-cell office:value-type="float" office:value="593.4" calcext:value-type="float">
            <text:p>59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017206263" calcext:value-type="float">
            <text:p>0.429017206263</text:p>
          </table:table-cell>
        </table:table-row>
        <table:table-row table:style-name="ro1">
          <table:table-cell office:value-type="float" office:value="593.5" calcext:value-type="float">
            <text:p>59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052840011" calcext:value-type="float">
            <text:p>0.429052840011</text:p>
          </table:table-cell>
        </table:table-row>
        <table:table-row table:style-name="ro1">
          <table:table-cell office:value-type="float" office:value="593.6" calcext:value-type="float">
            <text:p>59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798289126" calcext:value-type="float">
            <text:p>0.428798289126</text:p>
          </table:table-cell>
        </table:table-row>
        <table:table-row table:style-name="ro1">
          <table:table-cell office:value-type="float" office:value="593.7" calcext:value-type="float">
            <text:p>59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43662046" calcext:value-type="float">
            <text:p>0.428543662046</text:p>
          </table:table-cell>
        </table:table-row>
        <table:table-row table:style-name="ro1">
          <table:table-cell office:value-type="float" office:value="593.8" calcext:value-type="float">
            <text:p>59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28925233" calcext:value-type="float">
            <text:p>0.42828925233</text:p>
          </table:table-cell>
        </table:table-row>
        <table:table-row table:style-name="ro1">
          <table:table-cell office:value-type="float" office:value="593.9" calcext:value-type="float">
            <text:p>59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35331145" calcext:value-type="float">
            <text:p>0.42803533114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782147327" calcext:value-type="float">
            <text:p>0.427782147327</text:p>
          </table:table-cell>
        </table:table-row>
        <table:table-row table:style-name="ro1">
          <table:table-cell office:value-type="float" office:value="594.1" calcext:value-type="float">
            <text:p>59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67894846" calcext:value-type="float">
            <text:p>0.427367894846</text:p>
          </table:table-cell>
        </table:table-row>
        <table:table-row table:style-name="ro1">
          <table:table-cell office:value-type="float" office:value="594.2" calcext:value-type="float">
            <text:p>5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95480725" calcext:value-type="float">
            <text:p>0.42695480725</text:p>
          </table:table-cell>
        </table:table-row>
        <table:table-row table:style-name="ro1">
          <table:table-cell office:value-type="float" office:value="594.3" calcext:value-type="float">
            <text:p>59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543065309" calcext:value-type="float">
            <text:p>0.426543065309</text:p>
          </table:table-cell>
        </table:table-row>
        <table:table-row table:style-name="ro1">
          <table:table-cell office:value-type="float" office:value="594.4" calcext:value-type="float">
            <text:p>59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132827479" calcext:value-type="float">
            <text:p>0.426132827479</text:p>
          </table:table-cell>
        </table:table-row>
        <table:table-row table:style-name="ro1">
          <table:table-cell office:value-type="float" office:value="594.5" calcext:value-type="float">
            <text:p>5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72423001" calcext:value-type="float">
            <text:p>0.42572423001</text:p>
          </table:table-cell>
        </table:table-row>
        <table:table-row table:style-name="ro1">
          <table:table-cell office:value-type="float" office:value="594.6" calcext:value-type="float">
            <text:p>5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895568152" calcext:value-type="float">
            <text:p>0.425895568152</text:p>
          </table:table-cell>
        </table:table-row>
        <table:table-row table:style-name="ro1">
          <table:table-cell office:value-type="float" office:value="594.7" calcext:value-type="float">
            <text:p>59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068231903" calcext:value-type="float">
            <text:p>0.426068231903</text:p>
          </table:table-cell>
        </table:table-row>
        <table:table-row table:style-name="ro1">
          <table:table-cell office:value-type="float" office:value="594.8" calcext:value-type="float">
            <text:p>59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242344012" calcext:value-type="float">
            <text:p>0.426242344012</text:p>
          </table:table-cell>
        </table:table-row>
        <table:table-row table:style-name="ro1">
          <table:table-cell office:value-type="float" office:value="594.9" calcext:value-type="float">
            <text:p>59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417992827" calcext:value-type="float">
            <text:p>0.42641799282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595232219" calcext:value-type="float">
            <text:p>0.426595232219</text:p>
          </table:table-cell>
        </table:table-row>
        <table:table-row table:style-name="ro1">
          <table:table-cell office:value-type="float" office:value="595.1" calcext:value-type="float">
            <text:p>59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839010058" calcext:value-type="float">
            <text:p>0.426839010058</text:p>
          </table:table-cell>
        </table:table-row>
        <table:table-row table:style-name="ro1">
          <table:table-cell office:value-type="float" office:value="595.2" calcext:value-type="float">
            <text:p>59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84332199" calcext:value-type="float">
            <text:p>0.427084332199</text:p>
          </table:table-cell>
        </table:table-row>
        <table:table-row table:style-name="ro1">
          <table:table-cell office:value-type="float" office:value="595.3" calcext:value-type="float">
            <text:p>59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31149369" calcext:value-type="float">
            <text:p>0.427331149369</text:p>
          </table:table-cell>
        </table:table-row>
        <table:table-row table:style-name="ro1">
          <table:table-cell office:value-type="float" office:value="595.4" calcext:value-type="float">
            <text:p>59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79377476" calcext:value-type="float">
            <text:p>0.427579377476</text:p>
          </table:table-cell>
        </table:table-row>
        <table:table-row table:style-name="ro1">
          <table:table-cell office:value-type="float" office:value="595.5" calcext:value-type="float">
            <text:p>59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28897512" calcext:value-type="float">
            <text:p>0.427828897512</text:p>
          </table:table-cell>
        </table:table-row>
        <table:table-row table:style-name="ro1">
          <table:table-cell office:value-type="float" office:value="595.6" calcext:value-type="float">
            <text:p>59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87033315" calcext:value-type="float">
            <text:p>0.427887033315</text:p>
          </table:table-cell>
        </table:table-row>
        <table:table-row table:style-name="ro1">
          <table:table-cell office:value-type="float" office:value="595.7" calcext:value-type="float">
            <text:p>59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46752029" calcext:value-type="float">
            <text:p>0.427946752029</text:p>
          </table:table-cell>
        </table:table-row>
        <table:table-row table:style-name="ro1">
          <table:table-cell office:value-type="float" office:value="595.8" calcext:value-type="float">
            <text:p>59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07913111" calcext:value-type="float">
            <text:p>0.428007913111</text:p>
          </table:table-cell>
        </table:table-row>
        <table:table-row table:style-name="ro1">
          <table:table-cell office:value-type="float" office:value="595.9" calcext:value-type="float">
            <text:p>59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70354239" calcext:value-type="float">
            <text:p>0.42807035423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133891294" calcext:value-type="float">
            <text:p>0.428133891294</text:p>
          </table:table-cell>
        </table:table-row>
        <table:table-row table:style-name="ro1">
          <table:table-cell office:value-type="float" office:value="596.1" calcext:value-type="float">
            <text:p>59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95608518" calcext:value-type="float">
            <text:p>0.428095608518</text:p>
          </table:table-cell>
        </table:table-row>
        <table:table-row table:style-name="ro1">
          <table:table-cell office:value-type="float" office:value="596.2" calcext:value-type="float">
            <text:p>59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58003588" calcext:value-type="float">
            <text:p>0.428058003588</text:p>
          </table:table-cell>
        </table:table-row>
        <table:table-row table:style-name="ro1">
          <table:table-cell office:value-type="float" office:value="596.3" calcext:value-type="float">
            <text:p>59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2082658" calcext:value-type="float">
            <text:p>0.42802082658</text:p>
          </table:table-cell>
        </table:table-row>
        <table:table-row table:style-name="ro1">
          <table:table-cell office:value-type="float" office:value="596.4" calcext:value-type="float">
            <text:p>59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83805961" calcext:value-type="float">
            <text:p>0.427983805961</text:p>
          </table:table-cell>
        </table:table-row>
        <table:table-row table:style-name="ro1">
          <table:table-cell office:value-type="float" office:value="596.5" calcext:value-type="float">
            <text:p>5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46648604" calcext:value-type="float">
            <text:p>0.427946648604</text:p>
          </table:table-cell>
        </table:table-row>
        <table:table-row table:style-name="ro1">
          <table:table-cell office:value-type="float" office:value="596.6" calcext:value-type="float">
            <text:p>59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12596059" calcext:value-type="float">
            <text:p>0.427812596059</text:p>
          </table:table-cell>
        </table:table-row>
        <table:table-row table:style-name="ro1">
          <table:table-cell office:value-type="float" office:value="596.7" calcext:value-type="float">
            <text:p>59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78633643" calcext:value-type="float">
            <text:p>0.427678633643</text:p>
          </table:table-cell>
        </table:table-row>
        <table:table-row table:style-name="ro1">
          <table:table-cell office:value-type="float" office:value="596.8" calcext:value-type="float">
            <text:p>5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44748287" calcext:value-type="float">
            <text:p>0.427544748287</text:p>
          </table:table-cell>
        </table:table-row>
        <table:table-row table:style-name="ro1">
          <table:table-cell office:value-type="float" office:value="596.9" calcext:value-type="float">
            <text:p>59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10918272" calcext:value-type="float">
            <text:p>0.42741091827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77113237" calcext:value-type="float">
            <text:p>0.427277113237</text:p>
          </table:table-cell>
        </table:table-row>
        <table:table-row table:style-name="ro1">
          <table:table-cell office:value-type="float" office:value="597.1" calcext:value-type="float">
            <text:p>59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47509035" calcext:value-type="float">
            <text:p>0.427247509035</text:p>
          </table:table-cell>
        </table:table-row>
        <table:table-row table:style-name="ro1">
          <table:table-cell office:value-type="float" office:value="597.2" calcext:value-type="float">
            <text:p>59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17824109" calcext:value-type="float">
            <text:p>0.427217824109</text:p>
          </table:table-cell>
        </table:table-row>
        <table:table-row table:style-name="ro1">
          <table:table-cell office:value-type="float" office:value="597.3" calcext:value-type="float">
            <text:p>59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188002169" calcext:value-type="float">
            <text:p>0.427188002169</text:p>
          </table:table-cell>
        </table:table-row>
        <table:table-row table:style-name="ro1">
          <table:table-cell office:value-type="float" office:value="597.4" calcext:value-type="float">
            <text:p>59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157978279" calcext:value-type="float">
            <text:p>0.427157978279</text:p>
          </table:table-cell>
        </table:table-row>
        <table:table-row table:style-name="ro1">
          <table:table-cell office:value-type="float" office:value="597.5" calcext:value-type="float">
            <text:p>5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127678859" calcext:value-type="float">
            <text:p>0.427127678859</text:p>
          </table:table-cell>
        </table:table-row>
        <table:table-row table:style-name="ro1">
          <table:table-cell office:value-type="float" office:value="597.6" calcext:value-type="float">
            <text:p>59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19339067" calcext:value-type="float">
            <text:p>0.42719339067</text:p>
          </table:table-cell>
        </table:table-row>
        <table:table-row table:style-name="ro1">
          <table:table-cell office:value-type="float" office:value="597.7" calcext:value-type="float">
            <text:p>59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59239233" calcext:value-type="float">
            <text:p>0.427259239233</text:p>
          </table:table-cell>
        </table:table-row>
        <table:table-row table:style-name="ro1">
          <table:table-cell office:value-type="float" office:value="597.8" calcext:value-type="float">
            <text:p>59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25209435" calcext:value-type="float">
            <text:p>0.427325209435</text:p>
          </table:table-cell>
        </table:table-row>
        <table:table-row table:style-name="ro1">
          <table:table-cell office:value-type="float" office:value="597.9" calcext:value-type="float">
            <text:p>59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91290494" calcext:value-type="float">
            <text:p>0.42739129049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57475952" calcext:value-type="float">
            <text:p>0.427457475952</text:p>
          </table:table-cell>
        </table:table-row>
        <table:table-row table:style-name="ro1">
          <table:table-cell office:value-type="float" office:value="598.1" calcext:value-type="float">
            <text:p>59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59221834" calcext:value-type="float">
            <text:p>0.427459221834</text:p>
          </table:table-cell>
        </table:table-row>
        <table:table-row table:style-name="ro1">
          <table:table-cell office:value-type="float" office:value="598.2" calcext:value-type="float">
            <text:p>5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61090278" calcext:value-type="float">
            <text:p>0.427461090278</text:p>
          </table:table-cell>
        </table:table-row>
        <table:table-row table:style-name="ro1">
          <table:table-cell office:value-type="float" office:value="598.3" calcext:value-type="float">
            <text:p>59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63087786" calcext:value-type="float">
            <text:p>0.427463087786</text:p>
          </table:table-cell>
        </table:table-row>
        <table:table-row table:style-name="ro1">
          <table:table-cell office:value-type="float" office:value="598.4" calcext:value-type="float">
            <text:p>59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65225196" calcext:value-type="float">
            <text:p>0.427465225196</text:p>
          </table:table-cell>
        </table:table-row>
        <table:table-row table:style-name="ro1">
          <table:table-cell office:value-type="float" office:value="598.5" calcext:value-type="float">
            <text:p>59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67517684" calcext:value-type="float">
            <text:p>0.427467517684</text:p>
          </table:table-cell>
        </table:table-row>
        <table:table-row table:style-name="ro1">
          <table:table-cell office:value-type="float" office:value="598.6" calcext:value-type="float">
            <text:p>59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71040855" calcext:value-type="float">
            <text:p>0.427471040855</text:p>
          </table:table-cell>
        </table:table-row>
        <table:table-row table:style-name="ro1">
          <table:table-cell office:value-type="float" office:value="598.7" calcext:value-type="float">
            <text:p>59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75198104" calcext:value-type="float">
            <text:p>0.427475198104</text:p>
          </table:table-cell>
        </table:table-row>
        <table:table-row table:style-name="ro1">
          <table:table-cell office:value-type="float" office:value="598.8" calcext:value-type="float">
            <text:p>59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79594903" calcext:value-type="float">
            <text:p>0.427479594903</text:p>
          </table:table-cell>
        </table:table-row>
        <table:table-row table:style-name="ro1">
          <table:table-cell office:value-type="float" office:value="598.9" calcext:value-type="float">
            <text:p>59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83862744" calcext:value-type="float">
            <text:p>0.42748386274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87659137" calcext:value-type="float">
            <text:p>0.427487659137</text:p>
          </table:table-cell>
        </table:table-row>
        <table:table-row table:style-name="ro1">
          <table:table-cell office:value-type="float" office:value="599.1" calcext:value-type="float">
            <text:p>59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49596698" calcext:value-type="float">
            <text:p>0.427549596698</text:p>
          </table:table-cell>
        </table:table-row>
        <table:table-row table:style-name="ro1">
          <table:table-cell office:value-type="float" office:value="599.2" calcext:value-type="float">
            <text:p>59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10437097" calcext:value-type="float">
            <text:p>0.427610437097</text:p>
          </table:table-cell>
        </table:table-row>
        <table:table-row table:style-name="ro1">
          <table:table-cell office:value-type="float" office:value="599.3" calcext:value-type="float">
            <text:p>59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69915351" calcext:value-type="float">
            <text:p>0.427669915351</text:p>
          </table:table-cell>
        </table:table-row>
        <table:table-row table:style-name="ro1">
          <table:table-cell office:value-type="float" office:value="599.4" calcext:value-type="float">
            <text:p>5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727792374" calcext:value-type="float">
            <text:p>0.427727792374</text:p>
          </table:table-cell>
        </table:table-row>
        <table:table-row table:style-name="ro1">
          <table:table-cell office:value-type="float" office:value="599.5" calcext:value-type="float">
            <text:p>59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783855" calcext:value-type="float">
            <text:p>0.427783855</text:p>
          </table:table-cell>
        </table:table-row>
        <table:table-row table:style-name="ro1">
          <table:table-cell office:value-type="float" office:value="599.6" calcext:value-type="float">
            <text:p>59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741970385" calcext:value-type="float">
            <text:p>0.427741970385</text:p>
          </table:table-cell>
        </table:table-row>
        <table:table-row table:style-name="ro1">
          <table:table-cell office:value-type="float" office:value="599.7" calcext:value-type="float">
            <text:p>59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98299272" calcext:value-type="float">
            <text:p>0.427698299272</text:p>
          </table:table-cell>
        </table:table-row>
        <table:table-row table:style-name="ro1">
          <table:table-cell office:value-type="float" office:value="599.8" calcext:value-type="float">
            <text:p>5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52720809" calcext:value-type="float">
            <text:p>0.427652720809</text:p>
          </table:table-cell>
        </table:table-row>
        <table:table-row table:style-name="ro1">
          <table:table-cell office:value-type="float" office:value="599.9" calcext:value-type="float">
            <text:p>59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05148904" calcext:value-type="float">
            <text:p>0.4276051489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55532205" calcext:value-type="float">
            <text:p>0.427555532205</text:p>
          </table:table-cell>
        </table:table-row>
        <table:table-row table:style-name="ro1">
          <table:table-cell office:value-type="float" office:value="600.1" calcext:value-type="float">
            <text:p>60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94168174" calcext:value-type="float">
            <text:p>0.427594168174</text:p>
          </table:table-cell>
        </table:table-row>
        <table:table-row table:style-name="ro1">
          <table:table-cell office:value-type="float" office:value="600.2" calcext:value-type="float">
            <text:p>60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30735686" calcext:value-type="float">
            <text:p>0.427630735686</text:p>
          </table:table-cell>
        </table:table-row>
        <table:table-row table:style-name="ro1">
          <table:table-cell office:value-type="float" office:value="600.3" calcext:value-type="float">
            <text:p>60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65286247" calcext:value-type="float">
            <text:p>0.427665286247</text:p>
          </table:table-cell>
        </table:table-row>
        <table:table-row table:style-name="ro1">
          <table:table-cell office:value-type="float" office:value="600.4" calcext:value-type="float">
            <text:p>60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97906098" calcext:value-type="float">
            <text:p>0.427697906098</text:p>
          </table:table-cell>
        </table:table-row>
        <table:table-row table:style-name="ro1">
          <table:table-cell office:value-type="float" office:value="600.5" calcext:value-type="float">
            <text:p>60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728716228" calcext:value-type="float">
            <text:p>0.427728716228</text:p>
          </table:table-cell>
        </table:table-row>
        <table:table-row table:style-name="ro1">
          <table:table-cell office:value-type="float" office:value="600.6" calcext:value-type="float">
            <text:p>60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61700354" calcext:value-type="float">
            <text:p>0.427661700354</text:p>
          </table:table-cell>
        </table:table-row>
        <table:table-row table:style-name="ro1">
          <table:table-cell office:value-type="float" office:value="600.7" calcext:value-type="float">
            <text:p>60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92895241" calcext:value-type="float">
            <text:p>0.427592895241</text:p>
          </table:table-cell>
        </table:table-row>
        <table:table-row table:style-name="ro1">
          <table:table-cell office:value-type="float" office:value="600.8" calcext:value-type="float">
            <text:p>60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22514148" calcext:value-type="float">
            <text:p>0.427522514148</text:p>
          </table:table-cell>
        </table:table-row>
        <table:table-row table:style-name="ro1">
          <table:table-cell office:value-type="float" office:value="600.9" calcext:value-type="float">
            <text:p>60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50796226" calcext:value-type="float">
            <text:p>0.4274507962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78006489" calcext:value-type="float">
            <text:p>0.427378006489</text:p>
          </table:table-cell>
        </table:table-row>
        <table:table-row table:style-name="ro1">
          <table:table-cell office:value-type="float" office:value="601.1" calcext:value-type="float">
            <text:p>6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69261813" calcext:value-type="float">
            <text:p>0.427369261813</text:p>
          </table:table-cell>
        </table:table-row>
        <table:table-row table:style-name="ro1">
          <table:table-cell office:value-type="float" office:value="601.2" calcext:value-type="float">
            <text:p>6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60045817" calcext:value-type="float">
            <text:p>0.427360045817</text:p>
          </table:table-cell>
        </table:table-row>
        <table:table-row table:style-name="ro1">
          <table:table-cell office:value-type="float" office:value="601.3" calcext:value-type="float">
            <text:p>60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50700908" calcext:value-type="float">
            <text:p>0.427350700908</text:p>
          </table:table-cell>
        </table:table-row>
        <table:table-row table:style-name="ro1">
          <table:table-cell office:value-type="float" office:value="601.4" calcext:value-type="float">
            <text:p>60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41595489" calcext:value-type="float">
            <text:p>0.427341595489</text:p>
          </table:table-cell>
        </table:table-row>
        <table:table-row table:style-name="ro1">
          <table:table-cell office:value-type="float" office:value="601.5" calcext:value-type="float">
            <text:p>60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33123955" calcext:value-type="float">
            <text:p>0.427333123955</text:p>
          </table:table-cell>
        </table:table-row>
        <table:table-row table:style-name="ro1">
          <table:table-cell office:value-type="float" office:value="601.6" calcext:value-type="float">
            <text:p>60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25882697" calcext:value-type="float">
            <text:p>0.427325882697</text:p>
          </table:table-cell>
        </table:table-row>
        <table:table-row table:style-name="ro1">
          <table:table-cell office:value-type="float" office:value="601.7" calcext:value-type="float">
            <text:p>60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18796431" calcext:value-type="float">
            <text:p>0.427318796431</text:p>
          </table:table-cell>
        </table:table-row>
        <table:table-row table:style-name="ro1">
          <table:table-cell office:value-type="float" office:value="601.8" calcext:value-type="float">
            <text:p>60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11849982" calcext:value-type="float">
            <text:p>0.427311849982</text:p>
          </table:table-cell>
        </table:table-row>
        <table:table-row table:style-name="ro1">
          <table:table-cell office:value-type="float" office:value="601.9" calcext:value-type="float">
            <text:p>60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0503251" calcext:value-type="float">
            <text:p>0.4273050325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98337516" calcext:value-type="float">
            <text:p>0.427298337516</text:p>
          </table:table-cell>
        </table:table-row>
        <table:table-row table:style-name="ro1">
          <table:table-cell office:value-type="float" office:value="602.1" calcext:value-type="float">
            <text:p>60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19220818" calcext:value-type="float">
            <text:p>0.427319220818</text:p>
          </table:table-cell>
        </table:table-row>
        <table:table-row table:style-name="ro1">
          <table:table-cell office:value-type="float" office:value="602.2" calcext:value-type="float">
            <text:p>6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40200444" calcext:value-type="float">
            <text:p>0.427340200444</text:p>
          </table:table-cell>
        </table:table-row>
        <table:table-row table:style-name="ro1">
          <table:table-cell office:value-type="float" office:value="602.3" calcext:value-type="float">
            <text:p>60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61282928" calcext:value-type="float">
            <text:p>0.427361282928</text:p>
          </table:table-cell>
        </table:table-row>
        <table:table-row table:style-name="ro1">
          <table:table-cell office:value-type="float" office:value="602.4" calcext:value-type="float">
            <text:p>60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8247914" calcext:value-type="float">
            <text:p>0.42738247914</text:p>
          </table:table-cell>
        </table:table-row>
        <table:table-row table:style-name="ro1">
          <table:table-cell office:value-type="float" office:value="602.5" calcext:value-type="float">
            <text:p>60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03804291" calcext:value-type="float">
            <text:p>0.427403804291</text:p>
          </table:table-cell>
        </table:table-row>
        <table:table-row table:style-name="ro1">
          <table:table-cell office:value-type="float" office:value="602.6" calcext:value-type="float">
            <text:p>60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29112219" calcext:value-type="float">
            <text:p>0.427329112219</text:p>
          </table:table-cell>
        </table:table-row>
        <table:table-row table:style-name="ro1">
          <table:table-cell office:value-type="float" office:value="602.7" calcext:value-type="float">
            <text:p>60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54156501" calcext:value-type="float">
            <text:p>0.427254156501</text:p>
          </table:table-cell>
        </table:table-row>
        <table:table-row table:style-name="ro1">
          <table:table-cell office:value-type="float" office:value="602.8" calcext:value-type="float">
            <text:p>60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179010911" calcext:value-type="float">
            <text:p>0.427179010911</text:p>
          </table:table-cell>
        </table:table-row>
        <table:table-row table:style-name="ro1">
          <table:table-cell office:value-type="float" office:value="602.9" calcext:value-type="float">
            <text:p>60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103740509" calcext:value-type="float">
            <text:p>0.42710374050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2840165" calcext:value-type="float">
            <text:p>0.42702840165</text:p>
          </table:table-cell>
        </table:table-row>
        <table:table-row table:style-name="ro1">
          <table:table-cell office:value-type="float" office:value="603.1" calcext:value-type="float">
            <text:p>60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15036845" calcext:value-type="float">
            <text:p>0.427015036845</text:p>
          </table:table-cell>
        </table:table-row>
        <table:table-row table:style-name="ro1">
          <table:table-cell office:value-type="float" office:value="603.2" calcext:value-type="float">
            <text:p>60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01682611" calcext:value-type="float">
            <text:p>0.427001682611</text:p>
          </table:table-cell>
        </table:table-row>
        <table:table-row table:style-name="ro1">
          <table:table-cell office:value-type="float" office:value="603.3" calcext:value-type="float">
            <text:p>60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988369251" calcext:value-type="float">
            <text:p>0.426988369251</text:p>
          </table:table-cell>
        </table:table-row>
        <table:table-row table:style-name="ro1">
          <table:table-cell office:value-type="float" office:value="603.4" calcext:value-type="float">
            <text:p>60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975118402" calcext:value-type="float">
            <text:p>0.426975118402</text:p>
          </table:table-cell>
        </table:table-row>
        <table:table-row table:style-name="ro1">
          <table:table-cell office:value-type="float" office:value="603.5" calcext:value-type="float">
            <text:p>60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96194304" calcext:value-type="float">
            <text:p>0.42696194304</text:p>
          </table:table-cell>
        </table:table-row>
        <table:table-row table:style-name="ro1">
          <table:table-cell office:value-type="float" office:value="603.6" calcext:value-type="float">
            <text:p>60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44224077" calcext:value-type="float">
            <text:p>0.427044224077</text:p>
          </table:table-cell>
        </table:table-row>
        <table:table-row table:style-name="ro1">
          <table:table-cell office:value-type="float" office:value="603.7" calcext:value-type="float">
            <text:p>60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12659148" calcext:value-type="float">
            <text:p>0.42712659148</text:p>
          </table:table-cell>
        </table:table-row>
        <table:table-row table:style-name="ro1">
          <table:table-cell office:value-type="float" office:value="603.8" calcext:value-type="float">
            <text:p>60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09220855" calcext:value-type="float">
            <text:p>0.427209220855</text:p>
          </table:table-cell>
        </table:table-row>
        <table:table-row table:style-name="ro1">
          <table:table-cell office:value-type="float" office:value="603.9" calcext:value-type="float">
            <text:p>60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92274949" calcext:value-type="float">
            <text:p>0.42729227494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75903638" calcext:value-type="float">
            <text:p>0.427375903638</text:p>
          </table:table-cell>
        </table:table-row>
        <table:table-row table:style-name="ro1">
          <table:table-cell office:value-type="float" office:value="604.1" calcext:value-type="float">
            <text:p>60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38566079" calcext:value-type="float">
            <text:p>0.427338566079</text:p>
          </table:table-cell>
        </table:table-row>
        <table:table-row table:style-name="ro1">
          <table:table-cell office:value-type="float" office:value="604.2" calcext:value-type="float">
            <text:p>60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02071946" calcext:value-type="float">
            <text:p>0.427302071946</text:p>
          </table:table-cell>
        </table:table-row>
        <table:table-row table:style-name="ro1">
          <table:table-cell office:value-type="float" office:value="604.3" calcext:value-type="float">
            <text:p>60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66531615" calcext:value-type="float">
            <text:p>0.427266531615</text:p>
          </table:table-cell>
        </table:table-row>
        <table:table-row table:style-name="ro1">
          <table:table-cell office:value-type="float" office:value="604.4" calcext:value-type="float">
            <text:p>6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32042436" calcext:value-type="float">
            <text:p>0.427232042436</text:p>
          </table:table-cell>
        </table:table-row>
        <table:table-row table:style-name="ro1">
          <table:table-cell office:value-type="float" office:value="604.5" calcext:value-type="float">
            <text:p>6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198688729" calcext:value-type="float">
            <text:p>0.427198688729</text:p>
          </table:table-cell>
        </table:table-row>
        <table:table-row table:style-name="ro1">
          <table:table-cell office:value-type="float" office:value="604.6" calcext:value-type="float">
            <text:p>60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262211798" calcext:value-type="float">
            <text:p>0.427262211798</text:p>
          </table:table-cell>
        </table:table-row>
        <table:table-row table:style-name="ro1">
          <table:table-cell office:value-type="float" office:value="604.7" calcext:value-type="float">
            <text:p>60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26742813" calcext:value-type="float">
            <text:p>0.427326742813</text:p>
          </table:table-cell>
        </table:table-row>
        <table:table-row table:style-name="ro1">
          <table:table-cell office:value-type="float" office:value="604.8" calcext:value-type="float">
            <text:p>60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392256253" calcext:value-type="float">
            <text:p>0.427392256253</text:p>
          </table:table-cell>
        </table:table-row>
        <table:table-row table:style-name="ro1">
          <table:table-cell office:value-type="float" office:value="604.9" calcext:value-type="float">
            <text:p>60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58709236" calcext:value-type="float">
            <text:p>0.4274587092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26041507" calcext:value-type="float">
            <text:p>0.427526041507</text:p>
          </table:table-cell>
        </table:table-row>
        <table:table-row table:style-name="ro1">
          <table:table-cell office:value-type="float" office:value="605.1" calcext:value-type="float">
            <text:p>60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17515053" calcext:value-type="float">
            <text:p>0.427517515053</text:p>
          </table:table-cell>
        </table:table-row>
        <table:table-row table:style-name="ro1">
          <table:table-cell office:value-type="float" office:value="605.2" calcext:value-type="float">
            <text:p>60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09705596" calcext:value-type="float">
            <text:p>0.427509705596</text:p>
          </table:table-cell>
        </table:table-row>
        <table:table-row table:style-name="ro1">
          <table:table-cell office:value-type="float" office:value="605.3" calcext:value-type="float">
            <text:p>60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02500341" calcext:value-type="float">
            <text:p>0.427502500341</text:p>
          </table:table-cell>
        </table:table-row>
        <table:table-row table:style-name="ro1">
          <table:table-cell office:value-type="float" office:value="605.4" calcext:value-type="float">
            <text:p>60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9576915" calcext:value-type="float">
            <text:p>0.42749576915</text:p>
          </table:table-cell>
        </table:table-row>
        <table:table-row table:style-name="ro1">
          <table:table-cell office:value-type="float" office:value="605.5" calcext:value-type="float">
            <text:p>60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89364546" calcext:value-type="float">
            <text:p>0.427489364546</text:p>
          </table:table-cell>
        </table:table-row>
        <table:table-row table:style-name="ro1">
          <table:table-cell office:value-type="float" office:value="605.6" calcext:value-type="float">
            <text:p>60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578755516" calcext:value-type="float">
            <text:p>0.427578755516</text:p>
          </table:table-cell>
        </table:table-row>
        <table:table-row table:style-name="ro1">
          <table:table-cell office:value-type="float" office:value="605.7" calcext:value-type="float">
            <text:p>60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68610077" calcext:value-type="float">
            <text:p>0.427668610077</text:p>
          </table:table-cell>
        </table:table-row>
        <table:table-row table:style-name="ro1">
          <table:table-cell office:value-type="float" office:value="605.8" calcext:value-type="float">
            <text:p>60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758872092" calcext:value-type="float">
            <text:p>0.427758872092</text:p>
          </table:table-cell>
        </table:table-row>
        <table:table-row table:style-name="ro1">
          <table:table-cell office:value-type="float" office:value="605.9" calcext:value-type="float">
            <text:p>60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49476691" calcext:value-type="float">
            <text:p>0.42784947669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40350267" calcext:value-type="float">
            <text:p>0.427940350267</text:p>
          </table:table-cell>
        </table:table-row>
        <table:table-row table:style-name="ro1">
          <table:table-cell office:value-type="float" office:value="606.1" calcext:value-type="float">
            <text:p>60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45756782" calcext:value-type="float">
            <text:p>0.427945756782</text:p>
          </table:table-cell>
        </table:table-row>
        <table:table-row table:style-name="ro1">
          <table:table-cell office:value-type="float" office:value="606.2" calcext:value-type="float">
            <text:p>60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51260659" calcext:value-type="float">
            <text:p>0.427951260659</text:p>
          </table:table-cell>
        </table:table-row>
        <table:table-row table:style-name="ro1">
          <table:table-cell office:value-type="float" office:value="606.3" calcext:value-type="float">
            <text:p>60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56762011" calcext:value-type="float">
            <text:p>0.427956762011</text:p>
          </table:table-cell>
        </table:table-row>
        <table:table-row table:style-name="ro1">
          <table:table-cell office:value-type="float" office:value="606.4" calcext:value-type="float">
            <text:p>60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62152263" calcext:value-type="float">
            <text:p>0.427962152263</text:p>
          </table:table-cell>
        </table:table-row>
        <table:table-row table:style-name="ro1">
          <table:table-cell office:value-type="float" office:value="606.5" calcext:value-type="float">
            <text:p>60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967314146" calcext:value-type="float">
            <text:p>0.427967314146</text:p>
          </table:table-cell>
        </table:table-row>
        <table:table-row table:style-name="ro1">
          <table:table-cell office:value-type="float" office:value="606.6" calcext:value-type="float">
            <text:p>60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67757929" calcext:value-type="float">
            <text:p>0.428067757929</text:p>
          </table:table-cell>
        </table:table-row>
        <table:table-row table:style-name="ro1">
          <table:table-cell office:value-type="float" office:value="606.7" calcext:value-type="float">
            <text:p>60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16820219" calcext:value-type="float">
            <text:p>0.42816820219</text:p>
          </table:table-cell>
        </table:table-row>
        <table:table-row table:style-name="ro1">
          <table:table-cell office:value-type="float" office:value="606.8" calcext:value-type="float">
            <text:p>60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268646928" calcext:value-type="float">
            <text:p>0.428268646928</text:p>
          </table:table-cell>
        </table:table-row>
        <table:table-row table:style-name="ro1">
          <table:table-cell office:value-type="float" office:value="606.9" calcext:value-type="float">
            <text:p>60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369092142" calcext:value-type="float">
            <text:p>0.42836909214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69537833" calcext:value-type="float">
            <text:p>0.428469537833</text:p>
          </table:table-cell>
        </table:table-row>
        <table:table-row table:style-name="ro1">
          <table:table-cell office:value-type="float" office:value="607.1" calcext:value-type="float">
            <text:p>60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60205004" calcext:value-type="float">
            <text:p>0.428460205004</text:p>
          </table:table-cell>
        </table:table-row>
        <table:table-row table:style-name="ro1">
          <table:table-cell office:value-type="float" office:value="607.2" calcext:value-type="float">
            <text:p>60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50871187" calcext:value-type="float">
            <text:p>0.428450871187</text:p>
          </table:table-cell>
        </table:table-row>
        <table:table-row table:style-name="ro1">
          <table:table-cell office:value-type="float" office:value="607.3" calcext:value-type="float">
            <text:p>60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41536383" calcext:value-type="float">
            <text:p>0.428441536383</text:p>
          </table:table-cell>
        </table:table-row>
        <table:table-row table:style-name="ro1">
          <table:table-cell office:value-type="float" office:value="607.4" calcext:value-type="float">
            <text:p>60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32200593" calcext:value-type="float">
            <text:p>0.428432200593</text:p>
          </table:table-cell>
        </table:table-row>
        <table:table-row table:style-name="ro1">
          <table:table-cell office:value-type="float" office:value="607.5" calcext:value-type="float">
            <text:p>60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422863817" calcext:value-type="float">
            <text:p>0.428422863817</text:p>
          </table:table-cell>
        </table:table-row>
        <table:table-row table:style-name="ro1">
          <table:table-cell office:value-type="float" office:value="607.6" calcext:value-type="float">
            <text:p>60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09154075" calcext:value-type="float">
            <text:p>0.428509154075</text:p>
          </table:table-cell>
        </table:table-row>
        <table:table-row table:style-name="ro1">
          <table:table-cell office:value-type="float" office:value="607.7" calcext:value-type="float">
            <text:p>60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95439178" calcext:value-type="float">
            <text:p>0.428595439178</text:p>
          </table:table-cell>
        </table:table-row>
        <table:table-row table:style-name="ro1">
          <table:table-cell office:value-type="float" office:value="607.8" calcext:value-type="float">
            <text:p>60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681719128" calcext:value-type="float">
            <text:p>0.428681719128</text:p>
          </table:table-cell>
        </table:table-row>
        <table:table-row table:style-name="ro1">
          <table:table-cell office:value-type="float" office:value="607.9" calcext:value-type="float">
            <text:p>60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767993923" calcext:value-type="float">
            <text:p>0.4287679939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54263565" calcext:value-type="float">
            <text:p>0.428854263565</text:p>
          </table:table-cell>
        </table:table-row>
        <table:table-row table:style-name="ro1">
          <table:table-cell office:value-type="float" office:value="608.1" calcext:value-type="float">
            <text:p>60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90054125" calcext:value-type="float">
            <text:p>0.428890054125</text:p>
          </table:table-cell>
        </table:table-row>
        <table:table-row table:style-name="ro1">
          <table:table-cell office:value-type="float" office:value="608.2" calcext:value-type="float">
            <text:p>60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2584074" calcext:value-type="float">
            <text:p>0.42892584074</text:p>
          </table:table-cell>
        </table:table-row>
        <table:table-row table:style-name="ro1">
          <table:table-cell office:value-type="float" office:value="608.3" calcext:value-type="float">
            <text:p>60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61623412" calcext:value-type="float">
            <text:p>0.428961623412</text:p>
          </table:table-cell>
        </table:table-row>
        <table:table-row table:style-name="ro1">
          <table:table-cell office:value-type="float" office:value="608.4" calcext:value-type="float">
            <text:p>60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997402138" calcext:value-type="float">
            <text:p>0.428997402138</text:p>
          </table:table-cell>
        </table:table-row>
        <table:table-row table:style-name="ro1">
          <table:table-cell office:value-type="float" office:value="608.5" calcext:value-type="float">
            <text:p>60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033176921" calcext:value-type="float">
            <text:p>0.429033176921</text:p>
          </table:table-cell>
        </table:table-row>
        <table:table-row table:style-name="ro1">
          <table:table-cell office:value-type="float" office:value="608.6" calcext:value-type="float">
            <text:p>60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164615307" calcext:value-type="float">
            <text:p>0.429164615307</text:p>
          </table:table-cell>
        </table:table-row>
        <table:table-row table:style-name="ro1">
          <table:table-cell office:value-type="float" office:value="608.7" calcext:value-type="float">
            <text:p>60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2960657" calcext:value-type="float">
            <text:p>0.4292960657</text:p>
          </table:table-cell>
        </table:table-row>
        <table:table-row table:style-name="ro1">
          <table:table-cell office:value-type="float" office:value="608.8" calcext:value-type="float">
            <text:p>60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427528096" calcext:value-type="float">
            <text:p>0.429427528096</text:p>
          </table:table-cell>
        </table:table-row>
        <table:table-row table:style-name="ro1">
          <table:table-cell office:value-type="float" office:value="608.9" calcext:value-type="float">
            <text:p>60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559002495" calcext:value-type="float">
            <text:p>0.42955900249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690488892" calcext:value-type="float">
            <text:p>0.429690488892</text:p>
          </table:table-cell>
        </table:table-row>
        <table:table-row table:style-name="ro1">
          <table:table-cell office:value-type="float" office:value="609.1" calcext:value-type="float">
            <text:p>60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742258015" calcext:value-type="float">
            <text:p>0.429742258015</text:p>
          </table:table-cell>
        </table:table-row>
        <table:table-row table:style-name="ro1">
          <table:table-cell office:value-type="float" office:value="609.2" calcext:value-type="float">
            <text:p>60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794026295" calcext:value-type="float">
            <text:p>0.429794026295</text:p>
          </table:table-cell>
        </table:table-row>
        <table:table-row table:style-name="ro1">
          <table:table-cell office:value-type="float" office:value="609.3" calcext:value-type="float">
            <text:p>60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84579373" calcext:value-type="float">
            <text:p>0.42984579373</text:p>
          </table:table-cell>
        </table:table-row>
        <table:table-row table:style-name="ro1">
          <table:table-cell office:value-type="float" office:value="609.4" calcext:value-type="float">
            <text:p>60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897560321" calcext:value-type="float">
            <text:p>0.429897560321</text:p>
          </table:table-cell>
        </table:table-row>
        <table:table-row table:style-name="ro1">
          <table:table-cell office:value-type="float" office:value="609.5" calcext:value-type="float">
            <text:p>60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949326069" calcext:value-type="float">
            <text:p>0.429949326069</text:p>
          </table:table-cell>
        </table:table-row>
        <table:table-row table:style-name="ro1">
          <table:table-cell office:value-type="float" office:value="609.6" calcext:value-type="float">
            <text:p>60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096859589" calcext:value-type="float">
            <text:p>0.430096859589</text:p>
          </table:table-cell>
        </table:table-row>
        <table:table-row table:style-name="ro1">
          <table:table-cell office:value-type="float" office:value="609.7" calcext:value-type="float">
            <text:p>60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244415324" calcext:value-type="float">
            <text:p>0.430244415324</text:p>
          </table:table-cell>
        </table:table-row>
        <table:table-row table:style-name="ro1">
          <table:table-cell office:value-type="float" office:value="609.8" calcext:value-type="float">
            <text:p>60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391993271" calcext:value-type="float">
            <text:p>0.430391993271</text:p>
          </table:table-cell>
        </table:table-row>
        <table:table-row table:style-name="ro1">
          <table:table-cell office:value-type="float" office:value="609.9" calcext:value-type="float">
            <text:p>60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539593431" calcext:value-type="float">
            <text:p>0.43053959343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687215802" calcext:value-type="float">
            <text:p>0.430687215802</text:p>
          </table:table-cell>
        </table:table-row>
        <table:table-row table:style-name="ro1">
          <table:table-cell office:value-type="float" office:value="610.1" calcext:value-type="float">
            <text:p>6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83842773" calcext:value-type="float">
            <text:p>0.43083842773</text:p>
          </table:table-cell>
        </table:table-row>
        <table:table-row table:style-name="ro1">
          <table:table-cell office:value-type="float" office:value="610.2" calcext:value-type="float">
            <text:p>61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989664074" calcext:value-type="float">
            <text:p>0.430989664074</text:p>
          </table:table-cell>
        </table:table-row>
        <table:table-row table:style-name="ro1">
          <table:table-cell office:value-type="float" office:value="610.3" calcext:value-type="float">
            <text:p>6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140924833" calcext:value-type="float">
            <text:p>0.431140924833</text:p>
          </table:table-cell>
        </table:table-row>
        <table:table-row table:style-name="ro1">
          <table:table-cell office:value-type="float" office:value="610.4" calcext:value-type="float">
            <text:p>6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292210009" calcext:value-type="float">
            <text:p>0.431292210009</text:p>
          </table:table-cell>
        </table:table-row>
        <table:table-row table:style-name="ro1">
          <table:table-cell office:value-type="float" office:value="610.5" calcext:value-type="float">
            <text:p>61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443519599" calcext:value-type="float">
            <text:p>0.431443519599</text:p>
          </table:table-cell>
        </table:table-row>
        <table:table-row table:style-name="ro1">
          <table:table-cell office:value-type="float" office:value="610.6" calcext:value-type="float">
            <text:p>6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498964946" calcext:value-type="float">
            <text:p>0.431498964946</text:p>
          </table:table-cell>
        </table:table-row>
        <table:table-row table:style-name="ro1">
          <table:table-cell office:value-type="float" office:value="610.7" calcext:value-type="float">
            <text:p>61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554410065" calcext:value-type="float">
            <text:p>0.431554410065</text:p>
          </table:table-cell>
        </table:table-row>
        <table:table-row table:style-name="ro1">
          <table:table-cell office:value-type="float" office:value="610.8" calcext:value-type="float">
            <text:p>6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609854957" calcext:value-type="float">
            <text:p>0.431609854957</text:p>
          </table:table-cell>
        </table:table-row>
        <table:table-row table:style-name="ro1">
          <table:table-cell office:value-type="float" office:value="610.9" calcext:value-type="float">
            <text:p>6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665299621" calcext:value-type="float">
            <text:p>0.4316652996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720744058" calcext:value-type="float">
            <text:p>0.431720744058</text:p>
          </table:table-cell>
        </table:table-row>
        <table:table-row table:style-name="ro1">
          <table:table-cell office:value-type="float" office:value="611.1" calcext:value-type="float">
            <text:p>61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847540894" calcext:value-type="float">
            <text:p>0.431847540894</text:p>
          </table:table-cell>
        </table:table-row>
        <table:table-row table:style-name="ro1">
          <table:table-cell office:value-type="float" office:value="611.2" calcext:value-type="float">
            <text:p>61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974346611" calcext:value-type="float">
            <text:p>0.431974346611</text:p>
          </table:table-cell>
        </table:table-row>
        <table:table-row table:style-name="ro1">
          <table:table-cell office:value-type="float" office:value="611.3" calcext:value-type="float">
            <text:p>61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01161208" calcext:value-type="float">
            <text:p>0.432101161208</text:p>
          </table:table-cell>
        </table:table-row>
        <table:table-row table:style-name="ro1">
          <table:table-cell office:value-type="float" office:value="611.4" calcext:value-type="float">
            <text:p>6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27984681" calcext:value-type="float">
            <text:p>0.432227984681</text:p>
          </table:table-cell>
        </table:table-row>
        <table:table-row table:style-name="ro1">
          <table:table-cell office:value-type="float" office:value="611.5" calcext:value-type="float">
            <text:p>61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354817028" calcext:value-type="float">
            <text:p>0.432354817028</text:p>
          </table:table-cell>
        </table:table-row>
        <table:table-row table:style-name="ro1">
          <table:table-cell office:value-type="float" office:value="611.6" calcext:value-type="float">
            <text:p>61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385679184" calcext:value-type="float">
            <text:p>0.432385679184</text:p>
          </table:table-cell>
        </table:table-row>
        <table:table-row table:style-name="ro1">
          <table:table-cell office:value-type="float" office:value="611.7" calcext:value-type="float">
            <text:p>6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416536508" calcext:value-type="float">
            <text:p>0.432416536508</text:p>
          </table:table-cell>
        </table:table-row>
        <table:table-row table:style-name="ro1">
          <table:table-cell office:value-type="float" office:value="611.8" calcext:value-type="float">
            <text:p>6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447389001" calcext:value-type="float">
            <text:p>0.432447389001</text:p>
          </table:table-cell>
        </table:table-row>
        <table:table-row table:style-name="ro1">
          <table:table-cell office:value-type="float" office:value="611.9" calcext:value-type="float">
            <text:p>61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478236665" calcext:value-type="float">
            <text:p>0.43247823666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5090795" calcext:value-type="float">
            <text:p>0.4325090795</text:p>
          </table:table-cell>
        </table:table-row>
        <table:table-row table:style-name="ro1">
          <table:table-cell office:value-type="float" office:value="612.1" calcext:value-type="float">
            <text:p>6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708869515" calcext:value-type="float">
            <text:p>0.432708869515</text:p>
          </table:table-cell>
        </table:table-row>
        <table:table-row table:style-name="ro1">
          <table:table-cell office:value-type="float" office:value="612.2" calcext:value-type="float">
            <text:p>61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908705778" calcext:value-type="float">
            <text:p>0.432908705778</text:p>
          </table:table-cell>
        </table:table-row>
        <table:table-row table:style-name="ro1">
          <table:table-cell office:value-type="float" office:value="612.3" calcext:value-type="float">
            <text:p>61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108588287" calcext:value-type="float">
            <text:p>0.433108588287</text:p>
          </table:table-cell>
        </table:table-row>
        <table:table-row table:style-name="ro1">
          <table:table-cell office:value-type="float" office:value="612.4" calcext:value-type="float">
            <text:p>61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308517043" calcext:value-type="float">
            <text:p>0.433308517043</text:p>
          </table:table-cell>
        </table:table-row>
        <table:table-row table:style-name="ro1">
          <table:table-cell office:value-type="float" office:value="612.5" calcext:value-type="float">
            <text:p>6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508492044" calcext:value-type="float">
            <text:p>0.433508492044</text:p>
          </table:table-cell>
        </table:table-row>
        <table:table-row table:style-name="ro1">
          <table:table-cell office:value-type="float" office:value="612.6" calcext:value-type="float">
            <text:p>6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61236864" calcext:value-type="float">
            <text:p>0.43361236864</text:p>
          </table:table-cell>
        </table:table-row>
        <table:table-row table:style-name="ro1">
          <table:table-cell office:value-type="float" office:value="612.7" calcext:value-type="float">
            <text:p>61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716245416" calcext:value-type="float">
            <text:p>0.433716245416</text:p>
          </table:table-cell>
        </table:table-row>
        <table:table-row table:style-name="ro1">
          <table:table-cell office:value-type="float" office:value="612.8" calcext:value-type="float">
            <text:p>61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820122371" calcext:value-type="float">
            <text:p>0.433820122371</text:p>
          </table:table-cell>
        </table:table-row>
        <table:table-row table:style-name="ro1">
          <table:table-cell office:value-type="float" office:value="612.9" calcext:value-type="float">
            <text:p>61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923999503" calcext:value-type="float">
            <text:p>0.43392399950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027876813" calcext:value-type="float">
            <text:p>0.434027876813</text:p>
          </table:table-cell>
        </table:table-row>
        <table:table-row table:style-name="ro1">
          <table:table-cell office:value-type="float" office:value="613.1" calcext:value-type="float">
            <text:p>6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162304013" calcext:value-type="float">
            <text:p>0.434162304013</text:p>
          </table:table-cell>
        </table:table-row>
        <table:table-row table:style-name="ro1">
          <table:table-cell office:value-type="float" office:value="613.2" calcext:value-type="float">
            <text:p>6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296744513" calcext:value-type="float">
            <text:p>0.434296744513</text:p>
          </table:table-cell>
        </table:table-row>
        <table:table-row table:style-name="ro1">
          <table:table-cell office:value-type="float" office:value="613.3" calcext:value-type="float">
            <text:p>6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43119831" calcext:value-type="float">
            <text:p>0.43443119831</text:p>
          </table:table-cell>
        </table:table-row>
        <table:table-row table:style-name="ro1">
          <table:table-cell office:value-type="float" office:value="613.4" calcext:value-type="float">
            <text:p>61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565665404" calcext:value-type="float">
            <text:p>0.434565665404</text:p>
          </table:table-cell>
        </table:table-row>
        <table:table-row table:style-name="ro1">
          <table:table-cell office:value-type="float" office:value="613.5" calcext:value-type="float">
            <text:p>61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70014579" calcext:value-type="float">
            <text:p>0.43470014579</text:p>
          </table:table-cell>
        </table:table-row>
        <table:table-row table:style-name="ro1">
          <table:table-cell office:value-type="float" office:value="613.6" calcext:value-type="float">
            <text:p>61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834639468" calcext:value-type="float">
            <text:p>0.434834639468</text:p>
          </table:table-cell>
        </table:table-row>
        <table:table-row table:style-name="ro1">
          <table:table-cell office:value-type="float" office:value="613.7" calcext:value-type="float">
            <text:p>61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969146434" calcext:value-type="float">
            <text:p>0.434969146434</text:p>
          </table:table-cell>
        </table:table-row>
        <table:table-row table:style-name="ro1">
          <table:table-cell office:value-type="float" office:value="613.8" calcext:value-type="float">
            <text:p>6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103666688" calcext:value-type="float">
            <text:p>0.435103666688</text:p>
          </table:table-cell>
        </table:table-row>
        <table:table-row table:style-name="ro1">
          <table:table-cell office:value-type="float" office:value="613.9" calcext:value-type="float">
            <text:p>61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238200226" calcext:value-type="float">
            <text:p>0.4352382002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372747046" calcext:value-type="float">
            <text:p>0.435372747046</text:p>
          </table:table-cell>
        </table:table-row>
        <table:table-row table:style-name="ro1">
          <table:table-cell office:value-type="float" office:value="614.1" calcext:value-type="float">
            <text:p>61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454194016" calcext:value-type="float">
            <text:p>0.435454194016</text:p>
          </table:table-cell>
        </table:table-row>
        <table:table-row table:style-name="ro1">
          <table:table-cell office:value-type="float" office:value="614.2" calcext:value-type="float">
            <text:p>61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535632049" calcext:value-type="float">
            <text:p>0.435535632049</text:p>
          </table:table-cell>
        </table:table-row>
        <table:table-row table:style-name="ro1">
          <table:table-cell office:value-type="float" office:value="614.3" calcext:value-type="float">
            <text:p>61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617061144" calcext:value-type="float">
            <text:p>0.435617061144</text:p>
          </table:table-cell>
        </table:table-row>
        <table:table-row table:style-name="ro1">
          <table:table-cell office:value-type="float" office:value="614.4" calcext:value-type="float">
            <text:p>61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698481302" calcext:value-type="float">
            <text:p>0.435698481302</text:p>
          </table:table-cell>
        </table:table-row>
        <table:table-row table:style-name="ro1">
          <table:table-cell office:value-type="float" office:value="614.5" calcext:value-type="float">
            <text:p>61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779892524" calcext:value-type="float">
            <text:p>0.435779892524</text:p>
          </table:table-cell>
        </table:table-row>
        <table:table-row table:style-name="ro1">
          <table:table-cell office:value-type="float" office:value="614.6" calcext:value-type="float">
            <text:p>61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9577243" calcext:value-type="float">
            <text:p>0.4359577243</text:p>
          </table:table-cell>
        </table:table-row>
        <table:table-row table:style-name="ro1">
          <table:table-cell office:value-type="float" office:value="614.7" calcext:value-type="float">
            <text:p>61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135583155" calcext:value-type="float">
            <text:p>0.436135583155</text:p>
          </table:table-cell>
        </table:table-row>
        <table:table-row table:style-name="ro1">
          <table:table-cell office:value-type="float" office:value="614.8" calcext:value-type="float">
            <text:p>61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313469083" calcext:value-type="float">
            <text:p>0.436313469083</text:p>
          </table:table-cell>
        </table:table-row>
        <table:table-row table:style-name="ro1">
          <table:table-cell office:value-type="float" office:value="614.9" calcext:value-type="float">
            <text:p>61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491382078" calcext:value-type="float">
            <text:p>0.43649138207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669322136" calcext:value-type="float">
            <text:p>0.436669322136</text:p>
          </table:table-cell>
        </table:table-row>
        <table:table-row table:style-name="ro1">
          <table:table-cell office:value-type="float" office:value="615.1" calcext:value-type="float">
            <text:p>61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716571179" calcext:value-type="float">
            <text:p>0.436716571179</text:p>
          </table:table-cell>
        </table:table-row>
        <table:table-row table:style-name="ro1">
          <table:table-cell office:value-type="float" office:value="615.2" calcext:value-type="float">
            <text:p>6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763818348" calcext:value-type="float">
            <text:p>0.436763818348</text:p>
          </table:table-cell>
        </table:table-row>
        <table:table-row table:style-name="ro1">
          <table:table-cell office:value-type="float" office:value="615.3" calcext:value-type="float">
            <text:p>6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811063641" calcext:value-type="float">
            <text:p>0.436811063641</text:p>
          </table:table-cell>
        </table:table-row>
        <table:table-row table:style-name="ro1">
          <table:table-cell office:value-type="float" office:value="615.4" calcext:value-type="float">
            <text:p>61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85830706" calcext:value-type="float">
            <text:p>0.43685830706</text:p>
          </table:table-cell>
        </table:table-row>
        <table:table-row table:style-name="ro1">
          <table:table-cell office:value-type="float" office:value="615.5" calcext:value-type="float">
            <text:p>61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905548604" calcext:value-type="float">
            <text:p>0.436905548604</text:p>
          </table:table-cell>
        </table:table-row>
        <table:table-row table:style-name="ro1">
          <table:table-cell office:value-type="float" office:value="615.6" calcext:value-type="float">
            <text:p>6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049352425" calcext:value-type="float">
            <text:p>0.437049352425</text:p>
          </table:table-cell>
        </table:table-row>
        <table:table-row table:style-name="ro1">
          <table:table-cell office:value-type="float" office:value="615.7" calcext:value-type="float">
            <text:p>61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19317525" calcext:value-type="float">
            <text:p>0.43719317525</text:p>
          </table:table-cell>
        </table:table-row>
        <table:table-row table:style-name="ro1">
          <table:table-cell office:value-type="float" office:value="615.8" calcext:value-type="float">
            <text:p>61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337017078" calcext:value-type="float">
            <text:p>0.437337017078</text:p>
          </table:table-cell>
        </table:table-row>
        <table:table-row table:style-name="ro1">
          <table:table-cell office:value-type="float" office:value="615.9" calcext:value-type="float">
            <text:p>61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480877907" calcext:value-type="float">
            <text:p>0.43748087790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624757737" calcext:value-type="float">
            <text:p>0.437624757737</text:p>
          </table:table-cell>
        </table:table-row>
        <table:table-row table:style-name="ro1">
          <table:table-cell office:value-type="float" office:value="616.1" calcext:value-type="float">
            <text:p>6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736827168" calcext:value-type="float">
            <text:p>0.437736827168</text:p>
          </table:table-cell>
        </table:table-row>
        <table:table-row table:style-name="ro1">
          <table:table-cell office:value-type="float" office:value="616.2" calcext:value-type="float">
            <text:p>61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848900155" calcext:value-type="float">
            <text:p>0.437848900155</text:p>
          </table:table-cell>
        </table:table-row>
        <table:table-row table:style-name="ro1">
          <table:table-cell office:value-type="float" office:value="616.3" calcext:value-type="float">
            <text:p>61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960976701" calcext:value-type="float">
            <text:p>0.437960976701</text:p>
          </table:table-cell>
        </table:table-row>
        <table:table-row table:style-name="ro1">
          <table:table-cell office:value-type="float" office:value="616.4" calcext:value-type="float">
            <text:p>61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073056802" calcext:value-type="float">
            <text:p>0.438073056802</text:p>
          </table:table-cell>
        </table:table-row>
        <table:table-row table:style-name="ro1">
          <table:table-cell office:value-type="float" office:value="616.5" calcext:value-type="float">
            <text:p>61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185140459" calcext:value-type="float">
            <text:p>0.438185140459</text:p>
          </table:table-cell>
        </table:table-row>
        <table:table-row table:style-name="ro1">
          <table:table-cell office:value-type="float" office:value="616.6" calcext:value-type="float">
            <text:p>61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393982025" calcext:value-type="float">
            <text:p>0.438393982025</text:p>
          </table:table-cell>
        </table:table-row>
        <table:table-row table:style-name="ro1">
          <table:table-cell office:value-type="float" office:value="616.7" calcext:value-type="float">
            <text:p>61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602876632" calcext:value-type="float">
            <text:p>0.438602876632</text:p>
          </table:table-cell>
        </table:table-row>
        <table:table-row table:style-name="ro1">
          <table:table-cell office:value-type="float" office:value="616.8" calcext:value-type="float">
            <text:p>61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811824283" calcext:value-type="float">
            <text:p>0.438811824283</text:p>
          </table:table-cell>
        </table:table-row>
        <table:table-row table:style-name="ro1">
          <table:table-cell office:value-type="float" office:value="616.9" calcext:value-type="float">
            <text:p>61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020824978" calcext:value-type="float">
            <text:p>0.43902082497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229878719" calcext:value-type="float">
            <text:p>0.439229878719</text:p>
          </table:table-cell>
        </table:table-row>
        <table:table-row table:style-name="ro1">
          <table:table-cell office:value-type="float" office:value="617.1" calcext:value-type="float">
            <text:p>61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268241058" calcext:value-type="float">
            <text:p>0.439268241058</text:p>
          </table:table-cell>
        </table:table-row>
        <table:table-row table:style-name="ro1">
          <table:table-cell office:value-type="float" office:value="617.2" calcext:value-type="float">
            <text:p>61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30659981" calcext:value-type="float">
            <text:p>0.43930659981</text:p>
          </table:table-cell>
        </table:table-row>
        <table:table-row table:style-name="ro1">
          <table:table-cell office:value-type="float" office:value="617.3" calcext:value-type="float">
            <text:p>6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344954978" calcext:value-type="float">
            <text:p>0.439344954978</text:p>
          </table:table-cell>
        </table:table-row>
        <table:table-row table:style-name="ro1">
          <table:table-cell office:value-type="float" office:value="617.4" calcext:value-type="float">
            <text:p>6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383306559" calcext:value-type="float">
            <text:p>0.439383306559</text:p>
          </table:table-cell>
        </table:table-row>
        <table:table-row table:style-name="ro1">
          <table:table-cell office:value-type="float" office:value="617.5" calcext:value-type="float">
            <text:p>61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21654556" calcext:value-type="float">
            <text:p>0.439421654556</text:p>
          </table:table-cell>
        </table:table-row>
        <table:table-row table:style-name="ro1">
          <table:table-cell office:value-type="float" office:value="617.6" calcext:value-type="float">
            <text:p>61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556903046" calcext:value-type="float">
            <text:p>0.439556903046</text:p>
          </table:table-cell>
        </table:table-row>
        <table:table-row table:style-name="ro1">
          <table:table-cell office:value-type="float" office:value="617.7" calcext:value-type="float">
            <text:p>61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692164861" calcext:value-type="float">
            <text:p>0.439692164861</text:p>
          </table:table-cell>
        </table:table-row>
        <table:table-row table:style-name="ro1">
          <table:table-cell office:value-type="float" office:value="617.8" calcext:value-type="float">
            <text:p>61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827439998" calcext:value-type="float">
            <text:p>0.439827439998</text:p>
          </table:table-cell>
        </table:table-row>
        <table:table-row table:style-name="ro1">
          <table:table-cell office:value-type="float" office:value="617.9" calcext:value-type="float">
            <text:p>61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962728454" calcext:value-type="float">
            <text:p>0.43996272845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098030229" calcext:value-type="float">
            <text:p>0.440098030229</text:p>
          </table:table-cell>
        </table:table-row>
        <table:table-row table:style-name="ro1">
          <table:table-cell office:value-type="float" office:value="618.1" calcext:value-type="float">
            <text:p>61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176661971" calcext:value-type="float">
            <text:p>0.440176661971</text:p>
          </table:table-cell>
        </table:table-row>
        <table:table-row table:style-name="ro1">
          <table:table-cell office:value-type="float" office:value="618.2" calcext:value-type="float">
            <text:p>61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255283654" calcext:value-type="float">
            <text:p>0.440255283654</text:p>
          </table:table-cell>
        </table:table-row>
        <table:table-row table:style-name="ro1">
          <table:table-cell office:value-type="float" office:value="618.3" calcext:value-type="float">
            <text:p>61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333895279" calcext:value-type="float">
            <text:p>0.440333895279</text:p>
          </table:table-cell>
        </table:table-row>
        <table:table-row table:style-name="ro1">
          <table:table-cell office:value-type="float" office:value="618.4" calcext:value-type="float">
            <text:p>6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412496846" calcext:value-type="float">
            <text:p>0.440412496846</text:p>
          </table:table-cell>
        </table:table-row>
        <table:table-row table:style-name="ro1">
          <table:table-cell office:value-type="float" office:value="618.5" calcext:value-type="float">
            <text:p>6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491088355" calcext:value-type="float">
            <text:p>0.440491088355</text:p>
          </table:table-cell>
        </table:table-row>
        <table:table-row table:style-name="ro1">
          <table:table-cell office:value-type="float" office:value="618.6" calcext:value-type="float">
            <text:p>61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69669808" calcext:value-type="float">
            <text:p>0.440569669808</text:p>
          </table:table-cell>
        </table:table-row>
        <table:table-row table:style-name="ro1">
          <table:table-cell office:value-type="float" office:value="618.7" calcext:value-type="float">
            <text:p>61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648241205" calcext:value-type="float">
            <text:p>0.440648241205</text:p>
          </table:table-cell>
        </table:table-row>
        <table:table-row table:style-name="ro1">
          <table:table-cell office:value-type="float" office:value="618.8" calcext:value-type="float">
            <text:p>61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726802546" calcext:value-type="float">
            <text:p>0.440726802546</text:p>
          </table:table-cell>
        </table:table-row>
        <table:table-row table:style-name="ro1">
          <table:table-cell office:value-type="float" office:value="618.9" calcext:value-type="float">
            <text:p>61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805353832" calcext:value-type="float">
            <text:p>0.44080535383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883895063" calcext:value-type="float">
            <text:p>0.440883895063</text:p>
          </table:table-cell>
        </table:table-row>
        <table:table-row table:style-name="ro1">
          <table:table-cell office:value-type="float" office:value="619.1" calcext:value-type="float">
            <text:p>61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029778545" calcext:value-type="float">
            <text:p>0.441029778545</text:p>
          </table:table-cell>
        </table:table-row>
        <table:table-row table:style-name="ro1">
          <table:table-cell office:value-type="float" office:value="619.2" calcext:value-type="float">
            <text:p>61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175681849" calcext:value-type="float">
            <text:p>0.441175681849</text:p>
          </table:table-cell>
        </table:table-row>
        <table:table-row table:style-name="ro1">
          <table:table-cell office:value-type="float" office:value="619.3" calcext:value-type="float">
            <text:p>61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321604975" calcext:value-type="float">
            <text:p>0.441321604975</text:p>
          </table:table-cell>
        </table:table-row>
        <table:table-row table:style-name="ro1">
          <table:table-cell office:value-type="float" office:value="619.4" calcext:value-type="float">
            <text:p>61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46754792" calcext:value-type="float">
            <text:p>0.44146754792</text:p>
          </table:table-cell>
        </table:table-row>
        <table:table-row table:style-name="ro1">
          <table:table-cell office:value-type="float" office:value="619.5" calcext:value-type="float">
            <text:p>61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13510685" calcext:value-type="float">
            <text:p>0.441613510685</text:p>
          </table:table-cell>
        </table:table-row>
        <table:table-row table:style-name="ro1">
          <table:table-cell office:value-type="float" office:value="619.6" calcext:value-type="float">
            <text:p>61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662317839" calcext:value-type="float">
            <text:p>0.441662317839</text:p>
          </table:table-cell>
        </table:table-row>
        <table:table-row table:style-name="ro1">
          <table:table-cell office:value-type="float" office:value="619.7" calcext:value-type="float">
            <text:p>61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711123334" calcext:value-type="float">
            <text:p>0.441711123334</text:p>
          </table:table-cell>
        </table:table-row>
        <table:table-row table:style-name="ro1">
          <table:table-cell office:value-type="float" office:value="619.8" calcext:value-type="float">
            <text:p>61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759927169" calcext:value-type="float">
            <text:p>0.441759927169</text:p>
          </table:table-cell>
        </table:table-row>
        <table:table-row table:style-name="ro1">
          <table:table-cell office:value-type="float" office:value="619.9" calcext:value-type="float">
            <text:p>61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808729345" calcext:value-type="float">
            <text:p>0.4418087293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857529861" calcext:value-type="float">
            <text:p>0.441857529861</text:p>
          </table:table-cell>
        </table:table-row>
        <table:table-row table:style-name="ro1">
          <table:table-cell office:value-type="float" office:value="620.1" calcext:value-type="float">
            <text:p>62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982149709" calcext:value-type="float">
            <text:p>0.441982149709</text:p>
          </table:table-cell>
        </table:table-row>
        <table:table-row table:style-name="ro1">
          <table:table-cell office:value-type="float" office:value="620.2" calcext:value-type="float">
            <text:p>62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106776366" calcext:value-type="float">
            <text:p>0.442106776366</text:p>
          </table:table-cell>
        </table:table-row>
        <table:table-row table:style-name="ro1">
          <table:table-cell office:value-type="float" office:value="620.3" calcext:value-type="float">
            <text:p>62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231409829" calcext:value-type="float">
            <text:p>0.442231409829</text:p>
          </table:table-cell>
        </table:table-row>
        <table:table-row table:style-name="ro1">
          <table:table-cell office:value-type="float" office:value="620.4" calcext:value-type="float">
            <text:p>62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356050095" calcext:value-type="float">
            <text:p>0.442356050095</text:p>
          </table:table-cell>
        </table:table-row>
        <table:table-row table:style-name="ro1">
          <table:table-cell office:value-type="float" office:value="620.5" calcext:value-type="float">
            <text:p>6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480697161" calcext:value-type="float">
            <text:p>0.442480697161</text:p>
          </table:table-cell>
        </table:table-row>
        <table:table-row table:style-name="ro1">
          <table:table-cell office:value-type="float" office:value="620.6" calcext:value-type="float">
            <text:p>62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8096497" calcext:value-type="float">
            <text:p>0.442508096497</text:p>
          </table:table-cell>
        </table:table-row>
        <table:table-row table:style-name="ro1">
          <table:table-cell office:value-type="float" office:value="620.7" calcext:value-type="float">
            <text:p>62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35490586" calcext:value-type="float">
            <text:p>0.442535490586</text:p>
          </table:table-cell>
        </table:table-row>
        <table:table-row table:style-name="ro1">
          <table:table-cell office:value-type="float" office:value="620.8" calcext:value-type="float">
            <text:p>6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62879429" calcext:value-type="float">
            <text:p>0.442562879429</text:p>
          </table:table-cell>
        </table:table-row>
        <table:table-row table:style-name="ro1">
          <table:table-cell office:value-type="float" office:value="620.9" calcext:value-type="float">
            <text:p>62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90263026" calcext:value-type="float">
            <text:p>0.44259026302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617641378" calcext:value-type="float">
            <text:p>0.442617641378</text:p>
          </table:table-cell>
        </table:table-row>
        <table:table-row table:style-name="ro1">
          <table:table-cell office:value-type="float" office:value="621.1" calcext:value-type="float">
            <text:p>62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673753967" calcext:value-type="float">
            <text:p>0.442673753967</text:p>
          </table:table-cell>
        </table:table-row>
        <table:table-row table:style-name="ro1">
          <table:table-cell office:value-type="float" office:value="621.2" calcext:value-type="float">
            <text:p>62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729866512" calcext:value-type="float">
            <text:p>0.442729866512</text:p>
          </table:table-cell>
        </table:table-row>
        <table:table-row table:style-name="ro1">
          <table:table-cell office:value-type="float" office:value="621.3" calcext:value-type="float">
            <text:p>62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785979014" calcext:value-type="float">
            <text:p>0.442785979014</text:p>
          </table:table-cell>
        </table:table-row>
        <table:table-row table:style-name="ro1">
          <table:table-cell office:value-type="float" office:value="621.4" calcext:value-type="float">
            <text:p>62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842091471" calcext:value-type="float">
            <text:p>0.442842091471</text:p>
          </table:table-cell>
        </table:table-row>
        <table:table-row table:style-name="ro1">
          <table:table-cell office:value-type="float" office:value="621.5" calcext:value-type="float">
            <text:p>62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898203885" calcext:value-type="float">
            <text:p>0.442898203885</text:p>
          </table:table-cell>
        </table:table-row>
        <table:table-row table:style-name="ro1">
          <table:table-cell office:value-type="float" office:value="621.6" calcext:value-type="float">
            <text:p>62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051668852" calcext:value-type="float">
            <text:p>0.443051668852</text:p>
          </table:table-cell>
        </table:table-row>
        <table:table-row table:style-name="ro1">
          <table:table-cell office:value-type="float" office:value="621.7" calcext:value-type="float">
            <text:p>62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205158439" calcext:value-type="float">
            <text:p>0.443205158439</text:p>
          </table:table-cell>
        </table:table-row>
        <table:table-row table:style-name="ro1">
          <table:table-cell office:value-type="float" office:value="621.8" calcext:value-type="float">
            <text:p>62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358672648" calcext:value-type="float">
            <text:p>0.443358672648</text:p>
          </table:table-cell>
        </table:table-row>
        <table:table-row table:style-name="ro1">
          <table:table-cell office:value-type="float" office:value="621.9" calcext:value-type="float">
            <text:p>62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512211477" calcext:value-type="float">
            <text:p>0.44351221147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665774926" calcext:value-type="float">
            <text:p>0.443665774926</text:p>
          </table:table-cell>
        </table:table-row>
        <table:table-row table:style-name="ro1">
          <table:table-cell office:value-type="float" office:value="622.1" calcext:value-type="float">
            <text:p>62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711327012" calcext:value-type="float">
            <text:p>0.443711327012</text:p>
          </table:table-cell>
        </table:table-row>
        <table:table-row table:style-name="ro1">
          <table:table-cell office:value-type="float" office:value="622.2" calcext:value-type="float">
            <text:p>62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756876851" calcext:value-type="float">
            <text:p>0.443756876851</text:p>
          </table:table-cell>
        </table:table-row>
        <table:table-row table:style-name="ro1">
          <table:table-cell office:value-type="float" office:value="622.3" calcext:value-type="float">
            <text:p>6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802424442" calcext:value-type="float">
            <text:p>0.443802424442</text:p>
          </table:table-cell>
        </table:table-row>
        <table:table-row table:style-name="ro1">
          <table:table-cell office:value-type="float" office:value="622.4" calcext:value-type="float">
            <text:p>6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847969786" calcext:value-type="float">
            <text:p>0.443847969786</text:p>
          </table:table-cell>
        </table:table-row>
        <table:table-row table:style-name="ro1">
          <table:table-cell office:value-type="float" office:value="622.5" calcext:value-type="float">
            <text:p>6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893512882" calcext:value-type="float">
            <text:p>0.443893512882</text:p>
          </table:table-cell>
        </table:table-row>
        <table:table-row table:style-name="ro1">
          <table:table-cell office:value-type="float" office:value="622.6" calcext:value-type="float">
            <text:p>62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36515653" calcext:value-type="float">
            <text:p>0.444036515653</text:p>
          </table:table-cell>
        </table:table-row>
        <table:table-row table:style-name="ro1">
          <table:table-cell office:value-type="float" office:value="622.7" calcext:value-type="float">
            <text:p>62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179536172" calcext:value-type="float">
            <text:p>0.444179536172</text:p>
          </table:table-cell>
        </table:table-row>
        <table:table-row table:style-name="ro1">
          <table:table-cell office:value-type="float" office:value="622.8" calcext:value-type="float">
            <text:p>62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322574437" calcext:value-type="float">
            <text:p>0.444322574437</text:p>
          </table:table-cell>
        </table:table-row>
        <table:table-row table:style-name="ro1">
          <table:table-cell office:value-type="float" office:value="622.9" calcext:value-type="float">
            <text:p>62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465630447" calcext:value-type="float">
            <text:p>0.44446563044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608704201" calcext:value-type="float">
            <text:p>0.444608704201</text:p>
          </table:table-cell>
        </table:table-row>
        <table:table-row table:style-name="ro1">
          <table:table-cell office:value-type="float" office:value="623.1" calcext:value-type="float">
            <text:p>6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633181021" calcext:value-type="float">
            <text:p>0.444633181021</text:p>
          </table:table-cell>
        </table:table-row>
        <table:table-row table:style-name="ro1">
          <table:table-cell office:value-type="float" office:value="623.2" calcext:value-type="float">
            <text:p>62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657652191" calcext:value-type="float">
            <text:p>0.444657652191</text:p>
          </table:table-cell>
        </table:table-row>
        <table:table-row table:style-name="ro1">
          <table:table-cell office:value-type="float" office:value="623.3" calcext:value-type="float">
            <text:p>62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682117712" calcext:value-type="float">
            <text:p>0.444682117712</text:p>
          </table:table-cell>
        </table:table-row>
        <table:table-row table:style-name="ro1">
          <table:table-cell office:value-type="float" office:value="623.4" calcext:value-type="float">
            <text:p>62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706577584" calcext:value-type="float">
            <text:p>0.444706577584</text:p>
          </table:table-cell>
        </table:table-row>
        <table:table-row table:style-name="ro1">
          <table:table-cell office:value-type="float" office:value="623.5" calcext:value-type="float">
            <text:p>6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731031808" calcext:value-type="float">
            <text:p>0.444731031808</text:p>
          </table:table-cell>
        </table:table-row>
        <table:table-row table:style-name="ro1">
          <table:table-cell office:value-type="float" office:value="623.6" calcext:value-type="float">
            <text:p>62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755113889" calcext:value-type="float">
            <text:p>0.444755113889</text:p>
          </table:table-cell>
        </table:table-row>
        <table:table-row table:style-name="ro1">
          <table:table-cell office:value-type="float" office:value="623.7" calcext:value-type="float">
            <text:p>62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778954665" calcext:value-type="float">
            <text:p>0.444778954665</text:p>
          </table:table-cell>
        </table:table-row>
        <table:table-row table:style-name="ro1">
          <table:table-cell office:value-type="float" office:value="623.8" calcext:value-type="float">
            <text:p>6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802675977" calcext:value-type="float">
            <text:p>0.444802675977</text:p>
          </table:table-cell>
        </table:table-row>
        <table:table-row table:style-name="ro1">
          <table:table-cell office:value-type="float" office:value="623.9" calcext:value-type="float">
            <text:p>62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826390663" calcext:value-type="float">
            <text:p>0.44482639066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850202556" calcext:value-type="float">
            <text:p>0.444850202556</text:p>
          </table:table-cell>
        </table:table-row>
        <table:table-row table:style-name="ro1">
          <table:table-cell office:value-type="float" office:value="624.1" calcext:value-type="float">
            <text:p>62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940289441" calcext:value-type="float">
            <text:p>0.444940289441</text:p>
          </table:table-cell>
        </table:table-row>
        <table:table-row table:style-name="ro1">
          <table:table-cell office:value-type="float" office:value="624.2" calcext:value-type="float">
            <text:p>62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030655642" calcext:value-type="float">
            <text:p>0.445030655642</text:p>
          </table:table-cell>
        </table:table-row>
        <table:table-row table:style-name="ro1">
          <table:table-cell office:value-type="float" office:value="624.3" calcext:value-type="float">
            <text:p>62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121378126" calcext:value-type="float">
            <text:p>0.445121378126</text:p>
          </table:table-cell>
        </table:table-row>
        <table:table-row table:style-name="ro1">
          <table:table-cell office:value-type="float" office:value="624.4" calcext:value-type="float">
            <text:p>62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12524883" calcext:value-type="float">
            <text:p>0.445212524883</text:p>
          </table:table-cell>
        </table:table-row>
        <table:table-row table:style-name="ro1">
          <table:table-cell office:value-type="float" office:value="624.5" calcext:value-type="float">
            <text:p>6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304154924" calcext:value-type="float">
            <text:p>0.445304154924</text:p>
          </table:table-cell>
        </table:table-row>
        <table:table-row table:style-name="ro1">
          <table:table-cell office:value-type="float" office:value="624.6" calcext:value-type="float">
            <text:p>62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98405171" calcext:value-type="float">
            <text:p>0.445298405171</text:p>
          </table:table-cell>
        </table:table-row>
        <table:table-row table:style-name="ro1">
          <table:table-cell office:value-type="float" office:value="624.7" calcext:value-type="float">
            <text:p>62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92996048" calcext:value-type="float">
            <text:p>0.445292996048</text:p>
          </table:table-cell>
        </table:table-row>
        <table:table-row table:style-name="ro1">
          <table:table-cell office:value-type="float" office:value="624.8" calcext:value-type="float">
            <text:p>62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88081139" calcext:value-type="float">
            <text:p>0.445288081139</text:p>
          </table:table-cell>
        </table:table-row>
        <table:table-row table:style-name="ro1">
          <table:table-cell office:value-type="float" office:value="624.9" calcext:value-type="float">
            <text:p>62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83795948" calcext:value-type="float">
            <text:p>0.44528379594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80257903" calcext:value-type="float">
            <text:p>0.445280257903</text:p>
          </table:table-cell>
        </table:table-row>
        <table:table-row table:style-name="ro1">
          <table:table-cell office:value-type="float" office:value="625.1" calcext:value-type="float">
            <text:p>62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33373073" calcext:value-type="float">
            <text:p>0.44533373073</text:p>
          </table:table-cell>
        </table:table-row>
        <table:table-row table:style-name="ro1">
          <table:table-cell office:value-type="float" office:value="625.2" calcext:value-type="float">
            <text:p>62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388131884" calcext:value-type="float">
            <text:p>0.445388131884</text:p>
          </table:table-cell>
        </table:table-row>
        <table:table-row table:style-name="ro1">
          <table:table-cell office:value-type="float" office:value="625.3" calcext:value-type="float">
            <text:p>62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443524951" calcext:value-type="float">
            <text:p>0.445443524951</text:p>
          </table:table-cell>
        </table:table-row>
        <table:table-row table:style-name="ro1">
          <table:table-cell office:value-type="float" office:value="625.4" calcext:value-type="float">
            <text:p>62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49995547" calcext:value-type="float">
            <text:p>0.44549995547</text:p>
          </table:table-cell>
        </table:table-row>
        <table:table-row table:style-name="ro1">
          <table:table-cell office:value-type="float" office:value="625.5" calcext:value-type="float">
            <text:p>6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557450925" calcext:value-type="float">
            <text:p>0.445557450925</text:p>
          </table:table-cell>
        </table:table-row>
        <table:table-row table:style-name="ro1">
          <table:table-cell office:value-type="float" office:value="625.6" calcext:value-type="float">
            <text:p>62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713820151" calcext:value-type="float">
            <text:p>0.445713820151</text:p>
          </table:table-cell>
        </table:table-row>
        <table:table-row table:style-name="ro1">
          <table:table-cell office:value-type="float" office:value="625.7" calcext:value-type="float">
            <text:p>62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871399418" calcext:value-type="float">
            <text:p>0.445871399418</text:p>
          </table:table-cell>
        </table:table-row>
        <table:table-row table:style-name="ro1">
          <table:table-cell office:value-type="float" office:value="625.8" calcext:value-type="float">
            <text:p>62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030101676" calcext:value-type="float">
            <text:p>0.446030101676</text:p>
          </table:table-cell>
        </table:table-row>
        <table:table-row table:style-name="ro1">
          <table:table-cell office:value-type="float" office:value="625.9" calcext:value-type="float">
            <text:p>62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189826182" calcext:value-type="float">
            <text:p>0.44618982618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350458471" calcext:value-type="float">
            <text:p>0.446350458471</text:p>
          </table:table-cell>
        </table:table-row>
        <table:table-row table:style-name="ro1">
          <table:table-cell office:value-type="float" office:value="626.1" calcext:value-type="float">
            <text:p>62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351156715" calcext:value-type="float">
            <text:p>0.446351156715</text:p>
          </table:table-cell>
        </table:table-row>
        <table:table-row table:style-name="ro1">
          <table:table-cell office:value-type="float" office:value="626.2" calcext:value-type="float">
            <text:p>62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352461236" calcext:value-type="float">
            <text:p>0.446352461236</text:p>
          </table:table-cell>
        </table:table-row>
        <table:table-row table:style-name="ro1">
          <table:table-cell office:value-type="float" office:value="626.3" calcext:value-type="float">
            <text:p>62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354215771" calcext:value-type="float">
            <text:p>0.446354215771</text:p>
          </table:table-cell>
        </table:table-row>
        <table:table-row table:style-name="ro1">
          <table:table-cell office:value-type="float" office:value="626.4" calcext:value-type="float">
            <text:p>62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35625048" calcext:value-type="float">
            <text:p>0.44635625048</text:p>
          </table:table-cell>
        </table:table-row>
        <table:table-row table:style-name="ro1">
          <table:table-cell office:value-type="float" office:value="626.5" calcext:value-type="float">
            <text:p>6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358381946" calcext:value-type="float">
            <text:p>0.446358381946</text:p>
          </table:table-cell>
        </table:table-row>
        <table:table-row table:style-name="ro1">
          <table:table-cell office:value-type="float" office:value="626.6" calcext:value-type="float">
            <text:p>62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262557481" calcext:value-type="float">
            <text:p>0.446262557481</text:p>
          </table:table-cell>
        </table:table-row>
        <table:table-row table:style-name="ro1">
          <table:table-cell office:value-type="float" office:value="626.7" calcext:value-type="float">
            <text:p>62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166811305" calcext:value-type="float">
            <text:p>0.446166811305</text:p>
          </table:table-cell>
        </table:table-row>
        <table:table-row table:style-name="ro1">
          <table:table-cell office:value-type="float" office:value="626.8" calcext:value-type="float">
            <text:p>62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071129805" calcext:value-type="float">
            <text:p>0.446071129805</text:p>
          </table:table-cell>
        </table:table-row>
        <table:table-row table:style-name="ro1">
          <table:table-cell office:value-type="float" office:value="626.9" calcext:value-type="float">
            <text:p>62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975490334" calcext:value-type="float">
            <text:p>0.44597549033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879861222" calcext:value-type="float">
            <text:p>0.445879861222</text:p>
          </table:table-cell>
        </table:table-row>
        <table:table-row table:style-name="ro1">
          <table:table-cell office:value-type="float" office:value="627.1" calcext:value-type="float">
            <text:p>62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990622781" calcext:value-type="float">
            <text:p>0.444990622781</text:p>
          </table:table-cell>
        </table:table-row>
        <table:table-row table:style-name="ro1">
          <table:table-cell office:value-type="float" office:value="627.2" calcext:value-type="float">
            <text:p>62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101345828" calcext:value-type="float">
            <text:p>0.444101345828</text:p>
          </table:table-cell>
        </table:table-row>
        <table:table-row table:style-name="ro1">
          <table:table-cell office:value-type="float" office:value="627.3" calcext:value-type="float">
            <text:p>62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211972417" calcext:value-type="float">
            <text:p>0.443211972417</text:p>
          </table:table-cell>
        </table:table-row>
        <table:table-row table:style-name="ro1">
          <table:table-cell office:value-type="float" office:value="627.4" calcext:value-type="float">
            <text:p>62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322436102" calcext:value-type="float">
            <text:p>0.442322436102</text:p>
          </table:table-cell>
        </table:table-row>
        <table:table-row table:style-name="ro1">
          <table:table-cell office:value-type="float" office:value="627.5" calcext:value-type="float">
            <text:p>62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432662026" calcext:value-type="float">
            <text:p>0.441432662026</text:p>
          </table:table-cell>
        </table:table-row>
        <table:table-row table:style-name="ro1">
          <table:table-cell office:value-type="float" office:value="627.6" calcext:value-type="float">
            <text:p>62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054450145" calcext:value-type="float">
            <text:p>0.440054450145</text:p>
          </table:table-cell>
        </table:table-row>
        <table:table-row table:style-name="ro1">
          <table:table-cell office:value-type="float" office:value="627.7" calcext:value-type="float">
            <text:p>62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676465815" calcext:value-type="float">
            <text:p>0.438676465815</text:p>
          </table:table-cell>
        </table:table-row>
        <table:table-row table:style-name="ro1">
          <table:table-cell office:value-type="float" office:value="627.8" calcext:value-type="float">
            <text:p>6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298692001" calcext:value-type="float">
            <text:p>0.437298692001</text:p>
          </table:table-cell>
        </table:table-row>
        <table:table-row table:style-name="ro1">
          <table:table-cell office:value-type="float" office:value="627.9" calcext:value-type="float">
            <text:p>62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92111628" calcext:value-type="float">
            <text:p>0.4359211162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543730785" calcext:value-type="float">
            <text:p>0.434543730785</text:p>
          </table:table-cell>
        </table:table-row>
        <table:table-row table:style-name="ro1">
          <table:table-cell office:value-type="float" office:value="628.1" calcext:value-type="float">
            <text:p>62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039156958" calcext:value-type="float">
            <text:p>0.435039156958</text:p>
          </table:table-cell>
        </table:table-row>
        <table:table-row table:style-name="ro1">
          <table:table-cell office:value-type="float" office:value="628.2" calcext:value-type="float">
            <text:p>62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534724323" calcext:value-type="float">
            <text:p>0.435534724323</text:p>
          </table:table-cell>
        </table:table-row>
        <table:table-row table:style-name="ro1">
          <table:table-cell office:value-type="float" office:value="628.3" calcext:value-type="float">
            <text:p>62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030439939" calcext:value-type="float">
            <text:p>0.436030439939</text:p>
          </table:table-cell>
        </table:table-row>
        <table:table-row table:style-name="ro1">
          <table:table-cell office:value-type="float" office:value="628.4" calcext:value-type="float">
            <text:p>62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526315321" calcext:value-type="float">
            <text:p>0.436526315321</text:p>
          </table:table-cell>
        </table:table-row>
        <table:table-row table:style-name="ro1">
          <table:table-cell office:value-type="float" office:value="628.5" calcext:value-type="float">
            <text:p>6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022366471" calcext:value-type="float">
            <text:p>0.437022366471</text:p>
          </table:table-cell>
        </table:table-row>
        <table:table-row table:style-name="ro1">
          <table:table-cell office:value-type="float" office:value="628.6" calcext:value-type="float">
            <text:p>62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812676752" calcext:value-type="float">
            <text:p>0.437812676752</text:p>
          </table:table-cell>
        </table:table-row>
        <table:table-row table:style-name="ro1">
          <table:table-cell office:value-type="float" office:value="628.7" calcext:value-type="float">
            <text:p>62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603670144" calcext:value-type="float">
            <text:p>0.438603670144</text:p>
          </table:table-cell>
        </table:table-row>
        <table:table-row table:style-name="ro1">
          <table:table-cell office:value-type="float" office:value="628.8" calcext:value-type="float">
            <text:p>6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394944625" calcext:value-type="float">
            <text:p>0.439394944625</text:p>
          </table:table-cell>
        </table:table-row>
        <table:table-row table:style-name="ro1">
          <table:table-cell office:value-type="float" office:value="628.9" calcext:value-type="float">
            <text:p>62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18612206" calcext:value-type="float">
            <text:p>0.4401861220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97684844" calcext:value-type="float">
            <text:p>0.44097684844</text:p>
          </table:table-cell>
        </table:table-row>
        <table:table-row table:style-name="ro1">
          <table:table-cell office:value-type="float" office:value="629.1" calcext:value-type="float">
            <text:p>62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942006032" calcext:value-type="float">
            <text:p>0.440942006032</text:p>
          </table:table-cell>
        </table:table-row>
        <table:table-row table:style-name="ro1">
          <table:table-cell office:value-type="float" office:value="629.2" calcext:value-type="float">
            <text:p>62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906048654" calcext:value-type="float">
            <text:p>0.440906048654</text:p>
          </table:table-cell>
        </table:table-row>
        <table:table-row table:style-name="ro1">
          <table:table-cell office:value-type="float" office:value="629.3" calcext:value-type="float">
            <text:p>6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868703894" calcext:value-type="float">
            <text:p>0.440868703894</text:p>
          </table:table-cell>
        </table:table-row>
        <table:table-row table:style-name="ro1">
          <table:table-cell office:value-type="float" office:value="629.4" calcext:value-type="float">
            <text:p>62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829726275" calcext:value-type="float">
            <text:p>0.440829726275</text:p>
          </table:table-cell>
        </table:table-row>
        <table:table-row table:style-name="ro1">
          <table:table-cell office:value-type="float" office:value="629.5" calcext:value-type="float">
            <text:p>62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788897246" calcext:value-type="float">
            <text:p>0.440788897246</text:p>
          </table:table-cell>
        </table:table-row>
        <table:table-row table:style-name="ro1">
          <table:table-cell office:value-type="float" office:value="629.6" calcext:value-type="float">
            <text:p>62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843824868" calcext:value-type="float">
            <text:p>0.440843824868</text:p>
          </table:table-cell>
        </table:table-row>
        <table:table-row table:style-name="ro1">
          <table:table-cell office:value-type="float" office:value="629.7" calcext:value-type="float">
            <text:p>62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896892362" calcext:value-type="float">
            <text:p>0.440896892362</text:p>
          </table:table-cell>
        </table:table-row>
        <table:table-row table:style-name="ro1">
          <table:table-cell office:value-type="float" office:value="629.8" calcext:value-type="float">
            <text:p>62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947973889" calcext:value-type="float">
            <text:p>0.440947973889</text:p>
          </table:table-cell>
        </table:table-row>
        <table:table-row table:style-name="ro1">
          <table:table-cell office:value-type="float" office:value="629.9" calcext:value-type="float">
            <text:p>62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996979348" calcext:value-type="float">
            <text:p>0.44099697934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043854397" calcext:value-type="float">
            <text:p>0.441043854397</text:p>
          </table:table-cell>
        </table:table-row>
        <table:table-row table:style-name="ro1">
          <table:table-cell office:value-type="float" office:value="630.1" calcext:value-type="float">
            <text:p>63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415729352" calcext:value-type="float">
            <text:p>0.441415729352</text:p>
          </table:table-cell>
        </table:table-row>
        <table:table-row table:style-name="ro1">
          <table:table-cell office:value-type="float" office:value="630.2" calcext:value-type="float">
            <text:p>63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785460113" calcext:value-type="float">
            <text:p>0.441785460113</text:p>
          </table:table-cell>
        </table:table-row>
        <table:table-row table:style-name="ro1">
          <table:table-cell office:value-type="float" office:value="630.3" calcext:value-type="float">
            <text:p>63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153095169" calcext:value-type="float">
            <text:p>0.442153095169</text:p>
          </table:table-cell>
        </table:table-row>
        <table:table-row table:style-name="ro1">
          <table:table-cell office:value-type="float" office:value="630.4" calcext:value-type="float">
            <text:p>63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18719113" calcext:value-type="float">
            <text:p>0.442518719113</text:p>
          </table:table-cell>
        </table:table-row>
        <table:table-row table:style-name="ro1">
          <table:table-cell office:value-type="float" office:value="630.5" calcext:value-type="float">
            <text:p>6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882452782" calcext:value-type="float">
            <text:p>0.442882452782</text:p>
          </table:table-cell>
        </table:table-row>
        <table:table-row table:style-name="ro1">
          <table:table-cell office:value-type="float" office:value="630.6" calcext:value-type="float">
            <text:p>63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146725942" calcext:value-type="float">
            <text:p>0.443146725942</text:p>
          </table:table-cell>
        </table:table-row>
        <table:table-row table:style-name="ro1">
          <table:table-cell office:value-type="float" office:value="630.7" calcext:value-type="float">
            <text:p>63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409103012" calcext:value-type="float">
            <text:p>0.443409103012</text:p>
          </table:table-cell>
        </table:table-row>
        <table:table-row table:style-name="ro1">
          <table:table-cell office:value-type="float" office:value="630.8" calcext:value-type="float">
            <text:p>63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669801109" calcext:value-type="float">
            <text:p>0.443669801109</text:p>
          </table:table-cell>
        </table:table-row>
        <table:table-row table:style-name="ro1">
          <table:table-cell office:value-type="float" office:value="630.9" calcext:value-type="float">
            <text:p>63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929064903" calcext:value-type="float">
            <text:p>0.44392906490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187166692" calcext:value-type="float">
            <text:p>0.444187166692</text:p>
          </table:table-cell>
        </table:table-row>
        <table:table-row table:style-name="ro1">
          <table:table-cell office:value-type="float" office:value="631.1" calcext:value-type="float">
            <text:p>63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356603119" calcext:value-type="float">
            <text:p>0.444356603119</text:p>
          </table:table-cell>
        </table:table-row>
        <table:table-row table:style-name="ro1">
          <table:table-cell office:value-type="float" office:value="631.2" calcext:value-type="float">
            <text:p>63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525528415" calcext:value-type="float">
            <text:p>0.444525528415</text:p>
          </table:table-cell>
        </table:table-row>
        <table:table-row table:style-name="ro1">
          <table:table-cell office:value-type="float" office:value="631.3" calcext:value-type="float">
            <text:p>63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694298294" calcext:value-type="float">
            <text:p>0.444694298294</text:p>
          </table:table-cell>
        </table:table-row>
        <table:table-row table:style-name="ro1">
          <table:table-cell office:value-type="float" office:value="631.4" calcext:value-type="float">
            <text:p>63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863296106" calcext:value-type="float">
            <text:p>0.444863296106</text:p>
          </table:table-cell>
        </table:table-row>
        <table:table-row table:style-name="ro1">
          <table:table-cell office:value-type="float" office:value="631.5" calcext:value-type="float">
            <text:p>6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032932883" calcext:value-type="float">
            <text:p>0.445032932883</text:p>
          </table:table-cell>
        </table:table-row>
        <table:table-row table:style-name="ro1">
          <table:table-cell office:value-type="float" office:value="631.6" calcext:value-type="float">
            <text:p>63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03830762" calcext:value-type="float">
            <text:p>0.445203830762</text:p>
          </table:table-cell>
        </table:table-row>
        <table:table-row table:style-name="ro1">
          <table:table-cell office:value-type="float" office:value="631.7" calcext:value-type="float">
            <text:p>63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374870568" calcext:value-type="float">
            <text:p>0.445374870568</text:p>
          </table:table-cell>
        </table:table-row>
        <table:table-row table:style-name="ro1">
          <table:table-cell office:value-type="float" office:value="631.8" calcext:value-type="float">
            <text:p>63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546036672" calcext:value-type="float">
            <text:p>0.445546036672</text:p>
          </table:table-cell>
        </table:table-row>
        <table:table-row table:style-name="ro1">
          <table:table-cell office:value-type="float" office:value="631.9" calcext:value-type="float">
            <text:p>63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717317949" calcext:value-type="float">
            <text:p>0.44571731794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888707774" calcext:value-type="float">
            <text:p>0.445888707774</text:p>
          </table:table-cell>
        </table:table-row>
        <table:table-row table:style-name="ro1">
          <table:table-cell office:value-type="float" office:value="632.1" calcext:value-type="float">
            <text:p>63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058962803" calcext:value-type="float">
            <text:p>0.446058962803</text:p>
          </table:table-cell>
        </table:table-row>
        <table:table-row table:style-name="ro1">
          <table:table-cell office:value-type="float" office:value="632.2" calcext:value-type="float">
            <text:p>63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229325872" calcext:value-type="float">
            <text:p>0.446229325872</text:p>
          </table:table-cell>
        </table:table-row>
        <table:table-row table:style-name="ro1">
          <table:table-cell office:value-type="float" office:value="632.3" calcext:value-type="float">
            <text:p>6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399803929" calcext:value-type="float">
            <text:p>0.446399803929</text:p>
          </table:table-cell>
        </table:table-row>
        <table:table-row table:style-name="ro1">
          <table:table-cell office:value-type="float" office:value="632.4" calcext:value-type="float">
            <text:p>6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570408466" calcext:value-type="float">
            <text:p>0.446570408466</text:p>
          </table:table-cell>
        </table:table-row>
        <table:table-row table:style-name="ro1">
          <table:table-cell office:value-type="float" office:value="632.5" calcext:value-type="float">
            <text:p>6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741155523" calcext:value-type="float">
            <text:p>0.446741155523</text:p>
          </table:table-cell>
        </table:table-row>
        <table:table-row table:style-name="ro1">
          <table:table-cell office:value-type="float" office:value="632.6" calcext:value-type="float">
            <text:p>63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814267581" calcext:value-type="float">
            <text:p>0.446814267581</text:p>
          </table:table-cell>
        </table:table-row>
        <table:table-row table:style-name="ro1">
          <table:table-cell office:value-type="float" office:value="632.7" calcext:value-type="float">
            <text:p>63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887087203" calcext:value-type="float">
            <text:p>0.446887087203</text:p>
          </table:table-cell>
        </table:table-row>
        <table:table-row table:style-name="ro1">
          <table:table-cell office:value-type="float" office:value="632.8" calcext:value-type="float">
            <text:p>63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95969129" calcext:value-type="float">
            <text:p>0.44695969129</text:p>
          </table:table-cell>
        </table:table-row>
        <table:table-row table:style-name="ro1">
          <table:table-cell office:value-type="float" office:value="632.9" calcext:value-type="float">
            <text:p>6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032147732" calcext:value-type="float">
            <text:p>0.4470321477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104515393" calcext:value-type="float">
            <text:p>0.447104515393</text:p>
          </table:table-cell>
        </table:table-row>
        <table:table-row table:style-name="ro1">
          <table:table-cell office:value-type="float" office:value="633.1" calcext:value-type="float">
            <text:p>63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12272158" calcext:value-type="float">
            <text:p>0.44712272158</text:p>
          </table:table-cell>
        </table:table-row>
        <table:table-row table:style-name="ro1">
          <table:table-cell office:value-type="float" office:value="633.2" calcext:value-type="float">
            <text:p>63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140912621" calcext:value-type="float">
            <text:p>0.447140912621</text:p>
          </table:table-cell>
        </table:table-row>
        <table:table-row table:style-name="ro1">
          <table:table-cell office:value-type="float" office:value="633.3" calcext:value-type="float">
            <text:p>6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159120258" calcext:value-type="float">
            <text:p>0.447159120258</text:p>
          </table:table-cell>
        </table:table-row>
        <table:table-row table:style-name="ro1">
          <table:table-cell office:value-type="float" office:value="633.4" calcext:value-type="float">
            <text:p>63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177367165" calcext:value-type="float">
            <text:p>0.447177367165</text:p>
          </table:table-cell>
        </table:table-row>
        <table:table-row table:style-name="ro1">
          <table:table-cell office:value-type="float" office:value="633.5" calcext:value-type="float">
            <text:p>63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195666952" calcext:value-type="float">
            <text:p>0.447195666952</text:p>
          </table:table-cell>
        </table:table-row>
        <table:table-row table:style-name="ro1">
          <table:table-cell office:value-type="float" office:value="633.6" calcext:value-type="float">
            <text:p>63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13655699" calcext:value-type="float">
            <text:p>0.447213655699</text:p>
          </table:table-cell>
        </table:table-row>
        <table:table-row table:style-name="ro1">
          <table:table-cell office:value-type="float" office:value="633.7" calcext:value-type="float">
            <text:p>63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31714984" calcext:value-type="float">
            <text:p>0.447231714984</text:p>
          </table:table-cell>
        </table:table-row>
        <table:table-row table:style-name="ro1">
          <table:table-cell office:value-type="float" office:value="633.8" calcext:value-type="float">
            <text:p>63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50028615" calcext:value-type="float">
            <text:p>0.447250028615</text:p>
          </table:table-cell>
        </table:table-row>
        <table:table-row table:style-name="ro1">
          <table:table-cell office:value-type="float" office:value="633.9" calcext:value-type="float">
            <text:p>63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68766822" calcext:value-type="float">
            <text:p>0.44726876682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88086263" calcext:value-type="float">
            <text:p>0.447288086263</text:p>
          </table:table-cell>
        </table:table-row>
        <table:table-row table:style-name="ro1">
          <table:table-cell office:value-type="float" office:value="634.1" calcext:value-type="float">
            <text:p>63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62765225" calcext:value-type="float">
            <text:p>0.447262765225</text:p>
          </table:table-cell>
        </table:table-row>
        <table:table-row table:style-name="ro1">
          <table:table-cell office:value-type="float" office:value="634.2" calcext:value-type="float">
            <text:p>63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38325343" calcext:value-type="float">
            <text:p>0.447238325343</text:p>
          </table:table-cell>
        </table:table-row>
        <table:table-row table:style-name="ro1">
          <table:table-cell office:value-type="float" office:value="634.3" calcext:value-type="float">
            <text:p>63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14882231" calcext:value-type="float">
            <text:p>0.447214882231</text:p>
          </table:table-cell>
        </table:table-row>
        <table:table-row table:style-name="ro1">
          <table:table-cell office:value-type="float" office:value="634.4" calcext:value-type="float">
            <text:p>63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192537877" calcext:value-type="float">
            <text:p>0.447192537877</text:p>
          </table:table-cell>
        </table:table-row>
        <table:table-row table:style-name="ro1">
          <table:table-cell office:value-type="float" office:value="634.5" calcext:value-type="float">
            <text:p>6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171380646" calcext:value-type="float">
            <text:p>0.447171380646</text:p>
          </table:table-cell>
        </table:table-row>
        <table:table-row table:style-name="ro1">
          <table:table-cell office:value-type="float" office:value="634.6" calcext:value-type="float">
            <text:p>63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48692133" calcext:value-type="float">
            <text:p>0.447248692133</text:p>
          </table:table-cell>
        </table:table-row>
        <table:table-row table:style-name="ro1">
          <table:table-cell office:value-type="float" office:value="634.7" calcext:value-type="float">
            <text:p>63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327063877" calcext:value-type="float">
            <text:p>0.447327063877</text:p>
          </table:table-cell>
        </table:table-row>
        <table:table-row table:style-name="ro1">
          <table:table-cell office:value-type="float" office:value="634.8" calcext:value-type="float">
            <text:p>63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40646924" calcext:value-type="float">
            <text:p>0.44740646924</text:p>
          </table:table-cell>
        </table:table-row>
        <table:table-row table:style-name="ro1">
          <table:table-cell office:value-type="float" office:value="634.9" calcext:value-type="float">
            <text:p>63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486863407" calcext:value-type="float">
            <text:p>0.4474868634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568183366" calcext:value-type="float">
            <text:p>0.447568183366</text:p>
          </table:table-cell>
        </table:table-row>
        <table:table-row table:style-name="ro1">
          <table:table-cell office:value-type="float" office:value="635.1" calcext:value-type="float">
            <text:p>63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560371021" calcext:value-type="float">
            <text:p>0.447560371021</text:p>
          </table:table-cell>
        </table:table-row>
        <table:table-row table:style-name="ro1">
          <table:table-cell office:value-type="float" office:value="635.2" calcext:value-type="float">
            <text:p>63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553309031" calcext:value-type="float">
            <text:p>0.447553309031</text:p>
          </table:table-cell>
        </table:table-row>
        <table:table-row table:style-name="ro1">
          <table:table-cell office:value-type="float" office:value="635.3" calcext:value-type="float">
            <text:p>63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546879316" calcext:value-type="float">
            <text:p>0.447546879316</text:p>
          </table:table-cell>
        </table:table-row>
        <table:table-row table:style-name="ro1">
          <table:table-cell office:value-type="float" office:value="635.4" calcext:value-type="float">
            <text:p>63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540945644" calcext:value-type="float">
            <text:p>0.447540945644</text:p>
          </table:table-cell>
        </table:table-row>
        <table:table-row table:style-name="ro1">
          <table:table-cell office:value-type="float" office:value="635.5" calcext:value-type="float">
            <text:p>63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535353622" calcext:value-type="float">
            <text:p>0.447535353622</text:p>
          </table:table-cell>
        </table:table-row>
        <table:table-row table:style-name="ro1">
          <table:table-cell office:value-type="float" office:value="635.6" calcext:value-type="float">
            <text:p>63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627114186" calcext:value-type="float">
            <text:p>0.447627114186</text:p>
          </table:table-cell>
        </table:table-row>
        <table:table-row table:style-name="ro1">
          <table:table-cell office:value-type="float" office:value="635.7" calcext:value-type="float">
            <text:p>63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19360398" calcext:value-type="float">
            <text:p>0.447719360398</text:p>
          </table:table-cell>
        </table:table-row>
        <table:table-row table:style-name="ro1">
          <table:table-cell office:value-type="float" office:value="635.8" calcext:value-type="float">
            <text:p>63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12033483" calcext:value-type="float">
            <text:p>0.447812033483</text:p>
          </table:table-cell>
        </table:table-row>
        <table:table-row table:style-name="ro1">
          <table:table-cell office:value-type="float" office:value="635.9" calcext:value-type="float">
            <text:p>63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05065524" calcext:value-type="float">
            <text:p>0.44790506552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98379459" calcext:value-type="float">
            <text:p>0.447998379459</text:p>
          </table:table-cell>
        </table:table-row>
        <table:table-row table:style-name="ro1">
          <table:table-cell office:value-type="float" office:value="636.1" calcext:value-type="float">
            <text:p>63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2776371" calcext:value-type="float">
            <text:p>0.447932776371</text:p>
          </table:table-cell>
        </table:table-row>
        <table:table-row table:style-name="ro1">
          <table:table-cell office:value-type="float" office:value="636.2" calcext:value-type="float">
            <text:p>63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67279645" calcext:value-type="float">
            <text:p>0.447867279645</text:p>
          </table:table-cell>
        </table:table-row>
        <table:table-row table:style-name="ro1">
          <table:table-cell office:value-type="float" office:value="636.3" calcext:value-type="float">
            <text:p>63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01784715" calcext:value-type="float">
            <text:p>0.447801784715</text:p>
          </table:table-cell>
        </table:table-row>
        <table:table-row table:style-name="ro1">
          <table:table-cell office:value-type="float" office:value="636.4" calcext:value-type="float">
            <text:p>63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36177987" calcext:value-type="float">
            <text:p>0.447736177987</text:p>
          </table:table-cell>
        </table:table-row>
        <table:table-row table:style-name="ro1">
          <table:table-cell office:value-type="float" office:value="636.5" calcext:value-type="float">
            <text:p>63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67033685" calcext:value-type="float">
            <text:p>0.44767033685</text:p>
          </table:table-cell>
        </table:table-row>
        <table:table-row table:style-name="ro1">
          <table:table-cell office:value-type="float" office:value="636.6" calcext:value-type="float">
            <text:p>63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01223852" calcext:value-type="float">
            <text:p>0.447701223852</text:p>
          </table:table-cell>
        </table:table-row>
        <table:table-row table:style-name="ro1">
          <table:table-cell office:value-type="float" office:value="636.7" calcext:value-type="float">
            <text:p>63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32085051" calcext:value-type="float">
            <text:p>0.447732085051</text:p>
          </table:table-cell>
        </table:table-row>
        <table:table-row table:style-name="ro1">
          <table:table-cell office:value-type="float" office:value="636.8" calcext:value-type="float">
            <text:p>6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62920451" calcext:value-type="float">
            <text:p>0.447762920451</text:p>
          </table:table-cell>
        </table:table-row>
        <table:table-row table:style-name="ro1">
          <table:table-cell office:value-type="float" office:value="636.9" calcext:value-type="float">
            <text:p>6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93730055" calcext:value-type="float">
            <text:p>0.44779373005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24513864" calcext:value-type="float">
            <text:p>0.447824513864</text:p>
          </table:table-cell>
        </table:table-row>
        <table:table-row table:style-name="ro1">
          <table:table-cell office:value-type="float" office:value="637.1" calcext:value-type="float">
            <text:p>63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09411305" calcext:value-type="float">
            <text:p>0.447809411305</text:p>
          </table:table-cell>
        </table:table-row>
        <table:table-row table:style-name="ro1">
          <table:table-cell office:value-type="float" office:value="637.2" calcext:value-type="float">
            <text:p>6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94307995" calcext:value-type="float">
            <text:p>0.447794307995</text:p>
          </table:table-cell>
        </table:table-row>
        <table:table-row table:style-name="ro1">
          <table:table-cell office:value-type="float" office:value="637.3" calcext:value-type="float">
            <text:p>63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79203934" calcext:value-type="float">
            <text:p>0.447779203934</text:p>
          </table:table-cell>
        </table:table-row>
        <table:table-row table:style-name="ro1">
          <table:table-cell office:value-type="float" office:value="637.4" calcext:value-type="float">
            <text:p>63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64099123" calcext:value-type="float">
            <text:p>0.447764099123</text:p>
          </table:table-cell>
        </table:table-row>
        <table:table-row table:style-name="ro1">
          <table:table-cell office:value-type="float" office:value="637.5" calcext:value-type="float">
            <text:p>6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48993563" calcext:value-type="float">
            <text:p>0.447748993563</text:p>
          </table:table-cell>
        </table:table-row>
        <table:table-row table:style-name="ro1">
          <table:table-cell office:value-type="float" office:value="637.6" calcext:value-type="float">
            <text:p>63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30904346" calcext:value-type="float">
            <text:p>0.447830904346</text:p>
          </table:table-cell>
        </table:table-row>
        <table:table-row table:style-name="ro1">
          <table:table-cell office:value-type="float" office:value="637.7" calcext:value-type="float">
            <text:p>63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12807835" calcext:value-type="float">
            <text:p>0.447912807835</text:p>
          </table:table-cell>
        </table:table-row>
        <table:table-row table:style-name="ro1">
          <table:table-cell office:value-type="float" office:value="637.8" calcext:value-type="float">
            <text:p>63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94704028" calcext:value-type="float">
            <text:p>0.447994704028</text:p>
          </table:table-cell>
        </table:table-row>
        <table:table-row table:style-name="ro1">
          <table:table-cell office:value-type="float" office:value="637.9" calcext:value-type="float">
            <text:p>63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076592926" calcext:value-type="float">
            <text:p>0.44807659292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158474528" calcext:value-type="float">
            <text:p>0.448158474528</text:p>
          </table:table-cell>
        </table:table-row>
        <table:table-row table:style-name="ro1">
          <table:table-cell office:value-type="float" office:value="638.1" calcext:value-type="float">
            <text:p>63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147267262" calcext:value-type="float">
            <text:p>0.448147267262</text:p>
          </table:table-cell>
        </table:table-row>
        <table:table-row table:style-name="ro1">
          <table:table-cell office:value-type="float" office:value="638.2" calcext:value-type="float">
            <text:p>63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136059188" calcext:value-type="float">
            <text:p>0.448136059188</text:p>
          </table:table-cell>
        </table:table-row>
        <table:table-row table:style-name="ro1">
          <table:table-cell office:value-type="float" office:value="638.3" calcext:value-type="float">
            <text:p>63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124850306" calcext:value-type="float">
            <text:p>0.448124850306</text:p>
          </table:table-cell>
        </table:table-row>
        <table:table-row table:style-name="ro1">
          <table:table-cell office:value-type="float" office:value="638.4" calcext:value-type="float">
            <text:p>6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113640617" calcext:value-type="float">
            <text:p>0.448113640617</text:p>
          </table:table-cell>
        </table:table-row>
        <table:table-row table:style-name="ro1">
          <table:table-cell office:value-type="float" office:value="638.5" calcext:value-type="float">
            <text:p>6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102430121" calcext:value-type="float">
            <text:p>0.448102430121</text:p>
          </table:table-cell>
        </table:table-row>
        <table:table-row table:style-name="ro1">
          <table:table-cell office:value-type="float" office:value="638.6" calcext:value-type="float">
            <text:p>6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18820826" calcext:value-type="float">
            <text:p>0.44818820826</text:p>
          </table:table-cell>
        </table:table-row>
        <table:table-row table:style-name="ro1">
          <table:table-cell office:value-type="float" office:value="638.7" calcext:value-type="float">
            <text:p>63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273980739" calcext:value-type="float">
            <text:p>0.448273980739</text:p>
          </table:table-cell>
        </table:table-row>
        <table:table-row table:style-name="ro1">
          <table:table-cell office:value-type="float" office:value="638.8" calcext:value-type="float">
            <text:p>63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359747559" calcext:value-type="float">
            <text:p>0.448359747559</text:p>
          </table:table-cell>
        </table:table-row>
        <table:table-row table:style-name="ro1">
          <table:table-cell office:value-type="float" office:value="638.9" calcext:value-type="float">
            <text:p>63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45508718" calcext:value-type="float">
            <text:p>0.4484455087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531264219" calcext:value-type="float">
            <text:p>0.448531264219</text:p>
          </table:table-cell>
        </table:table-row>
        <table:table-row table:style-name="ro1">
          <table:table-cell office:value-type="float" office:value="639.1" calcext:value-type="float">
            <text:p>63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512360335" calcext:value-type="float">
            <text:p>0.448512360335</text:p>
          </table:table-cell>
        </table:table-row>
        <table:table-row table:style-name="ro1">
          <table:table-cell office:value-type="float" office:value="639.2" calcext:value-type="float">
            <text:p>63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93455921" calcext:value-type="float">
            <text:p>0.448493455921</text:p>
          </table:table-cell>
        </table:table-row>
        <table:table-row table:style-name="ro1">
          <table:table-cell office:value-type="float" office:value="639.3" calcext:value-type="float">
            <text:p>63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74550975" calcext:value-type="float">
            <text:p>0.448474550975</text:p>
          </table:table-cell>
        </table:table-row>
        <table:table-row table:style-name="ro1">
          <table:table-cell office:value-type="float" office:value="639.4" calcext:value-type="float">
            <text:p>6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55645499" calcext:value-type="float">
            <text:p>0.448455645499</text:p>
          </table:table-cell>
        </table:table-row>
        <table:table-row table:style-name="ro1">
          <table:table-cell office:value-type="float" office:value="639.5" calcext:value-type="float">
            <text:p>63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36739492" calcext:value-type="float">
            <text:p>0.448436739492</text:p>
          </table:table-cell>
        </table:table-row>
        <table:table-row table:style-name="ro1">
          <table:table-cell office:value-type="float" office:value="639.6" calcext:value-type="float">
            <text:p>63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17832957" calcext:value-type="float">
            <text:p>0.448417832957</text:p>
          </table:table-cell>
        </table:table-row>
        <table:table-row table:style-name="ro1">
          <table:table-cell office:value-type="float" office:value="639.7" calcext:value-type="float">
            <text:p>63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398925891" calcext:value-type="float">
            <text:p>0.448398925891</text:p>
          </table:table-cell>
        </table:table-row>
        <table:table-row table:style-name="ro1">
          <table:table-cell office:value-type="float" office:value="639.8" calcext:value-type="float">
            <text:p>63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380018298" calcext:value-type="float">
            <text:p>0.448380018298</text:p>
          </table:table-cell>
        </table:table-row>
        <table:table-row table:style-name="ro1">
          <table:table-cell office:value-type="float" office:value="639.9" calcext:value-type="float">
            <text:p>63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361110177" calcext:value-type="float">
            <text:p>0.44836111017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342201528" calcext:value-type="float">
            <text:p>0.448342201528</text:p>
          </table:table-cell>
        </table:table-row>
        <table:table-row table:style-name="ro1">
          <table:table-cell office:value-type="float" office:value="640.1" calcext:value-type="float">
            <text:p>6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272275" calcext:value-type="float">
            <text:p>0.4484272275</text:p>
          </table:table-cell>
        </table:table-row>
        <table:table-row table:style-name="ro1">
          <table:table-cell office:value-type="float" office:value="640.2" calcext:value-type="float">
            <text:p>6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512247607" calcext:value-type="float">
            <text:p>0.448512247607</text:p>
          </table:table-cell>
        </table:table-row>
        <table:table-row table:style-name="ro1">
          <table:table-cell office:value-type="float" office:value="640.3" calcext:value-type="float">
            <text:p>64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597261849" calcext:value-type="float">
            <text:p>0.448597261849</text:p>
          </table:table-cell>
        </table:table-row>
        <table:table-row table:style-name="ro1">
          <table:table-cell office:value-type="float" office:value="640.4" calcext:value-type="float">
            <text:p>64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682270226" calcext:value-type="float">
            <text:p>0.448682270226</text:p>
          </table:table-cell>
        </table:table-row>
        <table:table-row table:style-name="ro1">
          <table:table-cell office:value-type="float" office:value="640.5" calcext:value-type="float">
            <text:p>6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67272737" calcext:value-type="float">
            <text:p>0.448767272737</text:p>
          </table:table-cell>
        </table:table-row>
        <table:table-row table:style-name="ro1">
          <table:table-cell office:value-type="float" office:value="640.6" calcext:value-type="float">
            <text:p>64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55345984" calcext:value-type="float">
            <text:p>0.448755345984</text:p>
          </table:table-cell>
        </table:table-row>
        <table:table-row table:style-name="ro1">
          <table:table-cell office:value-type="float" office:value="640.7" calcext:value-type="float">
            <text:p>64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43418518" calcext:value-type="float">
            <text:p>0.448743418518</text:p>
          </table:table-cell>
        </table:table-row>
        <table:table-row table:style-name="ro1">
          <table:table-cell office:value-type="float" office:value="640.8" calcext:value-type="float">
            <text:p>6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31490339" calcext:value-type="float">
            <text:p>0.448731490339</text:p>
          </table:table-cell>
        </table:table-row>
        <table:table-row table:style-name="ro1">
          <table:table-cell office:value-type="float" office:value="640.9" calcext:value-type="float">
            <text:p>64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19561449" calcext:value-type="float">
            <text:p>0.44871956144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07631848" calcext:value-type="float">
            <text:p>0.448707631848</text:p>
          </table:table-cell>
        </table:table-row>
        <table:table-row table:style-name="ro1">
          <table:table-cell office:value-type="float" office:value="641.1" calcext:value-type="float">
            <text:p>64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94898244" calcext:value-type="float">
            <text:p>0.448794898244</text:p>
          </table:table-cell>
        </table:table-row>
        <table:table-row table:style-name="ro1">
          <table:table-cell office:value-type="float" office:value="641.2" calcext:value-type="float">
            <text:p>64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88215945" calcext:value-type="float">
            <text:p>0.44888215945</text:p>
          </table:table-cell>
        </table:table-row>
        <table:table-row table:style-name="ro1">
          <table:table-cell office:value-type="float" office:value="641.3" calcext:value-type="float">
            <text:p>64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69415466" calcext:value-type="float">
            <text:p>0.448969415466</text:p>
          </table:table-cell>
        </table:table-row>
        <table:table-row table:style-name="ro1">
          <table:table-cell office:value-type="float" office:value="641.4" calcext:value-type="float">
            <text:p>64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56666293" calcext:value-type="float">
            <text:p>0.449056666293</text:p>
          </table:table-cell>
        </table:table-row>
        <table:table-row table:style-name="ro1">
          <table:table-cell office:value-type="float" office:value="641.5" calcext:value-type="float">
            <text:p>64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14391193" calcext:value-type="float">
            <text:p>0.44914391193</text:p>
          </table:table-cell>
        </table:table-row>
        <table:table-row table:style-name="ro1">
          <table:table-cell office:value-type="float" office:value="641.6" calcext:value-type="float">
            <text:p>6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134251783" calcext:value-type="float">
            <text:p>0.449134251783</text:p>
          </table:table-cell>
        </table:table-row>
        <table:table-row table:style-name="ro1">
          <table:table-cell office:value-type="float" office:value="641.7" calcext:value-type="float">
            <text:p>64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124590613" calcext:value-type="float">
            <text:p>0.449124590613</text:p>
          </table:table-cell>
        </table:table-row>
        <table:table-row table:style-name="ro1">
          <table:table-cell office:value-type="float" office:value="641.8" calcext:value-type="float">
            <text:p>64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114928424" calcext:value-type="float">
            <text:p>0.449114928424</text:p>
          </table:table-cell>
        </table:table-row>
        <table:table-row table:style-name="ro1">
          <table:table-cell office:value-type="float" office:value="641.9" calcext:value-type="float">
            <text:p>64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105265213" calcext:value-type="float">
            <text:p>0.4491052652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95600982" calcext:value-type="float">
            <text:p>0.449095600982</text:p>
          </table:table-cell>
        </table:table-row>
        <table:table-row table:style-name="ro1">
          <table:table-cell office:value-type="float" office:value="642.1" calcext:value-type="float">
            <text:p>6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81544831" calcext:value-type="float">
            <text:p>0.449081544831</text:p>
          </table:table-cell>
        </table:table-row>
        <table:table-row table:style-name="ro1">
          <table:table-cell office:value-type="float" office:value="642.2" calcext:value-type="float">
            <text:p>64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67487585" calcext:value-type="float">
            <text:p>0.449067487585</text:p>
          </table:table-cell>
        </table:table-row>
        <table:table-row table:style-name="ro1">
          <table:table-cell office:value-type="float" office:value="642.3" calcext:value-type="float">
            <text:p>64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53429246" calcext:value-type="float">
            <text:p>0.449053429246</text:p>
          </table:table-cell>
        </table:table-row>
        <table:table-row table:style-name="ro1">
          <table:table-cell office:value-type="float" office:value="642.4" calcext:value-type="float">
            <text:p>64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39369814" calcext:value-type="float">
            <text:p>0.449039369814</text:p>
          </table:table-cell>
        </table:table-row>
        <table:table-row table:style-name="ro1">
          <table:table-cell office:value-type="float" office:value="642.5" calcext:value-type="float">
            <text:p>64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25309291" calcext:value-type="float">
            <text:p>0.449025309291</text:p>
          </table:table-cell>
        </table:table-row>
        <table:table-row table:style-name="ro1">
          <table:table-cell office:value-type="float" office:value="642.6" calcext:value-type="float">
            <text:p>64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108121731" calcext:value-type="float">
            <text:p>0.449108121731</text:p>
          </table:table-cell>
        </table:table-row>
        <table:table-row table:style-name="ro1">
          <table:table-cell office:value-type="float" office:value="642.7" calcext:value-type="float">
            <text:p>64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190927012" calcext:value-type="float">
            <text:p>0.449190927012</text:p>
          </table:table-cell>
        </table:table-row>
        <table:table-row table:style-name="ro1">
          <table:table-cell office:value-type="float" office:value="642.8" calcext:value-type="float">
            <text:p>64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273725133" calcext:value-type="float">
            <text:p>0.449273725133</text:p>
          </table:table-cell>
        </table:table-row>
        <table:table-row table:style-name="ro1">
          <table:table-cell office:value-type="float" office:value="642.9" calcext:value-type="float">
            <text:p>64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56516095" calcext:value-type="float">
            <text:p>0.44935651609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439299897" calcext:value-type="float">
            <text:p>0.449439299897</text:p>
          </table:table-cell>
        </table:table-row>
        <table:table-row table:style-name="ro1">
          <table:table-cell office:value-type="float" office:value="643.1" calcext:value-type="float">
            <text:p>64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430203585" calcext:value-type="float">
            <text:p>0.449430203585</text:p>
          </table:table-cell>
        </table:table-row>
        <table:table-row table:style-name="ro1">
          <table:table-cell office:value-type="float" office:value="643.2" calcext:value-type="float">
            <text:p>64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42110645" calcext:value-type="float">
            <text:p>0.44942110645</text:p>
          </table:table-cell>
        </table:table-row>
        <table:table-row table:style-name="ro1">
          <table:table-cell office:value-type="float" office:value="643.3" calcext:value-type="float">
            <text:p>64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412008491" calcext:value-type="float">
            <text:p>0.449412008491</text:p>
          </table:table-cell>
        </table:table-row>
        <table:table-row table:style-name="ro1">
          <table:table-cell office:value-type="float" office:value="643.4" calcext:value-type="float">
            <text:p>64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402909709" calcext:value-type="float">
            <text:p>0.449402909709</text:p>
          </table:table-cell>
        </table:table-row>
        <table:table-row table:style-name="ro1">
          <table:table-cell office:value-type="float" office:value="643.5" calcext:value-type="float">
            <text:p>64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93810105" calcext:value-type="float">
            <text:p>0.449393810105</text:p>
          </table:table-cell>
        </table:table-row>
        <table:table-row table:style-name="ro1">
          <table:table-cell office:value-type="float" office:value="643.6" calcext:value-type="float">
            <text:p>6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8470968" calcext:value-type="float">
            <text:p>0.44938470968</text:p>
          </table:table-cell>
        </table:table-row>
        <table:table-row table:style-name="ro1">
          <table:table-cell office:value-type="float" office:value="643.7" calcext:value-type="float">
            <text:p>64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75608434" calcext:value-type="float">
            <text:p>0.449375608434</text:p>
          </table:table-cell>
        </table:table-row>
        <table:table-row table:style-name="ro1">
          <table:table-cell office:value-type="float" office:value="643.8" calcext:value-type="float">
            <text:p>64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66506366" calcext:value-type="float">
            <text:p>0.449366506366</text:p>
          </table:table-cell>
        </table:table-row>
        <table:table-row table:style-name="ro1">
          <table:table-cell office:value-type="float" office:value="643.9" calcext:value-type="float">
            <text:p>64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57403478" calcext:value-type="float">
            <text:p>0.4493574034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4829977" calcext:value-type="float">
            <text:p>0.44934829977</text:p>
          </table:table-cell>
        </table:table-row>
        <table:table-row table:style-name="ro1">
          <table:table-cell office:value-type="float" office:value="644.1" calcext:value-type="float">
            <text:p>64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491352234" calcext:value-type="float">
            <text:p>0.449491352234</text:p>
          </table:table-cell>
        </table:table-row>
        <table:table-row table:style-name="ro1">
          <table:table-cell office:value-type="float" office:value="644.2" calcext:value-type="float">
            <text:p>64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634422393" calcext:value-type="float">
            <text:p>0.449634422393</text:p>
          </table:table-cell>
        </table:table-row>
        <table:table-row table:style-name="ro1">
          <table:table-cell office:value-type="float" office:value="644.3" calcext:value-type="float">
            <text:p>64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777510245" calcext:value-type="float">
            <text:p>0.449777510245</text:p>
          </table:table-cell>
        </table:table-row>
        <table:table-row table:style-name="ro1">
          <table:table-cell office:value-type="float" office:value="644.4" calcext:value-type="float">
            <text:p>6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920615788" calcext:value-type="float">
            <text:p>0.449920615788</text:p>
          </table:table-cell>
        </table:table-row>
        <table:table-row table:style-name="ro1">
          <table:table-cell office:value-type="float" office:value="644.5" calcext:value-type="float">
            <text:p>6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063739022" calcext:value-type="float">
            <text:p>0.450063739022</text:p>
          </table:table-cell>
        </table:table-row>
        <table:table-row table:style-name="ro1">
          <table:table-cell office:value-type="float" office:value="644.6" calcext:value-type="float">
            <text:p>64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109977906" calcext:value-type="float">
            <text:p>0.450109977906</text:p>
          </table:table-cell>
        </table:table-row>
        <table:table-row table:style-name="ro1">
          <table:table-cell office:value-type="float" office:value="644.7" calcext:value-type="float">
            <text:p>64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156214569" calcext:value-type="float">
            <text:p>0.450156214569</text:p>
          </table:table-cell>
        </table:table-row>
        <table:table-row table:style-name="ro1">
          <table:table-cell office:value-type="float" office:value="644.8" calcext:value-type="float">
            <text:p>64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02449011" calcext:value-type="float">
            <text:p>0.450202449011</text:p>
          </table:table-cell>
        </table:table-row>
        <table:table-row table:style-name="ro1">
          <table:table-cell office:value-type="float" office:value="644.9" calcext:value-type="float">
            <text:p>64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48681234" calcext:value-type="float">
            <text:p>0.45024868123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94911236" calcext:value-type="float">
            <text:p>0.450294911236</text:p>
          </table:table-cell>
        </table:table-row>
        <table:table-row table:style-name="ro1">
          <table:table-cell office:value-type="float" office:value="645.1" calcext:value-type="float">
            <text:p>64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86918949" calcext:value-type="float">
            <text:p>0.450286918949</text:p>
          </table:table-cell>
        </table:table-row>
        <table:table-row table:style-name="ro1">
          <table:table-cell office:value-type="float" office:value="645.2" calcext:value-type="float">
            <text:p>64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78925714" calcext:value-type="float">
            <text:p>0.450278925714</text:p>
          </table:table-cell>
        </table:table-row>
        <table:table-row table:style-name="ro1">
          <table:table-cell office:value-type="float" office:value="645.3" calcext:value-type="float">
            <text:p>64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70931532" calcext:value-type="float">
            <text:p>0.450270931532</text:p>
          </table:table-cell>
        </table:table-row>
        <table:table-row table:style-name="ro1">
          <table:table-cell office:value-type="float" office:value="645.4" calcext:value-type="float">
            <text:p>6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62936403" calcext:value-type="float">
            <text:p>0.450262936403</text:p>
          </table:table-cell>
        </table:table-row>
        <table:table-row table:style-name="ro1">
          <table:table-cell office:value-type="float" office:value="645.5" calcext:value-type="float">
            <text:p>6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54940327" calcext:value-type="float">
            <text:p>0.450254940327</text:p>
          </table:table-cell>
        </table:table-row>
        <table:table-row table:style-name="ro1">
          <table:table-cell office:value-type="float" office:value="645.6" calcext:value-type="float">
            <text:p>6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150011779" calcext:value-type="float">
            <text:p>0.450150011779</text:p>
          </table:table-cell>
        </table:table-row>
        <table:table-row table:style-name="ro1">
          <table:table-cell office:value-type="float" office:value="645.7" calcext:value-type="float">
            <text:p>6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045085728" calcext:value-type="float">
            <text:p>0.450045085728</text:p>
          </table:table-cell>
        </table:table-row>
        <table:table-row table:style-name="ro1">
          <table:table-cell office:value-type="float" office:value="645.8" calcext:value-type="float">
            <text:p>6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940162178" calcext:value-type="float">
            <text:p>0.449940162178</text:p>
          </table:table-cell>
        </table:table-row>
        <table:table-row table:style-name="ro1">
          <table:table-cell office:value-type="float" office:value="645.9" calcext:value-type="float">
            <text:p>6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835241127" calcext:value-type="float">
            <text:p>0.4498352411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730322578" calcext:value-type="float">
            <text:p>0.449730322578</text:p>
          </table:table-cell>
        </table:table-row>
        <table:table-row table:style-name="ro1">
          <table:table-cell office:value-type="float" office:value="646.1" calcext:value-type="float">
            <text:p>6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607552819" calcext:value-type="float">
            <text:p>0.449607552819</text:p>
          </table:table-cell>
        </table:table-row>
        <table:table-row table:style-name="ro1">
          <table:table-cell office:value-type="float" office:value="646.2" calcext:value-type="float">
            <text:p>6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484794523" calcext:value-type="float">
            <text:p>0.449484794523</text:p>
          </table:table-cell>
        </table:table-row>
        <table:table-row table:style-name="ro1">
          <table:table-cell office:value-type="float" office:value="646.3" calcext:value-type="float">
            <text:p>64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62047691" calcext:value-type="float">
            <text:p>0.449362047691</text:p>
          </table:table-cell>
        </table:table-row>
        <table:table-row table:style-name="ro1">
          <table:table-cell office:value-type="float" office:value="646.4" calcext:value-type="float">
            <text:p>64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239312323" calcext:value-type="float">
            <text:p>0.449239312323</text:p>
          </table:table-cell>
        </table:table-row>
        <table:table-row table:style-name="ro1">
          <table:table-cell office:value-type="float" office:value="646.5" calcext:value-type="float">
            <text:p>64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116588419" calcext:value-type="float">
            <text:p>0.449116588419</text:p>
          </table:table-cell>
        </table:table-row>
        <table:table-row table:style-name="ro1">
          <table:table-cell office:value-type="float" office:value="646.6" calcext:value-type="float">
            <text:p>64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896984768" calcext:value-type="float">
            <text:p>0.448896984768</text:p>
          </table:table-cell>
        </table:table-row>
        <table:table-row table:style-name="ro1">
          <table:table-cell office:value-type="float" office:value="646.7" calcext:value-type="float">
            <text:p>64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677403725" calcext:value-type="float">
            <text:p>0.448677403725</text:p>
          </table:table-cell>
        </table:table-row>
        <table:table-row table:style-name="ro1">
          <table:table-cell office:value-type="float" office:value="646.8" calcext:value-type="float">
            <text:p>64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57845288" calcext:value-type="float">
            <text:p>0.448457845288</text:p>
          </table:table-cell>
        </table:table-row>
        <table:table-row table:style-name="ro1">
          <table:table-cell office:value-type="float" office:value="646.9" calcext:value-type="float">
            <text:p>64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238309458" calcext:value-type="float">
            <text:p>0.44823830945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018796236" calcext:value-type="float">
            <text:p>0.448018796236</text:p>
          </table:table-cell>
        </table:table-row>
        <table:table-row table:style-name="ro1">
          <table:table-cell office:value-type="float" office:value="647.1" calcext:value-type="float">
            <text:p>64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74206247" calcext:value-type="float">
            <text:p>0.447974206247</text:p>
          </table:table-cell>
        </table:table-row>
        <table:table-row table:style-name="ro1">
          <table:table-cell office:value-type="float" office:value="647.2" calcext:value-type="float">
            <text:p>64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29593042" calcext:value-type="float">
            <text:p>0.447929593042</text:p>
          </table:table-cell>
        </table:table-row>
        <table:table-row table:style-name="ro1">
          <table:table-cell office:value-type="float" office:value="647.3" calcext:value-type="float">
            <text:p>64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84956622" calcext:value-type="float">
            <text:p>0.447884956622</text:p>
          </table:table-cell>
        </table:table-row>
        <table:table-row table:style-name="ro1">
          <table:table-cell office:value-type="float" office:value="647.4" calcext:value-type="float">
            <text:p>64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40296986" calcext:value-type="float">
            <text:p>0.447840296986</text:p>
          </table:table-cell>
        </table:table-row>
        <table:table-row table:style-name="ro1">
          <table:table-cell office:value-type="float" office:value="647.5" calcext:value-type="float">
            <text:p>6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95614136" calcext:value-type="float">
            <text:p>0.447795614136</text:p>
          </table:table-cell>
        </table:table-row>
        <table:table-row table:style-name="ro1">
          <table:table-cell office:value-type="float" office:value="647.6" calcext:value-type="float">
            <text:p>64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50908071" calcext:value-type="float">
            <text:p>0.447750908071</text:p>
          </table:table-cell>
        </table:table-row>
        <table:table-row table:style-name="ro1">
          <table:table-cell office:value-type="float" office:value="647.7" calcext:value-type="float">
            <text:p>6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06178791" calcext:value-type="float">
            <text:p>0.447706178791</text:p>
          </table:table-cell>
        </table:table-row>
        <table:table-row table:style-name="ro1">
          <table:table-cell office:value-type="float" office:value="647.8" calcext:value-type="float">
            <text:p>64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661426299" calcext:value-type="float">
            <text:p>0.447661426299</text:p>
          </table:table-cell>
        </table:table-row>
        <table:table-row table:style-name="ro1">
          <table:table-cell office:value-type="float" office:value="647.9" calcext:value-type="float">
            <text:p>6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616650593" calcext:value-type="float">
            <text:p>0.44761665059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571851675" calcext:value-type="float">
            <text:p>0.447571851675</text:p>
          </table:table-cell>
        </table:table-row>
        <table:table-row table:style-name="ro1">
          <table:table-cell office:value-type="float" office:value="648.1" calcext:value-type="float">
            <text:p>64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48318198" calcext:value-type="float">
            <text:p>0.447748318198</text:p>
          </table:table-cell>
        </table:table-row>
        <table:table-row table:style-name="ro1">
          <table:table-cell office:value-type="float" office:value="648.2" calcext:value-type="float">
            <text:p>64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24769092" calcext:value-type="float">
            <text:p>0.447924769092</text:p>
          </table:table-cell>
        </table:table-row>
        <table:table-row table:style-name="ro1">
          <table:table-cell office:value-type="float" office:value="648.3" calcext:value-type="float">
            <text:p>6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101204358" calcext:value-type="float">
            <text:p>0.448101204358</text:p>
          </table:table-cell>
        </table:table-row>
        <table:table-row table:style-name="ro1">
          <table:table-cell office:value-type="float" office:value="648.4" calcext:value-type="float">
            <text:p>6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277623996" calcext:value-type="float">
            <text:p>0.448277623996</text:p>
          </table:table-cell>
        </table:table-row>
        <table:table-row table:style-name="ro1">
          <table:table-cell office:value-type="float" office:value="648.5" calcext:value-type="float">
            <text:p>64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454028005" calcext:value-type="float">
            <text:p>0.448454028005</text:p>
          </table:table-cell>
        </table:table-row>
        <table:table-row table:style-name="ro1">
          <table:table-cell office:value-type="float" office:value="648.6" calcext:value-type="float">
            <text:p>64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534011418" calcext:value-type="float">
            <text:p>0.448534011418</text:p>
          </table:table-cell>
        </table:table-row>
        <table:table-row table:style-name="ro1">
          <table:table-cell office:value-type="float" office:value="648.7" calcext:value-type="float">
            <text:p>64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614343364" calcext:value-type="float">
            <text:p>0.448614343364</text:p>
          </table:table-cell>
        </table:table-row>
        <table:table-row table:style-name="ro1">
          <table:table-cell office:value-type="float" office:value="648.8" calcext:value-type="float">
            <text:p>64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694839663" calcext:value-type="float">
            <text:p>0.448694839663</text:p>
          </table:table-cell>
        </table:table-row>
        <table:table-row table:style-name="ro1">
          <table:table-cell office:value-type="float" office:value="648.9" calcext:value-type="float">
            <text:p>6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75329666" calcext:value-type="float">
            <text:p>0.44877532966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855656261" calcext:value-type="float">
            <text:p>0.448855656261</text:p>
          </table:table-cell>
        </table:table-row>
        <table:table-row table:style-name="ro1">
          <table:table-cell office:value-type="float" office:value="649.1" calcext:value-type="float">
            <text:p>64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898499496" calcext:value-type="float">
            <text:p>0.448898499496</text:p>
          </table:table-cell>
        </table:table-row>
        <table:table-row table:style-name="ro1">
          <table:table-cell office:value-type="float" office:value="649.2" calcext:value-type="float">
            <text:p>64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40911059" calcext:value-type="float">
            <text:p>0.448940911059</text:p>
          </table:table-cell>
        </table:table-row>
        <table:table-row table:style-name="ro1">
          <table:table-cell office:value-type="float" office:value="649.3" calcext:value-type="float">
            <text:p>64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82774672" calcext:value-type="float">
            <text:p>0.448982774672</text:p>
          </table:table-cell>
        </table:table-row>
        <table:table-row table:style-name="ro1">
          <table:table-cell office:value-type="float" office:value="649.4" calcext:value-type="float">
            <text:p>64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23987678" calcext:value-type="float">
            <text:p>0.449023987678</text:p>
          </table:table-cell>
        </table:table-row>
        <table:table-row table:style-name="ro1">
          <table:table-cell office:value-type="float" office:value="649.5" calcext:value-type="float">
            <text:p>64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64461055" calcext:value-type="float">
            <text:p>0.449064461055</text:p>
          </table:table-cell>
        </table:table-row>
        <table:table-row table:style-name="ro1">
          <table:table-cell office:value-type="float" office:value="649.6" calcext:value-type="float">
            <text:p>64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95115609" calcext:value-type="float">
            <text:p>0.449395115609</text:p>
          </table:table-cell>
        </table:table-row>
        <table:table-row table:style-name="ro1">
          <table:table-cell office:value-type="float" office:value="649.7" calcext:value-type="float">
            <text:p>64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724943668" calcext:value-type="float">
            <text:p>0.449724943668</text:p>
          </table:table-cell>
        </table:table-row>
        <table:table-row table:style-name="ro1">
          <table:table-cell office:value-type="float" office:value="649.8" calcext:value-type="float">
            <text:p>64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053895352" calcext:value-type="float">
            <text:p>0.450053895352</text:p>
          </table:table-cell>
        </table:table-row>
        <table:table-row table:style-name="ro1">
          <table:table-cell office:value-type="float" office:value="649.9" calcext:value-type="float">
            <text:p>64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381934349" calcext:value-type="float">
            <text:p>0.4503819343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709037969" calcext:value-type="float">
            <text:p>0.450709037969</text:p>
          </table:table-cell>
        </table:table-row>
        <table:table-row table:style-name="ro1">
          <table:table-cell office:value-type="float" office:value="650.1" calcext:value-type="float">
            <text:p>65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834594274" calcext:value-type="float">
            <text:p>0.450834594274</text:p>
          </table:table-cell>
        </table:table-row>
        <table:table-row table:style-name="ro1">
          <table:table-cell office:value-type="float" office:value="650.2" calcext:value-type="float">
            <text:p>65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59117519" calcext:value-type="float">
            <text:p>0.450959117519</text:p>
          </table:table-cell>
        </table:table-row>
        <table:table-row table:style-name="ro1">
          <table:table-cell office:value-type="float" office:value="650.3" calcext:value-type="float">
            <text:p>6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082627478" calcext:value-type="float">
            <text:p>0.451082627478</text:p>
          </table:table-cell>
        </table:table-row>
        <table:table-row table:style-name="ro1">
          <table:table-cell office:value-type="float" office:value="650.4" calcext:value-type="float">
            <text:p>65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05157686" calcext:value-type="float">
            <text:p>0.451205157686</text:p>
          </table:table-cell>
        </table:table-row>
        <table:table-row table:style-name="ro1">
          <table:table-cell office:value-type="float" office:value="650.5" calcext:value-type="float">
            <text:p>65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32675546" calcext:value-type="float">
            <text:p>0.45132675546</text:p>
          </table:table-cell>
        </table:table-row>
        <table:table-row table:style-name="ro1">
          <table:table-cell office:value-type="float" office:value="650.6" calcext:value-type="float">
            <text:p>65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156849153" calcext:value-type="float">
            <text:p>0.451156849153</text:p>
          </table:table-cell>
        </table:table-row>
        <table:table-row table:style-name="ro1">
          <table:table-cell office:value-type="float" office:value="650.7" calcext:value-type="float">
            <text:p>65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86361013" calcext:value-type="float">
            <text:p>0.450986361013</text:p>
          </table:table-cell>
        </table:table-row>
        <table:table-row table:style-name="ro1">
          <table:table-cell office:value-type="float" office:value="650.8" calcext:value-type="float">
            <text:p>65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815319152" calcext:value-type="float">
            <text:p>0.450815319152</text:p>
          </table:table-cell>
        </table:table-row>
        <table:table-row table:style-name="ro1">
          <table:table-cell office:value-type="float" office:value="650.9" calcext:value-type="float">
            <text:p>65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43769938" calcext:value-type="float">
            <text:p>0.45064376993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471777956" calcext:value-type="float">
            <text:p>0.450471777956</text:p>
          </table:table-cell>
        </table:table-row>
        <table:table-row table:style-name="ro1">
          <table:table-cell office:value-type="float" office:value="651.1" calcext:value-type="float">
            <text:p>65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185544771" calcext:value-type="float">
            <text:p>0.450185544771</text:p>
          </table:table-cell>
        </table:table-row>
        <table:table-row table:style-name="ro1">
          <table:table-cell office:value-type="float" office:value="651.2" calcext:value-type="float">
            <text:p>65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898998196" calcext:value-type="float">
            <text:p>0.449898998196</text:p>
          </table:table-cell>
        </table:table-row>
        <table:table-row table:style-name="ro1">
          <table:table-cell office:value-type="float" office:value="651.3" calcext:value-type="float">
            <text:p>65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612257421" calcext:value-type="float">
            <text:p>0.449612257421</text:p>
          </table:table-cell>
        </table:table-row>
        <table:table-row table:style-name="ro1">
          <table:table-cell office:value-type="float" office:value="651.4" calcext:value-type="float">
            <text:p>65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25459578" calcext:value-type="float">
            <text:p>0.449325459578</text:p>
          </table:table-cell>
        </table:table-row>
        <table:table-row table:style-name="ro1">
          <table:table-cell office:value-type="float" office:value="651.5" calcext:value-type="float">
            <text:p>65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038759682" calcext:value-type="float">
            <text:p>0.449038759682</text:p>
          </table:table-cell>
        </table:table-row>
        <table:table-row table:style-name="ro1">
          <table:table-cell office:value-type="float" office:value="651.6" calcext:value-type="float">
            <text:p>65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46092393" calcext:value-type="float">
            <text:p>0.448946092393</text:p>
          </table:table-cell>
        </table:table-row>
        <table:table-row table:style-name="ro1">
          <table:table-cell office:value-type="float" office:value="651.7" calcext:value-type="float">
            <text:p>65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853123991" calcext:value-type="float">
            <text:p>0.448853123991</text:p>
          </table:table-cell>
        </table:table-row>
        <table:table-row table:style-name="ro1">
          <table:table-cell office:value-type="float" office:value="651.8" calcext:value-type="float">
            <text:p>65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59838706" calcext:value-type="float">
            <text:p>0.448759838706</text:p>
          </table:table-cell>
        </table:table-row>
        <table:table-row table:style-name="ro1">
          <table:table-cell office:value-type="float" office:value="651.9" calcext:value-type="float">
            <text:p>6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666225329" calcext:value-type="float">
            <text:p>0.44866622532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572277223" calcext:value-type="float">
            <text:p>0.448572277223</text:p>
          </table:table-cell>
        </table:table-row>
        <table:table-row table:style-name="ro1">
          <table:table-cell office:value-type="float" office:value="652.1" calcext:value-type="float">
            <text:p>6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890138361" calcext:value-type="float">
            <text:p>0.448890138361</text:p>
          </table:table-cell>
        </table:table-row>
        <table:table-row table:style-name="ro1">
          <table:table-cell office:value-type="float" office:value="652.2" calcext:value-type="float">
            <text:p>65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207559645" calcext:value-type="float">
            <text:p>0.449207559645</text:p>
          </table:table-cell>
        </table:table-row>
        <table:table-row table:style-name="ro1">
          <table:table-cell office:value-type="float" office:value="652.3" calcext:value-type="float">
            <text:p>65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524547231" calcext:value-type="float">
            <text:p>0.449524547231</text:p>
          </table:table-cell>
        </table:table-row>
        <table:table-row table:style-name="ro1">
          <table:table-cell office:value-type="float" office:value="652.4" calcext:value-type="float">
            <text:p>65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841111861" calcext:value-type="float">
            <text:p>0.449841111861</text:p>
          </table:table-cell>
        </table:table-row>
        <table:table-row table:style-name="ro1">
          <table:table-cell office:value-type="float" office:value="652.5" calcext:value-type="float">
            <text:p>65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157268882" calcext:value-type="float">
            <text:p>0.450157268882</text:p>
          </table:table-cell>
        </table:table-row>
        <table:table-row table:style-name="ro1">
          <table:table-cell office:value-type="float" office:value="652.6" calcext:value-type="float">
            <text:p>65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79267361" calcext:value-type="float">
            <text:p>0.450279267361</text:p>
          </table:table-cell>
        </table:table-row>
        <table:table-row table:style-name="ro1">
          <table:table-cell office:value-type="float" office:value="652.7" calcext:value-type="float">
            <text:p>65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400844987" calcext:value-type="float">
            <text:p>0.450400844987</text:p>
          </table:table-cell>
        </table:table-row>
        <table:table-row table:style-name="ro1">
          <table:table-cell office:value-type="float" office:value="652.8" calcext:value-type="float">
            <text:p>65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522092929" calcext:value-type="float">
            <text:p>0.450522092929</text:p>
          </table:table-cell>
        </table:table-row>
        <table:table-row table:style-name="ro1">
          <table:table-cell office:value-type="float" office:value="652.9" calcext:value-type="float">
            <text:p>65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4310246" calcext:value-type="float">
            <text:p>0.4506431024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763964954" calcext:value-type="float">
            <text:p>0.450763964954</text:p>
          </table:table-cell>
        </table:table-row>
        <table:table-row table:style-name="ro1">
          <table:table-cell office:value-type="float" office:value="653.1" calcext:value-type="float">
            <text:p>65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723892759" calcext:value-type="float">
            <text:p>0.450723892759</text:p>
          </table:table-cell>
        </table:table-row>
        <table:table-row table:style-name="ro1">
          <table:table-cell office:value-type="float" office:value="653.2" calcext:value-type="float">
            <text:p>65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83905187" calcext:value-type="float">
            <text:p>0.450683905187</text:p>
          </table:table-cell>
        </table:table-row>
        <table:table-row table:style-name="ro1">
          <table:table-cell office:value-type="float" office:value="653.3" calcext:value-type="float">
            <text:p>65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44093722" calcext:value-type="float">
            <text:p>0.450644093722</text:p>
          </table:table-cell>
        </table:table-row>
        <table:table-row table:style-name="ro1">
          <table:table-cell office:value-type="float" office:value="653.4" calcext:value-type="float">
            <text:p>65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04549821" calcext:value-type="float">
            <text:p>0.450604549821</text:p>
          </table:table-cell>
        </table:table-row>
        <table:table-row table:style-name="ro1">
          <table:table-cell office:value-type="float" office:value="653.5" calcext:value-type="float">
            <text:p>65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565364914" calcext:value-type="float">
            <text:p>0.450565364914</text:p>
          </table:table-cell>
        </table:table-row>
        <table:table-row table:style-name="ro1">
          <table:table-cell office:value-type="float" office:value="653.6" calcext:value-type="float">
            <text:p>65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2275285" calcext:value-type="float">
            <text:p>0.45062275285</text:p>
          </table:table-cell>
        </table:table-row>
        <table:table-row table:style-name="ro1">
          <table:table-cell office:value-type="float" office:value="653.7" calcext:value-type="float">
            <text:p>65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80051141" calcext:value-type="float">
            <text:p>0.450680051141</text:p>
          </table:table-cell>
        </table:table-row>
        <table:table-row table:style-name="ro1">
          <table:table-cell office:value-type="float" office:value="653.8" calcext:value-type="float">
            <text:p>65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737461068" calcext:value-type="float">
            <text:p>0.450737461068</text:p>
          </table:table-cell>
        </table:table-row>
        <table:table-row table:style-name="ro1">
          <table:table-cell office:value-type="float" office:value="653.9" calcext:value-type="float">
            <text:p>65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795165723" calcext:value-type="float">
            <text:p>0.45079516572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853329994" calcext:value-type="float">
            <text:p>0.450853329994</text:p>
          </table:table-cell>
        </table:table-row>
        <table:table-row table:style-name="ro1">
          <table:table-cell office:value-type="float" office:value="654.1" calcext:value-type="float">
            <text:p>65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703832071" calcext:value-type="float">
            <text:p>0.450703832071</text:p>
          </table:table-cell>
        </table:table-row>
        <table:table-row table:style-name="ro1">
          <table:table-cell office:value-type="float" office:value="654.2" calcext:value-type="float">
            <text:p>65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555118014" calcext:value-type="float">
            <text:p>0.450555118014</text:p>
          </table:table-cell>
        </table:table-row>
        <table:table-row table:style-name="ro1">
          <table:table-cell office:value-type="float" office:value="654.3" calcext:value-type="float">
            <text:p>65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40729683" calcext:value-type="float">
            <text:p>0.45040729683</text:p>
          </table:table-cell>
        </table:table-row>
        <table:table-row table:style-name="ro1">
          <table:table-cell office:value-type="float" office:value="654.4" calcext:value-type="float">
            <text:p>65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60459109" calcext:value-type="float">
            <text:p>0.450260459109</text:p>
          </table:table-cell>
        </table:table-row>
        <table:table-row table:style-name="ro1">
          <table:table-cell office:value-type="float" office:value="654.5" calcext:value-type="float">
            <text:p>65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114677049" calcext:value-type="float">
            <text:p>0.450114677049</text:p>
          </table:table-cell>
        </table:table-row>
        <table:table-row table:style-name="ro1">
          <table:table-cell office:value-type="float" office:value="654.6" calcext:value-type="float">
            <text:p>65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066585304" calcext:value-type="float">
            <text:p>0.450066585304</text:p>
          </table:table-cell>
        </table:table-row>
        <table:table-row table:style-name="ro1">
          <table:table-cell office:value-type="float" office:value="654.7" calcext:value-type="float">
            <text:p>65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019618388" calcext:value-type="float">
            <text:p>0.450019618388</text:p>
          </table:table-cell>
        </table:table-row>
        <table:table-row table:style-name="ro1">
          <table:table-cell office:value-type="float" office:value="654.8" calcext:value-type="float">
            <text:p>65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973794237" calcext:value-type="float">
            <text:p>0.449973794237</text:p>
          </table:table-cell>
        </table:table-row>
        <table:table-row table:style-name="ro1">
          <table:table-cell office:value-type="float" office:value="654.9" calcext:value-type="float">
            <text:p>65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929112515" calcext:value-type="float">
            <text:p>0.4499291125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885554625" calcext:value-type="float">
            <text:p>0.449885554625</text:p>
          </table:table-cell>
        </table:table-row>
        <table:table-row table:style-name="ro1">
          <table:table-cell office:value-type="float" office:value="655.1" calcext:value-type="float">
            <text:p>6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887429656" calcext:value-type="float">
            <text:p>0.449887429656</text:p>
          </table:table-cell>
        </table:table-row>
        <table:table-row table:style-name="ro1">
          <table:table-cell office:value-type="float" office:value="655.2" calcext:value-type="float">
            <text:p>6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890324267" calcext:value-type="float">
            <text:p>0.449890324267</text:p>
          </table:table-cell>
        </table:table-row>
        <table:table-row table:style-name="ro1">
          <table:table-cell office:value-type="float" office:value="655.3" calcext:value-type="float">
            <text:p>65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894165399" calcext:value-type="float">
            <text:p>0.449894165399</text:p>
          </table:table-cell>
        </table:table-row>
        <table:table-row table:style-name="ro1">
          <table:table-cell office:value-type="float" office:value="655.4" calcext:value-type="float">
            <text:p>6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898861723" calcext:value-type="float">
            <text:p>0.449898861723</text:p>
          </table:table-cell>
        </table:table-row>
        <table:table-row table:style-name="ro1">
          <table:table-cell office:value-type="float" office:value="655.5" calcext:value-type="float">
            <text:p>6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90430364" calcext:value-type="float">
            <text:p>0.44990430364</text:p>
          </table:table-cell>
        </table:table-row>
        <table:table-row table:style-name="ro1">
          <table:table-cell office:value-type="float" office:value="655.6" calcext:value-type="float">
            <text:p>65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006910565" calcext:value-type="float">
            <text:p>0.450006910565</text:p>
          </table:table-cell>
        </table:table-row>
        <table:table-row table:style-name="ro1">
          <table:table-cell office:value-type="float" office:value="655.7" calcext:value-type="float">
            <text:p>65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110248287" calcext:value-type="float">
            <text:p>0.450110248287</text:p>
          </table:table-cell>
        </table:table-row>
        <table:table-row table:style-name="ro1">
          <table:table-cell office:value-type="float" office:value="655.8" calcext:value-type="float">
            <text:p>6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14228187" calcext:value-type="float">
            <text:p>0.450214228187</text:p>
          </table:table-cell>
        </table:table-row>
        <table:table-row table:style-name="ro1">
          <table:table-cell office:value-type="float" office:value="655.9" calcext:value-type="float">
            <text:p>65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318747854" calcext:value-type="float">
            <text:p>0.45031874785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423691064" calcext:value-type="float">
            <text:p>0.450423691064</text:p>
          </table:table-cell>
        </table:table-row>
        <table:table-row table:style-name="ro1">
          <table:table-cell office:value-type="float" office:value="656.1" calcext:value-type="float">
            <text:p>6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523648477" calcext:value-type="float">
            <text:p>0.450523648477</text:p>
          </table:table-cell>
        </table:table-row>
        <table:table-row table:style-name="ro1">
          <table:table-cell office:value-type="float" office:value="656.2" calcext:value-type="float">
            <text:p>65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23755751" calcext:value-type="float">
            <text:p>0.450623755751</text:p>
          </table:table-cell>
        </table:table-row>
        <table:table-row table:style-name="ro1">
          <table:table-cell office:value-type="float" office:value="656.3" calcext:value-type="float">
            <text:p>6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723855132" calcext:value-type="float">
            <text:p>0.450723855132</text:p>
          </table:table-cell>
        </table:table-row>
        <table:table-row table:style-name="ro1">
          <table:table-cell office:value-type="float" office:value="656.4" calcext:value-type="float">
            <text:p>6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823774994" calcext:value-type="float">
            <text:p>0.450823774994</text:p>
          </table:table-cell>
        </table:table-row>
        <table:table-row table:style-name="ro1">
          <table:table-cell office:value-type="float" office:value="656.5" calcext:value-type="float">
            <text:p>6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23329827" calcext:value-type="float">
            <text:p>0.450923329827</text:p>
          </table:table-cell>
        </table:table-row>
        <table:table-row table:style-name="ro1">
          <table:table-cell office:value-type="float" office:value="656.6" calcext:value-type="float">
            <text:p>6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022320225" calcext:value-type="float">
            <text:p>0.451022320225</text:p>
          </table:table-cell>
        </table:table-row>
        <table:table-row table:style-name="ro1">
          <table:table-cell office:value-type="float" office:value="656.7" calcext:value-type="float">
            <text:p>65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121303607" calcext:value-type="float">
            <text:p>0.451121303607</text:p>
          </table:table-cell>
        </table:table-row>
        <table:table-row table:style-name="ro1">
          <table:table-cell office:value-type="float" office:value="656.8" calcext:value-type="float">
            <text:p>6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20279967" calcext:value-type="float">
            <text:p>0.451220279967</text:p>
          </table:table-cell>
        </table:table-row>
        <table:table-row table:style-name="ro1">
          <table:table-cell office:value-type="float" office:value="656.9" calcext:value-type="float">
            <text:p>6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319249303" calcext:value-type="float">
            <text:p>0.45131924930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418211611" calcext:value-type="float">
            <text:p>0.451418211611</text:p>
          </table:table-cell>
        </table:table-row>
        <table:table-row table:style-name="ro1">
          <table:table-cell office:value-type="float" office:value="657.1" calcext:value-type="float">
            <text:p>6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366546707" calcext:value-type="float">
            <text:p>0.451366546707</text:p>
          </table:table-cell>
        </table:table-row>
        <table:table-row table:style-name="ro1">
          <table:table-cell office:value-type="float" office:value="657.2" calcext:value-type="float">
            <text:p>6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314883038" calcext:value-type="float">
            <text:p>0.451314883038</text:p>
          </table:table-cell>
        </table:table-row>
        <table:table-row table:style-name="ro1">
          <table:table-cell office:value-type="float" office:value="657.3" calcext:value-type="float">
            <text:p>6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63220604" calcext:value-type="float">
            <text:p>0.451263220604</text:p>
          </table:table-cell>
        </table:table-row>
        <table:table-row table:style-name="ro1">
          <table:table-cell office:value-type="float" office:value="657.4" calcext:value-type="float">
            <text:p>6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11559407" calcext:value-type="float">
            <text:p>0.451211559407</text:p>
          </table:table-cell>
        </table:table-row>
        <table:table-row table:style-name="ro1">
          <table:table-cell office:value-type="float" office:value="657.5" calcext:value-type="float">
            <text:p>65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159899446" calcext:value-type="float">
            <text:p>0.451159899446</text:p>
          </table:table-cell>
        </table:table-row>
        <table:table-row table:style-name="ro1">
          <table:table-cell office:value-type="float" office:value="657.6" calcext:value-type="float">
            <text:p>6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04734465" calcext:value-type="float">
            <text:p>0.451204734465</text:p>
          </table:table-cell>
        </table:table-row>
        <table:table-row table:style-name="ro1">
          <table:table-cell office:value-type="float" office:value="657.7" calcext:value-type="float">
            <text:p>6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49548625" calcext:value-type="float">
            <text:p>0.451249548625</text:p>
          </table:table-cell>
        </table:table-row>
        <table:table-row table:style-name="ro1">
          <table:table-cell office:value-type="float" office:value="657.8" calcext:value-type="float">
            <text:p>6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94341924" calcext:value-type="float">
            <text:p>0.451294341924</text:p>
          </table:table-cell>
        </table:table-row>
        <table:table-row table:style-name="ro1">
          <table:table-cell office:value-type="float" office:value="657.9" calcext:value-type="float">
            <text:p>6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339114368" calcext:value-type="float">
            <text:p>0.45133911436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383865955" calcext:value-type="float">
            <text:p>0.451383865955</text:p>
          </table:table-cell>
        </table:table-row>
        <table:table-row table:style-name="ro1">
          <table:table-cell office:value-type="float" office:value="658.1" calcext:value-type="float">
            <text:p>6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531831393" calcext:value-type="float">
            <text:p>0.451531831393</text:p>
          </table:table-cell>
        </table:table-row>
        <table:table-row table:style-name="ro1">
          <table:table-cell office:value-type="float" office:value="658.2" calcext:value-type="float">
            <text:p>6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679817968" calcext:value-type="float">
            <text:p>0.451679817968</text:p>
          </table:table-cell>
        </table:table-row>
        <table:table-row table:style-name="ro1">
          <table:table-cell office:value-type="float" office:value="658.3" calcext:value-type="float">
            <text:p>6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827825682" calcext:value-type="float">
            <text:p>0.451827825682</text:p>
          </table:table-cell>
        </table:table-row>
        <table:table-row table:style-name="ro1">
          <table:table-cell office:value-type="float" office:value="658.4" calcext:value-type="float">
            <text:p>6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975854532" calcext:value-type="float">
            <text:p>0.451975854532</text:p>
          </table:table-cell>
        </table:table-row>
        <table:table-row table:style-name="ro1">
          <table:table-cell office:value-type="float" office:value="658.5" calcext:value-type="float">
            <text:p>6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123904519" calcext:value-type="float">
            <text:p>0.452123904519</text:p>
          </table:table-cell>
        </table:table-row>
        <table:table-row table:style-name="ro1">
          <table:table-cell office:value-type="float" office:value="658.6" calcext:value-type="float">
            <text:p>6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271975641" calcext:value-type="float">
            <text:p>0.452271975641</text:p>
          </table:table-cell>
        </table:table-row>
        <table:table-row table:style-name="ro1">
          <table:table-cell office:value-type="float" office:value="658.7" calcext:value-type="float">
            <text:p>65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20067899" calcext:value-type="float">
            <text:p>0.452420067899</text:p>
          </table:table-cell>
        </table:table-row>
        <table:table-row table:style-name="ro1">
          <table:table-cell office:value-type="float" office:value="658.8" calcext:value-type="float">
            <text:p>6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68181292" calcext:value-type="float">
            <text:p>0.452568181292</text:p>
          </table:table-cell>
        </table:table-row>
        <table:table-row table:style-name="ro1">
          <table:table-cell office:value-type="float" office:value="658.9" calcext:value-type="float">
            <text:p>6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716315819" calcext:value-type="float">
            <text:p>0.45271631581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86447148" calcext:value-type="float">
            <text:p>0.45286447148</text:p>
          </table:table-cell>
        </table:table-row>
        <table:table-row table:style-name="ro1">
          <table:table-cell office:value-type="float" office:value="659.1" calcext:value-type="float">
            <text:p>6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86621421" calcext:value-type="float">
            <text:p>0.45286621421</text:p>
          </table:table-cell>
        </table:table-row>
        <table:table-row table:style-name="ro1">
          <table:table-cell office:value-type="float" office:value="659.2" calcext:value-type="float">
            <text:p>6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867955615" calcext:value-type="float">
            <text:p>0.452867955615</text:p>
          </table:table-cell>
        </table:table-row>
        <table:table-row table:style-name="ro1">
          <table:table-cell office:value-type="float" office:value="659.3" calcext:value-type="float">
            <text:p>6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869695695" calcext:value-type="float">
            <text:p>0.452869695695</text:p>
          </table:table-cell>
        </table:table-row>
        <table:table-row table:style-name="ro1">
          <table:table-cell office:value-type="float" office:value="659.4" calcext:value-type="float">
            <text:p>6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87143445" calcext:value-type="float">
            <text:p>0.45287143445</text:p>
          </table:table-cell>
        </table:table-row>
        <table:table-row table:style-name="ro1">
          <table:table-cell office:value-type="float" office:value="659.5" calcext:value-type="float">
            <text:p>65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873171882" calcext:value-type="float">
            <text:p>0.452873171882</text:p>
          </table:table-cell>
        </table:table-row>
        <table:table-row table:style-name="ro1">
          <table:table-cell office:value-type="float" office:value="659.6" calcext:value-type="float">
            <text:p>6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971469803" calcext:value-type="float">
            <text:p>0.452971469803</text:p>
          </table:table-cell>
        </table:table-row>
        <table:table-row table:style-name="ro1">
          <table:table-cell office:value-type="float" office:value="659.7" calcext:value-type="float">
            <text:p>6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69767141" calcext:value-type="float">
            <text:p>0.453069767141</text:p>
          </table:table-cell>
        </table:table-row>
        <table:table-row table:style-name="ro1">
          <table:table-cell office:value-type="float" office:value="659.8" calcext:value-type="float">
            <text:p>6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68063895" calcext:value-type="float">
            <text:p>0.453168063895</text:p>
          </table:table-cell>
        </table:table-row>
        <table:table-row table:style-name="ro1">
          <table:table-cell office:value-type="float" office:value="659.9" calcext:value-type="float">
            <text:p>6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266360064" calcext:value-type="float">
            <text:p>0.4532663600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64655648" calcext:value-type="float">
            <text:p>0.453364655648</text:p>
          </table:table-cell>
        </table:table-row>
        <table:table-row table:style-name="ro1">
          <table:table-cell office:value-type="float" office:value="660.1" calcext:value-type="float">
            <text:p>6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47291218" calcext:value-type="float">
            <text:p>0.453347291218</text:p>
          </table:table-cell>
        </table:table-row>
        <table:table-row table:style-name="ro1">
          <table:table-cell office:value-type="float" office:value="660.2" calcext:value-type="float">
            <text:p>6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2991742" calcext:value-type="float">
            <text:p>0.45332991742</text:p>
          </table:table-cell>
        </table:table-row>
        <table:table-row table:style-name="ro1">
          <table:table-cell office:value-type="float" office:value="660.3" calcext:value-type="float">
            <text:p>66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12534258" calcext:value-type="float">
            <text:p>0.453312534258</text:p>
          </table:table-cell>
        </table:table-row>
        <table:table-row table:style-name="ro1">
          <table:table-cell office:value-type="float" office:value="660.4" calcext:value-type="float">
            <text:p>6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295141732" calcext:value-type="float">
            <text:p>0.453295141732</text:p>
          </table:table-cell>
        </table:table-row>
        <table:table-row table:style-name="ro1">
          <table:table-cell office:value-type="float" office:value="660.5" calcext:value-type="float">
            <text:p>6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277739847" calcext:value-type="float">
            <text:p>0.453277739847</text:p>
          </table:table-cell>
        </table:table-row>
        <table:table-row table:style-name="ro1">
          <table:table-cell office:value-type="float" office:value="660.6" calcext:value-type="float">
            <text:p>6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56869674" calcext:value-type="float">
            <text:p>0.453356869674</text:p>
          </table:table-cell>
        </table:table-row>
        <table:table-row table:style-name="ro1">
          <table:table-cell office:value-type="float" office:value="660.7" calcext:value-type="float">
            <text:p>6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435982724" calcext:value-type="float">
            <text:p>0.453435982724</text:p>
          </table:table-cell>
        </table:table-row>
        <table:table-row table:style-name="ro1">
          <table:table-cell office:value-type="float" office:value="660.8" calcext:value-type="float">
            <text:p>6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15078995" calcext:value-type="float">
            <text:p>0.453515078995</text:p>
          </table:table-cell>
        </table:table-row>
        <table:table-row table:style-name="ro1">
          <table:table-cell office:value-type="float" office:value="660.9" calcext:value-type="float">
            <text:p>6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94158482" calcext:value-type="float">
            <text:p>0.45359415848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73221181" calcext:value-type="float">
            <text:p>0.453673221181</text:p>
          </table:table-cell>
        </table:table-row>
        <table:table-row table:style-name="ro1">
          <table:table-cell office:value-type="float" office:value="661.1" calcext:value-type="float">
            <text:p>6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31277906" calcext:value-type="float">
            <text:p>0.453631277906</text:p>
          </table:table-cell>
        </table:table-row>
        <table:table-row table:style-name="ro1">
          <table:table-cell office:value-type="float" office:value="661.2" calcext:value-type="float">
            <text:p>6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89336222" calcext:value-type="float">
            <text:p>0.453589336222</text:p>
          </table:table-cell>
        </table:table-row>
        <table:table-row table:style-name="ro1">
          <table:table-cell office:value-type="float" office:value="661.3" calcext:value-type="float">
            <text:p>66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47396131" calcext:value-type="float">
            <text:p>0.453547396131</text:p>
          </table:table-cell>
        </table:table-row>
        <table:table-row table:style-name="ro1">
          <table:table-cell office:value-type="float" office:value="661.4" calcext:value-type="float">
            <text:p>66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05457632" calcext:value-type="float">
            <text:p>0.453505457632</text:p>
          </table:table-cell>
        </table:table-row>
        <table:table-row table:style-name="ro1">
          <table:table-cell office:value-type="float" office:value="661.5" calcext:value-type="float">
            <text:p>66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463520727" calcext:value-type="float">
            <text:p>0.453463520727</text:p>
          </table:table-cell>
        </table:table-row>
        <table:table-row table:style-name="ro1">
          <table:table-cell office:value-type="float" office:value="661.6" calcext:value-type="float">
            <text:p>6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18058093" calcext:value-type="float">
            <text:p>0.453518058093</text:p>
          </table:table-cell>
        </table:table-row>
        <table:table-row table:style-name="ro1">
          <table:table-cell office:value-type="float" office:value="661.7" calcext:value-type="float">
            <text:p>66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7257921" calcext:value-type="float">
            <text:p>0.45357257921</text:p>
          </table:table-cell>
        </table:table-row>
        <table:table-row table:style-name="ro1">
          <table:table-cell office:value-type="float" office:value="661.8" calcext:value-type="float">
            <text:p>66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27084078" calcext:value-type="float">
            <text:p>0.453627084078</text:p>
          </table:table-cell>
        </table:table-row>
        <table:table-row table:style-name="ro1">
          <table:table-cell office:value-type="float" office:value="661.9" calcext:value-type="float">
            <text:p>66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815727" calcext:value-type="float">
            <text:p>0.45368157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36045076" calcext:value-type="float">
            <text:p>0.453736045076</text:p>
          </table:table-cell>
        </table:table-row>
        <table:table-row table:style-name="ro1">
          <table:table-cell office:value-type="float" office:value="662.1" calcext:value-type="float">
            <text:p>6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27065895" calcext:value-type="float">
            <text:p>0.453727065895</text:p>
          </table:table-cell>
        </table:table-row>
        <table:table-row table:style-name="ro1">
          <table:table-cell office:value-type="float" office:value="662.2" calcext:value-type="float">
            <text:p>6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18076725" calcext:value-type="float">
            <text:p>0.453718076725</text:p>
          </table:table-cell>
        </table:table-row>
        <table:table-row table:style-name="ro1">
          <table:table-cell office:value-type="float" office:value="662.3" calcext:value-type="float">
            <text:p>66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09077566" calcext:value-type="float">
            <text:p>0.453709077566</text:p>
          </table:table-cell>
        </table:table-row>
        <table:table-row table:style-name="ro1">
          <table:table-cell office:value-type="float" office:value="662.4" calcext:value-type="float">
            <text:p>6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00068422" calcext:value-type="float">
            <text:p>0.453700068422</text:p>
          </table:table-cell>
        </table:table-row>
        <table:table-row table:style-name="ro1">
          <table:table-cell office:value-type="float" office:value="662.5" calcext:value-type="float">
            <text:p>66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91049293" calcext:value-type="float">
            <text:p>0.453691049293</text:p>
          </table:table-cell>
        </table:table-row>
        <table:table-row table:style-name="ro1">
          <table:table-cell office:value-type="float" office:value="662.6" calcext:value-type="float">
            <text:p>6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82020182" calcext:value-type="float">
            <text:p>0.453682020182</text:p>
          </table:table-cell>
        </table:table-row>
        <table:table-row table:style-name="ro1">
          <table:table-cell office:value-type="float" office:value="662.7" calcext:value-type="float">
            <text:p>6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7298109" calcext:value-type="float">
            <text:p>0.45367298109</text:p>
          </table:table-cell>
        </table:table-row>
        <table:table-row table:style-name="ro1">
          <table:table-cell office:value-type="float" office:value="662.8" calcext:value-type="float">
            <text:p>6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6393202" calcext:value-type="float">
            <text:p>0.45366393202</text:p>
          </table:table-cell>
        </table:table-row>
        <table:table-row table:style-name="ro1">
          <table:table-cell office:value-type="float" office:value="662.9" calcext:value-type="float">
            <text:p>6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54872973" calcext:value-type="float">
            <text:p>0.45365487297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45803951" calcext:value-type="float">
            <text:p>0.453645803951</text:p>
          </table:table-cell>
        </table:table-row>
        <table:table-row table:style-name="ro1">
          <table:table-cell office:value-type="float" office:value="663.1" calcext:value-type="float">
            <text:p>6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91702729" calcext:value-type="float">
            <text:p>0.453691702729</text:p>
          </table:table-cell>
        </table:table-row>
        <table:table-row table:style-name="ro1">
          <table:table-cell office:value-type="float" office:value="663.2" calcext:value-type="float">
            <text:p>6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37581236" calcext:value-type="float">
            <text:p>0.453737581236</text:p>
          </table:table-cell>
        </table:table-row>
        <table:table-row table:style-name="ro1">
          <table:table-cell office:value-type="float" office:value="663.3" calcext:value-type="float">
            <text:p>6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83439475" calcext:value-type="float">
            <text:p>0.453783439475</text:p>
          </table:table-cell>
        </table:table-row>
        <table:table-row table:style-name="ro1">
          <table:table-cell office:value-type="float" office:value="663.4" calcext:value-type="float">
            <text:p>6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829277448" calcext:value-type="float">
            <text:p>0.453829277448</text:p>
          </table:table-cell>
        </table:table-row>
        <table:table-row table:style-name="ro1">
          <table:table-cell office:value-type="float" office:value="663.5" calcext:value-type="float">
            <text:p>66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875095154" calcext:value-type="float">
            <text:p>0.453875095154</text:p>
          </table:table-cell>
        </table:table-row>
        <table:table-row table:style-name="ro1">
          <table:table-cell office:value-type="float" office:value="663.6" calcext:value-type="float">
            <text:p>66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825100325" calcext:value-type="float">
            <text:p>0.453825100325</text:p>
          </table:table-cell>
        </table:table-row>
        <table:table-row table:style-name="ro1">
          <table:table-cell office:value-type="float" office:value="663.7" calcext:value-type="float">
            <text:p>66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75467265" calcext:value-type="float">
            <text:p>0.453775467265</text:p>
          </table:table-cell>
        </table:table-row>
        <table:table-row table:style-name="ro1">
          <table:table-cell office:value-type="float" office:value="663.8" calcext:value-type="float">
            <text:p>66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26009313" calcext:value-type="float">
            <text:p>0.453726009313</text:p>
          </table:table-cell>
        </table:table-row>
        <table:table-row table:style-name="ro1">
          <table:table-cell office:value-type="float" office:value="663.9" calcext:value-type="float">
            <text:p>66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76553707" calcext:value-type="float">
            <text:p>0.45367655370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26941575" calcext:value-type="float">
            <text:p>0.453626941575</text:p>
          </table:table-cell>
        </table:table-row>
        <table:table-row table:style-name="ro1">
          <table:table-cell office:value-type="float" office:value="664.1" calcext:value-type="float">
            <text:p>66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89078396" calcext:value-type="float">
            <text:p>0.453589078396</text:p>
          </table:table-cell>
        </table:table-row>
        <table:table-row table:style-name="ro1">
          <table:table-cell office:value-type="float" office:value="664.2" calcext:value-type="float">
            <text:p>6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50782351" calcext:value-type="float">
            <text:p>0.453550782351</text:p>
          </table:table-cell>
        </table:table-row>
        <table:table-row table:style-name="ro1">
          <table:table-cell office:value-type="float" office:value="664.3" calcext:value-type="float">
            <text:p>6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11936151" calcext:value-type="float">
            <text:p>0.453511936151</text:p>
          </table:table-cell>
        </table:table-row>
        <table:table-row table:style-name="ro1">
          <table:table-cell office:value-type="float" office:value="664.4" calcext:value-type="float">
            <text:p>66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472436363" calcext:value-type="float">
            <text:p>0.453472436363</text:p>
          </table:table-cell>
        </table:table-row>
        <table:table-row table:style-name="ro1">
          <table:table-cell office:value-type="float" office:value="664.5" calcext:value-type="float">
            <text:p>6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432193398" calcext:value-type="float">
            <text:p>0.453432193398</text:p>
          </table:table-cell>
        </table:table-row>
        <table:table-row table:style-name="ro1">
          <table:table-cell office:value-type="float" office:value="664.6" calcext:value-type="float">
            <text:p>66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487392895" calcext:value-type="float">
            <text:p>0.453487392895</text:p>
          </table:table-cell>
        </table:table-row>
        <table:table-row table:style-name="ro1">
          <table:table-cell office:value-type="float" office:value="664.7" calcext:value-type="float">
            <text:p>66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41693747" calcext:value-type="float">
            <text:p>0.453541693747</text:p>
          </table:table-cell>
        </table:table-row>
        <table:table-row table:style-name="ro1">
          <table:table-cell office:value-type="float" office:value="664.8" calcext:value-type="float">
            <text:p>6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95047282" calcext:value-type="float">
            <text:p>0.453595047282</text:p>
          </table:table-cell>
        </table:table-row>
        <table:table-row table:style-name="ro1">
          <table:table-cell office:value-type="float" office:value="664.9" calcext:value-type="float">
            <text:p>6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47418626" calcext:value-type="float">
            <text:p>0.45364741862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98786707" calcext:value-type="float">
            <text:p>0.453698786707</text:p>
          </table:table-cell>
        </table:table-row>
        <table:table-row table:style-name="ro1">
          <table:table-cell office:value-type="float" office:value="665.1" calcext:value-type="float">
            <text:p>66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87411793" calcext:value-type="float">
            <text:p>0.453687411793</text:p>
          </table:table-cell>
        </table:table-row>
        <table:table-row table:style-name="ro1">
          <table:table-cell office:value-type="float" office:value="665.2" calcext:value-type="float">
            <text:p>66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75040485" calcext:value-type="float">
            <text:p>0.453675040485</text:p>
          </table:table-cell>
        </table:table-row>
        <table:table-row table:style-name="ro1">
          <table:table-cell office:value-type="float" office:value="665.3" calcext:value-type="float">
            <text:p>66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6169357" calcext:value-type="float">
            <text:p>0.45366169357</text:p>
          </table:table-cell>
        </table:table-row>
        <table:table-row table:style-name="ro1">
          <table:table-cell office:value-type="float" office:value="665.4" calcext:value-type="float">
            <text:p>66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47405658" calcext:value-type="float">
            <text:p>0.453647405658</text:p>
          </table:table-cell>
        </table:table-row>
        <table:table-row table:style-name="ro1">
          <table:table-cell office:value-type="float" office:value="665.5" calcext:value-type="float">
            <text:p>66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32225173" calcext:value-type="float">
            <text:p>0.453632225173</text:p>
          </table:table-cell>
        </table:table-row>
        <table:table-row table:style-name="ro1">
          <table:table-cell office:value-type="float" office:value="665.6" calcext:value-type="float">
            <text:p>66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16214353" calcext:value-type="float">
            <text:p>0.453616214353</text:p>
          </table:table-cell>
        </table:table-row>
        <table:table-row table:style-name="ro1">
          <table:table-cell office:value-type="float" office:value="665.7" calcext:value-type="float">
            <text:p>66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99449249" calcext:value-type="float">
            <text:p>0.453599449249</text:p>
          </table:table-cell>
        </table:table-row>
        <table:table-row table:style-name="ro1">
          <table:table-cell office:value-type="float" office:value="665.8" calcext:value-type="float">
            <text:p>66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82019721" calcext:value-type="float">
            <text:p>0.453582019721</text:p>
          </table:table-cell>
        </table:table-row>
        <table:table-row table:style-name="ro1">
          <table:table-cell office:value-type="float" office:value="665.9" calcext:value-type="float">
            <text:p>6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64029433" calcext:value-type="float">
            <text:p>0.45356402943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45595856" calcext:value-type="float">
            <text:p>0.453545595856</text:p>
          </table:table-cell>
        </table:table-row>
        <table:table-row table:style-name="ro1">
          <table:table-cell office:value-type="float" office:value="666.1" calcext:value-type="float">
            <text:p>66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74257091" calcext:value-type="float">
            <text:p>0.453574257091</text:p>
          </table:table-cell>
        </table:table-row>
        <table:table-row table:style-name="ro1">
          <table:table-cell office:value-type="float" office:value="666.2" calcext:value-type="float">
            <text:p>66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02739708" calcext:value-type="float">
            <text:p>0.453602739708</text:p>
          </table:table-cell>
        </table:table-row>
        <table:table-row table:style-name="ro1">
          <table:table-cell office:value-type="float" office:value="666.3" calcext:value-type="float">
            <text:p>66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31202572" calcext:value-type="float">
            <text:p>0.453631202572</text:p>
          </table:table-cell>
        </table:table-row>
        <table:table-row table:style-name="ro1">
          <table:table-cell office:value-type="float" office:value="666.4" calcext:value-type="float">
            <text:p>66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59818411" calcext:value-type="float">
            <text:p>0.453659818411</text:p>
          </table:table-cell>
        </table:table-row>
        <table:table-row table:style-name="ro1">
          <table:table-cell office:value-type="float" office:value="666.5" calcext:value-type="float">
            <text:p>66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88773825" calcext:value-type="float">
            <text:p>0.453688773825</text:p>
          </table:table-cell>
        </table:table-row>
        <table:table-row table:style-name="ro1">
          <table:table-cell office:value-type="float" office:value="666.6" calcext:value-type="float">
            <text:p>66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22536985" calcext:value-type="float">
            <text:p>0.453622536985</text:p>
          </table:table-cell>
        </table:table-row>
        <table:table-row table:style-name="ro1">
          <table:table-cell office:value-type="float" office:value="666.7" calcext:value-type="float">
            <text:p>66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556547763" calcext:value-type="float">
            <text:p>0.453556547763</text:p>
          </table:table-cell>
        </table:table-row>
        <table:table-row table:style-name="ro1">
          <table:table-cell office:value-type="float" office:value="666.8" calcext:value-type="float">
            <text:p>66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490681706" calcext:value-type="float">
            <text:p>0.453490681706</text:p>
          </table:table-cell>
        </table:table-row>
        <table:table-row table:style-name="ro1">
          <table:table-cell office:value-type="float" office:value="666.9" calcext:value-type="float">
            <text:p>66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42482364" calcext:value-type="float">
            <text:p>0.4534248236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58867659" calcext:value-type="float">
            <text:p>0.453358867659</text:p>
          </table:table-cell>
        </table:table-row>
        <table:table-row table:style-name="ro1">
          <table:table-cell office:value-type="float" office:value="667.1" calcext:value-type="float">
            <text:p>66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296715974" calcext:value-type="float">
            <text:p>0.453296715974</text:p>
          </table:table-cell>
        </table:table-row>
        <table:table-row table:style-name="ro1">
          <table:table-cell office:value-type="float" office:value="667.2" calcext:value-type="float">
            <text:p>66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23427872" calcext:value-type="float">
            <text:p>0.45323427872</text:p>
          </table:table-cell>
        </table:table-row>
        <table:table-row table:style-name="ro1">
          <table:table-cell office:value-type="float" office:value="667.3" calcext:value-type="float">
            <text:p>66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71477763" calcext:value-type="float">
            <text:p>0.453171477763</text:p>
          </table:table-cell>
        </table:table-row>
        <table:table-row table:style-name="ro1">
          <table:table-cell office:value-type="float" office:value="667.4" calcext:value-type="float">
            <text:p>66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08244213" calcext:value-type="float">
            <text:p>0.453108244213</text:p>
          </table:table-cell>
        </table:table-row>
        <table:table-row table:style-name="ro1">
          <table:table-cell office:value-type="float" office:value="667.5" calcext:value-type="float">
            <text:p>66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44518419" calcext:value-type="float">
            <text:p>0.453044518419</text:p>
          </table:table-cell>
        </table:table-row>
        <table:table-row table:style-name="ro1">
          <table:table-cell office:value-type="float" office:value="667.6" calcext:value-type="float">
            <text:p>6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75846682" calcext:value-type="float">
            <text:p>0.453075846682</text:p>
          </table:table-cell>
        </table:table-row>
        <table:table-row table:style-name="ro1">
          <table:table-cell office:value-type="float" office:value="667.7" calcext:value-type="float">
            <text:p>66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06323314" calcext:value-type="float">
            <text:p>0.453106323314</text:p>
          </table:table-cell>
        </table:table-row>
        <table:table-row table:style-name="ro1">
          <table:table-cell office:value-type="float" office:value="667.8" calcext:value-type="float">
            <text:p>66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36040174" calcext:value-type="float">
            <text:p>0.453136040174</text:p>
          </table:table-cell>
        </table:table-row>
        <table:table-row table:style-name="ro1">
          <table:table-cell office:value-type="float" office:value="667.9" calcext:value-type="float">
            <text:p>66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65089149" calcext:value-type="float">
            <text:p>0.45316508914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93562157" calcext:value-type="float">
            <text:p>0.453193562157</text:p>
          </table:table-cell>
        </table:table-row>
        <table:table-row table:style-name="ro1">
          <table:table-cell office:value-type="float" office:value="668.1" calcext:value-type="float">
            <text:p>66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6971168" calcext:value-type="float">
            <text:p>0.45316971168</text:p>
          </table:table-cell>
        </table:table-row>
        <table:table-row table:style-name="ro1">
          <table:table-cell office:value-type="float" office:value="668.2" calcext:value-type="float">
            <text:p>66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45492918" calcext:value-type="float">
            <text:p>0.453145492918</text:p>
          </table:table-cell>
        </table:table-row>
        <table:table-row table:style-name="ro1">
          <table:table-cell office:value-type="float" office:value="668.3" calcext:value-type="float">
            <text:p>66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20997968" calcext:value-type="float">
            <text:p>0.453120997968</text:p>
          </table:table-cell>
        </table:table-row>
        <table:table-row table:style-name="ro1">
          <table:table-cell office:value-type="float" office:value="668.4" calcext:value-type="float">
            <text:p>66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96318918" calcext:value-type="float">
            <text:p>0.453096318918</text:p>
          </table:table-cell>
        </table:table-row>
        <table:table-row table:style-name="ro1">
          <table:table-cell office:value-type="float" office:value="668.5" calcext:value-type="float">
            <text:p>66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71547837" calcext:value-type="float">
            <text:p>0.453071547837</text:p>
          </table:table-cell>
        </table:table-row>
        <table:table-row table:style-name="ro1">
          <table:table-cell office:value-type="float" office:value="668.6" calcext:value-type="float">
            <text:p>66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46216389" calcext:value-type="float">
            <text:p>0.453046216389</text:p>
          </table:table-cell>
        </table:table-row>
        <table:table-row table:style-name="ro1">
          <table:table-cell office:value-type="float" office:value="668.7" calcext:value-type="float">
            <text:p>66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2061682" calcext:value-type="float">
            <text:p>0.45302061682</text:p>
          </table:table-cell>
        </table:table-row>
        <table:table-row table:style-name="ro1">
          <table:table-cell office:value-type="float" office:value="668.8" calcext:value-type="float">
            <text:p>66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995027525" calcext:value-type="float">
            <text:p>0.452995027525</text:p>
          </table:table-cell>
        </table:table-row>
        <table:table-row table:style-name="ro1">
          <table:table-cell office:value-type="float" office:value="668.9" calcext:value-type="float">
            <text:p>66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969713054" calcext:value-type="float">
            <text:p>0.45296971305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944924116" calcext:value-type="float">
            <text:p>0.452944924116</text:p>
          </table:table-cell>
        </table:table-row>
        <table:table-row table:style-name="ro1">
          <table:table-cell office:value-type="float" office:value="669.1" calcext:value-type="float">
            <text:p>66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30235849" calcext:value-type="float">
            <text:p>0.453030235849</text:p>
          </table:table-cell>
        </table:table-row>
        <table:table-row table:style-name="ro1">
          <table:table-cell office:value-type="float" office:value="669.2" calcext:value-type="float">
            <text:p>66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16527626" calcext:value-type="float">
            <text:p>0.453116527626</text:p>
          </table:table-cell>
        </table:table-row>
        <table:table-row table:style-name="ro1">
          <table:table-cell office:value-type="float" office:value="669.3" calcext:value-type="float">
            <text:p>66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204009517" calcext:value-type="float">
            <text:p>0.453204009517</text:p>
          </table:table-cell>
        </table:table-row>
        <table:table-row table:style-name="ro1">
          <table:table-cell office:value-type="float" office:value="669.4" calcext:value-type="float">
            <text:p>66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292877959" calcext:value-type="float">
            <text:p>0.453292877959</text:p>
          </table:table-cell>
        </table:table-row>
        <table:table-row table:style-name="ro1">
          <table:table-cell office:value-type="float" office:value="669.5" calcext:value-type="float">
            <text:p>66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83315743" calcext:value-type="float">
            <text:p>0.453383315743</text:p>
          </table:table-cell>
        </table:table-row>
        <table:table-row table:style-name="ro1">
          <table:table-cell office:value-type="float" office:value="669.6" calcext:value-type="float">
            <text:p>66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79640074" calcext:value-type="float">
            <text:p>0.453379640074</text:p>
          </table:table-cell>
        </table:table-row>
        <table:table-row table:style-name="ro1">
          <table:table-cell office:value-type="float" office:value="669.7" calcext:value-type="float">
            <text:p>66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77342269" calcext:value-type="float">
            <text:p>0.453377342269</text:p>
          </table:table-cell>
        </table:table-row>
        <table:table-row table:style-name="ro1">
          <table:table-cell office:value-type="float" office:value="669.8" calcext:value-type="float">
            <text:p>66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76410808" calcext:value-type="float">
            <text:p>0.453376410808</text:p>
          </table:table-cell>
        </table:table-row>
        <table:table-row table:style-name="ro1">
          <table:table-cell office:value-type="float" office:value="669.9" calcext:value-type="float">
            <text:p>66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76811154" calcext:value-type="float">
            <text:p>0.45337681115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78485745" calcext:value-type="float">
            <text:p>0.453378485745</text:p>
          </table:table-cell>
        </table:table-row>
        <table:table-row table:style-name="ro1">
          <table:table-cell office:value-type="float" office:value="670.1" calcext:value-type="float">
            <text:p>67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02356715" calcext:value-type="float">
            <text:p>0.453302356715</text:p>
          </table:table-cell>
        </table:table-row>
        <table:table-row table:style-name="ro1">
          <table:table-cell office:value-type="float" office:value="670.2" calcext:value-type="float">
            <text:p>67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227327223" calcext:value-type="float">
            <text:p>0.453227327223</text:p>
          </table:table-cell>
        </table:table-row>
        <table:table-row table:style-name="ro1">
          <table:table-cell office:value-type="float" office:value="670.3" calcext:value-type="float">
            <text:p>67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53270128" calcext:value-type="float">
            <text:p>0.453153270128</text:p>
          </table:table-cell>
        </table:table-row>
        <table:table-row table:style-name="ro1">
          <table:table-cell office:value-type="float" office:value="670.4" calcext:value-type="float">
            <text:p>67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80035361" calcext:value-type="float">
            <text:p>0.453080035361</text:p>
          </table:table-cell>
        </table:table-row>
        <table:table-row table:style-name="ro1">
          <table:table-cell office:value-type="float" office:value="670.5" calcext:value-type="float">
            <text:p>6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07449943" calcext:value-type="float">
            <text:p>0.453007449943</text:p>
          </table:table-cell>
        </table:table-row>
        <table:table-row table:style-name="ro1">
          <table:table-cell office:value-type="float" office:value="670.6" calcext:value-type="float">
            <text:p>67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31075996" calcext:value-type="float">
            <text:p>0.453031075996</text:p>
          </table:table-cell>
        </table:table-row>
        <table:table-row table:style-name="ro1">
          <table:table-cell office:value-type="float" office:value="670.7" calcext:value-type="float">
            <text:p>67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55422862" calcext:value-type="float">
            <text:p>0.453055422862</text:p>
          </table:table-cell>
        </table:table-row>
        <table:table-row table:style-name="ro1">
          <table:table-cell office:value-type="float" office:value="670.8" calcext:value-type="float">
            <text:p>67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80400928" calcext:value-type="float">
            <text:p>0.453080400928</text:p>
          </table:table-cell>
        </table:table-row>
        <table:table-row table:style-name="ro1">
          <table:table-cell office:value-type="float" office:value="670.9" calcext:value-type="float">
            <text:p>67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05906753" calcext:value-type="float">
            <text:p>0.45310590675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131823068" calcext:value-type="float">
            <text:p>0.453131823068</text:p>
          </table:table-cell>
        </table:table-row>
        <table:table-row table:style-name="ro1">
          <table:table-cell office:value-type="float" office:value="671.1" calcext:value-type="float">
            <text:p>67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058016196" calcext:value-type="float">
            <text:p>0.453058016196</text:p>
          </table:table-cell>
        </table:table-row>
        <table:table-row table:style-name="ro1">
          <table:table-cell office:value-type="float" office:value="671.2" calcext:value-type="float">
            <text:p>67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984370549" calcext:value-type="float">
            <text:p>0.452984370549</text:p>
          </table:table-cell>
        </table:table-row>
        <table:table-row table:style-name="ro1">
          <table:table-cell office:value-type="float" office:value="671.3" calcext:value-type="float">
            <text:p>67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910727338" calcext:value-type="float">
            <text:p>0.452910727338</text:p>
          </table:table-cell>
        </table:table-row>
        <table:table-row table:style-name="ro1">
          <table:table-cell office:value-type="float" office:value="671.4" calcext:value-type="float">
            <text:p>67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836914081" calcext:value-type="float">
            <text:p>0.452836914081</text:p>
          </table:table-cell>
        </table:table-row>
        <table:table-row table:style-name="ro1">
          <table:table-cell office:value-type="float" office:value="671.5" calcext:value-type="float">
            <text:p>67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762744611" calcext:value-type="float">
            <text:p>0.452762744611</text:p>
          </table:table-cell>
        </table:table-row>
        <table:table-row table:style-name="ro1">
          <table:table-cell office:value-type="float" office:value="671.6" calcext:value-type="float">
            <text:p>67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688019092" calcext:value-type="float">
            <text:p>0.452688019092</text:p>
          </table:table-cell>
        </table:table-row>
        <table:table-row table:style-name="ro1">
          <table:table-cell office:value-type="float" office:value="671.7" calcext:value-type="float">
            <text:p>67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613297752" calcext:value-type="float">
            <text:p>0.452613297752</text:p>
          </table:table-cell>
        </table:table-row>
        <table:table-row table:style-name="ro1">
          <table:table-cell office:value-type="float" office:value="671.8" calcext:value-type="float">
            <text:p>67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38580595" calcext:value-type="float">
            <text:p>0.452538580595</text:p>
          </table:table-cell>
        </table:table-row>
        <table:table-row table:style-name="ro1">
          <table:table-cell office:value-type="float" office:value="671.9" calcext:value-type="float">
            <text:p>67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6386762" calcext:value-type="float">
            <text:p>0.452463867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38915883" calcext:value-type="float">
            <text:p>0.45238915883</text:p>
          </table:table-cell>
        </table:table-row>
        <table:table-row table:style-name="ro1">
          <table:table-cell office:value-type="float" office:value="672.1" calcext:value-type="float">
            <text:p>67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05476657" calcext:value-type="float">
            <text:p>0.452405476657</text:p>
          </table:table-cell>
        </table:table-row>
        <table:table-row table:style-name="ro1">
          <table:table-cell office:value-type="float" office:value="672.2" calcext:value-type="float">
            <text:p>67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21770377" calcext:value-type="float">
            <text:p>0.452421770377</text:p>
          </table:table-cell>
        </table:table-row>
        <table:table-row table:style-name="ro1">
          <table:table-cell office:value-type="float" office:value="672.3" calcext:value-type="float">
            <text:p>67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38039996" calcext:value-type="float">
            <text:p>0.452438039996</text:p>
          </table:table-cell>
        </table:table-row>
        <table:table-row table:style-name="ro1">
          <table:table-cell office:value-type="float" office:value="672.4" calcext:value-type="float">
            <text:p>6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5428552" calcext:value-type="float">
            <text:p>0.45245428552</text:p>
          </table:table-cell>
        </table:table-row>
        <table:table-row table:style-name="ro1">
          <table:table-cell office:value-type="float" office:value="672.5" calcext:value-type="float">
            <text:p>67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70506954" calcext:value-type="float">
            <text:p>0.452470506954</text:p>
          </table:table-cell>
        </table:table-row>
        <table:table-row table:style-name="ro1">
          <table:table-cell office:value-type="float" office:value="672.6" calcext:value-type="float">
            <text:p>67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391263111" calcext:value-type="float">
            <text:p>0.452391263111</text:p>
          </table:table-cell>
        </table:table-row>
        <table:table-row table:style-name="ro1">
          <table:table-cell office:value-type="float" office:value="672.7" calcext:value-type="float">
            <text:p>67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312028621" calcext:value-type="float">
            <text:p>0.452312028621</text:p>
          </table:table-cell>
        </table:table-row>
        <table:table-row table:style-name="ro1">
          <table:table-cell office:value-type="float" office:value="672.8" calcext:value-type="float">
            <text:p>6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232803485" calcext:value-type="float">
            <text:p>0.452232803485</text:p>
          </table:table-cell>
        </table:table-row>
        <table:table-row table:style-name="ro1">
          <table:table-cell office:value-type="float" office:value="672.9" calcext:value-type="float">
            <text:p>67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153587703" calcext:value-type="float">
            <text:p>0.45215358770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074381276" calcext:value-type="float">
            <text:p>0.452074381276</text:p>
          </table:table-cell>
        </table:table-row>
        <table:table-row table:style-name="ro1">
          <table:table-cell office:value-type="float" office:value="673.1" calcext:value-type="float">
            <text:p>67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023663173" calcext:value-type="float">
            <text:p>0.452023663173</text:p>
          </table:table-cell>
        </table:table-row>
        <table:table-row table:style-name="ro1">
          <table:table-cell office:value-type="float" office:value="673.2" calcext:value-type="float">
            <text:p>67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972946193" calcext:value-type="float">
            <text:p>0.451972946193</text:p>
          </table:table-cell>
        </table:table-row>
        <table:table-row table:style-name="ro1">
          <table:table-cell office:value-type="float" office:value="673.3" calcext:value-type="float">
            <text:p>67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922230336" calcext:value-type="float">
            <text:p>0.451922230336</text:p>
          </table:table-cell>
        </table:table-row>
        <table:table-row table:style-name="ro1">
          <table:table-cell office:value-type="float" office:value="673.4" calcext:value-type="float">
            <text:p>67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871515603" calcext:value-type="float">
            <text:p>0.451871515603</text:p>
          </table:table-cell>
        </table:table-row>
        <table:table-row table:style-name="ro1">
          <table:table-cell office:value-type="float" office:value="673.5" calcext:value-type="float">
            <text:p>67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820801995" calcext:value-type="float">
            <text:p>0.451820801995</text:p>
          </table:table-cell>
        </table:table-row>
        <table:table-row table:style-name="ro1">
          <table:table-cell office:value-type="float" office:value="673.6" calcext:value-type="float">
            <text:p>67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770089512" calcext:value-type="float">
            <text:p>0.451770089512</text:p>
          </table:table-cell>
        </table:table-row>
        <table:table-row table:style-name="ro1">
          <table:table-cell office:value-type="float" office:value="673.7" calcext:value-type="float">
            <text:p>67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719378157" calcext:value-type="float">
            <text:p>0.451719378157</text:p>
          </table:table-cell>
        </table:table-row>
        <table:table-row table:style-name="ro1">
          <table:table-cell office:value-type="float" office:value="673.8" calcext:value-type="float">
            <text:p>67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668667928" calcext:value-type="float">
            <text:p>0.451668667928</text:p>
          </table:table-cell>
        </table:table-row>
        <table:table-row table:style-name="ro1">
          <table:table-cell office:value-type="float" office:value="673.9" calcext:value-type="float">
            <text:p>67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617958829" calcext:value-type="float">
            <text:p>0.45161795882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567250858" calcext:value-type="float">
            <text:p>0.451567250858</text:p>
          </table:table-cell>
        </table:table-row>
        <table:table-row table:style-name="ro1">
          <table:table-cell office:value-type="float" office:value="674.1" calcext:value-type="float">
            <text:p>67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585249486" calcext:value-type="float">
            <text:p>0.451585249486</text:p>
          </table:table-cell>
        </table:table-row>
        <table:table-row table:style-name="ro1">
          <table:table-cell office:value-type="float" office:value="674.2" calcext:value-type="float">
            <text:p>67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603220059" calcext:value-type="float">
            <text:p>0.451603220059</text:p>
          </table:table-cell>
        </table:table-row>
        <table:table-row table:style-name="ro1">
          <table:table-cell office:value-type="float" office:value="674.3" calcext:value-type="float">
            <text:p>67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621162583" calcext:value-type="float">
            <text:p>0.451621162583</text:p>
          </table:table-cell>
        </table:table-row>
        <table:table-row table:style-name="ro1">
          <table:table-cell office:value-type="float" office:value="674.4" calcext:value-type="float">
            <text:p>67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639077061" calcext:value-type="float">
            <text:p>0.451639077061</text:p>
          </table:table-cell>
        </table:table-row>
        <table:table-row table:style-name="ro1">
          <table:table-cell office:value-type="float" office:value="674.5" calcext:value-type="float">
            <text:p>67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656963497" calcext:value-type="float">
            <text:p>0.451656963497</text:p>
          </table:table-cell>
        </table:table-row>
        <table:table-row table:style-name="ro1">
          <table:table-cell office:value-type="float" office:value="674.6" calcext:value-type="float">
            <text:p>67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579652316" calcext:value-type="float">
            <text:p>0.451579652316</text:p>
          </table:table-cell>
        </table:table-row>
        <table:table-row table:style-name="ro1">
          <table:table-cell office:value-type="float" office:value="674.7" calcext:value-type="float">
            <text:p>67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502345687" calcext:value-type="float">
            <text:p>0.451502345687</text:p>
          </table:table-cell>
        </table:table-row>
        <table:table-row table:style-name="ro1">
          <table:table-cell office:value-type="float" office:value="674.8" calcext:value-type="float">
            <text:p>67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42504361" calcext:value-type="float">
            <text:p>0.45142504361</text:p>
          </table:table-cell>
        </table:table-row>
        <table:table-row table:style-name="ro1">
          <table:table-cell office:value-type="float" office:value="674.9" calcext:value-type="float">
            <text:p>67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347746085" calcext:value-type="float">
            <text:p>0.45134774608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70453116" calcext:value-type="float">
            <text:p>0.451270453116</text:p>
          </table:table-cell>
        </table:table-row>
        <table:table-row table:style-name="ro1">
          <table:table-cell office:value-type="float" office:value="675.1" calcext:value-type="float">
            <text:p>67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04143789" calcext:value-type="float">
            <text:p>0.451204143789</text:p>
          </table:table-cell>
        </table:table-row>
        <table:table-row table:style-name="ro1">
          <table:table-cell office:value-type="float" office:value="675.2" calcext:value-type="float">
            <text:p>67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137839798" calcext:value-type="float">
            <text:p>0.451137839798</text:p>
          </table:table-cell>
        </table:table-row>
        <table:table-row table:style-name="ro1">
          <table:table-cell office:value-type="float" office:value="675.3" calcext:value-type="float">
            <text:p>67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071541142" calcext:value-type="float">
            <text:p>0.451071541142</text:p>
          </table:table-cell>
        </table:table-row>
        <table:table-row table:style-name="ro1">
          <table:table-cell office:value-type="float" office:value="675.4" calcext:value-type="float">
            <text:p>67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005247824" calcext:value-type="float">
            <text:p>0.451005247824</text:p>
          </table:table-cell>
        </table:table-row>
        <table:table-row table:style-name="ro1">
          <table:table-cell office:value-type="float" office:value="675.5" calcext:value-type="float">
            <text:p>67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38959841" calcext:value-type="float">
            <text:p>0.450938959841</text:p>
          </table:table-cell>
        </table:table-row>
        <table:table-row table:style-name="ro1">
          <table:table-cell office:value-type="float" office:value="675.6" calcext:value-type="float">
            <text:p>6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872677197" calcext:value-type="float">
            <text:p>0.450872677197</text:p>
          </table:table-cell>
        </table:table-row>
        <table:table-row table:style-name="ro1">
          <table:table-cell office:value-type="float" office:value="675.7" calcext:value-type="float">
            <text:p>67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80639989" calcext:value-type="float">
            <text:p>0.45080639989</text:p>
          </table:table-cell>
        </table:table-row>
        <table:table-row table:style-name="ro1">
          <table:table-cell office:value-type="float" office:value="675.8" calcext:value-type="float">
            <text:p>67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740127921" calcext:value-type="float">
            <text:p>0.450740127921</text:p>
          </table:table-cell>
        </table:table-row>
        <table:table-row table:style-name="ro1">
          <table:table-cell office:value-type="float" office:value="675.9" calcext:value-type="float">
            <text:p>67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73861291" calcext:value-type="float">
            <text:p>0.45067386129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076" calcext:value-type="float">
            <text:p>0.4506076</text:p>
          </table:table-cell>
        </table:table-row>
        <table:table-row table:style-name="ro1">
          <table:table-cell office:value-type="float" office:value="676.1" calcext:value-type="float">
            <text:p>67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19200171" calcext:value-type="float">
            <text:p>0.450619200171</text:p>
          </table:table-cell>
        </table:table-row>
        <table:table-row table:style-name="ro1">
          <table:table-cell office:value-type="float" office:value="676.2" calcext:value-type="float">
            <text:p>67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30773501" calcext:value-type="float">
            <text:p>0.450630773501</text:p>
          </table:table-cell>
        </table:table-row>
        <table:table-row table:style-name="ro1">
          <table:table-cell office:value-type="float" office:value="676.3" calcext:value-type="float">
            <text:p>67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42319998" calcext:value-type="float">
            <text:p>0.450642319998</text:p>
          </table:table-cell>
        </table:table-row>
        <table:table-row table:style-name="ro1">
          <table:table-cell office:value-type="float" office:value="676.4" calcext:value-type="float">
            <text:p>67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53839665" calcext:value-type="float">
            <text:p>0.450653839665</text:p>
          </table:table-cell>
        </table:table-row>
        <table:table-row table:style-name="ro1">
          <table:table-cell office:value-type="float" office:value="676.5" calcext:value-type="float">
            <text:p>67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665332508" calcext:value-type="float">
            <text:p>0.450665332508</text:p>
          </table:table-cell>
        </table:table-row>
        <table:table-row table:style-name="ro1">
          <table:table-cell office:value-type="float" office:value="676.6" calcext:value-type="float">
            <text:p>67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581939178" calcext:value-type="float">
            <text:p>0.450581939178</text:p>
          </table:table-cell>
        </table:table-row>
        <table:table-row table:style-name="ro1">
          <table:table-cell office:value-type="float" office:value="676.7" calcext:value-type="float">
            <text:p>67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262443791" calcext:value-type="float">
            <text:p>0.450262443791</text:p>
          </table:table-cell>
        </table:table-row>
        <table:table-row table:style-name="ro1">
          <table:table-cell office:value-type="float" office:value="676.8" calcext:value-type="float">
            <text:p>67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943044098" calcext:value-type="float">
            <text:p>0.449943044098</text:p>
          </table:table-cell>
        </table:table-row>
        <table:table-row table:style-name="ro1">
          <table:table-cell office:value-type="float" office:value="676.9" calcext:value-type="float">
            <text:p>67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62875796" calcext:value-type="float">
            <text:p>0.44896287579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83047824" calcext:value-type="float">
            <text:p>0.447983047824</text:p>
          </table:table-cell>
        </table:table-row>
        <table:table-row table:style-name="ro1">
          <table:table-cell office:value-type="float" office:value="677.1" calcext:value-type="float">
            <text:p>67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063046923" calcext:value-type="float">
            <text:p>0.447063046923</text:p>
          </table:table-cell>
        </table:table-row>
        <table:table-row table:style-name="ro1">
          <table:table-cell office:value-type="float" office:value="677.2" calcext:value-type="float">
            <text:p>67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143138874" calcext:value-type="float">
            <text:p>0.446143138874</text:p>
          </table:table-cell>
        </table:table-row>
        <table:table-row table:style-name="ro1">
          <table:table-cell office:value-type="float" office:value="677.3" calcext:value-type="float">
            <text:p>67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23323682" calcext:value-type="float">
            <text:p>0.445223323682</text:p>
          </table:table-cell>
        </table:table-row>
        <table:table-row table:style-name="ro1">
          <table:table-cell office:value-type="float" office:value="677.4" calcext:value-type="float">
            <text:p>67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30360135" calcext:value-type="float">
            <text:p>0.44430360135</text:p>
          </table:table-cell>
        </table:table-row>
        <table:table-row table:style-name="ro1">
          <table:table-cell office:value-type="float" office:value="677.5" calcext:value-type="float">
            <text:p>6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383971882" calcext:value-type="float">
            <text:p>0.443383971882</text:p>
          </table:table-cell>
        </table:table-row>
        <table:table-row table:style-name="ro1">
          <table:table-cell office:value-type="float" office:value="677.6" calcext:value-type="float">
            <text:p>67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57585688" calcext:value-type="float">
            <text:p>0.442557585688</text:p>
          </table:table-cell>
        </table:table-row>
        <table:table-row table:style-name="ro1">
          <table:table-cell office:value-type="float" office:value="677.7" calcext:value-type="float">
            <text:p>67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730905232" calcext:value-type="float">
            <text:p>0.441730905232</text:p>
          </table:table-cell>
        </table:table-row>
        <table:table-row table:style-name="ro1">
          <table:table-cell office:value-type="float" office:value="677.8" calcext:value-type="float">
            <text:p>67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903930576" calcext:value-type="float">
            <text:p>0.440903930576</text:p>
          </table:table-cell>
        </table:table-row>
        <table:table-row table:style-name="ro1">
          <table:table-cell office:value-type="float" office:value="677.9" calcext:value-type="float">
            <text:p>67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076661781" calcext:value-type="float">
            <text:p>0.44007666178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24909891" calcext:value-type="float">
            <text:p>0.43924909891</text:p>
          </table:table-cell>
        </table:table-row>
        <table:table-row table:style-name="ro1">
          <table:table-cell office:value-type="float" office:value="678.1" calcext:value-type="float">
            <text:p>67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308428954" calcext:value-type="float">
            <text:p>0.438308428954</text:p>
          </table:table-cell>
        </table:table-row>
        <table:table-row table:style-name="ro1">
          <table:table-cell office:value-type="float" office:value="678.2" calcext:value-type="float">
            <text:p>67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367842" calcext:value-type="float">
            <text:p>0.437367842</text:p>
          </table:table-cell>
        </table:table-row>
        <table:table-row table:style-name="ro1">
          <table:table-cell office:value-type="float" office:value="678.3" calcext:value-type="float">
            <text:p>67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450945305" calcext:value-type="float">
            <text:p>0.436450945305</text:p>
          </table:table-cell>
        </table:table-row>
        <table:table-row table:style-name="ro1">
          <table:table-cell office:value-type="float" office:value="678.4" calcext:value-type="float">
            <text:p>67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534129476" calcext:value-type="float">
            <text:p>0.435534129476</text:p>
          </table:table-cell>
        </table:table-row>
        <table:table-row table:style-name="ro1">
          <table:table-cell office:value-type="float" office:value="678.5" calcext:value-type="float">
            <text:p>67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617394519" calcext:value-type="float">
            <text:p>0.434617394519</text:p>
          </table:table-cell>
        </table:table-row>
        <table:table-row table:style-name="ro1">
          <table:table-cell office:value-type="float" office:value="678.6" calcext:value-type="float">
            <text:p>67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700740435" calcext:value-type="float">
            <text:p>0.433700740435</text:p>
          </table:table-cell>
        </table:table-row>
        <table:table-row table:style-name="ro1">
          <table:table-cell office:value-type="float" office:value="678.7" calcext:value-type="float">
            <text:p>67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784167227" calcext:value-type="float">
            <text:p>0.432784167227</text:p>
          </table:table-cell>
        </table:table-row>
        <table:table-row table:style-name="ro1">
          <table:table-cell office:value-type="float" office:value="678.8" calcext:value-type="float">
            <text:p>67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867674899" calcext:value-type="float">
            <text:p>0.431867674899</text:p>
          </table:table-cell>
        </table:table-row>
        <table:table-row table:style-name="ro1">
          <table:table-cell office:value-type="float" office:value="678.9" calcext:value-type="float">
            <text:p>67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951263455" calcext:value-type="float">
            <text:p>0.43095126345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034932896" calcext:value-type="float">
            <text:p>0.430034932896</text:p>
          </table:table-cell>
        </table:table-row>
        <table:table-row table:style-name="ro1">
          <table:table-cell office:value-type="float" office:value="679.1" calcext:value-type="float">
            <text:p>67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061755363" calcext:value-type="float">
            <text:p>0.429061755363</text:p>
          </table:table-cell>
        </table:table-row>
        <table:table-row table:style-name="ro1">
          <table:table-cell office:value-type="float" office:value="679.2" calcext:value-type="float">
            <text:p>6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88903782" calcext:value-type="float">
            <text:p>0.428088903782</text:p>
          </table:table-cell>
        </table:table-row>
        <table:table-row table:style-name="ro1">
          <table:table-cell office:value-type="float" office:value="679.3" calcext:value-type="float">
            <text:p>67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92790949" calcext:value-type="float">
            <text:p>0.427092790949</text:p>
          </table:table-cell>
        </table:table-row>
        <table:table-row table:style-name="ro1">
          <table:table-cell office:value-type="float" office:value="679.4" calcext:value-type="float">
            <text:p>67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097012384" calcext:value-type="float">
            <text:p>0.426097012384</text:p>
          </table:table-cell>
        </table:table-row>
        <table:table-row table:style-name="ro1">
          <table:table-cell office:value-type="float" office:value="679.5" calcext:value-type="float">
            <text:p>67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125146812" calcext:value-type="float">
            <text:p>0.425125146812</text:p>
          </table:table-cell>
        </table:table-row>
        <table:table-row table:style-name="ro1">
          <table:table-cell office:value-type="float" office:value="679.6" calcext:value-type="float">
            <text:p>67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153607024" calcext:value-type="float">
            <text:p>0.424153607024</text:p>
          </table:table-cell>
        </table:table-row>
        <table:table-row table:style-name="ro1">
          <table:table-cell office:value-type="float" office:value="679.7" calcext:value-type="float">
            <text:p>6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182392981" calcext:value-type="float">
            <text:p>0.423182392981</text:p>
          </table:table-cell>
        </table:table-row>
        <table:table-row table:style-name="ro1">
          <table:table-cell office:value-type="float" office:value="679.8" calcext:value-type="float">
            <text:p>67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211504639" calcext:value-type="float">
            <text:p>0.422211504639</text:p>
          </table:table-cell>
        </table:table-row>
        <table:table-row table:style-name="ro1">
          <table:table-cell office:value-type="float" office:value="679.9" calcext:value-type="float">
            <text:p>6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240941958" calcext:value-type="float">
            <text:p>0.4212409419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270704895" calcext:value-type="float">
            <text:p>0.420270704895</text:p>
          </table:table-cell>
        </table:table-row>
        <table:table-row table:style-name="ro1">
          <table:table-cell office:value-type="float" office:value="680.1" calcext:value-type="float">
            <text:p>6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10487452" calcext:value-type="float">
            <text:p>0.419410487452</text:p>
          </table:table-cell>
        </table:table-row>
        <table:table-row table:style-name="ro1">
          <table:table-cell office:value-type="float" office:value="680.2" calcext:value-type="float">
            <text:p>68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550101049" calcext:value-type="float">
            <text:p>0.418550101049</text:p>
          </table:table-cell>
        </table:table-row>
        <table:table-row table:style-name="ro1">
          <table:table-cell office:value-type="float" office:value="680.3" calcext:value-type="float">
            <text:p>68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006199497" calcext:value-type="float">
            <text:p>0.417006199497</text:p>
          </table:table-cell>
        </table:table-row>
        <table:table-row table:style-name="ro1">
          <table:table-cell office:value-type="float" office:value="680.4" calcext:value-type="float">
            <text:p>68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462015474" calcext:value-type="float">
            <text:p>0.415462015474</text:p>
          </table:table-cell>
        </table:table-row>
        <table:table-row table:style-name="ro1">
          <table:table-cell office:value-type="float" office:value="680.5" calcext:value-type="float">
            <text:p>68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3705440911" calcext:value-type="float">
            <text:p>0.413705440911</text:p>
          </table:table-cell>
        </table:table-row>
        <table:table-row table:style-name="ro1">
          <table:table-cell office:value-type="float" office:value="680.6" calcext:value-type="float">
            <text:p>6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862023423" calcext:value-type="float">
            <text:p>0.411862023423</text:p>
          </table:table-cell>
        </table:table-row>
        <table:table-row table:style-name="ro1">
          <table:table-cell office:value-type="float" office:value="680.7" calcext:value-type="float">
            <text:p>68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9995501647" calcext:value-type="float">
            <text:p>0.409995501647</text:p>
          </table:table-cell>
        </table:table-row>
        <table:table-row table:style-name="ro1">
          <table:table-cell office:value-type="float" office:value="680.8" calcext:value-type="float">
            <text:p>68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8129443136" calcext:value-type="float">
            <text:p>0.408129443136</text:p>
          </table:table-cell>
        </table:table-row>
        <table:table-row table:style-name="ro1">
          <table:table-cell office:value-type="float" office:value="680.9" calcext:value-type="float">
            <text:p>68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6287403479" calcext:value-type="float">
            <text:p>0.40628740347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4445821036" calcext:value-type="float">
            <text:p>0.404445821036</text:p>
          </table:table-cell>
        </table:table-row>
        <table:table-row table:style-name="ro1">
          <table:table-cell office:value-type="float" office:value="681.1" calcext:value-type="float">
            <text:p>68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576087706" calcext:value-type="float">
            <text:p>0.402576087706</text:p>
          </table:table-cell>
        </table:table-row>
        <table:table-row table:style-name="ro1">
          <table:table-cell office:value-type="float" office:value="681.2" calcext:value-type="float">
            <text:p>68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707072102" calcext:value-type="float">
            <text:p>0.400707072102</text:p>
          </table:table-cell>
        </table:table-row>
        <table:table-row table:style-name="ro1">
          <table:table-cell office:value-type="float" office:value="681.3" calcext:value-type="float">
            <text:p>68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8815235461" calcext:value-type="float">
            <text:p>0.398815235461</text:p>
          </table:table-cell>
        </table:table-row>
        <table:table-row table:style-name="ro1">
          <table:table-cell office:value-type="float" office:value="681.4" calcext:value-type="float">
            <text:p>68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924125634" calcext:value-type="float">
            <text:p>0.396924125634</text:p>
          </table:table-cell>
        </table:table-row>
        <table:table-row table:style-name="ro1">
          <table:table-cell office:value-type="float" office:value="681.5" calcext:value-type="float">
            <text:p>6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057271821" calcext:value-type="float">
            <text:p>0.395057271821</text:p>
          </table:table-cell>
        </table:table-row>
        <table:table-row table:style-name="ro1">
          <table:table-cell office:value-type="float" office:value="681.6" calcext:value-type="float">
            <text:p>68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19113526" calcext:value-type="float">
            <text:p>0.39319113526</text:p>
          </table:table-cell>
        </table:table-row>
        <table:table-row table:style-name="ro1">
          <table:table-cell office:value-type="float" office:value="681.7" calcext:value-type="float">
            <text:p>6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325715832" calcext:value-type="float">
            <text:p>0.391325715832</text:p>
          </table:table-cell>
        </table:table-row>
        <table:table-row table:style-name="ro1">
          <table:table-cell office:value-type="float" office:value="681.8" calcext:value-type="float">
            <text:p>68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461013421" calcext:value-type="float">
            <text:p>0.389461013421</text:p>
          </table:table-cell>
        </table:table-row>
        <table:table-row table:style-name="ro1">
          <table:table-cell office:value-type="float" office:value="681.9" calcext:value-type="float">
            <text:p>68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57351723" calcext:value-type="float">
            <text:p>0.3875735172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686747137" calcext:value-type="float">
            <text:p>0.385686747137</text:p>
          </table:table-cell>
        </table:table-row>
        <table:table-row table:style-name="ro1">
          <table:table-cell office:value-type="float" office:value="682.1" calcext:value-type="float">
            <text:p>68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852647435" calcext:value-type="float">
            <text:p>0.383852647435</text:p>
          </table:table-cell>
        </table:table-row>
        <table:table-row table:style-name="ro1">
          <table:table-cell office:value-type="float" office:value="682.2" calcext:value-type="float">
            <text:p>6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018993144" calcext:value-type="float">
            <text:p>0.382018993144</text:p>
          </table:table-cell>
        </table:table-row>
        <table:table-row table:style-name="ro1">
          <table:table-cell office:value-type="float" office:value="682.3" calcext:value-type="float">
            <text:p>68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85784236" calcext:value-type="float">
            <text:p>0.380185784236</text:p>
          </table:table-cell>
        </table:table-row>
        <table:table-row table:style-name="ro1">
          <table:table-cell office:value-type="float" office:value="682.4" calcext:value-type="float">
            <text:p>68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353020683" calcext:value-type="float">
            <text:p>0.378353020683</text:p>
          </table:table-cell>
        </table:table-row>
        <table:table-row table:style-name="ro1">
          <table:table-cell office:value-type="float" office:value="682.5" calcext:value-type="float">
            <text:p>68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497211024" calcext:value-type="float">
            <text:p>0.376497211024</text:p>
          </table:table-cell>
        </table:table-row>
        <table:table-row table:style-name="ro1">
          <table:table-cell office:value-type="float" office:value="682.6" calcext:value-type="float">
            <text:p>6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72055877" calcext:value-type="float">
            <text:p>0.37472055877</text:p>
          </table:table-cell>
        </table:table-row>
        <table:table-row table:style-name="ro1">
          <table:table-cell office:value-type="float" office:value="682.7" calcext:value-type="float">
            <text:p>6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967073717" calcext:value-type="float">
            <text:p>0.372967073717</text:p>
          </table:table-cell>
        </table:table-row>
        <table:table-row table:style-name="ro1">
          <table:table-cell office:value-type="float" office:value="682.8" calcext:value-type="float">
            <text:p>68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213264685" calcext:value-type="float">
            <text:p>0.371213264685</text:p>
          </table:table-cell>
        </table:table-row>
        <table:table-row table:style-name="ro1">
          <table:table-cell office:value-type="float" office:value="682.9" calcext:value-type="float">
            <text:p>68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459131926" calcext:value-type="float">
            <text:p>0.36945913192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7704675693" calcext:value-type="float">
            <text:p>0.367704675693</text:p>
          </table:table-cell>
        </table:table-row>
        <table:table-row table:style-name="ro1">
          <table:table-cell office:value-type="float" office:value="683.1" calcext:value-type="float">
            <text:p>6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846618565" calcext:value-type="float">
            <text:p>0.365846618565</text:p>
          </table:table-cell>
        </table:table-row>
        <table:table-row table:style-name="ro1">
          <table:table-cell office:value-type="float" office:value="683.2" calcext:value-type="float">
            <text:p>68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989043392" calcext:value-type="float">
            <text:p>0.363989043392</text:p>
          </table:table-cell>
        </table:table-row>
        <table:table-row table:style-name="ro1">
          <table:table-cell office:value-type="float" office:value="683.3" calcext:value-type="float">
            <text:p>68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2155442313" calcext:value-type="float">
            <text:p>0.362155442313</text:p>
          </table:table-cell>
        </table:table-row>
        <table:table-row table:style-name="ro1">
          <table:table-cell office:value-type="float" office:value="683.4" calcext:value-type="float">
            <text:p>68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322316886" calcext:value-type="float">
            <text:p>0.360322316886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48966707" calcext:value-type="float">
            <text:p>0.35848966707</text:p>
          </table:table-cell>
        </table:table-row>
        <table:table-row table:style-name="ro1">
          <table:table-cell office:value-type="float" office:value="683.6" calcext:value-type="float">
            <text:p>68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657934065" calcext:value-type="float">
            <text:p>0.356657934065</text:p>
          </table:table-cell>
        </table:table-row>
        <table:table-row table:style-name="ro1">
          <table:table-cell office:value-type="float" office:value="683.7" calcext:value-type="float">
            <text:p>68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826954255" calcext:value-type="float">
            <text:p>0.354826954255</text:p>
          </table:table-cell>
        </table:table-row>
        <table:table-row table:style-name="ro1">
          <table:table-cell office:value-type="float" office:value="683.8" calcext:value-type="float">
            <text:p>6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6578022" calcext:value-type="float">
            <text:p>0.352996578022</text:p>
          </table:table-cell>
        </table:table-row>
        <table:table-row table:style-name="ro1">
          <table:table-cell office:value-type="float" office:value="683.9" calcext:value-type="float">
            <text:p>68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143195754" calcext:value-type="float">
            <text:p>0.35114319575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29016481" calcext:value-type="float">
            <text:p>0.34929016481</text:p>
          </table:table-cell>
        </table:table-row>
        <table:table-row table:style-name="ro1">
          <table:table-cell office:value-type="float" office:value="684.1" calcext:value-type="float">
            <text:p>6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7430294101" calcext:value-type="float">
            <text:p>0.347430294101</text:p>
          </table:table-cell>
        </table:table-row>
        <table:table-row table:style-name="ro1">
          <table:table-cell office:value-type="float" office:value="684.2" calcext:value-type="float">
            <text:p>68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570884345" calcext:value-type="float">
            <text:p>0.345570884345</text:p>
          </table:table-cell>
        </table:table-row>
        <table:table-row table:style-name="ro1">
          <table:table-cell office:value-type="float" office:value="684.3" calcext:value-type="float">
            <text:p>68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11851693" calcext:value-type="float">
            <text:p>0.343711851693</text:p>
          </table:table-cell>
        </table:table-row>
        <table:table-row table:style-name="ro1">
          <table:table-cell office:value-type="float" office:value="684.4" calcext:value-type="float">
            <text:p>6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853124633" calcext:value-type="float">
            <text:p>0.341853124633</text:p>
          </table:table-cell>
        </table:table-row>
        <table:table-row table:style-name="ro1">
          <table:table-cell office:value-type="float" office:value="684.5" calcext:value-type="float">
            <text:p>68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971199034" calcext:value-type="float">
            <text:p>0.339971199034</text:p>
          </table:table-cell>
        </table:table-row>
        <table:table-row table:style-name="ro1">
          <table:table-cell office:value-type="float" office:value="684.6" calcext:value-type="float">
            <text:p>68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089482485" calcext:value-type="float">
            <text:p>0.338089482485</text:p>
          </table:table-cell>
        </table:table-row>
        <table:table-row table:style-name="ro1">
          <table:table-cell office:value-type="float" office:value="684.7" calcext:value-type="float">
            <text:p>68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231372944" calcext:value-type="float">
            <text:p>0.336231372944</text:p>
          </table:table-cell>
        </table:table-row>
        <table:table-row table:style-name="ro1">
          <table:table-cell office:value-type="float" office:value="684.8" calcext:value-type="float">
            <text:p>6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373400742" calcext:value-type="float">
            <text:p>0.334373400742</text:p>
          </table:table-cell>
        </table:table-row>
        <table:table-row table:style-name="ro1">
          <table:table-cell office:value-type="float" office:value="684.9" calcext:value-type="float">
            <text:p>68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515551804" calcext:value-type="float">
            <text:p>0.33251555180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657822685" calcext:value-type="float">
            <text:p>0.330657822685</text:p>
          </table:table-cell>
        </table:table-row>
        <table:table-row table:style-name="ro1">
          <table:table-cell office:value-type="float" office:value="685.1" calcext:value-type="float">
            <text:p>6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812594081" calcext:value-type="float">
            <text:p>0.328812594081</text:p>
          </table:table-cell>
        </table:table-row>
        <table:table-row table:style-name="ro1">
          <table:table-cell office:value-type="float" office:value="685.2" calcext:value-type="float">
            <text:p>68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967117152" calcext:value-type="float">
            <text:p>0.326967117152</text:p>
          </table:table-cell>
        </table:table-row>
        <table:table-row table:style-name="ro1">
          <table:table-cell office:value-type="float" office:value="685.3" calcext:value-type="float">
            <text:p>68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144827314" calcext:value-type="float">
            <text:p>0.325144827314</text:p>
          </table:table-cell>
        </table:table-row>
        <table:table-row table:style-name="ro1">
          <table:table-cell office:value-type="float" office:value="685.4" calcext:value-type="float">
            <text:p>68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322346098" calcext:value-type="float">
            <text:p>0.323322346098</text:p>
          </table:table-cell>
        </table:table-row>
        <table:table-row table:style-name="ro1">
          <table:table-cell office:value-type="float" office:value="685.5" calcext:value-type="float">
            <text:p>68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499718973" calcext:value-type="float">
            <text:p>0.321499718973</text:p>
          </table:table-cell>
        </table:table-row>
        <table:table-row table:style-name="ro1">
          <table:table-cell office:value-type="float" office:value="685.6" calcext:value-type="float">
            <text:p>68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341557556" calcext:value-type="float">
            <text:p>0.319341557556</text:p>
          </table:table-cell>
        </table:table-row>
        <table:table-row table:style-name="ro1">
          <table:table-cell office:value-type="float" office:value="685.7" calcext:value-type="float">
            <text:p>68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163846436" calcext:value-type="float">
            <text:p>0.317163846436</text:p>
          </table:table-cell>
        </table:table-row>
        <table:table-row table:style-name="ro1">
          <table:table-cell office:value-type="float" office:value="685.8" calcext:value-type="float">
            <text:p>6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990059307" calcext:value-type="float">
            <text:p>0.314990059307</text:p>
          </table:table-cell>
        </table:table-row>
        <table:table-row table:style-name="ro1">
          <table:table-cell office:value-type="float" office:value="685.9" calcext:value-type="float">
            <text:p>68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84356633" calcext:value-type="float">
            <text:p>0.3128435663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701107531" calcext:value-type="float">
            <text:p>0.310701107531</text:p>
          </table:table-cell>
        </table:table-row>
        <table:table-row table:style-name="ro1">
          <table:table-cell office:value-type="float" office:value="686.1" calcext:value-type="float">
            <text:p>68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907083852" calcext:value-type="float">
            <text:p>0.305907083852</text:p>
          </table:table-cell>
        </table:table-row>
        <table:table-row table:style-name="ro1">
          <table:table-cell office:value-type="float" office:value="686.2" calcext:value-type="float">
            <text:p>68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148137005" calcext:value-type="float">
            <text:p>0.301148137005</text:p>
          </table:table-cell>
        </table:table-row>
        <table:table-row table:style-name="ro1">
          <table:table-cell office:value-type="float" office:value="686.3" calcext:value-type="float">
            <text:p>68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6401786769" calcext:value-type="float">
            <text:p>0.296401786769</text:p>
          </table:table-cell>
        </table:table-row>
        <table:table-row table:style-name="ro1">
          <table:table-cell office:value-type="float" office:value="686.4" calcext:value-type="float">
            <text:p>68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691169759" calcext:value-type="float">
            <text:p>0.291691169759</text:p>
          </table:table-cell>
        </table:table-row>
        <table:table-row table:style-name="ro1">
          <table:table-cell office:value-type="float" office:value="686.5" calcext:value-type="float">
            <text:p>68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038513174" calcext:value-type="float">
            <text:p>0.287038513174</text:p>
          </table:table-cell>
        </table:table-row>
        <table:table-row table:style-name="ro1">
          <table:table-cell office:value-type="float" office:value="686.6" calcext:value-type="float">
            <text:p>6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119339341" calcext:value-type="float">
            <text:p>0.278119339341</text:p>
          </table:table-cell>
        </table:table-row>
        <table:table-row table:style-name="ro1">
          <table:table-cell office:value-type="float" office:value="686.7" calcext:value-type="float">
            <text:p>68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286807988" calcext:value-type="float">
            <text:p>0.269286807988</text:p>
          </table:table-cell>
        </table:table-row>
        <table:table-row table:style-name="ro1">
          <table:table-cell office:value-type="float" office:value="686.8" calcext:value-type="float">
            <text:p>68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540853624" calcext:value-type="float">
            <text:p>0.260540853624</text:p>
          </table:table-cell>
        </table:table-row>
        <table:table-row table:style-name="ro1">
          <table:table-cell office:value-type="float" office:value="686.9" calcext:value-type="float">
            <text:p>68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861538066" calcext:value-type="float">
            <text:p>0.25186153806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26981182" calcext:value-type="float">
            <text:p>0.24326981182</text:p>
          </table:table-cell>
        </table:table-row>
        <table:table-row table:style-name="ro1">
          <table:table-cell office:value-type="float" office:value="687.1" calcext:value-type="float">
            <text:p>6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464554138" calcext:value-type="float">
            <text:p>0.238464554138</text:p>
          </table:table-cell>
        </table:table-row>
        <table:table-row table:style-name="ro1">
          <table:table-cell office:value-type="float" office:value="687.2" calcext:value-type="float">
            <text:p>68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700383012" calcext:value-type="float">
            <text:p>0.233700383012</text:p>
          </table:table-cell>
        </table:table-row>
        <table:table-row table:style-name="ro1">
          <table:table-cell office:value-type="float" office:value="687.3" calcext:value-type="float">
            <text:p>68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977271484" calcext:value-type="float">
            <text:p>0.228977271484</text:p>
          </table:table-cell>
        </table:table-row>
        <table:table-row table:style-name="ro1">
          <table:table-cell office:value-type="float" office:value="687.4" calcext:value-type="float">
            <text:p>68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295196415" calcext:value-type="float">
            <text:p>0.224295196415</text:p>
          </table:table-cell>
        </table:table-row>
        <table:table-row table:style-name="ro1">
          <table:table-cell office:value-type="float" office:value="687.5" calcext:value-type="float">
            <text:p>6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636151481" calcext:value-type="float">
            <text:p>0.219636151481</text:p>
          </table:table-cell>
        </table:table-row>
        <table:table-row table:style-name="ro1">
          <table:table-cell office:value-type="float" office:value="687.6" calcext:value-type="float">
            <text:p>68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91636175" calcext:value-type="float">
            <text:p>0.22191636175</text:p>
          </table:table-cell>
        </table:table-row>
        <table:table-row table:style-name="ro1">
          <table:table-cell office:value-type="float" office:value="687.7" calcext:value-type="float">
            <text:p>68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167778754" calcext:value-type="float">
            <text:p>0.224167778754</text:p>
          </table:table-cell>
        </table:table-row>
        <table:table-row table:style-name="ro1">
          <table:table-cell office:value-type="float" office:value="687.8" calcext:value-type="float">
            <text:p>68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3724171" calcext:value-type="float">
            <text:p>0.2263724171</text:p>
          </table:table-cell>
        </table:table-row>
        <table:table-row table:style-name="ro1">
          <table:table-cell office:value-type="float" office:value="687.9" calcext:value-type="float">
            <text:p>68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530280335" calcext:value-type="float">
            <text:p>0.22853028033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641374325" calcext:value-type="float">
            <text:p>0.230641374325</text:p>
          </table:table-cell>
        </table:table-row>
        <table:table-row table:style-name="ro1">
          <table:table-cell office:value-type="float" office:value="688.1" calcext:value-type="float">
            <text:p>68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059655285" calcext:value-type="float">
            <text:p>0.232059655285</text:p>
          </table:table-cell>
        </table:table-row>
        <table:table-row table:style-name="ro1">
          <table:table-cell office:value-type="float" office:value="688.2" calcext:value-type="float">
            <text:p>68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439092523" calcext:value-type="float">
            <text:p>0.233439092523</text:p>
          </table:table-cell>
        </table:table-row>
        <table:table-row table:style-name="ro1">
          <table:table-cell office:value-type="float" office:value="688.3" calcext:value-type="float">
            <text:p>68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799936392" calcext:value-type="float">
            <text:p>0.234799936392</text:p>
          </table:table-cell>
        </table:table-row>
        <table:table-row table:style-name="ro1">
          <table:table-cell office:value-type="float" office:value="688.4" calcext:value-type="float">
            <text:p>68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122453648" calcext:value-type="float">
            <text:p>0.236122453648</text:p>
          </table:table-cell>
        </table:table-row>
        <table:table-row table:style-name="ro1">
          <table:table-cell office:value-type="float" office:value="688.5" calcext:value-type="float">
            <text:p>68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406658465" calcext:value-type="float">
            <text:p>0.237406658465</text:p>
          </table:table-cell>
        </table:table-row>
        <table:table-row table:style-name="ro1">
          <table:table-cell office:value-type="float" office:value="688.6" calcext:value-type="float">
            <text:p>68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032857271" calcext:value-type="float">
            <text:p>0.235032857271</text:p>
          </table:table-cell>
        </table:table-row>
        <table:table-row table:style-name="ro1">
          <table:table-cell office:value-type="float" office:value="688.7" calcext:value-type="float">
            <text:p>68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669464166" calcext:value-type="float">
            <text:p>0.232669464166</text:p>
          </table:table-cell>
        </table:table-row>
        <table:table-row table:style-name="ro1">
          <table:table-cell office:value-type="float" office:value="688.8" calcext:value-type="float">
            <text:p>68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316629673" calcext:value-type="float">
            <text:p>0.230316629673</text:p>
          </table:table-cell>
        </table:table-row>
        <table:table-row table:style-name="ro1">
          <table:table-cell office:value-type="float" office:value="688.9" calcext:value-type="float">
            <text:p>68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954034357" calcext:value-type="float">
            <text:p>0.22795403435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602401033" calcext:value-type="float">
            <text:p>0.225602401033</text:p>
          </table:table-cell>
        </table:table-row>
        <table:table-row table:style-name="ro1">
          <table:table-cell office:value-type="float" office:value="689.1" calcext:value-type="float">
            <text:p>68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028595734" calcext:value-type="float">
            <text:p>0.224028595734</text:p>
          </table:table-cell>
        </table:table-row>
        <table:table-row table:style-name="ro1">
          <table:table-cell office:value-type="float" office:value="689.2" calcext:value-type="float">
            <text:p>68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45538784" calcext:value-type="float">
            <text:p>0.22245538784</text:p>
          </table:table-cell>
        </table:table-row>
        <table:table-row table:style-name="ro1">
          <table:table-cell office:value-type="float" office:value="689.3" calcext:value-type="float">
            <text:p>68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882873993" calcext:value-type="float">
            <text:p>0.220882873993</text:p>
          </table:table-cell>
        </table:table-row>
        <table:table-row table:style-name="ro1">
          <table:table-cell office:value-type="float" office:value="689.4" calcext:value-type="float">
            <text:p>68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311141251" calcext:value-type="float">
            <text:p>0.219311141251</text:p>
          </table:table-cell>
        </table:table-row>
        <table:table-row table:style-name="ro1">
          <table:table-cell office:value-type="float" office:value="689.5" calcext:value-type="float">
            <text:p>6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719891108" calcext:value-type="float">
            <text:p>0.217719891108</text:p>
          </table:table-cell>
        </table:table-row>
        <table:table-row table:style-name="ro1">
          <table:table-cell office:value-type="float" office:value="689.6" calcext:value-type="float">
            <text:p>68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115517643" calcext:value-type="float">
            <text:p>0.217115517643</text:p>
          </table:table-cell>
        </table:table-row>
        <table:table-row table:style-name="ro1">
          <table:table-cell office:value-type="float" office:value="689.7" calcext:value-type="float">
            <text:p>68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518069347" calcext:value-type="float">
            <text:p>0.216518069347</text:p>
          </table:table-cell>
        </table:table-row>
        <table:table-row table:style-name="ro1">
          <table:table-cell office:value-type="float" office:value="689.8" calcext:value-type="float">
            <text:p>68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907200149" calcext:value-type="float">
            <text:p>0.215907200149</text:p>
          </table:table-cell>
        </table:table-row>
        <table:table-row table:style-name="ro1">
          <table:table-cell office:value-type="float" office:value="689.9" calcext:value-type="float">
            <text:p>68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28293087" calcext:value-type="float">
            <text:p>0.2152829308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645273123" calcext:value-type="float">
            <text:p>0.214645273123</text:p>
          </table:table-cell>
        </table:table-row>
        <table:table-row table:style-name="ro1">
          <table:table-cell office:value-type="float" office:value="690.1" calcext:value-type="float">
            <text:p>69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811595832" calcext:value-type="float">
            <text:p>0.213811595832</text:p>
          </table:table-cell>
        </table:table-row>
        <table:table-row table:style-name="ro1">
          <table:table-cell office:value-type="float" office:value="690.2" calcext:value-type="float">
            <text:p>69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966717627" calcext:value-type="float">
            <text:p>0.212966717627</text:p>
          </table:table-cell>
        </table:table-row>
        <table:table-row table:style-name="ro1">
          <table:table-cell office:value-type="float" office:value="690.3" calcext:value-type="float">
            <text:p>69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13168048" calcext:value-type="float">
            <text:p>0.21213168048</text:p>
          </table:table-cell>
        </table:table-row>
        <table:table-row table:style-name="ro1">
          <table:table-cell office:value-type="float" office:value="690.4" calcext:value-type="float">
            <text:p>69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285553974" calcext:value-type="float">
            <text:p>0.211285553974</text:p>
          </table:table-cell>
        </table:table-row>
        <table:table-row table:style-name="ro1">
          <table:table-cell office:value-type="float" office:value="690.5" calcext:value-type="float">
            <text:p>69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428305868" calcext:value-type="float">
            <text:p>0.210428305868</text:p>
          </table:table-cell>
        </table:table-row>
        <table:table-row table:style-name="ro1">
          <table:table-cell office:value-type="float" office:value="690.6" calcext:value-type="float">
            <text:p>69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656112371" calcext:value-type="float">
            <text:p>0.209656112371</text:p>
          </table:table-cell>
        </table:table-row>
        <table:table-row table:style-name="ro1">
          <table:table-cell office:value-type="float" office:value="690.7" calcext:value-type="float">
            <text:p>69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849820503" calcext:value-type="float">
            <text:p>0.208849820503</text:p>
          </table:table-cell>
        </table:table-row>
        <table:table-row table:style-name="ro1">
          <table:table-cell office:value-type="float" office:value="690.8" calcext:value-type="float">
            <text:p>69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030583264" calcext:value-type="float">
            <text:p>0.208030583264</text:p>
          </table:table-cell>
        </table:table-row>
        <table:table-row table:style-name="ro1">
          <table:table-cell office:value-type="float" office:value="690.9" calcext:value-type="float">
            <text:p>6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21988717" calcext:value-type="float">
            <text:p>0.2072198871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396282927" calcext:value-type="float">
            <text:p>0.206396282927</text:p>
          </table:table-cell>
        </table:table-row>
        <table:table-row table:style-name="ro1">
          <table:table-cell office:value-type="float" office:value="691.1" calcext:value-type="float">
            <text:p>69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339410976" calcext:value-type="float">
            <text:p>0.205339410976</text:p>
          </table:table-cell>
        </table:table-row>
        <table:table-row table:style-name="ro1">
          <table:table-cell office:value-type="float" office:value="691.2" calcext:value-type="float">
            <text:p>69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27312152" calcext:value-type="float">
            <text:p>0.20427312152</text:p>
          </table:table-cell>
        </table:table-row>
        <table:table-row table:style-name="ro1">
          <table:table-cell office:value-type="float" office:value="691.3" calcext:value-type="float">
            <text:p>69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75498946" calcext:value-type="float">
            <text:p>0.203175498946</text:p>
          </table:table-cell>
        </table:table-row>
        <table:table-row table:style-name="ro1">
          <table:table-cell office:value-type="float" office:value="691.4" calcext:value-type="float">
            <text:p>69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068139387" calcext:value-type="float">
            <text:p>0.202068139387</text:p>
          </table:table-cell>
        </table:table-row>
        <table:table-row table:style-name="ro1">
          <table:table-cell office:value-type="float" office:value="691.5" calcext:value-type="float">
            <text:p>69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972881247" calcext:value-type="float">
            <text:p>0.200972881247</text:p>
          </table:table-cell>
        </table:table-row>
        <table:table-row table:style-name="ro1">
          <table:table-cell office:value-type="float" office:value="691.6" calcext:value-type="float">
            <text:p>69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823454862" calcext:value-type="float">
            <text:p>0.199823454862</text:p>
          </table:table-cell>
        </table:table-row>
        <table:table-row table:style-name="ro1">
          <table:table-cell office:value-type="float" office:value="691.7" calcext:value-type="float">
            <text:p>69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665280041" calcext:value-type="float">
            <text:p>0.198665280041</text:p>
          </table:table-cell>
        </table:table-row>
        <table:table-row table:style-name="ro1">
          <table:table-cell office:value-type="float" office:value="691.8" calcext:value-type="float">
            <text:p>69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498358614" calcext:value-type="float">
            <text:p>0.197498358614</text:p>
          </table:table-cell>
        </table:table-row>
        <table:table-row table:style-name="ro1">
          <table:table-cell office:value-type="float" office:value="691.9" calcext:value-type="float">
            <text:p>69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300519078" calcext:value-type="float">
            <text:p>0.19630051907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0938225" calcext:value-type="float">
            <text:p>0.1950938225</text:p>
          </table:table-cell>
        </table:table-row>
        <table:table-row table:style-name="ro1">
          <table:table-cell office:value-type="float" office:value="692.1" calcext:value-type="float">
            <text:p>69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837927535" calcext:value-type="float">
            <text:p>0.193837927535</text:p>
          </table:table-cell>
        </table:table-row>
        <table:table-row table:style-name="ro1">
          <table:table-cell office:value-type="float" office:value="692.2" calcext:value-type="float">
            <text:p>69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574300763" calcext:value-type="float">
            <text:p>0.192574300763</text:p>
          </table:table-cell>
        </table:table-row>
        <table:table-row table:style-name="ro1">
          <table:table-cell office:value-type="float" office:value="692.3" calcext:value-type="float">
            <text:p>69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302946336" calcext:value-type="float">
            <text:p>0.191302946336</text:p>
          </table:table-cell>
        </table:table-row>
        <table:table-row table:style-name="ro1">
          <table:table-cell office:value-type="float" office:value="692.4" calcext:value-type="float">
            <text:p>69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023868405" calcext:value-type="float">
            <text:p>0.190023868405</text:p>
          </table:table-cell>
        </table:table-row>
        <table:table-row table:style-name="ro1">
          <table:table-cell office:value-type="float" office:value="692.5" calcext:value-type="float">
            <text:p>69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714591715" calcext:value-type="float">
            <text:p>0.188714591715</text:p>
          </table:table-cell>
        </table:table-row>
        <table:table-row table:style-name="ro1">
          <table:table-cell office:value-type="float" office:value="692.6" calcext:value-type="float">
            <text:p>69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16393415" calcext:value-type="float">
            <text:p>0.187316393415</text:p>
          </table:table-cell>
        </table:table-row>
        <table:table-row table:style-name="ro1">
          <table:table-cell office:value-type="float" office:value="692.7" calcext:value-type="float">
            <text:p>69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934473349" calcext:value-type="float">
            <text:p>0.185934473349</text:p>
          </table:table-cell>
        </table:table-row>
        <table:table-row table:style-name="ro1">
          <table:table-cell office:value-type="float" office:value="692.8" calcext:value-type="float">
            <text:p>69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546355489" calcext:value-type="float">
            <text:p>0.184546355489</text:p>
          </table:table-cell>
        </table:table-row>
        <table:table-row table:style-name="ro1">
          <table:table-cell office:value-type="float" office:value="692.9" calcext:value-type="float">
            <text:p>69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15204321" calcext:value-type="float">
            <text:p>0.1831520432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751539883" calcext:value-type="float">
            <text:p>0.181751539883</text:p>
          </table:table-cell>
        </table:table-row>
        <table:table-row table:style-name="ro1">
          <table:table-cell office:value-type="float" office:value="693.1" calcext:value-type="float">
            <text:p>69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11671717" calcext:value-type="float">
            <text:p>0.18011671717</text:p>
          </table:table-cell>
        </table:table-row>
        <table:table-row table:style-name="ro1">
          <table:table-cell office:value-type="float" office:value="693.2" calcext:value-type="float">
            <text:p>69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479724793" calcext:value-type="float">
            <text:p>0.178479724793</text:p>
          </table:table-cell>
        </table:table-row>
        <table:table-row table:style-name="ro1">
          <table:table-cell office:value-type="float" office:value="693.3" calcext:value-type="float">
            <text:p>69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863284335" calcext:value-type="float">
            <text:p>0.176863284335</text:p>
          </table:table-cell>
        </table:table-row>
        <table:table-row table:style-name="ro1">
          <table:table-cell office:value-type="float" office:value="693.4" calcext:value-type="float">
            <text:p>69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244702687" calcext:value-type="float">
            <text:p>0.175244702687</text:p>
          </table:table-cell>
        </table:table-row>
        <table:table-row table:style-name="ro1">
          <table:table-cell office:value-type="float" office:value="693.5" calcext:value-type="float">
            <text:p>69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623980041" calcext:value-type="float">
            <text:p>0.173623980041</text:p>
          </table:table-cell>
        </table:table-row>
        <table:table-row table:style-name="ro1">
          <table:table-cell office:value-type="float" office:value="693.6" calcext:value-type="float">
            <text:p>69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890694301" calcext:value-type="float">
            <text:p>0.171890694301</text:p>
          </table:table-cell>
        </table:table-row>
        <table:table-row table:style-name="ro1">
          <table:table-cell office:value-type="float" office:value="693.7" calcext:value-type="float">
            <text:p>69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157494754" calcext:value-type="float">
            <text:p>0.170157494754</text:p>
          </table:table-cell>
        </table:table-row>
        <table:table-row table:style-name="ro1">
          <table:table-cell office:value-type="float" office:value="693.8" calcext:value-type="float">
            <text:p>69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424381427" calcext:value-type="float">
            <text:p>0.168424381427</text:p>
          </table:table-cell>
        </table:table-row>
        <table:table-row table:style-name="ro1">
          <table:table-cell office:value-type="float" office:value="693.9" calcext:value-type="float">
            <text:p>69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66860716" calcext:value-type="float">
            <text:p>0.166668607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91292031" calcext:value-type="float">
            <text:p>0.16491292031</text:p>
          </table:table-cell>
        </table:table-row>
        <table:table-row table:style-name="ro1">
          <table:table-cell office:value-type="float" office:value="694.1" calcext:value-type="float">
            <text:p>69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222361505" calcext:value-type="float">
            <text:p>0.163222361505</text:p>
          </table:table-cell>
        </table:table-row>
        <table:table-row table:style-name="ro1">
          <table:table-cell office:value-type="float" office:value="694.2" calcext:value-type="float">
            <text:p>6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530992454" calcext:value-type="float">
            <text:p>0.161530992454</text:p>
          </table:table-cell>
        </table:table-row>
        <table:table-row table:style-name="ro1">
          <table:table-cell office:value-type="float" office:value="694.3" calcext:value-type="float">
            <text:p>69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838813195" calcext:value-type="float">
            <text:p>0.159838813195</text:p>
          </table:table-cell>
        </table:table-row>
        <table:table-row table:style-name="ro1">
          <table:table-cell office:value-type="float" office:value="694.4" calcext:value-type="float">
            <text:p>69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145823766" calcext:value-type="float">
            <text:p>0.158145823766</text:p>
          </table:table-cell>
        </table:table-row>
        <table:table-row table:style-name="ro1">
          <table:table-cell office:value-type="float" office:value="694.5" calcext:value-type="float">
            <text:p>6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429250985" calcext:value-type="float">
            <text:p>0.156429250985</text:p>
          </table:table-cell>
        </table:table-row>
        <table:table-row table:style-name="ro1">
          <table:table-cell office:value-type="float" office:value="694.6" calcext:value-type="float">
            <text:p>6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811116572" calcext:value-type="float">
            <text:p>0.154811116572</text:p>
          </table:table-cell>
        </table:table-row>
        <table:table-row table:style-name="ro1">
          <table:table-cell office:value-type="float" office:value="694.7" calcext:value-type="float">
            <text:p>69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212727856" calcext:value-type="float">
            <text:p>0.153212727856</text:p>
          </table:table-cell>
        </table:table-row>
        <table:table-row table:style-name="ro1">
          <table:table-cell office:value-type="float" office:value="694.8" calcext:value-type="float">
            <text:p>69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61131152" calcext:value-type="float">
            <text:p>0.15161131152</text:p>
          </table:table-cell>
        </table:table-row>
        <table:table-row table:style-name="ro1">
          <table:table-cell office:value-type="float" office:value="694.9" calcext:value-type="float">
            <text:p>69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006867465" calcext:value-type="float">
            <text:p>0.15000686746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399395594" calcext:value-type="float">
            <text:p>0.148399395594</text:p>
          </table:table-cell>
        </table:table-row>
        <table:table-row table:style-name="ro1">
          <table:table-cell office:value-type="float" office:value="695.1" calcext:value-type="float">
            <text:p>69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69340231" calcext:value-type="float">
            <text:p>0.14669340231</text:p>
          </table:table-cell>
        </table:table-row>
        <table:table-row table:style-name="ro1">
          <table:table-cell office:value-type="float" office:value="695.2" calcext:value-type="float">
            <text:p>69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986076102" calcext:value-type="float">
            <text:p>0.144986076102</text:p>
          </table:table-cell>
        </table:table-row>
        <table:table-row table:style-name="ro1">
          <table:table-cell office:value-type="float" office:value="695.3" calcext:value-type="float">
            <text:p>69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300315948" calcext:value-type="float">
            <text:p>0.143300315948</text:p>
          </table:table-cell>
        </table:table-row>
        <table:table-row table:style-name="ro1">
          <table:table-cell office:value-type="float" office:value="695.4" calcext:value-type="float">
            <text:p>69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613240563" calcext:value-type="float">
            <text:p>0.141613240563</text:p>
          </table:table-cell>
        </table:table-row>
        <table:table-row table:style-name="ro1">
          <table:table-cell office:value-type="float" office:value="695.5" calcext:value-type="float">
            <text:p>69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924850179" calcext:value-type="float">
            <text:p>0.139924850179</text:p>
          </table:table-cell>
        </table:table-row>
        <table:table-row table:style-name="ro1">
          <table:table-cell office:value-type="float" office:value="695.6" calcext:value-type="float">
            <text:p>69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176409041" calcext:value-type="float">
            <text:p>0.138176409041</text:p>
          </table:table-cell>
        </table:table-row>
        <table:table-row table:style-name="ro1">
          <table:table-cell office:value-type="float" office:value="695.7" calcext:value-type="float">
            <text:p>69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405225983" calcext:value-type="float">
            <text:p>0.136405225983</text:p>
          </table:table-cell>
        </table:table-row>
        <table:table-row table:style-name="ro1">
          <table:table-cell office:value-type="float" office:value="695.8" calcext:value-type="float">
            <text:p>69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634216977" calcext:value-type="float">
            <text:p>0.134634216977</text:p>
          </table:table-cell>
        </table:table-row>
        <table:table-row table:style-name="ro1">
          <table:table-cell office:value-type="float" office:value="695.9" calcext:value-type="float">
            <text:p>69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886293466" calcext:value-type="float">
            <text:p>0.13288629346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13854177" calcext:value-type="float">
            <text:p>0.13113854177</text:p>
          </table:table-cell>
        </table:table-row>
        <table:table-row table:style-name="ro1">
          <table:table-cell office:value-type="float" office:value="696.1" calcext:value-type="float">
            <text:p>69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546282361" calcext:value-type="float">
            <text:p>0.129546282361</text:p>
          </table:table-cell>
        </table:table-row>
        <table:table-row table:style-name="ro1">
          <table:table-cell office:value-type="float" office:value="696.2" calcext:value-type="float">
            <text:p>69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949975408" calcext:value-type="float">
            <text:p>0.127949975408</text:p>
          </table:table-cell>
        </table:table-row>
        <table:table-row table:style-name="ro1">
          <table:table-cell office:value-type="float" office:value="696.3" calcext:value-type="float">
            <text:p>69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32663316" calcext:value-type="float">
            <text:p>0.12632663316</text:p>
          </table:table-cell>
        </table:table-row>
        <table:table-row table:style-name="ro1">
          <table:table-cell office:value-type="float" office:value="696.4" calcext:value-type="float">
            <text:p>69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699193931" calcext:value-type="float">
            <text:p>0.124699193931</text:p>
          </table:table-cell>
        </table:table-row>
        <table:table-row table:style-name="ro1">
          <table:table-cell office:value-type="float" office:value="696.5" calcext:value-type="float">
            <text:p>6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090701433" calcext:value-type="float">
            <text:p>0.123090701433</text:p>
          </table:table-cell>
        </table:table-row>
        <table:table-row table:style-name="ro1">
          <table:table-cell office:value-type="float" office:value="696.6" calcext:value-type="float">
            <text:p>69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503790813" calcext:value-type="float">
            <text:p>0.121503790813</text:p>
          </table:table-cell>
        </table:table-row>
        <table:table-row table:style-name="ro1">
          <table:table-cell office:value-type="float" office:value="696.7" calcext:value-type="float">
            <text:p>69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912094933" calcext:value-type="float">
            <text:p>0.119912094933</text:p>
          </table:table-cell>
        </table:table-row>
        <table:table-row table:style-name="ro1">
          <table:table-cell office:value-type="float" office:value="696.8" calcext:value-type="float">
            <text:p>6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315615696" calcext:value-type="float">
            <text:p>0.118315615696</text:p>
          </table:table-cell>
        </table:table-row>
        <table:table-row table:style-name="ro1">
          <table:table-cell office:value-type="float" office:value="696.9" calcext:value-type="float">
            <text:p>69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691188202" calcext:value-type="float">
            <text:p>0.11669118820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061918826" calcext:value-type="float">
            <text:p>0.115061918826</text:p>
          </table:table-cell>
        </table:table-row>
        <table:table-row table:style-name="ro1">
          <table:table-cell office:value-type="float" office:value="697.1" calcext:value-type="float">
            <text:p>69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318428412" calcext:value-type="float">
            <text:p>0.113318428412</text:p>
          </table:table-cell>
        </table:table-row>
        <table:table-row table:style-name="ro1">
          <table:table-cell office:value-type="float" office:value="697.2" calcext:value-type="float">
            <text:p>69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574327169" calcext:value-type="float">
            <text:p>0.111574327169</text:p>
          </table:table-cell>
        </table:table-row>
        <table:table-row table:style-name="ro1">
          <table:table-cell office:value-type="float" office:value="697.3" calcext:value-type="float">
            <text:p>69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829615201" calcext:value-type="float">
            <text:p>0.109829615201</text:p>
          </table:table-cell>
        </table:table-row>
        <table:table-row table:style-name="ro1">
          <table:table-cell office:value-type="float" office:value="697.4" calcext:value-type="float">
            <text:p>69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084292615" calcext:value-type="float">
            <text:p>0.108084292615</text:p>
          </table:table-cell>
        </table:table-row>
        <table:table-row table:style-name="ro1">
          <table:table-cell office:value-type="float" office:value="697.5" calcext:value-type="float">
            <text:p>6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315141534" calcext:value-type="float">
            <text:p>0.106315141534</text:p>
          </table:table-cell>
        </table:table-row>
        <table:table-row table:style-name="ro1">
          <table:table-cell office:value-type="float" office:value="697.6" calcext:value-type="float">
            <text:p>69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501592574" calcext:value-type="float">
            <text:p>0.104501592574</text:p>
          </table:table-cell>
        </table:table-row>
        <table:table-row table:style-name="ro1">
          <table:table-cell office:value-type="float" office:value="697.7" calcext:value-type="float">
            <text:p>69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12132604" calcext:value-type="float">
            <text:p>0.102712132604</text:p>
          </table:table-cell>
        </table:table-row>
        <table:table-row table:style-name="ro1">
          <table:table-cell office:value-type="float" office:value="697.8" calcext:value-type="float">
            <text:p>69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923543584" calcext:value-type="float">
            <text:p>0.100923543584</text:p>
          </table:table-cell>
        </table:table-row>
        <table:table-row table:style-name="ro1">
          <table:table-cell office:value-type="float" office:value="697.9" calcext:value-type="float">
            <text:p>69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1358254558" calcext:value-type="float">
            <text:p>0.099135825455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348978161" calcext:value-type="float">
            <text:p>0.097348978161</text:p>
          </table:table-cell>
        </table:table-row>
        <table:table-row table:style-name="ro1">
          <table:table-cell office:value-type="float" office:value="698.1" calcext:value-type="float">
            <text:p>69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5036002429" calcext:value-type="float">
            <text:p>0.0955036002429</text:p>
          </table:table-cell>
        </table:table-row>
        <table:table-row table:style-name="ro1">
          <table:table-cell office:value-type="float" office:value="698.2" calcext:value-type="float">
            <text:p>6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6604548216" calcext:value-type="float">
            <text:p>0.0936604548216</text:p>
          </table:table-cell>
        </table:table-row>
        <table:table-row table:style-name="ro1">
          <table:table-cell office:value-type="float" office:value="698.3" calcext:value-type="float">
            <text:p>69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842687857" calcext:value-type="float">
            <text:p>0.091842687857</text:p>
          </table:table-cell>
        </table:table-row>
        <table:table-row table:style-name="ro1">
          <table:table-cell office:value-type="float" office:value="698.4" calcext:value-type="float">
            <text:p>69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0271246085" calcext:value-type="float">
            <text:p>0.0900271246085</text:p>
          </table:table-cell>
        </table:table-row>
        <table:table-row table:style-name="ro1">
          <table:table-cell office:value-type="float" office:value="698.5" calcext:value-type="float">
            <text:p>69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2137651956" calcext:value-type="float">
            <text:p>0.0882137651956</text:p>
          </table:table-cell>
        </table:table-row>
        <table:table-row table:style-name="ro1">
          <table:table-cell office:value-type="float" office:value="698.6" calcext:value-type="float">
            <text:p>69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3662450028" calcext:value-type="float">
            <text:p>0.0863662450028</text:p>
          </table:table-cell>
        </table:table-row>
        <table:table-row table:style-name="ro1">
          <table:table-cell office:value-type="float" office:value="698.7" calcext:value-type="float">
            <text:p>69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5224065879" calcext:value-type="float">
            <text:p>0.0845224065879</text:p>
          </table:table-cell>
        </table:table-row>
        <table:table-row table:style-name="ro1">
          <table:table-cell office:value-type="float" office:value="698.8" calcext:value-type="float">
            <text:p>69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6822500854" calcext:value-type="float">
            <text:p>0.0826822500854</text:p>
          </table:table-cell>
        </table:table-row>
        <table:table-row table:style-name="ro1">
          <table:table-cell office:value-type="float" office:value="698.9" calcext:value-type="float">
            <text:p>69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8227557612" calcext:value-type="float">
            <text:p>0.08082275576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9669920934" calcext:value-type="float">
            <text:p>0.0789669920934</text:p>
          </table:table-cell>
        </table:table-row>
        <table:table-row table:style-name="ro1">
          <table:table-cell office:value-type="float" office:value="699.1" calcext:value-type="float">
            <text:p>69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21422007" calcext:value-type="float">
            <text:p>0.07721422007</text:p>
          </table:table-cell>
        </table:table-row>
        <table:table-row table:style-name="ro1">
          <table:table-cell office:value-type="float" office:value="699.2" calcext:value-type="float">
            <text:p>69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4616791076" calcext:value-type="float">
            <text:p>0.0754616791076</text:p>
          </table:table-cell>
        </table:table-row>
        <table:table-row table:style-name="ro1">
          <table:table-cell office:value-type="float" office:value="699.3" calcext:value-type="float">
            <text:p>69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709369205" calcext:value-type="float">
            <text:p>0.073709369205</text:p>
          </table:table-cell>
        </table:table-row>
        <table:table-row table:style-name="ro1">
          <table:table-cell office:value-type="float" office:value="699.4" calcext:value-type="float">
            <text:p>6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572903609" calcext:value-type="float">
            <text:p>0.0719572903609</text:p>
          </table:table-cell>
        </table:table-row>
        <table:table-row table:style-name="ro1">
          <table:table-cell office:value-type="float" office:value="699.5" calcext:value-type="float">
            <text:p>69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1824545442" calcext:value-type="float">
            <text:p>0.0701824545442</text:p>
          </table:table-cell>
        </table:table-row>
        <table:table-row table:style-name="ro1">
          <table:table-cell office:value-type="float" office:value="699.6" calcext:value-type="float">
            <text:p>69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4367779194" calcext:value-type="float">
            <text:p>0.0684367779194</text:p>
          </table:table-cell>
        </table:table-row>
        <table:table-row table:style-name="ro1">
          <table:table-cell office:value-type="float" office:value="699.7" calcext:value-type="float">
            <text:p>69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7128392939" calcext:value-type="float">
            <text:p>0.0667128392939</text:p>
          </table:table-cell>
        </table:table-row>
        <table:table-row table:style-name="ro1">
          <table:table-cell office:value-type="float" office:value="699.8" calcext:value-type="float">
            <text:p>6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9876509297" calcext:value-type="float">
            <text:p>0.0649876509297</text:p>
          </table:table-cell>
        </table:table-row>
        <table:table-row table:style-name="ro1">
          <table:table-cell office:value-type="float" office:value="699.9" calcext:value-type="float">
            <text:p>69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612131184" calcext:value-type="float">
            <text:p>0.06326121311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335261519" calcext:value-type="float">
            <text:p>0.0615335261519</text:p>
          </table:table-cell>
        </table:table-row>
        <table:table-row table:style-name="ro1">
          <table:table-cell office:value-type="float" office:value="700.1" calcext:value-type="float">
            <text:p>70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7648909955" calcext:value-type="float">
            <text:p>0.0597648909955</text:p>
          </table:table-cell>
        </table:table-row>
        <table:table-row table:style-name="ro1">
          <table:table-cell office:value-type="float" office:value="700.2" calcext:value-type="float">
            <text:p>70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959823293" calcext:value-type="float">
            <text:p>0.0579959823293</text:p>
          </table:table-cell>
        </table:table-row>
        <table:table-row table:style-name="ro1">
          <table:table-cell office:value-type="float" office:value="700.3" calcext:value-type="float">
            <text:p>70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498345374" calcext:value-type="float">
            <text:p>0.0562498345374</text:p>
          </table:table-cell>
        </table:table-row>
        <table:table-row table:style-name="ro1">
          <table:table-cell office:value-type="float" office:value="700.4" calcext:value-type="float">
            <text:p>70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034168862" calcext:value-type="float">
            <text:p>0.0545034168862</text:p>
          </table:table-cell>
        </table:table-row>
        <table:table-row table:style-name="ro1">
          <table:table-cell office:value-type="float" office:value="700.5" calcext:value-type="float">
            <text:p>70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756729429" calcext:value-type="float">
            <text:p>0.052756729429</text:p>
          </table:table-cell>
        </table:table-row>
        <table:table-row table:style-name="ro1">
          <table:table-cell office:value-type="float" office:value="700.6" calcext:value-type="float">
            <text:p>70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0097722187" calcext:value-type="float">
            <text:p>0.0510097722187</text:p>
          </table:table-cell>
        </table:table-row>
        <table:table-row table:style-name="ro1">
          <table:table-cell office:value-type="float" office:value="700.7" calcext:value-type="float">
            <text:p>70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2395038934" calcext:value-type="float">
            <text:p>0.0492395038934</text:p>
          </table:table-cell>
        </table:table-row>
        <table:table-row table:style-name="ro1">
          <table:table-cell office:value-type="float" office:value="700.8" calcext:value-type="float">
            <text:p>70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6896238" calcext:value-type="float">
            <text:p>0.04746896238</text:p>
          </table:table-cell>
        </table:table-row>
        <table:table-row table:style-name="ro1">
          <table:table-cell office:value-type="float" office:value="700.9" calcext:value-type="float">
            <text:p>70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7211926882" calcext:value-type="float">
            <text:p>0.045721192688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731534569" calcext:value-type="float">
            <text:p>0.0439731534569</text:p>
          </table:table-cell>
        </table:table-row>
        <table:table-row table:style-name="ro1">
          <table:table-cell office:value-type="float" office:value="701.1" calcext:value-type="float">
            <text:p>7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946398969" calcext:value-type="float">
            <text:p>0.0430946398969</text:p>
          </table:table-cell>
        </table:table-row>
        <table:table-row table:style-name="ro1">
          <table:table-cell office:value-type="float" office:value="701.2" calcext:value-type="float">
            <text:p>7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162376333" calcext:value-type="float">
            <text:p>0.0422162376333</text:p>
          </table:table-cell>
        </table:table-row>
        <table:table-row table:style-name="ro1">
          <table:table-cell office:value-type="float" office:value="701.3" calcext:value-type="float">
            <text:p>70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379466646" calcext:value-type="float">
            <text:p>0.0413379466646</text:p>
          </table:table-cell>
        </table:table-row>
        <table:table-row table:style-name="ro1">
          <table:table-cell office:value-type="float" office:value="701.4" calcext:value-type="float">
            <text:p>70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597669896" calcext:value-type="float">
            <text:p>0.0404597669896</text:p>
          </table:table-cell>
        </table:table-row>
        <table:table-row table:style-name="ro1">
          <table:table-cell office:value-type="float" office:value="701.5" calcext:value-type="float">
            <text:p>70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816986072" calcext:value-type="float">
            <text:p>0.0395816986072</text:p>
          </table:table-cell>
        </table:table-row>
        <table:table-row table:style-name="ro1">
          <table:table-cell office:value-type="float" office:value="701.6" calcext:value-type="float">
            <text:p>70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119068623" calcext:value-type="float">
            <text:p>0.0387119068623</text:p>
          </table:table-cell>
        </table:table-row>
        <table:table-row table:style-name="ro1">
          <table:table-cell office:value-type="float" office:value="701.7" calcext:value-type="float">
            <text:p>70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188098111" calcext:value-type="float">
            <text:p>0.0378188098111</text:p>
          </table:table-cell>
        </table:table-row>
        <table:table-row table:style-name="ro1">
          <table:table-cell office:value-type="float" office:value="701.8" calcext:value-type="float">
            <text:p>70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2544693" calcext:value-type="float">
            <text:p>0.03692544693</text:p>
          </table:table-cell>
        </table:table-row>
        <table:table-row table:style-name="ro1">
          <table:table-cell office:value-type="float" office:value="701.9" calcext:value-type="float">
            <text:p>70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0548712766" calcext:value-type="float">
            <text:p>0.036054871276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840367229" calcext:value-type="float">
            <text:p>0.0351840367229</text:p>
          </table:table-cell>
        </table:table-row>
        <table:table-row table:style-name="ro1">
          <table:table-cell office:value-type="float" office:value="702.1" calcext:value-type="float">
            <text:p>70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3071631188" calcext:value-type="float">
            <text:p>0.0343071631188</text:p>
          </table:table-cell>
        </table:table-row>
        <table:table-row table:style-name="ro1">
          <table:table-cell office:value-type="float" office:value="702.2" calcext:value-type="float">
            <text:p>7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4303267525" calcext:value-type="float">
            <text:p>0.0334303267525</text:p>
          </table:table-cell>
        </table:table-row>
        <table:table-row table:style-name="ro1">
          <table:table-cell office:value-type="float" office:value="702.3" calcext:value-type="float">
            <text:p>70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535276322" calcext:value-type="float">
            <text:p>0.0325535276322</text:p>
          </table:table-cell>
        </table:table-row>
        <table:table-row table:style-name="ro1">
          <table:table-cell office:value-type="float" office:value="702.4" calcext:value-type="float">
            <text:p>70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767657663" calcext:value-type="float">
            <text:p>0.0316767657663</text:p>
          </table:table-cell>
        </table:table-row>
        <table:table-row table:style-name="ro1">
          <table:table-cell office:value-type="float" office:value="702.5" calcext:value-type="float">
            <text:p>70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000411632" calcext:value-type="float">
            <text:p>0.0308000411632</text:p>
          </table:table-cell>
        </table:table-row>
        <table:table-row table:style-name="ro1">
          <table:table-cell office:value-type="float" office:value="702.6" calcext:value-type="float">
            <text:p>70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359664143" calcext:value-type="float">
            <text:p>0.0299359664143</text:p>
          </table:table-cell>
        </table:table-row>
        <table:table-row table:style-name="ro1">
          <table:table-cell office:value-type="float" office:value="702.7" calcext:value-type="float">
            <text:p>70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0711899352" calcext:value-type="float">
            <text:p>0.0290711899352</text:p>
          </table:table-cell>
        </table:table-row>
        <table:table-row table:style-name="ro1">
          <table:table-cell office:value-type="float" office:value="702.8" calcext:value-type="float">
            <text:p>70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2057117814" calcext:value-type="float">
            <text:p>0.0282057117814</text:p>
          </table:table-cell>
        </table:table-row>
        <table:table-row table:style-name="ro1">
          <table:table-cell office:value-type="float" office:value="702.9" calcext:value-type="float">
            <text:p>70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164411875" calcext:value-type="float">
            <text:p>0.027316441187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264505833" calcext:value-type="float">
            <text:p>0.0264264505833</text:p>
          </table:table-cell>
        </table:table-row>
        <table:table-row table:style-name="ro1">
          <table:table-cell office:value-type="float" office:value="703.1" calcext:value-type="float">
            <text:p>70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72479163" calcext:value-type="float">
            <text:p>0.025572479163</text:p>
          </table:table-cell>
        </table:table-row>
        <table:table-row table:style-name="ro1">
          <table:table-cell office:value-type="float" office:value="703.2" calcext:value-type="float">
            <text:p>70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168738123" calcext:value-type="float">
            <text:p>0.0247168738123</text:p>
          </table:table-cell>
        </table:table-row>
        <table:table-row table:style-name="ro1">
          <table:table-cell office:value-type="float" office:value="703.3" calcext:value-type="float">
            <text:p>70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596341472" calcext:value-type="float">
            <text:p>0.0238596341472</text:p>
          </table:table-cell>
        </table:table-row>
        <table:table-row table:style-name="ro1">
          <table:table-cell office:value-type="float" office:value="703.4" calcext:value-type="float">
            <text:p>70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007597838" calcext:value-type="float">
            <text:p>0.0230007597838</text:p>
          </table:table-cell>
        </table:table-row>
        <table:table-row table:style-name="ro1">
          <table:table-cell office:value-type="float" office:value="703.5" calcext:value-type="float">
            <text:p>70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402503384" calcext:value-type="float">
            <text:p>0.0221402503384</text:p>
          </table:table-cell>
        </table:table-row>
        <table:table-row table:style-name="ro1">
          <table:table-cell office:value-type="float" office:value="703.6" calcext:value-type="float">
            <text:p>70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602957555" calcext:value-type="float">
            <text:p>0.0212602957555</text:p>
          </table:table-cell>
        </table:table-row>
        <table:table-row table:style-name="ro1">
          <table:table-cell office:value-type="float" office:value="703.7" calcext:value-type="float">
            <text:p>70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80179863" calcext:value-type="float">
            <text:p>0.020380179863</text:p>
          </table:table-cell>
        </table:table-row>
        <table:table-row table:style-name="ro1">
          <table:table-cell office:value-type="float" office:value="703.8" calcext:value-type="float">
            <text:p>70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999026828" calcext:value-type="float">
            <text:p>0.0194999026828</text:p>
          </table:table-cell>
        </table:table-row>
        <table:table-row table:style-name="ro1">
          <table:table-cell office:value-type="float" office:value="703.9" calcext:value-type="float">
            <text:p>70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194642366" calcext:value-type="float">
            <text:p>0.018619464236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388645461" calcext:value-type="float">
            <text:p>0.0177388645461</text:p>
          </table:table-cell>
        </table:table-row>
        <table:table-row table:style-name="ro1">
          <table:table-cell office:value-type="float" office:value="704.1" calcext:value-type="float">
            <text:p>70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32163173" calcext:value-type="float">
            <text:p>0.016832163173</text:p>
          </table:table-cell>
        </table:table-row>
        <table:table-row table:style-name="ro1">
          <table:table-cell office:value-type="float" office:value="704.2" calcext:value-type="float">
            <text:p>70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255891454" calcext:value-type="float">
            <text:p>0.0159255891454</text:p>
          </table:table-cell>
        </table:table-row>
        <table:table-row table:style-name="ro1">
          <table:table-cell office:value-type="float" office:value="704.3" calcext:value-type="float">
            <text:p>70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0423559711" calcext:value-type="float">
            <text:p>0.0150423559711</text:p>
          </table:table-cell>
        </table:table-row>
        <table:table-row table:style-name="ro1">
          <table:table-cell office:value-type="float" office:value="704.4" calcext:value-type="float">
            <text:p>7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59246869" calcext:value-type="float">
            <text:p>0.014159246869</text:p>
          </table:table-cell>
        </table:table-row>
        <table:table-row table:style-name="ro1">
          <table:table-cell office:value-type="float" office:value="704.5" calcext:value-type="float">
            <text:p>7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762618349" calcext:value-type="float">
            <text:p>0.0132762618349</text:p>
          </table:table-cell>
        </table:table-row>
        <table:table-row table:style-name="ro1">
          <table:table-cell office:value-type="float" office:value="704.6" calcext:value-type="float">
            <text:p>70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934008644" calcext:value-type="float">
            <text:p>0.0123934008644</text:p>
          </table:table-cell>
        </table:table-row>
        <table:table-row table:style-name="ro1">
          <table:table-cell office:value-type="float" office:value="704.7" calcext:value-type="float">
            <text:p>70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106639532" calcext:value-type="float">
            <text:p>0.0115106639532</text:p>
          </table:table-cell>
        </table:table-row>
        <table:table-row table:style-name="ro1">
          <table:table-cell office:value-type="float" office:value="704.8" calcext:value-type="float">
            <text:p>70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28051097" calcext:value-type="float">
            <text:p>0.010628051097</text:p>
          </table:table-cell>
        </table:table-row>
        <table:table-row table:style-name="ro1">
          <table:table-cell office:value-type="float" office:value="704.9" calcext:value-type="float">
            <text:p>70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4556229155" calcext:value-type="float">
            <text:p>0.009745562291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86319753245" calcext:value-type="float">
            <text:p>0.00886319753245</text:p>
          </table:table-cell>
        </table:table-row>
        <table:table-row table:style-name="ro1">
          <table:table-cell office:value-type="float" office:value="705.1" calcext:value-type="float">
            <text:p>70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21452853" calcext:value-type="float">
            <text:p>0.0079821452853</text:p>
          </table:table-cell>
        </table:table-row>
        <table:table-row table:style-name="ro1">
          <table:table-cell office:value-type="float" office:value="705.2" calcext:value-type="float">
            <text:p>70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0095442762" calcext:value-type="float">
            <text:p>0.00710095442762</text:p>
          </table:table-cell>
        </table:table-row>
        <table:table-row table:style-name="ro1">
          <table:table-cell office:value-type="float" office:value="705.3" calcext:value-type="float">
            <text:p>70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9641742874" calcext:value-type="float">
            <text:p>0.00619641742874</text:p>
          </table:table-cell>
        </table:table-row>
        <table:table-row table:style-name="ro1">
          <table:table-cell office:value-type="float" office:value="705.4" calcext:value-type="float">
            <text:p>70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9173822526" calcext:value-type="float">
            <text:p>0.00529173822526</text:p>
          </table:table-cell>
        </table:table-row>
        <table:table-row table:style-name="ro1">
          <table:table-cell office:value-type="float" office:value="705.5" calcext:value-type="float">
            <text:p>70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1012804325" calcext:value-type="float">
            <text:p>0.00441012804325</text:p>
          </table:table-cell>
        </table:table-row>
        <table:table-row table:style-name="ro1">
          <table:table-cell office:value-type="float" office:value="705.6" calcext:value-type="float">
            <text:p>70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2911827963" calcext:value-type="float">
            <text:p>0.00352911827963</text:p>
          </table:table-cell>
        </table:table-row>
        <table:table-row table:style-name="ro1">
          <table:table-cell office:value-type="float" office:value="705.7" calcext:value-type="float">
            <text:p>70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4760065519" calcext:value-type="float">
            <text:p>0.00264760065519</text:p>
          </table:table-cell>
        </table:table-row>
        <table:table-row table:style-name="ro1">
          <table:table-cell office:value-type="float" office:value="705.8" calcext:value-type="float">
            <text:p>70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6557510813" calcext:value-type="float">
            <text:p>0.00176557510813</text:p>
          </table:table-cell>
        </table:table-row>
        <table:table-row table:style-name="ro1">
          <table:table-cell office:value-type="float" office:value="705.9" calcext:value-type="float">
            <text:p>70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3041576708" calcext:value-type="float">
            <text:p>0.00088304157670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20:09:02.804399543</meta:creation-date>
    <dc:date>2021-02-04T20:09:53.782659407</dc:date>
    <meta:editing-duration>PT51S</meta:editing-duration>
    <meta:editing-cycles>1</meta:editing-cycles>
    <meta:document-statistic meta:table-count="1" meta:cell-count="16048" meta:object-count="0"/>
    <meta:generator>LibreOffice/7.0.4.2$Linux_X86_64 LibreOffice_project/00$Build-2</meta:generator>
  </office:meta>
</office:document-meta>
</file>